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58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@!00(29720) ^data.trainers.stats[structType.trainerStructType class.data.trainers.classes.names introMusicAndGender.|t|music:::.encountersongs|female. sprite.graphics.trainers.sprites.front name""12 prizeMoney|=4*(data.trainers.money/class=class)/moneyrate*pokemon/last/level item1:data.items.stats item2:data.items.stats item3:data.items.stats item4:data.items.stats doubleBattle::doublebattleflag ai|b[]traineraibits | pokemonCount:: pokemon&lt;`tpt`&gt;]743 Normal, "\pk\mn TRAINER", (boy00 false), 0, "", ????????, ????????, ????????, ????????, Single, - /, 0, &lt;null&gt;</text:p>
          </table:table-cell>
        </table:table-row>
        <table:table-row table:style-name="ro1">
          <table:table-cell office:value-type="string">
            <text:p>+#~2#, Normal, "AQUA LEADER", (rocket06 false), 0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3#, Normal, "TEAM AQUA", (rocket06 false), 1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4#, Normal, "TEAM AQUA", (rocket06 false), 2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5#, Normal, "AROMA LADY", (girl01 false), 3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6#, Normal, "RUIN MANIAC", (boy0B false), 4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7#, Normal, INTERVIEWER, (boy0C false), 5, "", ????????, ????????, ????????, ????????, Double, - CheckBadMove /, 1, @{ 0, 5, EKANS, 0 @}</text:p>
          </table:table-cell>
        </table:table-row>
        <table:table-row table:style-name="ro1">
          <table:table-cell office:value-type="string">
            <text:p>+#~8#, Normal, TUBER, (girl02 false), 6, "", ????????, ????????, ????????, ????????, Single, - CheckBadMove /, 1, @{ 0, 38, STARMIE, 0 @}</text:p>
          </table:table-cell>
        </table:table-row>
        <table:table-row table:style-name="ro1">
          <table:table-cell office:value-type="string">
            <text:p>+#~9#, Normal, TUBER~2, (boy00 false), 7, "", ????????, ????????, ????????, ????????, Single, - CheckBadMove /, 1, @{ 0, 38, STARMIE, 0 @}</text:p>
          </table:table-cell>
        </table:table-row>
        <table:table-row table:style-name="ro1">
          <table:table-cell office:value-type="string">
            <text:p>+#~10#, Normal, COOLTRAINER, (boy05 false), 8, "", ????????, ????????, ????????, ????????, Single, - CheckBadMove TryToKO CheckViability /, 1, @{ 100, 5, EKANS, 0 @}</text:p>
          </table:table-cell>
        </table:table-row>
        <table:table-row table:style-name="ro1">
          <table:table-cell office:value-type="string">
            <text:p>+#~11#, Normal, COOLTRAINER, (boy05 false), 9, "", ????????, ????????, ????????, ????????, Single, - CheckBadMove TryToKO CheckViability /, 1, @{ 100, 5, EKANS, 0 @}</text:p>
          </table:table-cell>
        </table:table-row>
        <table:table-row table:style-name="ro1">
          <table:table-cell office:value-type="string">
            <text:p>+#~12#, Normal, "HEX MANIAC", (rocket03 false), 10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13#, Normal, LADY, (girl01 false), 11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14#, Normal, BEAUTY, (girl01 false), 12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15#, Normal, "RICH BOY", (boy0D false), 13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16#, Normal, POKéMANIAC, (rocket03 false), 14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17#, Normal, SWIMMER\sm, (girl01 false), 15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18#, Normal, "BLACK BELT", (boy04 false), 16, "", ????????, ????????, ????????, ????????, Single, - CheckBadMove /, 1, @{ 100, 5, EKANS, 0 @}</text:p>
          </table:table-cell>
        </table:table-row>
        <table:table-row table:style-name="ro1">
          <table:table-cell office:value-type="string">
            <text:p>+#~19#, Normal, GUITARIST, (boy04 false), 17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20#, Normal, KINDLER, (boy0B false), 18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21#, Normal, CAMPER, (boy00 false), 19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22#, Normal, "BUG MANIAC", (rocket03 false), 20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23#, Normal, PSYCHIC, (boy04 false), 21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24#, Normal, PSYCHIC, (boy04 false), 22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25#, Normal, GENTLEMAN, (boy0D false), 23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SIDNEY#, Normal, "ELITE FOUR", (boy0A false), 24, "SIDNEY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PHOEBE#, Normal, "ELITE FOUR", (boy0A false), 25, "PHOEBE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ROXANNE#, Normal, LEADER, (girl01 false), 26, "ROXANNE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BRAWLY#, Normal, LEADER, (boy00 false), 27, "BRAWLY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TATE&amp;LIZA#, Normal, LEADER, (girl01 false), 28, "TATE&amp;LIZA", ????????, ????????, ????????, ????????, Double, - CheckBadMove /, 1, @{ 0, 5, EKANS, 0 @}</text:p>
          </table:table-cell>
        </table:table-row>
        <table:table-row table:style-name="ro1">
          <table:table-cell office:value-type="string">
            <text:p>+#~26#, Normal, "SCHOOL KID", (boy00 false), 29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27#, Normal, "SCHOOL KID", (boy00 false), 30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28#, Normal, "SR. AND JR.", (girl09 false), 31, "", ????????, ????????, ????????, ????????, Double, - CheckBadMove /, 1, @{ 0, 5, EKANS, 0 @}</text:p>
          </table:table-cell>
        </table:table-row>
        <table:table-row table:style-name="ro1">
          <table:table-cell office:value-type="string">
            <text:p>+#~29#, Normal, POKéFAN, (girl09 false), 32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30#, Normal, POKéFAN, (girl09 false), 33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31#, Normal, EXPERT, (boy04 false), 34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32#, Normal, EXPERT, (boy04 false), 35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33#, Normal, YOUNGSTER, (boy00 false), 36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34#, Normal, CHAMPION, (boy00 false), 37, "", ????????, ????????, ????????, ????????, Single, - CheckBadMove TryToKO CheckViability /, 1, @{ 0, 5, EKANS, 0 @}</text:p>
          </table:table-cell>
        </table:table-row>
        <table:table-row table:style-name="ro1">
          <table:table-cell office:value-type="string">
            <text:p>+#~35#, Normal, FISHERMAN, (boy0B false), 38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36#, Normal, TRIATHLETE, (boy00 false), 39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37#, Normal, TRIATHLETE, (girl01 false), 40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38#, Normal, TRIATHLETE, (boy00 false), 41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39#, Normal, TRIATHLETE, (girl01 false), 42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40#, Normal, TRIATHLETE, (boy00 false), 43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41#, Normal, TRIATHLETE, (girl01 false), 44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42#, Normal, "DRAGON TAMER", (boy04 false), 45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43#, Normal, "BIRD KEEPER", (boy05 false), 46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44#, Normal, "NINJA BOY", (rocket03 false), 47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45#, Normal, "BATTLE GIRL", (boy04 false), 48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46#, Normal, "PARASOL LADY", (girl01 false), 49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47#, Normal, SWIMMER\sf, (girl01 false), 50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48#, Normal, PICNICKER, (girl02 false), 51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49#, Normal, TWINS, (girl09 false), 52, "", ????????, ????????, ????????, ????????, Double, - CheckBadMove /, 1, @{ 0, 5, EKANS, 0 @}</text:p>
          </table:table-cell>
        </table:table-row>
        <table:table-row table:style-name="ro1">
          <table:table-cell office:value-type="string">
            <text:p>+#~50#, Normal, SAILOR, (boy00 false), 53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51#, Normal, BOARDER, (boy00 false), 36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52#, Normal, BOARDER, (boy00 false), 36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53#, Normal, COLLECTOR, (rocket03 false), 54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54#, Normal, "\pk\mn TRAINER~3", (boy00 false), 55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55#, Normal, "\pk\mn TRAINER~3", (boy00 false), 56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56#, Normal, "\pk\mn TRAINER~3", (boy00 false), 56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57#, Normal, "\pk\mn TRAINER~3", (boy00 false), 56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58#, Normal, "\pk\mn TRAINER~3", (girl01 false), 57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59#, Normal, "\pk\mn TRAINER~3", (girl01 false), 57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60#, Normal, "\pk\mn TRAINER~3", (girl01 false), 57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61#, Normal, "\pk\mn BREEDER", (boy00 false), 58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62#, Normal, "\pk\mn BREEDER", (girl01 false), 59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63#, Normal, "\pk\mn RANGER", (boy05 false), 60, "", ????????, ????????, ????????, ????????, Single, - CheckBadMove TryToKO CheckViability /, 1, @{ 100, 5, EKANS, 0 @}</text:p>
          </table:table-cell>
        </table:table-row>
        <table:table-row table:style-name="ro1">
          <table:table-cell office:value-type="string">
            <text:p>+#~64#, Normal, "\pk\mn RANGER", (boy05 false), 61, "", ????????, ????????, ????????, ????????, Single, - CheckBadMove TryToKO CheckViability /, 1, @{ 100, 5, EKANS, 0 @}</text:p>
          </table:table-cell>
        </table:table-row>
        <table:table-row table:style-name="ro1">
          <table:table-cell office:value-type="string">
            <text:p>+#~65#, Normal, "MAGMA LEADER", (rocket07 false), 62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66#, Normal, "TEAM MAGMA", (rocket07 false), 63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67#, Normal, "TEAM MAGMA", (rocket07 false), 64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68#, Normal, LASS, (girl01 false), 65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69#, Normal, "BUG CATCHER", (boy00 false), 66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70#, Normal, HIKER, (boy0B false), 67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71#, Normal, "YOUNG COUPLE", (girl02 false), 68, "", ????????, ????????, ????????, ????????, Double, - CheckBadMove /, 2, @{ 0, 5, EKANS, 0</text:p>
          </table:table-cell>
        </table:table-row>
        <table:table-row table:style-name="ro1">
          <table:table-cell office:value-type="string">
            <text:p>+0, 5, EKANS, 0 @}</text:p>
          </table:table-cell>
        </table:table-row>
        <table:table-row table:style-name="ro1">
          <table:table-cell office:value-type="string">
            <text:p>+#~72#, Normal, "OLD COUPLE", (boy04 false), 69, "", ????????, ????????, ????????, ????????, Double, - CheckBadMove /, 1, @{ 0, 5, EKANS, 0 @}</text:p>
          </table:table-cell>
        </table:table-row>
        <table:table-row table:style-name="ro1">
          <table:table-cell office:value-type="string">
            <text:p>+#~73#, Normal, "SIS AND BRO", (boy08 false), 70, "", ????????, ????????, ????????, ????????, Double, - CheckBadMove /, 1, @{ 0, 5, EKANS, 0 @}</text:p>
          </table:table-cell>
        </table:table-row>
        <table:table-row table:style-name="ro1">
          <table:table-cell office:value-type="string">
            <text:p>+#MATT#, Normal, "AQUA ADMIN", (rocket06 false), 71, "MATT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SHELLY#, Normal, "AQUA ADMIN", (rocket06 false), 72, "SHELLY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TABITHA#, Normal, "MAGMA ADMIN", (rocket07 false), 73, "TABITHA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COURTNEY#, Normal, "MAGMA ADMIN", (rocket07 false), 74, "COURTNEY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WATTSON#, Normal, LEADER, (boy00 false), 75, "WATTSON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FLANNERY#, Normal, LEADER, (girl01 false), 76, "FLANNERY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NORMAN#, Normal, LEADER, (boy00 false), 77, "NORMAN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WINONA#, Normal, LEADER, (girl01 false), 78, "WINONA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WALLACE#, Normal, LEADER, (boy00 false), 79, "WALLACE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GLACIA#, Normal, "ELITE FOUR", (boy0A false), 80, "GLACIA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DRAKE#, Normal, "ELITE FOUR", (boy0A false), 81, "DRAKE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BEN#, Normal, YOUNGSTER~2, (boy00 false), 82, "BEN", ????????, ????????, ????????, ????????, Single, - CheckBadMove /, 2, @{ 0, 13, RATTATA, 0</text:p>
          </table:table-cell>
        </table:table-row>
        <table:table-row table:style-name="ro1">
          <table:table-cell office:value-type="string">
            <text:p>+0, 13, EKANS, 0 @}</text:p>
          </table:table-cell>
        </table:table-row>
        <table:table-row table:style-name="ro1">
          <table:table-cell office:value-type="string">
            <text:p>+#CALVIN#, Normal, YOUNGSTER~2, (boy00 false), 82, "CALVIN", ????????, ????????, ????????, ????????, Single, - CheckBadMove /, 1, @{ 0, 17, SPEAROW, 0 @}</text:p>
          </table:table-cell>
        </table:table-row>
        <table:table-row table:style-name="ro1">
          <table:table-cell office:value-type="string">
            <text:p>+#JOSH#, Normal, YOUNGSTER~2, (boy00 false), 82, "JOSH", ????????, ????????, ????????, ????????, Single, - CheckBadMove /, 3, @{ 0, 12, RATTATA, 0</text:p>
          </table:table-cell>
        </table:table-row>
        <table:table-row table:style-name="ro1">
          <table:table-cell office:value-type="string">
            <text:p>+0, 12, KRABBY, 0</text:p>
          </table:table-cell>
        </table:table-row>
        <table:table-row table:style-name="ro1">
          <table:table-cell office:value-type="string">
            <text:p>+0, 12, ZUBAT, 0 @}</text:p>
          </table:table-cell>
        </table:table-row>
        <table:table-row table:style-name="ro1">
          <table:table-cell office:value-type="string">
            <text:p>+#TIMMY#, Normal, YOUNGSTER~2, (boy00 false), 82, "TIMMY", ????????, ????????, ????????, ????????, Single, - CheckBadMove /, 2, @{ 0, 17, SANDSHREW, 0</text:p>
          </table:table-cell>
        </table:table-row>
        <table:table-row table:style-name="ro1">
          <table:table-cell office:value-type="string">
            <text:p>+0, 17, EKANS, 0 @}</text:p>
          </table:table-cell>
        </table:table-row>
        <table:table-row table:style-name="ro1">
          <table:table-cell office:value-type="string">
            <text:p>+#JOEY#, Normal, YOUNGSTER~2, (boy00 false), 82, "JOEY", ????????, ????????, ????????, ????????, Single, - CheckBadMove /, 2, @{ 0, 18, RATICATE, 0</text:p>
          </table:table-cell>
        </table:table-row>
        <table:table-row table:style-name="ro1">
          <table:table-cell office:value-type="string">
            <text:p>+0, 16, DRATINI, 0 @}</text:p>
          </table:table-cell>
        </table:table-row>
        <table:table-row table:style-name="ro1">
          <table:table-cell office:value-type="string">
            <text:p>+#DAN#, Normal, YOUNGSTER~2, (boy00 false), 82, "DAN", ????????, ????????, ????????, ????????, Single, - CheckBadMove /, 2, @{ 0, 19, SLOWPOKE, 0</text:p>
          </table:table-cell>
        </table:table-row>
        <table:table-row table:style-name="ro1">
          <table:table-cell office:value-type="string">
            <text:p>+0, 19, KANGAKID, 0 @}</text:p>
          </table:table-cell>
        </table:table-row>
        <table:table-row table:style-name="ro1">
          <table:table-cell office:value-type="string">
            <text:p>+#CHAD#, Normal, YOUNGSTER~2, (boy00 false), 82, "CHAD", ????????, ????????, ????????, ????????, Single, - CheckBadMove /, 2, @{ 0, 17, EKANS, 0</text:p>
          </table:table-cell>
        </table:table-row>
        <table:table-row table:style-name="ro1">
          <table:table-cell office:value-type="string">
            <text:p>+0, 17, SANDSHREW, 0 @}</text:p>
          </table:table-cell>
        </table:table-row>
        <table:table-row table:style-name="ro1">
          <table:table-cell office:value-type="string">
            <text:p>+#TYLER#, Normal, YOUNGSTER~2, (boy00 false), 82, "TYLER", ????????, ????????, ????????, ????????, Single, - CheckBadMove /, 1, @{ 0, 26, NIDOKING, 0 @}</text:p>
          </table:table-cell>
        </table:table-row>
        <table:table-row table:style-name="ro1">
          <table:table-cell office:value-type="string">
            <text:p>+#EDDIE#, Normal, YOUNGSTER~2, (boy00 false), 82, "EDDIE", ????????, ????????, ????????, ????????, Single, - CheckBadMove /, 2, @{ 0, 23, ARBOK, 0</text:p>
          </table:table-cell>
        </table:table-row>
        <table:table-row table:style-name="ro1">
          <table:table-cell office:value-type="string">
            <text:p>+0, 23, ELECTABUZZ, 0 @}</text:p>
          </table:table-cell>
        </table:table-row>
        <table:table-row table:style-name="ro1">
          <table:table-cell office:value-type="string">
            <text:p>+#DILLON#, Normal, YOUNGSTER~2, (boy00 false), 82, "DILLON", ????????, ????????, ????????, ????????, Single, - CheckBadMove /, 2, @{ 0, 24, SANDSLASH, 0</text:p>
          </table:table-cell>
        </table:table-row>
        <table:table-row table:style-name="ro1">
          <table:table-cell office:value-type="string">
            <text:p>+0, 24, GOLBAT, 0 @}</text:p>
          </table:table-cell>
        </table:table-row>
        <table:table-row table:style-name="ro1">
          <table:table-cell office:value-type="string">
            <text:p>+#YASU#, Normal, YOUNGSTER~2, (boy00 false), 82, "YASU", ????????, ????????, ????????, ????????, Single, - CheckBadMove /, 3, @{ 0, 21, EEVEE, 0</text:p>
          </table:table-cell>
        </table:table-row>
        <table:table-row table:style-name="ro1">
          <table:table-cell office:value-type="string">
            <text:p>+0, 21, RATICATE, 0</text:p>
          </table:table-cell>
        </table:table-row>
        <table:table-row table:style-name="ro1">
          <table:table-cell office:value-type="string">
            <text:p>+0, 21, FARFETCH'D, 0 @}</text:p>
          </table:table-cell>
        </table:table-row>
        <table:table-row table:style-name="ro1">
          <table:table-cell office:value-type="string">
            <text:p>+#DAVE#, Normal, YOUNGSTER~2, (boy00 false), 82, "DAVE", ????????, ????????, ????????, ????????, Single, - CheckBadMove /, 2, @{ 0, 23, NIDORAN\sm, 0</text:p>
          </table:table-cell>
        </table:table-row>
        <table:table-row table:style-name="ro1">
          <table:table-cell office:value-type="string">
            <text:p>+0, 23, NIDORINO, 0 @}</text:p>
          </table:table-cell>
        </table:table-row>
        <table:table-row table:style-name="ro1">
          <table:table-cell office:value-type="string">
            <text:p>+#BEN~2#, Normal, YOUNGSTER~2, (boy00 false), 82, "BEN", ????????, ????????, ????????, ????????, Single, - CheckBadMove /, 2, @{ 20, 17, RATTATA, 0</text:p>
          </table:table-cell>
        </table:table-row>
        <table:table-row table:style-name="ro1">
          <table:table-cell office:value-type="string">
            <text:p>+20, 17, EKANS, 0 @}</text:p>
          </table:table-cell>
        </table:table-row>
        <table:table-row table:style-name="ro1">
          <table:table-cell office:value-type="string">
            <text:p>+#RICK#, Normal, "BUG CATCHER~2", (boy00 false), 83, "RICK", ????????, ????????, ????????, ????????, Single, - CheckBadMove /, 2, @{ 0, 7, WEEDLE, 0</text:p>
          </table:table-cell>
        </table:table-row>
        <table:table-row table:style-name="ro1">
          <table:table-cell office:value-type="string">
            <text:p>+0, 7, CATERPIE, 0 @}</text:p>
          </table:table-cell>
        </table:table-row>
        <table:table-row table:style-name="ro1">
          <table:table-cell office:value-type="string">
            <text:p>+#DOUG#, Normal, "BUG CATCHER~2", (boy00 false), 83, "DOUG", ????????, ????????, ????????, ????????, Single, - CheckBadMove /, 3, @{ 0, 8, WEEDLE, 0</text:p>
          </table:table-cell>
        </table:table-row>
        <table:table-row table:style-name="ro1">
          <table:table-cell office:value-type="string">
            <text:p>+0, 8, KAKUNA, 0</text:p>
          </table:table-cell>
        </table:table-row>
        <table:table-row table:style-name="ro1">
          <table:table-cell office:value-type="string">
            <text:p>+0, 8, VENONAT, 0 @}</text:p>
          </table:table-cell>
        </table:table-row>
        <table:table-row table:style-name="ro1">
          <table:table-cell office:value-type="string">
            <text:p>+#SAMMY#, Normal, "BUG CATCHER~2", (boy00 false), 83, "SAMMY", ????????, ????????, ????????, ????????, Single, - CheckBadMove /, 1, @{ 0, 10, KAKUNA, 0 @}</text:p>
          </table:table-cell>
        </table:table-row>
        <table:table-row table:style-name="ro1">
          <table:table-cell office:value-type="string">
            <text:p>+#COLTON#, Normal, "BUG CATCHER~2", (boy00 false), 83, "COLTON", ????????, ????????, ????????, ????????, Single, - CheckBadMove /, 3, @{ 0, 12, BUTTERFREE, 0</text:p>
          </table:table-cell>
        </table:table-row>
        <table:table-row table:style-name="ro1">
          <table:table-cell office:value-type="string">
            <text:p>+0, 12, BEEDRILL, 0</text:p>
          </table:table-cell>
        </table:table-row>
        <table:table-row table:style-name="ro1">
          <table:table-cell office:value-type="string">
            <text:p>+0, 12, PARAS, 0 @}</text:p>
          </table:table-cell>
        </table:table-row>
        <table:table-row table:style-name="ro1">
          <table:table-cell office:value-type="string">
            <text:p>+#GREG#, Normal, "BUG CATCHER~2", (boy00 false), 83, "GREG", ????????, ????????, ????????, ????????, Single, - CheckBadMove /, 4, @{ 0, 11, KAKUNA, 0</text:p>
          </table:table-cell>
        </table:table-row>
        <table:table-row table:style-name="ro1">
          <table:table-cell office:value-type="string">
            <text:p>+0, 11, BEEDRILL, 0</text:p>
          </table:table-cell>
        </table:table-row>
        <table:table-row table:style-name="ro1">
          <table:table-cell office:value-type="string">
            <text:p>+0, 11, METAPOD, 0</text:p>
          </table:table-cell>
        </table:table-row>
        <table:table-row table:style-name="ro1">
          <table:table-cell office:value-type="string">
            <text:p>+0, 11, BUTTERFREE, 0 @}</text:p>
          </table:table-cell>
        </table:table-row>
        <table:table-row table:style-name="ro1">
          <table:table-cell office:value-type="string">
            <text:p>+#JAMES#, Normal, "BUG CATCHER~2", (boy00 false), 83, "JAMES", ????????, ????????, ????????, ????????, Single, - CheckBadMove /, 2, @{ 0, 13, CATERPIE, 0</text:p>
          </table:table-cell>
        </table:table-row>
        <table:table-row table:style-name="ro1">
          <table:table-cell office:value-type="string">
            <text:p>+0, 13, BUTTERFREE, 0 @}</text:p>
          </table:table-cell>
        </table:table-row>
        <table:table-row table:style-name="ro1">
          <table:table-cell office:value-type="string">
            <text:p>+#KENT#, Normal, "BUG CATCHER~2", (boy00 false), 83, "KENT", ????????, ????????, ????????, ????????, Single, - CheckBadMove /, 2, @{ 0, 13, WEEDLE, 0</text:p>
          </table:table-cell>
        </table:table-row>
        <table:table-row table:style-name="ro1">
          <table:table-cell office:value-type="string">
            <text:p>+0, 13, BEEDRILL, 0 @}</text:p>
          </table:table-cell>
        </table:table-row>
        <table:table-row table:style-name="ro1">
          <table:table-cell office:value-type="string">
            <text:p>+#ROBBY#, Normal, "BUG CATCHER~2", (boy00 false), 83, "ROBBY", ????????, ????????, ????????, ????????, Single, - CheckBadMove /, 3, @{ 0, 12, CATERPIE, 0</text:p>
          </table:table-cell>
        </table:table-row>
        <table:table-row table:style-name="ro1">
          <table:table-cell office:value-type="string">
            <text:p>+0, 12, METAPOD, 0</text:p>
          </table:table-cell>
        </table:table-row>
        <table:table-row table:style-name="ro1">
          <table:table-cell office:value-type="string">
            <text:p>+0, 12, BUTTERFREE, 0 @}</text:p>
          </table:table-cell>
        </table:table-row>
        <table:table-row table:style-name="ro1">
          <table:table-cell office:value-type="string">
            <text:p>+#CALE#, Normal, "BUG CATCHER~2", (boy00 false), 83, "CALE", ????????, ????????, ????????, ????????, Single, - CheckBadMove /, 4, @{ 0, 12, BUTTERFREE, 0</text:p>
          </table:table-cell>
        </table:table-row>
        <table:table-row table:style-name="ro1">
          <table:table-cell office:value-type="string">
            <text:p>+0, 12, BEEDRILL, 0</text:p>
          </table:table-cell>
        </table:table-row>
        <table:table-row table:style-name="ro1">
          <table:table-cell office:value-type="string">
            <text:p>+0, 12, PARAS, 0</text:p>
          </table:table-cell>
        </table:table-row>
        <table:table-row table:style-name="ro1">
          <table:table-cell office:value-type="string">
            <text:p>+0, 12, VENONAT, 0 @}</text:p>
          </table:table-cell>
        </table:table-row>
        <table:table-row table:style-name="ro1">
          <table:table-cell office:value-type="string">
            <text:p>+#KEIGO#, Normal, "BUG CATCHER~2", (boy00 false), 83, "KEIGO", ????????, ????????, ????????, ????????, Single, - CheckBadMove /, 3, @{ 0, 20, BEEDRILL, 0</text:p>
          </table:table-cell>
        </table:table-row>
        <table:table-row table:style-name="ro1">
          <table:table-cell office:value-type="string">
            <text:p>+0, 20, BUTTERFREE, 0</text:p>
          </table:table-cell>
        </table:table-row>
        <table:table-row table:style-name="ro1">
          <table:table-cell office:value-type="string">
            <text:p>+0, 20, SCYTHER, 0 @}</text:p>
          </table:table-cell>
        </table:table-row>
        <table:table-row table:style-name="ro1">
          <table:table-cell office:value-type="string">
            <text:p>+#ELIJAH#, Normal, "BUG CATCHER~2", (boy00 false), 83, "ELIJAH", ????????, ????????, ????????, ????????, Single, - CheckBadMove /, 1, @{ 0, 24, BUTTEFLARE, 0 @}</text:p>
          </table:table-cell>
        </table:table-row>
        <table:table-row table:style-name="ro1">
          <table:table-cell office:value-type="string">
            <text:p>+#~74#, Normal, "BUG CATCHER~2", (boy00 false), 83, "", ????????, ????????, ????????, ????????, Single, - CheckBadMove /, 3, @{ 0, 18, METAPOD, 0</text:p>
          </table:table-cell>
        </table:table-row>
        <table:table-row table:style-name="ro1">
          <table:table-cell office:value-type="string">
            <text:p>+0, 18, CATERPIE, 0</text:p>
          </table:table-cell>
        </table:table-row>
        <table:table-row table:style-name="ro1">
          <table:table-cell office:value-type="string">
            <text:p>+0, 18, VENONAT, 0 @}</text:p>
          </table:table-cell>
        </table:table-row>
        <table:table-row table:style-name="ro1">
          <table:table-cell office:value-type="string">
            <text:p>+#BRENT#, Normal, "BUG CATCHER~2", (boy00 false), 83, "BRENT", ????????, ????????, ????????, ????????, Single, - CheckBadMove /, 2, @{ 0, 26, BEEDRILL, 0</text:p>
          </table:table-cell>
        </table:table-row>
        <table:table-row table:style-name="ro1">
          <table:table-cell office:value-type="string">
            <text:p>+0, 26, BEEBRUTE, 0 @}</text:p>
          </table:table-cell>
        </table:table-row>
        <table:table-row table:style-name="ro1">
          <table:table-cell office:value-type="string">
            <text:p>+#CONNER#, Normal, "BUG CATCHER~2", (boy00 false), 83, "CONNER", ????????, ????????, ????????, ????????, Single, - CheckBadMove /, 3, @{ 0, 26, BUTTEFLARE, 0</text:p>
          </table:table-cell>
        </table:table-row>
        <table:table-row table:style-name="ro1">
          <table:table-cell office:value-type="string">
            <text:p>+0, 26, BEEBRUTE, 0</text:p>
          </table:table-cell>
        </table:table-row>
        <table:table-row table:style-name="ro1">
          <table:table-cell office:value-type="string">
            <text:p>+0, 26, VENOMOTH, 0 @}</text:p>
          </table:table-cell>
        </table:table-row>
        <table:table-row table:style-name="ro1">
          <table:table-cell office:value-type="string">
            <text:p>+#JANICE#, Normal, LASS~2, (girl01 true), 84, "JANICE", ????????, ????????, ????????, ????????, Single, - CheckBadMove /, 2, @{ 0, 11, PIDGEY, 0</text:p>
          </table:table-cell>
        </table:table-row>
        <table:table-row table:style-name="ro1">
          <table:table-cell office:value-type="string">
            <text:p>+0, 11, PIDGEY, 0 @}</text:p>
          </table:table-cell>
        </table:table-row>
        <table:table-row table:style-name="ro1">
          <table:table-cell office:value-type="string">
            <text:p>+#SALLY#, Normal, LASS~2, (girl01 true), 84, "SALLY", ????????, ????????, ????????, ????????, Single, - CheckBadMove /, 2, @{ 0, 12, RATTATA, 0</text:p>
          </table:table-cell>
        </table:table-row>
        <table:table-row table:style-name="ro1">
          <table:table-cell office:value-type="string">
            <text:p>+0, 12, NIDORAN\sf, 0 @}</text:p>
          </table:table-cell>
        </table:table-row>
        <table:table-row table:style-name="ro1">
          <table:table-cell office:value-type="string">
            <text:p>+#ROBIN#, Normal, LASS~2, (girl01 true), 84, "ROBIN", ????????, ????????, ????????, ????????, Single, - CheckBadMove /, 1, @{ 0, 17, JIGGLYPUFF, 0 @}</text:p>
          </table:table-cell>
        </table:table-row>
        <table:table-row table:style-name="ro1">
          <table:table-cell office:value-type="string">
            <text:p>+#CRISSY#, Normal, LASS~2, (girl01 true), 84, "CRISSY", ????????, ????????, ????????, ????????, Single, - CheckBadMove /, 3, @{ 0, 42, PARASECT, 0</text:p>
          </table:table-cell>
        </table:table-row>
        <table:table-row table:style-name="ro1">
          <table:table-cell office:value-type="string">
            <text:p>+0, 42, SECTASITE, 0</text:p>
          </table:table-cell>
        </table:table-row>
        <table:table-row table:style-name="ro1">
          <table:table-cell office:value-type="string">
            <text:p>+0, 42, SCIZOR, 0 @}</text:p>
          </table:table-cell>
        </table:table-row>
        <table:table-row table:style-name="ro1">
          <table:table-cell office:value-type="string">
            <text:p>+#MIRIAM#, Normal, LASS~2, (girl01 true), 84, "MIRIAM", ????????, ????????, ????????, ????????, Single, - CheckBadMove /, 2, @{ 0, 13, ODDISH, 0</text:p>
          </table:table-cell>
        </table:table-row>
        <table:table-row table:style-name="ro1">
          <table:table-cell office:value-type="string">
            <text:p>+0, 13, BELLSPROUT, 0 @}</text:p>
          </table:table-cell>
        </table:table-row>
        <table:table-row table:style-name="ro1">
          <table:table-cell office:value-type="string">
            <text:p>+#IRIS#, Normal, LASS~2, (girl01 true), 84, "IRIS", ????????, ????????, ????????, ????????, Single, - CheckBadMove /, 2, @{ 0, 15, CLEFAIRY, 0</text:p>
          </table:table-cell>
        </table:table-row>
        <table:table-row table:style-name="ro1">
          <table:table-cell office:value-type="string">
            <text:p>+0, 15, EEVEE, 0 @}</text:p>
          </table:table-cell>
        </table:table-row>
        <table:table-row table:style-name="ro1">
          <table:table-cell office:value-type="string">
            <text:p>+#RELI#, Normal, LASS~2, (girl01 true), 84, "RELI", ????????, ????????, ????????, ????????, Single, - CheckBadMove /, 2, @{ 0, 20, NIDORINO, 0</text:p>
          </table:table-cell>
        </table:table-row>
        <table:table-row table:style-name="ro1">
          <table:table-cell office:value-type="string">
            <text:p>+0, 20, NIDORINA, 0 @}</text:p>
          </table:table-cell>
        </table:table-row>
        <table:table-row table:style-name="ro1">
          <table:table-cell office:value-type="string">
            <text:p>+#ALI#, Normal, LASS~2, (girl01 true), 84, "ALI", ????????, ????????, ????????, ????????, Single, - CheckBadMove /, 3, @{ 0, 15, PIDGEOTTO, 0</text:p>
          </table:table-cell>
        </table:table-row>
        <table:table-row table:style-name="ro1">
          <table:table-cell office:value-type="string">
            <text:p>+0, 15, ODDISH, 0</text:p>
          </table:table-cell>
        </table:table-row>
        <table:table-row table:style-name="ro1">
          <table:table-cell office:value-type="string">
            <text:p>+0, 15, PSYDUCK, 0 @}</text:p>
          </table:table-cell>
        </table:table-row>
        <table:table-row table:style-name="ro1">
          <table:table-cell office:value-type="string">
            <text:p>+#~75#, Normal, LASS~2, (girl01 true), 84, "", ????????, ????????, ????????, ????????, Single, - CheckBadMove /, 2, @{ 0, 15, NIDORAN\sm, 0</text:p>
          </table:table-cell>
        </table:table-row>
        <table:table-row table:style-name="ro1">
          <table:table-cell office:value-type="string">
            <text:p>+0, 15, NIDORAN\sf, 0 @}</text:p>
          </table:table-cell>
        </table:table-row>
        <table:table-row table:style-name="ro1">
          <table:table-cell office:value-type="string">
            <text:p>+#HALEY#, Normal, LASS~2, (girl01 true), 84, "HALEY", ????????, ????????, ????????, ????????, Single, - CheckBadMove /, 3, @{ 0, 16, ODDISH, 0</text:p>
          </table:table-cell>
        </table:table-row>
        <table:table-row table:style-name="ro1">
          <table:table-cell office:value-type="string">
            <text:p>+0, 16, PIDGEOTTO, 0</text:p>
          </table:table-cell>
        </table:table-row>
        <table:table-row table:style-name="ro1">
          <table:table-cell office:value-type="string">
            <text:p>+0, 16, TANGELA, 0 @}</text:p>
          </table:table-cell>
        </table:table-row>
        <table:table-row table:style-name="ro1">
          <table:table-cell office:value-type="string">
            <text:p>+#ANN#, Normal, LASS~2, (girl01 true), 84, "ANN", ????????, ????????, ????????, ????????, Single, - CheckBadMove /, 3, @{ 0, 23, PIDGEOTTO, 0</text:p>
          </table:table-cell>
        </table:table-row>
        <table:table-row table:style-name="ro1">
          <table:table-cell office:value-type="string">
            <text:p>+0, 23, NIDORINA, 0</text:p>
          </table:table-cell>
        </table:table-row>
        <table:table-row table:style-name="ro1">
          <table:table-cell office:value-type="string">
            <text:p>+0, 22, DRATINI, 0 @}</text:p>
          </table:table-cell>
        </table:table-row>
        <table:table-row table:style-name="ro1">
          <table:table-cell office:value-type="string">
            <text:p>+#DAWN#, Normal, LASS~2, (girl01 true), 84, "DAWN", ????????, ????????, ????????, ????????, Single, - CheckBadMove /, 2, @{ 0, 24, RATICATE, 0</text:p>
          </table:table-cell>
        </table:table-row>
        <table:table-row table:style-name="ro1">
          <table:table-cell office:value-type="string">
            <text:p>+0, 24, PIKACHU, 0 @}</text:p>
          </table:table-cell>
        </table:table-row>
        <table:table-row table:style-name="ro1">
          <table:table-cell office:value-type="string">
            <text:p>+#PAIGE#, Normal, LASS~2, (girl01 true), 84, "PAIGE", ????????, ????????, ????????, ????????, Single, - CheckBadMove /, 2, @{ 0, 33, NIDOQUEEN, 0</text:p>
          </table:table-cell>
        </table:table-row>
        <table:table-row table:style-name="ro1">
          <table:table-cell office:value-type="string">
            <text:p>+0, 33, PYREFREE, 0 @}</text:p>
          </table:table-cell>
        </table:table-row>
        <table:table-row table:style-name="ro1">
          <table:table-cell office:value-type="string">
            <text:p>+#ANDREA#, Normal, LASS~2, (girl01 true), 84, "ANDREA", ????????, ????????, ????????, ????????, Single, - CheckBadMove /, 3, @{ 0, 34, PERSIAN, 0</text:p>
          </table:table-cell>
        </table:table-row>
        <table:table-row table:style-name="ro1">
          <table:table-cell office:value-type="string">
            <text:p>+0, 40, EEVEE, 0</text:p>
          </table:table-cell>
        </table:table-row>
        <table:table-row table:style-name="ro1">
          <table:table-cell office:value-type="string">
            <text:p>+0, 34, FLAREON, 0 @}</text:p>
          </table:table-cell>
        </table:table-row>
        <table:table-row table:style-name="ro1">
          <table:table-cell office:value-type="string">
            <text:p>+#MEGAN#, Normal, LASS~2, (girl01 true), 84, "MEGAN", ????????, ????????, ????????, ????????, Single, - CheckBadMove /, 5, @{ 0, 27, PIDGEOT, 0</text:p>
          </table:table-cell>
        </table:table-row>
        <table:table-row table:style-name="ro1">
          <table:table-cell office:value-type="string">
            <text:p>+0, 27, RATICATE, 0</text:p>
          </table:table-cell>
        </table:table-row>
        <table:table-row table:style-name="ro1">
          <table:table-cell office:value-type="string">
            <text:p>+0, 27, NIDOKING, 0</text:p>
          </table:table-cell>
        </table:table-row>
        <table:table-row table:style-name="ro1">
          <table:table-cell office:value-type="string">
            <text:p>+0, 27, PERSIAN, 0</text:p>
          </table:table-cell>
        </table:table-row>
        <table:table-row table:style-name="ro1">
          <table:table-cell office:value-type="string">
            <text:p>+0, 27, RAICHU, 0 @}</text:p>
          </table:table-cell>
        </table:table-row>
        <table:table-row table:style-name="ro1">
          <table:table-cell office:value-type="string">
            <text:p>+#JULIA#, Normal, LASS~2, (girl01 true), 84, "JULIA", ????????, ????????, ????????, ????????, Single, - CheckBadMove /, 2, @{ 0, 31, CLEFABLE, 0</text:p>
          </table:table-cell>
        </table:table-row>
        <table:table-row table:style-name="ro1">
          <table:table-cell office:value-type="string">
            <text:p>+0, 31, NINETALES, 0 @}</text:p>
          </table:table-cell>
        </table:table-row>
        <table:table-row table:style-name="ro1">
          <table:table-cell office:value-type="string">
            <text:p>+#KAY#, Normal, LASS~2, (girl01 true), 84, "KAY", ????????, ????????, ????????, ????????, Single, - CheckBadMove /, 2, @{ 0, 35, VICTREEBEL, 0</text:p>
          </table:table-cell>
        </table:table-row>
        <table:table-row table:style-name="ro1">
          <table:table-cell office:value-type="string">
            <text:p>+0, 36, VENUSAUR, 0 @}</text:p>
          </table:table-cell>
        </table:table-row>
        <table:table-row table:style-name="ro1">
          <table:table-cell office:value-type="string">
            <text:p>+#LISA#, Normal, LASS~2, (girl01 true), 84, "LISA", ????????, ????????, ????????, ????????, Single, - CheckBadMove /, 2, @{ 0, 38, VILEPLUME, 0</text:p>
          </table:table-cell>
        </table:table-row>
        <table:table-row table:style-name="ro1">
          <table:table-cell office:value-type="string">
            <text:p>+0, 38, PARASECT, 0 @}</text:p>
          </table:table-cell>
        </table:table-row>
        <table:table-row table:style-name="ro1">
          <table:table-cell office:value-type="string">
            <text:p>+#EDMOND#, Normal, SAILOR~2, (boy00 false), 85, "EDMOND", ????????, ????????, ????????, ????????, Single, - CheckBadMove /, 2, @{ 0, 24, MACHOP, 0</text:p>
          </table:table-cell>
        </table:table-row>
        <table:table-row table:style-name="ro1">
          <table:table-cell office:value-type="string">
            <text:p>+0, 24, CLOYSTER, 0 @}</text:p>
          </table:table-cell>
        </table:table-row>
        <table:table-row table:style-name="ro1">
          <table:table-cell office:value-type="string">
            <text:p>+#TREVOR#, Normal, SAILOR~2, (boy00 false), 85, "TREVOR", ????????, ????????, ????????, ????????, Single, - CheckBadMove /, 2, @{ 0, 23, MACHOKE, 0</text:p>
          </table:table-cell>
        </table:table-row>
        <table:table-row table:style-name="ro1">
          <table:table-cell office:value-type="string">
            <text:p>+0, 23, TENTACOOL, 0 @}</text:p>
          </table:table-cell>
        </table:table-row>
        <table:table-row table:style-name="ro1">
          <table:table-cell office:value-type="string">
            <text:p>+#LEONARD#, Normal, SAILOR~2, (boy00 false), 85, "LEONARD", ????????, ????????, ????????, ????????, Single, - CheckBadMove /, 1, @{ 0, 27, CLOYSTER, 0 @}</text:p>
          </table:table-cell>
        </table:table-row>
        <table:table-row table:style-name="ro1">
          <table:table-cell office:value-type="string">
            <text:p>+#DUNCAN#, Normal, SAILOR~2, (boy00 false), 85, "DUNCAN", ????????, ????????, ????????, ????????, Single, - CheckBadMove /, 3, @{ 0, 22, HORSEA, 0</text:p>
          </table:table-cell>
        </table:table-row>
        <table:table-row table:style-name="ro1">
          <table:table-cell office:value-type="string">
            <text:p>+0, 22, SHELLDER, 0</text:p>
          </table:table-cell>
        </table:table-row>
        <table:table-row table:style-name="ro1">
          <table:table-cell office:value-type="string">
            <text:p>+0, 22, TENTACOOL, 0 @}</text:p>
          </table:table-cell>
        </table:table-row>
        <table:table-row table:style-name="ro1">
          <table:table-cell office:value-type="string">
            <text:p>+#HUEY#, Normal, SAILOR~2, (boy00 false), 85, "HUEY", ????????, ????????, ????????, ????????, Single, - CheckBadMove /, 2, @{ 0, 24, TENTACOOL, 0</text:p>
          </table:table-cell>
        </table:table-row>
        <table:table-row table:style-name="ro1">
          <table:table-cell office:value-type="string">
            <text:p>+0, 24, STARYU, 0 @}</text:p>
          </table:table-cell>
        </table:table-row>
        <table:table-row table:style-name="ro1">
          <table:table-cell office:value-type="string">
            <text:p>+#DYLAN#, Normal, SAILOR~2, (boy00 false), 85, "DYLAN", ????????, ????????, ????????, ????????, Single, - CheckBadMove /, 3, @{ 0, 23, HORSEA, 0</text:p>
          </table:table-cell>
        </table:table-row>
        <table:table-row table:style-name="ro1">
          <table:table-cell office:value-type="string">
            <text:p>+0, 23, WARTORTLE, 0</text:p>
          </table:table-cell>
        </table:table-row>
        <table:table-row table:style-name="ro1">
          <table:table-cell office:value-type="string">
            <text:p>+0, 23, LAPRAS, 0 @}</text:p>
          </table:table-cell>
        </table:table-row>
        <table:table-row table:style-name="ro1">
          <table:table-cell office:value-type="string">
            <text:p>+#PHILLIP#, Normal, SAILOR~2, (boy00 false), 85, "PHILLIP", ????????, ????????, ????????, ????????, Single, - CheckBadMove /, 2, @{ 0, 24, MAGMAR, 0</text:p>
          </table:table-cell>
        </table:table-row>
        <table:table-row table:style-name="ro1">
          <table:table-cell office:value-type="string">
            <text:p>+0, 24, ELECTABUZZ, 0 @}</text:p>
          </table:table-cell>
        </table:table-row>
        <table:table-row table:style-name="ro1">
          <table:table-cell office:value-type="string">
            <text:p>+#DWAYNE#, Normal, SAILOR~2, (boy00 false), 85, "DWAYNE", ????????, ????????, ????????, ????????, Single, - CheckBadMove /, 2, @{ 0, 26, PIKACHU, 0</text:p>
          </table:table-cell>
        </table:table-row>
        <table:table-row table:style-name="ro1">
          <table:table-cell office:value-type="string">
            <text:p>+0, 26, JOLTEON, 0 @}</text:p>
          </table:table-cell>
        </table:table-row>
        <table:table-row table:style-name="ro1">
          <table:table-cell office:value-type="string">
            <text:p>+#LIAM#, Moves, CAMPER~2, (boy00 false), 86, "LIAM", ????????, ????????, ????????, ????????, Single, - CheckBadMove /, 2, @{ 0, 10, RHYHORN, "FURY ATTACK", PROTECT, -, -, 0</text:p>
          </table:table-cell>
        </table:table-row>
        <table:table-row table:style-name="ro1">
          <table:table-cell office:value-type="string">
            <text:p>+0, 11, GEODUDE, TACKLE, "DEFENSE CURL", "ROCK THROW", -, 0 @}</text:p>
          </table:table-cell>
        </table:table-row>
        <table:table-row table:style-name="ro1">
          <table:table-cell office:value-type="string">
            <text:p>+#SHANE#, Normal, CAMPER~2, (boy00 false), 86, "SHANE", ????????, ????????, ????????, ????????, Single, - CheckBadMove /, 2, @{ 0, 17, RATTATA, 0</text:p>
          </table:table-cell>
        </table:table-row>
        <table:table-row table:style-name="ro1">
          <table:table-cell office:value-type="string">
            <text:p>+0, 17, DIGLETT, 0 @}</text:p>
          </table:table-cell>
        </table:table-row>
        <table:table-row table:style-name="ro1">
          <table:table-cell office:value-type="string">
            <text:p>+#ETHAN#, Normal, CAMPER~2, (boy00 false), 86, "ETHAN", ????????, ????????, ????????, ????????, Single, - CheckBadMove /, 1, @{ 0, 22, MANKEY, 0 @}</text:p>
          </table:table-cell>
        </table:table-row>
        <table:table-row table:style-name="ro1">
          <table:table-cell office:value-type="string">
            <text:p>+#RICKY#, Normal, CAMPER~2, (boy00 false), 86, "RICKY", ????????, ????????, ????????, ????????, Single, - CheckBadMove /, 1, @{ 0, 25, WARTORTLE, 0 @}</text:p>
          </table:table-cell>
        </table:table-row>
        <table:table-row table:style-name="ro1">
          <table:table-cell office:value-type="string">
            <text:p>+#JEFF#, Normal, CAMPER~2, (boy00 false), 86, "JEFF", ????????, ????????, ????????, ????????, Single, - CheckBadMove /, 2, @{ 0, 20, FEAROW, 0</text:p>
          </table:table-cell>
        </table:table-row>
        <table:table-row table:style-name="ro1">
          <table:table-cell office:value-type="string">
            <text:p>+0, 20, RATICATE, 0 @}</text:p>
          </table:table-cell>
        </table:table-row>
        <table:table-row table:style-name="ro1">
          <table:table-cell office:value-type="string">
            <text:p>+#~76#, Normal, CAMPER~2, (boy00 false), 86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CHRIS#, Normal, CAMPER~2, (boy00 false), 86, "CHRIS", ????????, ????????, ????????, ????????, Single, - CheckBadMove /, 2, @{ 0, 25, ARCANINE, 0</text:p>
          </table:table-cell>
        </table:table-row>
        <table:table-row table:style-name="ro1">
          <table:table-cell office:value-type="string">
            <text:p>+0, 28, CHARMELEON, 0 @}</text:p>
          </table:table-cell>
        </table:table-row>
        <table:table-row table:style-name="ro1">
          <table:table-cell office:value-type="string">
            <text:p>+#DREW#, Normal, CAMPER~2, (boy00 false), 86, "DREW", ????????, ????????, ????????, ????????, Single, - CheckBadMove /, 4, @{ 0, 25, RATICATE, 0</text:p>
          </table:table-cell>
        </table:table-row>
        <table:table-row table:style-name="ro1">
          <table:table-cell office:value-type="string">
            <text:p>+0, 25, SANDSLASH, 0</text:p>
          </table:table-cell>
        </table:table-row>
        <table:table-row table:style-name="ro1">
          <table:table-cell office:value-type="string">
            <text:p>+0, 25, ARBOK, 0</text:p>
          </table:table-cell>
        </table:table-row>
        <table:table-row table:style-name="ro1">
          <table:table-cell office:value-type="string">
            <text:p>+0, 25, DUGTRIO, 0 @}</text:p>
          </table:table-cell>
        </table:table-row>
        <table:table-row table:style-name="ro1">
          <table:table-cell office:value-type="string">
            <text:p>+#DIANA#, Normal, PICNICKER~2, (girl02 true), 87, "DIANA", ????????, ????????, ????????, ????????, Single, - CheckBadMove /, 1, @{ 0, 23, GOLDEEN, 0 @}</text:p>
          </table:table-cell>
        </table:table-row>
        <table:table-row table:style-name="ro1">
          <table:table-cell office:value-type="string">
            <text:p>+#NANCY#, Normal, PICNICKER~2, (girl02 true), 87, "NANCY", ????????, ????????, ????????, ????????, Single, - CheckBadMove /, 2, @{ 0, 20, RATICATE, 0</text:p>
          </table:table-cell>
        </table:table-row>
        <table:table-row table:style-name="ro1">
          <table:table-cell office:value-type="string">
            <text:p>+0, 20, PIKACHU, 0 @}</text:p>
          </table:table-cell>
        </table:table-row>
        <table:table-row table:style-name="ro1">
          <table:table-cell office:value-type="string">
            <text:p>+#ISABELLE#, Normal, PICNICKER~2, (girl02 true), 87, "ISABELLE", ????????, ????????, ????????, ????????, Single, - CheckBadMove /, 3, @{ 0, 20, PIDGEOTTO, 0</text:p>
          </table:table-cell>
        </table:table-row>
        <table:table-row table:style-name="ro1">
          <table:table-cell office:value-type="string">
            <text:p>+0, 20, DODUO, 0</text:p>
          </table:table-cell>
        </table:table-row>
        <table:table-row table:style-name="ro1">
          <table:table-cell office:value-type="string">
            <text:p>+0, 20, EEVEE, 0 @}</text:p>
          </table:table-cell>
        </table:table-row>
        <table:table-row table:style-name="ro1">
          <table:table-cell office:value-type="string">
            <text:p>+#KELSEY#, Normal, PICNICKER~2, (girl02 true), 87, "KELSEY", ????????, ????????, ????????, ????????, Single, - CheckBadMove /, 2, @{ 0, 18, NIDORAN\sm, 0</text:p>
          </table:table-cell>
        </table:table-row>
        <table:table-row table:style-name="ro1">
          <table:table-cell office:value-type="string">
            <text:p>+0, 18, NIDORAN\sf, 0 @}</text:p>
          </table:table-cell>
        </table:table-row>
        <table:table-row table:style-name="ro1">
          <table:table-cell office:value-type="string">
            <text:p>+#ALICIA#, Normal, PICNICKER~2, (girl02 true), 87, "ALICIA", ????????, ????????, ????????, ????????, Single, - CheckBadMove /, 4, @{ 0, 24, GLOOM, 0</text:p>
          </table:table-cell>
        </table:table-row>
        <table:table-row table:style-name="ro1">
          <table:table-cell office:value-type="string">
            <text:p>+0, 24, WEEPINBELL, 0</text:p>
          </table:table-cell>
        </table:table-row>
        <table:table-row table:style-name="ro1">
          <table:table-cell office:value-type="string">
            <text:p>+0, 24, VILEPLUME, 0</text:p>
          </table:table-cell>
        </table:table-row>
        <table:table-row table:style-name="ro1">
          <table:table-cell office:value-type="string">
            <text:p>+0, 24, VICTREEBEL, 0 @}</text:p>
          </table:table-cell>
        </table:table-row>
        <table:table-row table:style-name="ro1">
          <table:table-cell office:value-type="string">
            <text:p>+#CAITLIN#, Normal, PICNICKER~2, (girl02 true), 87, "CAITLIN", ????????, ????????, ????????, ????????, Single, - CheckBadMove /, 1, @{ 0, 31, PERSIAN, 0 @}</text:p>
          </table:table-cell>
        </table:table-row>
        <table:table-row table:style-name="ro1">
          <table:table-cell office:value-type="string">
            <text:p>+#HEIDI#, Normal, PICNICKER~2, (girl02 true), 87, "HEIDI", ????????, ????????, ????????, ????????, Single, - CheckBadMove /, 2, @{ 0, 29, RAICHU, 0</text:p>
          </table:table-cell>
        </table:table-row>
        <table:table-row table:style-name="ro1">
          <table:table-cell office:value-type="string">
            <text:p>+0, 29, CLEFABLE, 0 @}</text:p>
          </table:table-cell>
        </table:table-row>
        <table:table-row table:style-name="ro1">
          <table:table-cell office:value-type="string">
            <text:p>+#CAROL#, Normal, PICNICKER~2, (girl02 true), 87, "CAROL", ????????, ????????, ????????, ????????, Single, - CheckBadMove /, 2, @{ 0, 30, PIDGEOT, 0</text:p>
          </table:table-cell>
        </table:table-row>
        <table:table-row table:style-name="ro1">
          <table:table-cell office:value-type="string">
            <text:p>+0, 30, BLISSEY, 0 @}</text:p>
          </table:table-cell>
        </table:table-row>
        <table:table-row table:style-name="ro1">
          <table:table-cell office:value-type="string">
            <text:p>+#SOFIA#, Normal, PICNICKER~2, (girl02 true), 87, "SOFIA", ????????, ????????, ????????, ????????, Single, - CheckBadMove /, 3, @{ 0, 30, WIGGLYTUFF, 0</text:p>
          </table:table-cell>
        </table:table-row>
        <table:table-row table:style-name="ro1">
          <table:table-cell office:value-type="string">
            <text:p>+0, 30, PIDGEOT, 0</text:p>
          </table:table-cell>
        </table:table-row>
        <table:table-row table:style-name="ro1">
          <table:table-cell office:value-type="string">
            <text:p>+0, 30, PERSIAN, 0 @}</text:p>
          </table:table-cell>
        </table:table-row>
        <table:table-row table:style-name="ro1">
          <table:table-cell office:value-type="string">
            <text:p>+#MARTHA#, Normal, PICNICKER~2, (girl02 true), 87, "MARTHA", ????????, ????????, ????????, ????????, Single, - CheckBadMove /, 2, @{ 0, 30, GLOOM, 0</text:p>
          </table:table-cell>
        </table:table-row>
        <table:table-row table:style-name="ro1">
          <table:table-cell office:value-type="string">
            <text:p>+0, 30, VENUSAUR, 0 @}</text:p>
          </table:table-cell>
        </table:table-row>
        <table:table-row table:style-name="ro1">
          <table:table-cell office:value-type="string">
            <text:p>+#TINA#, Normal, PICNICKER~2, (girl02 true), 87, "TINA", ????????, ????????, ????????, ????????, Single, - CheckBadMove /, 2, @{ 0, 36, VENUSAUR, 0</text:p>
          </table:table-cell>
        </table:table-row>
        <table:table-row table:style-name="ro1">
          <table:table-cell office:value-type="string">
            <text:p>+0, 36, TANGROWTH, 0 @}</text:p>
          </table:table-cell>
        </table:table-row>
        <table:table-row table:style-name="ro1">
          <table:table-cell office:value-type="string">
            <text:p>+#HANNAH#, Normal, PICNICKER~2, (girl02 true), 87, "HANNAH", ????????, ????????, ????????, ????????, Single, - CheckBadMove /, 5, @{ 0, 24, PIDGEY, 0</text:p>
          </table:table-cell>
        </table:table-row>
        <table:table-row table:style-name="ro1">
          <table:table-cell office:value-type="string">
            <text:p>+0, 24, MEOWTH, 0</text:p>
          </table:table-cell>
        </table:table-row>
        <table:table-row table:style-name="ro1">
          <table:table-cell office:value-type="string">
            <text:p>+0, 24, RATTATA, 0</text:p>
          </table:table-cell>
        </table:table-row>
        <table:table-row table:style-name="ro1">
          <table:table-cell office:value-type="string">
            <text:p>+0, 24, PIKACHU, 0</text:p>
          </table:table-cell>
        </table:table-row>
        <table:table-row table:style-name="ro1">
          <table:table-cell office:value-type="string">
            <text:p>+0, 24, MEOWTH, 0 @}</text:p>
          </table:table-cell>
        </table:table-row>
        <table:table-row table:style-name="ro1">
          <table:table-cell office:value-type="string">
            <text:p>+#MARK#, Normal, POKéMANIAC~2, (rocket03 false), 88, "MARK", ????????, ????????, ????????, ????????, Single, - CheckBadMove /, 2, @{ 30, 40, MORPHO, 0</text:p>
          </table:table-cell>
        </table:table-row>
        <table:table-row table:style-name="ro1">
          <table:table-cell office:value-type="string">
            <text:p>+30, 40, LICKILOLLY, 0 @}</text:p>
          </table:table-cell>
        </table:table-row>
        <table:table-row table:style-name="ro1">
          <table:table-cell office:value-type="string">
            <text:p>+#HERMAN#, Normal, POKéMANIAC~2, (rocket03 false), 88, "HERMAN", ????????, ????????, ????????, ????????, Single, - CheckBadMove /, 2, @{ 30, 30, MAROWAK, 0</text:p>
          </table:table-cell>
        </table:table-row>
        <table:table-row table:style-name="ro1">
          <table:table-cell office:value-type="string">
            <text:p>+30, 30, LAPRAS, 0 @}</text:p>
          </table:table-cell>
        </table:table-row>
        <table:table-row table:style-name="ro1">
          <table:table-cell office:value-type="string">
            <text:p>+#COOPER#, Normal, POKéMANIAC~2, (rocket03 false), 88, "COOPER", ????????, ????????, ????????, ????????, Single, - CheckBadMove /, 3, @{ 30, 29, SLOWPOKE, 0</text:p>
          </table:table-cell>
        </table:table-row>
        <table:table-row table:style-name="ro1">
          <table:table-cell office:value-type="string">
            <text:p>+30, 29, JYNX, 0</text:p>
          </table:table-cell>
        </table:table-row>
        <table:table-row table:style-name="ro1">
          <table:table-cell office:value-type="string">
            <text:p>+30, 29, PORYGON2, 0 @}</text:p>
          </table:table-cell>
        </table:table-row>
        <table:table-row table:style-name="ro1">
          <table:table-cell office:value-type="string">
            <text:p>+#STEVE#, Normal, POKéMANIAC~2, (rocket03 false), 88, "STEVE", ????????, ????????, ????????, ????????, Single, - CheckBadMove /, 2, @{ 30, 30, CHARIZARD, 0</text:p>
          </table:table-cell>
        </table:table-row>
        <table:table-row table:style-name="ro1">
          <table:table-cell office:value-type="string">
            <text:p>+30, 30, MAROWAK, 0 @}</text:p>
          </table:table-cell>
        </table:table-row>
        <table:table-row table:style-name="ro1">
          <table:table-cell office:value-type="string">
            <text:p>+#WINSTON#, Normal, POKéMANIAC~2, (rocket03 false), 88, "WINSTON", ????????, ????????, ????????, ????????, Single, - CheckBadMove /, 1, @{ 30, 36, SLOWBRO, 0 @}</text:p>
          </table:table-cell>
        </table:table-row>
        <table:table-row table:style-name="ro1">
          <table:table-cell office:value-type="string">
            <text:p>+#DAWSON#, Normal, POKéMANIAC~2, (rocket03 false), 88, "DAWSON", ????????, ????????, ????????, ????????, Single, - CheckBadMove /, 3, @{ 30, 67, MAGNEMASTR, 0</text:p>
          </table:table-cell>
        </table:table-row>
        <table:table-row table:style-name="ro1">
          <table:table-cell office:value-type="string">
            <text:p>+30, 67, MANATII, 0</text:p>
          </table:table-cell>
        </table:table-row>
        <table:table-row table:style-name="ro1">
          <table:table-cell office:value-type="string">
            <text:p>+30, 65, LICKILATO, 0 @}</text:p>
          </table:table-cell>
        </table:table-row>
        <table:table-row table:style-name="ro1">
          <table:table-cell office:value-type="string">
            <text:p>+#ASHTON#, Normal, POKéMANIAC~2, (rocket03 false), 88, "ASHTON", ????????, ????????, ????????, ????????, Single, - CheckBadMove /, 2, @{ 30, 35, MAROWAK, 0</text:p>
          </table:table-cell>
        </table:table-row>
        <table:table-row table:style-name="ro1">
          <table:table-cell office:value-type="string">
            <text:p>+30, 31, SLOWPOKE, 0 @}</text:p>
          </table:table-cell>
        </table:table-row>
        <table:table-row table:style-name="ro1">
          <table:table-cell office:value-type="string">
            <text:p>+#JOVAN#, Normal, "SUPER NERD", (rocket03 false), 89, "JOVAN", ????????, ????????, ????????, ????????, Single, - CheckBadMove /, 2, @{ 0, 13, MAGNEMITE, 0</text:p>
          </table:table-cell>
        </table:table-row>
        <table:table-row table:style-name="ro1">
          <table:table-cell office:value-type="string">
            <text:p>+0, 13, VOLTORB, 0 @}</text:p>
          </table:table-cell>
        </table:table-row>
        <table:table-row table:style-name="ro1">
          <table:table-cell office:value-type="string">
            <text:p>+#MIGUEL#, Normal, "SUPER NERD", (rocket03 false), 89, "MIGUEL", ????????, ????????, ????????, ????????, Single, - CheckBadMove /, 3, @{ 0, 15, DITTO, 0</text:p>
          </table:table-cell>
        </table:table-row>
        <table:table-row table:style-name="ro1">
          <table:table-cell office:value-type="string">
            <text:p>+0, 15, VOLTORB, 0</text:p>
          </table:table-cell>
        </table:table-row>
        <table:table-row table:style-name="ro1">
          <table:table-cell office:value-type="string">
            <text:p>+0, 15, PORYGON, 0 @}</text:p>
          </table:table-cell>
        </table:table-row>
        <table:table-row table:style-name="ro1">
          <table:table-cell office:value-type="string">
            <text:p>+#AIDAN#, Moves, "SUPER NERD", (rocket03 false), 89, "AIDAN", ????????, ????????, ????????, ????????, Single, - CheckBadMove /, 4, @{ 0, 30, ELECTRODE, SONICBOOM, SCREECH, ROLLOUT, "SHOCK WAVE", 0</text:p>
          </table:table-cell>
        </table:table-row>
        <table:table-row table:style-name="ro1">
          <table:table-cell office:value-type="string">
            <text:p>+0, 30, MORPHO, TRANSFORM, -, -, -, 0</text:p>
          </table:table-cell>
        </table:table-row>
        <table:table-row table:style-name="ro1">
          <table:table-cell office:value-type="string">
            <text:p>+0, 30, PORYGON-Z, PSYBEAM, CONVERSION, SHARPEN, RECOVER, 0</text:p>
          </table:table-cell>
        </table:table-row>
        <table:table-row table:style-name="ro1">
          <table:table-cell office:value-type="string">
            <text:p>+0, 30, MAGNETON, "TRI ATTACK", "THUNDER WAVE", "SHOCK WAVE", SUPERSONIC, 0 @}</text:p>
          </table:table-cell>
        </table:table-row>
        <table:table-row table:style-name="ro1">
          <table:table-cell office:value-type="string">
            <text:p>+#GLENN#, Normal, "SUPER NERD", (rocket03 false), 89, "GLENN", ????????, ????????, ????????, ????????, Single, - CheckBadMove /, 3, @{ 0, 31, GRIMER, 0</text:p>
          </table:table-cell>
        </table:table-row>
        <table:table-row table:style-name="ro1">
          <table:table-cell office:value-type="string">
            <text:p>+0, 31, HYPNO, 0</text:p>
          </table:table-cell>
        </table:table-row>
        <table:table-row table:style-name="ro1">
          <table:table-cell office:value-type="string">
            <text:p>+0, 31, PORYGON2, 0 @}</text:p>
          </table:table-cell>
        </table:table-row>
        <table:table-row table:style-name="ro1">
          <table:table-cell office:value-type="string">
            <text:p>+#LESLIE#, Moves, "SUPER NERD", (rocket03 false), 89, "LESLIE", ????????, ????????, ????????, ????????, Single, - CheckBadMove /, 2, @{ 0, 35, WEEZING, SLUDGE, SMOKESCREEN, HAZE, SELFDESTRUCT, 0</text:p>
          </table:table-cell>
        </table:table-row>
        <table:table-row table:style-name="ro1">
          <table:table-cell office:value-type="string">
            <text:p>+0, 35, ELECTIVIRE, THUNDERPUNCH, SCREECH, SWIFT, CHARGE, 0 @}</text:p>
          </table:table-cell>
        </table:table-row>
        <table:table-row table:style-name="ro1">
          <table:table-cell office:value-type="string">
            <text:p>+#~77#, Normal, "SUPER NERD", (rocket03 false), 89, "", ????????, ????????, ????????, ????????, Single, - CheckBadMove /, 3, @{ 0, 22, KOFFING, 0</text:p>
          </table:table-cell>
        </table:table-row>
        <table:table-row table:style-name="ro1">
          <table:table-cell office:value-type="string">
            <text:p>+0, 22, MAGNEMITE, 0</text:p>
          </table:table-cell>
        </table:table-row>
        <table:table-row table:style-name="ro1">
          <table:table-cell office:value-type="string">
            <text:p>+0, 22, WEEZING, 0 @}</text:p>
          </table:table-cell>
        </table:table-row>
        <table:table-row table:style-name="ro1">
          <table:table-cell office:value-type="string">
            <text:p>+#~78#, Normal, "SUPER NERD", (rocket03 false), 89, "", ????????, ????????, ????????, ????????, Single, - CheckBadMove /, 4, @{ 0, 20, MAGNEMITE, 0</text:p>
          </table:table-cell>
        </table:table-row>
        <table:table-row table:style-name="ro1">
          <table:table-cell office:value-type="string">
            <text:p>+0, 20, MAGNEMITE, 0</text:p>
          </table:table-cell>
        </table:table-row>
        <table:table-row table:style-name="ro1">
          <table:table-cell office:value-type="string">
            <text:p>+0, 20, KOFFING, 0</text:p>
          </table:table-cell>
        </table:table-row>
        <table:table-row table:style-name="ro1">
          <table:table-cell office:value-type="string">
            <text:p>+0, 20, MAGNEMITE, 0 @}</text:p>
          </table:table-cell>
        </table:table-row>
        <table:table-row table:style-name="ro1">
          <table:table-cell office:value-type="string">
            <text:p>+#~79#, Normal, "SUPER NERD", (rocket03 false), 89, "", ????????, ????????, ????????, ????????, Single, - CheckBadMove /, 2, @{ 0, 24, MAGNEMITE, 0</text:p>
          </table:table-cell>
        </table:table-row>
        <table:table-row table:style-name="ro1">
          <table:table-cell office:value-type="string">
            <text:p>+0, 24, VOLTORB, 0 @}</text:p>
          </table:table-cell>
        </table:table-row>
        <table:table-row table:style-name="ro1">
          <table:table-cell office:value-type="string">
            <text:p>+#ERIK#, Normal, "SUPER NERD", (rocket03 false), 89, "ERIK", ????????, ????????, ????????, ????????, Single, - CheckBadMove /, 3, @{ 0, 55, SPIRITALES, 0</text:p>
          </table:table-cell>
        </table:table-row>
        <table:table-row table:style-name="ro1">
          <table:table-cell office:value-type="string">
            <text:p>+0, 55, INFERNEON, 0</text:p>
          </table:table-cell>
        </table:table-row>
        <table:table-row table:style-name="ro1">
          <table:table-cell office:value-type="string">
            <text:p>+0, 55, METAMORPHO, 0 @}</text:p>
          </table:table-cell>
        </table:table-row>
        <table:table-row table:style-name="ro1">
          <table:table-cell office:value-type="string">
            <text:p>+#AVERY#, Normal, "SUPER NERD", (rocket03 false), 89, "AVERY", ????????, ????????, ????????, ????????, Single, - CheckBadMove /, 4, @{ 0, 54, COMBUSTANG, 0</text:p>
          </table:table-cell>
        </table:table-row>
        <table:table-row table:style-name="ro1">
          <table:table-cell office:value-type="string">
            <text:p>+0, 56, CONCORPSIA, 0</text:p>
          </table:table-cell>
        </table:table-row>
        <table:table-row table:style-name="ro1">
          <table:table-cell office:value-type="string">
            <text:p>+0, 53, SPIRITALES, 0</text:p>
          </table:table-cell>
        </table:table-row>
        <table:table-row table:style-name="ro1">
          <table:table-cell office:value-type="string">
            <text:p>+0, 54, SINGESHA, 0 @}</text:p>
          </table:table-cell>
        </table:table-row>
        <table:table-row table:style-name="ro1">
          <table:table-cell office:value-type="string">
            <text:p>+#DEREK#, Normal, "SUPER NERD", (rocket03 false), 89, "DEREK", ????????, ????????, ????????, ????????, Single, - CheckBadMove /, 3, @{ 0, 56, BRINEON, 0</text:p>
          </table:table-cell>
        </table:table-row>
        <table:table-row table:style-name="ro1">
          <table:table-cell office:value-type="string">
            <text:p>+0, 56, GALVEON, 0</text:p>
          </table:table-cell>
        </table:table-row>
        <table:table-row table:style-name="ro1">
          <table:table-cell office:value-type="string">
            <text:p>+0, 56, INFERNEON, 0 @}</text:p>
          </table:table-cell>
        </table:table-row>
        <table:table-row table:style-name="ro1">
          <table:table-cell office:value-type="string">
            <text:p>+#ZAC#, Normal, "SUPER NERD", (rocket03 false), 89, "ZAC", ????????, ????????, ????????, ????????, Single, - CheckBadMove /, 1, @{ 0, 65, MISSINGNO, 0 @}</text:p>
          </table:table-cell>
        </table:table-row>
        <table:table-row table:style-name="ro1">
          <table:table-cell office:value-type="string">
            <text:p>+#MARCOS#, Normal, HIKER~2, (boy0B false), 90, "MARCOS", ????????, ????????, ????????, ????????, Single, - CheckBadMove /, 3, @{ 0, 12, GEODUDE, 0</text:p>
          </table:table-cell>
        </table:table-row>
        <table:table-row table:style-name="ro1">
          <table:table-cell office:value-type="string">
            <text:p>+0, 12, RHYHORN, 0</text:p>
          </table:table-cell>
        </table:table-row>
        <table:table-row table:style-name="ro1">
          <table:table-cell office:value-type="string">
            <text:p>+0, 12, ONIX, 0 @}</text:p>
          </table:table-cell>
        </table:table-row>
        <table:table-row table:style-name="ro1">
          <table:table-cell office:value-type="string">
            <text:p>+#FRANKLIN#, Normal, HIKER~2, (boy0B false), 90, "FRANKLIN", ????????, ????????, ????????, ????????, Single, - CheckBadMove /, 2, @{ 0, 18, MACHOP, 0</text:p>
          </table:table-cell>
        </table:table-row>
        <table:table-row table:style-name="ro1">
          <table:table-cell office:value-type="string">
            <text:p>+0, 18, GEODUDE, 0 @}</text:p>
          </table:table-cell>
        </table:table-row>
        <table:table-row table:style-name="ro1">
          <table:table-cell office:value-type="string">
            <text:p>+#NOB#, Normal, HIKER~2, (boy0B false), 90, "NOB", ????????, ????????, ????????, ????????, Single, - CheckBadMove /, 4, @{ 0, 16, GEODUDE, 0</text:p>
          </table:table-cell>
        </table:table-row>
        <table:table-row table:style-name="ro1">
          <table:table-cell office:value-type="string">
            <text:p>+0, 16, RHYHORN, 0</text:p>
          </table:table-cell>
        </table:table-row>
        <table:table-row table:style-name="ro1">
          <table:table-cell office:value-type="string">
            <text:p>+0, 16, MACHOP, 0</text:p>
          </table:table-cell>
        </table:table-row>
        <table:table-row table:style-name="ro1">
          <table:table-cell office:value-type="string">
            <text:p>+0, 16, ONIX, 0 @}</text:p>
          </table:table-cell>
        </table:table-row>
        <table:table-row table:style-name="ro1">
          <table:table-cell office:value-type="string">
            <text:p>+#WAYNE#, Normal, HIKER~2, (boy0B false), 90, "WAYNE", ????????, ????????, ????????, ????????, Single, - CheckBadMove /, 1, @{ 0, 21, ONIX, 0 @}</text:p>
          </table:table-cell>
        </table:table-row>
        <table:table-row table:style-name="ro1">
          <table:table-cell office:value-type="string">
            <text:p>+#ALAN#, Moves, HIKER~2, (boy0B false), 90, "ALAN", ????????, ????????, ????????, ????????, Single, - CheckBadMove /, 2, @{ 0, 28, GRAVELER, MAGNITUDE, "ROCK THROW", "MUD SPORT", "DEFENSE CURL", 0</text:p>
          </table:table-cell>
        </table:table-row>
        <table:table-row table:style-name="ro1">
          <table:table-cell office:value-type="string">
            <text:p>+0, 28, ONIX, HARDEN, RAGE, "ROCK SLIDE", SCREECH, 0 @}</text:p>
          </table:table-cell>
        </table:table-row>
        <table:table-row table:style-name="ro1">
          <table:table-cell office:value-type="string">
            <text:p>+#BRICE#, Normal, HIKER~2, (boy0B false), 90, "BRICE", ????????, ????????, ????????, ????????, Single, - CheckBadMove /, 3, @{ 0, 27, GRAVELER, 0</text:p>
          </table:table-cell>
        </table:table-row>
        <table:table-row table:style-name="ro1">
          <table:table-cell office:value-type="string">
            <text:p>+0, 27, MACHOKE, 0</text:p>
          </table:table-cell>
        </table:table-row>
        <table:table-row table:style-name="ro1">
          <table:table-cell office:value-type="string">
            <text:p>+0, 27, MAROWAK, 0 @}</text:p>
          </table:table-cell>
        </table:table-row>
        <table:table-row table:style-name="ro1">
          <table:table-cell office:value-type="string">
            <text:p>+#CLARK#, Moves, HIKER~2, (boy0B false), 90, "CLARK", ????????, ????????, ????????, ????????, Single, - CheckBadMove /, 2, @{ 0, 30, LICKILICKY, STOMP, REFRESH, "KNOCK OFF", LICK, 0</text:p>
          </table:table-cell>
        </table:table-row>
        <table:table-row table:style-name="ro1">
          <table:table-cell office:value-type="string">
            <text:p>+0, 30, STEELIX, "IRON DEFENSE", "ROCK SLIDE", BIND, RAGE, 0 @}</text:p>
          </table:table-cell>
        </table:table-row>
        <table:table-row table:style-name="ro1">
          <table:table-cell office:value-type="string">
            <text:p>+#TRENT#, Normal, HIKER~2, (boy0B false), 90, "TRENT", ????????, ????????, ????????, ????????, Single, - CheckBadMove /, 2, @{ 0, 35, ONIX, 0</text:p>
          </table:table-cell>
        </table:table-row>
        <table:table-row table:style-name="ro1">
          <table:table-cell office:value-type="string">
            <text:p>+0, 35, GRAVELER, 0 @}</text:p>
          </table:table-cell>
        </table:table-row>
        <table:table-row table:style-name="ro1">
          <table:table-cell office:value-type="string">
            <text:p>+#DUDLEY#, Moves, HIKER~2, (boy0B false), 90, "DUDLEY", ????????, ????????, ????????, ????????, Single, - CheckBadMove /, 3, @{ 0, 30, RHYDON, "ROCK BLAST", "METAL CLAW", "HORN ATTACK", "SCARY FACE", 0</text:p>
          </table:table-cell>
        </table:table-row>
        <table:table-row table:style-name="ro1">
          <table:table-cell office:value-type="string">
            <text:p>+0, 30, STEELIX, "ROCK SLIDE", "IRON DEFENSE", RAGE, BIND, 0</text:p>
          </table:table-cell>
        </table:table-row>
        <table:table-row table:style-name="ro1">
          <table:table-cell office:value-type="string">
            <text:p>+0, 30, GRAVELER, MAGNITUDE, ROLLOUT, "MUD SPORT", SELFDESTRUCT, 0 @}</text:p>
          </table:table-cell>
        </table:table-row>
        <table:table-row table:style-name="ro1">
          <table:table-cell office:value-type="string">
            <text:p>+#ALLEN#, Moves, HIKER~2, (boy0B false), 90, "ALLEN", ????????, ????????, ????????, ????????, Single, - CheckBadMove /, 1, @{ 0, 34, GOLEM, ROLLOUT, MAGNITUDE, "MUD SPORT", "DEFENSE CURL", 0 @}</text:p>
          </table:table-cell>
        </table:table-row>
        <table:table-row table:style-name="ro1">
          <table:table-cell office:value-type="string">
            <text:p>+#ERIC#, Normal, HIKER~2, (boy0B false), 90, "ERIC", ????????, ????????, ????????, ????????, Single, - CheckBadMove /, 2, @{ 0, 32, MACHOKE, 0</text:p>
          </table:table-cell>
        </table:table-row>
        <table:table-row table:style-name="ro1">
          <table:table-cell office:value-type="string">
            <text:p>+0, 32, ONIX, 0 @}</text:p>
          </table:table-cell>
        </table:table-row>
        <table:table-row table:style-name="ro1">
          <table:table-cell office:value-type="string">
            <text:p>+#LENNY#, Normal, HIKER~2, (boy0B false), 90, "LENNY", ????????, ????????, ????????, ????????, Single, - CheckBadMove /, 4, @{ 0, 28, GRAVELER, 0</text:p>
          </table:table-cell>
        </table:table-row>
        <table:table-row table:style-name="ro1">
          <table:table-cell office:value-type="string">
            <text:p>+0, 28, MACHOKE, 0</text:p>
          </table:table-cell>
        </table:table-row>
        <table:table-row table:style-name="ro1">
          <table:table-cell office:value-type="string">
            <text:p>+0, 28, RHYDON, 0</text:p>
          </table:table-cell>
        </table:table-row>
        <table:table-row table:style-name="ro1">
          <table:table-cell office:value-type="string">
            <text:p>+0, 28, ONIX, 0 @}</text:p>
          </table:table-cell>
        </table:table-row>
        <table:table-row table:style-name="ro1">
          <table:table-cell office:value-type="string">
            <text:p>+#OLIVER#, Normal, HIKER~2, (boy0B false), 90, "OLIVER", ????????, ????????, ????????, ????????, Single, - CheckBadMove /, 3, @{ 0, 29, ONIX, 0</text:p>
          </table:table-cell>
        </table:table-row>
        <table:table-row table:style-name="ro1">
          <table:table-cell office:value-type="string">
            <text:p>+0, 28, RHYDON, 0</text:p>
          </table:table-cell>
        </table:table-row>
        <table:table-row table:style-name="ro1">
          <table:table-cell office:value-type="string">
            <text:p>+0, 29, OMANYTE, 0 @}</text:p>
          </table:table-cell>
        </table:table-row>
        <table:table-row table:style-name="ro1">
          <table:table-cell office:value-type="string">
            <text:p>+#LUCAS#, Moves, HIKER~2, (boy0B false), 90, "LUCAS", ????????, ????????, ????????, ????????, Single, - CheckBadMove /, 3, @{ 0, 29, GRAVELER, MAGNITUDE, ROLLOUT, "MUD SPORT", "DEFENSE CURL", 0</text:p>
          </table:table-cell>
        </table:table-row>
        <table:table-row table:style-name="ro1">
          <table:table-cell office:value-type="string">
            <text:p>+0, 28, RHYDON, STOMP, "SCARY FACE", "METAL CLAW", "TAIL WHIP", 0</text:p>
          </table:table-cell>
        </table:table-row>
        <table:table-row table:style-name="ro1">
          <table:table-cell office:value-type="string">
            <text:p>+0, 29, KABUTO, CLAMP, LEER, "ROCK THROW", HARDEN, 0 @}</text:p>
          </table:table-cell>
        </table:table-row>
        <table:table-row table:style-name="ro1">
          <table:table-cell office:value-type="string">
            <text:p>+#JARED#, Moves, BIKER, (boy00 false), 91, "JARED", ????????, ????????, ????????, ????????, Single, - CheckBadMove /, 3, @{ 0, 40, GIGGLYHUFF, "AIR SLASH", "BODY SLAM", SING, DISABLE, 0</text:p>
          </table:table-cell>
        </table:table-row>
        <table:table-row table:style-name="ro1">
          <table:table-cell office:value-type="string">
            <text:p>+0, 40, PINSIR, "BRICK BREAK", REVENGE, VICEGRIP, GUILLOTINE, 0</text:p>
          </table:table-cell>
        </table:table-row>
        <table:table-row table:style-name="ro1">
          <table:table-cell office:value-type="string">
            <text:p>+0, 41, TAUROS, THRASH, HEADBUTT, PURSUIT, RAGE, 0 @}</text:p>
          </table:table-cell>
        </table:table-row>
        <table:table-row table:style-name="ro1">
          <table:table-cell office:value-type="string">
            <text:p>+#MALIK#, Normal, BIKER, (boy00 false), 91, "MALIK", ????????, ????????, ????????, ????????, Single, - CheckBadMove /, 2, @{ 0, 40, PINSIRIOR, 0</text:p>
          </table:table-cell>
        </table:table-row>
        <table:table-row table:style-name="ro1">
          <table:table-cell office:value-type="string">
            <text:p>+0, 40, AERODACTYL, 0 @}</text:p>
          </table:table-cell>
        </table:table-row>
        <table:table-row table:style-name="ro1">
          <table:table-cell office:value-type="string">
            <text:p>+#ERNEST#, Normal, BIKER, (boy00 false), 91, "ERNEST", ????????, ????????, ????????, ????????, Single, - CheckBadMove /, 5, @{ 0, 39, VENUSAUR, 0</text:p>
          </table:table-cell>
        </table:table-row>
        <table:table-row table:style-name="ro1">
          <table:table-cell office:value-type="string">
            <text:p>+0, 40, SNORLAX, 0</text:p>
          </table:table-cell>
        </table:table-row>
        <table:table-row table:style-name="ro1">
          <table:table-cell office:value-type="string">
            <text:p>+0, 39, MACHAMP, 0</text:p>
          </table:table-cell>
        </table:table-row>
        <table:table-row table:style-name="ro1">
          <table:table-cell office:value-type="string">
            <text:p>+0, 40, VENOMENA, 0</text:p>
          </table:table-cell>
        </table:table-row>
        <table:table-row table:style-name="ro1">
          <table:table-cell office:value-type="string">
            <text:p>+0, 40, GORILLASH, 0 @}</text:p>
          </table:table-cell>
        </table:table-row>
        <table:table-row table:style-name="ro1">
          <table:table-cell office:value-type="string">
            <text:p>+#ALEX#, Normal, BIKER, (boy00 false), 91, "ALEX", ????????, ????????, ????????, ????????, Single, - CheckBadMove /, 3, @{ 0, 40, KABUTOPS, 0</text:p>
          </table:table-cell>
        </table:table-row>
        <table:table-row table:style-name="ro1">
          <table:table-cell office:value-type="string">
            <text:p>+0, 40, MUK, 0</text:p>
          </table:table-cell>
        </table:table-row>
        <table:table-row table:style-name="ro1">
          <table:table-cell office:value-type="string">
            <text:p>+0, 40, SNORLAX, 0 @}</text:p>
          </table:table-cell>
        </table:table-row>
        <table:table-row table:style-name="ro1">
          <table:table-cell office:value-type="string">
            <text:p>+#LAO#, Moves, BIKER, (boy00 false), 91, "LAO", ????????, ????????, ????????, ????????, Single, - CheckBadMove /, 2, @{ 0, 40, MUK, SCREECH, MINIMIZE, "SLUDGE BOMB", "ACID ARMOR", 0</text:p>
          </table:table-cell>
        </table:table-row>
        <table:table-row table:style-name="ro1">
          <table:table-cell office:value-type="string">
            <text:p>+0, 40, WEEZING, SMOKESCREEN, SLUDGE, SMOG, TACKLE, 0 @}</text:p>
          </table:table-cell>
        </table:table-row>
        <table:table-row table:style-name="ro1">
          <table:table-cell office:value-type="string">
            <text:p>+#~80#, Normal, BIKER, (boy00 false), 91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HIDEO#, Normal, BIKER, (boy00 false), 91, "HIDEO", ????????, ????????, ????????, ????????, Single, - CheckBadMove /, 1, @{ 0, 46, HEEVING, 0 @}</text:p>
          </table:table-cell>
        </table:table-row>
        <table:table-row table:style-name="ro1">
          <table:table-cell office:value-type="string">
            <text:p>+#RUBEN#, Moves, BIKER, (boy00 false), 91, "RUBEN", ????????, ????????, ????????, ????????, Single, - CheckBadMove /, 3, @{ 0, 38, WEEZING, SMOKESCREEN, SLUDGE, SMOG, HAZE, 0</text:p>
          </table:table-cell>
        </table:table-row>
        <table:table-row table:style-name="ro1">
          <table:table-cell office:value-type="string">
            <text:p>+0, 38, SEPISTRIKE, ENCORE, "SWORDS DANCE", SLASH, RAGE, 0</text:p>
          </table:table-cell>
        </table:table-row>
        <table:table-row table:style-name="ro1">
          <table:table-cell office:value-type="string">
            <text:p>+0, 38, MAGMORTAR, FLAMETHROWER, SMOKESCREEN, SMOG, "SUNNY DAY", 0 @}</text:p>
          </table:table-cell>
        </table:table-row>
        <table:table-row table:style-name="ro1">
          <table:table-cell office:value-type="string">
            <text:p>+#BILLY#, Normal, BIKER, (boy00 false), 91, "BILLY", ????????, ????????, ????????, ????????, Single, - CheckBadMove /, 1, @{ 0, 45, GUNK, 0 @}</text:p>
          </table:table-cell>
        </table:table-row>
        <table:table-row table:style-name="ro1">
          <table:table-cell office:value-type="string">
            <text:p>+#NIKOLAS#, Moves, BIKER, (boy00 false), 91, "NIKOLAS", ????????, ????????, ????????, ????????, Single, - CheckBadMove /, 2, @{ 0, 40, ELECTRODES, SWIFT, THUNDERBOLT, "LIGHT SCREEN", ROLLOUT, 0</text:p>
          </table:table-cell>
        </table:table-row>
        <table:table-row table:style-name="ro1">
          <table:table-cell office:value-type="string">
            <text:p>+0, 40, ELECTIVIRE, THUNDERPUNCH, SCREECH, SWIFT, CHARGE, 0 @}</text:p>
          </table:table-cell>
        </table:table-row>
        <table:table-row table:style-name="ro1">
          <table:table-cell office:value-type="string">
            <text:p>+#JAXON#, Normal, BIKER, (boy00 false), 91, "JAXON", ????????, ????????, ????????, ????????, Single, - CheckBadMove /, 2, @{ 0, 43, "MR. MIME", 0</text:p>
          </table:table-cell>
        </table:table-row>
        <table:table-row table:style-name="ro1">
          <table:table-cell office:value-type="string">
            <text:p>+0, 43, JYNX, 0 @}</text:p>
          </table:table-cell>
        </table:table-row>
        <table:table-row table:style-name="ro1">
          <table:table-cell office:value-type="string">
            <text:p>+#WILLIAM#, Moves, BIKER, (boy00 false), 91, "WILLIAM", ????????, ????????, ????????, ????????, Single, - CheckBadMove /, 5, @{ 0, 40, WEEZING, SMOKESCREEN, SLUDGE, SMOG, TOXIC, 0</text:p>
          </table:table-cell>
        </table:table-row>
        <table:table-row table:style-name="ro1">
          <table:table-cell office:value-type="string">
            <text:p>+0, 40, TENTACRUEL, BUBBLEBEAM, WRAP, ACID, SUPERSONIC, 0</text:p>
          </table:table-cell>
        </table:table-row>
        <table:table-row table:style-name="ro1">
          <table:table-cell office:value-type="string">
            <text:p>+0, 40, MUK, "ACID ARMOR", "SLUDGE BOMB", SCREECH, MINIMIZE, 0</text:p>
          </table:table-cell>
        </table:table-row>
        <table:table-row table:style-name="ro1">
          <table:table-cell office:value-type="string">
            <text:p>+0, 41, MAGNEZONE, "SHOCK WAVE", LOCK-ON, "TRI ATTACK", "THUNDER WAVE", 0</text:p>
          </table:table-cell>
        </table:table-row>
        <table:table-row table:style-name="ro1">
          <table:table-cell office:value-type="string">
            <text:p>+0, 41, MAROWAK, BONEMERANG, "FOCUS ENERGY", HEADBUTT, "FALSE SWIPE", 0 @}</text:p>
          </table:table-cell>
        </table:table-row>
        <table:table-row table:style-name="ro1">
          <table:table-cell office:value-type="string">
            <text:p>+#LUKAS#, Moves, BIKER, (boy00 false), 91, "LUKAS", ????????, ????????, ????????, ????????, Single, - CheckBadMove /, 4, @{ 0, 42, WEEZING, SMOKESCREEN, SLUDGE, SMOG, EXPLOSION, 0</text:p>
          </table:table-cell>
        </table:table-row>
        <table:table-row table:style-name="ro1">
          <table:table-cell office:value-type="string">
            <text:p>+0, 40, MACHAMP, "CROSS CHOP", FORESIGHT, LEER, REVENGE, 0</text:p>
          </table:table-cell>
        </table:table-row>
        <table:table-row table:style-name="ro1">
          <table:table-cell office:value-type="string">
            <text:p>+0, 40, NIDOKING, "SAND TOMB", "HORN ATTACK", "POISON TAIL", "DOUBLE KICK", 0</text:p>
          </table:table-cell>
        </table:table-row>
        <table:table-row table:style-name="ro1">
          <table:table-cell office:value-type="string">
            <text:p>+0, 41, MUK, STOCKPILE, "SLUDGE BOMB", SMOG, "ACID ARMOR", 0 @}</text:p>
          </table:table-cell>
        </table:table-row>
        <table:table-row table:style-name="ro1">
          <table:table-cell office:value-type="string">
            <text:p>+#ISAAC#, Normal, BIKER, (boy00 false), 91, "ISAAC", ????????, ????????, ????????, ????????, Single, - CheckBadMove /, 3, @{ 0, 42, MUK, 0</text:p>
          </table:table-cell>
        </table:table-row>
        <table:table-row table:style-name="ro1">
          <table:table-cell office:value-type="string">
            <text:p>+0, 42, VICTREEBEL, 0</text:p>
          </table:table-cell>
        </table:table-row>
        <table:table-row table:style-name="ro1">
          <table:table-cell office:value-type="string">
            <text:p>+0, 40, RAPIDASH, 0 @}</text:p>
          </table:table-cell>
        </table:table-row>
        <table:table-row table:style-name="ro1">
          <table:table-cell office:value-type="string">
            <text:p>+#GERALD#, Moves, BIKER, (boy00 false), 91, "GERALD", ????????, ????????, ????????, ????????, Single, - CheckBadMove /, 2, @{ 0, 42, WEEZING, SMOKESCREEN, SLUDGE, SMOG, TOXIC, 0</text:p>
          </table:table-cell>
        </table:table-row>
        <table:table-row table:style-name="ro1">
          <table:table-cell office:value-type="string">
            <text:p>+0, 43, MUK, STOCKPILE, MINIMIZE, "SLUDGE BOMB", "PAIN SPLIT", 0 @}</text:p>
          </table:table-cell>
        </table:table-row>
        <table:table-row table:style-name="ro1">
          <table:table-cell office:value-type="string">
            <text:p>+#~81#, Normal, BURGLAR, (rocket03 false), 92, "", ????????, ????????, ????????, ????????, Single, - CheckBadMove /, 2, @{ 0, 29, GROWLITHE, 0</text:p>
          </table:table-cell>
        </table:table-row>
        <table:table-row table:style-name="ro1">
          <table:table-cell office:value-type="string">
            <text:p>+0, 29, VULPIX, 0 @}</text:p>
          </table:table-cell>
        </table:table-row>
        <table:table-row table:style-name="ro1">
          <table:table-cell office:value-type="string">
            <text:p>+#~82#, Normal, BURGLAR, (rocket03 false), 92, "", ????????, ????????, ????????, ????????, Single, - CheckBadMove /, 1, @{ 0, 33, GROWLITHE, 0 @}</text:p>
          </table:table-cell>
        </table:table-row>
        <table:table-row table:style-name="ro1">
          <table:table-cell office:value-type="string">
            <text:p>+#~83#, Normal, BURGLAR, (rocket03 false), 92, "", ????????, ????????, ????????, ????????, Single, - CheckBadMove /, 3, @{ 0, 28, VULPIX, 0</text:p>
          </table:table-cell>
        </table:table-row>
        <table:table-row table:style-name="ro1">
          <table:table-cell office:value-type="string">
            <text:p>+0, 28, CHARMANDER, 0</text:p>
          </table:table-cell>
        </table:table-row>
        <table:table-row table:style-name="ro1">
          <table:table-cell office:value-type="string">
            <text:p>+0, 28, PONYTA, 0 @}</text:p>
          </table:table-cell>
        </table:table-row>
        <table:table-row table:style-name="ro1">
          <table:table-cell office:value-type="string">
            <text:p>+#QUINN#, Normal, BURGLAR, (rocket03 false), 92, "QUINN", ????????, ????????, ????????, ????????, Single, - CheckBadMove /, 3, @{ 0, 55, SINGESHA, 0</text:p>
          </table:table-cell>
        </table:table-row>
        <table:table-row table:style-name="ro1">
          <table:table-cell office:value-type="string">
            <text:p>+0, 56, SPIRITALES, 0</text:p>
          </table:table-cell>
        </table:table-row>
        <table:table-row table:style-name="ro1">
          <table:table-cell office:value-type="string">
            <text:p>+0, 55, MAGMORE, 0 @}</text:p>
          </table:table-cell>
        </table:table-row>
        <table:table-row table:style-name="ro1">
          <table:table-cell office:value-type="string">
            <text:p>+#RAMON#, Normal, BURGLAR, (rocket03 false), 92, "RAMON", ????????, ????????, ????????, ????????, Single, - CheckBadMove /, 1, @{ 0, 62, DRAGONIER, 0 @}</text:p>
          </table:table-cell>
        </table:table-row>
        <table:table-row table:style-name="ro1">
          <table:table-cell office:value-type="string">
            <text:p>+#DUSTY#, Normal, BURGLAR, (rocket03 false), 92, "DUSTY", ????????, ????????, ????????, ????????, Single, - CheckBadMove /, 2, @{ 0, 59, SPIRITALES, 0</text:p>
          </table:table-cell>
        </table:table-row>
        <table:table-row table:style-name="ro1">
          <table:table-cell office:value-type="string">
            <text:p>+0, 59, GUARDIANCE, 0 @}</text:p>
          </table:table-cell>
        </table:table-row>
        <table:table-row table:style-name="ro1">
          <table:table-cell office:value-type="string">
            <text:p>+#ARNIE#, Normal, BURGLAR, (rocket03 false), 92, "ARNIE", ????????, ????????, ????????, ????????, Single, - CheckBadMove /, 2, @{ 0, 58, PORYGON-Q, 0</text:p>
          </table:table-cell>
        </table:table-row>
        <table:table-row table:style-name="ro1">
          <table:table-cell office:value-type="string">
            <text:p>+0, 58, CHARIANA, 0 @}</text:p>
          </table:table-cell>
        </table:table-row>
        <table:table-row table:style-name="ro1">
          <table:table-cell office:value-type="string">
            <text:p>+#~84#, Normal, BURGLAR, (rocket03 false), 92, "", ????????, ????????, ????????, ????????, Single, - CheckBadMove /, 2, @{ 0, 34, CHARMANDER, 0</text:p>
          </table:table-cell>
        </table:table-row>
        <table:table-row table:style-name="ro1">
          <table:table-cell office:value-type="string">
            <text:p>+0, 34, CHARMELEON, 0 @}</text:p>
          </table:table-cell>
        </table:table-row>
        <table:table-row table:style-name="ro1">
          <table:table-cell office:value-type="string">
            <text:p>+#SIMON#, Normal, BURGLAR, (rocket03 false), 92, "SIMON", ????????, ????????, ????????, ????????, Single, - CheckBadMove /, 1, @{ 0, 62, YOKAYUBI, 0 @}</text:p>
          </table:table-cell>
        </table:table-row>
        <table:table-row table:style-name="ro1">
          <table:table-cell office:value-type="string">
            <text:p>+#LEWIS#, Normal, BURGLAR, (rocket03 false), 92, "LEWIS", ????????, ????????, ????????, ????????, Single, - CheckBadMove /, 2, @{ 0, 56, SINGESHA, 0</text:p>
          </table:table-cell>
        </table:table-row>
        <table:table-row table:style-name="ro1">
          <table:table-cell office:value-type="string">
            <text:p>+0, 57, COMBUSTANG, 0 @}</text:p>
          </table:table-cell>
        </table:table-row>
        <table:table-row table:style-name="ro1">
          <table:table-cell office:value-type="string">
            <text:p>+#BAILY#, Normal, ENGINEER, (boy00 false), 93, "BAILY", ????????, ????????, ????????, ????????, Single, - CheckBadMove /, 2, @{ 0, 26, VOLTORB, 0</text:p>
          </table:table-cell>
        </table:table-row>
        <table:table-row table:style-name="ro1">
          <table:table-cell office:value-type="string">
            <text:p>+0, 26, MAGNETON, 0 @}</text:p>
          </table:table-cell>
        </table:table-row>
        <table:table-row table:style-name="ro1">
          <table:table-cell office:value-type="string">
            <text:p>+#BRAXTON#, Normal, ENGINEER, (boy00 false), 93, "BRAXTON", ????????, ????????, ????????, ????????, Single, - CheckBadMove /, 1, @{ 0, 26, MAGNETON, 0 @}</text:p>
          </table:table-cell>
        </table:table-row>
        <table:table-row table:style-name="ro1">
          <table:table-cell office:value-type="string">
            <text:p>+#BERNIE#, Normal, ENGINEER, (boy00 false), 93, "BERNIE", ????????, ????????, ????????, ????????, Single, - CheckBadMove /, 3, @{ 0, 23, VOLTORB, 0</text:p>
          </table:table-cell>
        </table:table-row>
        <table:table-row table:style-name="ro1">
          <table:table-cell office:value-type="string">
            <text:p>+0, 23, MACHOKE, 0</text:p>
          </table:table-cell>
        </table:table-row>
        <table:table-row table:style-name="ro1">
          <table:table-cell office:value-type="string">
            <text:p>+0, 23, MAGNETON, 0 @}</text:p>
          </table:table-cell>
        </table:table-row>
        <table:table-row table:style-name="ro1">
          <table:table-cell office:value-type="string">
            <text:p>+#DALE#, Normal, FISHERMAN~2, (boy0B false), 94, "DALE", ????????, ????????, ????????, ????????, Single, - CheckBadMove /, 3, @{ 0, 23, GOLDEEN, 0</text:p>
          </table:table-cell>
        </table:table-row>
        <table:table-row table:style-name="ro1">
          <table:table-cell office:value-type="string">
            <text:p>+0, 23, TENTACOOL, 0</text:p>
          </table:table-cell>
        </table:table-row>
        <table:table-row table:style-name="ro1">
          <table:table-cell office:value-type="string">
            <text:p>+0, 23, GYARADOS, 0 @}</text:p>
          </table:table-cell>
        </table:table-row>
        <table:table-row table:style-name="ro1">
          <table:table-cell office:value-type="string">
            <text:p>+#BARNY#, Normal, FISHERMAN~2, (boy0B false), 94, "BARNY", ????????, ????????, ????????, ????????, Single, - CheckBadMove /, 3, @{ 0, 23, TENTACOOL, 0</text:p>
          </table:table-cell>
        </table:table-row>
        <table:table-row table:style-name="ro1">
          <table:table-cell office:value-type="string">
            <text:p>+0, 23, STARYU, 0</text:p>
          </table:table-cell>
        </table:table-row>
        <table:table-row table:style-name="ro1">
          <table:table-cell office:value-type="string">
            <text:p>+0, 23, SHELLDER, 0 @}</text:p>
          </table:table-cell>
        </table:table-row>
        <table:table-row table:style-name="ro1">
          <table:table-cell office:value-type="string">
            <text:p>+#NED#, Normal, FISHERMAN~2, (boy0B false), 94, "NED", ????????, ????????, ????????, ????????, Single, - CheckBadMove /, 3, @{ 0, 38, GOLDEEN, 0</text:p>
          </table:table-cell>
        </table:table-row>
        <table:table-row table:style-name="ro1">
          <table:table-cell office:value-type="string">
            <text:p>+0, 38, POLIWRATH, 0</text:p>
          </table:table-cell>
        </table:table-row>
        <table:table-row table:style-name="ro1">
          <table:table-cell office:value-type="string">
            <text:p>+0, 38, DRAGONAIR, 0 @}</text:p>
          </table:table-cell>
        </table:table-row>
        <table:table-row table:style-name="ro1">
          <table:table-cell office:value-type="string">
            <text:p>+#CHIP#, Normal, FISHERMAN~2, (boy0B false), 94, "CHIP", ????????, ????????, ????????, ????????, Single, - CheckBadMove /, 2, @{ 0, 39, TENTACRUEL, 0</text:p>
          </table:table-cell>
        </table:table-row>
        <table:table-row table:style-name="ro1">
          <table:table-cell office:value-type="string">
            <text:p>+0, 39, SEAKING, 0 @}</text:p>
          </table:table-cell>
        </table:table-row>
        <table:table-row table:style-name="ro1">
          <table:table-cell office:value-type="string">
            <text:p>+#HANK#, Normal, FISHERMAN~2, (boy0B false), 94, "HANK", ????????, ????????, ????????, ????????, Single, - CheckBadMove /, 1, @{ 0, 42, SEAREX, 0 @}</text:p>
          </table:table-cell>
        </table:table-row>
        <table:table-row table:style-name="ro1">
          <table:table-cell office:value-type="string">
            <text:p>+#ELLIOT#, Normal, FISHERMAN~2, (boy0B false), 94, "ELLIOT", ????????, ????????, ????????, ????????, Single, - CheckBadMove /, 4, @{ 0, 38, POLIWRATH, 0</text:p>
          </table:table-cell>
        </table:table-row>
        <table:table-row table:style-name="ro1">
          <table:table-cell office:value-type="string">
            <text:p>+0, 38, CLOYSTER, 0</text:p>
          </table:table-cell>
        </table:table-row>
        <table:table-row table:style-name="ro1">
          <table:table-cell office:value-type="string">
            <text:p>+0, 37, SEAKING, 0</text:p>
          </table:table-cell>
        </table:table-row>
        <table:table-row table:style-name="ro1">
          <table:table-cell office:value-type="string">
            <text:p>+0, 37, SEADRA, 0 @}</text:p>
          </table:table-cell>
        </table:table-row>
        <table:table-row table:style-name="ro1">
          <table:table-cell office:value-type="string">
            <text:p>+#RONALD#, Normal, FISHERMAN~2, (boy0B false), 94, "RONALD", ????????, ????????, ????????, ????????, Single, - CheckBadMove /, 4, @{ 0, 50, SEAREX, 0</text:p>
          </table:table-cell>
        </table:table-row>
        <table:table-row table:style-name="ro1">
          <table:table-cell office:value-type="string">
            <text:p>+0, 50, TENTACATE, 0</text:p>
          </table:table-cell>
        </table:table-row>
        <table:table-row table:style-name="ro1">
          <table:table-cell office:value-type="string">
            <text:p>+0, 50, AN'ENEMY, 0</text:p>
          </table:table-cell>
        </table:table-row>
        <table:table-row table:style-name="ro1">
          <table:table-cell office:value-type="string">
            <text:p>+0, 50, RIVEON, 0 @}</text:p>
          </table:table-cell>
        </table:table-row>
        <table:table-row table:style-name="ro1">
          <table:table-cell office:value-type="string">
            <text:p>+#CLAUDE#, Normal, FISHERMAN~2, (boy0B false), 94, "CLAUDE", ????????, ????????, ????????, ????????, Single, - CheckBadMove /, 2, @{ 0, 52, AN'ENEMY, 0</text:p>
          </table:table-cell>
        </table:table-row>
        <table:table-row table:style-name="ro1">
          <table:table-cell office:value-type="string">
            <text:p>+0, 54, OMAPAL, 0 @}</text:p>
          </table:table-cell>
        </table:table-row>
        <table:table-row table:style-name="ro1">
          <table:table-cell office:value-type="string">
            <text:p>+#WADE#, Normal, FISHERMAN~2, (boy0B false), 94, "WADE", ????????, ????????, ????????, ????????, Single, - CheckBadMove /, 6, @{ 0, 65, MAGIKARP, 0</text:p>
          </table:table-cell>
        </table:table-row>
        <table:table-row table:style-name="ro1">
          <table:table-cell office:value-type="string">
            <text:p>+0, 65, MAGIKARP, 0</text:p>
          </table:table-cell>
        </table:table-row>
        <table:table-row table:style-name="ro1">
          <table:table-cell office:value-type="string">
            <text:p>+0, 65, MAGIKARP, 0</text:p>
          </table:table-cell>
        </table:table-row>
        <table:table-row table:style-name="ro1">
          <table:table-cell office:value-type="string">
            <text:p>+0, 65, MAGIKARP, 0</text:p>
          </table:table-cell>
        </table:table-row>
        <table:table-row table:style-name="ro1">
          <table:table-cell office:value-type="string">
            <text:p>+0, 65, MAGIKARP, 0</text:p>
          </table:table-cell>
        </table:table-row>
        <table:table-row table:style-name="ro1">
          <table:table-cell office:value-type="string">
            <text:p>+0, 65, MAGIKARP, 0 @}</text:p>
          </table:table-cell>
        </table:table-row>
        <table:table-row table:style-name="ro1">
          <table:table-cell office:value-type="string">
            <text:p>+#NOLAN#, Normal, FISHERMAN~2, (boy0B false), 94, "NOLAN", ????????, ????????, ????????, ????????, Single, - CheckBadMove /, 2, @{ 0, 52, SEAREX, 0</text:p>
          </table:table-cell>
        </table:table-row>
        <table:table-row table:style-name="ro1">
          <table:table-cell office:value-type="string">
            <text:p>+0, 52, KABUTAK, 0 @}</text:p>
          </table:table-cell>
        </table:table-row>
        <table:table-row table:style-name="ro1">
          <table:table-cell office:value-type="string">
            <text:p>+#ANDREW#, Normal, FISHERMAN~2, (boy0B false), 94, "ANDREW", ????????, ????????, ????????, ????????, Single, - CheckBadMove /, 2, @{ 0, 40, GYARADOS, 0</text:p>
          </table:table-cell>
        </table:table-row>
        <table:table-row table:style-name="ro1">
          <table:table-cell office:value-type="string">
            <text:p>+0, 41, HYDRADOS, 0 @}</text:p>
          </table:table-cell>
        </table:table-row>
        <table:table-row table:style-name="ro1">
          <table:table-cell office:value-type="string">
            <text:p>+#LUIS#, Normal, SWIMMER\sm~2, (boy08 false), 95, "LUIS", ????????, ????????, ????????, ????????, Single, - CheckBadMove /, 2, @{ 0, 20, HORSEA, 0</text:p>
          </table:table-cell>
        </table:table-row>
        <table:table-row table:style-name="ro1">
          <table:table-cell office:value-type="string">
            <text:p>+0, 20, SHELLDER, 0 @}</text:p>
          </table:table-cell>
        </table:table-row>
        <table:table-row table:style-name="ro1">
          <table:table-cell office:value-type="string">
            <text:p>+#RICHARD#, Normal, SWIMMER\sm~2, (boy08 false), 95, "RICHARD", ????????, ????????, ????????, ????????, Single, - CheckBadMove /, 2, @{ 0, 40, TENTACATE, 0</text:p>
          </table:table-cell>
        </table:table-row>
        <table:table-row table:style-name="ro1">
          <table:table-cell office:value-type="string">
            <text:p>+0, 40, AN'ENEMY, 0 @}</text:p>
          </table:table-cell>
        </table:table-row>
        <table:table-row table:style-name="ro1">
          <table:table-cell office:value-type="string">
            <text:p>+#REECE#, Normal, SWIMMER\sm~2, (boy08 false), 95, "REECE", ????????, ????????, ????????, ????????, Single, - CheckBadMove /, 3, @{ 0, 49, SEAREX, 0</text:p>
          </table:table-cell>
        </table:table-row>
        <table:table-row table:style-name="ro1">
          <table:table-cell office:value-type="string">
            <text:p>+0, 49, KINGDRA, 0</text:p>
          </table:table-cell>
        </table:table-row>
        <table:table-row table:style-name="ro1">
          <table:table-cell office:value-type="string">
            <text:p>+0, 50, STARUS, 0 @}</text:p>
          </table:table-cell>
        </table:table-row>
        <table:table-row table:style-name="ro1">
          <table:table-cell office:value-type="string">
            <text:p>+#MATTHEW#, Normal, SWIMMER\sm~2, (boy08 false), 95, "MATTHEW", ????????, ????????, ????????, ????????, Single, - CheckBadMove /, 2, @{ 0, 50, POLITOES, 0</text:p>
          </table:table-cell>
        </table:table-row>
        <table:table-row table:style-name="ro1">
          <table:table-cell office:value-type="string">
            <text:p>+0, 51, FERRAPIN, 0 @}</text:p>
          </table:table-cell>
        </table:table-row>
        <table:table-row table:style-name="ro1">
          <table:table-cell office:value-type="string">
            <text:p>+#DOUGLAS#, Normal, SWIMMER\sm~2, (boy08 false), 95, "DOUGLAS", ????????, ????????, ????????, ????????, Single, - CheckBadMove /, 3, @{ 0, 49, KINGDRA, 0</text:p>
          </table:table-cell>
        </table:table-row>
        <table:table-row table:style-name="ro1">
          <table:table-cell office:value-type="string">
            <text:p>+0, 50, TENTACATE, 0</text:p>
          </table:table-cell>
        </table:table-row>
        <table:table-row table:style-name="ro1">
          <table:table-cell office:value-type="string">
            <text:p>+0, 50, KINGLER, 0 @}</text:p>
          </table:table-cell>
        </table:table-row>
        <table:table-row table:style-name="ro1">
          <table:table-cell office:value-type="string">
            <text:p>+#DAVID#, Normal, SWIMMER\sm~2, (boy08 false), 95, "DAVID", ????????, ????????, ????????, ????????, Single, - CheckBadMove /, 3, @{ 0, 49, SEAREX, 0</text:p>
          </table:table-cell>
        </table:table-row>
        <table:table-row table:style-name="ro1">
          <table:table-cell office:value-type="string">
            <text:p>+0, 50, AN'ENEMY, 0</text:p>
          </table:table-cell>
        </table:table-row>
        <table:table-row table:style-name="ro1">
          <table:table-cell office:value-type="string">
            <text:p>+0, 50, GILDUCK, 0 @}</text:p>
          </table:table-cell>
        </table:table-row>
        <table:table-row table:style-name="ro1">
          <table:table-cell office:value-type="string">
            <text:p>+#TONY#, Normal, SWIMMER\sm~2, (boy08 false), 95, "TONY", ????????, ????????, ????????, ????????, Single, - CheckBadMove /, 2, @{ 0, 51, LORDRA, 0</text:p>
          </table:table-cell>
        </table:table-row>
        <table:table-row table:style-name="ro1">
          <table:table-cell office:value-type="string">
            <text:p>+0, 50, LOCHLASS, 0 @}</text:p>
          </table:table-cell>
        </table:table-row>
        <table:table-row table:style-name="ro1">
          <table:table-cell office:value-type="string">
            <text:p>+#AXLE#, Normal, SWIMMER\sm~2, (boy08 false), 95, "AXLE", ????????, ????????, ????????, ????????, Single, - CheckBadMove /, 5, @{ 0, 47, TENTACRUEL, 0</text:p>
          </table:table-cell>
        </table:table-row>
        <table:table-row table:style-name="ro1">
          <table:table-cell office:value-type="string">
            <text:p>+0, 47, TENTACATE, 0</text:p>
          </table:table-cell>
        </table:table-row>
        <table:table-row table:style-name="ro1">
          <table:table-cell office:value-type="string">
            <text:p>+0, 47, STARUS, 0</text:p>
          </table:table-cell>
        </table:table-row>
        <table:table-row table:style-name="ro1">
          <table:table-cell office:value-type="string">
            <text:p>+0, 48, KINGDRA, 0</text:p>
          </table:table-cell>
        </table:table-row>
        <table:table-row table:style-name="ro1">
          <table:table-cell office:value-type="string">
            <text:p>+0, 48, PRECIPED, 0 @}</text:p>
          </table:table-cell>
        </table:table-row>
        <table:table-row table:style-name="ro1">
          <table:table-cell office:value-type="string">
            <text:p>+#BARRY#, Normal, SWIMMER\sm~2, (boy08 false), 95, "BARRY", ????????, ????????, ????????, ????????, Single, - CheckBadMove /, 2, @{ 0, 52, AN'ENEMY, 0</text:p>
          </table:table-cell>
        </table:table-row>
        <table:table-row table:style-name="ro1">
          <table:table-cell office:value-type="string">
            <text:p>+0, 53, KRAKLAW, 0 @}</text:p>
          </table:table-cell>
        </table:table-row>
        <table:table-row table:style-name="ro1">
          <table:table-cell office:value-type="string">
            <text:p>+#DEAN#, Normal, SWIMMER\sm~2, (boy08 false), 95, "DEAN", ????????, ????????, ????????, ????????, Single, - CheckBadMove /, 1, @{ 0, 58, STARWE, 0 @}</text:p>
          </table:table-cell>
        </table:table-row>
        <table:table-row table:style-name="ro1">
          <table:table-cell office:value-type="string">
            <text:p>+#DARRIN#, Normal, SWIMMER\sm~2, (boy08 false), 95, "DARRIN", ????????, ????????, ????????, ????????, Single, - CheckBadMove /, 4, @{ 0, 50, KINGDRA, 0</text:p>
          </table:table-cell>
        </table:table-row>
        <table:table-row table:style-name="ro1">
          <table:table-cell office:value-type="string">
            <text:p>+0, 50, DRAGONITE, 0</text:p>
          </table:table-cell>
        </table:table-row>
        <table:table-row table:style-name="ro1">
          <table:table-cell office:value-type="string">
            <text:p>+0, 50, HYDRADOS, 0</text:p>
          </table:table-cell>
        </table:table-row>
        <table:table-row table:style-name="ro1">
          <table:table-cell office:value-type="string">
            <text:p>+0, 51, SLOWMATE, 0 @}</text:p>
          </table:table-cell>
        </table:table-row>
        <table:table-row table:style-name="ro1">
          <table:table-cell office:value-type="string">
            <text:p>+#SPENCER#, Normal, SWIMMER\sm~2, (boy08 false), 95, "SPENCER", ????????, ????????, ????????, ????????, Single, - CheckBadMove /, 2, @{ 0, 53, LORDRA, 0</text:p>
          </table:table-cell>
        </table:table-row>
        <table:table-row table:style-name="ro1">
          <table:table-cell office:value-type="string">
            <text:p>+0, 53, TENTACATE, 0 @}</text:p>
          </table:table-cell>
        </table:table-row>
        <table:table-row table:style-name="ro1">
          <table:table-cell office:value-type="string">
            <text:p>+#JACK#, Normal, SWIMMER\sm~2, (boy08 false), 95, "JACK", ????????, ????????, ????????, ????????, Single, - CheckBadMove /, 1, @{ 0, 60, STARWE, 0 @}</text:p>
          </table:table-cell>
        </table:table-row>
        <table:table-row table:style-name="ro1">
          <table:table-cell office:value-type="string">
            <text:p>+#JEROME#, Normal, SWIMMER\sm~2, (boy08 false), 95, "JEROME", ????????, ????????, ????????, ????????, Single, - CheckBadMove /, 2, @{ 0, 52, STARUS, 0</text:p>
          </table:table-cell>
        </table:table-row>
        <table:table-row table:style-name="ro1">
          <table:table-cell office:value-type="string">
            <text:p>+0, 52, FORTOISE, 0 @}</text:p>
          </table:table-cell>
        </table:table-row>
        <table:table-row table:style-name="ro1">
          <table:table-cell office:value-type="string">
            <text:p>+#ROLAND#, Normal, SWIMMER\sm~2, (boy08 false), 95, "ROLAND", ????????, ????????, ????????, ????????, Single, - CheckBadMove /, 3, @{ 0, 51, POLIWISE, 0</text:p>
          </table:table-cell>
        </table:table-row>
        <table:table-row table:style-name="ro1">
          <table:table-cell office:value-type="string">
            <text:p>+0, 51, TENTACATE, 0</text:p>
          </table:table-cell>
        </table:table-row>
        <table:table-row table:style-name="ro1">
          <table:table-cell office:value-type="string">
            <text:p>+0, 51, LORDRA, 0 @}</text:p>
          </table:table-cell>
        </table:table-row>
        <table:table-row table:style-name="ro1">
          <table:table-cell office:value-type="string">
            <text:p>+#KOJI#, Normal, "CUE BALL", (boy00 false), 96, "KOJI", ????????, ????????, ????????, ????????, Single, - CheckBadMove /, 3, @{ 0, 41, MACHAMP, 0</text:p>
          </table:table-cell>
        </table:table-row>
        <table:table-row table:style-name="ro1">
          <table:table-cell office:value-type="string">
            <text:p>+0, 41, PRIMEAPE, 0</text:p>
          </table:table-cell>
        </table:table-row>
        <table:table-row table:style-name="ro1">
          <table:table-cell office:value-type="string">
            <text:p>+0, 41, TAUROX, 0 @}</text:p>
          </table:table-cell>
        </table:table-row>
        <table:table-row table:style-name="ro1">
          <table:table-cell office:value-type="string">
            <text:p>+#LUKE#, Normal, "CUE BALL", (boy00 false), 96, "LUKE", ????????, ????????, ????????, ????????, Single, - CheckBadMove /, 2, @{ 0, 40, GORILLASH, 0</text:p>
          </table:table-cell>
        </table:table-row>
        <table:table-row table:style-name="ro1">
          <table:table-cell office:value-type="string">
            <text:p>+0, 40, MACHAMP, 0 @}</text:p>
          </table:table-cell>
        </table:table-row>
        <table:table-row table:style-name="ro1">
          <table:table-cell office:value-type="string">
            <text:p>+#CAMRON#, Normal, "CUE BALL", (boy00 false), 96, "CAMRON", ????????, ????????, ????????, ????????, Single, - CheckBadMove /, 2, @{ 0, 40, GORILLASH, 0</text:p>
          </table:table-cell>
        </table:table-row>
        <table:table-row table:style-name="ro1">
          <table:table-cell office:value-type="string">
            <text:p>+0, 40, MACHAMP, 0 @}</text:p>
          </table:table-cell>
        </table:table-row>
        <table:table-row table:style-name="ro1">
          <table:table-cell office:value-type="string">
            <text:p>+#RAUL#, Normal, "CUE BALL", (boy00 false), 96, "RAUL", ????????, ????????, ????????, ????????, Single, - CheckBadMove /, 2, @{ 0, 40, GORILLASH, 0</text:p>
          </table:table-cell>
        </table:table-row>
        <table:table-row table:style-name="ro1">
          <table:table-cell office:value-type="string">
            <text:p>+0, 40, POLITOES, 0 @}</text:p>
          </table:table-cell>
        </table:table-row>
        <table:table-row table:style-name="ro1">
          <table:table-cell office:value-type="string">
            <text:p>+#ISAIAH#, Normal, "CUE BALL", (boy00 false), 96, "ISAIAH", ????????, ????????, ????????, ????????, Single, - CheckBadMove /, 2, @{ 0, 40, MACHAMP, 0</text:p>
          </table:table-cell>
        </table:table-row>
        <table:table-row table:style-name="ro1">
          <table:table-cell office:value-type="string">
            <text:p>+0, 40, RHYPERIOR, 0 @}</text:p>
          </table:table-cell>
        </table:table-row>
        <table:table-row table:style-name="ro1">
          <table:table-cell office:value-type="string">
            <text:p>+#ZEEK#, Normal, "CUE BALL", (boy00 false), 96, "ZEEK", ????????, ????????, ????????, ????????, Single, - CheckBadMove /, 1, @{ 0, 45, MACHULK, 0 @}</text:p>
          </table:table-cell>
        </table:table-row>
        <table:table-row table:style-name="ro1">
          <table:table-cell office:value-type="string">
            <text:p>+#JAMAL#, Normal, "CUE BALL", (boy00 false), 96, "JAMAL", ????????, ????????, ????????, ????????, Single, - CheckBadMove /, 4, @{ 0, 40, PRIMEAPE, 0</text:p>
          </table:table-cell>
        </table:table-row>
        <table:table-row table:style-name="ro1">
          <table:table-cell office:value-type="string">
            <text:p>+0, 40, RHYPERIOR, 0</text:p>
          </table:table-cell>
        </table:table-row>
        <table:table-row table:style-name="ro1">
          <table:table-cell office:value-type="string">
            <text:p>+0, 40, MACHAMP, 0</text:p>
          </table:table-cell>
        </table:table-row>
        <table:table-row table:style-name="ro1">
          <table:table-cell office:value-type="string">
            <text:p>+0, 42, GENGAR, 0 @}</text:p>
          </table:table-cell>
        </table:table-row>
        <table:table-row table:style-name="ro1">
          <table:table-cell office:value-type="string">
            <text:p>+#COREY#, Normal, "CUE BALL", (boy00 false), 96, "COREY", ????????, ????????, ????????, ????????, Single, - CheckBadMove /, 2, @{ 0, 43, GORILLASH, 0</text:p>
          </table:table-cell>
        </table:table-row>
        <table:table-row table:style-name="ro1">
          <table:table-cell office:value-type="string">
            <text:p>+0, 43, GOROCHU, 0 @}</text:p>
          </table:table-cell>
        </table:table-row>
        <table:table-row table:style-name="ro1">
          <table:table-cell office:value-type="string">
            <text:p>+#CHASE#, Normal, "CUE BALL", (boy00 false), 96, "CHASE", ????????, ????????, ????????, ????????, Single, - CheckBadMove /, 3, @{ 0, 31, TENTACOOL, 0</text:p>
          </table:table-cell>
        </table:table-row>
        <table:table-row table:style-name="ro1">
          <table:table-cell office:value-type="string">
            <text:p>+0, 31, TENTACOOL, 0</text:p>
          </table:table-cell>
        </table:table-row>
        <table:table-row table:style-name="ro1">
          <table:table-cell office:value-type="string">
            <text:p>+0, 31, TENTACRUEL, 0 @}</text:p>
          </table:table-cell>
        </table:table-row>
        <table:table-row table:style-name="ro1">
          <table:table-cell office:value-type="string">
            <text:p>+#HUGO#, Normal, GAMER, (boy00 false), 97, "HUGO", ????????, ????????, ????????, ????????, Single, - CheckBadMove /, 2, @{ 0, 23, POLIWHIRL, 0</text:p>
          </table:table-cell>
        </table:table-row>
        <table:table-row table:style-name="ro1">
          <table:table-cell office:value-type="string">
            <text:p>+0, 23, HORSEA, 0 @}</text:p>
          </table:table-cell>
        </table:table-row>
        <table:table-row table:style-name="ro1">
          <table:table-cell office:value-type="string">
            <text:p>+#JASPER#, Normal, GAMER, (boy00 false), 97, "JASPER", ????????, ????????, ????????, ????????, Single, - CheckBadMove /, 2, @{ 0, 23, WEEPINBELL, 0</text:p>
          </table:table-cell>
        </table:table-row>
        <table:table-row table:style-name="ro1">
          <table:table-cell office:value-type="string">
            <text:p>+0, 23, GLOOM, 0 @}</text:p>
          </table:table-cell>
        </table:table-row>
        <table:table-row table:style-name="ro1">
          <table:table-cell office:value-type="string">
            <text:p>+#DIRK#, Normal, GAMER, (boy00 false), 97, "DIRK", ????????, ????????, ????????, ????????, Single, - CheckBadMove /, 2, @{ 0, 23, ELECTRODE, 0</text:p>
          </table:table-cell>
        </table:table-row>
        <table:table-row table:style-name="ro1">
          <table:table-cell office:value-type="string">
            <text:p>+0, 23, MAGNETON, 0 @}</text:p>
          </table:table-cell>
        </table:table-row>
        <table:table-row table:style-name="ro1">
          <table:table-cell office:value-type="string">
            <text:p>+#DARIAN#, Normal, GAMER, (boy00 false), 97, "DARIAN", ????????, ????????, ????????, ????????, Single, - CheckBadMove /, 2, @{ 0, 23, GROWLITHE, 0</text:p>
          </table:table-cell>
        </table:table-row>
        <table:table-row table:style-name="ro1">
          <table:table-cell office:value-type="string">
            <text:p>+0, 23, VULPIX, 0 @}</text:p>
          </table:table-cell>
        </table:table-row>
        <table:table-row table:style-name="ro1">
          <table:table-cell office:value-type="string">
            <text:p>+#STAN#, Normal, GAMER, (boy00 false), 97, "STAN", ????????, ????????, ????????, ????????, Single, - CheckBadMove /, 3, @{ 0, 31, POLIWHIRL, 0</text:p>
          </table:table-cell>
        </table:table-row>
        <table:table-row table:style-name="ro1">
          <table:table-cell office:value-type="string">
            <text:p>+0, 31, POLIWRATH, 0</text:p>
          </table:table-cell>
        </table:table-row>
        <table:table-row table:style-name="ro1">
          <table:table-cell office:value-type="string">
            <text:p>+0, 31, HYPNO, 0 @}</text:p>
          </table:table-cell>
        </table:table-row>
        <table:table-row table:style-name="ro1">
          <table:table-cell office:value-type="string">
            <text:p>+#~85#, Normal, GAMER, (boy00 false), 97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RICH#, Normal, GAMER, (boy00 false), 97, "RICH", ????????, ????????, ????????, ????????, Single, - CheckBadMove /, 2, @{ 0, 34, ARCANINE, 0</text:p>
          </table:table-cell>
        </table:table-row>
        <table:table-row table:style-name="ro1">
          <table:table-cell office:value-type="string">
            <text:p>+0, 34, MAGMORTAR, 0 @}</text:p>
          </table:table-cell>
        </table:table-row>
        <table:table-row table:style-name="ro1">
          <table:table-cell office:value-type="string">
            <text:p>+#BRIDGET#, Normal, BEAUTY~2, (girl01 true), 98, "BRIDGET", ????????, ????????, ????????, ????????, Single, - CheckBadMove /, 4, @{ 0, 34, VILEPLUME, 0</text:p>
          </table:table-cell>
        </table:table-row>
        <table:table-row table:style-name="ro1">
          <table:table-cell office:value-type="string">
            <text:p>+0, 34, VICTREEBEL, 0</text:p>
          </table:table-cell>
        </table:table-row>
        <table:table-row table:style-name="ro1">
          <table:table-cell office:value-type="string">
            <text:p>+0, 34, TANGROWTH, 0</text:p>
          </table:table-cell>
        </table:table-row>
        <table:table-row table:style-name="ro1">
          <table:table-cell office:value-type="string">
            <text:p>+0, 34, EXEGGUTOR, 0 @}</text:p>
          </table:table-cell>
        </table:table-row>
        <table:table-row table:style-name="ro1">
          <table:table-cell office:value-type="string">
            <text:p>+#TAMIA#, Normal, BEAUTY~2, (girl01 true), 98, "TAMIA", ????????, ????????, ????????, ????????, Single, - CheckBadMove /, 2, @{ 0, 35, VICTREEBEL, 0</text:p>
          </table:table-cell>
        </table:table-row>
        <table:table-row table:style-name="ro1">
          <table:table-cell office:value-type="string">
            <text:p>+0, 36, PARASECT, 0 @}</text:p>
          </table:table-cell>
        </table:table-row>
        <table:table-row table:style-name="ro1">
          <table:table-cell office:value-type="string">
            <text:p>+#LORI#, Normal, BEAUTY~2, (girl01 true), 98, "LORI", ????????, ????????, ????????, ????????, Single, - CheckBadMove /, 1, @{ 0, 40, EXEGGITY, 0 @}</text:p>
          </table:table-cell>
        </table:table-row>
        <table:table-row table:style-name="ro1">
          <table:table-cell office:value-type="string">
            <text:p>+#LOLA#, Normal, BEAUTY~2, (girl01 true), 98, "LOLA", ????????, ????????, ????????, ????????, Single, - CheckBadMove /, 3, @{ 0, 40, WIGGLYTUFF, 0</text:p>
          </table:table-cell>
        </table:table-row>
        <table:table-row table:style-name="ro1">
          <table:table-cell office:value-type="string">
            <text:p>+0, 40, RAICHU, 0</text:p>
          </table:table-cell>
        </table:table-row>
        <table:table-row table:style-name="ro1">
          <table:table-cell office:value-type="string">
            <text:p>+0, 40, FELANKH, 0 @}</text:p>
          </table:table-cell>
        </table:table-row>
        <table:table-row table:style-name="ro1">
          <table:table-cell office:value-type="string">
            <text:p>+#SHEILA#, Normal, BEAUTY~2, (girl01 true), 98, "SHEILA", ????????, ????????, ????????, ????????, Single, - CheckBadMove /, 2, @{ 0, 41, CLEFAEFAE, 0</text:p>
          </table:table-cell>
        </table:table-row>
        <table:table-row table:style-name="ro1">
          <table:table-cell office:value-type="string">
            <text:p>+0, 42, GIGGLYHUFF, 0 @}</text:p>
          </table:table-cell>
        </table:table-row>
        <table:table-row table:style-name="ro1">
          <table:table-cell office:value-type="string">
            <text:p>+#TIFFANY#, Normal, SWIMMER\sf~2, (girl01 true), 99, "TIFFANY", ????????, ????????, ????????, ????????, Single, - CheckBadMove /, 1, @{ 0, 58, CAPRISEA, 0 @}</text:p>
          </table:table-cell>
        </table:table-row>
        <table:table-row table:style-name="ro1">
          <table:table-cell office:value-type="string">
            <text:p>+#NORA#, Normal, SWIMMER\sf~2, (girl01 true), 99, "NORA", ????????, ????????, ????????, ????????, Single, - CheckBadMove /, 2, @{ 0, 51, AN'ENEMY, 0</text:p>
          </table:table-cell>
        </table:table-row>
        <table:table-row table:style-name="ro1">
          <table:table-cell office:value-type="string">
            <text:p>+0, 51, KRAKLAW, 0 @}</text:p>
          </table:table-cell>
        </table:table-row>
        <table:table-row table:style-name="ro1">
          <table:table-cell office:value-type="string">
            <text:p>+#MELISSA#, Normal, SWIMMER\sf~2, (girl01 true), 99, "MELISSA", ????????, ????????, ????????, ????????, Single, - CheckBadMove /, 2, @{ 0, 53, POLIWISE, 0</text:p>
          </table:table-cell>
        </table:table-row>
        <table:table-row table:style-name="ro1">
          <table:table-cell office:value-type="string">
            <text:p>+0, 50, SEAREX, 0 @}</text:p>
          </table:table-cell>
        </table:table-row>
        <table:table-row table:style-name="ro1">
          <table:table-cell office:value-type="string">
            <text:p>+#GRACE#, Normal, BEAUTY~2, (girl01 true), 98, "GRACE", ????????, ????????, ????????, ????????, Single, - CheckBadMove /, 2, @{ 0, 43, DRONARCH, 0</text:p>
          </table:table-cell>
        </table:table-row>
        <table:table-row table:style-name="ro1">
          <table:table-cell office:value-type="string">
            <text:p>+0, 42, GIGGLYHUFF, 0 @}</text:p>
          </table:table-cell>
        </table:table-row>
        <table:table-row table:style-name="ro1">
          <table:table-cell office:value-type="string">
            <text:p>+#OLIVIA#, Normal, BEAUTY~2, (girl01 true), 98, "OLIVIA", ????????, ????????, ????????, ????????, Single, - CheckBadMove /, 2, @{ 0, 43, VENUSAUR, 0</text:p>
          </table:table-cell>
        </table:table-row>
        <table:table-row table:style-name="ro1">
          <table:table-cell office:value-type="string">
            <text:p>+0, 42, FELANKH, 0 @}</text:p>
          </table:table-cell>
        </table:table-row>
        <table:table-row table:style-name="ro1">
          <table:table-cell office:value-type="string">
            <text:p>+#LAUREN#, Normal, BEAUTY~2, (girl01 true), 99, "LAUREN", ????????, ????????, ????????, ????????, Single, - CheckBadMove /, 3, @{ 0, 33, WEEPINBELL, 0</text:p>
          </table:table-cell>
        </table:table-row>
        <table:table-row table:style-name="ro1">
          <table:table-cell office:value-type="string">
            <text:p>+0, 33, BELLSPROUT, 0</text:p>
          </table:table-cell>
        </table:table-row>
        <table:table-row table:style-name="ro1">
          <table:table-cell office:value-type="string">
            <text:p>+0, 33, WEEPINBELL, 0 @}</text:p>
          </table:table-cell>
        </table:table-row>
        <table:table-row table:style-name="ro1">
          <table:table-cell office:value-type="string">
            <text:p>+#ANYA#, Normal, SWIMMER\sf~2, (girl01 true), 99, "ANYA", ????????, ????????, ????????, ????????, Single, - CheckBadMove /, 5, @{ 0, 47, POLITOES, 0</text:p>
          </table:table-cell>
        </table:table-row>
        <table:table-row table:style-name="ro1">
          <table:table-cell office:value-type="string">
            <text:p>+0, 47, SEAREX, 0</text:p>
          </table:table-cell>
        </table:table-row>
        <table:table-row table:style-name="ro1">
          <table:table-cell office:value-type="string">
            <text:p>+0, 48, LOCHLASS, 0</text:p>
          </table:table-cell>
        </table:table-row>
        <table:table-row table:style-name="ro1">
          <table:table-cell office:value-type="string">
            <text:p>+0, 48, SEAREX, 0</text:p>
          </table:table-cell>
        </table:table-row>
        <table:table-row table:style-name="ro1">
          <table:table-cell office:value-type="string">
            <text:p>+0, 49, POLITOES, 0 @}</text:p>
          </table:table-cell>
        </table:table-row>
        <table:table-row table:style-name="ro1">
          <table:table-cell office:value-type="string">
            <text:p>+#ALICE#, Normal, SWIMMER\sf~2, (girl01 true), 99, "ALICE", ????????, ????????, ????????, ????????, Single, - CheckBadMove /, 2, @{ 0, 50, SEAREX, 0</text:p>
          </table:table-cell>
        </table:table-row>
        <table:table-row table:style-name="ro1">
          <table:table-cell office:value-type="string">
            <text:p>+0, 51, KABUTOPS, 0 @}</text:p>
          </table:table-cell>
        </table:table-row>
        <table:table-row table:style-name="ro1">
          <table:table-cell office:value-type="string">
            <text:p>+#CONNIE#, Normal, SWIMMER\sf~2, (girl01 true), 99, "CONNIE", ????????, ????????, ????????, ????????, Single, - CheckBadMove /, 3, @{ 0, 49, STARUS, 0</text:p>
          </table:table-cell>
        </table:table-row>
        <table:table-row table:style-name="ro1">
          <table:table-cell office:value-type="string">
            <text:p>+0, 49, RIVEON, 0</text:p>
          </table:table-cell>
        </table:table-row>
        <table:table-row table:style-name="ro1">
          <table:table-cell office:value-type="string">
            <text:p>+0, 49, GILDUCK, 0 @}</text:p>
          </table:table-cell>
        </table:table-row>
        <table:table-row table:style-name="ro1">
          <table:table-cell office:value-type="string">
            <text:p>+#SHIRLEY#, Normal, SWIMMER\sf~2, (girl01 true), 99, "SHIRLEY", ????????, ????????, ????????, ????????, Single, - CheckBadMove /, 3, @{ 0, 50, OMAPAL, 0</text:p>
          </table:table-cell>
        </table:table-row>
        <table:table-row table:style-name="ro1">
          <table:table-cell office:value-type="string">
            <text:p>+0, 50, KABUTAK, 0</text:p>
          </table:table-cell>
        </table:table-row>
        <table:table-row table:style-name="ro1">
          <table:table-cell office:value-type="string">
            <text:p>+0, 51, LORDRA, 0 @}</text:p>
          </table:table-cell>
        </table:table-row>
        <table:table-row table:style-name="ro1">
          <table:table-cell office:value-type="string">
            <text:p>+#JOHAN#, Normal, PSYCHIC~2, (boy04 false), 100, "JOHAN", ????????, ????????, ????????, ????????, Single, - CheckBadMove /, 4, @{ 50, 50, SIMSALABIM, 0</text:p>
          </table:table-cell>
        </table:table-row>
        <table:table-row table:style-name="ro1">
          <table:table-cell office:value-type="string">
            <text:p>+50, 50, SLOWMATE, 0</text:p>
          </table:table-cell>
        </table:table-row>
        <table:table-row table:style-name="ro1">
          <table:table-cell office:value-type="string">
            <text:p>+50, 50, "MR. JEST", 0</text:p>
          </table:table-cell>
        </table:table-row>
        <table:table-row table:style-name="ro1">
          <table:table-cell office:value-type="string">
            <text:p>+50, 50, JYNKIES, 0 @}</text:p>
          </table:table-cell>
        </table:table-row>
        <table:table-row table:style-name="ro1">
          <table:table-cell office:value-type="string">
            <text:p>+#TYRON#, Normal, PSYCHIC~2, (boy04 false), 100, "TYRON", ????????, ????????, ????????, ????????, Single, - CheckBadMove /, 2, @{ 50, 52, "MR. JEST", 0</text:p>
          </table:table-cell>
        </table:table-row>
        <table:table-row table:style-name="ro1">
          <table:table-cell office:value-type="string">
            <text:p>+50, 52, VOHOO-DU, 0 @}</text:p>
          </table:table-cell>
        </table:table-row>
        <table:table-row table:style-name="ro1">
          <table:table-cell office:value-type="string">
            <text:p>+#CAMERON#, Normal, PSYCHIC~2, (boy04 false), 100, "CAMERON", ????????, ????????, ????????, ????????, Single, - CheckBadMove /, 3, @{ 50, 50, SLOWMATE, 0</text:p>
          </table:table-cell>
        </table:table-row>
        <table:table-row table:style-name="ro1">
          <table:table-cell office:value-type="string">
            <text:p>+50, 50, GILDUCK, 0</text:p>
          </table:table-cell>
        </table:table-row>
        <table:table-row table:style-name="ro1">
          <table:table-cell office:value-type="string">
            <text:p>+50, 50, STARUS, 0 @}</text:p>
          </table:table-cell>
        </table:table-row>
        <table:table-row table:style-name="ro1">
          <table:table-cell office:value-type="string">
            <text:p>+#PRESTON#, Normal, PSYCHIC~2, (boy04 false), 100, "PRESTON", ????????, ????????, ????????, ????????, Single, - CheckBadMove /, 1, @{ 50, 58, SLOWCHUM, 0 @}</text:p>
          </table:table-cell>
        </table:table-row>
        <table:table-row table:style-name="ro1">
          <table:table-cell office:value-type="string">
            <text:p>+#RANDALL#, Normal, ROCKER, (boy00 false), 101, "RANDALL", ????????, ????????, ????????, ????????, Single, - CheckBadMove /, 3, @{ 0, 20, VOLTORB, 0</text:p>
          </table:table-cell>
        </table:table-row>
        <table:table-row table:style-name="ro1">
          <table:table-cell office:value-type="string">
            <text:p>+0, 20, MAGNEMITE, 0</text:p>
          </table:table-cell>
        </table:table-row>
        <table:table-row table:style-name="ro1">
          <table:table-cell office:value-type="string">
            <text:p>+0, 20, VOLTORB, 0 @}</text:p>
          </table:table-cell>
        </table:table-row>
        <table:table-row table:style-name="ro1">
          <table:table-cell office:value-type="string">
            <text:p>+#LUCA#, Normal, ROCKER, (boy00 false), 101, "LUCA", ????????, ????????, ????????, ????????, Single, - CheckBadMove /, 2, @{ 0, 40, ELECTRODES, 0</text:p>
          </table:table-cell>
        </table:table-row>
        <table:table-row table:style-name="ro1">
          <table:table-cell office:value-type="string">
            <text:p>+0, 40, ELECTIVIRE, 0 @}</text:p>
          </table:table-cell>
        </table:table-row>
        <table:table-row table:style-name="ro1">
          <table:table-cell office:value-type="string">
            <text:p>+#DALTON#, Normal, JUGGLER, (boy0B false), 102, "DALTON", ????????, ????????, ????????, ????????, Single, - CheckBadMove /, 2, @{ 0, 43, SIMSALABIM, 0</text:p>
          </table:table-cell>
        </table:table-row>
        <table:table-row table:style-name="ro1">
          <table:table-cell office:value-type="string">
            <text:p>+0, 44, "MR. JEST", 0 @}</text:p>
          </table:table-cell>
        </table:table-row>
        <table:table-row table:style-name="ro1">
          <table:table-cell office:value-type="string">
            <text:p>+#NELSON#, Normal, JUGGLER, (boy0B false), 102, "NELSON", ????????, ????????, ????????, ????????, Single, - CheckBadMove /, 4, @{ 0, 65, SOMNISOOTH, 0</text:p>
          </table:table-cell>
        </table:table-row>
        <table:table-row table:style-name="ro1">
          <table:table-cell office:value-type="string">
            <text:p>+0, 66, SPIRITULEE, 0</text:p>
          </table:table-cell>
        </table:table-row>
        <table:table-row table:style-name="ro1">
          <table:table-cell office:value-type="string">
            <text:p>+0, 65, VOHOO-DU, 0</text:p>
          </table:table-cell>
        </table:table-row>
        <table:table-row table:style-name="ro1">
          <table:table-cell office:value-type="string">
            <text:p>+0, 66, RADIACHAN, 0 @}</text:p>
          </table:table-cell>
        </table:table-row>
        <table:table-row table:style-name="ro1">
          <table:table-cell office:value-type="string">
            <text:p>+#KIRK#, Normal, JUGGLER, (boy0B false), 102, "KIRK", ????????, ????????, ????????, ????????, Single, - CheckBadMove /, 4, @{ 0, 43, JYNKIES, 0</text:p>
          </table:table-cell>
        </table:table-row>
        <table:table-row table:style-name="ro1">
          <table:table-cell office:value-type="string">
            <text:p>+0, 43, "MR. JEST", 0</text:p>
          </table:table-cell>
        </table:table-row>
        <table:table-row table:style-name="ro1">
          <table:table-cell office:value-type="string">
            <text:p>+0, 43, SIMSALABIM, 0</text:p>
          </table:table-cell>
        </table:table-row>
        <table:table-row table:style-name="ro1">
          <table:table-cell office:value-type="string">
            <text:p>+0, 43, LULLOO, 0 @}</text:p>
          </table:table-cell>
        </table:table-row>
        <table:table-row table:style-name="ro1">
          <table:table-cell office:value-type="string">
            <text:p>+#SHAWN#, Normal, JUGGLER, (boy0B false), 102, "SHAWN", ????????, ????????, ????????, ????????, Single, - CheckBadMove /, 2, @{ 0, 47, LULLOO, 0</text:p>
          </table:table-cell>
        </table:table-row>
        <table:table-row table:style-name="ro1">
          <table:table-cell office:value-type="string">
            <text:p>+0, 47, VENOMENA, 0 @}</text:p>
          </table:table-cell>
        </table:table-row>
        <table:table-row table:style-name="ro1">
          <table:table-cell office:value-type="string">
            <text:p>+#GREGORY#, Normal, JUGGLER, (boy0B false), 102, "GREGORY", ????????, ????????, ????????, ????????, Single, - CheckBadMove /, 2, @{ 0, 72, "MR. FOOL", 0</text:p>
          </table:table-cell>
        </table:table-row>
        <table:table-row table:style-name="ro1">
          <table:table-cell office:value-type="string">
            <text:p>+0, 73, TANGRAPPLE, 0 @}</text:p>
          </table:table-cell>
        </table:table-row>
        <table:table-row table:style-name="ro1">
          <table:table-cell office:value-type="string">
            <text:p>+#EDWARD#, Moves, JUGGLER, (boy0B false), 102, "EDWARD", ????????, ????????, ????????, ????????, Single, - CheckBadMove /, 4, @{ 0, 46, VOLTORB, SWIFT, "LIGHT SCREEN", SPARK, SONICBOOM, 0</text:p>
          </table:table-cell>
        </table:table-row>
        <table:table-row table:style-name="ro1">
          <table:table-cell office:value-type="string">
            <text:p>+0, 46, VOLTORB, SWIFT, "LIGHT SCREEN", SPARK, SONICBOOM, 0</text:p>
          </table:table-cell>
        </table:table-row>
        <table:table-row table:style-name="ro1">
          <table:table-cell office:value-type="string">
            <text:p>+0, 47, ELECTRODE, SWIFT, SPARK, SELFDESTRUCT, SONICBOOM, 0</text:p>
          </table:table-cell>
        </table:table-row>
        <table:table-row table:style-name="ro1">
          <table:table-cell office:value-type="string">
            <text:p>+0, 48, "MR. MIME", PSYCHIC, "ROLE PLAY", REFLECT, ENCORE, 0 @}</text:p>
          </table:table-cell>
        </table:table-row>
        <table:table-row table:style-name="ro1">
          <table:table-cell office:value-type="string">
            <text:p>+#KAYDEN#, Normal, JUGGLER, (boy0B false), 102, "KAYDEN", ????????, ????????, ????????, ????????, Single, - CheckBadMove /, 1, @{ 0, 50, GENGONE, 0 @}</text:p>
          </table:table-cell>
        </table:table-row>
        <table:table-row table:style-name="ro1">
          <table:table-cell office:value-type="string">
            <text:p>+#NATE#, Normal, JUGGLER, (boy0B false), 102, "NATE", ????????, ????????, ????????, ????????, Single, - CheckBadMove /, 1, @{ 0, 49, LULLOO, 0 @}</text:p>
          </table:table-cell>
        </table:table-row>
        <table:table-row table:style-name="ro1">
          <table:table-cell office:value-type="string">
            <text:p>+#PHIL#, Normal, TAMER, (boy0B false), 103, "PHIL", ????????, ????????, ????????, ????????, Single, - CheckBadMove /, 2, @{ 40, 47, PINSIRIOR, 0</text:p>
          </table:table-cell>
        </table:table-row>
        <table:table-row table:style-name="ro1">
          <table:table-cell office:value-type="string">
            <text:p>+40, 47, ADNOKANA, 0 @}</text:p>
          </table:table-cell>
        </table:table-row>
        <table:table-row table:style-name="ro1">
          <table:table-cell office:value-type="string">
            <text:p>+#EDGAR#, Normal, TAMER, (boy0B false), 103, "EDGAR", ????????, ????????, ????????, ????????, Single, - CheckBadMove /, 3, @{ 40, 46, ADNOKANA, 0</text:p>
          </table:table-cell>
        </table:table-row>
        <table:table-row table:style-name="ro1">
          <table:table-cell office:value-type="string">
            <text:p>+40, 46, SANDSLAM, 0</text:p>
          </table:table-cell>
        </table:table-row>
        <table:table-row table:style-name="ro1">
          <table:table-cell office:value-type="string">
            <text:p>+40, 46, FELANKH, 0 @}</text:p>
          </table:table-cell>
        </table:table-row>
        <table:table-row table:style-name="ro1">
          <table:table-cell office:value-type="string">
            <text:p>+#JASON#, Normal, TAMER, (boy0B false), 103, "JASON", ????????, ????????, ????????, ????????, Single, - CheckBadMove /, 1, @{ 40, 68, RHYLIC, 0 @}</text:p>
          </table:table-cell>
        </table:table-row>
        <table:table-row table:style-name="ro1">
          <table:table-cell office:value-type="string">
            <text:p>+#COLE#, Normal, TAMER, (boy0B false), 103, "COLE", ????????, ????????, ????????, ????????, Single, - CheckBadMove /, 3, @{ 40, 62, TANGOLIATH, 0</text:p>
          </table:table-cell>
        </table:table-row>
        <table:table-row table:style-name="ro1">
          <table:table-cell office:value-type="string">
            <text:p>+40, 63, OXENFREE, 0</text:p>
          </table:table-cell>
        </table:table-row>
        <table:table-row table:style-name="ro1">
          <table:table-cell office:value-type="string">
            <text:p>+40, 55, SKUM, 0 @}</text:p>
          </table:table-cell>
        </table:table-row>
        <table:table-row table:style-name="ro1">
          <table:table-cell office:value-type="string">
            <text:p>+#VINCENT#, Normal, TAMER, (boy0B false), 103, "VINCENT", ????????, ????????, ????????, ????????, Single, - CheckBadMove /, 2, @{ 40, 72, PATRAPHINX, 0</text:p>
          </table:table-cell>
        </table:table-row>
        <table:table-row table:style-name="ro1">
          <table:table-cell office:value-type="string">
            <text:p>+40, 73, DRAGONACE, 0 @}</text:p>
          </table:table-cell>
        </table:table-row>
        <table:table-row table:style-name="ro1">
          <table:table-cell office:value-type="string">
            <text:p>+#JOHN#, Normal, TAMER, (boy0B false), 103, "JOHN", ????????, ????????, ????????, ????????, Single, - CheckBadMove /, 4, @{ 40, 42, RHYHORN, 0</text:p>
          </table:table-cell>
        </table:table-row>
        <table:table-row table:style-name="ro1">
          <table:table-cell office:value-type="string">
            <text:p>+40, 42, PRIMEAPE, 0</text:p>
          </table:table-cell>
        </table:table-row>
        <table:table-row table:style-name="ro1">
          <table:table-cell office:value-type="string">
            <text:p>+40, 42, ARBOK, 0</text:p>
          </table:table-cell>
        </table:table-row>
        <table:table-row table:style-name="ro1">
          <table:table-cell office:value-type="string">
            <text:p>+40, 42, TAUROS, 0 @}</text:p>
          </table:table-cell>
        </table:table-row>
        <table:table-row table:style-name="ro1">
          <table:table-cell office:value-type="string">
            <text:p>+#SEBASTIAN#, Normal, "BIRD KEEPER~2", (boy05 false), 104, "SEBASTIAN", ????????, ????????, ????????, ????????, Single, - CheckBadMove /, 2, @{ 0, 40, PIDGAERO, 0</text:p>
          </table:table-cell>
        </table:table-row>
        <table:table-row table:style-name="ro1">
          <table:table-cell office:value-type="string">
            <text:p>+0, 41, DODRIO, 0 @}</text:p>
          </table:table-cell>
        </table:table-row>
        <table:table-row table:style-name="ro1">
          <table:table-cell office:value-type="string">
            <text:p>+#PERRY#, Normal, "BIRD KEEPER~2", (boy05 false), 104, "PERRY", ????????, ????????, ????????, ????????, Single, - CheckBadMove /, 5, @{ 0, 39, DODRIO, 0</text:p>
          </table:table-cell>
        </table:table-row>
        <table:table-row table:style-name="ro1">
          <table:table-cell office:value-type="string">
            <text:p>+0, 39, PIDGEOT, 0</text:p>
          </table:table-cell>
        </table:table-row>
        <table:table-row table:style-name="ro1">
          <table:table-cell office:value-type="string">
            <text:p>+0, 40, SNEEROW, 0</text:p>
          </table:table-cell>
        </table:table-row>
        <table:table-row table:style-name="ro1">
          <table:table-cell office:value-type="string">
            <text:p>+0, 40, FORFOWL'D, 0</text:p>
          </table:table-cell>
        </table:table-row>
        <table:table-row table:style-name="ro1">
          <table:table-cell office:value-type="string">
            <text:p>+0, 40, GOLDUCK, 0 @}</text:p>
          </table:table-cell>
        </table:table-row>
        <table:table-row table:style-name="ro1">
          <table:table-cell office:value-type="string">
            <text:p>+#ROBERT#, Normal, "BIRD KEEPER~2", (boy05 false), 104, "ROBERT", ????????, ????????, ????????, ????????, Single, - CheckBadMove /, 4, @{ 0, 39, FEAROW, 0</text:p>
          </table:table-cell>
        </table:table-row>
        <table:table-row table:style-name="ro1">
          <table:table-cell office:value-type="string">
            <text:p>+0, 39, AERODACTYL, 0</text:p>
          </table:table-cell>
        </table:table-row>
        <table:table-row table:style-name="ro1">
          <table:table-cell office:value-type="string">
            <text:p>+0, 40, SNEEROW, 0</text:p>
          </table:table-cell>
        </table:table-row>
        <table:table-row table:style-name="ro1">
          <table:table-cell office:value-type="string">
            <text:p>+0, 41, DODRIO, 0 @}</text:p>
          </table:table-cell>
        </table:table-row>
        <table:table-row table:style-name="ro1">
          <table:table-cell office:value-type="string">
            <text:p>+#DONALD#, Normal, "BIRD KEEPER~2", (boy05 false), 104, "DONALD", ????????, ????????, ????????, ????????, Single, - CheckBadMove /, 1, @{ 0, 42, MOLTRES, 0 @}</text:p>
          </table:table-cell>
        </table:table-row>
        <table:table-row table:style-name="ro1">
          <table:table-cell office:value-type="string">
            <text:p>+#BENNY#, Normal, "BIRD KEEPER~2", (boy05 false), 104, "BENNY", ????????, ????????, ????????, ????????, Single, - CheckBadMove /, 2, @{ 0, 43, ORNITHOW, 0</text:p>
          </table:table-cell>
        </table:table-row>
        <table:table-row table:style-name="ro1">
          <table:table-cell office:value-type="string">
            <text:p>+0, 44, QUADODO, 0 @}</text:p>
          </table:table-cell>
        </table:table-row>
        <table:table-row table:style-name="ro1">
          <table:table-cell office:value-type="string">
            <text:p>+#EDWIN#, Normal, "BIRD KEEPER~2", (boy05 false), 104, "EDWIN", ????????, ????????, ????????, ????????, Single, - CheckBadMove /, 4, @{ 0, 40, QUADODO, 0</text:p>
          </table:table-cell>
        </table:table-row>
        <table:table-row table:style-name="ro1">
          <table:table-cell office:value-type="string">
            <text:p>+0, 40, FOWLN'TOM, 0</text:p>
          </table:table-cell>
        </table:table-row>
        <table:table-row table:style-name="ro1">
          <table:table-cell office:value-type="string">
            <text:p>+0, 40, GILDUCK, 0</text:p>
          </table:table-cell>
        </table:table-row>
        <table:table-row table:style-name="ro1">
          <table:table-cell office:value-type="string">
            <text:p>+0, 40, CROBAT, 0 @}</text:p>
          </table:table-cell>
        </table:table-row>
        <table:table-row table:style-name="ro1">
          <table:table-cell office:value-type="string">
            <text:p>+#CHESTER#, Normal, "BIRD KEEPER~2", (boy05 false), 104, "CHESTER", ????????, ????????, ????????, ????????, Single, - CheckBadMove /, 3, @{ 0, 41, QUADODO, 0</text:p>
          </table:table-cell>
        </table:table-row>
        <table:table-row table:style-name="ro1">
          <table:table-cell office:value-type="string">
            <text:p>+0, 41, AERODACTYL, 0</text:p>
          </table:table-cell>
        </table:table-row>
        <table:table-row table:style-name="ro1">
          <table:table-cell office:value-type="string">
            <text:p>+0, 42, GILDUCK, 0 @}</text:p>
          </table:table-cell>
        </table:table-row>
        <table:table-row table:style-name="ro1">
          <table:table-cell office:value-type="string">
            <text:p>+#WILTON#, Normal, "BIRD KEEPER~2", (boy05 false), 104, "WILTON", ????????, ????????, ????????, ????????, Single, - CheckBadMove /, 2, @{ 0, 43, SNEEROW, 0</text:p>
          </table:table-cell>
        </table:table-row>
        <table:table-row table:style-name="ro1">
          <table:table-cell office:value-type="string">
            <text:p>+0, 44, QUADODO, 0 @}</text:p>
          </table:table-cell>
        </table:table-row>
        <table:table-row table:style-name="ro1">
          <table:table-cell office:value-type="string">
            <text:p>+#RAMIRO#, Normal, "BIRD KEEPER~2", (boy05 false), 104, "RAMIRO", ????????, ????????, ????????, ????????, Single, - CheckBadMove /, 1, @{ 0, 47, CHARIGUANA, 0 @}</text:p>
          </table:table-cell>
        </table:table-row>
        <table:table-row table:style-name="ro1">
          <table:table-cell office:value-type="string">
            <text:p>+#JACOB#, Normal, "BIRD KEEPER~2", (boy05 false), 104, "JACOB", ????????, ????????, ????????, ????????, Single, - CheckBadMove /, 4, @{ 0, 40, SNEEROW, 0</text:p>
          </table:table-cell>
        </table:table-row>
        <table:table-row table:style-name="ro1">
          <table:table-cell office:value-type="string">
            <text:p>+0, 40, DRAGONITE, 0</text:p>
          </table:table-cell>
        </table:table-row>
        <table:table-row table:style-name="ro1">
          <table:table-cell office:value-type="string">
            <text:p>+0, 41, GILDUCK, 0</text:p>
          </table:table-cell>
        </table:table-row>
        <table:table-row table:style-name="ro1">
          <table:table-cell office:value-type="string">
            <text:p>+0, 40, QUADODO, 0 @}</text:p>
          </table:table-cell>
        </table:table-row>
        <table:table-row table:style-name="ro1">
          <table:table-cell office:value-type="string">
            <text:p>+#ROGER#, Normal, "BIRD KEEPER~2", (boy05 false), 104, "ROGER", ????????, ????????, ????????, ????????, Single, - CheckBadMove /, 3, @{ 0, 50, ORNITHOW, 0</text:p>
          </table:table-cell>
        </table:table-row>
        <table:table-row table:style-name="ro1">
          <table:table-cell office:value-type="string">
            <text:p>+0, 50, DRAGONITE, 0</text:p>
          </table:table-cell>
        </table:table-row>
        <table:table-row table:style-name="ro1">
          <table:table-cell office:value-type="string">
            <text:p>+0, 51, PIDGEOZONE, 0 @}</text:p>
          </table:table-cell>
        </table:table-row>
        <table:table-row table:style-name="ro1">
          <table:table-cell office:value-type="string">
            <text:p>+#REED#, Normal, "BIRD KEEPER~2", (boy05 false), 104, "REED", ????????, ????????, ????????, ????????, Single, - CheckBadMove /, 4, @{ 0, 39, PIDGEOTTO, 0</text:p>
          </table:table-cell>
        </table:table-row>
        <table:table-row table:style-name="ro1">
          <table:table-cell office:value-type="string">
            <text:p>+0, 39, PIDGEOTTO, 0</text:p>
          </table:table-cell>
        </table:table-row>
        <table:table-row table:style-name="ro1">
          <table:table-cell office:value-type="string">
            <text:p>+0, 39, PIDGEY, 0</text:p>
          </table:table-cell>
        </table:table-row>
        <table:table-row table:style-name="ro1">
          <table:table-cell office:value-type="string">
            <text:p>+0, 39, PIDGEOTTO, 0 @}</text:p>
          </table:table-cell>
        </table:table-row>
        <table:table-row table:style-name="ro1">
          <table:table-cell office:value-type="string">
            <text:p>+#KEITH#, Normal, "BIRD KEEPER~2", (boy05 false), 104, "KEITH", ????????, ????????, ????????, ????????, Single, - CheckBadMove /, 2, @{ 0, 39, FARFETCH'D, 0</text:p>
          </table:table-cell>
        </table:table-row>
        <table:table-row table:style-name="ro1">
          <table:table-cell office:value-type="string">
            <text:p>+0, 39, FEAROW, 0 @}</text:p>
          </table:table-cell>
        </table:table-row>
        <table:table-row table:style-name="ro1">
          <table:table-cell office:value-type="string">
            <text:p>+#CARTER#, Normal, "BIRD KEEPER~2", (boy05 false), 104, "CARTER", ????????, ????????, ????????, ????????, Single, - CheckBadMove /, 3, @{ 0, 38, PIDGAERO, 0</text:p>
          </table:table-cell>
        </table:table-row>
        <table:table-row table:style-name="ro1">
          <table:table-cell office:value-type="string">
            <text:p>+0, 38, DODRIO, 0</text:p>
          </table:table-cell>
        </table:table-row>
        <table:table-row table:style-name="ro1">
          <table:table-cell office:value-type="string">
            <text:p>+0, 38, FOWLN'TOM, 0 @}</text:p>
          </table:table-cell>
        </table:table-row>
        <table:table-row table:style-name="ro1">
          <table:table-cell office:value-type="string">
            <text:p>+#MITCH#, Normal, "BIRD KEEPER~2", (boy05 false), 104, "MITCH", ????????, ????????, ????????, ????????, Single, - CheckBadMove /, 4, @{ 0, 10, PIDGEY, 0</text:p>
          </table:table-cell>
        </table:table-row>
        <table:table-row table:style-name="ro1">
          <table:table-cell office:value-type="string">
            <text:p>+0, 20, PIDGEOTTO, 0</text:p>
          </table:table-cell>
        </table:table-row>
        <table:table-row table:style-name="ro1">
          <table:table-cell office:value-type="string">
            <text:p>+0, 30, PIDGEOT, 0</text:p>
          </table:table-cell>
        </table:table-row>
        <table:table-row table:style-name="ro1">
          <table:table-cell office:value-type="string">
            <text:p>+0, 40, PIDGAERO, 0 @}</text:p>
          </table:table-cell>
        </table:table-row>
        <table:table-row table:style-name="ro1">
          <table:table-cell office:value-type="string">
            <text:p>+#BECK#, Normal, "BIRD KEEPER~2", (boy05 false), 104, "BECK", ????????, ????????, ????????, ????????, Single, - CheckBadMove /, 1, @{ 0, 42, ARTICUNO, 0 @}</text:p>
          </table:table-cell>
        </table:table-row>
        <table:table-row table:style-name="ro1">
          <table:table-cell office:value-type="string">
            <text:p>+#MARLON#, Normal, "BIRD KEEPER~2", (boy05 false), 104, "MARLON", ????????, ????????, ????????, ????????, Single, - CheckBadMove /, 1, @{ 0, 42, ZAPDOS, 0 @}</text:p>
          </table:table-cell>
        </table:table-row>
        <table:table-row table:style-name="ro1">
          <table:table-cell office:value-type="string">
            <text:p>+#KOICHI#, Items, "BLACK BELT~2", (boy04 false), 105, "KOICHI", ????????, ????????, ????????, ????????, Single, - CheckBadMove /, 2, @{ 100, 46, CLEEVOYANT, 207</text:p>
          </table:table-cell>
        </table:table-row>
        <table:table-row table:style-name="ro1">
          <table:table-cell office:value-type="string">
            <text:p>+100, 46, ENCHANCED, 207 @}</text:p>
          </table:table-cell>
        </table:table-row>
        <table:table-row table:style-name="ro1">
          <table:table-cell office:value-type="string">
            <text:p>+#MIKE#, Items, "BLACK BELT~2", (boy04 false), 105, "MIKE", ????????, ????????, ????????, ????????, Single, - CheckBadMove /, 3, @{ 100, 42, PRIMEAPE, 207</text:p>
          </table:table-cell>
        </table:table-row>
        <table:table-row table:style-name="ro1">
          <table:table-cell office:value-type="string">
            <text:p>+100, 42, POLIWRATH, 207</text:p>
          </table:table-cell>
        </table:table-row>
        <table:table-row table:style-name="ro1">
          <table:table-cell office:value-type="string">
            <text:p>+100, 42, KANGALLOUS, 207 @}</text:p>
          </table:table-cell>
        </table:table-row>
        <table:table-row table:style-name="ro1">
          <table:table-cell office:value-type="string">
            <text:p>+#HIDEKI#, Items, "BLACK BELT~2", (boy04 false), 105, "HIDEKI", ????????, ????????, ????????, ????????, Single, - CheckBadMove /, 2, @{ 100, 45, MACHULK, 207</text:p>
          </table:table-cell>
        </table:table-row>
        <table:table-row table:style-name="ro1">
          <table:table-cell office:value-type="string">
            <text:p>+100, 43, POLITOES, 207 @}</text:p>
          </table:table-cell>
        </table:table-row>
        <table:table-row table:style-name="ro1">
          <table:table-cell office:value-type="string">
            <text:p>+#AARON#, Items, "BLACK BELT~2", (boy04 false), 105, "AARON", ????????, ????????, ????????, ????????, Single, - CheckBadMove /, 1, @{ 100, 50, GORILLASH, 207 @}</text:p>
          </table:table-cell>
        </table:table-row>
        <table:table-row table:style-name="ro1">
          <table:table-cell office:value-type="string">
            <text:p>+#HITOSHI#, Items, "BLACK BELT~2", (boy04 false), 105, "HITOSHI", ????????, ????????, ????????, ????????, Single, - CheckBadMove /, 3, @{ 100, 43, MACHAMP, 207</text:p>
          </table:table-cell>
        </table:table-row>
        <table:table-row table:style-name="ro1">
          <table:table-cell office:value-type="string">
            <text:p>+103, 40, HITMONLEE, 207</text:p>
          </table:table-cell>
        </table:table-row>
        <table:table-row table:style-name="ro1">
          <table:table-cell office:value-type="string">
            <text:p>+100, 43, HITMONCHAN, 207 @}</text:p>
          </table:table-cell>
        </table:table-row>
        <table:table-row table:style-name="ro1">
          <table:table-cell office:value-type="string">
            <text:p>+#ATSUSHI#, Items, "BLACK BELT~2", (boy04 false), 105, "ATSUSHI", ????????, ????????, ????????, ????????, Single, - CheckBadMove /, 2, @{ 100, 64, HORRIBAT, ????????</text:p>
          </table:table-cell>
        </table:table-row>
        <table:table-row table:style-name="ro1">
          <table:table-cell office:value-type="string">
            <text:p>+100, 64, SPIRITULEE, ???????? @}</text:p>
          </table:table-cell>
        </table:table-row>
        <table:table-row table:style-name="ro1">
          <table:table-cell office:value-type="string">
            <text:p>+#KIYO#, Items, "BLACK BELT~2", (boy04 false), 105, "KIYO", ????????, ????????, ????????, ????????, Single, - CheckBadMove /, 1, @{ 100, 68, TANGRAPPLE, 207 @}</text:p>
          </table:table-cell>
        </table:table-row>
        <table:table-row table:style-name="ro1">
          <table:table-cell office:value-type="string">
            <text:p>+#TAKASHI#, Items, "BLACK BELT~2", (boy04 false), 105, "TAKASHI", ????????, ????????, ????????, ????????, Single, - CheckBadMove /, 3, @{ 100, 64, DIGLENOID, ????????</text:p>
          </table:table-cell>
        </table:table-row>
        <table:table-row table:style-name="ro1">
          <table:table-cell office:value-type="string">
            <text:p>+100, 64, BONUMBELL, ????????</text:p>
          </table:table-cell>
        </table:table-row>
        <table:table-row table:style-name="ro1">
          <table:table-cell office:value-type="string">
            <text:p>+100, 64, MACHITAN, ???????? @}</text:p>
          </table:table-cell>
        </table:table-row>
        <table:table-row table:style-name="ro1">
          <table:table-cell office:value-type="string">
            <text:p>+#DAISUKE#, Items, "BLACK BELT~2", (boy04 false), 105, "DAISUKE", ????????, ????????, ????????, ????????, Single, - CheckBadMove /, 4, @{ 100, 65, PIDGEPHYR, ????????</text:p>
          </table:table-cell>
        </table:table-row>
        <table:table-row table:style-name="ro1">
          <table:table-cell office:value-type="string">
            <text:p>+100, 65, POLIATH, ????????</text:p>
          </table:table-cell>
        </table:table-row>
        <table:table-row table:style-name="ro1">
          <table:table-cell office:value-type="string">
            <text:p>+100, 66, STALAGMIX, ????????</text:p>
          </table:table-cell>
        </table:table-row>
        <table:table-row table:style-name="ro1">
          <table:table-cell office:value-type="string">
            <text:p>+100, 66, MACHITAN, ???????? @}</text:p>
          </table:table-cell>
        </table:table-row>
        <table:table-row table:style-name="ro1">
          <table:table-cell office:value-type="string">
            <text:p>+#TERRY#, Normal, RIVAL, (boy00 false), 106, "TERRY", ????????, ????????, ????????, ????????, Single, - CheckBadMove TryToKO CheckViability /, 1, @{ 0, 5, SQUIRTLE, 0 @}</text:p>
          </table:table-cell>
        </table:table-row>
        <table:table-row table:style-name="ro1">
          <table:table-cell office:value-type="string">
            <text:p>+#TERRY~2#, Normal, RIVAL, (boy00 false), 106, "TERRY", ????????, ????????, ????????, ????????, Single, - CheckBadMove TryToKO CheckViability /, 1, @{ 0, 5, BULBASAUR, 0 @}</text:p>
          </table:table-cell>
        </table:table-row>
        <table:table-row table:style-name="ro1">
          <table:table-cell office:value-type="string">
            <text:p>+#TERRY~3#, Normal, RIVAL, (boy00 false), 106, "TERRY", ????????, ????????, ????????, ????????, Single, - CheckBadMove TryToKO CheckViability /, 1, @{ 0, 5, CHARMANDER, 0 @}</text:p>
          </table:table-cell>
        </table:table-row>
        <table:table-row table:style-name="ro1">
          <table:table-cell office:value-type="string">
            <text:p>+#TERRY~4#, Moves, RIVAL, (boy00 false), 106, "TERRY", ????????, ????????, ????????, ????????, Single, - CheckBadMove TryToKO CheckViability /, 2, @{ 50, 10, PIDGEY, TACKLE, SAND-ATTACK, -, -, 0</text:p>
          </table:table-cell>
        </table:table-row>
        <table:table-row table:style-name="ro1">
          <table:table-cell office:value-type="string">
            <text:p>+50, 10, SQUIRTLE, TACKLE, "TAIL WHIP", -, -, 0 @}</text:p>
          </table:table-cell>
        </table:table-row>
        <table:table-row table:style-name="ro1">
          <table:table-cell office:value-type="string">
            <text:p>+#TERRY~5#, Moves, RIVAL, (boy00 false), 106, "TERRY", ????????, ????????, ????????, ????????, Single, - CheckBadMove TryToKO CheckViability /, 2, @{ 50, 10, PIDGEY, TACKLE, SAND-ATTACK, -, -, 0</text:p>
          </table:table-cell>
        </table:table-row>
        <table:table-row table:style-name="ro1">
          <table:table-cell office:value-type="string">
            <text:p>+50, 10, BULBASAUR, TACKLE, GROWL, -, -, 0 @}</text:p>
          </table:table-cell>
        </table:table-row>
        <table:table-row table:style-name="ro1">
          <table:table-cell office:value-type="string">
            <text:p>+#TERRY~6#, Moves, RIVAL, (boy00 false), 106, "TERRY", ????????, ????????, ????????, ????????, Single, - CheckBadMove TryToKO CheckViability /, 2, @{ 50, 10, PIDGEY, TACKLE, SAND-ATTACK, -, -, 0</text:p>
          </table:table-cell>
        </table:table-row>
        <table:table-row table:style-name="ro1">
          <table:table-cell office:value-type="string">
            <text:p>+50, 10, CHARMANDER, SCRATCH, GROWL, -, -, 0 @}</text:p>
          </table:table-cell>
        </table:table-row>
        <table:table-row table:style-name="ro1">
          <table:table-cell office:value-type="string">
            <text:p>+#TERRY~7#, Moves, RIVAL, (boy00 false), 106, "TERRY", ????????, ????????, ????????, ????????, Single, - CheckBadMove TryToKO CheckViability /, 4, @{ 50, 21, PIDGEOTTO, TACKLE, SAND-ATTACK, GUST, "QUICK ATTACK", 0</text:p>
          </table:table-cell>
        </table:table-row>
        <table:table-row table:style-name="ro1">
          <table:table-cell office:value-type="string">
            <text:p>+50, 20, KADABRA, CONFUSION, DISABLE, -, -, 0</text:p>
          </table:table-cell>
        </table:table-row>
        <table:table-row table:style-name="ro1">
          <table:table-cell office:value-type="string">
            <text:p>+50, 18, RATICATE, TACKLE, "TAIL WHIP", "QUICK ATTACK", "SCARY FACE", 0</text:p>
          </table:table-cell>
        </table:table-row>
        <table:table-row table:style-name="ro1">
          <table:table-cell office:value-type="string">
            <text:p>+100, 22, WARTORTLE, BUBBLE, "TAIL WHIP", WITHDRAW, "RAPID SPIN", 0 @}</text:p>
          </table:table-cell>
        </table:table-row>
        <table:table-row table:style-name="ro1">
          <table:table-cell office:value-type="string">
            <text:p>+#TERRY~8#, Moves, RIVAL, (boy00 false), 106, "TERRY", ????????, ????????, ????????, ????????, Single, - CheckBadMove TryToKO CheckViability /, 4, @{ 50, 21, PIDGEOTTO, TACKLE, SAND-ATTACK, GUST, "QUICK ATTACK", 0</text:p>
          </table:table-cell>
        </table:table-row>
        <table:table-row table:style-name="ro1">
          <table:table-cell office:value-type="string">
            <text:p>+50, 20, KADABRA, CONFUSION, DISABLE, -, -, 0</text:p>
          </table:table-cell>
        </table:table-row>
        <table:table-row table:style-name="ro1">
          <table:table-cell office:value-type="string">
            <text:p>+50, 18, RATICATE, TACKLE, "TAIL WHIP", "QUICK ATTACK", "SCARY FACE", 0</text:p>
          </table:table-cell>
        </table:table-row>
        <table:table-row table:style-name="ro1">
          <table:table-cell office:value-type="string">
            <text:p>+100, 22, IVYSAUR, "SLEEP POWDER", POISONPOWDER, "RAZOR LEAF", "LEECH SEED", 0 @}</text:p>
          </table:table-cell>
        </table:table-row>
        <table:table-row table:style-name="ro1">
          <table:table-cell office:value-type="string">
            <text:p>+#TERRY~9#, Moves, RIVAL, (boy00 false), 106, "TERRY", ????????, ????????, ????????, ????????, Single, - CheckBadMove TryToKO CheckViability /, 4, @{ 50, 21, PIDGEOTTO, TACKLE, SAND-ATTACK, GUST, "QUICK ATTACK", 0</text:p>
          </table:table-cell>
        </table:table-row>
        <table:table-row table:style-name="ro1">
          <table:table-cell office:value-type="string">
            <text:p>+50, 20, KADABRA, CONFUSION, DISABLE, -, -, 0</text:p>
          </table:table-cell>
        </table:table-row>
        <table:table-row table:style-name="ro1">
          <table:table-cell office:value-type="string">
            <text:p>+50, 18, RATICATE, TACKLE, "TAIL WHIP", "QUICK ATTACK", "SCARY FACE", 0</text:p>
          </table:table-cell>
        </table:table-row>
        <table:table-row table:style-name="ro1">
          <table:table-cell office:value-type="string">
            <text:p>+100, 18, CHARMELEON, "METAL CLAW", "FIRE SPIN", SMOKESCREEN, SCRATCH, 0 @}</text:p>
          </table:table-cell>
        </table:table-row>
        <table:table-row table:style-name="ro1">
          <table:table-cell office:value-type="string">
            <text:p>+#TED#, Normal, SCIENTIST, (rocket03 false), 107, "TED", ????????, ????????, ????????, ????????, Single, - CheckBadMove /, 2, @{ 0, 58, ELECTRODES, 0</text:p>
          </table:table-cell>
        </table:table-row>
        <table:table-row table:style-name="ro1">
          <table:table-cell office:value-type="string">
            <text:p>+0, 58, HEEVING, 0 @}</text:p>
          </table:table-cell>
        </table:table-row>
        <table:table-row table:style-name="ro1">
          <table:table-cell office:value-type="string">
            <text:p>+#CONNOR#, Normal, SCIENTIST, (rocket03 false), 107, "CONNOR", ????????, ????????, ????????, ????????, Single, - CheckBadMove /, 4, @{ 0, 40, PORYGON-Z, 0</text:p>
          </table:table-cell>
        </table:table-row>
        <table:table-row table:style-name="ro1">
          <table:table-cell office:value-type="string">
            <text:p>+0, 40, WEEZING, 0</text:p>
          </table:table-cell>
        </table:table-row>
        <table:table-row table:style-name="ro1">
          <table:table-cell office:value-type="string">
            <text:p>+0, 41, LICKILICKY, 0</text:p>
          </table:table-cell>
        </table:table-row>
        <table:table-row table:style-name="ro1">
          <table:table-cell office:value-type="string">
            <text:p>+0, 41, MUK, 0 @}</text:p>
          </table:table-cell>
        </table:table-row>
        <table:table-row table:style-name="ro1">
          <table:table-cell office:value-type="string">
            <text:p>+#JERRY#, Normal, SCIENTIST, (rocket03 false), 107, "JERRY", ????????, ????????, ????????, ????????, Single, - CheckBadMove /, 3, @{ 0, 42, MANDILUFT, 0</text:p>
          </table:table-cell>
        </table:table-row>
        <table:table-row table:style-name="ro1">
          <table:table-cell office:value-type="string">
            <text:p>+0, 42, ELECTRODES, 0</text:p>
          </table:table-cell>
        </table:table-row>
        <table:table-row table:style-name="ro1">
          <table:table-cell office:value-type="string">
            <text:p>+0, 42, MAGNEZONE, 0 @}</text:p>
          </table:table-cell>
        </table:table-row>
        <table:table-row table:style-name="ro1">
          <table:table-cell office:value-type="string">
            <text:p>+#JOSE#, Moves, SCIENTIST, (rocket03 false), 107, "JOSE", ????????, ????????, ????????, ????????, Single, - CheckBadMove /, 2, @{ 0, 43, ELECTRODES, THUNDERBOLT, "LIGHT SCREEN", SCREECH, ROLLOUT, 0</text:p>
          </table:table-cell>
        </table:table-row>
        <table:table-row table:style-name="ro1">
          <table:table-cell office:value-type="string">
            <text:p>+0, 43, SLAGOLEM, EARTHQUAKE, "ROCK SLIDE", "DEFENSE CURL", -, 0 @}</text:p>
          </table:table-cell>
        </table:table-row>
        <table:table-row table:style-name="ro1">
          <table:table-cell office:value-type="string">
            <text:p>+#RODNEY#, Normal, SCIENTIST, (rocket03 false), 107, "RODNEY", ????????, ????????, ????????, ????????, Single, - CheckBadMove /, 1, @{ 0, 49, ELECTRODEX, 0 @}</text:p>
          </table:table-cell>
        </table:table-row>
        <table:table-row table:style-name="ro1">
          <table:table-cell office:value-type="string">
            <text:p>+#BEAU#, Normal, SCIENTIST, (rocket03 false), 107, "BEAU", ????????, ????????, ????????, ????????, Single, - CheckBadMove /, 4, @{ 0, 41, MAGNEZONE, 0</text:p>
          </table:table-cell>
        </table:table-row>
        <table:table-row table:style-name="ro1">
          <table:table-cell office:value-type="string">
            <text:p>+0, 41, WEEZING, 0</text:p>
          </table:table-cell>
        </table:table-row>
        <table:table-row table:style-name="ro1">
          <table:table-cell office:value-type="string">
            <text:p>+0, 41, DUGROUPLE, 0</text:p>
          </table:table-cell>
        </table:table-row>
        <table:table-row table:style-name="ro1">
          <table:table-cell office:value-type="string">
            <text:p>+0, 41, PORYGON-Z, 0 @}</text:p>
          </table:table-cell>
        </table:table-row>
        <table:table-row table:style-name="ro1">
          <table:table-cell office:value-type="string">
            <text:p>+#TAYLOR#, Moves, SCIENTIST, (rocket03 false), 107, "TAYLOR", ????????, ????????, ????????, ????????, Single, - CheckBadMove /, 5, @{ 0, 40, ELECTRODES, "SHOCK WAVE", "LIGHT SCREEN", SCREECH, ROLLOUT, 0</text:p>
          </table:table-cell>
        </table:table-row>
        <table:table-row table:style-name="ro1">
          <table:table-cell office:value-type="string">
            <text:p>+0, 40, WEEZING, SMOKESCREEN, SLUDGE, SMOG, TOXIC, 0</text:p>
          </table:table-cell>
        </table:table-row>
        <table:table-row table:style-name="ro1">
          <table:table-cell office:value-type="string">
            <text:p>+0, 40, MAGNEZONE, "THUNDER WAVE", "TRI ATTACK", "SHOCK WAVE", "FLASH CANNON", 0</text:p>
          </table:table-cell>
        </table:table-row>
        <table:table-row table:style-name="ro1">
          <table:table-cell office:value-type="string">
            <text:p>+0, 40, PORYGON-Z, "TRI ATTACK", LOCK-ON, PSYBEAM, RECOVER, 0</text:p>
          </table:table-cell>
        </table:table-row>
        <table:table-row table:style-name="ro1">
          <table:table-cell office:value-type="string">
            <text:p>+0, 40, MORPHO, TRANSFORM, -, -, -, 0 @}</text:p>
          </table:table-cell>
        </table:table-row>
        <table:table-row table:style-name="ro1">
          <table:table-cell office:value-type="string">
            <text:p>+#JOSHUA#, Normal, SCIENTIST, (rocket03 false), 107, "JOSHUA", ????????, ????????, ????????, ????????, Single, - CheckBadMove /, 2, @{ 0, 43, ELECTRODES, 0</text:p>
          </table:table-cell>
        </table:table-row>
        <table:table-row table:style-name="ro1">
          <table:table-cell office:value-type="string">
            <text:p>+0, 43, MUK, 0 @}</text:p>
          </table:table-cell>
        </table:table-row>
        <table:table-row table:style-name="ro1">
          <table:table-cell office:value-type="string">
            <text:p>+#PARKER#, Normal, SCIENTIST, (rocket03 false), 107, "PARKER", ????????, ????????, ????????, ????????, Single, - CheckBadMove /, 2, @{ 0, 48, GUNK, 0</text:p>
          </table:table-cell>
        </table:table-row>
        <table:table-row table:style-name="ro1">
          <table:table-cell office:value-type="string">
            <text:p>+0, 48, ELECTRODES, 0 @}</text:p>
          </table:table-cell>
        </table:table-row>
        <table:table-row table:style-name="ro1">
          <table:table-cell office:value-type="string">
            <text:p>+#ED#, Normal, SCIENTIST, (rocket03 false), 107, "ED", ????????, ????????, ????????, ????????, Single, - CheckBadMove /, 3, @{ 0, 45, KABUTAK, 0</text:p>
          </table:table-cell>
        </table:table-row>
        <table:table-row table:style-name="ro1">
          <table:table-cell office:value-type="string">
            <text:p>+0, 46, OMAPAL, 0</text:p>
          </table:table-cell>
        </table:table-row>
        <table:table-row table:style-name="ro1">
          <table:table-cell office:value-type="string">
            <text:p>+0, 46, MAGNEMELD, 0 @}</text:p>
          </table:table-cell>
        </table:table-row>
        <table:table-row table:style-name="ro1">
          <table:table-cell office:value-type="string">
            <text:p>+#TRAVIS#, Normal, SCIENTIST, (rocket03 false), 107, "TRAVIS", ????????, ????????, ????????, ????????, Single, - CheckBadMove /, 1, @{ 0, 52, MAGNEMELD, 0 @}</text:p>
          </table:table-cell>
        </table:table-row>
        <table:table-row table:style-name="ro1">
          <table:table-cell office:value-type="string">
            <text:p>+#BRAYDON#, Normal, SCIENTIST, (rocket03 false), 107, "BRAYDON", ????????, ????????, ????????, ????????, Single, - CheckBadMove /, 3, @{ 0, 54, MAGNEMELD, 0</text:p>
          </table:table-cell>
        </table:table-row>
        <table:table-row table:style-name="ro1">
          <table:table-cell office:value-type="string">
            <text:p>+0, 54, PORYGON-X, 0</text:p>
          </table:table-cell>
        </table:table-row>
        <table:table-row table:style-name="ro1">
          <table:table-cell office:value-type="string">
            <text:p>+0, 55, FUNGALITH, 0 @}</text:p>
          </table:table-cell>
        </table:table-row>
        <table:table-row table:style-name="ro1">
          <table:table-cell office:value-type="string">
            <text:p>+#IVAN#, Normal, SCIENTIST, (rocket03 false), 107, "IVAN", ????????, ????????, ????????, ????????, Single, - CheckBadMove /, 2, @{ 0, 57, MAGNEMELD, 0</text:p>
          </table:table-cell>
        </table:table-row>
        <table:table-row table:style-name="ro1">
          <table:table-cell office:value-type="string">
            <text:p>+0, 57, ELECTRODEX, 0 @}</text:p>
          </table:table-cell>
        </table:table-row>
        <table:table-row table:style-name="ro1">
          <table:table-cell office:value-type="string">
            <text:p>+#GIOVANNI#, Normal, BOSS, (rocket06 false), 108, "GIOVANNI", ????????, ????????, ????????, ????????, Single, - CheckBadMove /, 4, @{ 250, 36, KANGASKHAN, 0</text:p>
          </table:table-cell>
        </table:table-row>
        <table:table-row table:style-name="ro1">
          <table:table-cell office:value-type="string">
            <text:p>+250, 36, STEELIX, 0</text:p>
          </table:table-cell>
        </table:table-row>
        <table:table-row table:style-name="ro1">
          <table:table-cell office:value-type="string">
            <text:p>+250, 38, RHYPERIOR, 0</text:p>
          </table:table-cell>
        </table:table-row>
        <table:table-row table:style-name="ro1">
          <table:table-cell office:value-type="string">
            <text:p>+250, 42, FELANKH, 0 @}</text:p>
          </table:table-cell>
        </table:table-row>
        <table:table-row table:style-name="ro1">
          <table:table-cell office:value-type="string">
            <text:p>+#GIOVANNI~2#, Normal, BOSS, (rocket06 false), 108, "GIOVANNI", ????????, ????????, ????????, ????????, Single, - CheckBadMove /, 5, @{ 250, 52, FELANKH, 0</text:p>
          </table:table-cell>
        </table:table-row>
        <table:table-row table:style-name="ro1">
          <table:table-cell office:value-type="string">
            <text:p>+250, 53, NIDORULY, 0</text:p>
          </table:table-cell>
        </table:table-row>
        <table:table-row table:style-name="ro1">
          <table:table-cell office:value-type="string">
            <text:p>+250, 53, KANGALLOUS, 0</text:p>
          </table:table-cell>
        </table:table-row>
        <table:table-row table:style-name="ro1">
          <table:table-cell office:value-type="string">
            <text:p>+250, 61, RHYMARKABL, 0</text:p>
          </table:table-cell>
        </table:table-row>
        <table:table-row table:style-name="ro1">
          <table:table-cell office:value-type="string">
            <text:p>+250, 58, NIDOARCHY, 0 @}</text:p>
          </table:table-cell>
        </table:table-row>
        <table:table-row table:style-name="ro1">
          <table:table-cell office:value-type="string">
            <text:p>+#GIOVANNI~3#, Moves, LEADER~2, (rocket06 false), 108, "GIOVANNI", 21, 21, 23, ????????, Single, - CheckBadMove TryToKO CheckViability /, 6, @{ 0, 66, PATRAPHINX, EARTHQUAKE, PSYCHIC, CRUNCH, SLASH, 0</text:p>
          </table:table-cell>
        </table:table-row>
        <table:table-row table:style-name="ro1">
          <table:table-cell office:value-type="string">
            <text:p>+0, 66, DIGLENOID, SLASH, "CLOSE COMBAT", "AERIAL ACE", EARTHQUAKE, 0</text:p>
          </table:table-cell>
        </table:table-row>
        <table:table-row table:style-name="ro1">
          <table:table-cell office:value-type="string">
            <text:p>+0, 67, STALAGMIX, CURSE, EARTHQUAKE, CRUNCH, SANDSTORM, 0</text:p>
          </table:table-cell>
        </table:table-row>
        <table:table-row table:style-name="ro1">
          <table:table-cell office:value-type="string">
            <text:p>+0, 67, NIDOARCHY, "POISON JAB", "IRON HEAD", SUPERPOWER, EARTHQUAKE, 0</text:p>
          </table:table-cell>
        </table:table-row>
        <table:table-row table:style-name="ro1">
          <table:table-cell office:value-type="string">
            <text:p>+0, 68, NIDOMINATE, "POISON JAB", "SWORDS DANCE", SUPERPOWER, EARTHQUAKE, 0</text:p>
          </table:table-cell>
        </table:table-row>
        <table:table-row table:style-name="ro1">
          <table:table-cell office:value-type="string">
            <text:p>+0, 70, RHYBORN, "DRAGON CLAW", "IRON HEAD", "ROCK SLIDE", EARTHQUAKE, 0 @}</text:p>
          </table:table-cell>
        </table:table-row>
        <table:table-row table:style-name="ro1">
          <table:table-cell office:value-type="string">
            <text:p>+#GRUNT#, Normal, "TEAM ROCKET", (rocket06 false), 109, "GRUNT", ????????, ????????, ????????, ????????, Single, - CheckBadMove /, 2, @{ 0, 16, RATTATA, 0</text:p>
          </table:table-cell>
        </table:table-row>
        <table:table-row table:style-name="ro1">
          <table:table-cell office:value-type="string">
            <text:p>+0, 16, ZUBAT, 0 @}</text:p>
          </table:table-cell>
        </table:table-row>
        <table:table-row table:style-name="ro1">
          <table:table-cell office:value-type="string">
            <text:p>+#GRUNT~2#, Normal, "TEAM ROCKET", (rocket06 false), 109, "GRUNT", ????????, ????????, ????????, ????????, Single, - CheckBadMove /, 3, @{ 0, 13, SANDSHREW, 0</text:p>
          </table:table-cell>
        </table:table-row>
        <table:table-row table:style-name="ro1">
          <table:table-cell office:value-type="string">
            <text:p>+0, 13, RATTATA, 0</text:p>
          </table:table-cell>
        </table:table-row>
        <table:table-row table:style-name="ro1">
          <table:table-cell office:value-type="string">
            <text:p>+0, 13, ZUBAT, 0 @}</text:p>
          </table:table-cell>
        </table:table-row>
        <table:table-row table:style-name="ro1">
          <table:table-cell office:value-type="string">
            <text:p>+#GRUNT~3#, Normal, "TEAM ROCKET", (rocket06 false), 109, "GRUNT", ????????, ????????, ????????, ????????, Single, - CheckBadMove /, 2, @{ 0, 13, ZUBAT, 0</text:p>
          </table:table-cell>
        </table:table-row>
        <table:table-row table:style-name="ro1">
          <table:table-cell office:value-type="string">
            <text:p>+0, 13, EKANS, 0 @}</text:p>
          </table:table-cell>
        </table:table-row>
        <table:table-row table:style-name="ro1">
          <table:table-cell office:value-type="string">
            <text:p>+#GRUNT~4#, Normal, "TEAM ROCKET", (rocket06 false), 109, "GRUNT", ????????, ????????, ????????, ????????, Single, - CheckBadMove /, 2, @{ 0, 16, RATTATA, 0</text:p>
          </table:table-cell>
        </table:table-row>
        <table:table-row table:style-name="ro1">
          <table:table-cell office:value-type="string">
            <text:p>+0, 16, MEOWTH, 0 @}</text:p>
          </table:table-cell>
        </table:table-row>
        <table:table-row table:style-name="ro1">
          <table:table-cell office:value-type="string">
            <text:p>+#GRUNT~5#, Normal, "TEAM ROCKET", (rocket06 false), 109, "GRUNT", ????????, ????????, ????????, ????????, Single, - CheckBadMove /, 2, @{ 0, 21, MACHOKE, 0</text:p>
          </table:table-cell>
        </table:table-row>
        <table:table-row table:style-name="ro1">
          <table:table-cell office:value-type="string">
            <text:p>+0, 21, DROWZEE, 0 @}</text:p>
          </table:table-cell>
        </table:table-row>
        <table:table-row table:style-name="ro1">
          <table:table-cell office:value-type="string">
            <text:p>+#GRUNT~6#, Normal, "TEAM ROCKET", (rocket06 false), 109, "GRUNT", ????????, ????????, ????????, ????????, Single, - CheckBadMove /, 2, @{ 0, 18, PIKACHU, 0</text:p>
          </table:table-cell>
        </table:table-row>
        <table:table-row table:style-name="ro1">
          <table:table-cell office:value-type="string">
            <text:p>+0, 18, ZUBAT, 0 @}</text:p>
          </table:table-cell>
        </table:table-row>
        <table:table-row table:style-name="ro1">
          <table:table-cell office:value-type="string">
            <text:p>+#GRUNT~7#, Normal, "TEAM ROCKET", (rocket06 false), 109, "GRUNT", ????????, ????????, ????????, ????????, Single, - CheckBadMove /, 2, @{ 0, 32, RATTCHET, 0</text:p>
          </table:table-cell>
        </table:table-row>
        <table:table-row table:style-name="ro1">
          <table:table-cell office:value-type="string">
            <text:p>+0, 32, CROBAT, 0 @}</text:p>
          </table:table-cell>
        </table:table-row>
        <table:table-row table:style-name="ro1">
          <table:table-cell office:value-type="string">
            <text:p>+#GRUNT~8#, Normal, "TEAM ROCKET", (rocket06 false), 109, "GRUNT", ????????, ????????, ????????, ????????, Single, - CheckBadMove /, 2, @{ 0, 32, HYPNO, 0</text:p>
          </table:table-cell>
        </table:table-row>
        <table:table-row table:style-name="ro1">
          <table:table-cell office:value-type="string">
            <text:p>+0, 32, MACHAMP, 0 @}</text:p>
          </table:table-cell>
        </table:table-row>
        <table:table-row table:style-name="ro1">
          <table:table-cell office:value-type="string">
            <text:p>+#GRUNT~9#, Normal, "TEAM ROCKET", (rocket06 false), 109, "GRUNT", ????????, ????????, ????????, ????????, Single, - CheckBadMove /, 2, @{ 0, 32, RATTCHET, 0</text:p>
          </table:table-cell>
        </table:table-row>
        <table:table-row table:style-name="ro1">
          <table:table-cell office:value-type="string">
            <text:p>+0, 32, GENGAR, 0 @}</text:p>
          </table:table-cell>
        </table:table-row>
        <table:table-row table:style-name="ro1">
          <table:table-cell office:value-type="string">
            <text:p>+#GRUNT~10#, Moves, "TEAM ROCKET", (rocket06 false), 109, "GRUNT", ????????, ????????, ????????, ????????, Single, - CheckBadMove /, 3, @{ 0, 32, MUK, MINIMIZE, SLUDGE, DISABLE, "ACID ARMOR", 0</text:p>
          </table:table-cell>
        </table:table-row>
        <table:table-row table:style-name="ro1">
          <table:table-cell office:value-type="string">
            <text:p>+0, 32, WEEZING, SLUDGE, SELFDESTRUCT, "POISON GAS", SMOKESCREEN, 0</text:p>
          </table:table-cell>
        </table:table-row>
        <table:table-row table:style-name="ro1">
          <table:table-cell office:value-type="string">
            <text:p>+0, 31, VENUSAUR, "RAZOR LEAF", POISONPOWDER, "LEECH SEED", "SWEET SCENT", 0 @}</text:p>
          </table:table-cell>
        </table:table-row>
        <table:table-row table:style-name="ro1">
          <table:table-cell office:value-type="string">
            <text:p>+#GRUNT~11#, Normal, "TEAM ROCKET", (rocket06 false), 109, "GRUNT", ????????, ????????, ????????, ????????, Single, - CheckBadMove /, 4, @{ 0, 30, RATICATE, 0</text:p>
          </table:table-cell>
        </table:table-row>
        <table:table-row table:style-name="ro1">
          <table:table-cell office:value-type="string">
            <text:p>+0, 30, HAUNTER, 0</text:p>
          </table:table-cell>
        </table:table-row>
        <table:table-row table:style-name="ro1">
          <table:table-cell office:value-type="string">
            <text:p>+0, 30, TENTACOOL, 0</text:p>
          </table:table-cell>
        </table:table-row>
        <table:table-row table:style-name="ro1">
          <table:table-cell office:value-type="string">
            <text:p>+0, 32, VAPOREON, 0 @}</text:p>
          </table:table-cell>
        </table:table-row>
        <table:table-row table:style-name="ro1">
          <table:table-cell office:value-type="string">
            <text:p>+#GRUNT~12#, Moves, "TEAM ROCKET", (rocket06 false), 109, "GRUNT", ????????, ????????, ????????, ????????, Single, - CheckBadMove /, 2, @{ 0, 34, MUK, STOCKPILE, SLUDGE, DISABLE, "ACID ARMOR", 0</text:p>
          </table:table-cell>
        </table:table-row>
        <table:table-row table:style-name="ro1">
          <table:table-cell office:value-type="string">
            <text:p>+0, 34, FLAREON, "FIRE SPIN", BITE, SAND-ATTACK, SMOKESCREEN, 0 @}</text:p>
          </table:table-cell>
        </table:table-row>
        <table:table-row table:style-name="ro1">
          <table:table-cell office:value-type="string">
            <text:p>+#GRUNT~13#, Moves, "TEAM ROCKET", (rocket06 false), 109, "GRUNT", ????????, ????????, ????????, ????????, Single, - CheckBadMove /, 4, @{ 0, 29, GOLBAT, BITE, "CONFUSE RAY", "WING ATTACK", "LEECH LIFE", 0</text:p>
          </table:table-cell>
        </table:table-row>
        <table:table-row table:style-name="ro1">
          <table:table-cell office:value-type="string">
            <text:p>+0, 29, KOFFING, SLUDGE, SMOKESCREEN, "POISON GAS", TACKLE, 0</text:p>
          </table:table-cell>
        </table:table-row>
        <table:table-row table:style-name="ro1">
          <table:table-cell office:value-type="string">
            <text:p>+0, 29, HAUNTER, CURSE, "NIGHT SHADE", SPITE, HYPNOSIS, 0</text:p>
          </table:table-cell>
        </table:table-row>
        <table:table-row table:style-name="ro1">
          <table:table-cell office:value-type="string">
            <text:p>+0, 29, RATICATE, "HYPER FANG", "QUICK ATTACK", "SCARY FACE", PURSUIT, 0 @}</text:p>
          </table:table-cell>
        </table:table-row>
        <table:table-row table:style-name="ro1">
          <table:table-cell office:value-type="string">
            <text:p>+#GRUNT~14#, Normal, "TEAM ROCKET", (rocket06 false), 109, "GRUNT", ????????, ????????, ????????, ????????, Single, - CheckBadMove /, 3, @{ 0, 31, RATTCHET, 0</text:p>
          </table:table-cell>
        </table:table-row>
        <table:table-row table:style-name="ro1">
          <table:table-cell office:value-type="string">
            <text:p>+0, 31, TENTACOOL, 0</text:p>
          </table:table-cell>
        </table:table-row>
        <table:table-row table:style-name="ro1">
          <table:table-cell office:value-type="string">
            <text:p>+0, 31, HYPNO, 0 @}</text:p>
          </table:table-cell>
        </table:table-row>
        <table:table-row table:style-name="ro1">
          <table:table-cell office:value-type="string">
            <text:p>+#GRUNT~15#, Normal, "TEAM ROCKET", (rocket06 false), 109, "GRUNT", ????????, ????????, ????????, ????????, Single, - CheckBadMove /, 2, @{ 0, 32, MACHAMP, 0</text:p>
          </table:table-cell>
        </table:table-row>
        <table:table-row table:style-name="ro1">
          <table:table-cell office:value-type="string">
            <text:p>+0, 32, PRIMEAPE, 0 @}</text:p>
          </table:table-cell>
        </table:table-row>
        <table:table-row table:style-name="ro1">
          <table:table-cell office:value-type="string">
            <text:p>+#GRUNT~16#, Normal, "TEAM ROCKET", (rocket06 false), 109, "GRUNT", ????????, ????????, ????????, ????????, Single, - CheckBadMove /, 3, @{ 0, 35, SANDSLAM, 0</text:p>
          </table:table-cell>
        </table:table-row>
        <table:table-row table:style-name="ro1">
          <table:table-cell office:value-type="string">
            <text:p>+0, 35, NOHTYP, 0</text:p>
          </table:table-cell>
        </table:table-row>
        <table:table-row table:style-name="ro1">
          <table:table-cell office:value-type="string">
            <text:p>+0, 35, CROBAT, 0 @}</text:p>
          </table:table-cell>
        </table:table-row>
        <table:table-row table:style-name="ro1">
          <table:table-cell office:value-type="string">
            <text:p>+#GRUNT~17#, Normal, "TEAM ROCKET", (rocket06 false), 109, "GRUNT", ????????, ????????, ????????, ????????, Single, - CheckBadMove /, 3, @{ 0, 35, NOHTYP, 0</text:p>
          </table:table-cell>
        </table:table-row>
        <table:table-row table:style-name="ro1">
          <table:table-cell office:value-type="string">
            <text:p>+0, 35, JOLTEON, 0</text:p>
          </table:table-cell>
        </table:table-row>
        <table:table-row table:style-name="ro1">
          <table:table-cell office:value-type="string">
            <text:p>+0, 35, TENTACRUEL, 0 @}</text:p>
          </table:table-cell>
        </table:table-row>
        <table:table-row table:style-name="ro1">
          <table:table-cell office:value-type="string">
            <text:p>+#GRUNT~18#, Normal, "TEAM ROCKET", (rocket06 false), 109, "GRUNT", ????????, ????????, ????????, ????????, Single, - CheckBadMove /, 2, @{ 0, 32, WEEZING, 0</text:p>
          </table:table-cell>
        </table:table-row>
        <table:table-row table:style-name="ro1">
          <table:table-cell office:value-type="string">
            <text:p>+0, 32, CROBAT, 0 @}</text:p>
          </table:table-cell>
        </table:table-row>
        <table:table-row table:style-name="ro1">
          <table:table-cell office:value-type="string">
            <text:p>+#GRUNT~19#, Normal, "TEAM ROCKET", (rocket06 false), 109, "GRUNT", ????????, ????????, ????????, ????????, Single, - CheckBadMove /, 3, @{ 0, 40, CROBAT, 0</text:p>
          </table:table-cell>
        </table:table-row>
        <table:table-row table:style-name="ro1">
          <table:table-cell office:value-type="string">
            <text:p>+0, 40, SNEEROW, 0</text:p>
          </table:table-cell>
        </table:table-row>
        <table:table-row table:style-name="ro1">
          <table:table-cell office:value-type="string">
            <text:p>+0, 40, DRONARCH, 0 @}</text:p>
          </table:table-cell>
        </table:table-row>
        <table:table-row table:style-name="ro1">
          <table:table-cell office:value-type="string">
            <text:p>+#GRUNT~20#, Normal, "TEAM ROCKET", (rocket06 false), 109, "GRUNT", ????????, ????????, ????????, ????????, Single, - CheckBadMove /, 2, @{ 0, 41, WEEZING, 0</text:p>
          </table:table-cell>
        </table:table-row>
        <table:table-row table:style-name="ro1">
          <table:table-cell office:value-type="string">
            <text:p>+0, 42, LULLOO, 0 @}</text:p>
          </table:table-cell>
        </table:table-row>
        <table:table-row table:style-name="ro1">
          <table:table-cell office:value-type="string">
            <text:p>+#GRUNT~21#, Normal, "TEAM ROCKET", (rocket06 false), 109, "GRUNT", ????????, ????????, ????????, ????????, Single, - CheckBadMove /, 4, @{ 0, 39, CROBAT, 0</text:p>
          </table:table-cell>
        </table:table-row>
        <table:table-row table:style-name="ro1">
          <table:table-cell office:value-type="string">
            <text:p>+0, 40, RATTCHET, 0</text:p>
          </table:table-cell>
        </table:table-row>
        <table:table-row table:style-name="ro1">
          <table:table-cell office:value-type="string">
            <text:p>+0, 41, NOHTYP, 0</text:p>
          </table:table-cell>
        </table:table-row>
        <table:table-row table:style-name="ro1">
          <table:table-cell office:value-type="string">
            <text:p>+0, 42, FELANKH, 0 @}</text:p>
          </table:table-cell>
        </table:table-row>
        <table:table-row table:style-name="ro1">
          <table:table-cell office:value-type="string">
            <text:p>+#GRUNT~22#, Normal, "TEAM ROCKET", (rocket06 false), 109, "GRUNT", ????????, ????????, ????????, ????????, Single, - CheckBadMove /, 2, @{ 0, 26, DROWZEE, 0</text:p>
          </table:table-cell>
        </table:table-row>
        <table:table-row table:style-name="ro1">
          <table:table-cell office:value-type="string">
            <text:p>+0, 26, KOFFING, 0 @}</text:p>
          </table:table-cell>
        </table:table-row>
        <table:table-row table:style-name="ro1">
          <table:table-cell office:value-type="string">
            <text:p>+#GRUNT~23#, Normal, "TEAM ROCKET", (rocket06 false), 109, "GRUNT", ????????, ????????, ????????, ????????, Single, - CheckBadMove /, 2, @{ 0, 45, OSSELOBBER, 0</text:p>
          </table:table-cell>
        </table:table-row>
        <table:table-row table:style-name="ro1">
          <table:table-cell office:value-type="string">
            <text:p>+0, 45, POLABAT, 0 @}</text:p>
          </table:table-cell>
        </table:table-row>
        <table:table-row table:style-name="ro1">
          <table:table-cell office:value-type="string">
            <text:p>+#GRUNT~24#, Normal, "TEAM ROCKET", (rocket06 false), 109, "GRUNT", ????????, ????????, ????????, ????????, Single, - CheckBadMove /, 3, @{ 0, 41, POLABAT, 0</text:p>
          </table:table-cell>
        </table:table-row>
        <table:table-row table:style-name="ro1">
          <table:table-cell office:value-type="string">
            <text:p>+0, 41, SEPISTRIKE, 0</text:p>
          </table:table-cell>
        </table:table-row>
        <table:table-row table:style-name="ro1">
          <table:table-cell office:value-type="string">
            <text:p>+0, 41, RATTCHET, 0 @}</text:p>
          </table:table-cell>
        </table:table-row>
        <table:table-row table:style-name="ro1">
          <table:table-cell office:value-type="string">
            <text:p>+#GRUNT~25#, Normal, "TEAM ROCKET", (rocket06 false), 109, "GRUNT", ????????, ????????, ????????, ????????, Single, - CheckBadMove /, 3, @{ 0, 42, RATTARULE, 0</text:p>
          </table:table-cell>
        </table:table-row>
        <table:table-row table:style-name="ro1">
          <table:table-cell office:value-type="string">
            <text:p>+0, 42, LULLOO, 0</text:p>
          </table:table-cell>
        </table:table-row>
        <table:table-row table:style-name="ro1">
          <table:table-cell office:value-type="string">
            <text:p>+0, 43, GENGAR, 0 @}</text:p>
          </table:table-cell>
        </table:table-row>
        <table:table-row table:style-name="ro1">
          <table:table-cell office:value-type="string">
            <text:p>+#GRUNT~26#, Normal, "TEAM ROCKET", (rocket06 false), 109, "GRUNT", ????????, ????????, ????????, ????????, Single, - CheckBadMove /, 2, @{ 0, 44, GIGGLYHUFF, 0</text:p>
          </table:table-cell>
        </table:table-row>
        <table:table-row table:style-name="ro1">
          <table:table-cell office:value-type="string">
            <text:p>+0, 43, LULLOO, 0 @}</text:p>
          </table:table-cell>
        </table:table-row>
        <table:table-row table:style-name="ro1">
          <table:table-cell office:value-type="string">
            <text:p>+#GRUNT~27#, Normal, "TEAM ROCKET", (rocket06 false), 109, "GRUNT", ????????, ????????, ????????, ????????, Single, - CheckBadMove /, 3, @{ 0, 42, NOHTYP, 0</text:p>
          </table:table-cell>
        </table:table-row>
        <table:table-row table:style-name="ro1">
          <table:table-cell office:value-type="string">
            <text:p>+0, 42, QUADODO, 0</text:p>
          </table:table-cell>
        </table:table-row>
        <table:table-row table:style-name="ro1">
          <table:table-cell office:value-type="string">
            <text:p>+0, 42, OSSELOBBER, 0 @}</text:p>
          </table:table-cell>
        </table:table-row>
        <table:table-row table:style-name="ro1">
          <table:table-cell office:value-type="string">
            <text:p>+#GRUNT~28#, Normal, "TEAM ROCKET", (rocket06 false), 109, "GRUNT", ????????, ????????, ????????, ????????, Single, - CheckBadMove /, 1, @{ 0, 49, ADNOKANA, 0 @}</text:p>
          </table:table-cell>
        </table:table-row>
        <table:table-row table:style-name="ro1">
          <table:table-cell office:value-type="string">
            <text:p>+#GRUNT~29#, Normal, "TEAM ROCKET", (rocket06 false), 109, "GRUNT", ????????, ????????, ????????, ????????, Single, - CheckBadMove /, 1, @{ 0, 49, LULLOO, 0 @}</text:p>
          </table:table-cell>
        </table:table-row>
        <table:table-row table:style-name="ro1">
          <table:table-cell office:value-type="string">
            <text:p>+#GRUNT~30#, Normal, "TEAM ROCKET", (rocket06 false), 109, "GRUNT", ????????, ????????, ????????, ????????, Single, - CheckBadMove /, 2, @{ 0, 43, MACHULK, 0</text:p>
          </table:table-cell>
        </table:table-row>
        <table:table-row table:style-name="ro1">
          <table:table-cell office:value-type="string">
            <text:p>+0, 44, ENCHANCED, 0 @}</text:p>
          </table:table-cell>
        </table:table-row>
        <table:table-row table:style-name="ro1">
          <table:table-cell office:value-type="string">
            <text:p>+#GRUNT~31#, Normal, "TEAM ROCKET", (rocket06 false), 109, "GRUNT", ????????, ????????, ????????, ????????, Single, - CheckBadMove /, 3, @{ 0, 42, CROBAT, 0</text:p>
          </table:table-cell>
        </table:table-row>
        <table:table-row table:style-name="ro1">
          <table:table-cell office:value-type="string">
            <text:p>+0, 42, POLABAT, 0</text:p>
          </table:table-cell>
        </table:table-row>
        <table:table-row table:style-name="ro1">
          <table:table-cell office:value-type="string">
            <text:p>+0, 42, ORNITHOW, 0 @}</text:p>
          </table:table-cell>
        </table:table-row>
        <table:table-row table:style-name="ro1">
          <table:table-cell office:value-type="string">
            <text:p>+#GRUNT~32#, Normal, "TEAM ROCKET", (rocket06 false), 109, "GRUNT", ????????, ????????, ????????, ????????, Single, - CheckBadMove /, 3, @{ 0, 45, RATTARULE, 0</text:p>
          </table:table-cell>
        </table:table-row>
        <table:table-row table:style-name="ro1">
          <table:table-cell office:value-type="string">
            <text:p>+0, 45, NOHTYP, 0</text:p>
          </table:table-cell>
        </table:table-row>
        <table:table-row table:style-name="ro1">
          <table:table-cell office:value-type="string">
            <text:p>+0, 46, HEEVING, 0 @}</text:p>
          </table:table-cell>
        </table:table-row>
        <table:table-row table:style-name="ro1">
          <table:table-cell office:value-type="string">
            <text:p>+#GRUNT~33#, Normal, "TEAM ROCKET", (rocket06 false), 109, "GRUNT", ????????, ????????, ????????, ????????, Single, - CheckBadMove /, 2, @{ 0, 45, OSSELOBBER, 0</text:p>
          </table:table-cell>
        </table:table-row>
        <table:table-row table:style-name="ro1">
          <table:table-cell office:value-type="string">
            <text:p>+0, 45, SANDSLAM, 0 @}</text:p>
          </table:table-cell>
        </table:table-row>
        <table:table-row table:style-name="ro1">
          <table:table-cell office:value-type="string">
            <text:p>+#GRUNT~34#, Normal, "TEAM ROCKET", (rocket06 false), 109, "GRUNT", ????????, ????????, ????????, ????????, Single, - CheckBadMove /, 2, @{ 0, 45, DRAGONITE, 0</text:p>
          </table:table-cell>
        </table:table-row>
        <table:table-row table:style-name="ro1">
          <table:table-cell office:value-type="string">
            <text:p>+0, 46, NIDOREGAL, 0 @}</text:p>
          </table:table-cell>
        </table:table-row>
        <table:table-row table:style-name="ro1">
          <table:table-cell office:value-type="string">
            <text:p>+#GRUNT~35#, Normal, "TEAM ROCKET", (rocket06 false), 109, "GRUNT", ????????, ????????, ????????, ????????, Single, - CheckBadMove /, 4, @{ 0, 42, RATTARULE, 0</text:p>
          </table:table-cell>
        </table:table-row>
        <table:table-row table:style-name="ro1">
          <table:table-cell office:value-type="string">
            <text:p>+0, 42, POLABAT, 0</text:p>
          </table:table-cell>
        </table:table-row>
        <table:table-row table:style-name="ro1">
          <table:table-cell office:value-type="string">
            <text:p>+0, 42, TENTACATE, 0</text:p>
          </table:table-cell>
        </table:table-row>
        <table:table-row table:style-name="ro1">
          <table:table-cell office:value-type="string">
            <text:p>+0, 42, SANDSLAM, 0 @}</text:p>
          </table:table-cell>
        </table:table-row>
        <table:table-row table:style-name="ro1">
          <table:table-cell office:value-type="string">
            <text:p>+#GRUNT~36#, Normal, "TEAM ROCKET", (rocket06 false), 109, "GRUNT", ????????, ????????, ????????, ????????, Single, - CheckBadMove /, 3, @{ 0, 45, HEEVING, 0</text:p>
          </table:table-cell>
        </table:table-row>
        <table:table-row table:style-name="ro1">
          <table:table-cell office:value-type="string">
            <text:p>+0, 46, POLABAT, 0</text:p>
          </table:table-cell>
        </table:table-row>
        <table:table-row table:style-name="ro1">
          <table:table-cell office:value-type="string">
            <text:p>+0, 46, SLAGOLEM, 0 @}</text:p>
          </table:table-cell>
        </table:table-row>
        <table:table-row table:style-name="ro1">
          <table:table-cell office:value-type="string">
            <text:p>+#GRUNT~37#, Normal, "TEAM ROCKET", (rocket06 false), 109, "GRUNT", ????????, ????????, ????????, ????????, Single, - CheckBadMove /, 3, @{ 0, 45, LULLOO, 0</text:p>
          </table:table-cell>
        </table:table-row>
        <table:table-row table:style-name="ro1">
          <table:table-cell office:value-type="string">
            <text:p>+0, 45, GUNK, 0</text:p>
          </table:table-cell>
        </table:table-row>
        <table:table-row table:style-name="ro1">
          <table:table-cell office:value-type="string">
            <text:p>+0, 46, MACHULK, 0 @}</text:p>
          </table:table-cell>
        </table:table-row>
        <table:table-row table:style-name="ro1">
          <table:table-cell office:value-type="string">
            <text:p>+#GRUNT~38#, Normal, "TEAM ROCKET", (rocket06 false), 109, "GRUNT", ????????, ????????, ????????, ????????, Single, - CheckBadMove /, 3, @{ 0, 44, POLABAT, 0</text:p>
          </table:table-cell>
        </table:table-row>
        <table:table-row table:style-name="ro1">
          <table:table-cell office:value-type="string">
            <text:p>+0, 44, GILDUCK, 0</text:p>
          </table:table-cell>
        </table:table-row>
        <table:table-row table:style-name="ro1">
          <table:table-cell office:value-type="string">
            <text:p>+0, 45, RAFFLURK, 0 @}</text:p>
          </table:table-cell>
        </table:table-row>
        <table:table-row table:style-name="ro1">
          <table:table-cell office:value-type="string">
            <text:p>+#GRUNT~39#, Normal, "TEAM ROCKET", (rocket06 false), 109, "GRUNT", ????????, ????????, ????????, ????????, Single, - CheckBadMove /, 1, @{ 0, 52, MACHULK, 0 @}</text:p>
          </table:table-cell>
        </table:table-row>
        <table:table-row table:style-name="ro1">
          <table:table-cell office:value-type="string">
            <text:p>+#GRUNT~40#, Normal, "TEAM ROCKET", (rocket06 false), 109, "GRUNT", ????????, ????????, ????????, ????????, Single, - CheckBadMove /, 5, @{ 0, 44, RATTCHET, 0</text:p>
          </table:table-cell>
        </table:table-row>
        <table:table-row table:style-name="ro1">
          <table:table-cell office:value-type="string">
            <text:p>+0, 46, LICKILOLLY, 0</text:p>
          </table:table-cell>
        </table:table-row>
        <table:table-row table:style-name="ro1">
          <table:table-cell office:value-type="string">
            <text:p>+0, 45, POLABAT, 0</text:p>
          </table:table-cell>
        </table:table-row>
        <table:table-row table:style-name="ro1">
          <table:table-cell office:value-type="string">
            <text:p>+0, 45, RATTARULE, 0</text:p>
          </table:table-cell>
        </table:table-row>
        <table:table-row table:style-name="ro1">
          <table:table-cell office:value-type="string">
            <text:p>+0, 44, NOHTYP, 0 @}</text:p>
          </table:table-cell>
        </table:table-row>
        <table:table-row table:style-name="ro1">
          <table:table-cell office:value-type="string">
            <text:p>+#GRUNT~41#, Normal, "TEAM ROCKET", (rocket06 false), 109, "GRUNT", ????????, ????????, ????????, ????????, Single, - CheckBadMove /, 3, @{ 0, 44, OSSELOBBER, 0</text:p>
          </table:table-cell>
        </table:table-row>
        <table:table-row table:style-name="ro1">
          <table:table-cell office:value-type="string">
            <text:p>+0, 46, SINGESHA, 0</text:p>
          </table:table-cell>
        </table:table-row>
        <table:table-row table:style-name="ro1">
          <table:table-cell office:value-type="string">
            <text:p>+0, 46, NIDORULY, 0 @}</text:p>
          </table:table-cell>
        </table:table-row>
        <table:table-row table:style-name="ro1">
          <table:table-cell office:value-type="string">
            <text:p>+#SAMUEL#, Moves, COOLTRAINER~2, (boy05 false), 110, "SAMUEL", 22, ????????, ????????, ????????, Single, - CheckBadMove TryToKO CheckViability /, 5, @{ 100, 62, ABOMACHULK, "KNOCK OFF", EXTREMESPEED, "BULK UP", "CROSS CHOP", 0</text:p>
          </table:table-cell>
        </table:table-row>
        <table:table-row table:style-name="ro1">
          <table:table-cell office:value-type="string">
            <text:p>+100, 62, UNEARTHLET, SLASH, EARTHQUAKE, SAND-ATTACK, "TRI ATTACK", 0</text:p>
          </table:table-cell>
        </table:table-row>
        <table:table-row table:style-name="ro1">
          <table:table-cell office:value-type="string">
            <text:p>+100, 62, RHYMARKABL, EARTHQUAKE, "ROCK SLIDE", "CRUSH CLAW", "HORN DRILL", 0</text:p>
          </table:table-cell>
        </table:table-row>
        <table:table-row table:style-name="ro1">
          <table:table-cell office:value-type="string">
            <text:p>+100, 63, RAZER, "IRON HEAD", X-SCISSOR, "IRON DEFENSE", SLASH, 0</text:p>
          </table:table-cell>
        </table:table-row>
        <table:table-row table:style-name="ro1">
          <table:table-cell office:value-type="string">
            <text:p>+100, 63, NIDOREGAL, THRASH, "POISON JAB", CRUNCH, FLATTER, 0 @}</text:p>
          </table:table-cell>
        </table:table-row>
        <table:table-row table:style-name="ro1">
          <table:table-cell office:value-type="string">
            <text:p>+#GEORGE#, Normal, COOLTRAINER~2, (boy05 false), 110, "GEORGE", 21, ????????, ????????, ????????, Single, - CheckBadMove TryToKO CheckViability /, 5, @{ 100, 65, KABUSTION, 0</text:p>
          </table:table-cell>
        </table:table-row>
        <table:table-row table:style-name="ro1">
          <table:table-cell office:value-type="string">
            <text:p>+100, 66, OMAGUS, 0</text:p>
          </table:table-cell>
        </table:table-row>
        <table:table-row table:style-name="ro1">
          <table:table-cell office:value-type="string">
            <text:p>+100, 65, GRIZZLAX, 0</text:p>
          </table:table-cell>
        </table:table-row>
        <table:table-row table:style-name="ro1">
          <table:table-cell office:value-type="string">
            <text:p>+100, 66, ELECTRODEM, 0</text:p>
          </table:table-cell>
        </table:table-row>
        <table:table-row table:style-name="ro1">
          <table:table-cell office:value-type="string">
            <text:p>+100, 65, GUARDIANCE, 0 @}</text:p>
          </table:table-cell>
        </table:table-row>
        <table:table-row table:style-name="ro1">
          <table:table-cell office:value-type="string">
            <text:p>+#COLBY#, Normal, COOLTRAINER~2, (boy05 false), 110, "COLBY", 21, ????????, ????????, ????????, Single, - CheckBadMove TryToKO CheckViability /, 5, @{ 100, 64, TEKLAWNO, 0</text:p>
          </table:table-cell>
        </table:table-row>
        <table:table-row table:style-name="ro1">
          <table:table-cell office:value-type="string">
            <text:p>+100, 65, POLIATH, 0</text:p>
          </table:table-cell>
        </table:table-row>
        <table:table-row table:style-name="ro1">
          <table:table-cell office:value-type="string">
            <text:p>+100, 66, TENTABOMA, 0</text:p>
          </table:table-cell>
        </table:table-row>
        <table:table-row table:style-name="ro1">
          <table:table-cell office:value-type="string">
            <text:p>+100, 67, LORDRA, 0</text:p>
          </table:table-cell>
        </table:table-row>
        <table:table-row table:style-name="ro1">
          <table:table-cell office:value-type="string">
            <text:p>+100, 68, VISIBAT, 0 @}</text:p>
          </table:table-cell>
        </table:table-row>
        <table:table-row table:style-name="ro1">
          <table:table-cell office:value-type="string">
            <text:p>+#PAUL#, Moves, COOLTRAINER~2, (boy05 false), 110, "PAUL", 19, ????????, ????????, ????????, Single, - CheckBadMove TryToKO CheckViability /, 5, @{ 100, 42, SLOWPOKE, HEADBUTT, CONFUSION, "WATER GUN", DISABLE, 0</text:p>
          </table:table-cell>
        </table:table-row>
        <table:table-row table:style-name="ro1">
          <table:table-cell office:value-type="string">
            <text:p>+100, 42, SHELLDER, "AURORA BEAM", CLAMP, SUPERSONIC, LEER, 0</text:p>
          </table:table-cell>
        </table:table-row>
        <table:table-row table:style-name="ro1">
          <table:table-cell office:value-type="string">
            <text:p>+100, 42, KINGLER, GUILLOTINE, STOMP, "MUD SHOT", BUBBLE, 0</text:p>
          </table:table-cell>
        </table:table-row>
        <table:table-row table:style-name="ro1">
          <table:table-cell office:value-type="string">
            <text:p>+100, 42, STARMIE, BUBBLEBEAM, SWIFT, RECOVER, "RAPID SPIN", 0</text:p>
          </table:table-cell>
        </table:table-row>
        <table:table-row table:style-name="ro1">
          <table:table-cell office:value-type="string">
            <text:p>+100, 42, GOLDUCK, CONFUSION, SCRATCH, SCREECH, DISABLE, 0 @}</text:p>
          </table:table-cell>
        </table:table-row>
        <table:table-row table:style-name="ro1">
          <table:table-cell office:value-type="string">
            <text:p>+#ROLANDO#, Normal, COOLTRAINER~2, (boy05 false), 110, "ROLANDO", 21, ????????, ????????, ????????, Single, - CheckBadMove TryToKO CheckViability /, 5, @{ 100, 65, RATTARULE, 0</text:p>
          </table:table-cell>
        </table:table-row>
        <table:table-row table:style-name="ro1">
          <table:table-cell office:value-type="string">
            <text:p>+100, 65, SYMBISAUR, 0</text:p>
          </table:table-cell>
        </table:table-row>
        <table:table-row table:style-name="ro1">
          <table:table-cell office:value-type="string">
            <text:p>+100, 66, TURTILLERY, 0</text:p>
          </table:table-cell>
        </table:table-row>
        <table:table-row table:style-name="ro1">
          <table:table-cell office:value-type="string">
            <text:p>+100, 66, CHARIATHAN, 0</text:p>
          </table:table-cell>
        </table:table-row>
        <table:table-row table:style-name="ro1">
          <table:table-cell office:value-type="string">
            <text:p>+100, 61, STROMACHU, 0 @}</text:p>
          </table:table-cell>
        </table:table-row>
        <table:table-row table:style-name="ro1">
          <table:table-cell office:value-type="string">
            <text:p>+#GILBERT#, Moves, COOLTRAINER~2, (boy05 false), 110, "GILBERT", 21, ????????, ????????, ????????, Single, - CheckBadMove TryToKO CheckViability /, 5, @{ 100, 42, PIDGEOTTO, "WING ATTACK", FEATHERDANCE, WHIRLWIND, "QUICK ATTACK", 0</text:p>
          </table:table-cell>
        </table:table-row>
        <table:table-row table:style-name="ro1">
          <table:table-cell office:value-type="string">
            <text:p>+100, 42, FEAROW, "DRILL PECK", "MIRROR MOVE", PURSUIT, LEER, 0</text:p>
          </table:table-cell>
        </table:table-row>
        <table:table-row table:style-name="ro1">
          <table:table-cell office:value-type="string">
            <text:p>+100, 42, PERSIAN, "PAY DAY", "FAINT ATTACK", SCREECH, BITE, 0</text:p>
          </table:table-cell>
        </table:table-row>
        <table:table-row table:style-name="ro1">
          <table:table-cell office:value-type="string">
            <text:p>+100, 42, LICKITUNG, SLAM, DISABLE, WRAP, SUPERSONIC, 0</text:p>
          </table:table-cell>
        </table:table-row>
        <table:table-row table:style-name="ro1">
          <table:table-cell office:value-type="string">
            <text:p>+100, 42, TAUROS, "HORN ATTACK", "SCARY FACE", SWAGGER, "TAIL WHIP", 0 @}</text:p>
          </table:table-cell>
        </table:table-row>
        <table:table-row table:style-name="ro1">
          <table:table-cell office:value-type="string">
            <text:p>+#OWEN#, Moves, COOLTRAINER~2, (boy05 false), 110, "OWEN", 21, ????????, ????????, ????????, Single, - CheckBadMove TryToKO CheckViability /, 5, @{ 100, 42, NIDORINO, SCRATCH, "POISON STING", "DOUBLE KICK", BITE, 0</text:p>
          </table:table-cell>
        </table:table-row>
        <table:table-row table:style-name="ro1">
          <table:table-cell office:value-type="string">
            <text:p>+100, 42, NIDORINA, "HORN ATTACK", "POISON STING", "DOUBLE KICK", LEER, 0</text:p>
          </table:table-cell>
        </table:table-row>
        <table:table-row table:style-name="ro1">
          <table:table-cell office:value-type="string">
            <text:p>+100, 42, RATICATE, "SUPER FANG", PURSUIT, "SCARY FACE", "QUICK ATTACK", 0</text:p>
          </table:table-cell>
        </table:table-row>
        <table:table-row table:style-name="ro1">
          <table:table-cell office:value-type="string">
            <text:p>+100, 42, SANDSLASH, "FURY SWIPES", SWIFT, SLASH, "POISON STING", 0</text:p>
          </table:table-cell>
        </table:table-row>
        <table:table-row table:style-name="ro1">
          <table:table-cell office:value-type="string">
            <text:p>+100, 42, RHYHORN, "ROCK BLAST", "SCARY FACE", STOMP, "TAIL WHIP", 0 @}</text:p>
          </table:table-cell>
        </table:table-row>
        <table:table-row table:style-name="ro1">
          <table:table-cell office:value-type="string">
            <text:p>+#BERKE#, Moves, COOLTRAINER~2, (boy05 false), 110, "BERKE", 19, ????????, ????????, ????????, Single, - CheckBadMove TryToKO CheckViability /, 5, @{ 100, 42, SEEL, "TAKE DOWN", "AURORA BEAM", "ICY WIND", GROWL, 0</text:p>
          </table:table-cell>
        </table:table-row>
        <table:table-row table:style-name="ro1">
          <table:table-cell office:value-type="string">
            <text:p>+100, 42, GRAVELER, "ROCK BLAST", MAGNITUDE, "ROCK THROW", "MUD SPORT", 0</text:p>
          </table:table-cell>
        </table:table-row>
        <table:table-row table:style-name="ro1">
          <table:table-cell office:value-type="string">
            <text:p>+100, 42, KINGLER, GUILLOTINE, STOMP, "MUD SHOT", BUBBLE, 0</text:p>
          </table:table-cell>
        </table:table-row>
        <table:table-row table:style-name="ro1">
          <table:table-cell office:value-type="string">
            <text:p>+100, 42, ONIX, SLAM, SANDSTORM, DRAGONBREATH, "ROCK THROW", 0</text:p>
          </table:table-cell>
        </table:table-row>
        <table:table-row table:style-name="ro1">
          <table:table-cell office:value-type="string">
            <text:p>+100, 42, CLOYSTER, "SPIKE CANNON", "AURORA BEAM", SUPERSONIC, PROTECT, 0 @}</text:p>
          </table:table-cell>
        </table:table-row>
        <table:table-row table:style-name="ro1">
          <table:table-cell office:value-type="string">
            <text:p>+#YUJI#, Moves, COOLTRAINER~2, (boy05 false), 110, "YUJI", 21, ????????, ????????, ????????, Single, - CheckBadMove TryToKO CheckViability /, 5, @{ 100, 62, FERODILLO, SPIKES, "GYRO BALL", ROLLOUT, EARTHQUAKE, 0</text:p>
          </table:table-cell>
        </table:table-row>
        <table:table-row table:style-name="ro1">
          <table:table-cell office:value-type="string">
            <text:p>+100, 62, MOLTREM, "ROCK SLIDE", MAGNITUDE, "FIRE PUNCH", "DEFENSE CURL", 0</text:p>
          </table:table-cell>
        </table:table-row>
        <table:table-row table:style-name="ro1">
          <table:table-cell office:value-type="string">
            <text:p>+100, 63, OBSIDIANIX, DOUBLE-EDGE, CRUNCH, "IRON TAIL", SLAM, 0</text:p>
          </table:table-cell>
        </table:table-row>
        <table:table-row table:style-name="ro1">
          <table:table-cell office:value-type="string">
            <text:p>+100, 63, ACTLAX, COVET, ROLLOUT, "BODY SLAM", YAWN, 0</text:p>
          </table:table-cell>
        </table:table-row>
        <table:table-row table:style-name="ro1">
          <table:table-cell office:value-type="string">
            <text:p>+100, 63, WRAIWRATH, "SHADOW BONE", "BONE RUSH", "VITAL THROW", HEADBUTT, 0 @}</text:p>
          </table:table-cell>
        </table:table-row>
        <table:table-row table:style-name="ro1">
          <table:table-cell office:value-type="string">
            <text:p>+#WARREN#, Moves, COOLTRAINER~2, (boy05 false), 110, "WARREN", 21, ????????, ????????, ????????, Single, - CheckBadMove TryToKO CheckViability /, 5, @{ 100, 62, ABYSSIR, "CRUSH CLAW", "SWORDS DANCE", "METAL CLAW", "KNOCK OFF", 0</text:p>
          </table:table-cell>
        </table:table-row>
        <table:table-row table:style-name="ro1">
          <table:table-cell office:value-type="string">
            <text:p>+100, 62, PATRAPHINX, PSYCHIC, COUNTER, "FAKE OUT", SLASH, 0</text:p>
          </table:table-cell>
        </table:table-row>
        <table:table-row table:style-name="ro1">
          <table:table-cell office:value-type="string">
            <text:p>+100, 63, RHYLIC, "HORN DRILL", "ROCK SLIDE", CURSE, EARTHQUAKE, 0</text:p>
          </table:table-cell>
        </table:table-row>
        <table:table-row table:style-name="ro1">
          <table:table-cell office:value-type="string">
            <text:p>+100, 62, RAZER, X-SCISSOR, "IRON HEAD", "IRON DEFENSE", PURSUIT, 0</text:p>
          </table:table-cell>
        </table:table-row>
        <table:table-row table:style-name="ro1">
          <table:table-cell office:value-type="string">
            <text:p>+100, 62, NIDORULY, "POISON JAB", MEGAHORN, EARTHQUAKE, SWAGGER, 0 @}</text:p>
          </table:table-cell>
        </table:table-row>
        <table:table-row table:style-name="ro1">
          <table:table-cell office:value-type="string">
            <text:p>+#MARY#, Moves, COOLTRAINER~2, (boy05 true), 111, "MARY", 22, ????????, ????????, ????????, Single, - CheckBadMove TryToKO CheckViability /, 2, @{ 100, 36, VICTREEBEL, "SLUDGE BOMB", "RAZOR LEAF", POISONPOWDER, GROWTH, 0</text:p>
          </table:table-cell>
        </table:table-row>
        <table:table-row table:style-name="ro1">
          <table:table-cell office:value-type="string">
            <text:p>+100, 37, RAFFLURK, "PETAL DANCE", TOXIC, MOONLIGHT, "SWEET SCENT", 0 @}</text:p>
          </table:table-cell>
        </table:table-row>
        <table:table-row table:style-name="ro1">
          <table:table-cell office:value-type="string">
            <text:p>+#CAROLINE#, Normal, COOLTRAINER~2, (boy05 true), 111, "CAROLINE", 21, ????????, ????????, ????????, Single, - CheckBadMove TryToKO CheckViability /, 5, @{ 100, 68, AMBALITHIC, 0</text:p>
          </table:table-cell>
        </table:table-row>
        <table:table-row table:style-name="ro1">
          <table:table-cell office:value-type="string">
            <text:p>+100, 65, CARNABELL, 0</text:p>
          </table:table-cell>
        </table:table-row>
        <table:table-row table:style-name="ro1">
          <table:table-cell office:value-type="string">
            <text:p>+100, 68, DEVLORA, 0</text:p>
          </table:table-cell>
        </table:table-row>
        <table:table-row table:style-name="ro1">
          <table:table-cell office:value-type="string">
            <text:p>+100, 65, SECTASITE, 0</text:p>
          </table:table-cell>
        </table:table-row>
        <table:table-row table:style-name="ro1">
          <table:table-cell office:value-type="string">
            <text:p>+100, 68, ELECTIWIZZ, 0 @}</text:p>
          </table:table-cell>
        </table:table-row>
        <table:table-row table:style-name="ro1">
          <table:table-cell office:value-type="string">
            <text:p>+#ALEXA#, Normal, COOLTRAINER~2, (boy05 true), 111, "ALEXA", 19, ????????, ????????, ????????, Single, - CheckBadMove TryToKO CheckViability /, 5, @{ 100, 65, CLEFANAUT, 0</text:p>
          </table:table-cell>
        </table:table-row>
        <table:table-row table:style-name="ro1">
          <table:table-cell office:value-type="string">
            <text:p>+100, 65, BOGGLYFUFF, 0</text:p>
          </table:table-cell>
        </table:table-row>
        <table:table-row table:style-name="ro1">
          <table:table-cell office:value-type="string">
            <text:p>+100, 66, PATRAPHINX, 0</text:p>
          </table:table-cell>
        </table:table-row>
        <table:table-row table:style-name="ro1">
          <table:table-cell office:value-type="string">
            <text:p>+100, 66, PORYGON2A4, 0</text:p>
          </table:table-cell>
        </table:table-row>
        <table:table-row table:style-name="ro1">
          <table:table-cell office:value-type="string">
            <text:p>+100, 67, LUKKEY, 0 @}</text:p>
          </table:table-cell>
        </table:table-row>
        <table:table-row table:style-name="ro1">
          <table:table-cell office:value-type="string">
            <text:p>+#SHANNON#, Moves, COOLTRAINER~2, (boy05 true), 111, "SHANNON", 19, ????????, ????????, ????????, Single, - CheckBadMove TryToKO CheckViability /, 5, @{ 100, 42, BEEDRILL, "PIN MISSILE", TWINEEDLE, AGILITY, PURSUIT, 0</text:p>
          </table:table-cell>
        </table:table-row>
        <table:table-row table:style-name="ro1">
          <table:table-cell office:value-type="string">
            <text:p>+100, 42, BUTTERFREE, SAFEGUARD, PSYBEAM, GUST, SUPERSONIC, 0</text:p>
          </table:table-cell>
        </table:table-row>
        <table:table-row table:style-name="ro1">
          <table:table-cell office:value-type="string">
            <text:p>+100, 42, PARASECT, SPORE, "LEECH LIFE", SLASH, GROWTH, 0</text:p>
          </table:table-cell>
        </table:table-row>
        <table:table-row table:style-name="ro1">
          <table:table-cell office:value-type="string">
            <text:p>+100, 42, VENONAT, PSYBEAM, "STUN SPORE", "LEECH LIFE", DISABLE, 0</text:p>
          </table:table-cell>
        </table:table-row>
        <table:table-row table:style-name="ro1">
          <table:table-cell office:value-type="string">
            <text:p>+100, 42, VENOMOTH, PSYBEAM, GUST, SUPERSONIC, "LEECH LIFE", 0 @}</text:p>
          </table:table-cell>
        </table:table-row>
        <table:table-row table:style-name="ro1">
          <table:table-cell office:value-type="string">
            <text:p>+#NAOMI#, Normal, COOLTRAINER~2, (boy05 true), 111, "NAOMI", 21, ????????, ????????, ????????, Single, - CheckBadMove TryToKO CheckViability /, 5, @{ 100, 66, PATRAPHINX, 0</text:p>
          </table:table-cell>
        </table:table-row>
        <table:table-row table:style-name="ro1">
          <table:table-cell office:value-type="string">
            <text:p>+100, 67, KNIGHTMARE, 0</text:p>
          </table:table-cell>
        </table:table-row>
        <table:table-row table:style-name="ro1">
          <table:table-cell office:value-type="string">
            <text:p>+100, 66, YOKAYUBI, 0</text:p>
          </table:table-cell>
        </table:table-row>
        <table:table-row table:style-name="ro1">
          <table:table-cell office:value-type="string">
            <text:p>+100, 67, DODOZEN, 0</text:p>
          </table:table-cell>
        </table:table-row>
        <table:table-row table:style-name="ro1">
          <table:table-cell office:value-type="string">
            <text:p>+100, 68, MAGNEMASTR, 0 @}</text:p>
          </table:table-cell>
        </table:table-row>
        <table:table-row table:style-name="ro1">
          <table:table-cell office:value-type="string">
            <text:p>+#BROOKE#, Moves, COOLTRAINER~2, (boy05 true), 111, "BROOKE", 19, ????????, ????????, ????????, Single, - CheckBadMove TryToKO CheckViability /, 5, @{ 100, 42, TANGELA, SLAM, BIND, "MEGA DRAIN", INGRAIN, 0</text:p>
          </table:table-cell>
        </table:table-row>
        <table:table-row table:style-name="ro1">
          <table:table-cell office:value-type="string">
            <text:p>+100, 42, GLOOM, ACID, MOONLIGHT, "SLEEP POWDER", "STUN SPORE", 0</text:p>
          </table:table-cell>
        </table:table-row>
        <table:table-row table:style-name="ro1">
          <table:table-cell office:value-type="string">
            <text:p>+100, 42, VILEPLUME, "MEGA DRAIN", ACID, "STUN SPORE", AROMATHERAPY, 0</text:p>
          </table:table-cell>
        </table:table-row>
        <table:table-row table:style-name="ro1">
          <table:table-cell office:value-type="string">
            <text:p>+100, 42, IVYSAUR, "RAZOR LEAF", "SWEET SCENT", GROWL, "LEECH SEED", 0</text:p>
          </table:table-cell>
        </table:table-row>
        <table:table-row table:style-name="ro1">
          <table:table-cell office:value-type="string">
            <text:p>+100, 42, VENUSAUR, "RAZOR LEAF", GROWTH, "SLEEP POWDER", POISONPOWDER, 0 @}</text:p>
          </table:table-cell>
        </table:table-row>
        <table:table-row table:style-name="ro1">
          <table:table-cell office:value-type="string">
            <text:p>+#AUSTINA#, Moves, COOLTRAINER~2, (boy05 true), 111, "AUSTINA", 19, ????????, ????????, ????????, Single, - CheckBadMove TryToKO CheckViability /, 5, @{ 100, 42, RHYHORN, "HORN DRILL", "ROCK BLAST", "SCARY FACE", STOMP, 0</text:p>
          </table:table-cell>
        </table:table-row>
        <table:table-row table:style-name="ro1">
          <table:table-cell office:value-type="string">
            <text:p>+100, 42, NIDORINA, "DOUBLE KICK", "FURY SWIPES", BITE, FLATTER, 0</text:p>
          </table:table-cell>
        </table:table-row>
        <table:table-row table:style-name="ro1">
          <table:table-cell office:value-type="string">
            <text:p>+100, 42, NIDOQUEEN, "BODY SLAM", "DOUBLE KICK", BITE, GROWL, 0</text:p>
          </table:table-cell>
        </table:table-row>
        <table:table-row table:style-name="ro1">
          <table:table-cell office:value-type="string">
            <text:p>+100, 42, NIDORINO, "HORN ATTACK", "POISON STING", "FOCUS ENERGY", LEER, 0</text:p>
          </table:table-cell>
        </table:table-row>
        <table:table-row table:style-name="ro1">
          <table:table-cell office:value-type="string">
            <text:p>+100, 42, NIDOKING, THRASH, "DOUBLE KICK", "POISON STING", PECK, 0 @}</text:p>
          </table:table-cell>
        </table:table-row>
        <table:table-row table:style-name="ro1">
          <table:table-cell office:value-type="string">
            <text:p>+#JULIE#, Moves, COOLTRAINER~2, (boy05 true), 111, "JULIE", 21, ????????, ????????, ????????, Single, - CheckBadMove TryToKO CheckViability /, 5, @{ 100, 42, PERSIAN, "FURY SWIPES", BITE, SCREECH, "FAINT ATTACK", 0</text:p>
          </table:table-cell>
        </table:table-row>
        <table:table-row table:style-name="ro1">
          <table:table-cell office:value-type="string">
            <text:p>+100, 42, NINETALES, FLAMETHROWER, WILL-O-WISP, "CONFUSE RAY", GRUDGE, 0</text:p>
          </table:table-cell>
        </table:table-row>
        <table:table-row table:style-name="ro1">
          <table:table-cell office:value-type="string">
            <text:p>+100, 42, RAPIDASH, "FURY ATTACK", "FIRE SPIN", "TAKE DOWN", AGILITY, 0</text:p>
          </table:table-cell>
        </table:table-row>
        <table:table-row table:style-name="ro1">
          <table:table-cell office:value-type="string">
            <text:p>+100, 42, PIKACHU, THUNDERBOLT, "THUNDER WAVE", "DOUBLE TEAM", "QUICK ATTACK", 0</text:p>
          </table:table-cell>
        </table:table-row>
        <table:table-row table:style-name="ro1">
          <table:table-cell office:value-type="string">
            <text:p>+100, 42, RAICHU, THUNDER, "THUNDER WAVE", SLAM, "DOUBLE TEAM", 0 @}</text:p>
          </table:table-cell>
        </table:table-row>
        <table:table-row table:style-name="ro1">
          <table:table-cell office:value-type="string">
            <text:p>+#LORELEI#, Both, "ELITE FOUR~2", (boy0A true), 112, "LORELEI", 19, 19, ????????, ????????, Single, - CheckBadMove TryToKO CheckViability /, 6, @{ 250, 75, LICKILATO, ????????, "ICE BEAM", SWALLOW, "AURORA VEIL", STOCKPILE</text:p>
          </table:table-cell>
        </table:table-row>
        <table:table-row table:style-name="ro1">
          <table:table-cell office:value-type="string">
            <text:p>+250, 75, GLAISHELL, ????????, "ICICLE SPEAR", PROTECT, HAIL, "IRON DEFENSE"</text:p>
          </table:table-cell>
        </table:table-row>
        <table:table-row table:style-name="ro1">
          <table:table-cell office:value-type="string">
            <text:p>+250, 76, MANATII, ????????, SURF, "ICE BEAM", HAIL, YAWN</text:p>
          </table:table-cell>
        </table:table-row>
        <table:table-row table:style-name="ro1">
          <table:table-cell office:value-type="string">
            <text:p>+250, 76, JEEPERS, ????????, BLIZZARD, PSYCHIC, "SHADOW BALL", ATTRACT</text:p>
          </table:table-cell>
        </table:table-row>
        <table:table-row table:style-name="ro1">
          <table:table-cell office:value-type="string">
            <text:p>+250, 77, MISSINGNO~5, ????????, "MIRROR COAT", "FLASH CANNON", METRONOME, REFLECT</text:p>
          </table:table-cell>
        </table:table-row>
        <table:table-row table:style-name="ro1">
          <table:table-cell office:value-type="string">
            <text:p>+250, 78, NESSEA, 142, "HYDRO PUMP", "ICE BEAM", UPROAR, PSYCHIC @}</text:p>
          </table:table-cell>
        </table:table-row>
        <table:table-row table:style-name="ro1">
          <table:table-cell office:value-type="string">
            <text:p>+#BRUNO#, Both, "ELITE FOUR~2", (boy0A false), 113, "BRUNO", 19, 19, ????????, ????????, Single, - CheckBadMove TryToKO CheckViability /, 6, @{ 250, 76, RADIACHAN, ????????, "CLOSE COMBAT", "COSMIC POWER", "SHADOW PUNCH", "FUTURE SIGHT"</text:p>
          </table:table-cell>
        </table:table-row>
        <table:table-row table:style-name="ro1">
          <table:table-cell office:value-type="string">
            <text:p>+250, 76, POLIATH, ????????, "ZEN HEADBUTT", SUPERPOWER, "BULK UP", "ICE PUNCH"</text:p>
          </table:table-cell>
        </table:table-row>
        <table:table-row table:style-name="ro1">
          <table:table-cell office:value-type="string">
            <text:p>+250, 77, SPIRITULEE, ????????, EXTREMESPEED, "BLAZE KICK", "ZEN HEADBUTT", REVERSAL</text:p>
          </table:table-cell>
        </table:table-row>
        <table:table-row table:style-name="ro1">
          <table:table-cell office:value-type="string">
            <text:p>+250, 77, BONUMBELL, ????????, SUPERPOWER, "IRON HEAD", "NEEDLE ARM", "BULK UP"</text:p>
          </table:table-cell>
        </table:table-row>
        <table:table-row table:style-name="ro1">
          <table:table-cell office:value-type="string">
            <text:p>+250, 78, MISSINGNO~4, ????????, ANCIENTPOWER, METRONOME, "AIR SLASH", PSYCHIC</text:p>
          </table:table-cell>
        </table:table-row>
        <table:table-row table:style-name="ro1">
          <table:table-cell office:value-type="string">
            <text:p>+250, 79, MACHITAN, 142, "IRON HEAD", EXTREMESPEED, "KNOCK OFF", "CLOSE COMBAT" @}</text:p>
          </table:table-cell>
        </table:table-row>
        <table:table-row table:style-name="ro1">
          <table:table-cell office:value-type="string">
            <text:p>+#AGATHA#, Both, "ELITE FOUR~2", (boy0A true), 114, "AGATHA", 19, 19, ????????, ????????, Single, - CheckBadMove TryToKO CheckViability /, 6, @{ 250, 77, FOWLN'TOM, ????????, "SHADOW PUNCH", "CONFUSE RAY", TOXIC, "DOUBLE TEAM"</text:p>
          </table:table-cell>
        </table:table-row>
        <table:table-row table:style-name="ro1">
          <table:table-cell office:value-type="string">
            <text:p>+250, 77, WRAIWRATH, ????????, "NIGHT SLASH", "PERISH SONG", "SHADOW BONE", SLASH</text:p>
          </table:table-cell>
        </table:table-row>
        <table:table-row table:style-name="ro1">
          <table:table-cell office:value-type="string">
            <text:p>+250, 78, OXENFREE, ????????, MEGAHORN, "SKULL BASH", PHANTOMFORCE, "ZEN HEADBUTT"</text:p>
          </table:table-cell>
        </table:table-row>
        <table:table-row table:style-name="ro1">
          <table:table-cell office:value-type="string">
            <text:p>+250, 78, YOKAYUBI, ????????, EXTRASENSORY, "SHADOW BALL", FLAMETHROWER, "MORNING SUN"</text:p>
          </table:table-cell>
        </table:table-row>
        <table:table-row table:style-name="ro1">
          <table:table-cell office:value-type="string">
            <text:p>+250, 79, MISSINGNO~2, ????????, "SHADOW BALL", METRONOME, "TRI ATTACK", "DOUBLE TEAM"</text:p>
          </table:table-cell>
        </table:table-row>
        <table:table-row table:style-name="ro1">
          <table:table-cell office:value-type="string">
            <text:p>+250, 80, GRIMM, 142, "CALM MIND", PSYCHIC, "SHADOW BALL", HYPNOSIS @}</text:p>
          </table:table-cell>
        </table:table-row>
        <table:table-row table:style-name="ro1">
          <table:table-cell office:value-type="string">
            <text:p>+#LANCE#, Both, "ELITE FOUR~2", (boy0A false), 115, "LANCE", 19, 19, ????????, ????????, Single, - CheckBadMove TryToKO CheckViability /, 6, @{ 250, 78, PINNADRA, ????????, DRAGONBREATH, "DRAGON DANCE", SURF, THUNDERBOLT</text:p>
          </table:table-cell>
        </table:table-row>
        <table:table-row table:style-name="ro1">
          <table:table-cell office:value-type="string">
            <text:p>+250, 78, FORTUNITEY, ????????, "DRAGON PULSE", "LIGHT SCREEN", RECOVER, REFRESH</text:p>
          </table:table-cell>
        </table:table-row>
        <table:table-row table:style-name="ro1">
          <table:table-cell office:value-type="string">
            <text:p>+250, 79, DODOZEN, ????????, "BRAVE BIRD", "DRAGON DANCE", "DRAGON CLAW", "BLAZE KICK"</text:p>
          </table:table-cell>
        </table:table-row>
        <table:table-row table:style-name="ro1">
          <table:table-cell office:value-type="string">
            <text:p>+250, 79, QUAZAR, ????????, EXTRASENSORY, "DRAGON PULSE", "AIR SLASH", SURF</text:p>
          </table:table-cell>
        </table:table-row>
        <table:table-row table:style-name="ro1">
          <table:table-cell office:value-type="string">
            <text:p>+250, 80, MISSINGNO~3, ????????, "AIR SLASH", ANCIENTPOWER, METRONOME, "TRI ATTACK"</text:p>
          </table:table-cell>
        </table:table-row>
        <table:table-row table:style-name="ro1">
          <table:table-cell office:value-type="string">
            <text:p>+250, 80, DRAGONTALE, 142, "FIRE BLAST", "AERIAL ACE", "DRAGON PULSE", SURF @}</text:p>
          </table:table-cell>
        </table:table-row>
        <table:table-row table:style-name="ro1">
          <table:table-cell office:value-type="string">
            <text:p>+#BROCK#, Moves, LEADER~2, (boy00 false), 116, "BROCK", ????????, ????????, ????????, ????????, Single, - CheckBadMove TryToKO CheckViability /, 3, @{ 0, 12, OMANYTE, CONSTRICT, WITHDRAW, BITE, -, 0</text:p>
          </table:table-cell>
        </table:table-row>
        <table:table-row table:style-name="ro1">
          <table:table-cell office:value-type="string">
            <text:p>+0, 12, KABUTO, SCRATCH, HARDEN, "ROCK THROW", -, 0</text:p>
          </table:table-cell>
        </table:table-row>
        <table:table-row table:style-name="ro1">
          <table:table-cell office:value-type="string">
            <text:p>+0, 14, ONIX, TACKLE, BIND, "ROCK TOMB", -, 0 @}</text:p>
          </table:table-cell>
        </table:table-row>
        <table:table-row table:style-name="ro1">
          <table:table-cell office:value-type="string">
            <text:p>+#MISTY#, Both, LEADER~2, (girl01 true), 117, "MISTY", 22, ????????, ????????, ????????, Single, - CheckBadMove TryToKO CheckViability /, 3, @{ 0, 25, GYARADOS, ????????, "WATER PULSE", BITE, "RAIN DANCE", TAUNT</text:p>
          </table:table-cell>
        </table:table-row>
        <table:table-row table:style-name="ro1">
          <table:table-cell office:value-type="string">
            <text:p>+0, 25, GOLDUCK, 134, BUBBLEBEAM, CONFUSION, SCRATCH, REST</text:p>
          </table:table-cell>
        </table:table-row>
        <table:table-row table:style-name="ro1">
          <table:table-cell office:value-type="string">
            <text:p>+0, 28, STARMIE, ????????, BUBBLEBEAM, SWIFT, RECOVER, CAMOUFLAGE @}</text:p>
          </table:table-cell>
        </table:table-row>
        <table:table-row table:style-name="ro1">
          <table:table-cell office:value-type="string">
            <text:p>+#"LT. SURGE"#, Moves, LEADER~2, (boy00 false), 118, "LT. SURGE", 22, 23, ????????, ????????, Single, - CheckBadMove TryToKO CheckViability /, 4, @{ 0, 31, ELECTRODE, "SHOCK WAVE", SONICBOOM, SCREECH, CHARGE, 0</text:p>
          </table:table-cell>
        </table:table-row>
        <table:table-row table:style-name="ro1">
          <table:table-cell office:value-type="string">
            <text:p>+0, 33, JOLTEON, "SHOCK WAVE", "THUNDER WAVE", "DOUBLE KICK", "IRON TAIL", 0</text:p>
          </table:table-cell>
        </table:table-row>
        <table:table-row table:style-name="ro1">
          <table:table-cell office:value-type="string">
            <text:p>+0, 33, GOROCHU, SPARK, "THUNDER WAVE", "DOUBLE TEAM", SLAM, 0</text:p>
          </table:table-cell>
        </table:table-row>
        <table:table-row table:style-name="ro1">
          <table:table-cell office:value-type="string">
            <text:p>+0, 35, ELECTIVIRE, THUNDERPUNCH, "QUICK ATTACK", SCREECH, FACADE, 0 @}</text:p>
          </table:table-cell>
        </table:table-row>
        <table:table-row table:style-name="ro1">
          <table:table-cell office:value-type="string">
            <text:p>+#ERIKA#, Moves, LEADER~2, (girl01 true), 119, "ERIKA", 21, 23, ????????, ????????, Single, - CheckBadMove TryToKO CheckViability /, 4, @{ 0, 41, MUCKTRIBEL, "RAZOR LEAF", "SLUDGE BOMB", TOXIC, PROTECT, 0</text:p>
          </table:table-cell>
        </table:table-row>
        <table:table-row table:style-name="ro1">
          <table:table-cell office:value-type="string">
            <text:p>+0, 40, RAFFLURK, "GIGA DRAIN", SWIFT, MOONLIGHT, TOXIC, 0</text:p>
          </table:table-cell>
        </table:table-row>
        <table:table-row table:style-name="ro1">
          <table:table-cell office:value-type="string">
            <text:p>+0, 43, ELECTIVINE, "BRICK BREAK", THUNDERPUNCH, "WOOD HAMMER", "BULK UP", 0</text:p>
          </table:table-cell>
        </table:table-row>
        <table:table-row table:style-name="ro1">
          <table:table-cell office:value-type="string">
            <text:p>+0, 41, TANGATHER, SLAM, GROWTH, "GIGA DRAIN", "ICE PUNCH", 0 @}</text:p>
          </table:table-cell>
        </table:table-row>
        <table:table-row table:style-name="ro1">
          <table:table-cell office:value-type="string">
            <text:p>+#KOGA#, Moves, LEADER~2, (boy00 false), 120, "KOGA", 21, 21, 23, ????????, Single, - CheckBadMove TryToKO CheckViability /, 5, @{ 0, 51, ADNOKANA, "POISON JAB", CRUNCH, SCREECH, GLARE, 0</text:p>
          </table:table-cell>
        </table:table-row>
        <table:table-row table:style-name="ro1">
          <table:table-cell office:value-type="string">
            <text:p>+0, 53, GUNK, "DARK PULSE", "SLUDGE BOMB", "PAIN SPLIT", TOXIC, 0</text:p>
          </table:table-cell>
        </table:table-row>
        <table:table-row table:style-name="ro1">
          <table:table-cell office:value-type="string">
            <text:p>+0, 52, RATTARULE, "FOUL PLAY", "POISON FANG", "QUICK ATTACK", ENDEAVOR, 0</text:p>
          </table:table-cell>
        </table:table-row>
        <table:table-row table:style-name="ro1">
          <table:table-cell office:value-type="string">
            <text:p>+0, 53, VISIBAT, "AERIAL ACE", CRUNCH, "POISON JAB", TOXIC, 0</text:p>
          </table:table-cell>
        </table:table-row>
        <table:table-row table:style-name="ro1">
          <table:table-cell office:value-type="string">
            <text:p>+0, 56, CHOHKING, EXPLOSION, -, -, -, 0 @}</text:p>
          </table:table-cell>
        </table:table-row>
        <table:table-row table:style-name="ro1">
          <table:table-cell office:value-type="string">
            <text:p>+#BLAINE#, Moves, LEADER~2, (boy00 false), 121, "BLAINE", 21, 21, 23, ????????, Single, - CheckBadMove TryToKO CheckViability /, 6, @{ 0, 63, IMPSECT, WILL-O-WISP, ERUPTION, "BUG BUZZ", "SUNNY DAY", 0</text:p>
          </table:table-cell>
        </table:table-row>
        <table:table-row table:style-name="ro1">
          <table:table-cell office:value-type="string">
            <text:p>+0, 64, INFERNEON, "SHADOW BALL", FLAMETHROWER, SMOG, "DOUBLE TEAM", 0</text:p>
          </table:table-cell>
        </table:table-row>
        <table:table-row table:style-name="ro1">
          <table:table-cell office:value-type="string">
            <text:p>+0, 64, KNIGHTMARE, BOUNCE, "BLAZE KICK", "SWORDS DANCE", "IRON HEAD", 0</text:p>
          </table:table-cell>
        </table:table-row>
        <table:table-row table:style-name="ro1">
          <table:table-cell office:value-type="string">
            <text:p>+0, 65, TEKLAWNO, "FIRE BLAST", CRABHAMMER, "CRUSH CLAW", STOMP, 0</text:p>
          </table:table-cell>
        </table:table-row>
        <table:table-row table:style-name="ro1">
          <table:table-cell office:value-type="string">
            <text:p>+0, 65, VOLCANICOL, "FIRE PUNCH", DOUBLE-EDGE, EARTHQUAKE, "ROCK SLIDE", 0</text:p>
          </table:table-cell>
        </table:table-row>
        <table:table-row table:style-name="ro1">
          <table:table-cell office:value-type="string">
            <text:p>+0, 68, MAGMOLTEN, "FIRE BLAST", "FLASH CANNON", "CONFUSE RAY", "SUNNY DAY", 0 @}</text:p>
          </table:table-cell>
        </table:table-row>
        <table:table-row table:style-name="ro1">
          <table:table-cell office:value-type="string">
            <text:p>+#SABRINA#, Moves, LEADER~2, (girl01 true), 122, "SABRINA", 21, 21, 23, ????????, Single, - CheckBadMove TryToKO CheckViability /, 5, @{ 0, 56, PLATINUPUS, PSYCHIC, EARTHQUAKE, "HYDRO PUMP", "BRICK BREAK", 0</text:p>
          </table:table-cell>
        </table:table-row>
        <table:table-row table:style-name="ro1">
          <table:table-cell office:value-type="string">
            <text:p>+0, 56, SOMNISOOTH, "MIRROR COAT", PSYCHIC, "SHADOW BALL", "LIGHT SCREEN", 0</text:p>
          </table:table-cell>
        </table:table-row>
        <table:table-row table:style-name="ro1">
          <table:table-cell office:value-type="string">
            <text:p>+0, 57, ELECTRODEX, "MIRROR COAT", "HYPER VOICE", THUNDERBOLT, "DOUBLE TEAM", 0</text:p>
          </table:table-cell>
        </table:table-row>
        <table:table-row table:style-name="ro1">
          <table:table-cell office:value-type="string">
            <text:p>+0, 57, "MR. FOOL", PSYCHIC, TAUNT, "BATON PASS", "CALM MIND", 0</text:p>
          </table:table-cell>
        </table:table-row>
        <table:table-row table:style-name="ro1">
          <table:table-cell office:value-type="string">
            <text:p>+0, 61, T'ZARKARTZ, PSYCHIC, "DARK PULSE", "ENERGY BALL", DISABLE, 0 @}</text:p>
          </table:table-cell>
        </table:table-row>
        <table:table-row table:style-name="ro1">
          <table:table-cell office:value-type="string">
            <text:p>+#THOMAS#, Normal, GENTLEMAN~2, (boy0D false), 123, "THOMAS", ????????, ????????, ????????, ????????, Single, - CheckBadMove /, 2, @{ 0, 23, GROWLITHE, 0</text:p>
          </table:table-cell>
        </table:table-row>
        <table:table-row table:style-name="ro1">
          <table:table-cell office:value-type="string">
            <text:p>+0, 23, CHANSEY, 0 @}</text:p>
          </table:table-cell>
        </table:table-row>
        <table:table-row table:style-name="ro1">
          <table:table-cell office:value-type="string">
            <text:p>+#ARTHUR#, Normal, GENTLEMAN~2, (boy0D false), 123, "ARTHUR", ????????, ????????, ????????, ????????, Single, - CheckBadMove /, 2, @{ 0, 26, NIDORINO, 0</text:p>
          </table:table-cell>
        </table:table-row>
        <table:table-row table:style-name="ro1">
          <table:table-cell office:value-type="string">
            <text:p>+0, 26, NIDORINA, 0 @}</text:p>
          </table:table-cell>
        </table:table-row>
        <table:table-row table:style-name="ro1">
          <table:table-cell office:value-type="string">
            <text:p>+#TUCKER#, Normal, GENTLEMAN~2, (boy0D false), 123, "TUCKER", ????????, ????????, ????????, ????????, Single, - CheckBadMove /, 1, @{ 0, 29, RAICHU, 0 @}</text:p>
          </table:table-cell>
        </table:table-row>
        <table:table-row table:style-name="ro1">
          <table:table-cell office:value-type="string">
            <text:p>+#NORTON#, Normal, GENTLEMAN~2, (boy0D false), 123, "NORTON", ????????, ????????, ????????, ????????, Single, - CheckBadMove /, 1, @{ 0, 48, PERSIAN, 0 @}</text:p>
          </table:table-cell>
        </table:table-row>
        <table:table-row table:style-name="ro1">
          <table:table-cell office:value-type="string">
            <text:p>+#WALTER#, Normal, GENTLEMAN~2, (boy0D false), 123, "WALTER", ????????, ????????, ????????, ????????, Single, - CheckBadMove /, 2, @{ 0, 17, GROWLITHE, 0</text:p>
          </table:table-cell>
        </table:table-row>
        <table:table-row table:style-name="ro1">
          <table:table-cell office:value-type="string">
            <text:p>+0, 17, PONYTA, 0 @}</text:p>
          </table:table-cell>
        </table:table-row>
        <table:table-row table:style-name="ro1">
          <table:table-cell office:value-type="string">
            <text:p>+#TERRY~10#, Normal, RIVAL~2, (boy00 false), 124, "TERRY", ????????, ????????, ????????, ????????, Single, - CheckBadMove TryToKO CheckViability /, 4, @{ 50, 26, PIDGEOTTO, 0</text:p>
          </table:table-cell>
        </table:table-row>
        <table:table-row table:style-name="ro1">
          <table:table-cell office:value-type="string">
            <text:p>+50, 22, RATICATE, 0</text:p>
          </table:table-cell>
        </table:table-row>
        <table:table-row table:style-name="ro1">
          <table:table-cell office:value-type="string">
            <text:p>+50, 24, KADABRA, 0</text:p>
          </table:table-cell>
        </table:table-row>
        <table:table-row table:style-name="ro1">
          <table:table-cell office:value-type="string">
            <text:p>+100, 27, WARTORTLE, 0 @}</text:p>
          </table:table-cell>
        </table:table-row>
        <table:table-row table:style-name="ro1">
          <table:table-cell office:value-type="string">
            <text:p>+#TERRY~11#, Normal, RIVAL~2, (boy00 false), 124, "TERRY", ????????, ????????, ????????, ????????, Single, - CheckBadMove TryToKO CheckViability /, 4, @{ 50, 26, PIDGEOTTO, 0</text:p>
          </table:table-cell>
        </table:table-row>
        <table:table-row table:style-name="ro1">
          <table:table-cell office:value-type="string">
            <text:p>+50, 22, RATICATE, 0</text:p>
          </table:table-cell>
        </table:table-row>
        <table:table-row table:style-name="ro1">
          <table:table-cell office:value-type="string">
            <text:p>+50, 24, KADABRA, 0</text:p>
          </table:table-cell>
        </table:table-row>
        <table:table-row table:style-name="ro1">
          <table:table-cell office:value-type="string">
            <text:p>+100, 27, IVYSAUR, 0 @}</text:p>
          </table:table-cell>
        </table:table-row>
        <table:table-row table:style-name="ro1">
          <table:table-cell office:value-type="string">
            <text:p>+#TERRY~12#, Normal, RIVAL~2, (boy00 false), 124, "TERRY", ????????, ????????, ????????, ????????, Single, - CheckBadMove TryToKO CheckViability /, 4, @{ 50, 26, PIDGEOTTO, 0</text:p>
          </table:table-cell>
        </table:table-row>
        <table:table-row table:style-name="ro1">
          <table:table-cell office:value-type="string">
            <text:p>+50, 22, RATICATE, 0</text:p>
          </table:table-cell>
        </table:table-row>
        <table:table-row table:style-name="ro1">
          <table:table-cell office:value-type="string">
            <text:p>+50, 24, KADABRA, 0</text:p>
          </table:table-cell>
        </table:table-row>
        <table:table-row table:style-name="ro1">
          <table:table-cell office:value-type="string">
            <text:p>+100, 27, CHARMELEON, 0 @}</text:p>
          </table:table-cell>
        </table:table-row>
        <table:table-row table:style-name="ro1">
          <table:table-cell office:value-type="string">
            <text:p>+#TERRY~13#, Normal, RIVAL~2, (boy00 false), 124, "TERRY", ????????, ????????, ????????, ????????, Single, - CheckBadMove TryToKO CheckViability /, 5, @{ 100, 39, PIDGAERO, 0</text:p>
          </table:table-cell>
        </table:table-row>
        <table:table-row table:style-name="ro1">
          <table:table-cell office:value-type="string">
            <text:p>+100, 40, ARCANINE, 0</text:p>
          </table:table-cell>
        </table:table-row>
        <table:table-row table:style-name="ro1">
          <table:table-cell office:value-type="string">
            <text:p>+100, 40, EXEGGUTOR, 0</text:p>
          </table:table-cell>
        </table:table-row>
        <table:table-row table:style-name="ro1">
          <table:table-cell office:value-type="string">
            <text:p>+100, 41, ALAKAZAM, 0</text:p>
          </table:table-cell>
        </table:table-row>
        <table:table-row table:style-name="ro1">
          <table:table-cell office:value-type="string">
            <text:p>+100, 43, FERRAPIN, 0 @}</text:p>
          </table:table-cell>
        </table:table-row>
        <table:table-row table:style-name="ro1">
          <table:table-cell office:value-type="string">
            <text:p>+#TERRY~14#, Normal, RIVAL~2, (boy00 false), 124, "TERRY", ????????, ????????, ????????, ????????, Single, - CheckBadMove TryToKO CheckViability /, 5, @{ 100, 39, PIDGAERO, 0</text:p>
          </table:table-cell>
        </table:table-row>
        <table:table-row table:style-name="ro1">
          <table:table-cell office:value-type="string">
            <text:p>+100, 40, HYDRADOS, 0</text:p>
          </table:table-cell>
        </table:table-row>
        <table:table-row table:style-name="ro1">
          <table:table-cell office:value-type="string">
            <text:p>+100, 40, ARCANINE, 0</text:p>
          </table:table-cell>
        </table:table-row>
        <table:table-row table:style-name="ro1">
          <table:table-cell office:value-type="string">
            <text:p>+100, 41, ALAKAZAM, 0</text:p>
          </table:table-cell>
        </table:table-row>
        <table:table-row table:style-name="ro1">
          <table:table-cell office:value-type="string">
            <text:p>+100, 43, ECOSAUR, 0 @}</text:p>
          </table:table-cell>
        </table:table-row>
        <table:table-row table:style-name="ro1">
          <table:table-cell office:value-type="string">
            <text:p>+#TERRY~15#, Normal, RIVAL~2, (boy00 false), 124, "TERRY", ????????, ????????, ????????, ????????, Single, - CheckBadMove TryToKO CheckViability /, 5, @{ 100, 39, PIDGAERO, 0</text:p>
          </table:table-cell>
        </table:table-row>
        <table:table-row table:style-name="ro1">
          <table:table-cell office:value-type="string">
            <text:p>+100, 40, EXEGGUTOR, 0</text:p>
          </table:table-cell>
        </table:table-row>
        <table:table-row table:style-name="ro1">
          <table:table-cell office:value-type="string">
            <text:p>+100, 40, HYDRADOS, 0</text:p>
          </table:table-cell>
        </table:table-row>
        <table:table-row table:style-name="ro1">
          <table:table-cell office:value-type="string">
            <text:p>+100, 41, ALAKAZAM, 0</text:p>
          </table:table-cell>
        </table:table-row>
        <table:table-row table:style-name="ro1">
          <table:table-cell office:value-type="string">
            <text:p>+100, 43, CHARIGUANA, 0 @}</text:p>
          </table:table-cell>
        </table:table-row>
        <table:table-row table:style-name="ro1">
          <table:table-cell office:value-type="string">
            <text:p>+#TERRY~16#, Normal, RIVAL~2, (boy00 false), 124, "TERRY", ????????, ????????, ????????, ????????, Single, - CheckBadMove TryToKO CheckViability /, 5, @{ 100, 51, ARTICUNO, 0</text:p>
          </table:table-cell>
        </table:table-row>
        <table:table-row table:style-name="ro1">
          <table:table-cell office:value-type="string">
            <text:p>+100, 53, SINGESHA, 0</text:p>
          </table:table-cell>
        </table:table-row>
        <table:table-row table:style-name="ro1">
          <table:table-cell office:value-type="string">
            <text:p>+100, 53, EXEGGITY, 0</text:p>
          </table:table-cell>
        </table:table-row>
        <table:table-row table:style-name="ro1">
          <table:table-cell office:value-type="string">
            <text:p>+100, 54, VOHOO-DU, 0</text:p>
          </table:table-cell>
        </table:table-row>
        <table:table-row table:style-name="ro1">
          <table:table-cell office:value-type="string">
            <text:p>+150, 56, FORTOISE, 0 @}</text:p>
          </table:table-cell>
        </table:table-row>
        <table:table-row table:style-name="ro1">
          <table:table-cell office:value-type="string">
            <text:p>+#TERRY~17#, Normal, RIVAL~2, (boy00 false), 124, "TERRY", ????????, ????????, ????????, ????????, Single, - CheckBadMove TryToKO CheckViability /, 5, @{ 100, 51, MOLTRES, 0</text:p>
          </table:table-cell>
        </table:table-row>
        <table:table-row table:style-name="ro1">
          <table:table-cell office:value-type="string">
            <text:p>+100, 53, DRACOSMIC, 0</text:p>
          </table:table-cell>
        </table:table-row>
        <table:table-row table:style-name="ro1">
          <table:table-cell office:value-type="string">
            <text:p>+100, 53, SINGESHA, 0</text:p>
          </table:table-cell>
        </table:table-row>
        <table:table-row table:style-name="ro1">
          <table:table-cell office:value-type="string">
            <text:p>+100, 54, VOHOO-DU, 0</text:p>
          </table:table-cell>
        </table:table-row>
        <table:table-row table:style-name="ro1">
          <table:table-cell office:value-type="string">
            <text:p>+150, 56, TERARISAUR, 0 @}</text:p>
          </table:table-cell>
        </table:table-row>
        <table:table-row table:style-name="ro1">
          <table:table-cell office:value-type="string">
            <text:p>+#TERRY~18#, Normal, RIVAL~2, (boy00 false), 124, "TERRY", ????????, ????????, ????????, ????????, Single, - CheckBadMove TryToKO CheckViability /, 5, @{ 100, 51, ZAPDOS, 0</text:p>
          </table:table-cell>
        </table:table-row>
        <table:table-row table:style-name="ro1">
          <table:table-cell office:value-type="string">
            <text:p>+100, 53, DRACOSMIC, 0</text:p>
          </table:table-cell>
        </table:table-row>
        <table:table-row table:style-name="ro1">
          <table:table-cell office:value-type="string">
            <text:p>+100, 53, EXEGGITY, 0</text:p>
          </table:table-cell>
        </table:table-row>
        <table:table-row table:style-name="ro1">
          <table:table-cell office:value-type="string">
            <text:p>+100, 54, VOHOO-DU, 0</text:p>
          </table:table-cell>
        </table:table-row>
        <table:table-row table:style-name="ro1">
          <table:table-cell office:value-type="string">
            <text:p>+150, 56, CHARIANA, 0 @}</text:p>
          </table:table-cell>
        </table:table-row>
        <table:table-row table:style-name="ro1">
          <table:table-cell office:value-type="string">
            <text:p>+#TERRY~19#, Moves, RIVAL~2, (boy00 false), 124, "TERRY", ????????, ????????, ????????, ????????, Single, - CheckBadMove TryToKO CheckViability /, 6, @{ 150, 66, SNOWONE, "ICE BEAM", REFLECT, AGILITY, -, 0</text:p>
          </table:table-cell>
        </table:table-row>
        <table:table-row table:style-name="ro1">
          <table:table-cell office:value-type="string">
            <text:p>+150, 67, RHYLIC, EARTHQUAKE, CURSE, "CRUSH CLAW", "ROCK SLIDE", 0</text:p>
          </table:table-cell>
        </table:table-row>
        <table:table-row table:style-name="ro1">
          <table:table-cell office:value-type="string">
            <text:p>+150, 67, GUARDIANCE, "DRAGON CLAW", "IRON TAIL", EXTREMESPEED, "BLAZE KICK", 0</text:p>
          </table:table-cell>
        </table:table-row>
        <table:table-row table:style-name="ro1">
          <table:table-cell office:value-type="string">
            <text:p>+150, 67, EXEGGTRIC, "GIGA DRAIN", PSYCHIC, "SLEEP POWDER", COUNTER, 0</text:p>
          </table:table-cell>
        </table:table-row>
        <table:table-row table:style-name="ro1">
          <table:table-cell office:value-type="string">
            <text:p>+150, 69, T'ZARKARTZ, PSYCHIC, "DARK PULSE", "MUDDY WATER", DISABLE, 0</text:p>
          </table:table-cell>
        </table:table-row>
        <table:table-row table:style-name="ro1">
          <table:table-cell office:value-type="string">
            <text:p>+250, 72, TURTILLERY, "HYDRO PUMP", "RAIN DANCE", "FLASH CANNON", PROTECT, 0 @}</text:p>
          </table:table-cell>
        </table:table-row>
        <table:table-row table:style-name="ro1">
          <table:table-cell office:value-type="string">
            <text:p>+#TERRY~20#, Moves, RIVAL~2, (boy00 false), 124, "TERRY", ????????, ????????, ????????, ????????, Single, - CheckBadMove TryToKO CheckViability /, 6, @{ 150, 66, IGNITHREE, "AIR CUTTER", FLAMETHROWER, AGILITY, -, 0</text:p>
          </table:table-cell>
        </table:table-row>
        <table:table-row table:style-name="ro1">
          <table:table-cell office:value-type="string">
            <text:p>+150, 67, RHYLIC, EARTHQUAKE, CURSE, "CRUSH CLAW", "ROCK SLIDE", 0</text:p>
          </table:table-cell>
        </table:table-row>
        <table:table-row table:style-name="ro1">
          <table:table-cell office:value-type="string">
            <text:p>+150, 67, QUAZAR, "HYDRO PUMP", "DRAGON PULSE", "AIR SLASH", "RAIN DANCE", 0</text:p>
          </table:table-cell>
        </table:table-row>
        <table:table-row table:style-name="ro1">
          <table:table-cell office:value-type="string">
            <text:p>+150, 67, GUARDIANCE, "DRAGON CLAW", "IRON TAIL", EXTREMESPEED, "BLAZE KICK", 0</text:p>
          </table:table-cell>
        </table:table-row>
        <table:table-row table:style-name="ro1">
          <table:table-cell office:value-type="string">
            <text:p>+150, 69, T'ZARKARTZ, PSYCHIC, "DARK PULSE", "MUDDY WATER", DISABLE, 0</text:p>
          </table:table-cell>
        </table:table-row>
        <table:table-row table:style-name="ro1">
          <table:table-cell office:value-type="string">
            <text:p>+250, 72, SYMBISAUR, "GIGA DRAIN", "SLUDGE BOMB", GROWTH, SYNTHESIS, 0 @}</text:p>
          </table:table-cell>
        </table:table-row>
        <table:table-row table:style-name="ro1">
          <table:table-cell office:value-type="string">
            <text:p>+#TERRY~21#, Moves, RIVAL~2, (boy00 false), 124, "TERRY", ????????, ????????, ????????, ????????, Single, - CheckBadMove TryToKO CheckViability /, 6, @{ 150, 66, SHOCKATOO, "DRILL PECK", THUNDERBOLT, AGILITY, -, 0</text:p>
          </table:table-cell>
        </table:table-row>
        <table:table-row table:style-name="ro1">
          <table:table-cell office:value-type="string">
            <text:p>+150, 67, RHYLIC, EARTHQUAKE, CURSE, "CRUSH CLAW", "ROCK SLIDE", 0</text:p>
          </table:table-cell>
        </table:table-row>
        <table:table-row table:style-name="ro1">
          <table:table-cell office:value-type="string">
            <text:p>+150, 67, EXEGGTRIC, "GIGA DRAIN", PSYCHIC, "SLEEP POWDER", COUNTER, 0</text:p>
          </table:table-cell>
        </table:table-row>
        <table:table-row table:style-name="ro1">
          <table:table-cell office:value-type="string">
            <text:p>+150, 67, QUAZAR, "HYDRO PUMP", "DRAGON PULSE", "AIR SLASH", "RAIN DANCE", 0</text:p>
          </table:table-cell>
        </table:table-row>
        <table:table-row table:style-name="ro1">
          <table:table-cell office:value-type="string">
            <text:p>+150, 69, T'ZARKARTZ, PSYCHIC, "DARK PULSE", "MUDDY WATER", DISABLE, 0</text:p>
          </table:table-cell>
        </table:table-row>
        <table:table-row table:style-name="ro1">
          <table:table-cell office:value-type="string">
            <text:p>+250, 72, CHARIATHAN, FLAMETHROWER, DRAGONBREATH, SLASH, WATERFALL, 0 @}</text:p>
          </table:table-cell>
        </table:table-row>
        <table:table-row table:style-name="ro1">
          <table:table-cell office:value-type="string">
            <text:p>+#TERRY~22#, Both, CHAMPION~2, (boy00 false), 125, "TERRY", 19, 19, 19, 19, Single, - CheckBadMove TryToKO CheckViability /, 6, @{ 255, 80, FROSTUNUS, ????????, "ICE BEAM", "AERIAL ACE", "STEEL WING", "WATER PULSE"</text:p>
          </table:table-cell>
        </table:table-row>
        <table:table-row table:style-name="ro1">
          <table:table-cell office:value-type="string">
            <text:p>+255, 81, T'ZARKARTZ, ????????, PSYCHIC, "MUDDY WATER", "CALM MIND", "DARK PULSE"</text:p>
          </table:table-cell>
        </table:table-row>
        <table:table-row table:style-name="ro1">
          <table:table-cell office:value-type="string">
            <text:p>+255, 81, MEWFOUR, ????????, EXTRASENSORY, "SHADOW BALL", "DARK PULSE", RECOVER</text:p>
          </table:table-cell>
        </table:table-row>
        <table:table-row table:style-name="ro1">
          <table:table-cell office:value-type="string">
            <text:p>+255, 82, DRAGONTALE, ????????, "DRAGON PULSE", "FIRE BLAST", "ICE BEAM", "SKY ATTACK"</text:p>
          </table:table-cell>
        </table:table-row>
        <table:table-row table:style-name="ro1">
          <table:table-cell office:value-type="string">
            <text:p>+255, 82, RHYBORN, ????????, "DRAGON CLAW", "IRON HEAD", EARTHQUAKE, "ROCK SLIDE"</text:p>
          </table:table-cell>
        </table:table-row>
        <table:table-row table:style-name="ro1">
          <table:table-cell office:value-type="string">
            <text:p>+255, 85, TURTILLERY, 142, "HYDRO PUMP", "RAIN DANCE", "FLASH CANNON", "ICE BEAM" @}</text:p>
          </table:table-cell>
        </table:table-row>
        <table:table-row table:style-name="ro1">
          <table:table-cell office:value-type="string">
            <text:p>+#TERRY~23#, Both, CHAMPION~2, (boy00 false), 125, "TERRY", 19, 19, 19, 19, Single, - CheckBadMove TryToKO CheckViability /, 6, @{ 255, 80, INFERNTRI, ????????, "HEAT WAVE", "AERIAL ACE", "STEEL WING", "DOUBLE TEAM"</text:p>
          </table:table-cell>
        </table:table-row>
        <table:table-row table:style-name="ro1">
          <table:table-cell office:value-type="string">
            <text:p>+255, 81, T'ZARKARTZ, ????????, PSYCHIC, "MUDDY WATER", "CALM MIND", "DARK PULSE"</text:p>
          </table:table-cell>
        </table:table-row>
        <table:table-row table:style-name="ro1">
          <table:table-cell office:value-type="string">
            <text:p>+255, 81, MEWFOUR, ????????, EXTRASENSORY, "SHADOW BALL", "DARK PULSE", RECOVER</text:p>
          </table:table-cell>
        </table:table-row>
        <table:table-row table:style-name="ro1">
          <table:table-cell office:value-type="string">
            <text:p>+255, 82, DRAGONTALE, ????????, "DRAGON PULSE", "FIRE BLAST", "ICE BEAM", "SKY ATTACK"</text:p>
          </table:table-cell>
        </table:table-row>
        <table:table-row table:style-name="ro1">
          <table:table-cell office:value-type="string">
            <text:p>+255, 82, RHYBORN, ????????, "DRAGON CLAW", "IRON HEAD", EARTHQUAKE, "ROCK SLIDE"</text:p>
          </table:table-cell>
        </table:table-row>
        <table:table-row table:style-name="ro1">
          <table:table-cell office:value-type="string">
            <text:p>+255, 85, SYMBISAUR, 142, "GIGA DRAIN", "SLUDGE BOMB", GROWTH, TOXIC @}</text:p>
          </table:table-cell>
        </table:table-row>
        <table:table-row table:style-name="ro1">
          <table:table-cell office:value-type="string">
            <text:p>+#TERRY~24#, Both, CHAMPION~2, (boy00 false), 125, "TERRY", 19, 19, 19, 19, Single, - CheckBadMove TryToKO CheckViability /, 6, @{ 255, 80, VOLTDUO, ????????, THUNDERBOLT, "AERIAL ACE", "STEEL WING", "LIGHT SCREEN"</text:p>
          </table:table-cell>
        </table:table-row>
        <table:table-row table:style-name="ro1">
          <table:table-cell office:value-type="string">
            <text:p>+255, 81, T'ZARKARTZ, ????????, PSYCHIC, "MUDDY WATER", "CALM MIND", "DARK PULSE"</text:p>
          </table:table-cell>
        </table:table-row>
        <table:table-row table:style-name="ro1">
          <table:table-cell office:value-type="string">
            <text:p>+255, 81, MEWFOUR, ????????, EXTRASENSORY, "SHADOW BALL", "DARK PULSE", RECOVER</text:p>
          </table:table-cell>
        </table:table-row>
        <table:table-row table:style-name="ro1">
          <table:table-cell office:value-type="string">
            <text:p>+255, 82, DRAGONTALE, ????????, "DRAGON PULSE", "FIRE BLAST", "ICE BEAM", "SKY ATTACK"</text:p>
          </table:table-cell>
        </table:table-row>
        <table:table-row table:style-name="ro1">
          <table:table-cell office:value-type="string">
            <text:p>+255, 82, RHYBORN, ????????, "DRAGON CLAW", "IRON HEAD", EARTHQUAKE, "ROCK SLIDE"</text:p>
          </table:table-cell>
        </table:table-row>
        <table:table-row table:style-name="ro1">
          <table:table-cell office:value-type="string">
            <text:p>+255, 85, CHARIATHAN, 142, "HYDRO PUMP", "HEAT WAVE", DRAGONBREATH, "AERIAL ACE" @}</text:p>
          </table:table-cell>
        </table:table-row>
        <table:table-row table:style-name="ro1">
          <table:table-cell office:value-type="string">
            <text:p>+#PATRICIA#, Normal, CHANNELER, (rocket03 true), 126, "PATRICIA", ????????, ????????, ????????, ????????, Single, - CheckBadMove /, 1, @{ 0, 38, GENGAR, 0 @}</text:p>
          </table:table-cell>
        </table:table-row>
        <table:table-row table:style-name="ro1">
          <table:table-cell office:value-type="string">
            <text:p>+#CARLY#, Normal, CHANNELER, (rocket03 true), 126, "CARLY", ????????, ????????, ????????, ????????, Single, - CheckBadMove /, 1, @{ 0, 38, GENGAR, 0 @}</text:p>
          </table:table-cell>
        </table:table-row>
        <table:table-row table:style-name="ro1">
          <table:table-cell office:value-type="string">
            <text:p>+#HOPE#, Normal, CHANNELER, (rocket03 true), 126, "HOPE", ????????, ????????, ????????, ????????, Single, - CheckBadMove /, 1, @{ 0, 38, GENGAR, 0 @}</text:p>
          </table:table-cell>
        </table:table-row>
        <table:table-row table:style-name="ro1">
          <table:table-cell office:value-type="string">
            <text:p>+#PAULA#, Normal, CHANNELER, (rocket03 true), 126, "PAULA", ????????, ????????, ????????, ????????, Single, - CheckBadMove /, 1, @{ 0, 38, ENCHANCED, 0 @}</text:p>
          </table:table-cell>
        </table:table-row>
        <table:table-row table:style-name="ro1">
          <table:table-cell office:value-type="string">
            <text:p>+#LAUREL#, Normal, CHANNELER, (rocket03 true), 126, "LAUREL", ????????, ????????, ????????, ????????, Single, - CheckBadMove /, 2, @{ 0, 37, GENGAR, 0</text:p>
          </table:table-cell>
        </table:table-row>
        <table:table-row table:style-name="ro1">
          <table:table-cell office:value-type="string">
            <text:p>+0, 37, FOWLN'TOM, 0 @}</text:p>
          </table:table-cell>
        </table:table-row>
        <table:table-row table:style-name="ro1">
          <table:table-cell office:value-type="string">
            <text:p>+#JODY#, Normal, CHANNELER, (rocket03 true), 126, "JODY", ????????, ????????, ????????, ????????, Single, - CheckBadMove /, 2, @{ 0, 37, HAUNTER, 0</text:p>
          </table:table-cell>
        </table:table-row>
        <table:table-row table:style-name="ro1">
          <table:table-cell office:value-type="string">
            <text:p>+0, 37, HAUNTER, 0 @}</text:p>
          </table:table-cell>
        </table:table-row>
        <table:table-row table:style-name="ro1">
          <table:table-cell office:value-type="string">
            <text:p>+#TAMMY#, Normal, CHANNELER, (rocket03 true), 126, "TAMMY", ????????, ????????, ????????, ????????, Single, - CheckBadMove /, 1, @{ 0, 39, FOWLN'TOM, 0 @}</text:p>
          </table:table-cell>
        </table:table-row>
        <table:table-row table:style-name="ro1">
          <table:table-cell office:value-type="string">
            <text:p>+#RUTH#, Normal, CHANNELER, (rocket03 true), 126, "RUTH", ????????, ????????, ????????, ????????, Single, - CheckBadMove /, 1, @{ 0, 39, GENGAR, 0 @}</text:p>
          </table:table-cell>
        </table:table-row>
        <table:table-row table:style-name="ro1">
          <table:table-cell office:value-type="string">
            <text:p>+#KARINA#, Normal, CHANNELER, (rocket03 true), 126, "KARINA", ????????, ????????, ????????, ????????, Single, - CheckBadMove /, 1, @{ 0, 40, NINETALES, 0 @}</text:p>
          </table:table-cell>
        </table:table-row>
        <table:table-row table:style-name="ro1">
          <table:table-cell office:value-type="string">
            <text:p>+#JANAE#, Normal, CHANNELER, (rocket03 true), 126, "JANAE", ????????, ????????, ????????, ????????, Single, - CheckBadMove /, 1, @{ 0, 40, SPIRITALES, 0 @}</text:p>
          </table:table-cell>
        </table:table-row>
        <table:table-row table:style-name="ro1">
          <table:table-cell office:value-type="string">
            <text:p>+#ANGELICA#, Normal, CHANNELER, (rocket03 true), 126, "ANGELICA", ????????, ????????, ????????, ????????, Single, - CheckBadMove /, 3, @{ 0, 37, GASTLY, 0</text:p>
          </table:table-cell>
        </table:table-row>
        <table:table-row table:style-name="ro1">
          <table:table-cell office:value-type="string">
            <text:p>+0, 38, HAUNTER, 0</text:p>
          </table:table-cell>
        </table:table-row>
        <table:table-row table:style-name="ro1">
          <table:table-cell office:value-type="string">
            <text:p>+0, 39, GENGAR, 0 @}</text:p>
          </table:table-cell>
        </table:table-row>
        <table:table-row table:style-name="ro1">
          <table:table-cell office:value-type="string">
            <text:p>+#EMILIA#, Normal, CHANNELER, (rocket03 true), 126, "EMILIA", ????????, ????????, ????????, ????????, Single, - CheckBadMove /, 1, @{ 0, 40, SPIRITALES, 0 @}</text:p>
          </table:table-cell>
        </table:table-row>
        <table:table-row table:style-name="ro1">
          <table:table-cell office:value-type="string">
            <text:p>+#JENNIFER#, Normal, CHANNELER, (rocket03 true), 126, "JENNIFER", ????????, ????????, ????????, ????????, Single, - CheckBadMove /, 1, @{ 0, 40, GENGAR, 0 @}</text:p>
          </table:table-cell>
        </table:table-row>
        <table:table-row table:style-name="ro1">
          <table:table-cell office:value-type="string">
            <text:p>+#~86#, Normal, CHANNELER, (rocket03 true), 126, "", ????????, ????????, ????????, ????????, Single, - CheckBadMove /, 1, @{ 0, 23, HAUNTER, 0 @}</text:p>
          </table:table-cell>
        </table:table-row>
        <table:table-row table:style-name="ro1">
          <table:table-cell office:value-type="string">
            <text:p>+#~87#, Normal, CHANNELER, (rocket03 true), 126, "", ????????, ????????, ????????, ????????, Single, - CheckBadMove /, 1, @{ 0, 24, GASTLY, 0 @}</text:p>
          </table:table-cell>
        </table:table-row>
        <table:table-row table:style-name="ro1">
          <table:table-cell office:value-type="string">
            <text:p>+#~88#, Normal, CHANNELER, (rocket03 true), 126, "", ????????, ????????, ????????, ????????, Single, - CheckBadMove /, 1, @{ 0, 22, GASTLY, 0 @}</text:p>
          </table:table-cell>
        </table:table-row>
        <table:table-row table:style-name="ro1">
          <table:table-cell office:value-type="string">
            <text:p>+#~89#, Normal, CHANNELER, (rocket03 true), 126, "", ????????, ????????, ????????, ????????, Single, - CheckBadMove /, 1, @{ 0, 24, GASTLY, 0 @}</text:p>
          </table:table-cell>
        </table:table-row>
        <table:table-row table:style-name="ro1">
          <table:table-cell office:value-type="string">
            <text:p>+#~90#, Normal, CHANNELER, (rocket03 true), 126, "", ????????, ????????, ????????, ????????, Single, - CheckBadMove /, 1, @{ 0, 22, HAUNTER, 0 @}</text:p>
          </table:table-cell>
        </table:table-row>
        <table:table-row table:style-name="ro1">
          <table:table-cell office:value-type="string">
            <text:p>+#~91#, Normal, CHANNELER, (rocket03 true), 126, "", ????????, ????????, ????????, ????????, Single, - CheckBadMove /, 3, @{ 0, 22, GASTLY, 0</text:p>
          </table:table-cell>
        </table:table-row>
        <table:table-row table:style-name="ro1">
          <table:table-cell office:value-type="string">
            <text:p>+0, 22, GASTLY, 0</text:p>
          </table:table-cell>
        </table:table-row>
        <table:table-row table:style-name="ro1">
          <table:table-cell office:value-type="string">
            <text:p>+0, 22, GASTLY, 0 @}</text:p>
          </table:table-cell>
        </table:table-row>
        <table:table-row table:style-name="ro1">
          <table:table-cell office:value-type="string">
            <text:p>+#~92#, Normal, CHANNELER, (rocket03 true), 126, "", ????????, ????????, ????????, ????????, Single, - CheckBadMove /, 1, @{ 0, 24, GASTLY, 0 @}</text:p>
          </table:table-cell>
        </table:table-row>
        <table:table-row table:style-name="ro1">
          <table:table-cell office:value-type="string">
            <text:p>+#~93#, Normal, CHANNELER, (rocket03 true), 126, "", ????????, ????????, ????????, ????????, Single, - CheckBadMove /, 1, @{ 0, 24, GASTLY, 0 @}</text:p>
          </table:table-cell>
        </table:table-row>
        <table:table-row table:style-name="ro1">
          <table:table-cell office:value-type="string">
            <text:p>+#AMANDA#, Normal, CHANNELER, (rocket03 true), 126, "AMANDA", ????????, ????????, ????????, ????????, Single, - CheckBadMove /, 2, @{ 0, 53, GENGONE, 0</text:p>
          </table:table-cell>
        </table:table-row>
        <table:table-row table:style-name="ro1">
          <table:table-cell office:value-type="string">
            <text:p>+0, 53, VENOMENON, 0 @}</text:p>
          </table:table-cell>
        </table:table-row>
        <table:table-row table:style-name="ro1">
          <table:table-cell office:value-type="string">
            <text:p>+#STACY#, Normal, CHANNELER, (rocket03 true), 126, "STACY", ????????, ????????, ????????, ????????, Single, - CheckBadMove /, 1, @{ 0, 57, POLTERGAST, 0 @}</text:p>
          </table:table-cell>
        </table:table-row>
        <table:table-row table:style-name="ro1">
          <table:table-cell office:value-type="string">
            <text:p>+#TASHA#, Normal, CHANNELER, (rocket03 true), 126, "TASHA", ????????, ????????, ????????, ????????, Single, - CheckBadMove /, 3, @{ 0, 50, GENGONE, 0</text:p>
          </table:table-cell>
        </table:table-row>
        <table:table-row table:style-name="ro1">
          <table:table-cell office:value-type="string">
            <text:p>+0, 50, RAZER, 0</text:p>
          </table:table-cell>
        </table:table-row>
        <table:table-row table:style-name="ro1">
          <table:table-cell office:value-type="string">
            <text:p>+0, 51, FOWLN'TOM, 0 @}</text:p>
          </table:table-cell>
        </table:table-row>
        <table:table-row table:style-name="ro1">
          <table:table-cell office:value-type="string">
            <text:p>+#JEREMY#, Normal, HIKER~2, (boy0B false), 90, "JEREMY", ????????, ????????, ????????, ????????, Single, - CheckBadMove /, 2, @{ 0, 27, MACHOKE, 0</text:p>
          </table:table-cell>
        </table:table-row>
        <table:table-row table:style-name="ro1">
          <table:table-cell office:value-type="string">
            <text:p>+0, 27, ONIX, 0 @}</text:p>
          </table:table-cell>
        </table:table-row>
        <table:table-row table:style-name="ro1">
          <table:table-cell office:value-type="string">
            <text:p>+#ALMA#, Normal, PICNICKER~2, (girl02 true), 87, "ALMA", ????????, ????????, ????????, ????????, Single, - CheckBadMove /, 2, @{ 0, 40, SEAREX, 0</text:p>
          </table:table-cell>
        </table:table-row>
        <table:table-row table:style-name="ro1">
          <table:table-cell office:value-type="string">
            <text:p>+0, 41, POLIWRATH, 0 @}</text:p>
          </table:table-cell>
        </table:table-row>
        <table:table-row table:style-name="ro1">
          <table:table-cell office:value-type="string">
            <text:p>+#SUSIE#, Normal, PICNICKER~2, (girl02 true), 87, "SUSIE", ????????, ????????, ????????, ????????, Single, - CheckBadMove /, 5, @{ 0, 38, PIDGEOT, 0</text:p>
          </table:table-cell>
        </table:table-row>
        <table:table-row table:style-name="ro1">
          <table:table-cell office:value-type="string">
            <text:p>+0, 38, PERSIAN, 0</text:p>
          </table:table-cell>
        </table:table-row>
        <table:table-row table:style-name="ro1">
          <table:table-cell office:value-type="string">
            <text:p>+0, 38, RATTCHET, 0</text:p>
          </table:table-cell>
        </table:table-row>
        <table:table-row table:style-name="ro1">
          <table:table-cell office:value-type="string">
            <text:p>+0, 39, RAICHU, 0</text:p>
          </table:table-cell>
        </table:table-row>
        <table:table-row table:style-name="ro1">
          <table:table-cell office:value-type="string">
            <text:p>+0, 39, VAPOREON, 0 @}</text:p>
          </table:table-cell>
        </table:table-row>
        <table:table-row table:style-name="ro1">
          <table:table-cell office:value-type="string">
            <text:p>+#VALERIE#, Normal, PICNICKER~2, (girl02 true), 87, "VALERIE", ????????, ????????, ????????, ????????, Single, - CheckBadMove /, 3, @{ 0, 40, POLITOES, 0</text:p>
          </table:table-cell>
        </table:table-row>
        <table:table-row table:style-name="ro1">
          <table:table-cell office:value-type="string">
            <text:p>+0, 40, SMOLDEON, 0</text:p>
          </table:table-cell>
        </table:table-row>
        <table:table-row table:style-name="ro1">
          <table:table-cell office:value-type="string">
            <text:p>+0, 41, GOGETTEY, 0 @}</text:p>
          </table:table-cell>
        </table:table-row>
        <table:table-row table:style-name="ro1">
          <table:table-cell office:value-type="string">
            <text:p>+#GWEN#, Normal, PICNICKER~2, (girl02 true), 87, "GWEN", ????????, ????????, ????????, ????????, Single, - CheckBadMove /, 4, @{ 0, 39, PIDGAERO, 0</text:p>
          </table:table-cell>
        </table:table-row>
        <table:table-row table:style-name="ro1">
          <table:table-cell office:value-type="string">
            <text:p>+0, 39, PERSIAN, 0</text:p>
          </table:table-cell>
        </table:table-row>
        <table:table-row table:style-name="ro1">
          <table:table-cell office:value-type="string">
            <text:p>+0, 40, DODRIO, 0</text:p>
          </table:table-cell>
        </table:table-row>
        <table:table-row table:style-name="ro1">
          <table:table-cell office:value-type="string">
            <text:p>+0, 41, SNEEROW, 0 @}</text:p>
          </table:table-cell>
        </table:table-row>
        <table:table-row table:style-name="ro1">
          <table:table-cell office:value-type="string">
            <text:p>+#VIRGIL#, Normal, BIKER, (boy00 false), 91, "VIRGIL", ????????, ????????, ????????, ????????, Single, - CheckBadMove /, 3, @{ 0, 42, KINGDRA, 0</text:p>
          </table:table-cell>
        </table:table-row>
        <table:table-row table:style-name="ro1">
          <table:table-cell office:value-type="string">
            <text:p>+0, 42, KANGALLOUS, 0</text:p>
          </table:table-cell>
        </table:table-row>
        <table:table-row table:style-name="ro1">
          <table:table-cell office:value-type="string">
            <text:p>+0, 42, SCIZOR, 0 @}</text:p>
          </table:table-cell>
        </table:table-row>
        <table:table-row table:style-name="ro1">
          <table:table-cell office:value-type="string">
            <text:p>+#FLINT#, Normal, CAMPER~2, (boy00 false), 86, "FLINT", ????????, ????????, ????????, ????????, Single, - CheckBadMove /, 2, @{ 0, 17, CHARMANDER, 0</text:p>
          </table:table-cell>
        </table:table-row>
        <table:table-row table:style-name="ro1">
          <table:table-cell office:value-type="string">
            <text:p>+0, 17, DODUO, 0 @}</text:p>
          </table:table-cell>
        </table:table-row>
        <table:table-row table:style-name="ro1">
          <table:table-cell office:value-type="string">
            <text:p>+#MISSY#, Normal, PICNICKER~2, (girl02 true), 87, "MISSY", ????????, ????????, ????????, ????????, Single, - CheckBadMove /, 2, @{ 0, 50, SEAREX, 0</text:p>
          </table:table-cell>
        </table:table-row>
        <table:table-row table:style-name="ro1">
          <table:table-cell office:value-type="string">
            <text:p>+0, 50, CAPRISEA, 0 @}</text:p>
          </table:table-cell>
        </table:table-row>
        <table:table-row table:style-name="ro1">
          <table:table-cell office:value-type="string">
            <text:p>+#IRENE#, Normal, PICNICKER~2, (girl02 true), 87, "IRENE", ????????, ????????, ????????, ????????, Single, - CheckBadMove /, 3, @{ 0, 50, TENTACATE, 0</text:p>
          </table:table-cell>
        </table:table-row>
        <table:table-row table:style-name="ro1">
          <table:table-cell office:value-type="string">
            <text:p>+0, 50, LORDRA, 0</text:p>
          </table:table-cell>
        </table:table-row>
        <table:table-row table:style-name="ro1">
          <table:table-cell office:value-type="string">
            <text:p>+0, 51, PRECIPED, 0 @}</text:p>
          </table:table-cell>
        </table:table-row>
        <table:table-row table:style-name="ro1">
          <table:table-cell office:value-type="string">
            <text:p>+#DANA#, Normal, PICNICKER~2, (girl02 true), 87, "DANA", ????????, ????????, ????????, ????????, Single, - CheckBadMove /, 3, @{ 0, 29, PERSIAN, 0</text:p>
          </table:table-cell>
        </table:table-row>
        <table:table-row table:style-name="ro1">
          <table:table-cell office:value-type="string">
            <text:p>+0, 29, VILEPLUME, 0</text:p>
          </table:table-cell>
        </table:table-row>
        <table:table-row table:style-name="ro1">
          <table:table-cell office:value-type="string">
            <text:p>+0, 29, PIDGEOT, 0 @}</text:p>
          </table:table-cell>
        </table:table-row>
        <table:table-row table:style-name="ro1">
          <table:table-cell office:value-type="string">
            <text:p>+#ARIANA#, Normal, PICNICKER~2, (girl02 true), 87, "ARIANA", ????????, ????????, ????????, ????????, Single, - CheckBadMove /, 4, @{ 0, 27, PIDGEOT, 0</text:p>
          </table:table-cell>
        </table:table-row>
        <table:table-row table:style-name="ro1">
          <table:table-cell office:value-type="string">
            <text:p>+0, 27, RATICATE, 0</text:p>
          </table:table-cell>
        </table:table-row>
        <table:table-row table:style-name="ro1">
          <table:table-cell office:value-type="string">
            <text:p>+0, 27, FORFOWL'D, 0</text:p>
          </table:table-cell>
        </table:table-row>
        <table:table-row table:style-name="ro1">
          <table:table-cell office:value-type="string">
            <text:p>+0, 27, VICTREEBEL, 0 @}</text:p>
          </table:table-cell>
        </table:table-row>
        <table:table-row table:style-name="ro1">
          <table:table-cell office:value-type="string">
            <text:p>+#LEAH#, Normal, PICNICKER~2, (girl02 true), 87, "LEAH", ????????, ????????, ????????, ????????, Single, - CheckBadMove /, 2, @{ 0, 31, VICTREEBEL, 0</text:p>
          </table:table-cell>
        </table:table-row>
        <table:table-row table:style-name="ro1">
          <table:table-cell office:value-type="string">
            <text:p>+0, 31, CLEFABLE, 0 @}</text:p>
          </table:table-cell>
        </table:table-row>
        <table:table-row table:style-name="ro1">
          <table:table-cell office:value-type="string">
            <text:p>+#JUSTIN#, Normal, CAMPER~2, (boy00 false), 86, "JUSTIN", ????????, ????????, ????????, ????????, Single, - CheckBadMove /, 2, @{ 0, 40, NIDOKING, 0</text:p>
          </table:table-cell>
        </table:table-row>
        <table:table-row table:style-name="ro1">
          <table:table-cell office:value-type="string">
            <text:p>+0, 40, KANGALLOUS, 0 @}</text:p>
          </table:table-cell>
        </table:table-row>
        <table:table-row table:style-name="ro1">
          <table:table-cell office:value-type="string">
            <text:p>+#YAZMIN#, Normal, PICNICKER~2, (girl02 true), 87, "YAZMIN", ????????, ????????, ????????, ????????, Single, - CheckBadMove /, 3, @{ 0, 43, MUCKTRIBEL, 0</text:p>
          </table:table-cell>
        </table:table-row>
        <table:table-row table:style-name="ro1">
          <table:table-cell office:value-type="string">
            <text:p>+0, 43, RAFFLURK, 0</text:p>
          </table:table-cell>
        </table:table-row>
        <table:table-row table:style-name="ro1">
          <table:table-cell office:value-type="string">
            <text:p>+0, 43, TANGATHER, 0 @}</text:p>
          </table:table-cell>
        </table:table-row>
        <table:table-row table:style-name="ro1">
          <table:table-cell office:value-type="string">
            <text:p>+#KINDRA#, Normal, PICNICKER~2, (girl02 true), 87, "KINDRA", ????????, ????????, ????????, ????????, Single, - CheckBadMove /, 3, @{ 0, 41, VILEPLUME, 0</text:p>
          </table:table-cell>
        </table:table-row>
        <table:table-row table:style-name="ro1">
          <table:table-cell office:value-type="string">
            <text:p>+0, 41, TANGROWTH, 0</text:p>
          </table:table-cell>
        </table:table-row>
        <table:table-row table:style-name="ro1">
          <table:table-cell office:value-type="string">
            <text:p>+0, 42, SECTASITE, 0 @}</text:p>
          </table:table-cell>
        </table:table-row>
        <table:table-row table:style-name="ro1">
          <table:table-cell office:value-type="string">
            <text:p>+#BECKY#, Normal, PICNICKER~2, (girl02 true), 87, "BECKY", ????????, ????????, ????????, ????????, Single, - CheckBadMove /, 2, @{ 0, 40, PLASMEON, 0</text:p>
          </table:table-cell>
        </table:table-row>
        <table:table-row table:style-name="ro1">
          <table:table-cell office:value-type="string">
            <text:p>+0, 40, GOROCHU, 0 @}</text:p>
          </table:table-cell>
        </table:table-row>
        <table:table-row table:style-name="ro1">
          <table:table-cell office:value-type="string">
            <text:p>+#CELIA#, Normal, PICNICKER~2, (girl02 true), 87, "CELIA", ????????, ????????, ????????, ????????, Single, - CheckBadMove /, 1, @{ 0, 45, CLEFAEFAE, 0 @}</text:p>
          </table:table-cell>
        </table:table-row>
        <table:table-row table:style-name="ro1">
          <table:table-cell office:value-type="string">
            <text:p>+#BROOKS#, Normal, GENTLEMAN~2, (boy0D false), 123, "BROOKS", ????????, ????????, ????????, ????????, Single, - CheckBadMove /, 1, @{ 0, 29, RAICHU, 0 @}</text:p>
          </table:table-cell>
        </table:table-row>
        <table:table-row table:style-name="ro1">
          <table:table-cell office:value-type="string">
            <text:p>+#LAMAR#, Normal, GENTLEMAN~2, (boy0D false), 123, "LAMAR", ????????, ????????, ????????, ????????, Single, - CheckBadMove /, 2, @{ 0, 23, FLAREON, 0</text:p>
          </table:table-cell>
        </table:table-row>
        <table:table-row table:style-name="ro1">
          <table:table-cell office:value-type="string">
            <text:p>+0, 23, PONYTA, 0 @}</text:p>
          </table:table-cell>
        </table:table-row>
        <table:table-row table:style-name="ro1">
          <table:table-cell office:value-type="string">
            <text:p>+#"ELI &amp; ANNE"#, Normal, TWINS~2, (girl09 false), 127, "ELI &amp; ANNE", ????????, ????????, ????????, ????????, Double, - CheckBadMove /, 2, @{ 0, 31, CLEFABLE, 0</text:p>
          </table:table-cell>
        </table:table-row>
        <table:table-row table:style-name="ro1">
          <table:table-cell office:value-type="string">
            <text:p>+0, 31, WIGGLYTUFF, 0 @}</text:p>
          </table:table-cell>
        </table:table-row>
        <table:table-row table:style-name="ro1">
          <table:table-cell office:value-type="string">
            <text:p>+#"RAY &amp; TYRA"#, Moves, "COOL COUPLE", (boy05 false), 128, "RAY &amp; TYRA", ????????, ????????, ????????, ????????, Double, - CheckBadMove TryToKO CheckViability /, 4, @{ 100, 69, NIDOARCHY, "SWORDS DANCE", "IRON HEAD", "POISON JAB", "SAND TOMB", 0</text:p>
          </table:table-cell>
        </table:table-row>
        <table:table-row table:style-name="ro1">
          <table:table-cell office:value-type="string">
            <text:p>+100, 70, CLAYMOR, "LEAF BLADE", X-SCISSOR, "IRON HEAD", SLASH, 0</text:p>
          </table:table-cell>
        </table:table-row>
        <table:table-row table:style-name="ro1">
          <table:table-cell office:value-type="string">
            <text:p>+100, 69, NIDOMINATE, "SWORDS DANCE", MEGAHORN, "POISON JAB", "SAND TOMB", 0</text:p>
          </table:table-cell>
        </table:table-row>
        <table:table-row table:style-name="ro1">
          <table:table-cell office:value-type="string">
            <text:p>+100, 70, KANGARUTAL, "BRICK BREAK", "BULK UP", "DIZZY PUNCH", "FAKE OUT", 0 @}</text:p>
          </table:table-cell>
        </table:table-row>
        <table:table-row table:style-name="ro1">
          <table:table-cell office:value-type="string">
            <text:p>+#"GIA &amp; JES"#, Normal, "YOUNG COUPLE~2", (girl02 false), 129, "GIA &amp; JES", ????????, ????????, ????????, ????????, Double, - CheckBadMove /, 2, @{ 0, 40, NIDOKING, 0</text:p>
          </table:table-cell>
        </table:table-row>
        <table:table-row table:style-name="ro1">
          <table:table-cell office:value-type="string">
            <text:p>+0, 40, NIDOQUEEN, 0 @}</text:p>
          </table:table-cell>
        </table:table-row>
        <table:table-row table:style-name="ro1">
          <table:table-cell office:value-type="string">
            <text:p>+#"KIRI &amp; JAN"#, Normal, TWINS~2, (girl09 false), 127, "KIRI &amp; JAN", ????????, ????????, ????????, ????????, Double, - CheckBadMove /, 2, @{ 0, 42, CHARIZARD, 0</text:p>
          </table:table-cell>
        </table:table-row>
        <table:table-row table:style-name="ro1">
          <table:table-cell office:value-type="string">
            <text:p>+0, 42, BLASTOISE, 0 @}</text:p>
          </table:table-cell>
        </table:table-row>
        <table:table-row table:style-name="ro1">
          <table:table-cell office:value-type="string">
            <text:p>+#"RON &amp; MYA"#, Items, "CRUSH KIN", (boy04 false), 130, "RON &amp; MYA", ????????, ????????, ????????, ????????, Double, - CheckBadMove /, 2, @{ 50, 40, ENCHANCED, 207</text:p>
          </table:table-cell>
        </table:table-row>
        <table:table-row table:style-name="ro1">
          <table:table-cell office:value-type="string">
            <text:p>+50, 40, CLEEVOYANT, 207 @}</text:p>
          </table:table-cell>
        </table:table-row>
        <table:table-row table:style-name="ro1">
          <table:table-cell office:value-type="string">
            <text:p>+#"LEA &amp; JED"#, Normal, "YOUNG COUPLE~2", (girl02 false), 129, "LEA &amp; JED", ????????, ????????, ????????, ????????, Double, - CheckBadMove /, 2, @{ 0, 40, RAPIDASH, 0</text:p>
          </table:table-cell>
        </table:table-row>
        <table:table-row table:style-name="ro1">
          <table:table-cell office:value-type="string">
            <text:p>+0, 40, SPIRITALES, 0 @}</text:p>
          </table:table-cell>
        </table:table-row>
        <table:table-row table:style-name="ro1">
          <table:table-cell office:value-type="string">
            <text:p>+#"LIA &amp; LUC"#, Normal, "SIS AND BRO~2", (boy08 false), 131, "LIA &amp; LUC", ????????, ????????, ????????, ????????, Double, - CheckBadMove /, 2, @{ 0, 50, SEAREX, 0</text:p>
          </table:table-cell>
        </table:table-row>
        <table:table-row table:style-name="ro1">
          <table:table-cell office:value-type="string">
            <text:p>+0, 51, OMAPAL, 0 @}</text:p>
          </table:table-cell>
        </table:table-row>
        <table:table-row table:style-name="ro1">
          <table:table-cell office:value-type="string">
            <text:p>+#"LIL &amp; IAN"#, Normal, "SIS AND BRO~2", (boy08 false), 131, "LIL &amp; IAN", ????????, ????????, ????????, ????????, Double, - CheckBadMove /, 2, @{ 0, 53, LORDRA, 0</text:p>
          </table:table-cell>
        </table:table-row>
        <table:table-row table:style-name="ro1">
          <table:table-cell office:value-type="string">
            <text:p>+0, 53, STARUS, 0 @}</text:p>
          </table:table-cell>
        </table:table-row>
        <table:table-row table:style-name="ro1">
          <table:table-cell office:value-type="string">
            <text:p>+#~94#, Normal, "BUG CATCHER~2", (boy00 false), 83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95#, Normal, "BUG CATCHER~2", (boy00 false), 83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96#, Normal, "BUG CATCHER~2", (boy00 false), 83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97#, Normal, "BUG CATCHER~2", (boy00 false), 83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98#, Normal, "BUG CATCHER~2", (boy00 false), 83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99#, Normal, "BUG CATCHER~2", (boy00 false), 83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BEN~3#, Normal, YOUNGSTER~2, (boy00 false), 82, "BEN", ????????, ????????, ????????, ????????, Single, - CheckBadMove /, 2, @{ 60, 28, RATICATE, 0</text:p>
          </table:table-cell>
        </table:table-row>
        <table:table-row table:style-name="ro1">
          <table:table-cell office:value-type="string">
            <text:p>+60, 28, EKANS, 0 @}</text:p>
          </table:table-cell>
        </table:table-row>
        <table:table-row table:style-name="ro1">
          <table:table-cell office:value-type="string">
            <text:p>+#BEN~4#, Normal, YOUNGSTER~2, (boy00 false), 82, "BEN", ????????, ????????, ????????, ????????, Single, - CheckBadMove /, 2, @{ 120, 48, RATICATE, 0</text:p>
          </table:table-cell>
        </table:table-row>
        <table:table-row table:style-name="ro1">
          <table:table-cell office:value-type="string">
            <text:p>+120, 48, ARBOK, 0 @}</text:p>
          </table:table-cell>
        </table:table-row>
        <table:table-row table:style-name="ro1">
          <table:table-cell office:value-type="string">
            <text:p>+#CHAD~2#, Normal, YOUNGSTER~2, (boy00 false), 82, "CHAD", ????????, ????????, ????????, ????????, Single, - CheckBadMove /, 2, @{ 20, 20, EKANS, 0</text:p>
          </table:table-cell>
        </table:table-row>
        <table:table-row table:style-name="ro1">
          <table:table-cell office:value-type="string">
            <text:p>+20, 20, SANDSHREW, 0 @}</text:p>
          </table:table-cell>
        </table:table-row>
        <table:table-row table:style-name="ro1">
          <table:table-cell office:value-type="string">
            <text:p>+#RELI~2#, Normal, LASS~2, (girl01 true), 84, "RELI", ????????, ????????, ????????, ????????, Single, - CheckBadMove /, 2, @{ 20, 20, PIDGEY, 0</text:p>
          </table:table-cell>
        </table:table-row>
        <table:table-row table:style-name="ro1">
          <table:table-cell office:value-type="string">
            <text:p>+20, 20, NIDORAN\sf, 0 @}</text:p>
          </table:table-cell>
        </table:table-row>
        <table:table-row table:style-name="ro1">
          <table:table-cell office:value-type="string">
            <text:p>+#RELI~3#, Normal, LASS~2, (girl01 true), 84, "RELI", ????????, ????????, ????????, ????????, Single, - CheckBadMove /, 2, @{ 60, 28, PIDGEOTTO, 0</text:p>
          </table:table-cell>
        </table:table-row>
        <table:table-row table:style-name="ro1">
          <table:table-cell office:value-type="string">
            <text:p>+60, 28, NIDORINA, 0 @}</text:p>
          </table:table-cell>
        </table:table-row>
        <table:table-row table:style-name="ro1">
          <table:table-cell office:value-type="string">
            <text:p>+#TIMMY~2#, Normal, YOUNGSTER~2, (boy00 false), 82, "TIMMY", ????????, ????????, ????????, ????????, Single, - CheckBadMove /, 3, @{ 20, 19, RATICATE, 0</text:p>
          </table:table-cell>
        </table:table-row>
        <table:table-row table:style-name="ro1">
          <table:table-cell office:value-type="string">
            <text:p>+20, 19, EKANS, 0</text:p>
          </table:table-cell>
        </table:table-row>
        <table:table-row table:style-name="ro1">
          <table:table-cell office:value-type="string">
            <text:p>+20, 19, ZUBAT, 0 @}</text:p>
          </table:table-cell>
        </table:table-row>
        <table:table-row table:style-name="ro1">
          <table:table-cell office:value-type="string">
            <text:p>+#TIMMY~3#, Normal, YOUNGSTER~2, (boy00 false), 82, "TIMMY", ????????, ????????, ????????, ????????, Single, - CheckBadMove /, 3, @{ 60, 27, RATICATE, 0</text:p>
          </table:table-cell>
        </table:table-row>
        <table:table-row table:style-name="ro1">
          <table:table-cell office:value-type="string">
            <text:p>+60, 27, EKANS, 0</text:p>
          </table:table-cell>
        </table:table-row>
        <table:table-row table:style-name="ro1">
          <table:table-cell office:value-type="string">
            <text:p>+60, 27, GOLBAT, 0 @}</text:p>
          </table:table-cell>
        </table:table-row>
        <table:table-row table:style-name="ro1">
          <table:table-cell office:value-type="string">
            <text:p>+#TIMMY~4#, Normal, YOUNGSTER~2, (boy00 false), 82, "TIMMY", ????????, ????????, ????????, ????????, Single, - CheckBadMove /, 3, @{ 120, 52, RATICATE, 0</text:p>
          </table:table-cell>
        </table:table-row>
        <table:table-row table:style-name="ro1">
          <table:table-cell office:value-type="string">
            <text:p>+120, 52, ARBOK, 0</text:p>
          </table:table-cell>
        </table:table-row>
        <table:table-row table:style-name="ro1">
          <table:table-cell office:value-type="string">
            <text:p>+120, 52, GOLBAT, 0 @}</text:p>
          </table:table-cell>
        </table:table-row>
        <table:table-row table:style-name="ro1">
          <table:table-cell office:value-type="string">
            <text:p>+#CHAD~3#, Normal, YOUNGSTER~2, (boy00 false), 82, "CHAD", ????????, ????????, ????????, ????????, Single, - CheckBadMove /, 2, @{ 60, 28, ARBOK, 0</text:p>
          </table:table-cell>
        </table:table-row>
        <table:table-row table:style-name="ro1">
          <table:table-cell office:value-type="string">
            <text:p>+60, 28, SANDSHREW, 0 @}</text:p>
          </table:table-cell>
        </table:table-row>
        <table:table-row table:style-name="ro1">
          <table:table-cell office:value-type="string">
            <text:p>+#JANICE~2#, Normal, LASS~2, (girl01 true), 84, "JANICE", ????????, ????????, ????????, ????????, Single, - CheckBadMove /, 2, @{ 20, 20, PIDGEOTTO, 0</text:p>
          </table:table-cell>
        </table:table-row>
        <table:table-row table:style-name="ro1">
          <table:table-cell office:value-type="string">
            <text:p>+20, 20, PIDGEOTTO, 0 @}</text:p>
          </table:table-cell>
        </table:table-row>
        <table:table-row table:style-name="ro1">
          <table:table-cell office:value-type="string">
            <text:p>+#JANICE~3#, Normal, LASS~2, (girl01 true), 84, "JANICE", ????????, ????????, ????????, ????????, Single, - CheckBadMove /, 2, @{ 60, 28, PIDGEOTTO, 0</text:p>
          </table:table-cell>
        </table:table-row>
        <table:table-row table:style-name="ro1">
          <table:table-cell office:value-type="string">
            <text:p>+60, 28, PIDGEOTTO, 0 @}</text:p>
          </table:table-cell>
        </table:table-row>
        <table:table-row table:style-name="ro1">
          <table:table-cell office:value-type="string">
            <text:p>+#CHAD~4#, Normal, YOUNGSTER~2, (boy00 false), 82, "CHAD", ????????, ????????, ????????, ????????, Single, - CheckBadMove /, 2, @{ 80, 48, ARBOK, 0</text:p>
          </table:table-cell>
        </table:table-row>
        <table:table-row table:style-name="ro1">
          <table:table-cell office:value-type="string">
            <text:p>+80, 48, SANDSLASH, 0 @}</text:p>
          </table:table-cell>
        </table:table-row>
        <table:table-row table:style-name="ro1">
          <table:table-cell office:value-type="string">
            <text:p>+#FRANKLIN~2#, Normal, HIKER~2, (boy0B false), 90, "FRANKLIN", ????????, ????????, ????????, ????????, Single, - CheckBadMove /, 2, @{ 40, 25, MACHOKE, 0</text:p>
          </table:table-cell>
        </table:table-row>
        <table:table-row table:style-name="ro1">
          <table:table-cell office:value-type="string">
            <text:p>+40, 25, GRAVELER, 0 @}</text:p>
          </table:table-cell>
        </table:table-row>
        <table:table-row table:style-name="ro1">
          <table:table-cell office:value-type="string">
            <text:p>+#"PROF. OAK"#, Normal, "\pk\mn PROF.", (boy00 false), 132, "PROF. OAK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BRENDAN#, Normal, PLAYER, (boy00 false), 133, "BRENDAN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MAY#, Normal, PLAYER, (girl01 false), 134, "MAY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RED#, Normal, PLAYER, (boy00 false), 135, "RED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LEAF#, Normal, PLAYER, (girl01 false), 136, "LEAF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GRUNT~42#, Normal, "TEAM ROCKET", (rocket06 false), 137, "GRUNT", ????????, ????????, ????????, ????????, Single, - CheckBadMove /, 2, @{ 0, 49, HOUNDOUR, 0</text:p>
          </table:table-cell>
        </table:table-row>
        <table:table-row table:style-name="ro1">
          <table:table-cell office:value-type="string">
            <text:p>+0, 49, HOUNDOUR, 0 @}</text:p>
          </table:table-cell>
        </table:table-row>
        <table:table-row table:style-name="ro1">
          <table:table-cell office:value-type="string">
            <text:p>+#JACLYN#, Moves, PSYCHIC~2, (boy04 true), 138, "JACLYN", ????????, ????????, ????????, ????????, Single, - CheckBadMove /, 3, @{ 100, 48, NATU, "NIGHT SHADE", "CONFUSE RAY", "FUTURE SIGHT", WISH, 0</text:p>
          </table:table-cell>
        </table:table-row>
        <table:table-row table:style-name="ro1">
          <table:table-cell office:value-type="string">
            <text:p>+100, 48, SLOWBRO, PSYCHIC, HEADBUTT, AMNESIA, YAWN, 0</text:p>
          </table:table-cell>
        </table:table-row>
        <table:table-row table:style-name="ro1">
          <table:table-cell office:value-type="string">
            <text:p>+100, 49, KADABRA, PSYCHIC, "FUTURE SIGHT", RECOVER, REFLECT, 0 @}</text:p>
          </table:table-cell>
        </table:table-row>
        <table:table-row table:style-name="ro1">
          <table:table-cell office:value-type="string">
            <text:p>+#SHARON#, Items, "CRUSH GIRL", (boy04 false), 139, "SHARON", ????????, ????????, ????????, ????????, Single, - CheckBadMove /, 2, @{ 50, 37, MANKEY, 207</text:p>
          </table:table-cell>
        </table:table-row>
        <table:table-row table:style-name="ro1">
          <table:table-cell office:value-type="string">
            <text:p>+50, 37, PRIMEAPE, 207 @}</text:p>
          </table:table-cell>
        </table:table-row>
        <table:table-row table:style-name="ro1">
          <table:table-cell office:value-type="string">
            <text:p>+#AMIRA#, Normal, TUBER~3, (girl02 false), 140, "AMIRA", ????????, ????????, ????????, ????????, Single, - CheckBadMove /, 3, @{ 0, 34, POLIWAG, 0</text:p>
          </table:table-cell>
        </table:table-row>
        <table:table-row table:style-name="ro1">
          <table:table-cell office:value-type="string">
            <text:p>+0, 35, POLIWHIRL, 0</text:p>
          </table:table-cell>
        </table:table-row>
        <table:table-row table:style-name="ro1">
          <table:table-cell office:value-type="string">
            <text:p>+0, 34, POLIWAG, 0 @}</text:p>
          </table:table-cell>
        </table:table-row>
        <table:table-row table:style-name="ro1">
          <table:table-cell office:value-type="string">
            <text:p>+#ALIZE#, Normal, "\pk\mn BREEDER~2", (girl01 false), 141, "ALIZE", ????????, ????????, ????????, ????????, Single, - CheckBadMove /, 3, @{ 30, 48, PIKACHU, 0</text:p>
          </table:table-cell>
        </table:table-row>
        <table:table-row table:style-name="ro1">
          <table:table-cell office:value-type="string">
            <text:p>+30, 48, CLEFAIRY, 0</text:p>
          </table:table-cell>
        </table:table-row>
        <table:table-row table:style-name="ro1">
          <table:table-cell office:value-type="string">
            <text:p>+30, 48, MARILL, 0 @}</text:p>
          </table:table-cell>
        </table:table-row>
        <table:table-row table:style-name="ro1">
          <table:table-cell office:value-type="string">
            <text:p>+#NICOLAS#, Moves, "\pk\mn RANGER~2", (boy05 false), 142, "NICOLAS", 19, ????????, ????????, ????????, Single, - CheckBadMove TryToKO CheckViability /, 2, @{ 100, 51, WEEPINBELL, "RAZOR LEAF", ACID, "SWEET SCENT", WRAP, 0</text:p>
          </table:table-cell>
        </table:table-row>
        <table:table-row table:style-name="ro1">
          <table:table-cell office:value-type="string">
            <text:p>+100, 51, VICTREEBEL, "RAZOR LEAF", ACID, "SLEEP POWDER", "STUN SPORE", 0 @}</text:p>
          </table:table-cell>
        </table:table-row>
        <table:table-row table:style-name="ro1">
          <table:table-cell office:value-type="string">
            <text:p>+#MADELINE#, Moves, "\pk\mn RANGER~2", (boy05 true), 143, "MADELINE", 19, ????????, ????????, ????????, Single, - CheckBadMove TryToKO CheckViability /, 2, @{ 100, 51, GLOOM, "PETAL DANCE", ACID, "SWEET SCENT", POISONPOWDER, 0</text:p>
          </table:table-cell>
        </table:table-row>
        <table:table-row table:style-name="ro1">
          <table:table-cell office:value-type="string">
            <text:p>+100, 51, VILEPLUME, "PETAL DANCE", MOONLIGHT, ACID, "STUN SPORE", 0 @}</text:p>
          </table:table-cell>
        </table:table-row>
        <table:table-row table:style-name="ro1">
          <table:table-cell office:value-type="string">
            <text:p>+#NIKKI#, Normal, "AROMA LADY~2", (girl01 true), 144, "NIKKI", ????????, ????????, ????????, ????????, Single, - CheckBadMove /, 2, @{ 0, 37, BELLSPROUT, 0</text:p>
          </table:table-cell>
        </table:table-row>
        <table:table-row table:style-name="ro1">
          <table:table-cell office:value-type="string">
            <text:p>+0, 37, WEEPINBELL, 0 @}</text:p>
          </table:table-cell>
        </table:table-row>
        <table:table-row table:style-name="ro1">
          <table:table-cell office:value-type="string">
            <text:p>+#STANLY#, Normal, "RUIN MANIAC~2", (boy0B false), 145, "STANLY", ????????, ????????, ????????, ????????, Single, - CheckBadMove /, 3, @{ 0, 48, GRAVELER, 0</text:p>
          </table:table-cell>
        </table:table-row>
        <table:table-row table:style-name="ro1">
          <table:table-cell office:value-type="string">
            <text:p>+0, 48, ONIX, 0</text:p>
          </table:table-cell>
        </table:table-row>
        <table:table-row table:style-name="ro1">
          <table:table-cell office:value-type="string">
            <text:p>+0, 48, GRAVELER, 0 @}</text:p>
          </table:table-cell>
        </table:table-row>
        <table:table-row table:style-name="ro1">
          <table:table-cell office:value-type="string">
            <text:p>+#JACKI#, Items, LADY~2, (girl01 false), 146, "JACKI", 19, ????????, ????????, ????????, Single, - CheckBadMove /, 2, @{ 0, 48, HOPPIP, 108</text:p>
          </table:table-cell>
        </table:table-row>
        <table:table-row table:style-name="ro1">
          <table:table-cell office:value-type="string">
            <text:p>+0, 50, SKIPLOOM, 108 @}</text:p>
          </table:table-cell>
        </table:table-row>
        <table:table-row table:style-name="ro1">
          <table:table-cell office:value-type="string">
            <text:p>+#DAISY#, Moves, PAINTER, (girl01 false), 147, "DAISY", ????????, ????????, ????????, ????????, Single, - CheckBadMove /, 1, @{ 50, 50, SMEARGLE, DYNAMICPUNCH, "DIZZY PUNCH", "FOCUS PUNCH", "MEGA PUNCH", 0 @}</text:p>
          </table:table-cell>
        </table:table-row>
        <table:table-row table:style-name="ro1">
          <table:table-cell office:value-type="string">
            <text:p>+#GOON#, Moves, BIKER, (boy00 false), 91, "GOON", ????????, ????????, ????????, ????????, Single, - CheckBadMove /, 2, @{ 0, 37, KOFFING, HAZE, SMOKESCREEN, SLUDGE, TACKLE, 0</text:p>
          </table:table-cell>
        </table:table-row>
        <table:table-row table:style-name="ro1">
          <table:table-cell office:value-type="string">
            <text:p>+0, 37, GRIMER, "ACID ARMOR", SCREECH, MINIMIZE, SLUDGE, 0 @}</text:p>
          </table:table-cell>
        </table:table-row>
        <table:table-row table:style-name="ro1">
          <table:table-cell office:value-type="string">
            <text:p>+#GOON~2#, Moves, BIKER, (boy00 false), 91, "GOON", ????????, ????????, ????????, ????????, Single, - CheckBadMove /, 1, @{ 0, 38, KOFFING, HAZE, SMOKESCREEN, SLUDGE, TACKLE, 0 @}</text:p>
          </table:table-cell>
        </table:table-row>
        <table:table-row table:style-name="ro1">
          <table:table-cell office:value-type="string">
            <text:p>+#GOON~3#, Normal, BIKER, (boy00 false), 91, "GOON", ????????, ????????, ????????, ????????, Single, - CheckBadMove /, 1, @{ 0, 38, GRIMER, 0 @}</text:p>
          </table:table-cell>
        </table:table-row>
        <table:table-row table:style-name="ro1">
          <table:table-cell office:value-type="string">
            <text:p>+#~100#, Normal, BIKER, (boy00 false), 91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ANTHONY#, Normal, "BUG CATCHER~2", (boy00 false), 83, "ANTHONY", ????????, ????????, ????????, ????????, Single, - CheckBadMove /, 2, @{ 0, 8, CATERPIE, 0</text:p>
          </table:table-cell>
        </table:table-row>
        <table:table-row table:style-name="ro1">
          <table:table-cell office:value-type="string">
            <text:p>+0, 9, CATERPIE, 0 @}</text:p>
          </table:table-cell>
        </table:table-row>
        <table:table-row table:style-name="ro1">
          <table:table-cell office:value-type="string">
            <text:p>+#CHARLIE#, Normal, "BUG CATCHER~2", (boy00 false), 83, "CHARLIE", ????????, ????????, ????????, ????????, Single, - CheckBadMove /, 3, @{ 0, 8, METAPOD, 0</text:p>
          </table:table-cell>
        </table:table-row>
        <table:table-row table:style-name="ro1">
          <table:table-cell office:value-type="string">
            <text:p>+0, 8, CATERPIE, 0</text:p>
          </table:table-cell>
        </table:table-row>
        <table:table-row table:style-name="ro1">
          <table:table-cell office:value-type="string">
            <text:p>+0, 8, METAPOD, 0 @}</text:p>
          </table:table-cell>
        </table:table-row>
        <table:table-row table:style-name="ro1">
          <table:table-cell office:value-type="string">
            <text:p>+#"ELI &amp; ANNE~2"#, Normal, TWINS~2, (girl09 false), 127, "ELI &amp; ANNE", ????????, ????????, ????????, ????????, Double, - CheckBadMove /, 2, @{ 60, 28, CLEFAIRY, 0</text:p>
          </table:table-cell>
        </table:table-row>
        <table:table-row table:style-name="ro1">
          <table:table-cell office:value-type="string">
            <text:p>+60, 28, JIGGLYPUFF, 0 @}</text:p>
          </table:table-cell>
        </table:table-row>
        <table:table-row table:style-name="ro1">
          <table:table-cell office:value-type="string">
            <text:p>+#JOHNSON#, Normal, YOUNGSTER~2, (boy00 false), 82, "JOHNSON", ????????, ????????, ????????, ????????, Single, - CheckBadMove /, 3, @{ 0, 53, ADNOKANA, 0</text:p>
          </table:table-cell>
        </table:table-row>
        <table:table-row table:style-name="ro1">
          <table:table-cell office:value-type="string">
            <text:p>+0, 53, PLATNIX, 0</text:p>
          </table:table-cell>
        </table:table-row>
        <table:table-row table:style-name="ro1">
          <table:table-cell office:value-type="string">
            <text:p>+0, 54, RATTARULE, 0 @}</text:p>
          </table:table-cell>
        </table:table-row>
        <table:table-row table:style-name="ro1">
          <table:table-cell office:value-type="string">
            <text:p>+#RICARDO#, Moves, BIKER, (boy00 false), 91, "RICARDO", ????????, ????????, ????????, ????????, Single, - CheckBadMove /, 3, @{ 0, 31, WEEZING, SLUDGE, SMOG, SELFDESTRUCT, TOXIC, 0</text:p>
          </table:table-cell>
        </table:table-row>
        <table:table-row table:style-name="ro1">
          <table:table-cell office:value-type="string">
            <text:p>+0, 31, MUK, "ACID ARMOR", MINIMIZE, SLUDGE, TOXIC, 0</text:p>
          </table:table-cell>
        </table:table-row>
        <table:table-row table:style-name="ro1">
          <table:table-cell office:value-type="string">
            <text:p>+0, 33, SNEEROW, TAUNT, "MIRROR MOVE", PURSUIT, "FURY ATTACK", 0 @}</text:p>
          </table:table-cell>
        </table:table-row>
        <table:table-row table:style-name="ro1">
          <table:table-cell office:value-type="string">
            <text:p>+#JAREN#, Normal, BIKER, (boy00 false), 91, "JAREN", ????????, ????????, ????????, ????????, Single, - CheckBadMove /, 2, @{ 0, 34, FORFOWL'D, 0</text:p>
          </table:table-cell>
        </table:table-row>
        <table:table-row table:style-name="ro1">
          <table:table-cell office:value-type="string">
            <text:p>+0, 34, SNEEROW, 0 @}</text:p>
          </table:table-cell>
        </table:table-row>
        <table:table-row table:style-name="ro1">
          <table:table-cell office:value-type="string">
            <text:p>+#GRUNT~43#, Normal, "TEAM ROCKET", (rocket06 false), 109, "GRUNT", ????????, ????????, ????????, ????????, Single, - CheckBadMove /, 2, @{ 0, 37, CUBONE, 0</text:p>
          </table:table-cell>
        </table:table-row>
        <table:table-row table:style-name="ro1">
          <table:table-cell office:value-type="string">
            <text:p>+0, 37, MAROWAK, 0 @}</text:p>
          </table:table-cell>
        </table:table-row>
        <table:table-row table:style-name="ro1">
          <table:table-cell office:value-type="string">
            <text:p>+#GRUNT~44#, Normal, "TEAM ROCKET", (rocket06 false), 109, "GRUNT", ????????, ????????, ????????, ????????, Single, - CheckBadMove /, 4, @{ 0, 35, RATTATA, 0</text:p>
          </table:table-cell>
        </table:table-row>
        <table:table-row table:style-name="ro1">
          <table:table-cell office:value-type="string">
            <text:p>+0, 35, RATICATE, 0</text:p>
          </table:table-cell>
        </table:table-row>
        <table:table-row table:style-name="ro1">
          <table:table-cell office:value-type="string">
            <text:p>+0, 35, SANDSHREW, 0</text:p>
          </table:table-cell>
        </table:table-row>
        <table:table-row table:style-name="ro1">
          <table:table-cell office:value-type="string">
            <text:p>+0, 35, SANDSLASH, 0 @}</text:p>
          </table:table-cell>
        </table:table-row>
        <table:table-row table:style-name="ro1">
          <table:table-cell office:value-type="string">
            <text:p>+#GRUNT~45#, Normal, "TEAM ROCKET", (rocket06 false), 109, "GRUNT", ????????, ????????, ????????, ????????, Single, - CheckBadMove /, 3, @{ 0, 38, ZUBAT, 0</text:p>
          </table:table-cell>
        </table:table-row>
        <table:table-row table:style-name="ro1">
          <table:table-cell office:value-type="string">
            <text:p>+0, 38, ZUBAT, 0</text:p>
          </table:table-cell>
        </table:table-row>
        <table:table-row table:style-name="ro1">
          <table:table-cell office:value-type="string">
            <text:p>+0, 38, GOLBAT, 0 @}</text:p>
          </table:table-cell>
        </table:table-row>
        <table:table-row table:style-name="ro1">
          <table:table-cell office:value-type="string">
            <text:p>+#GRUNT~46#, Normal, "TEAM ROCKET", (rocket06 false), 109, "GRUNT", ????????, ????????, ????????, ????????, Single, - CheckBadMove /, 3, @{ 0, 48, MUK, 0</text:p>
          </table:table-cell>
        </table:table-row>
        <table:table-row table:style-name="ro1">
          <table:table-cell office:value-type="string">
            <text:p>+0, 48, GOLBAT, 0</text:p>
          </table:table-cell>
        </table:table-row>
        <table:table-row table:style-name="ro1">
          <table:table-cell office:value-type="string">
            <text:p>+0, 48, RATICATE, 0 @}</text:p>
          </table:table-cell>
        </table:table-row>
        <table:table-row table:style-name="ro1">
          <table:table-cell office:value-type="string">
            <text:p>+#GRUNT~47#, Normal, "TEAM ROCKET", (rocket06 false), 109, "GRUNT", ????????, ????????, ????????, ????????, Single, - CheckBadMove /, 3, @{ 0, 48, MACHOP, 0</text:p>
          </table:table-cell>
        </table:table-row>
        <table:table-row table:style-name="ro1">
          <table:table-cell office:value-type="string">
            <text:p>+0, 48, MACHOP, 0</text:p>
          </table:table-cell>
        </table:table-row>
        <table:table-row table:style-name="ro1">
          <table:table-cell office:value-type="string">
            <text:p>+0, 48, MACHOKE, 0 @}</text:p>
          </table:table-cell>
        </table:table-row>
        <table:table-row table:style-name="ro1">
          <table:table-cell office:value-type="string">
            <text:p>+#GRUNT~48#, Normal, "TEAM ROCKET", (rocket06 false), 109, "GRUNT", ????????, ????????, ????????, ????????, Single, - CheckBadMove /, 2, @{ 0, 49, HYPNO, 0</text:p>
          </table:table-cell>
        </table:table-row>
        <table:table-row table:style-name="ro1">
          <table:table-cell office:value-type="string">
            <text:p>+0, 49, HYPNO, 0 @}</text:p>
          </table:table-cell>
        </table:table-row>
        <table:table-row table:style-name="ro1">
          <table:table-cell office:value-type="string">
            <text:p>+#ADMIN#, Moves, "TEAM ROCKET", (rocket06 false), 137, "ADMIN", 21, ????????, ????????, ????????, Single, - CheckBadMove TryToKO CheckViability /, 3, @{ 150, 52, MUK, "SLUDGE BOMB", SCREECH, MINIMIZE, "ROCK TOMB", 0</text:p>
          </table:table-cell>
        </table:table-row>
        <table:table-row table:style-name="ro1">
          <table:table-cell office:value-type="string">
            <text:p>+150, 53, ARBOK, "SLUDGE BOMB", BITE, EARTHQUAKE, "IRON TAIL", 0</text:p>
          </table:table-cell>
        </table:table-row>
        <table:table-row table:style-name="ro1">
          <table:table-cell office:value-type="string">
            <text:p>+150, 54, VILEPLUME, "SLUDGE BOMB", "GIGA DRAIN", "SLEEP POWDER", "STUN SPORE", 0 @}</text:p>
          </table:table-cell>
        </table:table-row>
        <table:table-row table:style-name="ro1">
          <table:table-cell office:value-type="string">
            <text:p>+#ADMIN~2#, Moves, "TEAM ROCKET", (rocket06 false), 109, "ADMIN", 21, ????????, ????????, ????????, Single, - CheckBadMove TryToKO CheckViability /, 3, @{ 200, 53, GOLBAT, "CONFUSE RAY", "SLUDGE BOMB", "AIR CUTTER", "SHADOW BALL", 0</text:p>
          </table:table-cell>
        </table:table-row>
        <table:table-row table:style-name="ro1">
          <table:table-cell office:value-type="string">
            <text:p>+200, 54, WEEZING, "SLUDGE BOMB", THUNDERBOLT, EXPLOSION, "SHADOW BALL", 0</text:p>
          </table:table-cell>
        </table:table-row>
        <table:table-row table:style-name="ro1">
          <table:table-cell office:value-type="string">
            <text:p>+200, 55, HOUNDOOM, FLAMETHROWER, CRUNCH, "IRON TAIL", "SHADOW BALL", 0 @}</text:p>
          </table:table-cell>
        </table:table-row>
        <table:table-row table:style-name="ro1">
          <table:table-cell office:value-type="string">
            <text:p>+#GIDEON#, Moves, SCIENTIST, (rocket03 false), 107, "GIDEON", ????????, ????????, ????????, ????????, Single, - CheckBadMove /, 5, @{ 0, 46, VOLTORB, SWIFT, SCREECH, SPARK, SONICBOOM, 0</text:p>
          </table:table-cell>
        </table:table-row>
        <table:table-row table:style-name="ro1">
          <table:table-cell office:value-type="string">
            <text:p>+0, 46, ELECTRODE, SPARK, SONICBOOM, SCREECH, CHARGE, 0</text:p>
          </table:table-cell>
        </table:table-row>
        <table:table-row table:style-name="ro1">
          <table:table-cell office:value-type="string">
            <text:p>+0, 46, MAGNEMITE, SCREECH, SWIFT, SPARK, "THUNDER WAVE", 0</text:p>
          </table:table-cell>
        </table:table-row>
        <table:table-row table:style-name="ro1">
          <table:table-cell office:value-type="string">
            <text:p>+0, 46, MAGNETON, "TRI ATTACK", SPARK, "THUNDER WAVE", SONICBOOM, 0</text:p>
          </table:table-cell>
        </table:table-row>
        <table:table-row table:style-name="ro1">
          <table:table-cell office:value-type="string">
            <text:p>+0, 46, PORYGON, "TRI ATTACK", CONVERSION, RECOVER, PSYBEAM, 0 @}</text:p>
          </table:table-cell>
        </table:table-row>
        <table:table-row table:style-name="ro1">
          <table:table-cell office:value-type="string">
            <text:p>+#AMARA#, Normal, SWIMMER\sf~2, (girl01 true), 99, "AMARA", ????????, ????????, ????????, ????????, Single, - CheckBadMove /, 3, @{ 0, 36, SEEL, 0</text:p>
          </table:table-cell>
        </table:table-row>
        <table:table-row table:style-name="ro1">
          <table:table-cell office:value-type="string">
            <text:p>+0, 36, SEEL, 0</text:p>
          </table:table-cell>
        </table:table-row>
        <table:table-row table:style-name="ro1">
          <table:table-cell office:value-type="string">
            <text:p>+0, 36, DEWGONG, 0 @}</text:p>
          </table:table-cell>
        </table:table-row>
        <table:table-row table:style-name="ro1">
          <table:table-cell office:value-type="string">
            <text:p>+#MARIA#, Normal, SWIMMER\sf~2, (girl01 true), 99, "MARIA", ????????, ????????, ????????, ????????, Single, - CheckBadMove /, 2, @{ 0, 37, SEADRA, 0</text:p>
          </table:table-cell>
        </table:table-row>
        <table:table-row table:style-name="ro1">
          <table:table-cell office:value-type="string">
            <text:p>+0, 37, SEADRA, 0 @}</text:p>
          </table:table-cell>
        </table:table-row>
        <table:table-row table:style-name="ro1">
          <table:table-cell office:value-type="string">
            <text:p>+#ABIGAIL#, Normal, SWIMMER\sf~2, (girl01 true), 99, "ABIGAIL", ????????, ????????, ????????, ????????, Single, - CheckBadMove /, 3, @{ 0, 35, PSYDUCK, 0</text:p>
          </table:table-cell>
        </table:table-row>
        <table:table-row table:style-name="ro1">
          <table:table-cell office:value-type="string">
            <text:p>+0, 36, PSYDUCK, 0</text:p>
          </table:table-cell>
        </table:table-row>
        <table:table-row table:style-name="ro1">
          <table:table-cell office:value-type="string">
            <text:p>+0, 37, GOLDUCK, 0 @}</text:p>
          </table:table-cell>
        </table:table-row>
        <table:table-row table:style-name="ro1">
          <table:table-cell office:value-type="string">
            <text:p>+#FINN#, Normal, SWIMMER\sm~2, (boy08 false), 95, "FINN", ????????, ????????, ????????, ????????, Single, - CheckBadMove /, 1, @{ 0, 38, STARMIE, 0 @}</text:p>
          </table:table-cell>
        </table:table-row>
        <table:table-row table:style-name="ro1">
          <table:table-cell office:value-type="string">
            <text:p>+#GARRETT#, Normal, SWIMMER\sm~2, (boy08 false), 95, "GARRETT", ????????, ????????, ????????, ????????, Single, - CheckBadMove /, 3, @{ 0, 35, SHELLDER, 0</text:p>
          </table:table-cell>
        </table:table-row>
        <table:table-row table:style-name="ro1">
          <table:table-cell office:value-type="string">
            <text:p>+0, 35, CLOYSTER, 0</text:p>
          </table:table-cell>
        </table:table-row>
        <table:table-row table:style-name="ro1">
          <table:table-cell office:value-type="string">
            <text:p>+0, 38, WARTORTLE, 0 @}</text:p>
          </table:table-cell>
        </table:table-row>
        <table:table-row table:style-name="ro1">
          <table:table-cell office:value-type="string">
            <text:p>+#TOMMY#, Normal, FISHERMAN~2, (boy0B false), 94, "TOMMY", ????????, ????????, ????????, ????????, Single, - CheckBadMove /, 5, @{ 0, 33, GOLDEEN, 0</text:p>
          </table:table-cell>
        </table:table-row>
        <table:table-row table:style-name="ro1">
          <table:table-cell office:value-type="string">
            <text:p>+0, 33, GOLDEEN, 0</text:p>
          </table:table-cell>
        </table:table-row>
        <table:table-row table:style-name="ro1">
          <table:table-cell office:value-type="string">
            <text:p>+0, 35, SEAKING, 0</text:p>
          </table:table-cell>
        </table:table-row>
        <table:table-row table:style-name="ro1">
          <table:table-cell office:value-type="string">
            <text:p>+0, 35, SEAKING, 0</text:p>
          </table:table-cell>
        </table:table-row>
        <table:table-row table:style-name="ro1">
          <table:table-cell office:value-type="string">
            <text:p>+0, 35, SEAKING, 0 @}</text:p>
          </table:table-cell>
        </table:table-row>
        <table:table-row table:style-name="ro1">
          <table:table-cell office:value-type="string">
            <text:p>+#TANYA#, Items, "CRUSH GIRL", (boy04 false), 139, "TANYA", ????????, ????????, ????????, ????????, Single, - CheckBadMove /, 2, @{ 50, 38, HITMONLEE, 207</text:p>
          </table:table-cell>
        </table:table-row>
        <table:table-row table:style-name="ro1">
          <table:table-cell office:value-type="string">
            <text:p>+50, 38, HITMONCHAN, 207 @}</text:p>
          </table:table-cell>
        </table:table-row>
        <table:table-row table:style-name="ro1">
          <table:table-cell office:value-type="string">
            <text:p>+#SHEA#, Items, "BLACK BELT~2", (boy04 false), 105, "SHEA", ????????, ????????, ????????, ????????, Single, - CheckBadMove /, 2, @{ 100, 38, MACHOP, 207</text:p>
          </table:table-cell>
        </table:table-row>
        <table:table-row table:style-name="ro1">
          <table:table-cell office:value-type="string">
            <text:p>+100, 38, MACHOKE, 207 @}</text:p>
          </table:table-cell>
        </table:table-row>
        <table:table-row table:style-name="ro1">
          <table:table-cell office:value-type="string">
            <text:p>+#HUGH#, Items, "BLACK BELT~2", (boy04 false), 105, "HUGH", ????????, ????????, ????????, ????????, Single, - CheckBadMove /, 2, @{ 100, 37, MACHOP, 207</text:p>
          </table:table-cell>
        </table:table-row>
        <table:table-row table:style-name="ro1">
          <table:table-cell office:value-type="string">
            <text:p>+100, 37, MACHOKE, 207 @}</text:p>
          </table:table-cell>
        </table:table-row>
        <table:table-row table:style-name="ro1">
          <table:table-cell office:value-type="string">
            <text:p>+#BRYCE#, Normal, CAMPER~2, (boy00 false), 86, "BRYCE", ????????, ????????, ????????, ????????, Single, - CheckBadMove /, 3, @{ 0, 36, NIDORINO, 0</text:p>
          </table:table-cell>
        </table:table-row>
        <table:table-row table:style-name="ro1">
          <table:table-cell office:value-type="string">
            <text:p>+0, 36, RATICATE, 0</text:p>
          </table:table-cell>
        </table:table-row>
        <table:table-row table:style-name="ro1">
          <table:table-cell office:value-type="string">
            <text:p>+0, 36, SANDSLASH, 0 @}</text:p>
          </table:table-cell>
        </table:table-row>
        <table:table-row table:style-name="ro1">
          <table:table-cell office:value-type="string">
            <text:p>+#CLAIRE#, Normal, PICNICKER~2, (girl02 true), 87, "CLAIRE", ????????, ????????, ????????, ????????, Single, - CheckBadMove /, 4, @{ 0, 35, MEOWTH, 0</text:p>
          </table:table-cell>
        </table:table-row>
        <table:table-row table:style-name="ro1">
          <table:table-cell office:value-type="string">
            <text:p>+0, 35, MEOWTH, 0</text:p>
          </table:table-cell>
        </table:table-row>
        <table:table-row table:style-name="ro1">
          <table:table-cell office:value-type="string">
            <text:p>+0, 35, PIKACHU, 0</text:p>
          </table:table-cell>
        </table:table-row>
        <table:table-row table:style-name="ro1">
          <table:table-cell office:value-type="string">
            <text:p>+0, 35, CLEFAIRY, 0 @}</text:p>
          </table:table-cell>
        </table:table-row>
        <table:table-row table:style-name="ro1">
          <table:table-cell office:value-type="string">
            <text:p>+#"MIK &amp; KIA"#, Items, "CRUSH KIN", (boy04 false), 130, "MIK &amp; KIA", ????????, ????????, ????????, ????????, Double, - CheckBadMove /, 2, @{ 50, 39, MACHOKE, 207</text:p>
          </table:table-cell>
        </table:table-row>
        <table:table-row table:style-name="ro1">
          <table:table-cell office:value-type="string">
            <text:p>+50, 39, PRIMEAPE, 207 @}</text:p>
          </table:table-cell>
        </table:table-row>
        <table:table-row table:style-name="ro1">
          <table:table-cell office:value-type="string">
            <text:p>+#VIOLET#, Normal, "AROMA LADY~2", (girl01 true), 144, "VIOLET", ????????, ????????, ????????, ????????, Single, - CheckBadMove /, 3, @{ 0, 36, BULBASAUR, 0</text:p>
          </table:table-cell>
        </table:table-row>
        <table:table-row table:style-name="ro1">
          <table:table-cell office:value-type="string">
            <text:p>+0, 36, IVYSAUR, 0</text:p>
          </table:table-cell>
        </table:table-row>
        <table:table-row table:style-name="ro1">
          <table:table-cell office:value-type="string">
            <text:p>+0, 36, IVYSAUR, 0 @}</text:p>
          </table:table-cell>
        </table:table-row>
        <table:table-row table:style-name="ro1">
          <table:table-cell office:value-type="string">
            <text:p>+#ALEXIS#, Normal, TUBER~3, (girl02 false), 140, "ALEXIS", ????????, ????????, ????????, ????????, Single, - CheckBadMove /, 4, @{ 0, 34, STARYU, 0</text:p>
          </table:table-cell>
        </table:table-row>
        <table:table-row table:style-name="ro1">
          <table:table-cell office:value-type="string">
            <text:p>+0, 34, STARYU, 0</text:p>
          </table:table-cell>
        </table:table-row>
        <table:table-row table:style-name="ro1">
          <table:table-cell office:value-type="string">
            <text:p>+0, 34, KRABBY, 0</text:p>
          </table:table-cell>
        </table:table-row>
        <table:table-row table:style-name="ro1">
          <table:table-cell office:value-type="string">
            <text:p>+0, 34, KRABBY, 0 @}</text:p>
          </table:table-cell>
        </table:table-row>
        <table:table-row table:style-name="ro1">
          <table:table-cell office:value-type="string">
            <text:p>+#"JOY &amp; MEG"#, Normal, TWINS~2, (girl09 false), 127, "JOY &amp; MEG", ????????, ????????, ????????, ????????, Double, - CheckBadMove /, 2, @{ 0, 37, CLEFAIRY, 0</text:p>
          </table:table-cell>
        </table:table-row>
        <table:table-row table:style-name="ro1">
          <table:table-cell office:value-type="string">
            <text:p>+0, 37, CLEFAIRY, 0 @}</text:p>
          </table:table-cell>
        </table:table-row>
        <table:table-row table:style-name="ro1">
          <table:table-cell office:value-type="string">
            <text:p>+#TISHA#, Normal, SWIMMER\sf~2, (girl01 true), 99, "TISHA", ????????, ????????, ????????, ????????, Single, - CheckBadMove /, 1, @{ 0, 38, KINGLER, 0 @}</text:p>
          </table:table-cell>
        </table:table-row>
        <table:table-row table:style-name="ro1">
          <table:table-cell office:value-type="string">
            <text:p>+#CELINA#, Moves, PAINTER, (girl01 false), 147, "CELINA", ????????, ????????, ????????, ????????, Single, - CheckBadMove /, 1, @{ 50, 50, SMEARGLE, FLY, DIG, DIVE, BOUNCE, 0 @}</text:p>
          </table:table-cell>
        </table:table-row>
        <table:table-row table:style-name="ro1">
          <table:table-cell office:value-type="string">
            <text:p>+#RAYNA#, Moves, PAINTER, (girl01 false), 147, "RAYNA", ????????, ????????, ????????, ????????, Single, - CheckBadMove /, 1, @{ 50, 50, SMEARGLE, "CROSS CHOP", MEGAHORN, DOUBLE-EDGE, SELFDESTRUCT, 0 @}</text:p>
          </table:table-cell>
        </table:table-row>
        <table:table-row table:style-name="ro1">
          <table:table-cell office:value-type="string">
            <text:p>+#GILLIAN#, Items, LADY~2, (girl01 false), 146, "GILLIAN", 19, ????????, ????????, ????????, Single, - CheckBadMove /, 3, @{ 0, 47, MAREEP, 108</text:p>
          </table:table-cell>
        </table:table-row>
        <table:table-row table:style-name="ro1">
          <table:table-cell office:value-type="string">
            <text:p>+0, 48, MAREEP, 108</text:p>
          </table:table-cell>
        </table:table-row>
        <table:table-row table:style-name="ro1">
          <table:table-cell office:value-type="string">
            <text:p>+0, 49, FLAAFFY, 110 @}</text:p>
          </table:table-cell>
        </table:table-row>
        <table:table-row table:style-name="ro1">
          <table:table-cell office:value-type="string">
            <text:p>+#DESTIN#, Normal, YOUNGSTER~2, (boy00 false), 82, "DESTIN", ????????, ????????, ????????, ????????, Single, - CheckBadMove /, 2, @{ 0, 48, RATICATE, 0</text:p>
          </table:table-cell>
        </table:table-row>
        <table:table-row table:style-name="ro1">
          <table:table-cell office:value-type="string">
            <text:p>+0, 48, PIDGEOTTO, 0 @}</text:p>
          </table:table-cell>
        </table:table-row>
        <table:table-row table:style-name="ro1">
          <table:table-cell office:value-type="string">
            <text:p>+#TOBY#, Normal, SWIMMER\sm~2, (boy08 false), 95, "TOBY", ????????, ????????, ????????, ????????, Single, - CheckBadMove /, 3, @{ 0, 48, POLIWHIRL, 0</text:p>
          </table:table-cell>
        </table:table-row>
        <table:table-row table:style-name="ro1">
          <table:table-cell office:value-type="string">
            <text:p>+0, 48, TENTACOOL, 0</text:p>
          </table:table-cell>
        </table:table-row>
        <table:table-row table:style-name="ro1">
          <table:table-cell office:value-type="string">
            <text:p>+0, 48, TENTACRUEL, 0 @}</text:p>
          </table:table-cell>
        </table:table-row>
        <table:table-row table:style-name="ro1">
          <table:table-cell office:value-type="string">
            <text:p>+#GRUNT~49#, Normal, "TEAM ROCKET", (rocket06 false), 109, "GRUNT", ????????, ????????, ????????, ????????, Single, - CheckBadMove /, 3, @{ 0, 48, RATTATA, 0</text:p>
          </table:table-cell>
        </table:table-row>
        <table:table-row table:style-name="ro1">
          <table:table-cell office:value-type="string">
            <text:p>+0, 48, GRIMER, 0</text:p>
          </table:table-cell>
        </table:table-row>
        <table:table-row table:style-name="ro1">
          <table:table-cell office:value-type="string">
            <text:p>+0, 48, MUK, 0 @}</text:p>
          </table:table-cell>
        </table:table-row>
        <table:table-row table:style-name="ro1">
          <table:table-cell office:value-type="string">
            <text:p>+#GRUNT~50#, Moves, "TEAM ROCKET", (rocket06 false), 109, "GRUNT", ????????, ????????, ????????, ????????, Single, - CheckBadMove /, 2, @{ 0, 49, KOFFING, MEMENTO, HAZE, SMOKESCREEN, SLUDGE, 0</text:p>
          </table:table-cell>
        </table:table-row>
        <table:table-row table:style-name="ro1">
          <table:table-cell office:value-type="string">
            <text:p>+0, 49, WEEZING, HAZE, SMOKESCREEN, SLUDGE, SELFDESTRUCT, 0 @}</text:p>
          </table:table-cell>
        </table:table-row>
        <table:table-row table:style-name="ro1">
          <table:table-cell office:value-type="string">
            <text:p>+#GRUNT~51#, Normal, "TEAM ROCKET", (rocket06 false), 137, "GRUNT", ????????, ????????, ????????, ????????, Single, - CheckBadMove /, 3, @{ 50, 48, EKANS, 0</text:p>
          </table:table-cell>
        </table:table-row>
        <table:table-row table:style-name="ro1">
          <table:table-cell office:value-type="string">
            <text:p>+50, 48, GLOOM, 0</text:p>
          </table:table-cell>
        </table:table-row>
        <table:table-row table:style-name="ro1">
          <table:table-cell office:value-type="string">
            <text:p>+50, 48, GLOOM, 0 @}</text:p>
          </table:table-cell>
        </table:table-row>
        <table:table-row table:style-name="ro1">
          <table:table-cell office:value-type="string">
            <text:p>+#MILO#, Normal, "BIRD KEEPER~2", (boy05 false), 104, "MILO", ????????, ????????, ????????, ????????, Single, - CheckBadMove /, 2, @{ 0, 47, PIDGEY, 0</text:p>
          </table:table-cell>
        </table:table-row>
        <table:table-row table:style-name="ro1">
          <table:table-cell office:value-type="string">
            <text:p>+0, 49, PIDGEOTTO, 0 @}</text:p>
          </table:table-cell>
        </table:table-row>
        <table:table-row table:style-name="ro1">
          <table:table-cell office:value-type="string">
            <text:p>+#CHAZ#, Normal, "BIRD KEEPER~2", (boy05 false), 104, "CHAZ", ????????, ????????, ????????, ????????, Single, - CheckBadMove /, 2, @{ 0, 47, SPEAROW, 0</text:p>
          </table:table-cell>
        </table:table-row>
        <table:table-row table:style-name="ro1">
          <table:table-cell office:value-type="string">
            <text:p>+0, 49, FEAROW, 0 @}</text:p>
          </table:table-cell>
        </table:table-row>
        <table:table-row table:style-name="ro1">
          <table:table-cell office:value-type="string">
            <text:p>+#HAROLD#, Normal, "BIRD KEEPER~2", (boy05 false), 104, "HAROLD", ????????, ????????, ????????, ????????, Single, - CheckBadMove /, 2, @{ 0, 47, HOOTHOOT, 0</text:p>
          </table:table-cell>
        </table:table-row>
        <table:table-row table:style-name="ro1">
          <table:table-cell office:value-type="string">
            <text:p>+0, 49, NOCTOWL, 0 @}</text:p>
          </table:table-cell>
        </table:table-row>
        <table:table-row table:style-name="ro1">
          <table:table-cell office:value-type="string">
            <text:p>+#TYLOR#, Normal, FISHERMAN~2, (boy0B false), 94, "TYLOR", ????????, ????????, ????????, ????????, Single, - CheckBadMove /, 2, @{ 0, 49, QWILFISH, 0</text:p>
          </table:table-cell>
        </table:table-row>
        <table:table-row table:style-name="ro1">
          <table:table-cell office:value-type="string">
            <text:p>+0, 49, QWILFISH, 0 @}</text:p>
          </table:table-cell>
        </table:table-row>
        <table:table-row table:style-name="ro1">
          <table:table-cell office:value-type="string">
            <text:p>+#MYMO#, Normal, SWIMMER\sm~2, (boy08 false), 95, "MYMO", ????????, ????????, ????????, ????????, Single, - CheckBadMove /, 2, @{ 0, 49, KINGLER, 0</text:p>
          </table:table-cell>
        </table:table-row>
        <table:table-row table:style-name="ro1">
          <table:table-cell office:value-type="string">
            <text:p>+0, 49, WARTORTLE, 0 @}</text:p>
          </table:table-cell>
        </table:table-row>
        <table:table-row table:style-name="ro1">
          <table:table-cell office:value-type="string">
            <text:p>+#NICOLE#, Normal, SWIMMER\sf~2, (girl01 true), 99, "NICOLE", ????????, ????????, ????????, ????????, Single, - CheckBadMove /, 1, @{ 0, 50, MARILL, 0 @}</text:p>
          </table:table-cell>
        </table:table-row>
        <table:table-row table:style-name="ro1">
          <table:table-cell office:value-type="string">
            <text:p>+#"AVA &amp; GEB"#, Normal, "SIS AND BRO~2", (boy08 false), 131, "AVA &amp; GEB", ????????, ????????, ????????, ????????, Double, - CheckBadMove /, 2, @{ 0, 50, POLIWHIRL, 0</text:p>
          </table:table-cell>
        </table:table-row>
        <table:table-row table:style-name="ro1">
          <table:table-cell office:value-type="string">
            <text:p>+0, 50, STARMIE, 0 @}</text:p>
          </table:table-cell>
        </table:table-row>
        <table:table-row table:style-name="ro1">
          <table:table-cell office:value-type="string">
            <text:p>+#ROSE#, Normal, "AROMA LADY~2", (girl01 true), 144, "ROSE", ????????, ????????, ????????, ????????, Single, - CheckBadMove /, 2, @{ 0, 49, SUNKERN, 0</text:p>
          </table:table-cell>
        </table:table-row>
        <table:table-row table:style-name="ro1">
          <table:table-cell office:value-type="string">
            <text:p>+0, 49, SUNFLORA, 0 @}</text:p>
          </table:table-cell>
        </table:table-row>
        <table:table-row table:style-name="ro1">
          <table:table-cell office:value-type="string">
            <text:p>+#SAMIR#, Normal, SWIMMER\sm~2, (boy08 false), 95, "SAMIR", ????????, ????????, ????????, ????????, Single, - CheckBadMove /, 1, @{ 0, 50, GYARADOS, 0 @}</text:p>
          </table:table-cell>
        </table:table-row>
        <table:table-row table:style-name="ro1">
          <table:table-cell office:value-type="string">
            <text:p>+#DENISE#, Normal, SWIMMER\sf~2, (girl01 true), 99, "DENISE", ????????, ????????, ????????, ????????, Single, - CheckBadMove /, 2, @{ 0, 49, CHINCHOU, 0</text:p>
          </table:table-cell>
        </table:table-row>
        <table:table-row table:style-name="ro1">
          <table:table-cell office:value-type="string">
            <text:p>+0, 49, LANTURN, 0 @}</text:p>
          </table:table-cell>
        </table:table-row>
        <table:table-row table:style-name="ro1">
          <table:table-cell office:value-type="string">
            <text:p>+#"MIU &amp; MIA"#, Normal, TWINS~2, (girl09 false), 127, "MIU &amp; MIA", ????????, ????????, ????????, ????????, Double, - CheckBadMove /, 2, @{ 0, 50, PIKACHU, 0</text:p>
          </table:table-cell>
        </table:table-row>
        <table:table-row table:style-name="ro1">
          <table:table-cell office:value-type="string">
            <text:p>+0, 50, PIKACHU, 0 @}</text:p>
          </table:table-cell>
        </table:table-row>
        <table:table-row table:style-name="ro1">
          <table:table-cell office:value-type="string">
            <text:p>+#EARL#, Normal, HIKER~2, (boy0B false), 90, "EARL", ????????, ????????, ????????, ????????, Single, - CheckBadMove /, 2, @{ 0, 49, ONIX, 0</text:p>
          </table:table-cell>
        </table:table-row>
        <table:table-row table:style-name="ro1">
          <table:table-cell office:value-type="string">
            <text:p>+0, 49, MACHOKE, 0 @}</text:p>
          </table:table-cell>
        </table:table-row>
        <table:table-row table:style-name="ro1">
          <table:table-cell office:value-type="string">
            <text:p>+#FOSTER#, Normal, "RUIN MANIAC~2", (boy0B false), 145, "FOSTER", ????????, ????????, ????????, ????????, Single, - CheckBadMove /, 1, @{ 0, 50, GOLEM, 0 @}</text:p>
          </table:table-cell>
        </table:table-row>
        <table:table-row table:style-name="ro1">
          <table:table-cell office:value-type="string">
            <text:p>+#LARRY#, Normal, "RUIN MANIAC~2", (boy0B false), 145, "LARRY", ????????, ????????, ????????, ????????, Single, - CheckBadMove /, 2, @{ 0, 49, MACHOKE, 0</text:p>
          </table:table-cell>
        </table:table-row>
        <table:table-row table:style-name="ro1">
          <table:table-cell office:value-type="string">
            <text:p>+0, 49, MACHOKE, 0 @}</text:p>
          </table:table-cell>
        </table:table-row>
        <table:table-row table:style-name="ro1">
          <table:table-cell office:value-type="string">
            <text:p>+#DARYL#, Normal, HIKER~2, (boy0B false), 90, "DARYL", ????????, ????????, ????????, ????????, Single, - CheckBadMove /, 1, @{ 0, 50, SUDOWOODO, 0 @}</text:p>
          </table:table-cell>
        </table:table-row>
        <table:table-row table:style-name="ro1">
          <table:table-cell office:value-type="string">
            <text:p>+#HECTOR#, Normal, POKéMANIAC~2, (rocket03 false), 88, "HECTOR", ????????, ????????, ????????, ????????, Single, - CheckBadMove /, 2, @{ 30, 49, RHYHORN, 0</text:p>
          </table:table-cell>
        </table:table-row>
        <table:table-row table:style-name="ro1">
          <table:table-cell office:value-type="string">
            <text:p>+30, 49, KANGASKHAN, 0 @}</text:p>
          </table:table-cell>
        </table:table-row>
        <table:table-row table:style-name="ro1">
          <table:table-cell office:value-type="string">
            <text:p>+#DARIO#, Moves, PSYCHIC~2, (boy04 false), 100, "DARIO", ????????, ????????, ????????, ????????, Single, - CheckBadMove /, 1, @{ 100, 52, GIRAFARIG, CRUNCH, PSYBEAM, "ODOR SLEUTH", AGILITY, 0 @}</text:p>
          </table:table-cell>
        </table:table-row>
        <table:table-row table:style-name="ro1">
          <table:table-cell office:value-type="string">
            <text:p>+#RODETTE#, Moves, PSYCHIC~2, (boy04 true), 138, "RODETTE", ????????, ????????, ????????, ????????, Single, - CheckBadMove /, 3, @{ 100, 48, NATU, "NIGHT SHADE", "CONFUSE RAY", WISH, "FUTURE SIGHT", 0</text:p>
          </table:table-cell>
        </table:table-row>
        <table:table-row table:style-name="ro1">
          <table:table-cell office:value-type="string">
            <text:p>+100, 48, DROWZEE, PSYCHIC, DISABLE, "PSYCH UP", "FUTURE SIGHT", 0</text:p>
          </table:table-cell>
        </table:table-row>
        <table:table-row table:style-name="ro1">
          <table:table-cell office:value-type="string">
            <text:p>+100, 50, HYPNO, PSYCHIC, HYPNOSIS, "PSYCH UP", "FUTURE SIGHT", 0 @}</text:p>
          </table:table-cell>
        </table:table-row>
        <table:table-row table:style-name="ro1">
          <table:table-cell office:value-type="string">
            <text:p>+#MIAH#, Normal, "AROMA LADY~2", (girl01 true), 144, "MIAH", ????????, ????????, ????????, ????????, Single, - CheckBadMove /, 2, @{ 0, 50, BELLOSSOM, 0</text:p>
          </table:table-cell>
        </table:table-row>
        <table:table-row table:style-name="ro1">
          <table:table-cell office:value-type="string">
            <text:p>+0, 50, BELLOSSOM, 0 @}</text:p>
          </table:table-cell>
        </table:table-row>
        <table:table-row table:style-name="ro1">
          <table:table-cell office:value-type="string">
            <text:p>+#"EVE &amp; JON"#, Normal, "YOUNG COUPLE~2", (girl02 false), 129, "EVE &amp; JON", ????????, ????????, ????????, ????????, Double, - CheckBadMove /, 2, @{ 0, 50, GOLDUCK, 0</text:p>
          </table:table-cell>
        </table:table-row>
        <table:table-row table:style-name="ro1">
          <table:table-cell office:value-type="string">
            <text:p>+0, 50, PSYDUCK, 0 @}</text:p>
          </table:table-cell>
        </table:table-row>
        <table:table-row table:style-name="ro1">
          <table:table-cell office:value-type="string">
            <text:p>+#MASON#, Moves, JUGGLER, (boy0B false), 102, "MASON", ????????, ????????, ????????, ????????, Single, - CheckBadMove /, 4, @{ 0, 47, VOLTORB, SWIFT, "LIGHT SCREEN", SPARK, SONICBOOM, 0</text:p>
          </table:table-cell>
        </table:table-row>
        <table:table-row table:style-name="ro1">
          <table:table-cell office:value-type="string">
            <text:p>+0, 47, PINECO, SPIKES, BIDE, "RAPID SPIN", "TAKE DOWN", 0</text:p>
          </table:table-cell>
        </table:table-row>
        <table:table-row table:style-name="ro1">
          <table:table-cell office:value-type="string">
            <text:p>+0, 47, VOLTORB, SWIFT, "LIGHT SCREEN", SPARK, SONICBOOM, 0</text:p>
          </table:table-cell>
        </table:table-row>
        <table:table-row table:style-name="ro1">
          <table:table-cell office:value-type="string">
            <text:p>+0, 47, PINECO, SPIKES, BIDE, "RAPID SPIN", EXPLOSION, 0 @}</text:p>
          </table:table-cell>
        </table:table-row>
        <table:table-row table:style-name="ro1">
          <table:table-cell office:value-type="string">
            <text:p>+#CYNDY#, Items, "CRUSH GIRL", (boy04 false), 139, "CYNDY", ????????, ????????, ????????, ????????, Single, - CheckBadMove /, 3, @{ 50, 48, PRIMEAPE, 207</text:p>
          </table:table-cell>
        </table:table-row>
        <table:table-row table:style-name="ro1">
          <table:table-cell office:value-type="string">
            <text:p>+50, 48, HITMONTOP, 207</text:p>
          </table:table-cell>
        </table:table-row>
        <table:table-row table:style-name="ro1">
          <table:table-cell office:value-type="string">
            <text:p>+50, 48, MACHOKE, 207 @}</text:p>
          </table:table-cell>
        </table:table-row>
        <table:table-row table:style-name="ro1">
          <table:table-cell office:value-type="string">
            <text:p>+#JOCELYN#, Items, "CRUSH GIRL", (boy04 false), 139, "JOCELYN", ????????, ????????, ????????, ????????, Single, - CheckBadMove /, 2, @{ 50, 38, HITMONCHAN, 207</text:p>
          </table:table-cell>
        </table:table-row>
        <table:table-row table:style-name="ro1">
          <table:table-cell office:value-type="string">
            <text:p>+50, 38, HITMONCHAN, 207 @}</text:p>
          </table:table-cell>
        </table:table-row>
        <table:table-row table:style-name="ro1">
          <table:table-cell office:value-type="string">
            <text:p>+#EVAN#, Normal, TAMER, (boy0B false), 103, "EVAN", ????????, ????????, ????????, ????????, Single, - CheckBadMove /, 3, @{ 40, 48, SANDSLASH, 0</text:p>
          </table:table-cell>
        </table:table-row>
        <table:table-row table:style-name="ro1">
          <table:table-cell office:value-type="string">
            <text:p>+40, 48, LICKITUNG, 0</text:p>
          </table:table-cell>
        </table:table-row>
        <table:table-row table:style-name="ro1">
          <table:table-cell office:value-type="string">
            <text:p>+40, 49, URSARING, 0 @}</text:p>
          </table:table-cell>
        </table:table-row>
        <table:table-row table:style-name="ro1">
          <table:table-cell office:value-type="string">
            <text:p>+#MARK~2#, Normal, POKéMANIAC~2, (rocket03 false), 88, "MARK", ????????, ????????, ????????, ????????, Single, - CheckBadMove /, 2, @{ 90, 33, RHYHORN, 0</text:p>
          </table:table-cell>
        </table:table-row>
        <table:table-row table:style-name="ro1">
          <table:table-cell office:value-type="string">
            <text:p>+90, 33, LICKITUNG, 0 @}</text:p>
          </table:table-cell>
        </table:table-row>
        <table:table-row table:style-name="ro1">
          <table:table-cell office:value-type="string">
            <text:p>+#LOGAN#, Moves, "\pk\mn RANGER~2", (boy05 false), 142, "LOGAN", 19, ????????, ????????, ????????, Single, - CheckBadMove TryToKO CheckViability /, 2, @{ 100, 37, EXEGGCUTE, "SLEEP POWDER", POISONPOWDER, "STUN SPORE", CONFUSION, 0</text:p>
          </table:table-cell>
        </table:table-row>
        <table:table-row table:style-name="ro1">
          <table:table-cell office:value-type="string">
            <text:p>+100, 40, EXEGGUTOR, "EGG BOMB", STOMP, CONFUSION, HYPNOSIS, 0 @}</text:p>
          </table:table-cell>
        </table:table-row>
        <table:table-row table:style-name="ro1">
          <table:table-cell office:value-type="string">
            <text:p>+#JACKSON#, Moves, "\pk\mn RANGER~2", (boy05 false), 142, "JACKSON", 19, ????????, ????????, ????????, Single, - CheckBadMove TryToKO CheckViability /, 3, @{ 100, 49, TANGELA, SLAM, "MEGA DRAIN", BIND, INGRAIN, 0</text:p>
          </table:table-cell>
        </table:table-row>
        <table:table-row table:style-name="ro1">
          <table:table-cell office:value-type="string">
            <text:p>+100, 49, EXEGGCUTE, CONFUSION, POISONPOWDER, BARRAGE, REFLECT, 0</text:p>
          </table:table-cell>
        </table:table-row>
        <table:table-row table:style-name="ro1">
          <table:table-cell office:value-type="string">
            <text:p>+100, 49, EXEGGUTOR, CONFUSION, "EGG BOMB", "SLEEP POWDER", STOMP, 0 @}</text:p>
          </table:table-cell>
        </table:table-row>
        <table:table-row table:style-name="ro1">
          <table:table-cell office:value-type="string">
            <text:p>+#BETH#, Normal, "\pk\mn RANGER~2", (boy05 true), 143, "BETH", 19, ????????, ????????, ????????, Single, - CheckBadMove TryToKO CheckViability /, 3, @{ 100, 38, BELLSPROUT, 0</text:p>
          </table:table-cell>
        </table:table-row>
        <table:table-row table:style-name="ro1">
          <table:table-cell office:value-type="string">
            <text:p>+100, 38, GLOOM, 0</text:p>
          </table:table-cell>
        </table:table-row>
        <table:table-row table:style-name="ro1">
          <table:table-cell office:value-type="string">
            <text:p>+100, 38, GLOOM, 0 @}</text:p>
          </table:table-cell>
        </table:table-row>
        <table:table-row table:style-name="ro1">
          <table:table-cell office:value-type="string">
            <text:p>+#KATELYN#, Moves, "\pk\mn RANGER~2", (boy05 true), 143, "KATELYN", 19, ????????, ????????, ????????, Single, - CheckBadMove TryToKO CheckViability /, 1, @{ 100, 52, CHANSEY, "EGG BOMB", "DEFENSE CURL", MINIMIZE, SOFTBOILED, 0 @}</text:p>
          </table:table-cell>
        </table:table-row>
        <table:table-row table:style-name="ro1">
          <table:table-cell office:value-type="string">
            <text:p>+#LEROY#, Moves, COOLTRAINER~2, (boy05 false), 110, "LEROY", 19, ????????, ????????, ????????, Single, - CheckBadMove TryToKO CheckViability /, 5, @{ 100, 47, RHYDON, "TAKE DOWN", "HORN DRILL", "ROCK BLAST", "SCARY FACE", 0</text:p>
          </table:table-cell>
        </table:table-row>
        <table:table-row table:style-name="ro1">
          <table:table-cell office:value-type="string">
            <text:p>+100, 48, SLOWBRO, PSYCHIC, HEADBUTT, AMNESIA, DISABLE, 0</text:p>
          </table:table-cell>
        </table:table-row>
        <table:table-row table:style-name="ro1">
          <table:table-cell office:value-type="string">
            <text:p>+100, 47, KANGASKHAN, "DIZZY PUNCH", BITE, ENDURE, REVERSAL, 0</text:p>
          </table:table-cell>
        </table:table-row>
        <table:table-row table:style-name="ro1">
          <table:table-cell office:value-type="string">
            <text:p>+100, 48, MACHOKE, "CROSS CHOP", "VITAL THROW", REVENGE, "SEISMIC TOSS", 0</text:p>
          </table:table-cell>
        </table:table-row>
        <table:table-row table:style-name="ro1">
          <table:table-cell office:value-type="string">
            <text:p>+100, 50, URSARING, SLASH, "FAINT ATTACK", SNORE, REST, 0 @}</text:p>
          </table:table-cell>
        </table:table-row>
        <table:table-row table:style-name="ro1">
          <table:table-cell office:value-type="string">
            <text:p>+#MICHELLE#, Moves, COOLTRAINER~2, (boy05 true), 111, "MICHELLE", 21, ????????, ????????, ????????, Single, - CheckBadMove TryToKO CheckViability /, 5, @{ 100, 47, PERSIAN, SLASH, SCREECH, "FAINT ATTACK", BITE, 0</text:p>
          </table:table-cell>
        </table:table-row>
        <table:table-row table:style-name="ro1">
          <table:table-cell office:value-type="string">
            <text:p>+100, 47, DEWGONG, "ICE BEAM", "TAKE DOWN", "ICY WIND", GROWL, 0</text:p>
          </table:table-cell>
        </table:table-row>
        <table:table-row table:style-name="ro1">
          <table:table-cell office:value-type="string">
            <text:p>+100, 48, NINETALES, FLAMETHROWER, "CONFUSE RAY", WILL-O-WISP, GRUDGE, 0</text:p>
          </table:table-cell>
        </table:table-row>
        <table:table-row table:style-name="ro1">
          <table:table-cell office:value-type="string">
            <text:p>+100, 48, RAPIDASH, BOUNCE, AGILITY, "FIRE SPIN", "TAKE DOWN", 0</text:p>
          </table:table-cell>
        </table:table-row>
        <table:table-row table:style-name="ro1">
          <table:table-cell office:value-type="string">
            <text:p>+100, 50, GIRAFARIG, CRUNCH, PSYBEAM, STOMP, "ODOR SLEUTH", 0 @}</text:p>
          </table:table-cell>
        </table:table-row>
        <table:table-row table:style-name="ro1">
          <table:table-cell office:value-type="string">
            <text:p>+#"LEX &amp; NYA"#, Moves, "COOL COUPLE", (boy05 false), 128, "LEX &amp; NYA", 19, 19, ????????, ????????, Double, - CheckBadMove TryToKO CheckViability /, 2, @{ 100, 52, MILTANK, "BODY SLAM", "MILK DRINK", GROWL, "DEFENSE CURL", 0</text:p>
          </table:table-cell>
        </table:table-row>
        <table:table-row table:style-name="ro1">
          <table:table-cell office:value-type="string">
            <text:p>+100, 52, TAUROS, THRASH, "HORN ATTACK", PURSUIT, SWAGGER, 0 @}</text:p>
          </table:table-cell>
        </table:table-row>
        <table:table-row table:style-name="ro1">
          <table:table-cell office:value-type="string">
            <text:p>+#BRANDON#, Normal, "RUIN MANIAC~2", (boy0B false), 145, "BRANDON", ????????, ????????, ????????, ????????, Single, - CheckBadMove /, 1, @{ 0, 50, ONIX, 0 @}</text:p>
          </table:table-cell>
        </table:table-row>
        <table:table-row table:style-name="ro1">
          <table:table-cell office:value-type="string">
            <text:p>+#BENJAMIN#, Moves, "RUIN MANIAC~2", (boy0B false), 145, "BENJAMIN", ????????, ????????, ????????, ????????, Single, - CheckBadMove /, 3, @{ 0, 48, GEODUDE, EARTHQUAKE, "ROCK BLAST", ROLLOUT, SELFDESTRUCT, 0</text:p>
          </table:table-cell>
        </table:table-row>
        <table:table-row table:style-name="ro1">
          <table:table-cell office:value-type="string">
            <text:p>+0, 48, GRAVELER, EARTHQUAKE, "ROCK BLAST", "ROCK THROW", SELFDESTRUCT, 0</text:p>
          </table:table-cell>
        </table:table-row>
        <table:table-row table:style-name="ro1">
          <table:table-cell office:value-type="string">
            <text:p>+0, 48, GRAVELER, EARTHQUAKE, "ROCK BLAST", "ROCK THROW", SELFDESTRUCT, 0 @}</text:p>
          </table:table-cell>
        </table:table-row>
        <table:table-row table:style-name="ro1">
          <table:table-cell office:value-type="string">
            <text:p>+#EDNA#, Moves, PAINTER, (girl01 false), 147, "EDNA", ????????, ????????, ????????, ????????, Single, - CheckBadMove /, 1, @{ 50, 50, SMEARGLE, "FAKE OUT", EXTREMESPEED, PROTECT, "QUICK ATTACK", 0 @}</text:p>
          </table:table-cell>
        </table:table-row>
        <table:table-row table:style-name="ro1">
          <table:table-cell office:value-type="string">
            <text:p>+#CLIFFORD#, Normal, GENTLEMAN~2, (boy0D false), 123, "CLIFFORD", ????????, ????????, ????????, ????????, Single, - CheckBadMove /, 2, @{ 0, 49, MAROWAK, 0</text:p>
          </table:table-cell>
        </table:table-row>
        <table:table-row table:style-name="ro1">
          <table:table-cell office:value-type="string">
            <text:p>+0, 49, GOLDUCK, 0 @}</text:p>
          </table:table-cell>
        </table:table-row>
        <table:table-row table:style-name="ro1">
          <table:table-cell office:value-type="string">
            <text:p>+#SELPHY#, Both, LADY~2, (girl01 false), 146, "SELPHY", 19, ????????, ????????, ????????, Single, - CheckBadMove /, 2, @{ 0, 49, PERSIAN, 110, "PAY DAY", BITE, TAUNT, TORMENT</text:p>
          </table:table-cell>
        </table:table-row>
        <table:table-row table:style-name="ro1">
          <table:table-cell office:value-type="string">
            <text:p>+0, 49, PERSIAN, 110, "PAY DAY", SCRATCH, TORMENT, TAUNT @}</text:p>
          </table:table-cell>
        </table:table-row>
        <table:table-row table:style-name="ro1">
          <table:table-cell office:value-type="string">
            <text:p>+#LAWSON#, Normal, "RUIN MANIAC~2", (boy0B false), 145, "LAWSON", ????????, ????????, ????????, ????????, Single, - CheckBadMove /, 3, @{ 0, 47, ONIX, 0</text:p>
          </table:table-cell>
        </table:table-row>
        <table:table-row table:style-name="ro1">
          <table:table-cell office:value-type="string">
            <text:p>+0, 48, GRAVELER, 0</text:p>
          </table:table-cell>
        </table:table-row>
        <table:table-row table:style-name="ro1">
          <table:table-cell office:value-type="string">
            <text:p>+0, 49, MAROWAK, 0 @}</text:p>
          </table:table-cell>
        </table:table-row>
        <table:table-row table:style-name="ro1">
          <table:table-cell office:value-type="string">
            <text:p>+#LAURA#, Normal, PSYCHIC~2, (boy04 true), 138, "LAURA", ????????, ????????, ????????, ????????, Single, - CheckBadMove /, 3, @{ 100, 48, NATU, 0</text:p>
          </table:table-cell>
        </table:table-row>
        <table:table-row table:style-name="ro1">
          <table:table-cell office:value-type="string">
            <text:p>+100, 48, NATU, 0</text:p>
          </table:table-cell>
        </table:table-row>
        <table:table-row table:style-name="ro1">
          <table:table-cell office:value-type="string">
            <text:p>+100, 49, XATU, 0 @}</text:p>
          </table:table-cell>
        </table:table-row>
        <table:table-row table:style-name="ro1">
          <table:table-cell office:value-type="string">
            <text:p>+#BETHANY#, Normal, "\pk\mn BREEDER~2", (girl01 false), 141, "BETHANY", ????????, ????????, ????????, ????????, Single, - CheckBadMove /, 1, @{ 30, 50, CHANSEY, 0 @}</text:p>
          </table:table-cell>
        </table:table-row>
        <table:table-row table:style-name="ro1">
          <table:table-cell office:value-type="string">
            <text:p>+#ALLISON#, Normal, "\pk\mn BREEDER~2", (girl01 false), 141, "ALLISON", ????????, ????????, ????????, ????????, Single, - CheckBadMove /, 3, @{ 30, 48, CLEFAIRY, 0</text:p>
          </table:table-cell>
        </table:table-row>
        <table:table-row table:style-name="ro1">
          <table:table-cell office:value-type="string">
            <text:p>+30, 48, CLEFAIRY, 0</text:p>
          </table:table-cell>
        </table:table-row>
        <table:table-row table:style-name="ro1">
          <table:table-cell office:value-type="string">
            <text:p>+30, 48, CLEFABLE, 0 @}</text:p>
          </table:table-cell>
        </table:table-row>
        <table:table-row table:style-name="ro1">
          <table:table-cell office:value-type="string">
            <text:p>+#GARRET#, Normal, "BUG CATCHER~2", (boy00 false), 83, "GARRET", ????????, ????????, ????????, ????????, Single, - CheckBadMove /, 1, @{ 0, 49, HERACROSS, 0 @}</text:p>
          </table:table-cell>
        </table:table-row>
        <table:table-row table:style-name="ro1">
          <table:table-cell office:value-type="string">
            <text:p>+#JONAH#, Normal, "BUG CATCHER~2", (boy00 false), 83, "JONAH", ????????, ????????, ????????, ????????, Single, - CheckBadMove /, 4, @{ 0, 45, YANMA, 0</text:p>
          </table:table-cell>
        </table:table-row>
        <table:table-row table:style-name="ro1">
          <table:table-cell office:value-type="string">
            <text:p>+0, 45, BEEDRILL, 0</text:p>
          </table:table-cell>
        </table:table-row>
        <table:table-row table:style-name="ro1">
          <table:table-cell office:value-type="string">
            <text:p>+0, 46, YANMA, 0</text:p>
          </table:table-cell>
        </table:table-row>
        <table:table-row table:style-name="ro1">
          <table:table-cell office:value-type="string">
            <text:p>+0, 47, BEEDRILL, 0 @}</text:p>
          </table:table-cell>
        </table:table-row>
        <table:table-row table:style-name="ro1">
          <table:table-cell office:value-type="string">
            <text:p>+#VANCE#, Normal, "BUG CATCHER~2", (boy00 false), 83, "VANCE", ????????, ????????, ????????, ????????, Single, - CheckBadMove /, 2, @{ 0, 48, VENONAT, 0</text:p>
          </table:table-cell>
        </table:table-row>
        <table:table-row table:style-name="ro1">
          <table:table-cell office:value-type="string">
            <text:p>+0, 48, VENOMOTH, 0 @}</text:p>
          </table:table-cell>
        </table:table-row>
        <table:table-row table:style-name="ro1">
          <table:table-cell office:value-type="string">
            <text:p>+#NASH#, Normal, YOUNGSTER~2, (boy00 false), 82, "NASH", ????????, ????????, ????????, ????????, Single, - CheckBadMove /, 3, @{ 0, 47, WEEPINBELL, 0</text:p>
          </table:table-cell>
        </table:table-row>
        <table:table-row table:style-name="ro1">
          <table:table-cell office:value-type="string">
            <text:p>+0, 47, WEEPINBELL, 0</text:p>
          </table:table-cell>
        </table:table-row>
        <table:table-row table:style-name="ro1">
          <table:table-cell office:value-type="string">
            <text:p>+0, 49, VICTREEBEL, 0 @}</text:p>
          </table:table-cell>
        </table:table-row>
        <table:table-row table:style-name="ro1">
          <table:table-cell office:value-type="string">
            <text:p>+#CORDELL#, Normal, YOUNGSTER~2, (boy00 false), 82, "CORDELL", ????????, ????????, ????????, ????????, Single, - CheckBadMove /, 2, @{ 0, 48, FARFETCH'D, 0</text:p>
          </table:table-cell>
        </table:table-row>
        <table:table-row table:style-name="ro1">
          <table:table-cell office:value-type="string">
            <text:p>+0, 48, FARFETCH'D, 0 @}</text:p>
          </table:table-cell>
        </table:table-row>
        <table:table-row table:style-name="ro1">
          <table:table-cell office:value-type="string">
            <text:p>+#DALIA#, Normal, LASS~2, (girl01 true), 84, "DALIA", ????????, ????????, ????????, ????????, Single, - CheckBadMove /, 4, @{ 0, 46, HOPPIP, 0</text:p>
          </table:table-cell>
        </table:table-row>
        <table:table-row table:style-name="ro1">
          <table:table-cell office:value-type="string">
            <text:p>+0, 47, HOPPIP, 0</text:p>
          </table:table-cell>
        </table:table-row>
        <table:table-row table:style-name="ro1">
          <table:table-cell office:value-type="string">
            <text:p>+0, 47, SKIPLOOM, 0</text:p>
          </table:table-cell>
        </table:table-row>
        <table:table-row table:style-name="ro1">
          <table:table-cell office:value-type="string">
            <text:p>+0, 48, SKIPLOOM, 0 @}</text:p>
          </table:table-cell>
        </table:table-row>
        <table:table-row table:style-name="ro1">
          <table:table-cell office:value-type="string">
            <text:p>+#JOANA#, Normal, LASS~2, (girl01 true), 84, "JOANA", ????????, ????????, ????????, ????????, Single, - CheckBadMove /, 1, @{ 0, 49, SNUBBULL, 0 @}</text:p>
          </table:table-cell>
        </table:table-row>
        <table:table-row table:style-name="ro1">
          <table:table-cell office:value-type="string">
            <text:p>+#RILEY#, Normal, CAMPER~2, (boy00 false), 86, "RILEY", ????????, ????????, ????????, ????????, Single, - CheckBadMove /, 2, @{ 0, 49, PINSIR, 0</text:p>
          </table:table-cell>
        </table:table-row>
        <table:table-row table:style-name="ro1">
          <table:table-cell office:value-type="string">
            <text:p>+0, 50, HERACROSS, 0 @}</text:p>
          </table:table-cell>
        </table:table-row>
        <table:table-row table:style-name="ro1">
          <table:table-cell office:value-type="string">
            <text:p>+#MARCY#, Normal, PICNICKER~2, (girl02 true), 87, "MARCY", ????????, ????????, ????????, ????????, Single, - CheckBadMove /, 3, @{ 0, 48, PARAS, 0</text:p>
          </table:table-cell>
        </table:table-row>
        <table:table-row table:style-name="ro1">
          <table:table-cell office:value-type="string">
            <text:p>+0, 48, PARAS, 0</text:p>
          </table:table-cell>
        </table:table-row>
        <table:table-row table:style-name="ro1">
          <table:table-cell office:value-type="string">
            <text:p>+0, 49, PARASECT, 0 @}</text:p>
          </table:table-cell>
        </table:table-row>
        <table:table-row table:style-name="ro1">
          <table:table-cell office:value-type="string">
            <text:p>+#LAYTON#, Normal, "RUIN MANIAC~2", (boy0B false), 145, "LAYTON", ????????, ????????, ????????, ????????, Single, - CheckBadMove /, 3, @{ 0, 48, SANDSLASH, 0</text:p>
          </table:table-cell>
        </table:table-row>
        <table:table-row table:style-name="ro1">
          <table:table-cell office:value-type="string">
            <text:p>+0, 48, ONIX, 0</text:p>
          </table:table-cell>
        </table:table-row>
        <table:table-row table:style-name="ro1">
          <table:table-cell office:value-type="string">
            <text:p>+0, 48, SANDSLASH, 0 @}</text:p>
          </table:table-cell>
        </table:table-row>
        <table:table-row table:style-name="ro1">
          <table:table-cell office:value-type="string">
            <text:p>+#KELSEY~2#, Normal, PICNICKER~2, (girl02 true), 87, "KELSEY", ????????, ????????, ????????, ????????, Single, - CheckBadMove /, 2, @{ 20, 21, NIDORAN\sm, 0</text:p>
          </table:table-cell>
        </table:table-row>
        <table:table-row table:style-name="ro1">
          <table:table-cell office:value-type="string">
            <text:p>+20, 21, NIDORAN\sf, 0 @}</text:p>
          </table:table-cell>
        </table:table-row>
        <table:table-row table:style-name="ro1">
          <table:table-cell office:value-type="string">
            <text:p>+#KELSEY~3#, Normal, PICNICKER~2, (girl02 true), 87, "KELSEY", ????????, ????????, ????????, ????????, Single, - CheckBadMove /, 2, @{ 60, 29, NIDORINO, 0</text:p>
          </table:table-cell>
        </table:table-row>
        <table:table-row table:style-name="ro1">
          <table:table-cell office:value-type="string">
            <text:p>+60, 29, NIDORINA, 0 @}</text:p>
          </table:table-cell>
        </table:table-row>
        <table:table-row table:style-name="ro1">
          <table:table-cell office:value-type="string">
            <text:p>+#KELSEY~4#, Normal, PICNICKER~2, (girl02 true), 87, "KELSEY", ????????, ????????, ????????, ????????, Single, - CheckBadMove /, 2, @{ 80, 49, NIDORINO, 0</text:p>
          </table:table-cell>
        </table:table-row>
        <table:table-row table:style-name="ro1">
          <table:table-cell office:value-type="string">
            <text:p>+80, 49, NIDORINA, 0 @}</text:p>
          </table:table-cell>
        </table:table-row>
        <table:table-row table:style-name="ro1">
          <table:table-cell office:value-type="string">
            <text:p>+#RICKY~2#, Normal, CAMPER~2, (boy00 false), 86, "RICKY", ????????, ????????, ????????, ????????, Single, - CheckBadMove /, 1, @{ 20, 22, SQUIRTLE, 0 @}</text:p>
          </table:table-cell>
        </table:table-row>
        <table:table-row table:style-name="ro1">
          <table:table-cell office:value-type="string">
            <text:p>+#RICKY~3#, Normal, CAMPER~2, (boy00 false), 86, "RICKY", ????????, ????????, ????????, ????????, Single, - CheckBadMove /, 1, @{ 60, 30, WARTORTLE, 0 @}</text:p>
          </table:table-cell>
        </table:table-row>
        <table:table-row table:style-name="ro1">
          <table:table-cell office:value-type="string">
            <text:p>+#RICKY~4#, Normal, CAMPER~2, (boy00 false), 86, "RICKY", ????????, ????????, ????????, ????????, Single, - CheckBadMove /, 1, @{ 120, 55, WARTORTLE, 0 @}</text:p>
          </table:table-cell>
        </table:table-row>
        <table:table-row table:style-name="ro1">
          <table:table-cell office:value-type="string">
            <text:p>+#JEFF~2#, Normal, CAMPER~2, (boy00 false), 86, "JEFF", ????????, ????????, ????????, ????????, Single, - CheckBadMove /, 2, @{ 20, 21, SPEAROW, 0</text:p>
          </table:table-cell>
        </table:table-row>
        <table:table-row table:style-name="ro1">
          <table:table-cell office:value-type="string">
            <text:p>+20, 21, RATICATE, 0 @}</text:p>
          </table:table-cell>
        </table:table-row>
        <table:table-row table:style-name="ro1">
          <table:table-cell office:value-type="string">
            <text:p>+#JEFF~3#, Normal, CAMPER~2, (boy00 false), 86, "JEFF", ????????, ????????, ????????, ????????, Single, - CheckBadMove /, 2, @{ 60, 29, FEAROW, 0</text:p>
          </table:table-cell>
        </table:table-row>
        <table:table-row table:style-name="ro1">
          <table:table-cell office:value-type="string">
            <text:p>+60, 29, RATICATE, 0 @}</text:p>
          </table:table-cell>
        </table:table-row>
        <table:table-row table:style-name="ro1">
          <table:table-cell office:value-type="string">
            <text:p>+#JEFF~4#, Normal, CAMPER~2, (boy00 false), 86, "JEFF", ????????, ????????, ????????, ????????, Single, - CheckBadMove /, 2, @{ 120, 54, FEAROW, 0</text:p>
          </table:table-cell>
        </table:table-row>
        <table:table-row table:style-name="ro1">
          <table:table-cell office:value-type="string">
            <text:p>+120, 54, RATICATE, 0 @}</text:p>
          </table:table-cell>
        </table:table-row>
        <table:table-row table:style-name="ro1">
          <table:table-cell office:value-type="string">
            <text:p>+#ISABELLE~2#, Normal, PICNICKER~2, (girl02 true), 87, "ISABELLE", ????????, ????????, ????????, ????????, Single, - CheckBadMove /, 3, @{ 20, 21, PIDGEOTTO, 0</text:p>
          </table:table-cell>
        </table:table-row>
        <table:table-row table:style-name="ro1">
          <table:table-cell office:value-type="string">
            <text:p>+20, 21, PIDGEOTTO, 0</text:p>
          </table:table-cell>
        </table:table-row>
        <table:table-row table:style-name="ro1">
          <table:table-cell office:value-type="string">
            <text:p>+20, 18, PIDGEY, 0 @}</text:p>
          </table:table-cell>
        </table:table-row>
        <table:table-row table:style-name="ro1">
          <table:table-cell office:value-type="string">
            <text:p>+#ISABELLE~3#, Normal, PICNICKER~2, (girl02 true), 87, "ISABELLE", ????????, ????????, ????????, ????????, Single, - CheckBadMove /, 3, @{ 60, 29, PIDGEOTTO, 0</text:p>
          </table:table-cell>
        </table:table-row>
        <table:table-row table:style-name="ro1">
          <table:table-cell office:value-type="string">
            <text:p>+60, 29, PIDGEOTTO, 0</text:p>
          </table:table-cell>
        </table:table-row>
        <table:table-row table:style-name="ro1">
          <table:table-cell office:value-type="string">
            <text:p>+60, 26, PIDGEOTTO, 0 @}</text:p>
          </table:table-cell>
        </table:table-row>
        <table:table-row table:style-name="ro1">
          <table:table-cell office:value-type="string">
            <text:p>+#ISABELLE~4#, Normal, PICNICKER~2, (girl02 true), 87, "ISABELLE", ????????, ????????, ????????, ????????, Single, - CheckBadMove /, 3, @{ 80, 47, PIDGEOTTO, 0</text:p>
          </table:table-cell>
        </table:table-row>
        <table:table-row table:style-name="ro1">
          <table:table-cell office:value-type="string">
            <text:p>+80, 47, PIDGEOTTO, 0</text:p>
          </table:table-cell>
        </table:table-row>
        <table:table-row table:style-name="ro1">
          <table:table-cell office:value-type="string">
            <text:p>+80, 50, PIDGEOT, 0 @}</text:p>
          </table:table-cell>
        </table:table-row>
        <table:table-row table:style-name="ro1">
          <table:table-cell office:value-type="string">
            <text:p>+#YASU~2#, Normal, YOUNGSTER~2, (boy00 false), 82, "YASU", ????????, ????????, ????????, ????????, Single, - CheckBadMove /, 3, @{ 40, 22, RATTATA, 0</text:p>
          </table:table-cell>
        </table:table-row>
        <table:table-row table:style-name="ro1">
          <table:table-cell office:value-type="string">
            <text:p>+40, 22, RATICATE, 0</text:p>
          </table:table-cell>
        </table:table-row>
        <table:table-row table:style-name="ro1">
          <table:table-cell office:value-type="string">
            <text:p>+40, 22, RATICATE, 0 @}</text:p>
          </table:table-cell>
        </table:table-row>
        <table:table-row table:style-name="ro1">
          <table:table-cell office:value-type="string">
            <text:p>+#YASU~3#, Normal, YOUNGSTER~2, (boy00 false), 82, "YASU", ????????, ????????, ????????, ????????, Single, - CheckBadMove /, 3, @{ 80, 47, RATICATE, 0</text:p>
          </table:table-cell>
        </table:table-row>
        <table:table-row table:style-name="ro1">
          <table:table-cell office:value-type="string">
            <text:p>+80, 47, RATICATE, 0</text:p>
          </table:table-cell>
        </table:table-row>
        <table:table-row table:style-name="ro1">
          <table:table-cell office:value-type="string">
            <text:p>+80, 47, RATICATE, 0 @}</text:p>
          </table:table-cell>
        </table:table-row>
        <table:table-row table:style-name="ro1">
          <table:table-cell office:value-type="string">
            <text:p>+#BERNIE~2#, Normal, ENGINEER, (boy00 false), 93, "BERNIE", ????????, ????????, ????????, ????????, Single, - CheckBadMove /, 3, @{ 60, 28, MAGNETON, 0</text:p>
          </table:table-cell>
        </table:table-row>
        <table:table-row table:style-name="ro1">
          <table:table-cell office:value-type="string">
            <text:p>+60, 28, MAGNETON, 0</text:p>
          </table:table-cell>
        </table:table-row>
        <table:table-row table:style-name="ro1">
          <table:table-cell office:value-type="string">
            <text:p>+60, 28, MAGNETON, 0 @}</text:p>
          </table:table-cell>
        </table:table-row>
        <table:table-row table:style-name="ro1">
          <table:table-cell office:value-type="string">
            <text:p>+#DARIAN~2#, Normal, GAMER, (boy00 false), 97, "DARIAN", ????????, ????????, ????????, ????????, Single, - CheckBadMove /, 2, @{ 60, 29, GROWLITHE, 0</text:p>
          </table:table-cell>
        </table:table-row>
        <table:table-row table:style-name="ro1">
          <table:table-cell office:value-type="string">
            <text:p>+60, 29, VULPIX, 0 @}</text:p>
          </table:table-cell>
        </table:table-row>
        <table:table-row table:style-name="ro1">
          <table:table-cell office:value-type="string">
            <text:p>+#CHRIS~2#, Normal, CAMPER~2, (boy00 false), 86, "CHRIS", ????????, ????????, ????????, ????????, Single, - CheckBadMove /, 2, @{ 40, 24, GROWLITHE, 0</text:p>
          </table:table-cell>
        </table:table-row>
        <table:table-row table:style-name="ro1">
          <table:table-cell office:value-type="string">
            <text:p>+40, 24, CHARMANDER, 0 @}</text:p>
          </table:table-cell>
        </table:table-row>
        <table:table-row table:style-name="ro1">
          <table:table-cell office:value-type="string">
            <text:p>+#CHRIS~3#, Normal, CAMPER~2, (boy00 false), 86, "CHRIS", ????????, ????????, ????????, ????????, Single, - CheckBadMove /, 2, @{ 60, 29, GROWLITHE, 0</text:p>
          </table:table-cell>
        </table:table-row>
        <table:table-row table:style-name="ro1">
          <table:table-cell office:value-type="string">
            <text:p>+60, 29, CHARMELEON, 0 @}</text:p>
          </table:table-cell>
        </table:table-row>
        <table:table-row table:style-name="ro1">
          <table:table-cell office:value-type="string">
            <text:p>+#CHRIS~4#, Normal, CAMPER~2, (boy00 false), 86, "CHRIS", ????????, ????????, ????????, ????????, Single, - CheckBadMove /, 2, @{ 120, 54, ARCANINE, 0</text:p>
          </table:table-cell>
        </table:table-row>
        <table:table-row table:style-name="ro1">
          <table:table-cell office:value-type="string">
            <text:p>+120, 54, CHARMELEON, 0 @}</text:p>
          </table:table-cell>
        </table:table-row>
        <table:table-row table:style-name="ro1">
          <table:table-cell office:value-type="string">
            <text:p>+#ALICIA~2#, Normal, PICNICKER~2, (girl02 true), 87, "ALICIA", ????????, ????????, ????????, ????????, Single, - CheckBadMove /, 1, @{ 40, 25, MEOWTH, 0 @}</text:p>
          </table:table-cell>
        </table:table-row>
        <table:table-row table:style-name="ro1">
          <table:table-cell office:value-type="string">
            <text:p>+#ALICIA~3#, Normal, PICNICKER~2, (girl02 true), 87, "ALICIA", ????????, ????????, ????????, ????????, Single, - CheckBadMove /, 1, @{ 60, 30, PERSIAN, 0 @}</text:p>
          </table:table-cell>
        </table:table-row>
        <table:table-row table:style-name="ro1">
          <table:table-cell office:value-type="string">
            <text:p>+#ALICIA~4#, Normal, PICNICKER~2, (girl02 true), 87, "ALICIA", ????????, ????????, ????????, ????????, Single, - CheckBadMove /, 1, @{ 120, 55, PERSIAN, 0 @}</text:p>
          </table:table-cell>
        </table:table-row>
        <table:table-row table:style-name="ro1">
          <table:table-cell office:value-type="string">
            <text:p>+#JEREMY~2#, Normal, HIKER~2, (boy0B false), 90, "JEREMY", ????????, ????????, ????????, ????????, Single, - CheckBadMove /, 2, @{ 60, 30, MACHOKE, 0</text:p>
          </table:table-cell>
        </table:table-row>
        <table:table-row table:style-name="ro1">
          <table:table-cell office:value-type="string">
            <text:p>+60, 28, ONIX, 0 @}</text:p>
          </table:table-cell>
        </table:table-row>
        <table:table-row table:style-name="ro1">
          <table:table-cell office:value-type="string">
            <text:p>+#MARK~3#, Normal, POKéMANIAC~2, (rocket03 false), 88, "MARK", ????????, ????????, ????????, ????????, Single, - CheckBadMove /, 2, @{ 150, 54, RHYDON, 0</text:p>
          </table:table-cell>
        </table:table-row>
        <table:table-row table:style-name="ro1">
          <table:table-cell office:value-type="string">
            <text:p>+150, 54, LICKITUNG, 0 @}</text:p>
          </table:table-cell>
        </table:table-row>
        <table:table-row table:style-name="ro1">
          <table:table-cell office:value-type="string">
            <text:p>+#HERMAN~2#, Normal, POKéMANIAC~2, (rocket03 false), 88, "HERMAN", ????????, ????????, ????????, ????????, Single, - CheckBadMove /, 2, @{ 90, 29, MAROWAK, 0</text:p>
          </table:table-cell>
        </table:table-row>
        <table:table-row table:style-name="ro1">
          <table:table-cell office:value-type="string">
            <text:p>+90, 29, SLOWBRO, 0 @}</text:p>
          </table:table-cell>
        </table:table-row>
        <table:table-row table:style-name="ro1">
          <table:table-cell office:value-type="string">
            <text:p>+#HERMAN~3#, Normal, POKéMANIAC~2, (rocket03 false), 88, "HERMAN", ????????, ????????, ????????, ????????, Single, - CheckBadMove /, 2, @{ 150, 54, MAROWAK, 0</text:p>
          </table:table-cell>
        </table:table-row>
        <table:table-row table:style-name="ro1">
          <table:table-cell office:value-type="string">
            <text:p>+150, 54, SLOWBRO, 0 @}</text:p>
          </table:table-cell>
        </table:table-row>
        <table:table-row table:style-name="ro1">
          <table:table-cell office:value-type="string">
            <text:p>+#TRENT~2#, Normal, HIKER~2, (boy0B false), 90, "TRENT", ????????, ????????, ????????, ????????, Single, - CheckBadMove /, 2, @{ 60, 31, ONIX, 0</text:p>
          </table:table-cell>
        </table:table-row>
        <table:table-row table:style-name="ro1">
          <table:table-cell office:value-type="string">
            <text:p>+60, 31, GRAVELER, 0 @}</text:p>
          </table:table-cell>
        </table:table-row>
        <table:table-row table:style-name="ro1">
          <table:table-cell office:value-type="string">
            <text:p>+#MEGAN~2#, Normal, LASS~2, (girl01 true), 84, "MEGAN", ????????, ????????, ????????, ????????, Single, - CheckBadMove /, 5, @{ 40, 22, PIDGEOTTO, 0</text:p>
          </table:table-cell>
        </table:table-row>
        <table:table-row table:style-name="ro1">
          <table:table-cell office:value-type="string">
            <text:p>+40, 22, RATICATE, 0</text:p>
          </table:table-cell>
        </table:table-row>
        <table:table-row table:style-name="ro1">
          <table:table-cell office:value-type="string">
            <text:p>+40, 23, NIDORAN\sm, 0</text:p>
          </table:table-cell>
        </table:table-row>
        <table:table-row table:style-name="ro1">
          <table:table-cell office:value-type="string">
            <text:p>+40, 21, MEOWTH, 0</text:p>
          </table:table-cell>
        </table:table-row>
        <table:table-row table:style-name="ro1">
          <table:table-cell office:value-type="string">
            <text:p>+40, 22, PIKACHU, 0 @}</text:p>
          </table:table-cell>
        </table:table-row>
        <table:table-row table:style-name="ro1">
          <table:table-cell office:value-type="string">
            <text:p>+#MEGAN~3#, Normal, LASS~2, (girl01 true), 84, "MEGAN", ????????, ????????, ????????, ????????, Single, - CheckBadMove /, 5, @{ 80, 46, PIDGEOT, 0</text:p>
          </table:table-cell>
        </table:table-row>
        <table:table-row table:style-name="ro1">
          <table:table-cell office:value-type="string">
            <text:p>+80, 47, RATICATE, 0</text:p>
          </table:table-cell>
        </table:table-row>
        <table:table-row table:style-name="ro1">
          <table:table-cell office:value-type="string">
            <text:p>+80, 47, NIDORINO, 0</text:p>
          </table:table-cell>
        </table:table-row>
        <table:table-row table:style-name="ro1">
          <table:table-cell office:value-type="string">
            <text:p>+80, 47, PERSIAN, 0</text:p>
          </table:table-cell>
        </table:table-row>
        <table:table-row table:style-name="ro1">
          <table:table-cell office:value-type="string">
            <text:p>+80, 48, RAICHU, 0 @}</text:p>
          </table:table-cell>
        </table:table-row>
        <table:table-row table:style-name="ro1">
          <table:table-cell office:value-type="string">
            <text:p>+#GLENN~2#, Normal, "SUPER NERD", (rocket03 false), 89, "GLENN", ????????, ????????, ????????, ????????, Single, - CheckBadMove /, 3, @{ 60, 28, MUK, 0</text:p>
          </table:table-cell>
        </table:table-row>
        <table:table-row table:style-name="ro1">
          <table:table-cell office:value-type="string">
            <text:p>+60, 28, MUK, 0</text:p>
          </table:table-cell>
        </table:table-row>
        <table:table-row table:style-name="ro1">
          <table:table-cell office:value-type="string">
            <text:p>+60, 28, MUK, 0 @}</text:p>
          </table:table-cell>
        </table:table-row>
        <table:table-row table:style-name="ro1">
          <table:table-cell office:value-type="string">
            <text:p>+#RICH~2#, Normal, GAMER, (boy00 false), 97, "RICH", ????????, ????????, ????????, ????????, Single, - CheckBadMove /, 2, @{ 60, 30, GROWLITHE, 0</text:p>
          </table:table-cell>
        </table:table-row>
        <table:table-row table:style-name="ro1">
          <table:table-cell office:value-type="string">
            <text:p>+60, 30, VULPIX, 0 @}</text:p>
          </table:table-cell>
        </table:table-row>
        <table:table-row table:style-name="ro1">
          <table:table-cell office:value-type="string">
            <text:p>+#JAREN~2#, Normal, BIKER, (boy00 false), 91, "JAREN", ????????, ????????, ????????, ????????, Single, - CheckBadMove /, 2, @{ 60, 28, MUK, 0</text:p>
          </table:table-cell>
        </table:table-row>
        <table:table-row table:style-name="ro1">
          <table:table-cell office:value-type="string">
            <text:p>+60, 30, MUK, 0 @}</text:p>
          </table:table-cell>
        </table:table-row>
        <table:table-row table:style-name="ro1">
          <table:table-cell office:value-type="string">
            <text:p>+#ELLIOT~2#, Normal, FISHERMAN~2, (boy0B false), 94, "ELLIOT", ????????, ????????, ????????, ????????, Single, - CheckBadMove /, 4, @{ 60, 28, POLIWHIRL, 0</text:p>
          </table:table-cell>
        </table:table-row>
        <table:table-row table:style-name="ro1">
          <table:table-cell office:value-type="string">
            <text:p>+60, 28, CLOYSTER, 0</text:p>
          </table:table-cell>
        </table:table-row>
        <table:table-row table:style-name="ro1">
          <table:table-cell office:value-type="string">
            <text:p>+60, 28, SEAKING, 0</text:p>
          </table:table-cell>
        </table:table-row>
        <table:table-row table:style-name="ro1">
          <table:table-cell office:value-type="string">
            <text:p>+60, 28, SEADRA, 0 @}</text:p>
          </table:table-cell>
        </table:table-row>
        <table:table-row table:style-name="ro1">
          <table:table-cell office:value-type="string">
            <text:p>+#LUCA~2#, Normal, ROCKER, (boy00 false), 101, "LUCA", ????????, ????????, ????????, ????????, Single, - CheckBadMove /, 2, @{ 60, 33, ELECTRODE, 0</text:p>
          </table:table-cell>
        </table:table-row>
        <table:table-row table:style-name="ro1">
          <table:table-cell office:value-type="string">
            <text:p>+60, 33, ELECTRODE, 0 @}</text:p>
          </table:table-cell>
        </table:table-row>
        <table:table-row table:style-name="ro1">
          <table:table-cell office:value-type="string">
            <text:p>+#SHEILA~2#, Normal, BEAUTY~2, (girl01 true), 98, "SHEILA", ????????, ????????, ????????, ????????, Single, - CheckBadMove /, 2, @{ 80, 49, CLEFAIRY, 0</text:p>
          </table:table-cell>
        </table:table-row>
        <table:table-row table:style-name="ro1">
          <table:table-cell office:value-type="string">
            <text:p>+80, 49, PERSIAN, 0 @}</text:p>
          </table:table-cell>
        </table:table-row>
        <table:table-row table:style-name="ro1">
          <table:table-cell office:value-type="string">
            <text:p>+#ROBERT~2#, Normal, "BIRD KEEPER~2", (boy05 false), 104, "ROBERT", ????????, ????????, ????????, ????????, Single, - CheckBadMove /, 4, @{ 60, 28, PIDGEOTTO, 0</text:p>
          </table:table-cell>
        </table:table-row>
        <table:table-row table:style-name="ro1">
          <table:table-cell office:value-type="string">
            <text:p>+60, 28, PIDGEOTTO, 0</text:p>
          </table:table-cell>
        </table:table-row>
        <table:table-row table:style-name="ro1">
          <table:table-cell office:value-type="string">
            <text:p>+60, 28, FEAROW, 0</text:p>
          </table:table-cell>
        </table:table-row>
        <table:table-row table:style-name="ro1">
          <table:table-cell office:value-type="string">
            <text:p>+60, 28, FEAROW, 0 @}</text:p>
          </table:table-cell>
        </table:table-row>
        <table:table-row table:style-name="ro1">
          <table:table-cell office:value-type="string">
            <text:p>+#ROBERT~3#, Normal, "BIRD KEEPER~2", (boy05 false), 104, "ROBERT", ????????, ????????, ????????, ????????, Single, - CheckBadMove /, 4, @{ 80, 47, PIDGEOT, 0</text:p>
          </table:table-cell>
        </table:table-row>
        <table:table-row table:style-name="ro1">
          <table:table-cell office:value-type="string">
            <text:p>+80, 47, PIDGEOT, 0</text:p>
          </table:table-cell>
        </table:table-row>
        <table:table-row table:style-name="ro1">
          <table:table-cell office:value-type="string">
            <text:p>+80, 47, FEAROW, 0</text:p>
          </table:table-cell>
        </table:table-row>
        <table:table-row table:style-name="ro1">
          <table:table-cell office:value-type="string">
            <text:p>+80, 47, FEAROW, 0 @}</text:p>
          </table:table-cell>
        </table:table-row>
        <table:table-row table:style-name="ro1">
          <table:table-cell office:value-type="string">
            <text:p>+#SUSIE~2#, Normal, PICNICKER~2, (girl02 true), 87, "SUSIE", ????????, ????????, ????????, ????????, Single, - CheckBadMove /, 5, @{ 60, 27, PIDGEOTTO, 0</text:p>
          </table:table-cell>
        </table:table-row>
        <table:table-row table:style-name="ro1">
          <table:table-cell office:value-type="string">
            <text:p>+60, 27, MEOWTH, 0</text:p>
          </table:table-cell>
        </table:table-row>
        <table:table-row table:style-name="ro1">
          <table:table-cell office:value-type="string">
            <text:p>+60, 27, RATICATE, 0</text:p>
          </table:table-cell>
        </table:table-row>
        <table:table-row table:style-name="ro1">
          <table:table-cell office:value-type="string">
            <text:p>+60, 27, PIKACHU, 0</text:p>
          </table:table-cell>
        </table:table-row>
        <table:table-row table:style-name="ro1">
          <table:table-cell office:value-type="string">
            <text:p>+60, 27, MEOWTH, 0 @}</text:p>
          </table:table-cell>
        </table:table-row>
        <table:table-row table:style-name="ro1">
          <table:table-cell office:value-type="string">
            <text:p>+#SUSIE~3#, Normal, PICNICKER~2, (girl02 true), 87, "SUSIE", ????????, ????????, ????????, ????????, Single, - CheckBadMove /, 5, @{ 80, 47, PIDGEOTTO, 0</text:p>
          </table:table-cell>
        </table:table-row>
        <table:table-row table:style-name="ro1">
          <table:table-cell office:value-type="string">
            <text:p>+80, 47, PERSIAN, 0</text:p>
          </table:table-cell>
        </table:table-row>
        <table:table-row table:style-name="ro1">
          <table:table-cell office:value-type="string">
            <text:p>+80, 47, RATICATE, 0</text:p>
          </table:table-cell>
        </table:table-row>
        <table:table-row table:style-name="ro1">
          <table:table-cell office:value-type="string">
            <text:p>+80, 47, PIKACHU, 0</text:p>
          </table:table-cell>
        </table:table-row>
        <table:table-row table:style-name="ro1">
          <table:table-cell office:value-type="string">
            <text:p>+80, 47, PERSIAN, 0 @}</text:p>
          </table:table-cell>
        </table:table-row>
        <table:table-row table:style-name="ro1">
          <table:table-cell office:value-type="string">
            <text:p>+#SUSIE~4#, Normal, PICNICKER~2, (girl02 true), 87, "SUSIE", ????????, ????????, ????????, ????????, Single, - CheckBadMove /, 5, @{ 120, 52, PIDGEOT, 0</text:p>
          </table:table-cell>
        </table:table-row>
        <table:table-row table:style-name="ro1">
          <table:table-cell office:value-type="string">
            <text:p>+120, 52, PERSIAN, 0</text:p>
          </table:table-cell>
        </table:table-row>
        <table:table-row table:style-name="ro1">
          <table:table-cell office:value-type="string">
            <text:p>+120, 52, RATICATE, 0</text:p>
          </table:table-cell>
        </table:table-row>
        <table:table-row table:style-name="ro1">
          <table:table-cell office:value-type="string">
            <text:p>+120, 52, RAICHU, 0</text:p>
          </table:table-cell>
        </table:table-row>
        <table:table-row table:style-name="ro1">
          <table:table-cell office:value-type="string">
            <text:p>+120, 52, PERSIAN, 0 @}</text:p>
          </table:table-cell>
        </table:table-row>
        <table:table-row table:style-name="ro1">
          <table:table-cell office:value-type="string">
            <text:p>+#LUKAS~2#, Normal, BIKER, (boy00 false), 91, "LUKAS", ????????, ????????, ????????, ????????, Single, - CheckBadMove /, 4, @{ 80, 47, KOFFING, 0</text:p>
          </table:table-cell>
        </table:table-row>
        <table:table-row table:style-name="ro1">
          <table:table-cell office:value-type="string">
            <text:p>+80, 47, KOFFING, 0</text:p>
          </table:table-cell>
        </table:table-row>
        <table:table-row table:style-name="ro1">
          <table:table-cell office:value-type="string">
            <text:p>+80, 47, MUK, 0</text:p>
          </table:table-cell>
        </table:table-row>
        <table:table-row table:style-name="ro1">
          <table:table-cell office:value-type="string">
            <text:p>+80, 47, WEEZING, 0 @}</text:p>
          </table:table-cell>
        </table:table-row>
        <table:table-row table:style-name="ro1">
          <table:table-cell office:value-type="string">
            <text:p>+#BENNY~2#, Normal, "BIRD KEEPER~2", (boy05 false), 104, "BENNY", ????????, ????????, ????????, ????????, Single, - CheckBadMove /, 2, @{ 60, 32, FEAROW, 0</text:p>
          </table:table-cell>
        </table:table-row>
        <table:table-row table:style-name="ro1">
          <table:table-cell office:value-type="string">
            <text:p>+60, 32, FEAROW, 0 @}</text:p>
          </table:table-cell>
        </table:table-row>
        <table:table-row table:style-name="ro1">
          <table:table-cell office:value-type="string">
            <text:p>+#BENNY~3#, Normal, "BIRD KEEPER~2", (boy05 false), 104, "BENNY", ????????, ????????, ????????, ????????, Single, - CheckBadMove /, 2, @{ 80, 49, FEAROW, 0</text:p>
          </table:table-cell>
        </table:table-row>
        <table:table-row table:style-name="ro1">
          <table:table-cell office:value-type="string">
            <text:p>+80, 49, FEAROW, 0 @}</text:p>
          </table:table-cell>
        </table:table-row>
        <table:table-row table:style-name="ro1">
          <table:table-cell office:value-type="string">
            <text:p>+#MARLON~2#, Normal, "BIRD KEEPER~2", (boy05 false), 104, "MARLON", ????????, ????????, ????????, ????????, Single, - CheckBadMove /, 3, @{ 60, 30, FEAROW, 0</text:p>
          </table:table-cell>
        </table:table-row>
        <table:table-row table:style-name="ro1">
          <table:table-cell office:value-type="string">
            <text:p>+60, 30, DODUO, 0</text:p>
          </table:table-cell>
        </table:table-row>
        <table:table-row table:style-name="ro1">
          <table:table-cell office:value-type="string">
            <text:p>+60, 30, FEAROW, 0 @}</text:p>
          </table:table-cell>
        </table:table-row>
        <table:table-row table:style-name="ro1">
          <table:table-cell office:value-type="string">
            <text:p>+#MARLON~3#, Normal, "BIRD KEEPER~2", (boy05 false), 104, "MARLON", ????????, ????????, ????????, ????????, Single, - CheckBadMove /, 3, @{ 80, 48, FEAROW, 0</text:p>
          </table:table-cell>
        </table:table-row>
        <table:table-row table:style-name="ro1">
          <table:table-cell office:value-type="string">
            <text:p>+80, 48, DODRIO, 0</text:p>
          </table:table-cell>
        </table:table-row>
        <table:table-row table:style-name="ro1">
          <table:table-cell office:value-type="string">
            <text:p>+80, 48, FEAROW, 0 @}</text:p>
          </table:table-cell>
        </table:table-row>
        <table:table-row table:style-name="ro1">
          <table:table-cell office:value-type="string">
            <text:p>+#GRACE~2#, Normal, BEAUTY~2, (girl01 true), 98, "GRACE", ????????, ????????, ????????, ????????, Single, - CheckBadMove /, 2, @{ 80, 49, PIDGEOT, 0</text:p>
          </table:table-cell>
        </table:table-row>
        <table:table-row table:style-name="ro1">
          <table:table-cell office:value-type="string">
            <text:p>+80, 49, WIGGLYTUFF, 0 @}</text:p>
          </table:table-cell>
        </table:table-row>
        <table:table-row table:style-name="ro1">
          <table:table-cell office:value-type="string">
            <text:p>+#CHESTER~2#, Normal, "BIRD KEEPER~2", (boy05 false), 104, "CHESTER", ????????, ????????, ????????, ????????, Single, - CheckBadMove /, 3, @{ 60, 30, DODRIO, 0</text:p>
          </table:table-cell>
        </table:table-row>
        <table:table-row table:style-name="ro1">
          <table:table-cell office:value-type="string">
            <text:p>+60, 30, DODRIO, 0</text:p>
          </table:table-cell>
        </table:table-row>
        <table:table-row table:style-name="ro1">
          <table:table-cell office:value-type="string">
            <text:p>+60, 30, DODUO, 0 @}</text:p>
          </table:table-cell>
        </table:table-row>
        <table:table-row table:style-name="ro1">
          <table:table-cell office:value-type="string">
            <text:p>+#CHESTER~3#, Normal, "BIRD KEEPER~2", (boy05 false), 104, "CHESTER", ????????, ????????, ????????, ????????, Single, - CheckBadMove /, 3, @{ 80, 48, DODRIO, 0</text:p>
          </table:table-cell>
        </table:table-row>
        <table:table-row table:style-name="ro1">
          <table:table-cell office:value-type="string">
            <text:p>+80, 48, DODRIO, 0</text:p>
          </table:table-cell>
        </table:table-row>
        <table:table-row table:style-name="ro1">
          <table:table-cell office:value-type="string">
            <text:p>+80, 48, DODRIO, 0 @}</text:p>
          </table:table-cell>
        </table:table-row>
        <table:table-row table:style-name="ro1">
          <table:table-cell office:value-type="string">
            <text:p>+#BECKY~2#, Normal, PICNICKER~2, (girl02 true), 87, "BECKY", ????????, ????????, ????????, ????????, Single, - CheckBadMove /, 2, @{ 60, 32, PIKACHU, 0</text:p>
          </table:table-cell>
        </table:table-row>
        <table:table-row table:style-name="ro1">
          <table:table-cell office:value-type="string">
            <text:p>+60, 32, RAICHU, 0 @}</text:p>
          </table:table-cell>
        </table:table-row>
        <table:table-row table:style-name="ro1">
          <table:table-cell office:value-type="string">
            <text:p>+#BECKY~3#, Normal, PICNICKER~2, (girl02 true), 87, "BECKY", ????????, ????????, ????????, ????????, Single, - CheckBadMove /, 2, @{ 80, 49, PIKACHU, 0</text:p>
          </table:table-cell>
        </table:table-row>
        <table:table-row table:style-name="ro1">
          <table:table-cell office:value-type="string">
            <text:p>+80, 49, RAICHU, 0 @}</text:p>
          </table:table-cell>
        </table:table-row>
        <table:table-row table:style-name="ro1">
          <table:table-cell office:value-type="string">
            <text:p>+#BECKY~4#, Normal, PICNICKER~2, (girl02 true), 87, "BECKY", ????????, ????????, ????????, ????????, Single, - CheckBadMove /, 2, @{ 120, 54, RAICHU, 0</text:p>
          </table:table-cell>
        </table:table-row>
        <table:table-row table:style-name="ro1">
          <table:table-cell office:value-type="string">
            <text:p>+120, 54, RAICHU, 0 @}</text:p>
          </table:table-cell>
        </table:table-row>
        <table:table-row table:style-name="ro1">
          <table:table-cell office:value-type="string">
            <text:p>+#"RON &amp; MYA~2"#, Items, "CRUSH KIN", (boy04 false), 130, "RON &amp; MYA", ????????, ????????, ????????, ????????, Double, - CheckBadMove /, 2, @{ 110, 33, HITMONCHAN, 207</text:p>
          </table:table-cell>
        </table:table-row>
        <table:table-row table:style-name="ro1">
          <table:table-cell office:value-type="string">
            <text:p>+110, 33, HITMONLEE, 207 @}</text:p>
          </table:table-cell>
        </table:table-row>
        <table:table-row table:style-name="ro1">
          <table:table-cell office:value-type="string">
            <text:p>+#"RON &amp; MYA~3"#, Items, "CRUSH KIN", (boy04 false), 130, "RON &amp; MYA", ????????, ????????, ????????, ????????, Double, - CheckBadMove /, 2, @{ 130, 51, HITMONCHAN, 207</text:p>
          </table:table-cell>
        </table:table-row>
        <table:table-row table:style-name="ro1">
          <table:table-cell office:value-type="string">
            <text:p>+130, 51, HITMONLEE, 207 @}</text:p>
          </table:table-cell>
        </table:table-row>
        <table:table-row table:style-name="ro1">
          <table:table-cell office:value-type="string">
            <text:p>+#"RON &amp; MYA~4"#, Items, "CRUSH KIN", (boy04 false), 130, "RON &amp; MYA", ????????, ????????, ????????, ????????, Double, - CheckBadMove /, 2, @{ 170, 56, HITMONCHAN, 207</text:p>
          </table:table-cell>
        </table:table-row>
        <table:table-row table:style-name="ro1">
          <table:table-cell office:value-type="string">
            <text:p>+170, 56, HITMONLEE, 207 @}</text:p>
          </table:table-cell>
        </table:table-row>
        <table:table-row table:style-name="ro1">
          <table:table-cell office:value-type="string">
            <text:p>+#RUBEN~2#, Normal, BIKER, (boy00 false), 91, "RUBEN", ????????, ????????, ????????, ????????, Single, - CheckBadMove /, 3, @{ 80, 48, WEEZING, 0</text:p>
          </table:table-cell>
        </table:table-row>
        <table:table-row table:style-name="ro1">
          <table:table-cell office:value-type="string">
            <text:p>+80, 48, WEEZING, 0</text:p>
          </table:table-cell>
        </table:table-row>
        <table:table-row table:style-name="ro1">
          <table:table-cell office:value-type="string">
            <text:p>+80, 48, WEEZING, 0 @}</text:p>
          </table:table-cell>
        </table:table-row>
        <table:table-row table:style-name="ro1">
          <table:table-cell office:value-type="string">
            <text:p>+#CAMRON~2#, Normal, "CUE BALL", (boy00 false), 96, "CAMRON", ????????, ????????, ????????, ????????, Single, - CheckBadMove /, 2, @{ 80, 49, PRIMEAPE, 0</text:p>
          </table:table-cell>
        </table:table-row>
        <table:table-row table:style-name="ro1">
          <table:table-cell office:value-type="string">
            <text:p>+80, 49, MACHOKE, 0 @}</text:p>
          </table:table-cell>
        </table:table-row>
        <table:table-row table:style-name="ro1">
          <table:table-cell office:value-type="string">
            <text:p>+#JAXON~2#, Normal, BIKER, (boy00 false), 91, "JAXON", ????????, ????????, ????????, ????????, Single, - CheckBadMove /, 2, @{ 80, 49, WEEZING, 0</text:p>
          </table:table-cell>
        </table:table-row>
        <table:table-row table:style-name="ro1">
          <table:table-cell office:value-type="string">
            <text:p>+80, 49, MUK, 0 @}</text:p>
          </table:table-cell>
        </table:table-row>
        <table:table-row table:style-name="ro1">
          <table:table-cell office:value-type="string">
            <text:p>+#ISAIAH~2#, Normal, "CUE BALL", (boy00 false), 96, "ISAIAH", ????????, ????????, ????????, ????????, Single, - CheckBadMove /, 2, @{ 80, 49, MACHOKE, 0</text:p>
          </table:table-cell>
        </table:table-row>
        <table:table-row table:style-name="ro1">
          <table:table-cell office:value-type="string">
            <text:p>+80, 49, MACHAMP, 0 @}</text:p>
          </table:table-cell>
        </table:table-row>
        <table:table-row table:style-name="ro1">
          <table:table-cell office:value-type="string">
            <text:p>+#COREY~2#, Normal, "CUE BALL", (boy00 false), 96, "COREY", ????????, ????????, ????????, ????????, Single, - CheckBadMove /, 2, @{ 80, 49, PRIMEAPE, 0</text:p>
          </table:table-cell>
        </table:table-row>
        <table:table-row table:style-name="ro1">
          <table:table-cell office:value-type="string">
            <text:p>+80, 49, MACHAMP, 0 @}</text:p>
          </table:table-cell>
        </table:table-row>
        <table:table-row table:style-name="ro1">
          <table:table-cell office:value-type="string">
            <text:p>+#JACOB~2#, Normal, "BIRD KEEPER~2", (boy05 false), 104, "JACOB", ????????, ????????, ????????, ????????, Single, - CheckBadMove /, 4, @{ 60, 28, FEAROW, 0</text:p>
          </table:table-cell>
        </table:table-row>
        <table:table-row table:style-name="ro1">
          <table:table-cell office:value-type="string">
            <text:p>+60, 28, SPEAROW, 0</text:p>
          </table:table-cell>
        </table:table-row>
        <table:table-row table:style-name="ro1">
          <table:table-cell office:value-type="string">
            <text:p>+60, 28, FEAROW, 0</text:p>
          </table:table-cell>
        </table:table-row>
        <table:table-row table:style-name="ro1">
          <table:table-cell office:value-type="string">
            <text:p>+60, 28, SPEAROW, 0 @}</text:p>
          </table:table-cell>
        </table:table-row>
        <table:table-row table:style-name="ro1">
          <table:table-cell office:value-type="string">
            <text:p>+#JACOB~3#, Normal, "BIRD KEEPER~2", (boy05 false), 104, "JACOB", ????????, ????????, ????????, ????????, Single, - CheckBadMove /, 4, @{ 80, 47, FEAROW, 0</text:p>
          </table:table-cell>
        </table:table-row>
        <table:table-row table:style-name="ro1">
          <table:table-cell office:value-type="string">
            <text:p>+80, 47, FEAROW, 0</text:p>
          </table:table-cell>
        </table:table-row>
        <table:table-row table:style-name="ro1">
          <table:table-cell office:value-type="string">
            <text:p>+80, 47, FEAROW, 0</text:p>
          </table:table-cell>
        </table:table-row>
        <table:table-row table:style-name="ro1">
          <table:table-cell office:value-type="string">
            <text:p>+80, 47, FEAROW, 0 @}</text:p>
          </table:table-cell>
        </table:table-row>
        <table:table-row table:style-name="ro1">
          <table:table-cell office:value-type="string">
            <text:p>+#ALICE~2#, Normal, SWIMMER\sf~2, (girl01 true), 99, "ALICE", ????????, ????????, ????????, ????????, Single, - CheckBadMove /, 2, @{ 80, 49, SEAKING, 0</text:p>
          </table:table-cell>
        </table:table-row>
        <table:table-row table:style-name="ro1">
          <table:table-cell office:value-type="string">
            <text:p>+80, 49, SEAKING, 0 @}</text:p>
          </table:table-cell>
        </table:table-row>
        <table:table-row table:style-name="ro1">
          <table:table-cell office:value-type="string">
            <text:p>+#DARRIN~2#, Normal, SWIMMER\sm~2, (boy08 false), 95, "DARRIN", ????????, ????????, ????????, ????????, Single, - CheckBadMove /, 4, @{ 120, 52, SEADRA, 0</text:p>
          </table:table-cell>
        </table:table-row>
        <table:table-row table:style-name="ro1">
          <table:table-cell office:value-type="string">
            <text:p>+120, 52, SEADRA, 0</text:p>
          </table:table-cell>
        </table:table-row>
        <table:table-row table:style-name="ro1">
          <table:table-cell office:value-type="string">
            <text:p>+120, 52, SEADRA, 0</text:p>
          </table:table-cell>
        </table:table-row>
        <table:table-row table:style-name="ro1">
          <table:table-cell office:value-type="string">
            <text:p>+120, 52, SEADRA, 0 @}</text:p>
          </table:table-cell>
        </table:table-row>
        <table:table-row table:style-name="ro1">
          <table:table-cell office:value-type="string">
            <text:p>+#MISSY~2#, Normal, PICNICKER~2, (girl02 true), 87, "MISSY", ????????, ????????, ????????, ????????, Single, - CheckBadMove /, 2, @{ 80, 49, SEAKING, 0</text:p>
          </table:table-cell>
        </table:table-row>
        <table:table-row table:style-name="ro1">
          <table:table-cell office:value-type="string">
            <text:p>+80, 49, SEAKING, 0 @}</text:p>
          </table:table-cell>
        </table:table-row>
        <table:table-row table:style-name="ro1">
          <table:table-cell office:value-type="string">
            <text:p>+#MISSY~3#, Normal, PICNICKER~2, (girl02 true), 87, "MISSY", ????????, ????????, ????????, ????????, Single, - CheckBadMove /, 2, @{ 120, 54, SEAKING, 0</text:p>
          </table:table-cell>
        </table:table-row>
        <table:table-row table:style-name="ro1">
          <table:table-cell office:value-type="string">
            <text:p>+120, 54, SEAKING, 0 @}</text:p>
          </table:table-cell>
        </table:table-row>
        <table:table-row table:style-name="ro1">
          <table:table-cell office:value-type="string">
            <text:p>+#WADE~2#, Normal, FISHERMAN~2, (boy0B false), 94, "WADE", ????????, ????????, ????????, ????????, Single, - CheckBadMove /, 6, @{ 80, 47, MAGIKARP, 0</text:p>
          </table:table-cell>
        </table:table-row>
        <table:table-row table:style-name="ro1">
          <table:table-cell office:value-type="string">
            <text:p>+80, 47, MAGIKARP, 0</text:p>
          </table:table-cell>
        </table:table-row>
        <table:table-row table:style-name="ro1">
          <table:table-cell office:value-type="string">
            <text:p>+80, 47, MAGIKARP, 0</text:p>
          </table:table-cell>
        </table:table-row>
        <table:table-row table:style-name="ro1">
          <table:table-cell office:value-type="string">
            <text:p>+80, 47, MAGIKARP, 0</text:p>
          </table:table-cell>
        </table:table-row>
        <table:table-row table:style-name="ro1">
          <table:table-cell office:value-type="string">
            <text:p>+80, 47, MAGIKARP, 0</text:p>
          </table:table-cell>
        </table:table-row>
        <table:table-row table:style-name="ro1">
          <table:table-cell office:value-type="string">
            <text:p>+80, 47, MAGIKARP, 0 @}</text:p>
          </table:table-cell>
        </table:table-row>
        <table:table-row table:style-name="ro1">
          <table:table-cell office:value-type="string">
            <text:p>+#JACK~2#, Normal, SWIMMER\sm~2, (boy08 false), 95, "JACK", ????????, ????????, ????????, ????????, Single, - CheckBadMove /, 1, @{ 80, 50, STARMIE, 0 @}</text:p>
          </table:table-cell>
        </table:table-row>
        <table:table-row table:style-name="ro1">
          <table:table-cell office:value-type="string">
            <text:p>+#"LIL &amp; IAN~2"#, Normal, "SIS AND BRO~2", (boy08 false), 131, "LIL &amp; IAN", ????????, ????????, ????????, ????????, Double, - CheckBadMove /, 2, @{ 80, 50, SEADRA, 0</text:p>
          </table:table-cell>
        </table:table-row>
        <table:table-row table:style-name="ro1">
          <table:table-cell office:value-type="string">
            <text:p>+80, 50, STARMIE, 0 @}</text:p>
          </table:table-cell>
        </table:table-row>
        <table:table-row table:style-name="ro1">
          <table:table-cell office:value-type="string">
            <text:p>+#"LIL &amp; IAN~3"#, Normal, "SIS AND BRO~2", (boy08 false), 131, "LIL &amp; IAN", ????????, ????????, ????????, ????????, Double, - CheckBadMove /, 2, @{ 120, 55, SEADRA, 0</text:p>
          </table:table-cell>
        </table:table-row>
        <table:table-row table:style-name="ro1">
          <table:table-cell office:value-type="string">
            <text:p>+120, 55, STARMIE, 0 @}</text:p>
          </table:table-cell>
        </table:table-row>
        <table:table-row table:style-name="ro1">
          <table:table-cell office:value-type="string">
            <text:p>+#FINN~2#, Normal, SWIMMER\sm~2, (boy08 false), 95, "FINN", ????????, ????????, ????????, ????????, Single, - CheckBadMove /, 1, @{ 80, 50, STARMIE, 0 @}</text:p>
          </table:table-cell>
        </table:table-row>
        <table:table-row table:style-name="ro1">
          <table:table-cell office:value-type="string">
            <text:p>+#SHARON~2#, Items, "CRUSH GIRL", (boy04 false), 139, "SHARON", ????????, ????????, ????????, ????????, Single, - CheckBadMove /, 2, @{ 130, 50, MANKEY, 207</text:p>
          </table:table-cell>
        </table:table-row>
        <table:table-row table:style-name="ro1">
          <table:table-cell office:value-type="string">
            <text:p>+130, 50, PRIMEAPE, 207 @}</text:p>
          </table:table-cell>
        </table:table-row>
        <table:table-row table:style-name="ro1">
          <table:table-cell office:value-type="string">
            <text:p>+#SHARON~3#, Items, "CRUSH GIRL", (boy04 false), 139, "SHARON", ????????, ????????, ????????, ????????, Single, - CheckBadMove /, 2, @{ 170, 55, PRIMEAPE, 207</text:p>
          </table:table-cell>
        </table:table-row>
        <table:table-row table:style-name="ro1">
          <table:table-cell office:value-type="string">
            <text:p>+170, 55, PRIMEAPE, 207 @}</text:p>
          </table:table-cell>
        </table:table-row>
        <table:table-row table:style-name="ro1">
          <table:table-cell office:value-type="string">
            <text:p>+#TANYA~2#, Items, "CRUSH GIRL", (boy04 false), 139, "TANYA", ????????, ????????, ????????, ????????, Single, - CheckBadMove /, 2, @{ 130, 50, HITMONLEE, 207</text:p>
          </table:table-cell>
        </table:table-row>
        <table:table-row table:style-name="ro1">
          <table:table-cell office:value-type="string">
            <text:p>+130, 50, HITMONCHAN, 207 @}</text:p>
          </table:table-cell>
        </table:table-row>
        <table:table-row table:style-name="ro1">
          <table:table-cell office:value-type="string">
            <text:p>+#TANYA~3#, Items, "CRUSH GIRL", (boy04 false), 139, "TANYA", ????????, ????????, ????????, ????????, Single, - CheckBadMove /, 2, @{ 170, 55, HITMONLEE, 207</text:p>
          </table:table-cell>
        </table:table-row>
        <table:table-row table:style-name="ro1">
          <table:table-cell office:value-type="string">
            <text:p>+170, 55, HITMONCHAN, 207 @}</text:p>
          </table:table-cell>
        </table:table-row>
        <table:table-row table:style-name="ro1">
          <table:table-cell office:value-type="string">
            <text:p>+#SHEA~2#, Items, "BLACK BELT~2", (boy04 false), 105, "SHEA", ????????, ????????, ????????, ????????, Single, - CheckBadMove /, 2, @{ 180, 50, MACHOKE, 207</text:p>
          </table:table-cell>
        </table:table-row>
        <table:table-row table:style-name="ro1">
          <table:table-cell office:value-type="string">
            <text:p>+180, 50, MACHOKE, 207 @}</text:p>
          </table:table-cell>
        </table:table-row>
        <table:table-row table:style-name="ro1">
          <table:table-cell office:value-type="string">
            <text:p>+#SHEA~3#, Items, "BLACK BELT~2", (boy04 false), 105, "SHEA", ????????, ????????, ????????, ????????, Single, - CheckBadMove /, 2, @{ 220, 55, MACHOKE, 207</text:p>
          </table:table-cell>
        </table:table-row>
        <table:table-row table:style-name="ro1">
          <table:table-cell office:value-type="string">
            <text:p>+220, 55, MACHAMP, 207 @}</text:p>
          </table:table-cell>
        </table:table-row>
        <table:table-row table:style-name="ro1">
          <table:table-cell office:value-type="string">
            <text:p>+#HUGH~2#, Items, "BLACK BELT~2", (boy04 false), 105, "HUGH", ????????, ????????, ????????, ????????, Single, - CheckBadMove /, 2, @{ 180, 50, MACHOKE, 207</text:p>
          </table:table-cell>
        </table:table-row>
        <table:table-row table:style-name="ro1">
          <table:table-cell office:value-type="string">
            <text:p>+180, 50, MACHOKE, 207 @}</text:p>
          </table:table-cell>
        </table:table-row>
        <table:table-row table:style-name="ro1">
          <table:table-cell office:value-type="string">
            <text:p>+#HUGH~3#, Items, "BLACK BELT~2", (boy04 false), 105, "HUGH", ????????, ????????, ????????, ????????, Single, - CheckBadMove /, 2, @{ 220, 55, MACHOKE, 207</text:p>
          </table:table-cell>
        </table:table-row>
        <table:table-row table:style-name="ro1">
          <table:table-cell office:value-type="string">
            <text:p>+220, 55, MACHAMP, 207 @}</text:p>
          </table:table-cell>
        </table:table-row>
        <table:table-row table:style-name="ro1">
          <table:table-cell office:value-type="string">
            <text:p>+#"MIK &amp; KIA~2"#, Items, "CRUSH KIN", (boy04 false), 130, "MIK &amp; KIA", ????????, ????????, ????????, ????????, Double, - CheckBadMove /, 2, @{ 130, 51, MACHOKE, 207</text:p>
          </table:table-cell>
        </table:table-row>
        <table:table-row table:style-name="ro1">
          <table:table-cell office:value-type="string">
            <text:p>+130, 51, PRIMEAPE, 207 @}</text:p>
          </table:table-cell>
        </table:table-row>
        <table:table-row table:style-name="ro1">
          <table:table-cell office:value-type="string">
            <text:p>+#"MIK &amp; KIA~3"#, Items, "CRUSH KIN", (boy04 false), 130, "MIK &amp; KIA", ????????, ????????, ????????, ????????, Double, - CheckBadMove /, 2, @{ 170, 56, MACHAMP, 207</text:p>
          </table:table-cell>
        </table:table-row>
        <table:table-row table:style-name="ro1">
          <table:table-cell office:value-type="string">
            <text:p>+170, 56, PRIMEAPE, 207 @}</text:p>
          </table:table-cell>
        </table:table-row>
        <table:table-row table:style-name="ro1">
          <table:table-cell office:value-type="string">
            <text:p>+#AMIRA~2#, Normal, TUBER~3, (girl02 false), 140, "AMIRA", ????????, ????????, ????????, ????????, Single, - CheckBadMove /, 3, @{ 80, 47, POLIWHIRL, 0</text:p>
          </table:table-cell>
        </table:table-row>
        <table:table-row table:style-name="ro1">
          <table:table-cell office:value-type="string">
            <text:p>+80, 47, POLIWHIRL, 0</text:p>
          </table:table-cell>
        </table:table-row>
        <table:table-row table:style-name="ro1">
          <table:table-cell office:value-type="string">
            <text:p>+80, 47, POLIWHIRL, 0 @}</text:p>
          </table:table-cell>
        </table:table-row>
        <table:table-row table:style-name="ro1">
          <table:table-cell office:value-type="string">
            <text:p>+#"JOY &amp; MEG~2"#, Normal, TWINS~2, (girl09 false), 127, "JOY &amp; MEG", ????????, ????????, ????????, ????????, Double, - CheckBadMove /, 2, @{ 80, 49, CLEFAIRY, 0</text:p>
          </table:table-cell>
        </table:table-row>
        <table:table-row table:style-name="ro1">
          <table:table-cell office:value-type="string">
            <text:p>+80, 49, CLEFAIRY, 0 @}</text:p>
          </table:table-cell>
        </table:table-row>
        <table:table-row table:style-name="ro1">
          <table:table-cell office:value-type="string">
            <text:p>+#RAYNA~2#, Moves, PAINTER, (girl01 false), 147, "RAYNA", ????????, ????????, ????????, ????????, Single, - CheckBadMove /, 1, @{ 120, 54, SMEARGLE, "CROSS CHOP", MEGAHORN, DOUBLE-EDGE, SELFDESTRUCT, 0 @}</text:p>
          </table:table-cell>
        </table:table-row>
        <table:table-row table:style-name="ro1">
          <table:table-cell office:value-type="string">
            <text:p>+#DESTIN~2#, Normal, YOUNGSTER~2, (boy00 false), 82, "DESTIN", ????????, ????????, ????????, ????????, Single, - CheckBadMove /, 2, @{ 120, 53, RATICATE, 0</text:p>
          </table:table-cell>
        </table:table-row>
        <table:table-row table:style-name="ro1">
          <table:table-cell office:value-type="string">
            <text:p>+120, 53, PIDGEOT, 0 @}</text:p>
          </table:table-cell>
        </table:table-row>
        <table:table-row table:style-name="ro1">
          <table:table-cell office:value-type="string">
            <text:p>+#ALIZE~2#, Normal, "\pk\mn BREEDER~2", (girl01 false), 141, "ALIZE", ????????, ????????, ????????, ????????, Single, - CheckBadMove /, 3, @{ 150, 53, PIKACHU, 0</text:p>
          </table:table-cell>
        </table:table-row>
        <table:table-row table:style-name="ro1">
          <table:table-cell office:value-type="string">
            <text:p>+150, 53, CLEFAIRY, 0</text:p>
          </table:table-cell>
        </table:table-row>
        <table:table-row table:style-name="ro1">
          <table:table-cell office:value-type="string">
            <text:p>+150, 53, MARILL, 0 @}</text:p>
          </table:table-cell>
        </table:table-row>
        <table:table-row table:style-name="ro1">
          <table:table-cell office:value-type="string">
            <text:p>+#"GIA &amp; JES~2"#, Normal, "YOUNG COUPLE~2", (girl02 false), 129, "GIA &amp; JES", ????????, ????????, ????????, ????????, Double, - CheckBadMove /, 2, @{ 60, 30, NIDORINA, 0</text:p>
          </table:table-cell>
        </table:table-row>
        <table:table-row table:style-name="ro1">
          <table:table-cell office:value-type="string">
            <text:p>+60, 30, NIDORINO, 0 @}</text:p>
          </table:table-cell>
        </table:table-row>
        <table:table-row table:style-name="ro1">
          <table:table-cell office:value-type="string">
            <text:p>+#"GIA &amp; JES~3"#, Normal, "YOUNG COUPLE~2", (girl02 false), 129, "GIA &amp; JES", ????????, ????????, ????????, ????????, Double, - CheckBadMove /, 2, @{ 120, 55, NIDOKING, 0</text:p>
          </table:table-cell>
        </table:table-row>
        <table:table-row table:style-name="ro1">
          <table:table-cell office:value-type="string">
            <text:p>+120, 55, NIDOQUEEN, 0 @}</text:p>
          </table:table-cell>
        </table:table-row>
        <table:table-row table:style-name="ro1">
          <table:table-cell office:value-type="string">
            <text:p>+#MILO~2#, Normal, "BIRD KEEPER~2", (boy05 false), 104, "MILO", ????????, ????????, ????????, ????????, Single, - CheckBadMove /, 2, @{ 120, 53, PIDGEOTTO, 0</text:p>
          </table:table-cell>
        </table:table-row>
        <table:table-row table:style-name="ro1">
          <table:table-cell office:value-type="string">
            <text:p>+120, 55, PIDGEOT, 0 @}</text:p>
          </table:table-cell>
        </table:table-row>
        <table:table-row table:style-name="ro1">
          <table:table-cell office:value-type="string">
            <text:p>+#CHAZ~2#, Normal, "BIRD KEEPER~2", (boy05 false), 104, "CHAZ", ????????, ????????, ????????, ????????, Single, - CheckBadMove /, 2, @{ 120, 53, FEAROW, 0</text:p>
          </table:table-cell>
        </table:table-row>
        <table:table-row table:style-name="ro1">
          <table:table-cell office:value-type="string">
            <text:p>+120, 55, FEAROW, 0 @}</text:p>
          </table:table-cell>
        </table:table-row>
        <table:table-row table:style-name="ro1">
          <table:table-cell office:value-type="string">
            <text:p>+#HAROLD~2#, Normal, "BIRD KEEPER~2", (boy05 false), 104, "HAROLD", ????????, ????????, ????????, ????????, Single, - CheckBadMove /, 2, @{ 120, 53, NOCTOWL, 0</text:p>
          </table:table-cell>
        </table:table-row>
        <table:table-row table:style-name="ro1">
          <table:table-cell office:value-type="string">
            <text:p>+120, 55, NOCTOWL, 0 @}</text:p>
          </table:table-cell>
        </table:table-row>
        <table:table-row table:style-name="ro1">
          <table:table-cell office:value-type="string">
            <text:p>+#NICOLE~2#, Normal, SWIMMER\sf~2, (girl01 true), 99, "NICOLE", ????????, ????????, ????????, ????????, Single, - CheckBadMove /, 1, @{ 120, 54, MARILL, 0 @}</text:p>
          </table:table-cell>
        </table:table-row>
        <table:table-row table:style-name="ro1">
          <table:table-cell office:value-type="string">
            <text:p>+#JACLYN~2#, Moves, PSYCHIC~2, (boy04 true), 138, "JACLYN", ????????, ????????, ????????, ????????, Single, - CheckBadMove /, 3, @{ 220, 52, NATU, PSYCHIC, "CONFUSE RAY", "FUTURE SIGHT", WISH, 0</text:p>
          </table:table-cell>
        </table:table-row>
        <table:table-row table:style-name="ro1">
          <table:table-cell office:value-type="string">
            <text:p>+220, 52, SLOWBRO, PSYCHIC, HEADBUTT, AMNESIA, YAWN, 0</text:p>
          </table:table-cell>
        </table:table-row>
        <table:table-row table:style-name="ro1">
          <table:table-cell office:value-type="string">
            <text:p>+220, 54, KADABRA, PSYCHIC, "FUTURE SIGHT", RECOVER, REFLECT, 0 @}</text:p>
          </table:table-cell>
        </table:table-row>
        <table:table-row table:style-name="ro1">
          <table:table-cell office:value-type="string">
            <text:p>+#SAMIR~2#, Normal, SWIMMER\sm~2, (boy08 false), 95, "SAMIR", ????????, ????????, ????????, ????????, Single, - CheckBadMove /, 1, @{ 120, 55, GYARADOS, 0 @}</text:p>
          </table:table-cell>
        </table:table-row>
        <table:table-row table:style-name="ro1">
          <table:table-cell office:value-type="string">
            <text:p>+#EARL~2#, Normal, HIKER~2, (boy0B false), 90, "EARL", ????????, ????????, ????????, ????????, Single, - CheckBadMove /, 2, @{ 120, 54, ONIX, 0</text:p>
          </table:table-cell>
        </table:table-row>
        <table:table-row table:style-name="ro1">
          <table:table-cell office:value-type="string">
            <text:p>+120, 54, MACHAMP, 0 @}</text:p>
          </table:table-cell>
        </table:table-row>
        <table:table-row table:style-name="ro1">
          <table:table-cell office:value-type="string">
            <text:p>+#LARRY~2#, Normal, "RUIN MANIAC~2", (boy0B false), 145, "LARRY", ????????, ????????, ????????, ????????, Single, - CheckBadMove /, 2, @{ 120, 54, MACHOKE, 0</text:p>
          </table:table-cell>
        </table:table-row>
        <table:table-row table:style-name="ro1">
          <table:table-cell office:value-type="string">
            <text:p>+120, 54, MACHOKE, 0 @}</text:p>
          </table:table-cell>
        </table:table-row>
        <table:table-row table:style-name="ro1">
          <table:table-cell office:value-type="string">
            <text:p>+#HECTOR~2#, Normal, POKéMANIAC~2, (rocket03 false), 88, "HECTOR", ????????, ????????, ????????, ????????, Single, - CheckBadMove /, 2, @{ 150, 55, RHYDON, 0</text:p>
          </table:table-cell>
        </table:table-row>
        <table:table-row table:style-name="ro1">
          <table:table-cell office:value-type="string">
            <text:p>+150, 55, KANGASKHAN, 0 @}</text:p>
          </table:table-cell>
        </table:table-row>
        <table:table-row table:style-name="ro1">
          <table:table-cell office:value-type="string">
            <text:p>+#DARIO~2#, Moves, PSYCHIC~2, (boy04 false), 100, "DARIO", ????????, ????????, ????????, ????????, Single, - CheckBadMove /, 1, @{ 220, 56, GIRAFARIG, CRUNCH, PSYBEAM, "ODOR SLEUTH", AGILITY, 0 @}</text:p>
          </table:table-cell>
        </table:table-row>
        <table:table-row table:style-name="ro1">
          <table:table-cell office:value-type="string">
            <text:p>+#RODETTE~2#, Moves, PSYCHIC~2, (boy04 true), 138, "RODETTE", ????????, ????????, ????????, ????????, Single, - CheckBadMove /, 3, @{ 220, 53, NATU, PSYCHIC, "CONFUSE RAY", WISH, "FUTURE SIGHT", 0</text:p>
          </table:table-cell>
        </table:table-row>
        <table:table-row table:style-name="ro1">
          <table:table-cell office:value-type="string">
            <text:p>+220, 53, HYPNO, PSYCHIC, DISABLE, "PSYCH UP", "FUTURE SIGHT", 0</text:p>
          </table:table-cell>
        </table:table-row>
        <table:table-row table:style-name="ro1">
          <table:table-cell office:value-type="string">
            <text:p>+220, 53, HYPNO, PSYCHIC, HYPNOSIS, "PSYCH UP", "FUTURE SIGHT", 0 @}</text:p>
          </table:table-cell>
        </table:table-row>
        <table:table-row table:style-name="ro1">
          <table:table-cell office:value-type="string">
            <text:p>+#MASON~2#, Normal, JUGGLER, (boy0B false), 102, "MASON", ????????, ????????, ????????, ????????, Single, - CheckBadMove /, 4, @{ 120, 52, ELECTRODE, 0</text:p>
          </table:table-cell>
        </table:table-row>
        <table:table-row table:style-name="ro1">
          <table:table-cell office:value-type="string">
            <text:p>+120, 52, PINECO, 0</text:p>
          </table:table-cell>
        </table:table-row>
        <table:table-row table:style-name="ro1">
          <table:table-cell office:value-type="string">
            <text:p>+120, 52, ELECTRODE, 0</text:p>
          </table:table-cell>
        </table:table-row>
        <table:table-row table:style-name="ro1">
          <table:table-cell office:value-type="string">
            <text:p>+120, 52, PINECO, 0 @}</text:p>
          </table:table-cell>
        </table:table-row>
        <table:table-row table:style-name="ro1">
          <table:table-cell office:value-type="string">
            <text:p>+#NICOLAS~2#, Moves, "\pk\mn RANGER~2", (boy05 false), 142, "NICOLAS", 19, ????????, ????????, ????????, Single, - CheckBadMove TryToKO CheckViability /, 2, @{ 220, 55, VICTREEBEL, "RAZOR LEAF", ACID, "STUN SPORE", WRAP, 0</text:p>
          </table:table-cell>
        </table:table-row>
        <table:table-row table:style-name="ro1">
          <table:table-cell office:value-type="string">
            <text:p>+220, 55, VICTREEBEL, "RAZOR LEAF", ACID, "SLEEP POWDER", SLAM, 0 @}</text:p>
          </table:table-cell>
        </table:table-row>
        <table:table-row table:style-name="ro1">
          <table:table-cell office:value-type="string">
            <text:p>+#MADELINE~2#, Moves, "\pk\mn RANGER~2", (boy05 true), 143, "MADELINE", 19, ????????, ????????, ????????, Single, - CheckBadMove TryToKO CheckViability /, 2, @{ 220, 55, VILEPLUME, "PETAL DANCE", MOONLIGHT, ACID, "SLEEP POWDER", 0</text:p>
          </table:table-cell>
        </table:table-row>
        <table:table-row table:style-name="ro1">
          <table:table-cell office:value-type="string">
            <text:p>+220, 55, VILEPLUME, "PETAL DANCE", MOONLIGHT, ACID, "STUN SPORE", 0 @}</text:p>
          </table:table-cell>
        </table:table-row>
        <table:table-row table:style-name="ro1">
          <table:table-cell office:value-type="string">
            <text:p>+#CYNDY~2#, Items, "CRUSH GIRL", (boy04 false), 139, "CYNDY", ????????, ????????, ????????, ????????, Single, - CheckBadMove /, 3, @{ 170, 54, PRIMEAPE, 207</text:p>
          </table:table-cell>
        </table:table-row>
        <table:table-row table:style-name="ro1">
          <table:table-cell office:value-type="string">
            <text:p>+170, 54, HITMONTOP, 207</text:p>
          </table:table-cell>
        </table:table-row>
        <table:table-row table:style-name="ro1">
          <table:table-cell office:value-type="string">
            <text:p>+170, 54, MACHAMP, 207 @}</text:p>
          </table:table-cell>
        </table:table-row>
        <table:table-row table:style-name="ro1">
          <table:table-cell office:value-type="string">
            <text:p>+#EVAN~2#, Normal, TAMER, (boy0B false), 103, "EVAN", ????????, ????????, ????????, ????????, Single, - CheckBadMove /, 3, @{ 160, 52, SANDSLASH, 0</text:p>
          </table:table-cell>
        </table:table-row>
        <table:table-row table:style-name="ro1">
          <table:table-cell office:value-type="string">
            <text:p>+160, 52, LICKITUNG, 0</text:p>
          </table:table-cell>
        </table:table-row>
        <table:table-row table:style-name="ro1">
          <table:table-cell office:value-type="string">
            <text:p>+160, 55, URSARING, 0 @}</text:p>
          </table:table-cell>
        </table:table-row>
        <table:table-row table:style-name="ro1">
          <table:table-cell office:value-type="string">
            <text:p>+#JACKSON~2#, Moves, "\pk\mn RANGER~2", (boy05 false), 142, "JACKSON", 19, ????????, ????????, ????????, Single, - CheckBadMove TryToKO CheckViability /, 3, @{ 220, 53, TANGELA, SLAM, "MEGA DRAIN", BIND, INGRAIN, 0</text:p>
          </table:table-cell>
        </table:table-row>
        <table:table-row table:style-name="ro1">
          <table:table-cell office:value-type="string">
            <text:p>+220, 54, EXEGGUTOR, CONFUSION, "EGG BOMB", "STUN SPORE", REFLECT, 0</text:p>
          </table:table-cell>
        </table:table-row>
        <table:table-row table:style-name="ro1">
          <table:table-cell office:value-type="string">
            <text:p>+220, 55, EXEGGUTOR, CONFUSION, "EGG BOMB", "SLEEP POWDER", STOMP, 0 @}</text:p>
          </table:table-cell>
        </table:table-row>
        <table:table-row table:style-name="ro1">
          <table:table-cell office:value-type="string">
            <text:p>+#KATELYN~2#, Moves, "\pk\mn RANGER~2", (boy05 true), 143, "KATELYN", 19, ????????, ????????, ????????, Single, - CheckBadMove TryToKO CheckViability /, 1, @{ 220, 56, CHANSEY, "EGG BOMB", "DEFENSE CURL", MINIMIZE, SOFTBOILED, 0 @}</text:p>
          </table:table-cell>
        </table:table-row>
        <table:table-row table:style-name="ro1">
          <table:table-cell office:value-type="string">
            <text:p>+#LEROY~2#, Moves, COOLTRAINER~2, (boy05 false), 110, "LEROY", 19, ????????, ????????, ????????, Single, - CheckBadMove TryToKO CheckViability /, 5, @{ 220, 52, RHYDON, EARTHQUAKE, "HORN DRILL", "ROCK BLAST", "SCARY FACE", 0</text:p>
          </table:table-cell>
        </table:table-row>
        <table:table-row table:style-name="ro1">
          <table:table-cell office:value-type="string">
            <text:p>+220, 54, SLOWBRO, PSYCHIC, HEADBUTT, AMNESIA, DISABLE, 0</text:p>
          </table:table-cell>
        </table:table-row>
        <table:table-row table:style-name="ro1">
          <table:table-cell office:value-type="string">
            <text:p>+220, 52, KANGASKHAN, "DIZZY PUNCH", BITE, ENDURE, REVERSAL, 0</text:p>
          </table:table-cell>
        </table:table-row>
        <table:table-row table:style-name="ro1">
          <table:table-cell office:value-type="string">
            <text:p>+220, 52, MACHAMP, "CROSS CHOP", "VITAL THROW", REVENGE, "SEISMIC TOSS", 0</text:p>
          </table:table-cell>
        </table:table-row>
        <table:table-row table:style-name="ro1">
          <table:table-cell office:value-type="string">
            <text:p>+220, 55, URSARING, SLASH, "FAINT ATTACK", SNORE, REST, 0 @}</text:p>
          </table:table-cell>
        </table:table-row>
        <table:table-row table:style-name="ro1">
          <table:table-cell office:value-type="string">
            <text:p>+#MICHELLE~2#, Moves, COOLTRAINER~2, (boy05 true), 111, "MICHELLE", 21, ????????, ????????, ????????, Single, - CheckBadMove TryToKO CheckViability /, 5, @{ 220, 53, PERSIAN, SLASH, SCREECH, "FAINT ATTACK", BITE, 0</text:p>
          </table:table-cell>
        </table:table-row>
        <table:table-row table:style-name="ro1">
          <table:table-cell office:value-type="string">
            <text:p>+220, 53, DEWGONG, "ICE BEAM", "TAKE DOWN", "ICY WIND", "SHEER COLD", 0</text:p>
          </table:table-cell>
        </table:table-row>
        <table:table-row table:style-name="ro1">
          <table:table-cell office:value-type="string">
            <text:p>+220, 54, NINETALES, FLAMETHROWER, "CONFUSE RAY", WILL-O-WISP, GRUDGE, 0</text:p>
          </table:table-cell>
        </table:table-row>
        <table:table-row table:style-name="ro1">
          <table:table-cell office:value-type="string">
            <text:p>+220, 54, RAPIDASH, BOUNCE, AGILITY, "FIRE SPIN", "TAKE DOWN", 0</text:p>
          </table:table-cell>
        </table:table-row>
        <table:table-row table:style-name="ro1">
          <table:table-cell office:value-type="string">
            <text:p>+220, 56, GIRAFARIG, CRUNCH, PSYBEAM, STOMP, "ODOR SLEUTH", 0 @}</text:p>
          </table:table-cell>
        </table:table-row>
        <table:table-row table:style-name="ro1">
          <table:table-cell office:value-type="string">
            <text:p>+#"LEX &amp; NYA~2"#, Moves, "COOL COUPLE", (boy05 false), 128, "LEX &amp; NYA", 19, 19, ????????, ????????, Double, - CheckBadMove TryToKO CheckViability /, 2, @{ 220, 57, MILTANK, "BODY SLAM", "MILK DRINK", GROWL, "DEFENSE CURL", 0</text:p>
          </table:table-cell>
        </table:table-row>
        <table:table-row table:style-name="ro1">
          <table:table-cell office:value-type="string">
            <text:p>+220, 57, TAUROS, "TAKE DOWN", "SCARY FACE", PURSUIT, SWAGGER, 0 @}</text:p>
          </table:table-cell>
        </table:table-row>
        <table:table-row table:style-name="ro1">
          <table:table-cell office:value-type="string">
            <text:p>+#COLTON~2#, Normal, "BUG CATCHER~2", (boy00 false), 83, "COLTON", ????????, ????????, ????????, ????????, Single, - CheckBadMove /, 3, @{ 20, 19, METAPOD, 0</text:p>
          </table:table-cell>
        </table:table-row>
        <table:table-row table:style-name="ro1">
          <table:table-cell office:value-type="string">
            <text:p>+20, 19, WEEDLE, 0</text:p>
          </table:table-cell>
        </table:table-row>
        <table:table-row table:style-name="ro1">
          <table:table-cell office:value-type="string">
            <text:p>+20, 19, METAPOD, 0 @}</text:p>
          </table:table-cell>
        </table:table-row>
        <table:table-row table:style-name="ro1">
          <table:table-cell office:value-type="string">
            <text:p>+#COLTON~3#, Normal, "BUG CATCHER~2", (boy00 false), 83, "COLTON", ????????, ????????, ????????, ????????, Single, - CheckBadMove /, 3, @{ 60, 27, BUTTERFREE, 0</text:p>
          </table:table-cell>
        </table:table-row>
        <table:table-row table:style-name="ro1">
          <table:table-cell office:value-type="string">
            <text:p>+60, 27, KAKUNA, 0</text:p>
          </table:table-cell>
        </table:table-row>
        <table:table-row table:style-name="ro1">
          <table:table-cell office:value-type="string">
            <text:p>+60, 27, BUTTERFREE, 0 @}</text:p>
          </table:table-cell>
        </table:table-row>
        <table:table-row table:style-name="ro1">
          <table:table-cell office:value-type="string">
            <text:p>+#COLTON~4#, Normal, "BUG CATCHER~2", (boy00 false), 83, "COLTON", ????????, ????????, ????????, ????????, Single, - CheckBadMove /, 3, @{ 120, 51, BUTTERFREE, 0</text:p>
          </table:table-cell>
        </table:table-row>
        <table:table-row table:style-name="ro1">
          <table:table-cell office:value-type="string">
            <text:p>+120, 54, BEEDRILL, 0</text:p>
          </table:table-cell>
        </table:table-row>
        <table:table-row table:style-name="ro1">
          <table:table-cell office:value-type="string">
            <text:p>+120, 51, BUTTERFREE, 0 @}</text:p>
          </table:table-cell>
        </table:table-row>
        <table:table-row table:style-name="ro1">
          <table:table-cell office:value-type="string">
            <text:p>+#MATTHEW~2#, Normal, SWIMMER\sm~2, (boy08 false), 95, "MATTHEW", ????????, ????????, ????????, ????????, Single, - CheckBadMove /, 2, @{ 80, 49, POLIWHIRL, 0</text:p>
          </table:table-cell>
        </table:table-row>
        <table:table-row table:style-name="ro1">
          <table:table-cell office:value-type="string">
            <text:p>+80, 49, POLIWRATH, 0 @}</text:p>
          </table:table-cell>
        </table:table-row>
        <table:table-row table:style-name="ro1">
          <table:table-cell office:value-type="string">
            <text:p>+#TONY~2#, Normal, SWIMMER\sm~2, (boy08 false), 95, "TONY", ????????, ????????, ????????, ????????, Single, - CheckBadMove /, 2, @{ 80, 49, SEADRA, 0</text:p>
          </table:table-cell>
        </table:table-row>
        <table:table-row table:style-name="ro1">
          <table:table-cell office:value-type="string">
            <text:p>+80, 49, SEADRA, 0 @}</text:p>
          </table:table-cell>
        </table:table-row>
        <table:table-row table:style-name="ro1">
          <table:table-cell office:value-type="string">
            <text:p>+#MELISSA~2#, Normal, SWIMMER\sf~2, (girl01 true), 99, "MELISSA", ????????, ????????, ????????, ????????, Single, - CheckBadMove /, 2, @{ 80, 49, POLIWHIRL, 0</text:p>
          </table:table-cell>
        </table:table-row>
        <table:table-row table:style-name="ro1">
          <table:table-cell office:value-type="string">
            <text:p>+80, 49, SEAKING, 0 @}</text:p>
          </table:table-cell>
        </table:table-row>
        <table:table-row table:style-name="ro1">
          <table:table-cell office:value-type="string">
            <text:p>+#LORELEI~2#, Both, "ELITE FOUR~2", (boy0A false), 112, "LORELEI", 19, 19, ????????, ????????, Single, - CheckBadMove TryToKO CheckViability /, 5, @{ 255, 64, DEWGONG, ????????, "ICE BEAM", SURF, "SIGNAL BEAM", "DOUBLE TEAM"</text:p>
          </table:table-cell>
        </table:table-row>
        <table:table-row table:style-name="ro1">
          <table:table-cell office:value-type="string">
            <text:p>+255, 63, CLOYSTER, ????????, "ICE BEAM", SURF, SUPERSONIC, "RAIN DANCE"</text:p>
          </table:table-cell>
        </table:table-row>
        <table:table-row table:style-name="ro1">
          <table:table-cell office:value-type="string">
            <text:p>+255, 63, PILOSWINE, ????????, BLIZZARD, EARTHQUAKE, DOUBLE-EDGE, "ROCK SLIDE"</text:p>
          </table:table-cell>
        </table:table-row>
        <table:table-row table:style-name="ro1">
          <table:table-cell office:value-type="string">
            <text:p>+255, 66, JYNX, ????????, "ICE BEAM", PSYCHIC, "LOVELY KISS", ATTRACT</text:p>
          </table:table-cell>
        </table:table-row>
        <table:table-row table:style-name="ro1">
          <table:table-cell office:value-type="string">
            <text:p>+255, 66, LAPRAS, 133, "ICE BEAM", SURF, PSYCHIC, THUNDER @}</text:p>
          </table:table-cell>
        </table:table-row>
        <table:table-row table:style-name="ro1">
          <table:table-cell office:value-type="string">
            <text:p>+#BRUNO~2#, Both, "ELITE FOUR~2", (boy0A false), 113, "BRUNO", 19, 19, ????????, ????????, Single, - CheckBadMove TryToKO CheckViability /, 5, @{ 255, 65, STEELIX, ????????, EARTHQUAKE, "IRON TAIL", CRUNCH, "ROCK TOMB"</text:p>
          </table:table-cell>
        </table:table-row>
        <table:table-row table:style-name="ro1">
          <table:table-cell office:value-type="string">
            <text:p>+255, 65, HITMONCHAN, ????????, "SKY UPPERCUT", "MACH PUNCH", "ROCK SLIDE", COUNTER</text:p>
          </table:table-cell>
        </table:table-row>
        <table:table-row table:style-name="ro1">
          <table:table-cell office:value-type="string">
            <text:p>+255, 65, HITMONLEE, ????????, "MEGA KICK", FORESIGHT, EARTHQUAKE, "ROCK SLIDE"</text:p>
          </table:table-cell>
        </table:table-row>
        <table:table-row table:style-name="ro1">
          <table:table-cell office:value-type="string">
            <text:p>+255, 66, STEELIX, ????????, EARTHQUAKE, "IRON TAIL", CRUNCH, DRAGONBREATH</text:p>
          </table:table-cell>
        </table:table-row>
        <table:table-row table:style-name="ro1">
          <table:table-cell office:value-type="string">
            <text:p>+255, 68, MACHAMP, 140, "CROSS CHOP", EARTHQUAKE, "BRICK BREAK", "ROCK SLIDE" @}</text:p>
          </table:table-cell>
        </table:table-row>
        <table:table-row table:style-name="ro1">
          <table:table-cell office:value-type="string">
            <text:p>+#AGATHA~2#, Both, "ELITE FOUR~2", (boy0A false), 114, "AGATHA", 19, 19, ????????, ????????, Single, - CheckBadMove TryToKO CheckViability /, 5, @{ 255, 66, GENGAR, ????????, "SHADOW BALL", PSYCHIC, "CONFUSE RAY", HYPNOSIS</text:p>
          </table:table-cell>
        </table:table-row>
        <table:table-row table:style-name="ro1">
          <table:table-cell office:value-type="string">
            <text:p>+255, 66, CROBAT, ????????, "SLUDGE BOMB", "AIR CUTTER", "SHADOW BALL", "CONFUSE RAY"</text:p>
          </table:table-cell>
        </table:table-row>
        <table:table-row table:style-name="ro1">
          <table:table-cell office:value-type="string">
            <text:p>+255, 65, MISDREAVUS, ????????, "SHADOW BALL", PSYCHIC, THUNDERBOLT, ATTRACT</text:p>
          </table:table-cell>
        </table:table-row>
        <table:table-row table:style-name="ro1">
          <table:table-cell office:value-type="string">
            <text:p>+255, 68, ARBOK, ????????, "SLUDGE BOMB", EARTHQUAKE, "GIGA DRAIN", "DOUBLE TEAM"</text:p>
          </table:table-cell>
        </table:table-row>
        <table:table-row table:style-name="ro1">
          <table:table-cell office:value-type="string">
            <text:p>+255, 70, GENGAR, 134, "SHADOW BALL", PSYCHIC, THUNDERBOLT, "SLUDGE BOMB" @}</text:p>
          </table:table-cell>
        </table:table-row>
        <table:table-row table:style-name="ro1">
          <table:table-cell office:value-type="string">
            <text:p>+#LANCE~2#, Both, "ELITE FOUR~2", (boy0A false), 115, "LANCE", 19, 19, ????????, ????????, Single, - CheckBadMove TryToKO CheckViability /, 5, @{ 255, 68, GYARADOS, ????????, "HYPER BEAM", "DRAGON DANCE", EARTHQUAKE, "THUNDER WAVE"</text:p>
          </table:table-cell>
        </table:table-row>
        <table:table-row table:style-name="ro1">
          <table:table-cell office:value-type="string">
            <text:p>+255, 66, DRAGONITE, ????????, "HYPER BEAM", EARTHQUAKE, "DRAGON CLAW", FLAMETHROWER</text:p>
          </table:table-cell>
        </table:table-row>
        <table:table-row table:style-name="ro1">
          <table:table-cell office:value-type="string">
            <text:p>+255, 66, KINGDRA, ????????, "HYPER BEAM", "DRAGON DANCE", SURF, "ICE BEAM"</text:p>
          </table:table-cell>
        </table:table-row>
        <table:table-row table:style-name="ro1">
          <table:table-cell office:value-type="string">
            <text:p>+255, 70, AERODACTYL, ????????, "HYPER BEAM", ANCIENTPOWER, "AERIAL ACE", EARTHQUAKE</text:p>
          </table:table-cell>
        </table:table-row>
        <table:table-row table:style-name="ro1">
          <table:table-cell office:value-type="string">
            <text:p>+255, 72, DRAGONITE, 140, "HYPER BEAM", OUTRAGE, THUNDERBOLT, "ICE BEAM" @}</text:p>
          </table:table-cell>
        </table:table-row>
        <table:table-row table:style-name="ro1">
          <table:table-cell office:value-type="string">
            <text:p>+#TERRY~25#, Both, CHAMPION~2, (boy00 false), 125, "TERRY", 19, 19, 19, 19, Single, - CheckBadMove TryToKO CheckViability /, 6, @{ 255, 72, HERACROSS, ????????, MEGAHORN, EARTHQUAKE, COUNTER, "ROCK TOMB"</text:p>
          </table:table-cell>
        </table:table-row>
        <table:table-row table:style-name="ro1">
          <table:table-cell office:value-type="string">
            <text:p>+255, 73, ALAKAZAM, ????????, PSYCHIC, "SHADOW BALL", "CALM MIND", REFLECT</text:p>
          </table:table-cell>
        </table:table-row>
        <table:table-row table:style-name="ro1">
          <table:table-cell office:value-type="string">
            <text:p>+255, 72, TYRANITAR, ????????, CRUNCH, EARTHQUAKE, THUNDERBOLT, "AERIAL ACE"</text:p>
          </table:table-cell>
        </table:table-row>
        <table:table-row table:style-name="ro1">
          <table:table-cell office:value-type="string">
            <text:p>+255, 73, ARCANINE, ????????, EXTREMESPEED, OVERHEAT, "AERIAL ACE", "IRON TAIL"</text:p>
          </table:table-cell>
        </table:table-row>
        <table:table-row table:style-name="ro1">
          <table:table-cell office:value-type="string">
            <text:p>+255, 73, EXEGGUTOR, ????????, "GIGA DRAIN", PSYCHIC, "SLEEP POWDER", "LIGHT SCREEN"</text:p>
          </table:table-cell>
        </table:table-row>
        <table:table-row table:style-name="ro1">
          <table:table-cell office:value-type="string">
            <text:p>+255, 75, BLASTOISE, 142, "HYDRO PUMP", "ICE BEAM", EARTHQUAKE, "RAIN DANCE" @}</text:p>
          </table:table-cell>
        </table:table-row>
        <table:table-row table:style-name="ro1">
          <table:table-cell office:value-type="string">
            <text:p>+#TERRY~26#, Both, CHAMPION~2, (boy00 false), 125, "TERRY", 19, 19, 19, 19, Single, - CheckBadMove TryToKO CheckViability /, 6, @{ 255, 72, HERACROSS, ????????, MEGAHORN, EARTHQUAKE, COUNTER, "ROCK TOMB"</text:p>
          </table:table-cell>
        </table:table-row>
        <table:table-row table:style-name="ro1">
          <table:table-cell office:value-type="string">
            <text:p>+255, 73, ALAKAZAM, ????????, PSYCHIC, "SHADOW BALL", "CALM MIND", REFLECT</text:p>
          </table:table-cell>
        </table:table-row>
        <table:table-row table:style-name="ro1">
          <table:table-cell office:value-type="string">
            <text:p>+255, 72, TYRANITAR, ????????, CRUNCH, EARTHQUAKE, THUNDERBOLT, "AERIAL ACE"</text:p>
          </table:table-cell>
        </table:table-row>
        <table:table-row table:style-name="ro1">
          <table:table-cell office:value-type="string">
            <text:p>+255, 73, GYARADOS, ????????, "HYDRO PUMP", "DRAGON DANCE", EARTHQUAKE, "HYPER BEAM"</text:p>
          </table:table-cell>
        </table:table-row>
        <table:table-row table:style-name="ro1">
          <table:table-cell office:value-type="string">
            <text:p>+255, 73, ARCANINE, ????????, EXTREMESPEED, OVERHEAT, "AERIAL ACE", "IRON TAIL"</text:p>
          </table:table-cell>
        </table:table-row>
        <table:table-row table:style-name="ro1">
          <table:table-cell office:value-type="string">
            <text:p>+255, 75, VENUSAUR, 142, SOLARBEAM, "SLUDGE BOMB", EARTHQUAKE, "SUNNY DAY" @}</text:p>
          </table:table-cell>
        </table:table-row>
        <table:table-row table:style-name="ro1">
          <table:table-cell office:value-type="string">
            <text:p>+#TERRY~27#, Both, CHAMPION~2, (boy00 false), 125, "TERRY", 19, 19, 19, 19, Single, - CheckBadMove TryToKO CheckViability /, 6, @{ 255, 72, HERACROSS, ????????, MEGAHORN, EARTHQUAKE, COUNTER, "ROCK TOMB"</text:p>
          </table:table-cell>
        </table:table-row>
        <table:table-row table:style-name="ro1">
          <table:table-cell office:value-type="string">
            <text:p>+255, 73, ALAKAZAM, ????????, PSYCHIC, "SHADOW BALL", "CALM MIND", REFLECT</text:p>
          </table:table-cell>
        </table:table-row>
        <table:table-row table:style-name="ro1">
          <table:table-cell office:value-type="string">
            <text:p>+255, 72, TYRANITAR, ????????, CRUNCH, EARTHQUAKE, THUNDERBOLT, "AERIAL ACE"</text:p>
          </table:table-cell>
        </table:table-row>
        <table:table-row table:style-name="ro1">
          <table:table-cell office:value-type="string">
            <text:p>+255, 73, EXEGGUTOR, ????????, "GIGA DRAIN", PSYCHIC, "SLEEP POWDER", "LIGHT SCREEN"</text:p>
          </table:table-cell>
        </table:table-row>
        <table:table-row table:style-name="ro1">
          <table:table-cell office:value-type="string">
            <text:p>+255, 73, GYARADOS, ????????, "HYDRO PUMP", "DRAGON DANCE", EARTHQUAKE, "HYPER BEAM"</text:p>
          </table:table-cell>
        </table:table-row>
        <table:table-row table:style-name="ro1">
          <table:table-cell office:value-type="string">
            <text:p>+255, 75, CHARIZARD, 142, "FIRE BLAST", "DRAGON CLAW", "AERIAL ACE", EARTHQUAKE @}</text:p>
          </table:table-cell>
        </table:table-row>
        <table:table-row table:style-name="ro1">
          <table:table-cell office:value-type="string">
            <text:p>+#PAXTON#, Normal, "CUE BALL", (boy00 false), 96, "PAXTON", ????????, ????????, ????????, ????????, Single, - CheckBadMove /, 2, @{ 50, 39, WEEZING, 0</text:p>
          </table:table-cell>
        </table:table-row>
        <table:table-row table:style-name="ro1">
          <table:table-cell office:value-type="string">
            <text:p>+50, 39, MUK, 0 @}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 office:value-type="string">
            <text:p>@!00(29720) ^data.trainers.stats[structType.trainerStructType class.data.trainers.classes.names introMusicAndGender.|t|music:::.encountersongs|female. sprite.graphics.trainers.sprites.front name""12 prizeMoney|=4*(data.trainers.money/class=class)/moneyrate*pokemon/last/level item1:data.items.stats item2:data.items.stats item3:data.items.stats item4:data.items.stats doubleBattle::doublebattleflag ai|b[]traineraibits | pokemonCount:: pokemon&lt;`tpt`&gt;]743 Normal, "\pk\mn TRAINER", (boy00 false), 0, "", ????????, ????????, ????????, ????????, Single, - /, 0, &lt;null&gt;</text:p>
          </table:table-cell>
        </table:table-row>
        <table:table-row table:style-name="ro1">
          <table:table-cell office:value-type="string">
            <text:p>+#~2#, Normal, "AQUA LEADER", (rocket06 false), 0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3#, Normal, "TEAM AQUA", (rocket06 false), 1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4#, Normal, "TEAM AQUA", (rocket06 false), 2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5#, Normal, "AROMA LADY", (girl01 false), 3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6#, Normal, "RUIN MANIAC", (boy0B false), 4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7#, Normal, INTERVIEWER, (boy0C false), 5, "", ????????, ????????, ????????, ????????, Double, - CheckBadMove /, 1, @{ 0, 5, EKANS, 0 @}</text:p>
          </table:table-cell>
        </table:table-row>
        <table:table-row table:style-name="ro1">
          <table:table-cell office:value-type="string">
            <text:p>+#~8#, Normal, TUBER, (girl02 false), 6, "", ????????, ????????, ????????, ????????, Single, - CheckBadMove /, 1, @{ 0, 38, STARMIE, 0 @}</text:p>
          </table:table-cell>
        </table:table-row>
        <table:table-row table:style-name="ro1">
          <table:table-cell office:value-type="string">
            <text:p>+#~9#, Normal, TUBER~2, (boy00 false), 7, "", ????????, ????????, ????????, ????????, Single, - CheckBadMove /, 1, @{ 0, 38, STARMIE, 0 @}</text:p>
          </table:table-cell>
        </table:table-row>
        <table:table-row table:style-name="ro1">
          <table:table-cell office:value-type="string">
            <text:p>+#~10#, Normal, COOLTRAINER, (boy05 false), 8, "", ????????, ????????, ????????, ????????, Single, - CheckBadMove TryToKO CheckViability /, 1, @{ 100, 5, EKANS, 0 @}</text:p>
          </table:table-cell>
        </table:table-row>
        <table:table-row table:style-name="ro1">
          <table:table-cell office:value-type="string">
            <text:p>+#~11#, Normal, COOLTRAINER, (boy05 false), 9, "", ????????, ????????, ????????, ????????, Single, - CheckBadMove TryToKO CheckViability /, 1, @{ 100, 5, EKANS, 0 @}</text:p>
          </table:table-cell>
        </table:table-row>
        <table:table-row table:style-name="ro1">
          <table:table-cell office:value-type="string">
            <text:p>+#~12#, Normal, "HEX MANIAC", (rocket03 false), 10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13#, Normal, LADY, (girl01 false), 11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14#, Normal, BEAUTY, (girl01 false), 12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15#, Normal, "RICH BOY", (boy0D false), 13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16#, Normal, POKéMANIAC, (rocket03 false), 14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17#, Normal, SWIMMER\sm, (girl01 false), 15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18#, Normal, "BLACK BELT", (boy04 false), 16, "", ????????, ????????, ????????, ????????, Single, - CheckBadMove /, 1, @{ 100, 5, EKANS, 0 @}</text:p>
          </table:table-cell>
        </table:table-row>
        <table:table-row table:style-name="ro1">
          <table:table-cell office:value-type="string">
            <text:p>+#~19#, Normal, GUITARIST, (boy04 false), 17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20#, Normal, KINDLER, (boy0B false), 18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21#, Normal, CAMPER, (boy00 false), 19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22#, Normal, "BUG MANIAC", (rocket03 false), 20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23#, Normal, PSYCHIC, (boy04 false), 21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24#, Normal, PSYCHIC, (boy04 false), 22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25#, Normal, GENTLEMAN, (boy0D false), 23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SIDNEY#, Normal, "ELITE FOUR", (boy0A false), 24, "SIDNEY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PHOEBE#, Normal, "ELITE FOUR", (boy0A false), 25, "PHOEBE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ROXANNE#, Normal, LEADER, (girl01 false), 26, "ROXANNE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BRAWLY#, Normal, LEADER, (boy00 false), 27, "BRAWLY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TATE&amp;LIZA#, Normal, LEADER, (girl01 false), 28, "TATE&amp;LIZA", ????????, ????????, ????????, ????????, Double, - CheckBadMove /, 1, @{ 0, 5, EKANS, 0 @}</text:p>
          </table:table-cell>
        </table:table-row>
        <table:table-row table:style-name="ro1">
          <table:table-cell office:value-type="string">
            <text:p>+#~26#, Normal, "SCHOOL KID", (boy00 false), 29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27#, Normal, "SCHOOL KID", (boy00 false), 30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28#, Normal, "SR. AND JR.", (girl09 false), 31, "", ????????, ????????, ????????, ????????, Double, - CheckBadMove /, 1, @{ 0, 5, EKANS, 0 @}</text:p>
          </table:table-cell>
        </table:table-row>
        <table:table-row table:style-name="ro1">
          <table:table-cell office:value-type="string">
            <text:p>+#~29#, Normal, POKéFAN, (girl09 false), 32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30#, Normal, POKéFAN, (girl09 false), 33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31#, Normal, EXPERT, (boy04 false), 34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32#, Normal, EXPERT, (boy04 false), 35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33#, Normal, YOUNGSTER, (boy00 false), 36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34#, Normal, CHAMPION, (boy00 false), 37, "", ????????, ????????, ????????, ????????, Single, - CheckBadMove TryToKO CheckViability /, 1, @{ 0, 5, EKANS, 0 @}</text:p>
          </table:table-cell>
        </table:table-row>
        <table:table-row table:style-name="ro1">
          <table:table-cell office:value-type="string">
            <text:p>+#~35#, Normal, FISHERMAN, (boy0B false), 38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36#, Normal, TRIATHLETE, (boy00 false), 39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37#, Normal, TRIATHLETE, (girl01 false), 40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38#, Normal, TRIATHLETE, (boy00 false), 41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39#, Normal, TRIATHLETE, (girl01 false), 42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40#, Normal, TRIATHLETE, (boy00 false), 43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41#, Normal, TRIATHLETE, (girl01 false), 44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42#, Normal, "DRAGON TAMER", (boy04 false), 45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43#, Normal, "BIRD KEEPER", (boy05 false), 46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44#, Normal, "NINJA BOY", (rocket03 false), 47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45#, Normal, "BATTLE GIRL", (boy04 false), 48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46#, Normal, "PARASOL LADY", (girl01 false), 49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47#, Normal, SWIMMER\sf, (girl01 false), 50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48#, Normal, PICNICKER, (girl02 false), 51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49#, Normal, TWINS, (girl09 false), 52, "", ????????, ????????, ????????, ????????, Double, - CheckBadMove /, 1, @{ 0, 5, EKANS, 0 @}</text:p>
          </table:table-cell>
        </table:table-row>
        <table:table-row table:style-name="ro1">
          <table:table-cell office:value-type="string">
            <text:p>+#~50#, Normal, SAILOR, (boy00 false), 53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51#, Normal, BOARDER, (boy00 false), 36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52#, Normal, BOARDER, (boy00 false), 36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53#, Normal, COLLECTOR, (rocket03 false), 54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54#, Normal, "\pk\mn TRAINER~3", (boy00 false), 55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55#, Normal, "\pk\mn TRAINER~3", (boy00 false), 56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56#, Normal, "\pk\mn TRAINER~3", (boy00 false), 56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57#, Normal, "\pk\mn TRAINER~3", (boy00 false), 56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58#, Normal, "\pk\mn TRAINER~3", (girl01 false), 57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59#, Normal, "\pk\mn TRAINER~3", (girl01 false), 57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60#, Normal, "\pk\mn TRAINER~3", (girl01 false), 57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61#, Normal, "\pk\mn BREEDER", (boy00 false), 58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62#, Normal, "\pk\mn BREEDER", (girl01 false), 59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63#, Normal, "\pk\mn RANGER", (boy05 false), 60, "", ????????, ????????, ????????, ????????, Single, - CheckBadMove TryToKO CheckViability /, 1, @{ 100, 5, EKANS, 0 @}</text:p>
          </table:table-cell>
        </table:table-row>
        <table:table-row table:style-name="ro1">
          <table:table-cell office:value-type="string">
            <text:p>+#~64#, Normal, "\pk\mn RANGER", (boy05 false), 61, "", ????????, ????????, ????????, ????????, Single, - CheckBadMove TryToKO CheckViability /, 1, @{ 100, 5, EKANS, 0 @}</text:p>
          </table:table-cell>
        </table:table-row>
        <table:table-row table:style-name="ro1">
          <table:table-cell office:value-type="string">
            <text:p>+#~65#, Normal, "MAGMA LEADER", (rocket07 false), 62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66#, Normal, "TEAM MAGMA", (rocket07 false), 63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67#, Normal, "TEAM MAGMA", (rocket07 false), 64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68#, Normal, LASS, (girl01 false), 65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69#, Normal, "BUG CATCHER", (boy00 false), 66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70#, Normal, HIKER, (boy0B false), 67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71#, Normal, "YOUNG COUPLE", (girl02 false), 68, "", ????????, ????????, ????????, ????????, Double, - CheckBadMove /, 2, @{ 0, 5, EKANS, 0</text:p>
          </table:table-cell>
        </table:table-row>
        <table:table-row table:style-name="ro1">
          <table:table-cell office:value-type="string">
            <text:p>+0, 5, EKANS, 0 @}</text:p>
          </table:table-cell>
        </table:table-row>
        <table:table-row table:style-name="ro1">
          <table:table-cell office:value-type="string">
            <text:p>+#~72#, Normal, "OLD COUPLE", (boy04 false), 69, "", ????????, ????????, ????????, ????????, Double, - CheckBadMove /, 1, @{ 0, 5, EKANS, 0 @}</text:p>
          </table:table-cell>
        </table:table-row>
        <table:table-row table:style-name="ro1">
          <table:table-cell office:value-type="string">
            <text:p>+#~73#, Normal, "SIS AND BRO", (boy08 false), 70, "", ????????, ????????, ????????, ????????, Double, - CheckBadMove /, 1, @{ 0, 5, EKANS, 0 @}</text:p>
          </table:table-cell>
        </table:table-row>
        <table:table-row table:style-name="ro1">
          <table:table-cell office:value-type="string">
            <text:p>+#MATT#, Normal, "AQUA ADMIN", (rocket06 false), 71, "MATT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SHELLY#, Normal, "AQUA ADMIN", (rocket06 false), 72, "SHELLY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TABITHA#, Normal, "MAGMA ADMIN", (rocket07 false), 73, "TABITHA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COURTNEY#, Normal, "MAGMA ADMIN", (rocket07 false), 74, "COURTNEY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WATTSON#, Normal, LEADER, (boy00 false), 75, "WATTSON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FLANNERY#, Normal, LEADER, (girl01 false), 76, "FLANNERY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NORMAN#, Normal, LEADER, (boy00 false), 77, "NORMAN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WINONA#, Normal, LEADER, (girl01 false), 78, "WINONA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WALLACE#, Normal, LEADER, (boy00 false), 79, "WALLACE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GLACIA#, Normal, "ELITE FOUR", (boy0A false), 80, "GLACIA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DRAKE#, Normal, "ELITE FOUR", (boy0A false), 81, "DRAKE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BEN#, Normal, YOUNGSTER~2, (boy00 false), 82, "BEN", ????????, ????????, ????????, ????????, Single, - CheckBadMove /, 2, @{ 0, 13, RATTATA, 0</text:p>
          </table:table-cell>
        </table:table-row>
        <table:table-row table:style-name="ro1">
          <table:table-cell office:value-type="string">
            <text:p>+0, 13, EKANS, 0 @}</text:p>
          </table:table-cell>
        </table:table-row>
        <table:table-row table:style-name="ro1">
          <table:table-cell office:value-type="string">
            <text:p>+#CALVIN#, Normal, YOUNGSTER~2, (boy00 false), 82, "CALVIN", ????????, ????????, ????????, ????????, Single, - CheckBadMove /, 1, @{ 0, 17, SPEAROW, 0 @}</text:p>
          </table:table-cell>
        </table:table-row>
        <table:table-row table:style-name="ro1">
          <table:table-cell office:value-type="string">
            <text:p>+#JOSH#, Normal, YOUNGSTER~2, (boy00 false), 82, "JOSH", ????????, ????????, ????????, ????????, Single, - CheckBadMove /, 3, @{ 0, 12, RATTATA, 0</text:p>
          </table:table-cell>
        </table:table-row>
        <table:table-row table:style-name="ro1">
          <table:table-cell office:value-type="string">
            <text:p>+0, 12, KRABBY, 0</text:p>
          </table:table-cell>
        </table:table-row>
        <table:table-row table:style-name="ro1">
          <table:table-cell office:value-type="string">
            <text:p>+0, 12, ZUBAT, 0 @}</text:p>
          </table:table-cell>
        </table:table-row>
        <table:table-row table:style-name="ro1">
          <table:table-cell office:value-type="string">
            <text:p>+#TIMMY#, Normal, YOUNGSTER~2, (boy00 false), 82, "TIMMY", ????????, ????????, ????????, ????????, Single, - CheckBadMove /, 2, @{ 0, 17, SANDSHREW, 0</text:p>
          </table:table-cell>
        </table:table-row>
        <table:table-row table:style-name="ro1">
          <table:table-cell office:value-type="string">
            <text:p>+0, 17, EKANS, 0 @}</text:p>
          </table:table-cell>
        </table:table-row>
        <table:table-row table:style-name="ro1">
          <table:table-cell office:value-type="string">
            <text:p>+#JOEY#, Normal, YOUNGSTER~2, (boy00 false), 82, "JOEY", ????????, ????????, ????????, ????????, Single, - CheckBadMove /, 2, @{ 0, 18, RATICATE, 0</text:p>
          </table:table-cell>
        </table:table-row>
        <table:table-row table:style-name="ro1">
          <table:table-cell office:value-type="string">
            <text:p>+0, 16, DRATINI, 0 @}</text:p>
          </table:table-cell>
        </table:table-row>
        <table:table-row table:style-name="ro1">
          <table:table-cell office:value-type="string">
            <text:p>+#DAN#, Normal, YOUNGSTER~2, (boy00 false), 82, "DAN", ????????, ????????, ????????, ????????, Single, - CheckBadMove /, 2, @{ 0, 19, SLOWPOKE, 0</text:p>
          </table:table-cell>
        </table:table-row>
        <table:table-row table:style-name="ro1">
          <table:table-cell office:value-type="string">
            <text:p>+0, 19, KANGAKID, 0 @}</text:p>
          </table:table-cell>
        </table:table-row>
        <table:table-row table:style-name="ro1">
          <table:table-cell office:value-type="string">
            <text:p>+#CHAD#, Normal, YOUNGSTER~2, (boy00 false), 82, "CHAD", ????????, ????????, ????????, ????????, Single, - CheckBadMove /, 2, @{ 0, 17, EKANS, 0</text:p>
          </table:table-cell>
        </table:table-row>
        <table:table-row table:style-name="ro1">
          <table:table-cell office:value-type="string">
            <text:p>+0, 17, SANDSHREW, 0 @}</text:p>
          </table:table-cell>
        </table:table-row>
        <table:table-row table:style-name="ro1">
          <table:table-cell office:value-type="string">
            <text:p>+#TYLER#, Normal, YOUNGSTER~2, (boy00 false), 82, "TYLER", ????????, ????????, ????????, ????????, Single, - CheckBadMove /, 1, @{ 0, 26, NIDOKING, 0 @}</text:p>
          </table:table-cell>
        </table:table-row>
        <table:table-row table:style-name="ro1">
          <table:table-cell office:value-type="string">
            <text:p>+#EDDIE#, Normal, YOUNGSTER~2, (boy00 false), 82, "EDDIE", ????????, ????????, ????????, ????????, Single, - CheckBadMove /, 2, @{ 0, 23, ARBOK, 0</text:p>
          </table:table-cell>
        </table:table-row>
        <table:table-row table:style-name="ro1">
          <table:table-cell office:value-type="string">
            <text:p>+0, 23, ELECTABUZZ, 0 @}</text:p>
          </table:table-cell>
        </table:table-row>
        <table:table-row table:style-name="ro1">
          <table:table-cell office:value-type="string">
            <text:p>+#DILLON#, Normal, YOUNGSTER~2, (boy00 false), 82, "DILLON", ????????, ????????, ????????, ????????, Single, - CheckBadMove /, 2, @{ 0, 24, SANDSLASH, 0</text:p>
          </table:table-cell>
        </table:table-row>
        <table:table-row table:style-name="ro1">
          <table:table-cell office:value-type="string">
            <text:p>+0, 24, GOLBAT, 0 @}</text:p>
          </table:table-cell>
        </table:table-row>
        <table:table-row table:style-name="ro1">
          <table:table-cell office:value-type="string">
            <text:p>+#YASU#, Normal, YOUNGSTER~2, (boy00 false), 82, "YASU", ????????, ????????, ????????, ????????, Single, - CheckBadMove /, 3, @{ 0, 21, EEVEE, 0</text:p>
          </table:table-cell>
        </table:table-row>
        <table:table-row table:style-name="ro1">
          <table:table-cell office:value-type="string">
            <text:p>+0, 21, RATICATE, 0</text:p>
          </table:table-cell>
        </table:table-row>
        <table:table-row table:style-name="ro1">
          <table:table-cell office:value-type="string">
            <text:p>+0, 21, FARFETCH'D, 0 @}</text:p>
          </table:table-cell>
        </table:table-row>
        <table:table-row table:style-name="ro1">
          <table:table-cell office:value-type="string">
            <text:p>+#DAVE#, Normal, YOUNGSTER~2, (boy00 false), 82, "DAVE", ????????, ????????, ????????, ????????, Single, - CheckBadMove /, 2, @{ 0, 23, NIDORAN\sm, 0</text:p>
          </table:table-cell>
        </table:table-row>
        <table:table-row table:style-name="ro1">
          <table:table-cell office:value-type="string">
            <text:p>+0, 23, NIDORINO, 0 @}</text:p>
          </table:table-cell>
        </table:table-row>
        <table:table-row table:style-name="ro1">
          <table:table-cell office:value-type="string">
            <text:p>+#BEN~2#, Normal, YOUNGSTER~2, (boy00 false), 82, "BEN", ????????, ????????, ????????, ????????, Single, - CheckBadMove /, 2, @{ 20, 17, RATTATA, 0</text:p>
          </table:table-cell>
        </table:table-row>
        <table:table-row table:style-name="ro1">
          <table:table-cell office:value-type="string">
            <text:p>+20, 17, EKANS, 0 @}</text:p>
          </table:table-cell>
        </table:table-row>
        <table:table-row table:style-name="ro1">
          <table:table-cell office:value-type="string">
            <text:p>+#RICK#, Normal, "BUG CATCHER~2", (boy00 false), 83, "RICK", ????????, ????????, ????????, ????????, Single, - CheckBadMove /, 2, @{ 0, 7, WEEDLE, 0</text:p>
          </table:table-cell>
        </table:table-row>
        <table:table-row table:style-name="ro1">
          <table:table-cell office:value-type="string">
            <text:p>+0, 7, CATERPIE, 0 @}</text:p>
          </table:table-cell>
        </table:table-row>
        <table:table-row table:style-name="ro1">
          <table:table-cell office:value-type="string">
            <text:p>+#DOUG#, Normal, "BUG CATCHER~2", (boy00 false), 83, "DOUG", ????????, ????????, ????????, ????????, Single, - CheckBadMove /, 3, @{ 0, 8, WEEDLE, 0</text:p>
          </table:table-cell>
        </table:table-row>
        <table:table-row table:style-name="ro1">
          <table:table-cell office:value-type="string">
            <text:p>+0, 8, KAKUNA, 0</text:p>
          </table:table-cell>
        </table:table-row>
        <table:table-row table:style-name="ro1">
          <table:table-cell office:value-type="string">
            <text:p>+0, 8, VENONAT, 0 @}</text:p>
          </table:table-cell>
        </table:table-row>
        <table:table-row table:style-name="ro1">
          <table:table-cell office:value-type="string">
            <text:p>+#SAMMY#, Normal, "BUG CATCHER~2", (boy00 false), 83, "SAMMY", ????????, ????????, ????????, ????????, Single, - CheckBadMove /, 1, @{ 0, 10, KAKUNA, 0 @}</text:p>
          </table:table-cell>
        </table:table-row>
        <table:table-row table:style-name="ro1">
          <table:table-cell office:value-type="string">
            <text:p>+#COLTON#, Normal, "BUG CATCHER~2", (boy00 false), 83, "COLTON", ????????, ????????, ????????, ????????, Single, - CheckBadMove /, 3, @{ 0, 12, BUTTERFREE, 0</text:p>
          </table:table-cell>
        </table:table-row>
        <table:table-row table:style-name="ro1">
          <table:table-cell office:value-type="string">
            <text:p>+0, 12, BEEDRILL, 0</text:p>
          </table:table-cell>
        </table:table-row>
        <table:table-row table:style-name="ro1">
          <table:table-cell office:value-type="string">
            <text:p>+0, 12, PARAS, 0 @}</text:p>
          </table:table-cell>
        </table:table-row>
        <table:table-row table:style-name="ro1">
          <table:table-cell office:value-type="string">
            <text:p>+#GREG#, Normal, "BUG CATCHER~2", (boy00 false), 83, "GREG", ????????, ????????, ????????, ????????, Single, - CheckBadMove /, 4, @{ 0, 11, KAKUNA, 0</text:p>
          </table:table-cell>
        </table:table-row>
        <table:table-row table:style-name="ro1">
          <table:table-cell office:value-type="string">
            <text:p>+0, 11, BEEDRILL, 0</text:p>
          </table:table-cell>
        </table:table-row>
        <table:table-row table:style-name="ro1">
          <table:table-cell office:value-type="string">
            <text:p>+0, 11, METAPOD, 0</text:p>
          </table:table-cell>
        </table:table-row>
        <table:table-row table:style-name="ro1">
          <table:table-cell office:value-type="string">
            <text:p>+0, 11, BUTTERFREE, 0 @}</text:p>
          </table:table-cell>
        </table:table-row>
        <table:table-row table:style-name="ro1">
          <table:table-cell office:value-type="string">
            <text:p>+#JAMES#, Normal, "BUG CATCHER~2", (boy00 false), 83, "JAMES", ????????, ????????, ????????, ????????, Single, - CheckBadMove /, 2, @{ 0, 13, CATERPIE, 0</text:p>
          </table:table-cell>
        </table:table-row>
        <table:table-row table:style-name="ro1">
          <table:table-cell office:value-type="string">
            <text:p>+0, 13, BUTTERFREE, 0 @}</text:p>
          </table:table-cell>
        </table:table-row>
        <table:table-row table:style-name="ro1">
          <table:table-cell office:value-type="string">
            <text:p>+#KENT#, Normal, "BUG CATCHER~2", (boy00 false), 83, "KENT", ????????, ????????, ????????, ????????, Single, - CheckBadMove /, 2, @{ 0, 13, WEEDLE, 0</text:p>
          </table:table-cell>
        </table:table-row>
        <table:table-row table:style-name="ro1">
          <table:table-cell office:value-type="string">
            <text:p>+0, 13, BEEDRILL, 0 @}</text:p>
          </table:table-cell>
        </table:table-row>
        <table:table-row table:style-name="ro1">
          <table:table-cell office:value-type="string">
            <text:p>+#ROBBY#, Normal, "BUG CATCHER~2", (boy00 false), 83, "ROBBY", ????????, ????????, ????????, ????????, Single, - CheckBadMove /, 3, @{ 0, 12, CATERPIE, 0</text:p>
          </table:table-cell>
        </table:table-row>
        <table:table-row table:style-name="ro1">
          <table:table-cell office:value-type="string">
            <text:p>+0, 12, METAPOD, 0</text:p>
          </table:table-cell>
        </table:table-row>
        <table:table-row table:style-name="ro1">
          <table:table-cell office:value-type="string">
            <text:p>+0, 12, BUTTERFREE, 0 @}</text:p>
          </table:table-cell>
        </table:table-row>
        <table:table-row table:style-name="ro1">
          <table:table-cell office:value-type="string">
            <text:p>+#CALE#, Normal, "BUG CATCHER~2", (boy00 false), 83, "CALE", ????????, ????????, ????????, ????????, Single, - CheckBadMove /, 4, @{ 0, 12, BUTTERFREE, 0</text:p>
          </table:table-cell>
        </table:table-row>
        <table:table-row table:style-name="ro1">
          <table:table-cell office:value-type="string">
            <text:p>+0, 12, BEEDRILL, 0</text:p>
          </table:table-cell>
        </table:table-row>
        <table:table-row table:style-name="ro1">
          <table:table-cell office:value-type="string">
            <text:p>+0, 12, PARAS, 0</text:p>
          </table:table-cell>
        </table:table-row>
        <table:table-row table:style-name="ro1">
          <table:table-cell office:value-type="string">
            <text:p>+0, 12, VENONAT, 0 @}</text:p>
          </table:table-cell>
        </table:table-row>
        <table:table-row table:style-name="ro1">
          <table:table-cell office:value-type="string">
            <text:p>+#KEIGO#, Normal, "BUG CATCHER~2", (boy00 false), 83, "KEIGO", ????????, ????????, ????????, ????????, Single, - CheckBadMove /, 3, @{ 0, 20, BEEDRILL, 0</text:p>
          </table:table-cell>
        </table:table-row>
        <table:table-row table:style-name="ro1">
          <table:table-cell office:value-type="string">
            <text:p>+0, 20, BUTTERFREE, 0</text:p>
          </table:table-cell>
        </table:table-row>
        <table:table-row table:style-name="ro1">
          <table:table-cell office:value-type="string">
            <text:p>+0, 20, SCYTHER, 0 @}</text:p>
          </table:table-cell>
        </table:table-row>
        <table:table-row table:style-name="ro1">
          <table:table-cell office:value-type="string">
            <text:p>+#ELIJAH#, Normal, "BUG CATCHER~2", (boy00 false), 83, "ELIJAH", ????????, ????????, ????????, ????????, Single, - CheckBadMove /, 1, @{ 0, 24, BUTTEFLARE, 0 @}</text:p>
          </table:table-cell>
        </table:table-row>
        <table:table-row table:style-name="ro1">
          <table:table-cell office:value-type="string">
            <text:p>+#~74#, Normal, "BUG CATCHER~2", (boy00 false), 83, "", ????????, ????????, ????????, ????????, Single, - CheckBadMove /, 3, @{ 0, 18, METAPOD, 0</text:p>
          </table:table-cell>
        </table:table-row>
        <table:table-row table:style-name="ro1">
          <table:table-cell office:value-type="string">
            <text:p>+0, 18, CATERPIE, 0</text:p>
          </table:table-cell>
        </table:table-row>
        <table:table-row table:style-name="ro1">
          <table:table-cell office:value-type="string">
            <text:p>+0, 18, VENONAT, 0 @}</text:p>
          </table:table-cell>
        </table:table-row>
        <table:table-row table:style-name="ro1">
          <table:table-cell office:value-type="string">
            <text:p>+#BRENT#, Normal, "BUG CATCHER~2", (boy00 false), 83, "BRENT", ????????, ????????, ????????, ????????, Single, - CheckBadMove /, 2, @{ 0, 26, BEEDRILL, 0</text:p>
          </table:table-cell>
        </table:table-row>
        <table:table-row table:style-name="ro1">
          <table:table-cell office:value-type="string">
            <text:p>+0, 26, BEEBRUTE, 0 @}</text:p>
          </table:table-cell>
        </table:table-row>
        <table:table-row table:style-name="ro1">
          <table:table-cell office:value-type="string">
            <text:p>+#CONNER#, Normal, "BUG CATCHER~2", (boy00 false), 83, "CONNER", ????????, ????????, ????????, ????????, Single, - CheckBadMove /, 3, @{ 0, 26, BUTTEFLARE, 0</text:p>
          </table:table-cell>
        </table:table-row>
        <table:table-row table:style-name="ro1">
          <table:table-cell office:value-type="string">
            <text:p>+0, 26, BEEBRUTE, 0</text:p>
          </table:table-cell>
        </table:table-row>
        <table:table-row table:style-name="ro1">
          <table:table-cell office:value-type="string">
            <text:p>+0, 26, VENOMOTH, 0 @}</text:p>
          </table:table-cell>
        </table:table-row>
        <table:table-row table:style-name="ro1">
          <table:table-cell office:value-type="string">
            <text:p>+#JANICE#, Normal, LASS~2, (girl01 true), 84, "JANICE", ????????, ????????, ????????, ????????, Single, - CheckBadMove /, 2, @{ 0, 11, PIDGEY, 0</text:p>
          </table:table-cell>
        </table:table-row>
        <table:table-row table:style-name="ro1">
          <table:table-cell office:value-type="string">
            <text:p>+0, 11, PIDGEY, 0 @}</text:p>
          </table:table-cell>
        </table:table-row>
        <table:table-row table:style-name="ro1">
          <table:table-cell office:value-type="string">
            <text:p>+#SALLY#, Normal, LASS~2, (girl01 true), 84, "SALLY", ????????, ????????, ????????, ????????, Single, - CheckBadMove /, 2, @{ 0, 12, RATTATA, 0</text:p>
          </table:table-cell>
        </table:table-row>
        <table:table-row table:style-name="ro1">
          <table:table-cell office:value-type="string">
            <text:p>+0, 12, NIDORAN\sf, 0 @}</text:p>
          </table:table-cell>
        </table:table-row>
        <table:table-row table:style-name="ro1">
          <table:table-cell office:value-type="string">
            <text:p>+#ROBIN#, Normal, LASS~2, (girl01 true), 84, "ROBIN", ????????, ????????, ????????, ????????, Single, - CheckBadMove /, 1, @{ 0, 17, JIGGLYPUFF, 0 @}</text:p>
          </table:table-cell>
        </table:table-row>
        <table:table-row table:style-name="ro1">
          <table:table-cell office:value-type="string">
            <text:p>+#CRISSY#, Normal, LASS~2, (girl01 true), 84, "CRISSY", ????????, ????????, ????????, ????????, Single, - CheckBadMove /, 3, @{ 0, 42, PARASECT, 0</text:p>
          </table:table-cell>
        </table:table-row>
        <table:table-row table:style-name="ro1">
          <table:table-cell office:value-type="string">
            <text:p>+0, 42, SECTASITE, 0</text:p>
          </table:table-cell>
        </table:table-row>
        <table:table-row table:style-name="ro1">
          <table:table-cell office:value-type="string">
            <text:p>+0, 42, SCIZOR, 0 @}</text:p>
          </table:table-cell>
        </table:table-row>
        <table:table-row table:style-name="ro1">
          <table:table-cell office:value-type="string">
            <text:p>+#MIRIAM#, Normal, LASS~2, (girl01 true), 84, "MIRIAM", ????????, ????????, ????????, ????????, Single, - CheckBadMove /, 2, @{ 0, 13, ODDISH, 0</text:p>
          </table:table-cell>
        </table:table-row>
        <table:table-row table:style-name="ro1">
          <table:table-cell office:value-type="string">
            <text:p>+0, 13, BELLSPROUT, 0 @}</text:p>
          </table:table-cell>
        </table:table-row>
        <table:table-row table:style-name="ro1">
          <table:table-cell office:value-type="string">
            <text:p>+#IRIS#, Normal, LASS~2, (girl01 true), 84, "IRIS", ????????, ????????, ????????, ????????, Single, - CheckBadMove /, 2, @{ 0, 15, CLEFAIRY, 0</text:p>
          </table:table-cell>
        </table:table-row>
        <table:table-row table:style-name="ro1">
          <table:table-cell office:value-type="string">
            <text:p>+0, 15, EEVEE, 0 @}</text:p>
          </table:table-cell>
        </table:table-row>
        <table:table-row table:style-name="ro1">
          <table:table-cell office:value-type="string">
            <text:p>+#RELI#, Normal, LASS~2, (girl01 true), 84, "RELI", ????????, ????????, ????????, ????????, Single, - CheckBadMove /, 2, @{ 0, 20, NIDORINO, 0</text:p>
          </table:table-cell>
        </table:table-row>
        <table:table-row table:style-name="ro1">
          <table:table-cell office:value-type="string">
            <text:p>+0, 20, NIDORINA, 0 @}</text:p>
          </table:table-cell>
        </table:table-row>
        <table:table-row table:style-name="ro1">
          <table:table-cell office:value-type="string">
            <text:p>+#ALI#, Normal, LASS~2, (girl01 true), 84, "ALI", ????????, ????????, ????????, ????????, Single, - CheckBadMove /, 3, @{ 0, 15, PIDGEOTTO, 0</text:p>
          </table:table-cell>
        </table:table-row>
        <table:table-row table:style-name="ro1">
          <table:table-cell office:value-type="string">
            <text:p>+0, 15, ODDISH, 0</text:p>
          </table:table-cell>
        </table:table-row>
        <table:table-row table:style-name="ro1">
          <table:table-cell office:value-type="string">
            <text:p>+0, 15, PSYDUCK, 0 @}</text:p>
          </table:table-cell>
        </table:table-row>
        <table:table-row table:style-name="ro1">
          <table:table-cell office:value-type="string">
            <text:p>+#~75#, Normal, LASS~2, (girl01 true), 84, "", ????????, ????????, ????????, ????????, Single, - CheckBadMove /, 2, @{ 0, 15, NIDORAN\sm, 0</text:p>
          </table:table-cell>
        </table:table-row>
        <table:table-row table:style-name="ro1">
          <table:table-cell office:value-type="string">
            <text:p>+0, 15, NIDORAN\sf, 0 @}</text:p>
          </table:table-cell>
        </table:table-row>
        <table:table-row table:style-name="ro1">
          <table:table-cell office:value-type="string">
            <text:p>+#HALEY#, Normal, LASS~2, (girl01 true), 84, "HALEY", ????????, ????????, ????????, ????????, Single, - CheckBadMove /, 3, @{ 0, 16, ODDISH, 0</text:p>
          </table:table-cell>
        </table:table-row>
        <table:table-row table:style-name="ro1">
          <table:table-cell office:value-type="string">
            <text:p>+0, 16, PIDGEOTTO, 0</text:p>
          </table:table-cell>
        </table:table-row>
        <table:table-row table:style-name="ro1">
          <table:table-cell office:value-type="string">
            <text:p>+0, 16, TANGELA, 0 @}</text:p>
          </table:table-cell>
        </table:table-row>
        <table:table-row table:style-name="ro1">
          <table:table-cell office:value-type="string">
            <text:p>+#ANN#, Normal, LASS~2, (girl01 true), 84, "ANN", ????????, ????????, ????????, ????????, Single, - CheckBadMove /, 3, @{ 0, 23, PIDGEOTTO, 0</text:p>
          </table:table-cell>
        </table:table-row>
        <table:table-row table:style-name="ro1">
          <table:table-cell office:value-type="string">
            <text:p>+0, 23, NIDORINA, 0</text:p>
          </table:table-cell>
        </table:table-row>
        <table:table-row table:style-name="ro1">
          <table:table-cell office:value-type="string">
            <text:p>+0, 22, DRATINI, 0 @}</text:p>
          </table:table-cell>
        </table:table-row>
        <table:table-row table:style-name="ro1">
          <table:table-cell office:value-type="string">
            <text:p>+#DAWN#, Normal, LASS~2, (girl01 true), 84, "DAWN", ????????, ????????, ????????, ????????, Single, - CheckBadMove /, 2, @{ 0, 24, RATICATE, 0</text:p>
          </table:table-cell>
        </table:table-row>
        <table:table-row table:style-name="ro1">
          <table:table-cell office:value-type="string">
            <text:p>+0, 24, PIKACHU, 0 @}</text:p>
          </table:table-cell>
        </table:table-row>
        <table:table-row table:style-name="ro1">
          <table:table-cell office:value-type="string">
            <text:p>+#PAIGE#, Normal, LASS~2, (girl01 true), 84, "PAIGE", ????????, ????????, ????????, ????????, Single, - CheckBadMove /, 2, @{ 0, 33, NIDOQUEEN, 0</text:p>
          </table:table-cell>
        </table:table-row>
        <table:table-row table:style-name="ro1">
          <table:table-cell office:value-type="string">
            <text:p>+0, 33, PYREFREE, 0 @}</text:p>
          </table:table-cell>
        </table:table-row>
        <table:table-row table:style-name="ro1">
          <table:table-cell office:value-type="string">
            <text:p>+#ANDREA#, Normal, LASS~2, (girl01 true), 84, "ANDREA", ????????, ????????, ????????, ????????, Single, - CheckBadMove /, 3, @{ 0, 34, PERSIAN, 0</text:p>
          </table:table-cell>
        </table:table-row>
        <table:table-row table:style-name="ro1">
          <table:table-cell office:value-type="string">
            <text:p>+0, 40, EEVEE, 0</text:p>
          </table:table-cell>
        </table:table-row>
        <table:table-row table:style-name="ro1">
          <table:table-cell office:value-type="string">
            <text:p>+0, 34, FLAREON, 0 @}</text:p>
          </table:table-cell>
        </table:table-row>
        <table:table-row table:style-name="ro1">
          <table:table-cell office:value-type="string">
            <text:p>+#MEGAN#, Normal, LASS~2, (girl01 true), 84, "MEGAN", ????????, ????????, ????????, ????????, Single, - CheckBadMove /, 5, @{ 0, 27, PIDGEOT, 0</text:p>
          </table:table-cell>
        </table:table-row>
        <table:table-row table:style-name="ro1">
          <table:table-cell office:value-type="string">
            <text:p>+0, 27, RATICATE, 0</text:p>
          </table:table-cell>
        </table:table-row>
        <table:table-row table:style-name="ro1">
          <table:table-cell office:value-type="string">
            <text:p>+0, 27, NIDOKING, 0</text:p>
          </table:table-cell>
        </table:table-row>
        <table:table-row table:style-name="ro1">
          <table:table-cell office:value-type="string">
            <text:p>+0, 27, PERSIAN, 0</text:p>
          </table:table-cell>
        </table:table-row>
        <table:table-row table:style-name="ro1">
          <table:table-cell office:value-type="string">
            <text:p>+0, 27, RAICHU, 0 @}</text:p>
          </table:table-cell>
        </table:table-row>
        <table:table-row table:style-name="ro1">
          <table:table-cell office:value-type="string">
            <text:p>+#JULIA#, Normal, LASS~2, (girl01 true), 84, "JULIA", ????????, ????????, ????????, ????????, Single, - CheckBadMove /, 2, @{ 0, 31, CLEFABLE, 0</text:p>
          </table:table-cell>
        </table:table-row>
        <table:table-row table:style-name="ro1">
          <table:table-cell office:value-type="string">
            <text:p>+0, 31, NINETALES, 0 @}</text:p>
          </table:table-cell>
        </table:table-row>
        <table:table-row table:style-name="ro1">
          <table:table-cell office:value-type="string">
            <text:p>+#KAY#, Normal, LASS~2, (girl01 true), 84, "KAY", ????????, ????????, ????????, ????????, Single, - CheckBadMove /, 2, @{ 0, 35, VICTREEBEL, 0</text:p>
          </table:table-cell>
        </table:table-row>
        <table:table-row table:style-name="ro1">
          <table:table-cell office:value-type="string">
            <text:p>+0, 36, VENUSAUR, 0 @}</text:p>
          </table:table-cell>
        </table:table-row>
        <table:table-row table:style-name="ro1">
          <table:table-cell office:value-type="string">
            <text:p>+#LISA#, Normal, LASS~2, (girl01 true), 84, "LISA", ????????, ????????, ????????, ????????, Single, - CheckBadMove /, 2, @{ 0, 38, VILEPLUME, 0</text:p>
          </table:table-cell>
        </table:table-row>
        <table:table-row table:style-name="ro1">
          <table:table-cell office:value-type="string">
            <text:p>+0, 38, PARASECT, 0 @}</text:p>
          </table:table-cell>
        </table:table-row>
        <table:table-row table:style-name="ro1">
          <table:table-cell office:value-type="string">
            <text:p>+#EDMOND#, Normal, SAILOR~2, (boy00 false), 85, "EDMOND", ????????, ????????, ????????, ????????, Single, - CheckBadMove /, 2, @{ 0, 24, MACHOP, 0</text:p>
          </table:table-cell>
        </table:table-row>
        <table:table-row table:style-name="ro1">
          <table:table-cell office:value-type="string">
            <text:p>+0, 24, CLOYSTER, 0 @}</text:p>
          </table:table-cell>
        </table:table-row>
        <table:table-row table:style-name="ro1">
          <table:table-cell office:value-type="string">
            <text:p>+#TREVOR#, Normal, SAILOR~2, (boy00 false), 85, "TREVOR", ????????, ????????, ????????, ????????, Single, - CheckBadMove /, 2, @{ 0, 23, MACHOKE, 0</text:p>
          </table:table-cell>
        </table:table-row>
        <table:table-row table:style-name="ro1">
          <table:table-cell office:value-type="string">
            <text:p>+0, 23, TENTACOOL, 0 @}</text:p>
          </table:table-cell>
        </table:table-row>
        <table:table-row table:style-name="ro1">
          <table:table-cell office:value-type="string">
            <text:p>+#LEONARD#, Normal, SAILOR~2, (boy00 false), 85, "LEONARD", ????????, ????????, ????????, ????????, Single, - CheckBadMove /, 1, @{ 0, 27, CLOYSTER, 0 @}</text:p>
          </table:table-cell>
        </table:table-row>
        <table:table-row table:style-name="ro1">
          <table:table-cell office:value-type="string">
            <text:p>+#DUNCAN#, Normal, SAILOR~2, (boy00 false), 85, "DUNCAN", ????????, ????????, ????????, ????????, Single, - CheckBadMove /, 3, @{ 0, 22, HORSEA, 0</text:p>
          </table:table-cell>
        </table:table-row>
        <table:table-row table:style-name="ro1">
          <table:table-cell office:value-type="string">
            <text:p>+0, 22, SHELLDER, 0</text:p>
          </table:table-cell>
        </table:table-row>
        <table:table-row table:style-name="ro1">
          <table:table-cell office:value-type="string">
            <text:p>+0, 22, TENTACOOL, 0 @}</text:p>
          </table:table-cell>
        </table:table-row>
        <table:table-row table:style-name="ro1">
          <table:table-cell office:value-type="string">
            <text:p>+#HUEY#, Normal, SAILOR~2, (boy00 false), 85, "HUEY", ????????, ????????, ????????, ????????, Single, - CheckBadMove /, 2, @{ 0, 24, TENTACOOL, 0</text:p>
          </table:table-cell>
        </table:table-row>
        <table:table-row table:style-name="ro1">
          <table:table-cell office:value-type="string">
            <text:p>+0, 24, STARYU, 0 @}</text:p>
          </table:table-cell>
        </table:table-row>
        <table:table-row table:style-name="ro1">
          <table:table-cell office:value-type="string">
            <text:p>+#DYLAN#, Normal, SAILOR~2, (boy00 false), 85, "DYLAN", ????????, ????????, ????????, ????????, Single, - CheckBadMove /, 3, @{ 0, 23, HORSEA, 0</text:p>
          </table:table-cell>
        </table:table-row>
        <table:table-row table:style-name="ro1">
          <table:table-cell office:value-type="string">
            <text:p>+0, 23, WARTORTLE, 0</text:p>
          </table:table-cell>
        </table:table-row>
        <table:table-row table:style-name="ro1">
          <table:table-cell office:value-type="string">
            <text:p>+0, 23, LAPRAS, 0 @}</text:p>
          </table:table-cell>
        </table:table-row>
        <table:table-row table:style-name="ro1">
          <table:table-cell office:value-type="string">
            <text:p>+#PHILLIP#, Normal, SAILOR~2, (boy00 false), 85, "PHILLIP", ????????, ????????, ????????, ????????, Single, - CheckBadMove /, 2, @{ 0, 24, MAGMAR, 0</text:p>
          </table:table-cell>
        </table:table-row>
        <table:table-row table:style-name="ro1">
          <table:table-cell office:value-type="string">
            <text:p>+0, 24, ELECTABUZZ, 0 @}</text:p>
          </table:table-cell>
        </table:table-row>
        <table:table-row table:style-name="ro1">
          <table:table-cell office:value-type="string">
            <text:p>+#DWAYNE#, Normal, SAILOR~2, (boy00 false), 85, "DWAYNE", ????????, ????????, ????????, ????????, Single, - CheckBadMove /, 2, @{ 0, 26, PIKACHU, 0</text:p>
          </table:table-cell>
        </table:table-row>
        <table:table-row table:style-name="ro1">
          <table:table-cell office:value-type="string">
            <text:p>+0, 26, JOLTEON, 0 @}</text:p>
          </table:table-cell>
        </table:table-row>
        <table:table-row table:style-name="ro1">
          <table:table-cell office:value-type="string">
            <text:p>+#LIAM#, Moves, CAMPER~2, (boy00 false), 86, "LIAM", ????????, ????????, ????????, ????????, Single, - CheckBadMove /, 2, @{ 0, 10, RHYHORN, "FURY ATTACK", PROTECT, -, -, 0</text:p>
          </table:table-cell>
        </table:table-row>
        <table:table-row table:style-name="ro1">
          <table:table-cell office:value-type="string">
            <text:p>+0, 11, GEODUDE, TACKLE, "DEFENSE CURL", "ROCK THROW", -, 0 @}</text:p>
          </table:table-cell>
        </table:table-row>
        <table:table-row table:style-name="ro1">
          <table:table-cell office:value-type="string">
            <text:p>+#SHANE#, Normal, CAMPER~2, (boy00 false), 86, "SHANE", ????????, ????????, ????????, ????????, Single, - CheckBadMove /, 2, @{ 0, 17, RATTATA, 0</text:p>
          </table:table-cell>
        </table:table-row>
        <table:table-row table:style-name="ro1">
          <table:table-cell office:value-type="string">
            <text:p>+0, 17, DIGLETT, 0 @}</text:p>
          </table:table-cell>
        </table:table-row>
        <table:table-row table:style-name="ro1">
          <table:table-cell office:value-type="string">
            <text:p>+#ETHAN#, Normal, CAMPER~2, (boy00 false), 86, "ETHAN", ????????, ????????, ????????, ????????, Single, - CheckBadMove /, 1, @{ 0, 22, MANKEY, 0 @}</text:p>
          </table:table-cell>
        </table:table-row>
        <table:table-row table:style-name="ro1">
          <table:table-cell office:value-type="string">
            <text:p>+#RICKY#, Normal, CAMPER~2, (boy00 false), 86, "RICKY", ????????, ????????, ????????, ????????, Single, - CheckBadMove /, 1, @{ 0, 25, WARTORTLE, 0 @}</text:p>
          </table:table-cell>
        </table:table-row>
        <table:table-row table:style-name="ro1">
          <table:table-cell office:value-type="string">
            <text:p>+#JEFF#, Normal, CAMPER~2, (boy00 false), 86, "JEFF", ????????, ????????, ????????, ????????, Single, - CheckBadMove /, 2, @{ 0, 20, FEAROW, 0</text:p>
          </table:table-cell>
        </table:table-row>
        <table:table-row table:style-name="ro1">
          <table:table-cell office:value-type="string">
            <text:p>+0, 20, RATICATE, 0 @}</text:p>
          </table:table-cell>
        </table:table-row>
        <table:table-row table:style-name="ro1">
          <table:table-cell office:value-type="string">
            <text:p>+#~76#, Normal, CAMPER~2, (boy00 false), 86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CHRIS#, Normal, CAMPER~2, (boy00 false), 86, "CHRIS", ????????, ????????, ????????, ????????, Single, - CheckBadMove /, 2, @{ 0, 25, ARCANINE, 0</text:p>
          </table:table-cell>
        </table:table-row>
        <table:table-row table:style-name="ro1">
          <table:table-cell office:value-type="string">
            <text:p>+0, 28, CHARMELEON, 0 @}</text:p>
          </table:table-cell>
        </table:table-row>
        <table:table-row table:style-name="ro1">
          <table:table-cell office:value-type="string">
            <text:p>+#DREW#, Normal, CAMPER~2, (boy00 false), 86, "DREW", ????????, ????????, ????????, ????????, Single, - CheckBadMove /, 4, @{ 0, 25, RATICATE, 0</text:p>
          </table:table-cell>
        </table:table-row>
        <table:table-row table:style-name="ro1">
          <table:table-cell office:value-type="string">
            <text:p>+0, 25, SANDSLASH, 0</text:p>
          </table:table-cell>
        </table:table-row>
        <table:table-row table:style-name="ro1">
          <table:table-cell office:value-type="string">
            <text:p>+0, 25, ARBOK, 0</text:p>
          </table:table-cell>
        </table:table-row>
        <table:table-row table:style-name="ro1">
          <table:table-cell office:value-type="string">
            <text:p>+0, 25, DUGTRIO, 0 @}</text:p>
          </table:table-cell>
        </table:table-row>
        <table:table-row table:style-name="ro1">
          <table:table-cell office:value-type="string">
            <text:p>+#DIANA#, Normal, PICNICKER~2, (girl02 true), 87, "DIANA", ????????, ????????, ????????, ????????, Single, - CheckBadMove /, 1, @{ 0, 23, GOLDEEN, 0 @}</text:p>
          </table:table-cell>
        </table:table-row>
        <table:table-row table:style-name="ro1">
          <table:table-cell office:value-type="string">
            <text:p>+#NANCY#, Normal, PICNICKER~2, (girl02 true), 87, "NANCY", ????????, ????????, ????????, ????????, Single, - CheckBadMove /, 2, @{ 0, 20, RATICATE, 0</text:p>
          </table:table-cell>
        </table:table-row>
        <table:table-row table:style-name="ro1">
          <table:table-cell office:value-type="string">
            <text:p>+0, 20, PIKACHU, 0 @}</text:p>
          </table:table-cell>
        </table:table-row>
        <table:table-row table:style-name="ro1">
          <table:table-cell office:value-type="string">
            <text:p>+#ISABELLE#, Normal, PICNICKER~2, (girl02 true), 87, "ISABELLE", ????????, ????????, ????????, ????????, Single, - CheckBadMove /, 3, @{ 0, 20, PIDGEOTTO, 0</text:p>
          </table:table-cell>
        </table:table-row>
        <table:table-row table:style-name="ro1">
          <table:table-cell office:value-type="string">
            <text:p>+0, 20, DODUO, 0</text:p>
          </table:table-cell>
        </table:table-row>
        <table:table-row table:style-name="ro1">
          <table:table-cell office:value-type="string">
            <text:p>+0, 20, EEVEE, 0 @}</text:p>
          </table:table-cell>
        </table:table-row>
        <table:table-row table:style-name="ro1">
          <table:table-cell office:value-type="string">
            <text:p>+#KELSEY#, Normal, PICNICKER~2, (girl02 true), 87, "KELSEY", ????????, ????????, ????????, ????????, Single, - CheckBadMove /, 2, @{ 0, 18, NIDORAN\sm, 0</text:p>
          </table:table-cell>
        </table:table-row>
        <table:table-row table:style-name="ro1">
          <table:table-cell office:value-type="string">
            <text:p>+0, 18, NIDORAN\sf, 0 @}</text:p>
          </table:table-cell>
        </table:table-row>
        <table:table-row table:style-name="ro1">
          <table:table-cell office:value-type="string">
            <text:p>+#ALICIA#, Normal, PICNICKER~2, (girl02 true), 87, "ALICIA", ????????, ????????, ????????, ????????, Single, - CheckBadMove /, 4, @{ 0, 24, GLOOM, 0</text:p>
          </table:table-cell>
        </table:table-row>
        <table:table-row table:style-name="ro1">
          <table:table-cell office:value-type="string">
            <text:p>+0, 24, WEEPINBELL, 0</text:p>
          </table:table-cell>
        </table:table-row>
        <table:table-row table:style-name="ro1">
          <table:table-cell office:value-type="string">
            <text:p>+0, 24, VILEPLUME, 0</text:p>
          </table:table-cell>
        </table:table-row>
        <table:table-row table:style-name="ro1">
          <table:table-cell office:value-type="string">
            <text:p>+0, 24, VICTREEBEL, 0 @}</text:p>
          </table:table-cell>
        </table:table-row>
        <table:table-row table:style-name="ro1">
          <table:table-cell office:value-type="string">
            <text:p>+#CAITLIN#, Normal, PICNICKER~2, (girl02 true), 87, "CAITLIN", ????????, ????????, ????????, ????????, Single, - CheckBadMove /, 1, @{ 0, 31, PERSIAN, 0 @}</text:p>
          </table:table-cell>
        </table:table-row>
        <table:table-row table:style-name="ro1">
          <table:table-cell office:value-type="string">
            <text:p>+#HEIDI#, Normal, PICNICKER~2, (girl02 true), 87, "HEIDI", ????????, ????????, ????????, ????????, Single, - CheckBadMove /, 2, @{ 0, 29, RAICHU, 0</text:p>
          </table:table-cell>
        </table:table-row>
        <table:table-row table:style-name="ro1">
          <table:table-cell office:value-type="string">
            <text:p>+0, 29, CLEFABLE, 0 @}</text:p>
          </table:table-cell>
        </table:table-row>
        <table:table-row table:style-name="ro1">
          <table:table-cell office:value-type="string">
            <text:p>+#CAROL#, Normal, PICNICKER~2, (girl02 true), 87, "CAROL", ????????, ????????, ????????, ????????, Single, - CheckBadMove /, 2, @{ 0, 30, PIDGEOT, 0</text:p>
          </table:table-cell>
        </table:table-row>
        <table:table-row table:style-name="ro1">
          <table:table-cell office:value-type="string">
            <text:p>+0, 30, BLISSEY, 0 @}</text:p>
          </table:table-cell>
        </table:table-row>
        <table:table-row table:style-name="ro1">
          <table:table-cell office:value-type="string">
            <text:p>+#SOFIA#, Normal, PICNICKER~2, (girl02 true), 87, "SOFIA", ????????, ????????, ????????, ????????, Single, - CheckBadMove /, 3, @{ 0, 30, WIGGLYTUFF, 0</text:p>
          </table:table-cell>
        </table:table-row>
        <table:table-row table:style-name="ro1">
          <table:table-cell office:value-type="string">
            <text:p>+0, 30, PIDGEOT, 0</text:p>
          </table:table-cell>
        </table:table-row>
        <table:table-row table:style-name="ro1">
          <table:table-cell office:value-type="string">
            <text:p>+0, 30, PERSIAN, 0 @}</text:p>
          </table:table-cell>
        </table:table-row>
        <table:table-row table:style-name="ro1">
          <table:table-cell office:value-type="string">
            <text:p>+#MARTHA#, Normal, PICNICKER~2, (girl02 true), 87, "MARTHA", ????????, ????????, ????????, ????????, Single, - CheckBadMove /, 2, @{ 0, 30, GLOOM, 0</text:p>
          </table:table-cell>
        </table:table-row>
        <table:table-row table:style-name="ro1">
          <table:table-cell office:value-type="string">
            <text:p>+0, 30, VENUSAUR, 0 @}</text:p>
          </table:table-cell>
        </table:table-row>
        <table:table-row table:style-name="ro1">
          <table:table-cell office:value-type="string">
            <text:p>+#TINA#, Normal, PICNICKER~2, (girl02 true), 87, "TINA", ????????, ????????, ????????, ????????, Single, - CheckBadMove /, 2, @{ 0, 36, VENUSAUR, 0</text:p>
          </table:table-cell>
        </table:table-row>
        <table:table-row table:style-name="ro1">
          <table:table-cell office:value-type="string">
            <text:p>+0, 36, TANGROWTH, 0 @}</text:p>
          </table:table-cell>
        </table:table-row>
        <table:table-row table:style-name="ro1">
          <table:table-cell office:value-type="string">
            <text:p>+#HANNAH#, Normal, PICNICKER~2, (girl02 true), 87, "HANNAH", ????????, ????????, ????????, ????????, Single, - CheckBadMove /, 5, @{ 0, 24, PIDGEY, 0</text:p>
          </table:table-cell>
        </table:table-row>
        <table:table-row table:style-name="ro1">
          <table:table-cell office:value-type="string">
            <text:p>+0, 24, MEOWTH, 0</text:p>
          </table:table-cell>
        </table:table-row>
        <table:table-row table:style-name="ro1">
          <table:table-cell office:value-type="string">
            <text:p>+0, 24, RATTATA, 0</text:p>
          </table:table-cell>
        </table:table-row>
        <table:table-row table:style-name="ro1">
          <table:table-cell office:value-type="string">
            <text:p>+0, 24, PIKACHU, 0</text:p>
          </table:table-cell>
        </table:table-row>
        <table:table-row table:style-name="ro1">
          <table:table-cell office:value-type="string">
            <text:p>+0, 24, MEOWTH, 0 @}</text:p>
          </table:table-cell>
        </table:table-row>
        <table:table-row table:style-name="ro1">
          <table:table-cell office:value-type="string">
            <text:p>+#MARK#, Normal, POKéMANIAC~2, (rocket03 false), 88, "MARK", ????????, ????????, ????????, ????????, Single, - CheckBadMove /, 2, @{ 30, 40, MORPHO, 0</text:p>
          </table:table-cell>
        </table:table-row>
        <table:table-row table:style-name="ro1">
          <table:table-cell office:value-type="string">
            <text:p>+30, 40, LICKILOLLY, 0 @}</text:p>
          </table:table-cell>
        </table:table-row>
        <table:table-row table:style-name="ro1">
          <table:table-cell office:value-type="string">
            <text:p>+#HERMAN#, Normal, POKéMANIAC~2, (rocket03 false), 88, "HERMAN", ????????, ????????, ????????, ????????, Single, - CheckBadMove /, 2, @{ 30, 30, MAROWAK, 0</text:p>
          </table:table-cell>
        </table:table-row>
        <table:table-row table:style-name="ro1">
          <table:table-cell office:value-type="string">
            <text:p>+30, 30, LAPRAS, 0 @}</text:p>
          </table:table-cell>
        </table:table-row>
        <table:table-row table:style-name="ro1">
          <table:table-cell office:value-type="string">
            <text:p>+#COOPER#, Normal, POKéMANIAC~2, (rocket03 false), 88, "COOPER", ????????, ????????, ????????, ????????, Single, - CheckBadMove /, 3, @{ 30, 29, SLOWPOKE, 0</text:p>
          </table:table-cell>
        </table:table-row>
        <table:table-row table:style-name="ro1">
          <table:table-cell office:value-type="string">
            <text:p>+30, 29, JYNX, 0</text:p>
          </table:table-cell>
        </table:table-row>
        <table:table-row table:style-name="ro1">
          <table:table-cell office:value-type="string">
            <text:p>+30, 29, PORYGON2, 0 @}</text:p>
          </table:table-cell>
        </table:table-row>
        <table:table-row table:style-name="ro1">
          <table:table-cell office:value-type="string">
            <text:p>+#STEVE#, Normal, POKéMANIAC~2, (rocket03 false), 88, "STEVE", ????????, ????????, ????????, ????????, Single, - CheckBadMove /, 2, @{ 30, 30, CHARIZARD, 0</text:p>
          </table:table-cell>
        </table:table-row>
        <table:table-row table:style-name="ro1">
          <table:table-cell office:value-type="string">
            <text:p>+30, 30, MAROWAK, 0 @}</text:p>
          </table:table-cell>
        </table:table-row>
        <table:table-row table:style-name="ro1">
          <table:table-cell office:value-type="string">
            <text:p>+#WINSTON#, Normal, POKéMANIAC~2, (rocket03 false), 88, "WINSTON", ????????, ????????, ????????, ????????, Single, - CheckBadMove /, 1, @{ 30, 36, SLOWBRO, 0 @}</text:p>
          </table:table-cell>
        </table:table-row>
        <table:table-row table:style-name="ro1">
          <table:table-cell office:value-type="string">
            <text:p>+#DAWSON#, Normal, POKéMANIAC~2, (rocket03 false), 88, "DAWSON", ????????, ????????, ????????, ????????, Single, - CheckBadMove /, 3, @{ 30, 67, MAGNEMASTR, 0</text:p>
          </table:table-cell>
        </table:table-row>
        <table:table-row table:style-name="ro1">
          <table:table-cell office:value-type="string">
            <text:p>+30, 67, MANATII, 0</text:p>
          </table:table-cell>
        </table:table-row>
        <table:table-row table:style-name="ro1">
          <table:table-cell office:value-type="string">
            <text:p>+30, 65, LICKILATO, 0 @}</text:p>
          </table:table-cell>
        </table:table-row>
        <table:table-row table:style-name="ro1">
          <table:table-cell office:value-type="string">
            <text:p>+#ASHTON#, Normal, POKéMANIAC~2, (rocket03 false), 88, "ASHTON", ????????, ????????, ????????, ????????, Single, - CheckBadMove /, 2, @{ 30, 35, MAROWAK, 0</text:p>
          </table:table-cell>
        </table:table-row>
        <table:table-row table:style-name="ro1">
          <table:table-cell office:value-type="string">
            <text:p>+30, 31, SLOWPOKE, 0 @}</text:p>
          </table:table-cell>
        </table:table-row>
        <table:table-row table:style-name="ro1">
          <table:table-cell office:value-type="string">
            <text:p>+#JOVAN#, Normal, "SUPER NERD", (rocket03 false), 89, "JOVAN", ????????, ????????, ????????, ????????, Single, - CheckBadMove /, 2, @{ 0, 13, MAGNEMITE, 0</text:p>
          </table:table-cell>
        </table:table-row>
        <table:table-row table:style-name="ro1">
          <table:table-cell office:value-type="string">
            <text:p>+0, 13, VOLTORB, 0 @}</text:p>
          </table:table-cell>
        </table:table-row>
        <table:table-row table:style-name="ro1">
          <table:table-cell office:value-type="string">
            <text:p>+#MIGUEL#, Normal, "SUPER NERD", (rocket03 false), 89, "MIGUEL", ????????, ????????, ????????, ????????, Single, - CheckBadMove /, 3, @{ 0, 15, DITTO, 0</text:p>
          </table:table-cell>
        </table:table-row>
        <table:table-row table:style-name="ro1">
          <table:table-cell office:value-type="string">
            <text:p>+0, 15, VOLTORB, 0</text:p>
          </table:table-cell>
        </table:table-row>
        <table:table-row table:style-name="ro1">
          <table:table-cell office:value-type="string">
            <text:p>+0, 15, PORYGON, 0 @}</text:p>
          </table:table-cell>
        </table:table-row>
        <table:table-row table:style-name="ro1">
          <table:table-cell office:value-type="string">
            <text:p>+#AIDAN#, Moves, "SUPER NERD", (rocket03 false), 89, "AIDAN", ????????, ????????, ????????, ????????, Single, - CheckBadMove /, 4, @{ 0, 30, ELECTRODE, SONICBOOM, SCREECH, ROLLOUT, "SHOCK WAVE", 0</text:p>
          </table:table-cell>
        </table:table-row>
        <table:table-row table:style-name="ro1">
          <table:table-cell office:value-type="string">
            <text:p>+0, 30, MORPHO, TRANSFORM, -, -, -, 0</text:p>
          </table:table-cell>
        </table:table-row>
        <table:table-row table:style-name="ro1">
          <table:table-cell office:value-type="string">
            <text:p>+0, 30, PORYGON-Z, PSYBEAM, CONVERSION, SHARPEN, RECOVER, 0</text:p>
          </table:table-cell>
        </table:table-row>
        <table:table-row table:style-name="ro1">
          <table:table-cell office:value-type="string">
            <text:p>+0, 30, MAGNETON, "TRI ATTACK", "THUNDER WAVE", "SHOCK WAVE", SUPERSONIC, 0 @}</text:p>
          </table:table-cell>
        </table:table-row>
        <table:table-row table:style-name="ro1">
          <table:table-cell office:value-type="string">
            <text:p>+#GLENN#, Normal, "SUPER NERD", (rocket03 false), 89, "GLENN", ????????, ????????, ????????, ????????, Single, - CheckBadMove /, 3, @{ 0, 31, GRIMER, 0</text:p>
          </table:table-cell>
        </table:table-row>
        <table:table-row table:style-name="ro1">
          <table:table-cell office:value-type="string">
            <text:p>+0, 31, HYPNO, 0</text:p>
          </table:table-cell>
        </table:table-row>
        <table:table-row table:style-name="ro1">
          <table:table-cell office:value-type="string">
            <text:p>+0, 31, PORYGON2, 0 @}</text:p>
          </table:table-cell>
        </table:table-row>
        <table:table-row table:style-name="ro1">
          <table:table-cell office:value-type="string">
            <text:p>+#LESLIE#, Moves, "SUPER NERD", (rocket03 false), 89, "LESLIE", ????????, ????????, ????????, ????????, Single, - CheckBadMove /, 2, @{ 0, 35, WEEZING, SLUDGE, SMOKESCREEN, HAZE, SELFDESTRUCT, 0</text:p>
          </table:table-cell>
        </table:table-row>
        <table:table-row table:style-name="ro1">
          <table:table-cell office:value-type="string">
            <text:p>+0, 35, ELECTIVIRE, THUNDERPUNCH, SCREECH, SWIFT, CHARGE, 0 @}</text:p>
          </table:table-cell>
        </table:table-row>
        <table:table-row table:style-name="ro1">
          <table:table-cell office:value-type="string">
            <text:p>+#~77#, Normal, "SUPER NERD", (rocket03 false), 89, "", ????????, ????????, ????????, ????????, Single, - CheckBadMove /, 3, @{ 0, 22, KOFFING, 0</text:p>
          </table:table-cell>
        </table:table-row>
        <table:table-row table:style-name="ro1">
          <table:table-cell office:value-type="string">
            <text:p>+0, 22, MAGNEMITE, 0</text:p>
          </table:table-cell>
        </table:table-row>
        <table:table-row table:style-name="ro1">
          <table:table-cell office:value-type="string">
            <text:p>+0, 22, WEEZING, 0 @}</text:p>
          </table:table-cell>
        </table:table-row>
        <table:table-row table:style-name="ro1">
          <table:table-cell office:value-type="string">
            <text:p>+#~78#, Normal, "SUPER NERD", (rocket03 false), 89, "", ????????, ????????, ????????, ????????, Single, - CheckBadMove /, 4, @{ 0, 20, MAGNEMITE, 0</text:p>
          </table:table-cell>
        </table:table-row>
        <table:table-row table:style-name="ro1">
          <table:table-cell office:value-type="string">
            <text:p>+0, 20, MAGNEMITE, 0</text:p>
          </table:table-cell>
        </table:table-row>
        <table:table-row table:style-name="ro1">
          <table:table-cell office:value-type="string">
            <text:p>+0, 20, KOFFING, 0</text:p>
          </table:table-cell>
        </table:table-row>
        <table:table-row table:style-name="ro1">
          <table:table-cell office:value-type="string">
            <text:p>+0, 20, MAGNEMITE, 0 @}</text:p>
          </table:table-cell>
        </table:table-row>
        <table:table-row table:style-name="ro1">
          <table:table-cell office:value-type="string">
            <text:p>+#~79#, Normal, "SUPER NERD", (rocket03 false), 89, "", ????????, ????????, ????????, ????????, Single, - CheckBadMove /, 2, @{ 0, 24, MAGNEMITE, 0</text:p>
          </table:table-cell>
        </table:table-row>
        <table:table-row table:style-name="ro1">
          <table:table-cell office:value-type="string">
            <text:p>+0, 24, VOLTORB, 0 @}</text:p>
          </table:table-cell>
        </table:table-row>
        <table:table-row table:style-name="ro1">
          <table:table-cell office:value-type="string">
            <text:p>+#ERIK#, Normal, "SUPER NERD", (rocket03 false), 89, "ERIK", ????????, ????????, ????????, ????????, Single, - CheckBadMove /, 3, @{ 0, 55, SPIRITALES, 0</text:p>
          </table:table-cell>
        </table:table-row>
        <table:table-row table:style-name="ro1">
          <table:table-cell office:value-type="string">
            <text:p>+0, 55, INFERNEON, 0</text:p>
          </table:table-cell>
        </table:table-row>
        <table:table-row table:style-name="ro1">
          <table:table-cell office:value-type="string">
            <text:p>+0, 55, METAMORPHO, 0 @}</text:p>
          </table:table-cell>
        </table:table-row>
        <table:table-row table:style-name="ro1">
          <table:table-cell office:value-type="string">
            <text:p>+#AVERY#, Normal, "SUPER NERD", (rocket03 false), 89, "AVERY", ????????, ????????, ????????, ????????, Single, - CheckBadMove /, 4, @{ 0, 54, COMBUSTANG, 0</text:p>
          </table:table-cell>
        </table:table-row>
        <table:table-row table:style-name="ro1">
          <table:table-cell office:value-type="string">
            <text:p>+0, 56, CONCORPSIA, 0</text:p>
          </table:table-cell>
        </table:table-row>
        <table:table-row table:style-name="ro1">
          <table:table-cell office:value-type="string">
            <text:p>+0, 53, SPIRITALES, 0</text:p>
          </table:table-cell>
        </table:table-row>
        <table:table-row table:style-name="ro1">
          <table:table-cell office:value-type="string">
            <text:p>+0, 54, SINGESHA, 0 @}</text:p>
          </table:table-cell>
        </table:table-row>
        <table:table-row table:style-name="ro1">
          <table:table-cell office:value-type="string">
            <text:p>+#DEREK#, Normal, "SUPER NERD", (rocket03 false), 89, "DEREK", ????????, ????????, ????????, ????????, Single, - CheckBadMove /, 3, @{ 0, 56, BRINEON, 0</text:p>
          </table:table-cell>
        </table:table-row>
        <table:table-row table:style-name="ro1">
          <table:table-cell office:value-type="string">
            <text:p>+0, 56, GALVEON, 0</text:p>
          </table:table-cell>
        </table:table-row>
        <table:table-row table:style-name="ro1">
          <table:table-cell office:value-type="string">
            <text:p>+0, 56, INFERNEON, 0 @}</text:p>
          </table:table-cell>
        </table:table-row>
        <table:table-row table:style-name="ro1">
          <table:table-cell office:value-type="string">
            <text:p>+#ZAC#, Normal, "SUPER NERD", (rocket03 false), 89, "ZAC", ????????, ????????, ????????, ????????, Single, - CheckBadMove /, 1, @{ 0, 65, MISSINGNO, 0 @}</text:p>
          </table:table-cell>
        </table:table-row>
        <table:table-row table:style-name="ro1">
          <table:table-cell office:value-type="string">
            <text:p>+#MARCOS#, Normal, HIKER~2, (boy0B false), 90, "MARCOS", ????????, ????????, ????????, ????????, Single, - CheckBadMove /, 3, @{ 0, 12, GEODUDE, 0</text:p>
          </table:table-cell>
        </table:table-row>
        <table:table-row table:style-name="ro1">
          <table:table-cell office:value-type="string">
            <text:p>+0, 12, RHYHORN, 0</text:p>
          </table:table-cell>
        </table:table-row>
        <table:table-row table:style-name="ro1">
          <table:table-cell office:value-type="string">
            <text:p>+0, 12, ONIX, 0 @}</text:p>
          </table:table-cell>
        </table:table-row>
        <table:table-row table:style-name="ro1">
          <table:table-cell office:value-type="string">
            <text:p>+#FRANKLIN#, Normal, HIKER~2, (boy0B false), 90, "FRANKLIN", ????????, ????????, ????????, ????????, Single, - CheckBadMove /, 2, @{ 0, 18, MACHOP, 0</text:p>
          </table:table-cell>
        </table:table-row>
        <table:table-row table:style-name="ro1">
          <table:table-cell office:value-type="string">
            <text:p>+0, 18, GEODUDE, 0 @}</text:p>
          </table:table-cell>
        </table:table-row>
        <table:table-row table:style-name="ro1">
          <table:table-cell office:value-type="string">
            <text:p>+#NOB#, Normal, HIKER~2, (boy0B false), 90, "NOB", ????????, ????????, ????????, ????????, Single, - CheckBadMove /, 4, @{ 0, 16, GEODUDE, 0</text:p>
          </table:table-cell>
        </table:table-row>
        <table:table-row table:style-name="ro1">
          <table:table-cell office:value-type="string">
            <text:p>+0, 16, RHYHORN, 0</text:p>
          </table:table-cell>
        </table:table-row>
        <table:table-row table:style-name="ro1">
          <table:table-cell office:value-type="string">
            <text:p>+0, 16, MACHOP, 0</text:p>
          </table:table-cell>
        </table:table-row>
        <table:table-row table:style-name="ro1">
          <table:table-cell office:value-type="string">
            <text:p>+0, 16, ONIX, 0 @}</text:p>
          </table:table-cell>
        </table:table-row>
        <table:table-row table:style-name="ro1">
          <table:table-cell office:value-type="string">
            <text:p>+#WAYNE#, Normal, HIKER~2, (boy0B false), 90, "WAYNE", ????????, ????????, ????????, ????????, Single, - CheckBadMove /, 1, @{ 0, 21, ONIX, 0 @}</text:p>
          </table:table-cell>
        </table:table-row>
        <table:table-row table:style-name="ro1">
          <table:table-cell office:value-type="string">
            <text:p>+#ALAN#, Moves, HIKER~2, (boy0B false), 90, "ALAN", ????????, ????????, ????????, ????????, Single, - CheckBadMove /, 2, @{ 0, 28, GRAVELER, MAGNITUDE, "ROCK THROW", "MUD SPORT", "DEFENSE CURL", 0</text:p>
          </table:table-cell>
        </table:table-row>
        <table:table-row table:style-name="ro1">
          <table:table-cell office:value-type="string">
            <text:p>+0, 28, ONIX, HARDEN, RAGE, "ROCK SLIDE", SCREECH, 0 @}</text:p>
          </table:table-cell>
        </table:table-row>
        <table:table-row table:style-name="ro1">
          <table:table-cell office:value-type="string">
            <text:p>+#BRICE#, Normal, HIKER~2, (boy0B false), 90, "BRICE", ????????, ????????, ????????, ????????, Single, - CheckBadMove /, 3, @{ 0, 27, GRAVELER, 0</text:p>
          </table:table-cell>
        </table:table-row>
        <table:table-row table:style-name="ro1">
          <table:table-cell office:value-type="string">
            <text:p>+0, 27, MACHOKE, 0</text:p>
          </table:table-cell>
        </table:table-row>
        <table:table-row table:style-name="ro1">
          <table:table-cell office:value-type="string">
            <text:p>+0, 27, MAROWAK, 0 @}</text:p>
          </table:table-cell>
        </table:table-row>
        <table:table-row table:style-name="ro1">
          <table:table-cell office:value-type="string">
            <text:p>+#CLARK#, Moves, HIKER~2, (boy0B false), 90, "CLARK", ????????, ????????, ????????, ????????, Single, - CheckBadMove /, 2, @{ 0, 30, LICKILICKY, STOMP, REFRESH, "KNOCK OFF", LICK, 0</text:p>
          </table:table-cell>
        </table:table-row>
        <table:table-row table:style-name="ro1">
          <table:table-cell office:value-type="string">
            <text:p>+0, 30, STEELIX, "IRON DEFENSE", "ROCK SLIDE", BIND, RAGE, 0 @}</text:p>
          </table:table-cell>
        </table:table-row>
        <table:table-row table:style-name="ro1">
          <table:table-cell office:value-type="string">
            <text:p>+#TRENT#, Normal, HIKER~2, (boy0B false), 90, "TRENT", ????????, ????????, ????????, ????????, Single, - CheckBadMove /, 2, @{ 0, 35, ONIX, 0</text:p>
          </table:table-cell>
        </table:table-row>
        <table:table-row table:style-name="ro1">
          <table:table-cell office:value-type="string">
            <text:p>+0, 35, GRAVELER, 0 @}</text:p>
          </table:table-cell>
        </table:table-row>
        <table:table-row table:style-name="ro1">
          <table:table-cell office:value-type="string">
            <text:p>+#DUDLEY#, Moves, HIKER~2, (boy0B false), 90, "DUDLEY", ????????, ????????, ????????, ????????, Single, - CheckBadMove /, 3, @{ 0, 30, RHYDON, "ROCK BLAST", "METAL CLAW", "HORN ATTACK", "SCARY FACE", 0</text:p>
          </table:table-cell>
        </table:table-row>
        <table:table-row table:style-name="ro1">
          <table:table-cell office:value-type="string">
            <text:p>+0, 30, STEELIX, "ROCK SLIDE", "IRON DEFENSE", RAGE, BIND, 0</text:p>
          </table:table-cell>
        </table:table-row>
        <table:table-row table:style-name="ro1">
          <table:table-cell office:value-type="string">
            <text:p>+0, 30, GRAVELER, MAGNITUDE, ROLLOUT, "MUD SPORT", SELFDESTRUCT, 0 @}</text:p>
          </table:table-cell>
        </table:table-row>
        <table:table-row table:style-name="ro1">
          <table:table-cell office:value-type="string">
            <text:p>+#ALLEN#, Moves, HIKER~2, (boy0B false), 90, "ALLEN", ????????, ????????, ????????, ????????, Single, - CheckBadMove /, 1, @{ 0, 34, GOLEM, ROLLOUT, MAGNITUDE, "MUD SPORT", "DEFENSE CURL", 0 @}</text:p>
          </table:table-cell>
        </table:table-row>
        <table:table-row table:style-name="ro1">
          <table:table-cell office:value-type="string">
            <text:p>+#ERIC#, Normal, HIKER~2, (boy0B false), 90, "ERIC", ????????, ????????, ????????, ????????, Single, - CheckBadMove /, 2, @{ 0, 32, MACHOKE, 0</text:p>
          </table:table-cell>
        </table:table-row>
        <table:table-row table:style-name="ro1">
          <table:table-cell office:value-type="string">
            <text:p>+0, 32, ONIX, 0 @}</text:p>
          </table:table-cell>
        </table:table-row>
        <table:table-row table:style-name="ro1">
          <table:table-cell office:value-type="string">
            <text:p>+#LENNY#, Normal, HIKER~2, (boy0B false), 90, "LENNY", ????????, ????????, ????????, ????????, Single, - CheckBadMove /, 4, @{ 0, 28, GRAVELER, 0</text:p>
          </table:table-cell>
        </table:table-row>
        <table:table-row table:style-name="ro1">
          <table:table-cell office:value-type="string">
            <text:p>+0, 28, MACHOKE, 0</text:p>
          </table:table-cell>
        </table:table-row>
        <table:table-row table:style-name="ro1">
          <table:table-cell office:value-type="string">
            <text:p>+0, 28, RHYDON, 0</text:p>
          </table:table-cell>
        </table:table-row>
        <table:table-row table:style-name="ro1">
          <table:table-cell office:value-type="string">
            <text:p>+0, 28, ONIX, 0 @}</text:p>
          </table:table-cell>
        </table:table-row>
        <table:table-row table:style-name="ro1">
          <table:table-cell office:value-type="string">
            <text:p>+#OLIVER#, Normal, HIKER~2, (boy0B false), 90, "OLIVER", ????????, ????????, ????????, ????????, Single, - CheckBadMove /, 3, @{ 0, 29, ONIX, 0</text:p>
          </table:table-cell>
        </table:table-row>
        <table:table-row table:style-name="ro1">
          <table:table-cell office:value-type="string">
            <text:p>+0, 28, RHYDON, 0</text:p>
          </table:table-cell>
        </table:table-row>
        <table:table-row table:style-name="ro1">
          <table:table-cell office:value-type="string">
            <text:p>+0, 29, OMANYTE, 0 @}</text:p>
          </table:table-cell>
        </table:table-row>
        <table:table-row table:style-name="ro1">
          <table:table-cell office:value-type="string">
            <text:p>+#LUCAS#, Moves, HIKER~2, (boy0B false), 90, "LUCAS", ????????, ????????, ????????, ????????, Single, - CheckBadMove /, 3, @{ 0, 29, GRAVELER, MAGNITUDE, ROLLOUT, "MUD SPORT", "DEFENSE CURL", 0</text:p>
          </table:table-cell>
        </table:table-row>
        <table:table-row table:style-name="ro1">
          <table:table-cell office:value-type="string">
            <text:p>+0, 28, RHYDON, STOMP, "SCARY FACE", "METAL CLAW", "TAIL WHIP", 0</text:p>
          </table:table-cell>
        </table:table-row>
        <table:table-row table:style-name="ro1">
          <table:table-cell office:value-type="string">
            <text:p>+0, 29, KABUTO, CLAMP, LEER, "ROCK THROW", HARDEN, 0 @}</text:p>
          </table:table-cell>
        </table:table-row>
        <table:table-row table:style-name="ro1">
          <table:table-cell office:value-type="string">
            <text:p>+#JARED#, Moves, BIKER, (boy00 false), 91, "JARED", ????????, ????????, ????????, ????????, Single, - CheckBadMove /, 3, @{ 0, 40, GIGGLYHUFF, "AIR SLASH", "BODY SLAM", SING, DISABLE, 0</text:p>
          </table:table-cell>
        </table:table-row>
        <table:table-row table:style-name="ro1">
          <table:table-cell office:value-type="string">
            <text:p>+0, 40, PINSIR, "BRICK BREAK", REVENGE, VICEGRIP, GUILLOTINE, 0</text:p>
          </table:table-cell>
        </table:table-row>
        <table:table-row table:style-name="ro1">
          <table:table-cell office:value-type="string">
            <text:p>+0, 41, TAUROS, THRASH, HEADBUTT, PURSUIT, RAGE, 0 @}</text:p>
          </table:table-cell>
        </table:table-row>
        <table:table-row table:style-name="ro1">
          <table:table-cell office:value-type="string">
            <text:p>+#MALIK#, Normal, BIKER, (boy00 false), 91, "MALIK", ????????, ????????, ????????, ????????, Single, - CheckBadMove /, 2, @{ 0, 40, PINSIRIOR, 0</text:p>
          </table:table-cell>
        </table:table-row>
        <table:table-row table:style-name="ro1">
          <table:table-cell office:value-type="string">
            <text:p>+0, 40, AERODACTYL, 0 @}</text:p>
          </table:table-cell>
        </table:table-row>
        <table:table-row table:style-name="ro1">
          <table:table-cell office:value-type="string">
            <text:p>+#ERNEST#, Normal, BIKER, (boy00 false), 91, "ERNEST", ????????, ????????, ????????, ????????, Single, - CheckBadMove /, 5, @{ 0, 39, VENUSAUR, 0</text:p>
          </table:table-cell>
        </table:table-row>
        <table:table-row table:style-name="ro1">
          <table:table-cell office:value-type="string">
            <text:p>+0, 40, SNORLAX, 0</text:p>
          </table:table-cell>
        </table:table-row>
        <table:table-row table:style-name="ro1">
          <table:table-cell office:value-type="string">
            <text:p>+0, 39, MACHAMP, 0</text:p>
          </table:table-cell>
        </table:table-row>
        <table:table-row table:style-name="ro1">
          <table:table-cell office:value-type="string">
            <text:p>+0, 40, VENOMENA, 0</text:p>
          </table:table-cell>
        </table:table-row>
        <table:table-row table:style-name="ro1">
          <table:table-cell office:value-type="string">
            <text:p>+0, 40, GORILLASH, 0 @}</text:p>
          </table:table-cell>
        </table:table-row>
        <table:table-row table:style-name="ro1">
          <table:table-cell office:value-type="string">
            <text:p>+#ALEX#, Normal, BIKER, (boy00 false), 91, "ALEX", ????????, ????????, ????????, ????????, Single, - CheckBadMove /, 3, @{ 0, 40, KABUTOPS, 0</text:p>
          </table:table-cell>
        </table:table-row>
        <table:table-row table:style-name="ro1">
          <table:table-cell office:value-type="string">
            <text:p>+0, 40, MUK, 0</text:p>
          </table:table-cell>
        </table:table-row>
        <table:table-row table:style-name="ro1">
          <table:table-cell office:value-type="string">
            <text:p>+0, 40, SNORLAX, 0 @}</text:p>
          </table:table-cell>
        </table:table-row>
        <table:table-row table:style-name="ro1">
          <table:table-cell office:value-type="string">
            <text:p>+#LAO#, Moves, BIKER, (boy00 false), 91, "LAO", ????????, ????????, ????????, ????????, Single, - CheckBadMove /, 2, @{ 0, 40, MUK, SCREECH, MINIMIZE, "SLUDGE BOMB", "ACID ARMOR", 0</text:p>
          </table:table-cell>
        </table:table-row>
        <table:table-row table:style-name="ro1">
          <table:table-cell office:value-type="string">
            <text:p>+0, 40, WEEZING, SMOKESCREEN, SLUDGE, SMOG, TACKLE, 0 @}</text:p>
          </table:table-cell>
        </table:table-row>
        <table:table-row table:style-name="ro1">
          <table:table-cell office:value-type="string">
            <text:p>+#~80#, Normal, BIKER, (boy00 false), 91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HIDEO#, Normal, BIKER, (boy00 false), 91, "HIDEO", ????????, ????????, ????????, ????????, Single, - CheckBadMove /, 1, @{ 0, 46, HEEVING, 0 @}</text:p>
          </table:table-cell>
        </table:table-row>
        <table:table-row table:style-name="ro1">
          <table:table-cell office:value-type="string">
            <text:p>+#RUBEN#, Moves, BIKER, (boy00 false), 91, "RUBEN", ????????, ????????, ????????, ????????, Single, - CheckBadMove /, 3, @{ 0, 38, WEEZING, SMOKESCREEN, SLUDGE, SMOG, HAZE, 0</text:p>
          </table:table-cell>
        </table:table-row>
        <table:table-row table:style-name="ro1">
          <table:table-cell office:value-type="string">
            <text:p>+0, 38, SEPISTRIKE, ENCORE, "SWORDS DANCE", SLASH, RAGE, 0</text:p>
          </table:table-cell>
        </table:table-row>
        <table:table-row table:style-name="ro1">
          <table:table-cell office:value-type="string">
            <text:p>+0, 38, MAGMORTAR, FLAMETHROWER, SMOKESCREEN, SMOG, "SUNNY DAY", 0 @}</text:p>
          </table:table-cell>
        </table:table-row>
        <table:table-row table:style-name="ro1">
          <table:table-cell office:value-type="string">
            <text:p>+#BILLY#, Normal, BIKER, (boy00 false), 91, "BILLY", ????????, ????????, ????????, ????????, Single, - CheckBadMove /, 1, @{ 0, 45, GUNK, 0 @}</text:p>
          </table:table-cell>
        </table:table-row>
        <table:table-row table:style-name="ro1">
          <table:table-cell office:value-type="string">
            <text:p>+#NIKOLAS#, Moves, BIKER, (boy00 false), 91, "NIKOLAS", ????????, ????????, ????????, ????????, Single, - CheckBadMove /, 2, @{ 0, 40, ELECTRODES, SWIFT, THUNDERBOLT, "LIGHT SCREEN", ROLLOUT, 0</text:p>
          </table:table-cell>
        </table:table-row>
        <table:table-row table:style-name="ro1">
          <table:table-cell office:value-type="string">
            <text:p>+0, 40, ELECTIVIRE, THUNDERPUNCH, SCREECH, SWIFT, CHARGE, 0 @}</text:p>
          </table:table-cell>
        </table:table-row>
        <table:table-row table:style-name="ro1">
          <table:table-cell office:value-type="string">
            <text:p>+#JAXON#, Normal, BIKER, (boy00 false), 91, "JAXON", ????????, ????????, ????????, ????????, Single, - CheckBadMove /, 2, @{ 0, 43, "MR. MIME", 0</text:p>
          </table:table-cell>
        </table:table-row>
        <table:table-row table:style-name="ro1">
          <table:table-cell office:value-type="string">
            <text:p>+0, 43, JYNX, 0 @}</text:p>
          </table:table-cell>
        </table:table-row>
        <table:table-row table:style-name="ro1">
          <table:table-cell office:value-type="string">
            <text:p>+#WILLIAM#, Moves, BIKER, (boy00 false), 91, "WILLIAM", ????????, ????????, ????????, ????????, Single, - CheckBadMove /, 5, @{ 0, 40, WEEZING, SMOKESCREEN, SLUDGE, SMOG, TOXIC, 0</text:p>
          </table:table-cell>
        </table:table-row>
        <table:table-row table:style-name="ro1">
          <table:table-cell office:value-type="string">
            <text:p>+0, 40, TENTACRUEL, BUBBLEBEAM, WRAP, ACID, SUPERSONIC, 0</text:p>
          </table:table-cell>
        </table:table-row>
        <table:table-row table:style-name="ro1">
          <table:table-cell office:value-type="string">
            <text:p>+0, 40, MUK, "ACID ARMOR", "SLUDGE BOMB", SCREECH, MINIMIZE, 0</text:p>
          </table:table-cell>
        </table:table-row>
        <table:table-row table:style-name="ro1">
          <table:table-cell office:value-type="string">
            <text:p>+0, 41, MAGNEZONE, "SHOCK WAVE", LOCK-ON, "TRI ATTACK", "THUNDER WAVE", 0</text:p>
          </table:table-cell>
        </table:table-row>
        <table:table-row table:style-name="ro1">
          <table:table-cell office:value-type="string">
            <text:p>+0, 41, MAROWAK, BONEMERANG, "FOCUS ENERGY", HEADBUTT, "FALSE SWIPE", 0 @}</text:p>
          </table:table-cell>
        </table:table-row>
        <table:table-row table:style-name="ro1">
          <table:table-cell office:value-type="string">
            <text:p>+#LUKAS#, Moves, BIKER, (boy00 false), 91, "LUKAS", ????????, ????????, ????????, ????????, Single, - CheckBadMove /, 4, @{ 0, 42, WEEZING, SMOKESCREEN, SLUDGE, SMOG, EXPLOSION, 0</text:p>
          </table:table-cell>
        </table:table-row>
        <table:table-row table:style-name="ro1">
          <table:table-cell office:value-type="string">
            <text:p>+0, 40, MACHAMP, "CROSS CHOP", FORESIGHT, LEER, REVENGE, 0</text:p>
          </table:table-cell>
        </table:table-row>
        <table:table-row table:style-name="ro1">
          <table:table-cell office:value-type="string">
            <text:p>+0, 40, NIDOKING, "SAND TOMB", "HORN ATTACK", "POISON TAIL", "DOUBLE KICK", 0</text:p>
          </table:table-cell>
        </table:table-row>
        <table:table-row table:style-name="ro1">
          <table:table-cell office:value-type="string">
            <text:p>+0, 41, MUK, STOCKPILE, "SLUDGE BOMB", SMOG, "ACID ARMOR", 0 @}</text:p>
          </table:table-cell>
        </table:table-row>
        <table:table-row table:style-name="ro1">
          <table:table-cell office:value-type="string">
            <text:p>+#ISAAC#, Normal, BIKER, (boy00 false), 91, "ISAAC", ????????, ????????, ????????, ????????, Single, - CheckBadMove /, 3, @{ 0, 42, MUK, 0</text:p>
          </table:table-cell>
        </table:table-row>
        <table:table-row table:style-name="ro1">
          <table:table-cell office:value-type="string">
            <text:p>+0, 42, VICTREEBEL, 0</text:p>
          </table:table-cell>
        </table:table-row>
        <table:table-row table:style-name="ro1">
          <table:table-cell office:value-type="string">
            <text:p>+0, 40, RAPIDASH, 0 @}</text:p>
          </table:table-cell>
        </table:table-row>
        <table:table-row table:style-name="ro1">
          <table:table-cell office:value-type="string">
            <text:p>+#GERALD#, Moves, BIKER, (boy00 false), 91, "GERALD", ????????, ????????, ????????, ????????, Single, - CheckBadMove /, 2, @{ 0, 42, WEEZING, SMOKESCREEN, SLUDGE, SMOG, TOXIC, 0</text:p>
          </table:table-cell>
        </table:table-row>
        <table:table-row table:style-name="ro1">
          <table:table-cell office:value-type="string">
            <text:p>+0, 43, MUK, STOCKPILE, MINIMIZE, "SLUDGE BOMB", "PAIN SPLIT", 0 @}</text:p>
          </table:table-cell>
        </table:table-row>
        <table:table-row table:style-name="ro1">
          <table:table-cell office:value-type="string">
            <text:p>+#~81#, Normal, BURGLAR, (rocket03 false), 92, "", ????????, ????????, ????????, ????????, Single, - CheckBadMove /, 2, @{ 0, 29, GROWLITHE, 0</text:p>
          </table:table-cell>
        </table:table-row>
        <table:table-row table:style-name="ro1">
          <table:table-cell office:value-type="string">
            <text:p>+0, 29, VULPIX, 0 @}</text:p>
          </table:table-cell>
        </table:table-row>
        <table:table-row table:style-name="ro1">
          <table:table-cell office:value-type="string">
            <text:p>+#~82#, Normal, BURGLAR, (rocket03 false), 92, "", ????????, ????????, ????????, ????????, Single, - CheckBadMove /, 1, @{ 0, 33, GROWLITHE, 0 @}</text:p>
          </table:table-cell>
        </table:table-row>
        <table:table-row table:style-name="ro1">
          <table:table-cell office:value-type="string">
            <text:p>+#~83#, Normal, BURGLAR, (rocket03 false), 92, "", ????????, ????????, ????????, ????????, Single, - CheckBadMove /, 3, @{ 0, 28, VULPIX, 0</text:p>
          </table:table-cell>
        </table:table-row>
        <table:table-row table:style-name="ro1">
          <table:table-cell office:value-type="string">
            <text:p>+0, 28, CHARMANDER, 0</text:p>
          </table:table-cell>
        </table:table-row>
        <table:table-row table:style-name="ro1">
          <table:table-cell office:value-type="string">
            <text:p>+0, 28, PONYTA, 0 @}</text:p>
          </table:table-cell>
        </table:table-row>
        <table:table-row table:style-name="ro1">
          <table:table-cell office:value-type="string">
            <text:p>+#QUINN#, Normal, BURGLAR, (rocket03 false), 92, "QUINN", ????????, ????????, ????????, ????????, Single, - CheckBadMove /, 3, @{ 0, 55, SINGESHA, 0</text:p>
          </table:table-cell>
        </table:table-row>
        <table:table-row table:style-name="ro1">
          <table:table-cell office:value-type="string">
            <text:p>+0, 56, SPIRITALES, 0</text:p>
          </table:table-cell>
        </table:table-row>
        <table:table-row table:style-name="ro1">
          <table:table-cell office:value-type="string">
            <text:p>+0, 55, MAGMORE, 0 @}</text:p>
          </table:table-cell>
        </table:table-row>
        <table:table-row table:style-name="ro1">
          <table:table-cell office:value-type="string">
            <text:p>+#RAMON#, Normal, BURGLAR, (rocket03 false), 92, "RAMON", ????????, ????????, ????????, ????????, Single, - CheckBadMove /, 1, @{ 0, 62, DRAGONIER, 0 @}</text:p>
          </table:table-cell>
        </table:table-row>
        <table:table-row table:style-name="ro1">
          <table:table-cell office:value-type="string">
            <text:p>+#DUSTY#, Normal, BURGLAR, (rocket03 false), 92, "DUSTY", ????????, ????????, ????????, ????????, Single, - CheckBadMove /, 2, @{ 0, 59, SPIRITALES, 0</text:p>
          </table:table-cell>
        </table:table-row>
        <table:table-row table:style-name="ro1">
          <table:table-cell office:value-type="string">
            <text:p>+0, 59, GUARDIANCE, 0 @}</text:p>
          </table:table-cell>
        </table:table-row>
        <table:table-row table:style-name="ro1">
          <table:table-cell office:value-type="string">
            <text:p>+#ARNIE#, Normal, BURGLAR, (rocket03 false), 92, "ARNIE", ????????, ????????, ????????, ????????, Single, - CheckBadMove /, 2, @{ 0, 58, PORYGON-Q, 0</text:p>
          </table:table-cell>
        </table:table-row>
        <table:table-row table:style-name="ro1">
          <table:table-cell office:value-type="string">
            <text:p>+0, 58, CHARIANA, 0 @}</text:p>
          </table:table-cell>
        </table:table-row>
        <table:table-row table:style-name="ro1">
          <table:table-cell office:value-type="string">
            <text:p>+#~84#, Normal, BURGLAR, (rocket03 false), 92, "", ????????, ????????, ????????, ????????, Single, - CheckBadMove /, 2, @{ 0, 34, CHARMANDER, 0</text:p>
          </table:table-cell>
        </table:table-row>
        <table:table-row table:style-name="ro1">
          <table:table-cell office:value-type="string">
            <text:p>+0, 34, CHARMELEON, 0 @}</text:p>
          </table:table-cell>
        </table:table-row>
        <table:table-row table:style-name="ro1">
          <table:table-cell office:value-type="string">
            <text:p>+#SIMON#, Normal, BURGLAR, (rocket03 false), 92, "SIMON", ????????, ????????, ????????, ????????, Single, - CheckBadMove /, 1, @{ 0, 62, YOKAYUBI, 0 @}</text:p>
          </table:table-cell>
        </table:table-row>
        <table:table-row table:style-name="ro1">
          <table:table-cell office:value-type="string">
            <text:p>+#LEWIS#, Normal, BURGLAR, (rocket03 false), 92, "LEWIS", ????????, ????????, ????????, ????????, Single, - CheckBadMove /, 2, @{ 0, 56, SINGESHA, 0</text:p>
          </table:table-cell>
        </table:table-row>
        <table:table-row table:style-name="ro1">
          <table:table-cell office:value-type="string">
            <text:p>+0, 57, COMBUSTANG, 0 @}</text:p>
          </table:table-cell>
        </table:table-row>
        <table:table-row table:style-name="ro1">
          <table:table-cell office:value-type="string">
            <text:p>+#BAILY#, Normal, ENGINEER, (boy00 false), 93, "BAILY", ????????, ????????, ????????, ????????, Single, - CheckBadMove /, 2, @{ 0, 26, VOLTORB, 0</text:p>
          </table:table-cell>
        </table:table-row>
        <table:table-row table:style-name="ro1">
          <table:table-cell office:value-type="string">
            <text:p>+0, 26, MAGNETON, 0 @}</text:p>
          </table:table-cell>
        </table:table-row>
        <table:table-row table:style-name="ro1">
          <table:table-cell office:value-type="string">
            <text:p>+#BRAXTON#, Normal, ENGINEER, (boy00 false), 93, "BRAXTON", ????????, ????????, ????????, ????????, Single, - CheckBadMove /, 1, @{ 0, 26, MAGNETON, 0 @}</text:p>
          </table:table-cell>
        </table:table-row>
        <table:table-row table:style-name="ro1">
          <table:table-cell office:value-type="string">
            <text:p>+#BERNIE#, Normal, ENGINEER, (boy00 false), 93, "BERNIE", ????????, ????????, ????????, ????????, Single, - CheckBadMove /, 3, @{ 0, 23, VOLTORB, 0</text:p>
          </table:table-cell>
        </table:table-row>
        <table:table-row table:style-name="ro1">
          <table:table-cell office:value-type="string">
            <text:p>+0, 23, MACHOKE, 0</text:p>
          </table:table-cell>
        </table:table-row>
        <table:table-row table:style-name="ro1">
          <table:table-cell office:value-type="string">
            <text:p>+0, 23, MAGNETON, 0 @}</text:p>
          </table:table-cell>
        </table:table-row>
        <table:table-row table:style-name="ro1">
          <table:table-cell office:value-type="string">
            <text:p>+#DALE#, Normal, FISHERMAN~2, (boy0B false), 94, "DALE", ????????, ????????, ????????, ????????, Single, - CheckBadMove /, 3, @{ 0, 23, GOLDEEN, 0</text:p>
          </table:table-cell>
        </table:table-row>
        <table:table-row table:style-name="ro1">
          <table:table-cell office:value-type="string">
            <text:p>+0, 23, TENTACOOL, 0</text:p>
          </table:table-cell>
        </table:table-row>
        <table:table-row table:style-name="ro1">
          <table:table-cell office:value-type="string">
            <text:p>+0, 23, GYARADOS, 0 @}</text:p>
          </table:table-cell>
        </table:table-row>
        <table:table-row table:style-name="ro1">
          <table:table-cell office:value-type="string">
            <text:p>+#BARNY#, Normal, FISHERMAN~2, (boy0B false), 94, "BARNY", ????????, ????????, ????????, ????????, Single, - CheckBadMove /, 3, @{ 0, 23, TENTACOOL, 0</text:p>
          </table:table-cell>
        </table:table-row>
        <table:table-row table:style-name="ro1">
          <table:table-cell office:value-type="string">
            <text:p>+0, 23, STARYU, 0</text:p>
          </table:table-cell>
        </table:table-row>
        <table:table-row table:style-name="ro1">
          <table:table-cell office:value-type="string">
            <text:p>+0, 23, SHELLDER, 0 @}</text:p>
          </table:table-cell>
        </table:table-row>
        <table:table-row table:style-name="ro1">
          <table:table-cell office:value-type="string">
            <text:p>+#NED#, Normal, FISHERMAN~2, (boy0B false), 94, "NED", ????????, ????????, ????????, ????????, Single, - CheckBadMove /, 3, @{ 0, 38, GOLDEEN, 0</text:p>
          </table:table-cell>
        </table:table-row>
        <table:table-row table:style-name="ro1">
          <table:table-cell office:value-type="string">
            <text:p>+0, 38, POLIWRATH, 0</text:p>
          </table:table-cell>
        </table:table-row>
        <table:table-row table:style-name="ro1">
          <table:table-cell office:value-type="string">
            <text:p>+0, 38, DRAGONAIR, 0 @}</text:p>
          </table:table-cell>
        </table:table-row>
        <table:table-row table:style-name="ro1">
          <table:table-cell office:value-type="string">
            <text:p>+#CHIP#, Normal, FISHERMAN~2, (boy0B false), 94, "CHIP", ????????, ????????, ????????, ????????, Single, - CheckBadMove /, 2, @{ 0, 39, TENTACRUEL, 0</text:p>
          </table:table-cell>
        </table:table-row>
        <table:table-row table:style-name="ro1">
          <table:table-cell office:value-type="string">
            <text:p>+0, 39, SEAKING, 0 @}</text:p>
          </table:table-cell>
        </table:table-row>
        <table:table-row table:style-name="ro1">
          <table:table-cell office:value-type="string">
            <text:p>+#HANK#, Normal, FISHERMAN~2, (boy0B false), 94, "HANK", ????????, ????????, ????????, ????????, Single, - CheckBadMove /, 1, @{ 0, 42, SEAREX, 0 @}</text:p>
          </table:table-cell>
        </table:table-row>
        <table:table-row table:style-name="ro1">
          <table:table-cell office:value-type="string">
            <text:p>+#ELLIOT#, Normal, FISHERMAN~2, (boy0B false), 94, "ELLIOT", ????????, ????????, ????????, ????????, Single, - CheckBadMove /, 4, @{ 0, 38, POLIWRATH, 0</text:p>
          </table:table-cell>
        </table:table-row>
        <table:table-row table:style-name="ro1">
          <table:table-cell office:value-type="string">
            <text:p>+0, 38, CLOYSTER, 0</text:p>
          </table:table-cell>
        </table:table-row>
        <table:table-row table:style-name="ro1">
          <table:table-cell office:value-type="string">
            <text:p>+0, 37, SEAKING, 0</text:p>
          </table:table-cell>
        </table:table-row>
        <table:table-row table:style-name="ro1">
          <table:table-cell office:value-type="string">
            <text:p>+0, 37, SEADRA, 0 @}</text:p>
          </table:table-cell>
        </table:table-row>
        <table:table-row table:style-name="ro1">
          <table:table-cell office:value-type="string">
            <text:p>+#RONALD#, Normal, FISHERMAN~2, (boy0B false), 94, "RONALD", ????????, ????????, ????????, ????????, Single, - CheckBadMove /, 4, @{ 0, 50, SEAREX, 0</text:p>
          </table:table-cell>
        </table:table-row>
        <table:table-row table:style-name="ro1">
          <table:table-cell office:value-type="string">
            <text:p>+0, 50, TENTACATE, 0</text:p>
          </table:table-cell>
        </table:table-row>
        <table:table-row table:style-name="ro1">
          <table:table-cell office:value-type="string">
            <text:p>+0, 50, AN'ENEMY, 0</text:p>
          </table:table-cell>
        </table:table-row>
        <table:table-row table:style-name="ro1">
          <table:table-cell office:value-type="string">
            <text:p>+0, 50, RIVEON, 0 @}</text:p>
          </table:table-cell>
        </table:table-row>
        <table:table-row table:style-name="ro1">
          <table:table-cell office:value-type="string">
            <text:p>+#CLAUDE#, Normal, FISHERMAN~2, (boy0B false), 94, "CLAUDE", ????????, ????????, ????????, ????????, Single, - CheckBadMove /, 2, @{ 0, 52, AN'ENEMY, 0</text:p>
          </table:table-cell>
        </table:table-row>
        <table:table-row table:style-name="ro1">
          <table:table-cell office:value-type="string">
            <text:p>+0, 54, OMAPAL, 0 @}</text:p>
          </table:table-cell>
        </table:table-row>
        <table:table-row table:style-name="ro1">
          <table:table-cell office:value-type="string">
            <text:p>+#WADE#, Normal, FISHERMAN~2, (boy0B false), 94, "WADE", ????????, ????????, ????????, ????????, Single, - CheckBadMove /, 6, @{ 0, 65, MAGIKARP, 0</text:p>
          </table:table-cell>
        </table:table-row>
        <table:table-row table:style-name="ro1">
          <table:table-cell office:value-type="string">
            <text:p>+0, 65, MAGIKARP, 0</text:p>
          </table:table-cell>
        </table:table-row>
        <table:table-row table:style-name="ro1">
          <table:table-cell office:value-type="string">
            <text:p>+0, 65, MAGIKARP, 0</text:p>
          </table:table-cell>
        </table:table-row>
        <table:table-row table:style-name="ro1">
          <table:table-cell office:value-type="string">
            <text:p>+0, 65, MAGIKARP, 0</text:p>
          </table:table-cell>
        </table:table-row>
        <table:table-row table:style-name="ro1">
          <table:table-cell office:value-type="string">
            <text:p>+0, 65, MAGIKARP, 0</text:p>
          </table:table-cell>
        </table:table-row>
        <table:table-row table:style-name="ro1">
          <table:table-cell office:value-type="string">
            <text:p>+0, 65, MAGIKARP, 0 @}</text:p>
          </table:table-cell>
        </table:table-row>
        <table:table-row table:style-name="ro1">
          <table:table-cell office:value-type="string">
            <text:p>+#NOLAN#, Normal, FISHERMAN~2, (boy0B false), 94, "NOLAN", ????????, ????????, ????????, ????????, Single, - CheckBadMove /, 2, @{ 0, 52, SEAREX, 0</text:p>
          </table:table-cell>
        </table:table-row>
        <table:table-row table:style-name="ro1">
          <table:table-cell office:value-type="string">
            <text:p>+0, 52, KABUTAK, 0 @}</text:p>
          </table:table-cell>
        </table:table-row>
        <table:table-row table:style-name="ro1">
          <table:table-cell office:value-type="string">
            <text:p>+#ANDREW#, Normal, FISHERMAN~2, (boy0B false), 94, "ANDREW", ????????, ????????, ????????, ????????, Single, - CheckBadMove /, 2, @{ 0, 40, GYARADOS, 0</text:p>
          </table:table-cell>
        </table:table-row>
        <table:table-row table:style-name="ro1">
          <table:table-cell office:value-type="string">
            <text:p>+0, 41, HYDRADOS, 0 @}</text:p>
          </table:table-cell>
        </table:table-row>
        <table:table-row table:style-name="ro1">
          <table:table-cell office:value-type="string">
            <text:p>+#LUIS#, Normal, SWIMMER\sm~2, (boy08 false), 95, "LUIS", ????????, ????????, ????????, ????????, Single, - CheckBadMove /, 2, @{ 0, 20, HORSEA, 0</text:p>
          </table:table-cell>
        </table:table-row>
        <table:table-row table:style-name="ro1">
          <table:table-cell office:value-type="string">
            <text:p>+0, 20, SHELLDER, 0 @}</text:p>
          </table:table-cell>
        </table:table-row>
        <table:table-row table:style-name="ro1">
          <table:table-cell office:value-type="string">
            <text:p>+#RICHARD#, Normal, SWIMMER\sm~2, (boy08 false), 95, "RICHARD", ????????, ????????, ????????, ????????, Single, - CheckBadMove /, 2, @{ 0, 40, TENTACATE, 0</text:p>
          </table:table-cell>
        </table:table-row>
        <table:table-row table:style-name="ro1">
          <table:table-cell office:value-type="string">
            <text:p>+0, 40, AN'ENEMY, 0 @}</text:p>
          </table:table-cell>
        </table:table-row>
        <table:table-row table:style-name="ro1">
          <table:table-cell office:value-type="string">
            <text:p>+#REECE#, Normal, SWIMMER\sm~2, (boy08 false), 95, "REECE", ????????, ????????, ????????, ????????, Single, - CheckBadMove /, 3, @{ 0, 49, SEAREX, 0</text:p>
          </table:table-cell>
        </table:table-row>
        <table:table-row table:style-name="ro1">
          <table:table-cell office:value-type="string">
            <text:p>+0, 49, KINGDRA, 0</text:p>
          </table:table-cell>
        </table:table-row>
        <table:table-row table:style-name="ro1">
          <table:table-cell office:value-type="string">
            <text:p>+0, 50, STARUS, 0 @}</text:p>
          </table:table-cell>
        </table:table-row>
        <table:table-row table:style-name="ro1">
          <table:table-cell office:value-type="string">
            <text:p>+#MATTHEW#, Normal, SWIMMER\sm~2, (boy08 false), 95, "MATTHEW", ????????, ????????, ????????, ????????, Single, - CheckBadMove /, 2, @{ 0, 50, POLITOES, 0</text:p>
          </table:table-cell>
        </table:table-row>
        <table:table-row table:style-name="ro1">
          <table:table-cell office:value-type="string">
            <text:p>+0, 51, FERRAPIN, 0 @}</text:p>
          </table:table-cell>
        </table:table-row>
        <table:table-row table:style-name="ro1">
          <table:table-cell office:value-type="string">
            <text:p>+#DOUGLAS#, Normal, SWIMMER\sm~2, (boy08 false), 95, "DOUGLAS", ????????, ????????, ????????, ????????, Single, - CheckBadMove /, 3, @{ 0, 49, KINGDRA, 0</text:p>
          </table:table-cell>
        </table:table-row>
        <table:table-row table:style-name="ro1">
          <table:table-cell office:value-type="string">
            <text:p>+0, 50, TENTACATE, 0</text:p>
          </table:table-cell>
        </table:table-row>
        <table:table-row table:style-name="ro1">
          <table:table-cell office:value-type="string">
            <text:p>+0, 50, KINGLER, 0 @}</text:p>
          </table:table-cell>
        </table:table-row>
        <table:table-row table:style-name="ro1">
          <table:table-cell office:value-type="string">
            <text:p>+#DAVID#, Normal, SWIMMER\sm~2, (boy08 false), 95, "DAVID", ????????, ????????, ????????, ????????, Single, - CheckBadMove /, 3, @{ 0, 49, SEAREX, 0</text:p>
          </table:table-cell>
        </table:table-row>
        <table:table-row table:style-name="ro1">
          <table:table-cell office:value-type="string">
            <text:p>+0, 50, AN'ENEMY, 0</text:p>
          </table:table-cell>
        </table:table-row>
        <table:table-row table:style-name="ro1">
          <table:table-cell office:value-type="string">
            <text:p>+0, 50, GILDUCK, 0 @}</text:p>
          </table:table-cell>
        </table:table-row>
        <table:table-row table:style-name="ro1">
          <table:table-cell office:value-type="string">
            <text:p>+#TONY#, Normal, SWIMMER\sm~2, (boy08 false), 95, "TONY", ????????, ????????, ????????, ????????, Single, - CheckBadMove /, 2, @{ 0, 51, LORDRA, 0</text:p>
          </table:table-cell>
        </table:table-row>
        <table:table-row table:style-name="ro1">
          <table:table-cell office:value-type="string">
            <text:p>+0, 50, LOCHLASS, 0 @}</text:p>
          </table:table-cell>
        </table:table-row>
        <table:table-row table:style-name="ro1">
          <table:table-cell office:value-type="string">
            <text:p>+#AXLE#, Normal, SWIMMER\sm~2, (boy08 false), 95, "AXLE", ????????, ????????, ????????, ????????, Single, - CheckBadMove /, 5, @{ 0, 47, TENTACRUEL, 0</text:p>
          </table:table-cell>
        </table:table-row>
        <table:table-row table:style-name="ro1">
          <table:table-cell office:value-type="string">
            <text:p>+0, 47, TENTACATE, 0</text:p>
          </table:table-cell>
        </table:table-row>
        <table:table-row table:style-name="ro1">
          <table:table-cell office:value-type="string">
            <text:p>+0, 47, STARUS, 0</text:p>
          </table:table-cell>
        </table:table-row>
        <table:table-row table:style-name="ro1">
          <table:table-cell office:value-type="string">
            <text:p>+0, 48, KINGDRA, 0</text:p>
          </table:table-cell>
        </table:table-row>
        <table:table-row table:style-name="ro1">
          <table:table-cell office:value-type="string">
            <text:p>+0, 48, PRECIPED, 0 @}</text:p>
          </table:table-cell>
        </table:table-row>
        <table:table-row table:style-name="ro1">
          <table:table-cell office:value-type="string">
            <text:p>+#BARRY#, Normal, SWIMMER\sm~2, (boy08 false), 95, "BARRY", ????????, ????????, ????????, ????????, Single, - CheckBadMove /, 2, @{ 0, 52, AN'ENEMY, 0</text:p>
          </table:table-cell>
        </table:table-row>
        <table:table-row table:style-name="ro1">
          <table:table-cell office:value-type="string">
            <text:p>+0, 53, KRAKLAW, 0 @}</text:p>
          </table:table-cell>
        </table:table-row>
        <table:table-row table:style-name="ro1">
          <table:table-cell office:value-type="string">
            <text:p>+#DEAN#, Normal, SWIMMER\sm~2, (boy08 false), 95, "DEAN", ????????, ????????, ????????, ????????, Single, - CheckBadMove /, 1, @{ 0, 58, STARWE, 0 @}</text:p>
          </table:table-cell>
        </table:table-row>
        <table:table-row table:style-name="ro1">
          <table:table-cell office:value-type="string">
            <text:p>+#DARRIN#, Normal, SWIMMER\sm~2, (boy08 false), 95, "DARRIN", ????????, ????????, ????????, ????????, Single, - CheckBadMove /, 4, @{ 0, 50, KINGDRA, 0</text:p>
          </table:table-cell>
        </table:table-row>
        <table:table-row table:style-name="ro1">
          <table:table-cell office:value-type="string">
            <text:p>+0, 50, DRAGONITE, 0</text:p>
          </table:table-cell>
        </table:table-row>
        <table:table-row table:style-name="ro1">
          <table:table-cell office:value-type="string">
            <text:p>+0, 50, HYDRADOS, 0</text:p>
          </table:table-cell>
        </table:table-row>
        <table:table-row table:style-name="ro1">
          <table:table-cell office:value-type="string">
            <text:p>+0, 51, SLOWMATE, 0 @}</text:p>
          </table:table-cell>
        </table:table-row>
        <table:table-row table:style-name="ro1">
          <table:table-cell office:value-type="string">
            <text:p>+#SPENCER#, Normal, SWIMMER\sm~2, (boy08 false), 95, "SPENCER", ????????, ????????, ????????, ????????, Single, - CheckBadMove /, 2, @{ 0, 53, LORDRA, 0</text:p>
          </table:table-cell>
        </table:table-row>
        <table:table-row table:style-name="ro1">
          <table:table-cell office:value-type="string">
            <text:p>+0, 53, TENTACATE, 0 @}</text:p>
          </table:table-cell>
        </table:table-row>
        <table:table-row table:style-name="ro1">
          <table:table-cell office:value-type="string">
            <text:p>+#JACK#, Normal, SWIMMER\sm~2, (boy08 false), 95, "JACK", ????????, ????????, ????????, ????????, Single, - CheckBadMove /, 1, @{ 0, 60, STARWE, 0 @}</text:p>
          </table:table-cell>
        </table:table-row>
        <table:table-row table:style-name="ro1">
          <table:table-cell office:value-type="string">
            <text:p>+#JEROME#, Normal, SWIMMER\sm~2, (boy08 false), 95, "JEROME", ????????, ????????, ????????, ????????, Single, - CheckBadMove /, 2, @{ 0, 52, STARUS, 0</text:p>
          </table:table-cell>
        </table:table-row>
        <table:table-row table:style-name="ro1">
          <table:table-cell office:value-type="string">
            <text:p>+0, 52, FORTOISE, 0 @}</text:p>
          </table:table-cell>
        </table:table-row>
        <table:table-row table:style-name="ro1">
          <table:table-cell office:value-type="string">
            <text:p>+#ROLAND#, Normal, SWIMMER\sm~2, (boy08 false), 95, "ROLAND", ????????, ????????, ????????, ????????, Single, - CheckBadMove /, 3, @{ 0, 51, POLIWISE, 0</text:p>
          </table:table-cell>
        </table:table-row>
        <table:table-row table:style-name="ro1">
          <table:table-cell office:value-type="string">
            <text:p>+0, 51, TENTACATE, 0</text:p>
          </table:table-cell>
        </table:table-row>
        <table:table-row table:style-name="ro1">
          <table:table-cell office:value-type="string">
            <text:p>+0, 51, LORDRA, 0 @}</text:p>
          </table:table-cell>
        </table:table-row>
        <table:table-row table:style-name="ro1">
          <table:table-cell office:value-type="string">
            <text:p>+#KOJI#, Normal, "CUE BALL", (boy00 false), 96, "KOJI", ????????, ????????, ????????, ????????, Single, - CheckBadMove /, 3, @{ 0, 41, MACHAMP, 0</text:p>
          </table:table-cell>
        </table:table-row>
        <table:table-row table:style-name="ro1">
          <table:table-cell office:value-type="string">
            <text:p>+0, 41, PRIMEAPE, 0</text:p>
          </table:table-cell>
        </table:table-row>
        <table:table-row table:style-name="ro1">
          <table:table-cell office:value-type="string">
            <text:p>+0, 41, TAUROX, 0 @}</text:p>
          </table:table-cell>
        </table:table-row>
        <table:table-row table:style-name="ro1">
          <table:table-cell office:value-type="string">
            <text:p>+#LUKE#, Normal, "CUE BALL", (boy00 false), 96, "LUKE", ????????, ????????, ????????, ????????, Single, - CheckBadMove /, 2, @{ 0, 40, GORILLASH, 0</text:p>
          </table:table-cell>
        </table:table-row>
        <table:table-row table:style-name="ro1">
          <table:table-cell office:value-type="string">
            <text:p>+0, 40, MACHAMP, 0 @}</text:p>
          </table:table-cell>
        </table:table-row>
        <table:table-row table:style-name="ro1">
          <table:table-cell office:value-type="string">
            <text:p>+#CAMRON#, Normal, "CUE BALL", (boy00 false), 96, "CAMRON", ????????, ????????, ????????, ????????, Single, - CheckBadMove /, 2, @{ 0, 40, GORILLASH, 0</text:p>
          </table:table-cell>
        </table:table-row>
        <table:table-row table:style-name="ro1">
          <table:table-cell office:value-type="string">
            <text:p>+0, 40, MACHAMP, 0 @}</text:p>
          </table:table-cell>
        </table:table-row>
        <table:table-row table:style-name="ro1">
          <table:table-cell office:value-type="string">
            <text:p>+#RAUL#, Normal, "CUE BALL", (boy00 false), 96, "RAUL", ????????, ????????, ????????, ????????, Single, - CheckBadMove /, 2, @{ 0, 40, GORILLASH, 0</text:p>
          </table:table-cell>
        </table:table-row>
        <table:table-row table:style-name="ro1">
          <table:table-cell office:value-type="string">
            <text:p>+0, 40, POLITOES, 0 @}</text:p>
          </table:table-cell>
        </table:table-row>
        <table:table-row table:style-name="ro1">
          <table:table-cell office:value-type="string">
            <text:p>+#ISAIAH#, Normal, "CUE BALL", (boy00 false), 96, "ISAIAH", ????????, ????????, ????????, ????????, Single, - CheckBadMove /, 2, @{ 0, 40, MACHAMP, 0</text:p>
          </table:table-cell>
        </table:table-row>
        <table:table-row table:style-name="ro1">
          <table:table-cell office:value-type="string">
            <text:p>+0, 40, RHYPERIOR, 0 @}</text:p>
          </table:table-cell>
        </table:table-row>
        <table:table-row table:style-name="ro1">
          <table:table-cell office:value-type="string">
            <text:p>+#ZEEK#, Normal, "CUE BALL", (boy00 false), 96, "ZEEK", ????????, ????????, ????????, ????????, Single, - CheckBadMove /, 1, @{ 0, 45, MACHULK, 0 @}</text:p>
          </table:table-cell>
        </table:table-row>
        <table:table-row table:style-name="ro1">
          <table:table-cell office:value-type="string">
            <text:p>+#JAMAL#, Normal, "CUE BALL", (boy00 false), 96, "JAMAL", ????????, ????????, ????????, ????????, Single, - CheckBadMove /, 4, @{ 0, 40, PRIMEAPE, 0</text:p>
          </table:table-cell>
        </table:table-row>
        <table:table-row table:style-name="ro1">
          <table:table-cell office:value-type="string">
            <text:p>+0, 40, RHYPERIOR, 0</text:p>
          </table:table-cell>
        </table:table-row>
        <table:table-row table:style-name="ro1">
          <table:table-cell office:value-type="string">
            <text:p>+0, 40, MACHAMP, 0</text:p>
          </table:table-cell>
        </table:table-row>
        <table:table-row table:style-name="ro1">
          <table:table-cell office:value-type="string">
            <text:p>+0, 42, GENGAR, 0 @}</text:p>
          </table:table-cell>
        </table:table-row>
        <table:table-row table:style-name="ro1">
          <table:table-cell office:value-type="string">
            <text:p>+#COREY#, Normal, "CUE BALL", (boy00 false), 96, "COREY", ????????, ????????, ????????, ????????, Single, - CheckBadMove /, 2, @{ 0, 43, GORILLASH, 0</text:p>
          </table:table-cell>
        </table:table-row>
        <table:table-row table:style-name="ro1">
          <table:table-cell office:value-type="string">
            <text:p>+0, 43, GOROCHU, 0 @}</text:p>
          </table:table-cell>
        </table:table-row>
        <table:table-row table:style-name="ro1">
          <table:table-cell office:value-type="string">
            <text:p>+#CHASE#, Normal, "CUE BALL", (boy00 false), 96, "CHASE", ????????, ????????, ????????, ????????, Single, - CheckBadMove /, 3, @{ 0, 31, TENTACOOL, 0</text:p>
          </table:table-cell>
        </table:table-row>
        <table:table-row table:style-name="ro1">
          <table:table-cell office:value-type="string">
            <text:p>+0, 31, TENTACOOL, 0</text:p>
          </table:table-cell>
        </table:table-row>
        <table:table-row table:style-name="ro1">
          <table:table-cell office:value-type="string">
            <text:p>+0, 31, TENTACRUEL, 0 @}</text:p>
          </table:table-cell>
        </table:table-row>
        <table:table-row table:style-name="ro1">
          <table:table-cell office:value-type="string">
            <text:p>+#HUGO#, Normal, GAMER, (boy00 false), 97, "HUGO", ????????, ????????, ????????, ????????, Single, - CheckBadMove /, 2, @{ 0, 23, POLIWHIRL, 0</text:p>
          </table:table-cell>
        </table:table-row>
        <table:table-row table:style-name="ro1">
          <table:table-cell office:value-type="string">
            <text:p>+0, 23, HORSEA, 0 @}</text:p>
          </table:table-cell>
        </table:table-row>
        <table:table-row table:style-name="ro1">
          <table:table-cell office:value-type="string">
            <text:p>+#JASPER#, Normal, GAMER, (boy00 false), 97, "JASPER", ????????, ????????, ????????, ????????, Single, - CheckBadMove /, 2, @{ 0, 23, WEEPINBELL, 0</text:p>
          </table:table-cell>
        </table:table-row>
        <table:table-row table:style-name="ro1">
          <table:table-cell office:value-type="string">
            <text:p>+0, 23, GLOOM, 0 @}</text:p>
          </table:table-cell>
        </table:table-row>
        <table:table-row table:style-name="ro1">
          <table:table-cell office:value-type="string">
            <text:p>+#DIRK#, Normal, GAMER, (boy00 false), 97, "DIRK", ????????, ????????, ????????, ????????, Single, - CheckBadMove /, 2, @{ 0, 23, ELECTRODE, 0</text:p>
          </table:table-cell>
        </table:table-row>
        <table:table-row table:style-name="ro1">
          <table:table-cell office:value-type="string">
            <text:p>+0, 23, MAGNETON, 0 @}</text:p>
          </table:table-cell>
        </table:table-row>
        <table:table-row table:style-name="ro1">
          <table:table-cell office:value-type="string">
            <text:p>+#DARIAN#, Normal, GAMER, (boy00 false), 97, "DARIAN", ????????, ????????, ????????, ????????, Single, - CheckBadMove /, 2, @{ 0, 23, GROWLITHE, 0</text:p>
          </table:table-cell>
        </table:table-row>
        <table:table-row table:style-name="ro1">
          <table:table-cell office:value-type="string">
            <text:p>+0, 23, VULPIX, 0 @}</text:p>
          </table:table-cell>
        </table:table-row>
        <table:table-row table:style-name="ro1">
          <table:table-cell office:value-type="string">
            <text:p>+#STAN#, Normal, GAMER, (boy00 false), 97, "STAN", ????????, ????????, ????????, ????????, Single, - CheckBadMove /, 3, @{ 0, 31, POLIWHIRL, 0</text:p>
          </table:table-cell>
        </table:table-row>
        <table:table-row table:style-name="ro1">
          <table:table-cell office:value-type="string">
            <text:p>+0, 31, POLIWRATH, 0</text:p>
          </table:table-cell>
        </table:table-row>
        <table:table-row table:style-name="ro1">
          <table:table-cell office:value-type="string">
            <text:p>+0, 31, HYPNO, 0 @}</text:p>
          </table:table-cell>
        </table:table-row>
        <table:table-row table:style-name="ro1">
          <table:table-cell office:value-type="string">
            <text:p>+#~85#, Normal, GAMER, (boy00 false), 97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RICH#, Normal, GAMER, (boy00 false), 97, "RICH", ????????, ????????, ????????, ????????, Single, - CheckBadMove /, 2, @{ 0, 34, ARCANINE, 0</text:p>
          </table:table-cell>
        </table:table-row>
        <table:table-row table:style-name="ro1">
          <table:table-cell office:value-type="string">
            <text:p>+0, 34, MAGMORTAR, 0 @}</text:p>
          </table:table-cell>
        </table:table-row>
        <table:table-row table:style-name="ro1">
          <table:table-cell office:value-type="string">
            <text:p>+#BRIDGET#, Normal, BEAUTY~2, (girl01 true), 98, "BRIDGET", ????????, ????????, ????????, ????????, Single, - CheckBadMove /, 4, @{ 0, 34, VILEPLUME, 0</text:p>
          </table:table-cell>
        </table:table-row>
        <table:table-row table:style-name="ro1">
          <table:table-cell office:value-type="string">
            <text:p>+0, 34, VICTREEBEL, 0</text:p>
          </table:table-cell>
        </table:table-row>
        <table:table-row table:style-name="ro1">
          <table:table-cell office:value-type="string">
            <text:p>+0, 34, TANGROWTH, 0</text:p>
          </table:table-cell>
        </table:table-row>
        <table:table-row table:style-name="ro1">
          <table:table-cell office:value-type="string">
            <text:p>+0, 34, EXEGGUTOR, 0 @}</text:p>
          </table:table-cell>
        </table:table-row>
        <table:table-row table:style-name="ro1">
          <table:table-cell office:value-type="string">
            <text:p>+#TAMIA#, Normal, BEAUTY~2, (girl01 true), 98, "TAMIA", ????????, ????????, ????????, ????????, Single, - CheckBadMove /, 2, @{ 0, 35, VICTREEBEL, 0</text:p>
          </table:table-cell>
        </table:table-row>
        <table:table-row table:style-name="ro1">
          <table:table-cell office:value-type="string">
            <text:p>+0, 36, PARASECT, 0 @}</text:p>
          </table:table-cell>
        </table:table-row>
        <table:table-row table:style-name="ro1">
          <table:table-cell office:value-type="string">
            <text:p>+#LORI#, Normal, BEAUTY~2, (girl01 true), 98, "LORI", ????????, ????????, ????????, ????????, Single, - CheckBadMove /, 1, @{ 0, 40, EXEGGITY, 0 @}</text:p>
          </table:table-cell>
        </table:table-row>
        <table:table-row table:style-name="ro1">
          <table:table-cell office:value-type="string">
            <text:p>+#LOLA#, Normal, BEAUTY~2, (girl01 true), 98, "LOLA", ????????, ????????, ????????, ????????, Single, - CheckBadMove /, 3, @{ 0, 40, WIGGLYTUFF, 0</text:p>
          </table:table-cell>
        </table:table-row>
        <table:table-row table:style-name="ro1">
          <table:table-cell office:value-type="string">
            <text:p>+0, 40, RAICHU, 0</text:p>
          </table:table-cell>
        </table:table-row>
        <table:table-row table:style-name="ro1">
          <table:table-cell office:value-type="string">
            <text:p>+0, 40, FELANKH, 0 @}</text:p>
          </table:table-cell>
        </table:table-row>
        <table:table-row table:style-name="ro1">
          <table:table-cell office:value-type="string">
            <text:p>+#SHEILA#, Normal, BEAUTY~2, (girl01 true), 98, "SHEILA", ????????, ????????, ????????, ????????, Single, - CheckBadMove /, 2, @{ 0, 41, CLEFAEFAE, 0</text:p>
          </table:table-cell>
        </table:table-row>
        <table:table-row table:style-name="ro1">
          <table:table-cell office:value-type="string">
            <text:p>+0, 42, GIGGLYHUFF, 0 @}</text:p>
          </table:table-cell>
        </table:table-row>
        <table:table-row table:style-name="ro1">
          <table:table-cell office:value-type="string">
            <text:p>+#TIFFANY#, Normal, SWIMMER\sf~2, (girl01 true), 99, "TIFFANY", ????????, ????????, ????????, ????????, Single, - CheckBadMove /, 1, @{ 0, 58, CAPRISEA, 0 @}</text:p>
          </table:table-cell>
        </table:table-row>
        <table:table-row table:style-name="ro1">
          <table:table-cell office:value-type="string">
            <text:p>+#NORA#, Normal, SWIMMER\sf~2, (girl01 true), 99, "NORA", ????????, ????????, ????????, ????????, Single, - CheckBadMove /, 2, @{ 0, 51, AN'ENEMY, 0</text:p>
          </table:table-cell>
        </table:table-row>
        <table:table-row table:style-name="ro1">
          <table:table-cell office:value-type="string">
            <text:p>+0, 51, KRAKLAW, 0 @}</text:p>
          </table:table-cell>
        </table:table-row>
        <table:table-row table:style-name="ro1">
          <table:table-cell office:value-type="string">
            <text:p>+#MELISSA#, Normal, SWIMMER\sf~2, (girl01 true), 99, "MELISSA", ????????, ????????, ????????, ????????, Single, - CheckBadMove /, 2, @{ 0, 53, POLIWISE, 0</text:p>
          </table:table-cell>
        </table:table-row>
        <table:table-row table:style-name="ro1">
          <table:table-cell office:value-type="string">
            <text:p>+0, 50, SEAREX, 0 @}</text:p>
          </table:table-cell>
        </table:table-row>
        <table:table-row table:style-name="ro1">
          <table:table-cell office:value-type="string">
            <text:p>+#GRACE#, Normal, BEAUTY~2, (girl01 true), 98, "GRACE", ????????, ????????, ????????, ????????, Single, - CheckBadMove /, 2, @{ 0, 43, DRONARCH, 0</text:p>
          </table:table-cell>
        </table:table-row>
        <table:table-row table:style-name="ro1">
          <table:table-cell office:value-type="string">
            <text:p>+0, 42, GIGGLYHUFF, 0 @}</text:p>
          </table:table-cell>
        </table:table-row>
        <table:table-row table:style-name="ro1">
          <table:table-cell office:value-type="string">
            <text:p>+#OLIVIA#, Normal, BEAUTY~2, (girl01 true), 98, "OLIVIA", ????????, ????????, ????????, ????????, Single, - CheckBadMove /, 2, @{ 0, 43, VENUSAUR, 0</text:p>
          </table:table-cell>
        </table:table-row>
        <table:table-row table:style-name="ro1">
          <table:table-cell office:value-type="string">
            <text:p>+0, 42, FELANKH, 0 @}</text:p>
          </table:table-cell>
        </table:table-row>
        <table:table-row table:style-name="ro1">
          <table:table-cell office:value-type="string">
            <text:p>+#LAUREN#, Normal, BEAUTY~2, (girl01 true), 99, "LAUREN", ????????, ????????, ????????, ????????, Single, - CheckBadMove /, 3, @{ 0, 33, WEEPINBELL, 0</text:p>
          </table:table-cell>
        </table:table-row>
        <table:table-row table:style-name="ro1">
          <table:table-cell office:value-type="string">
            <text:p>+0, 33, BELLSPROUT, 0</text:p>
          </table:table-cell>
        </table:table-row>
        <table:table-row table:style-name="ro1">
          <table:table-cell office:value-type="string">
            <text:p>+0, 33, WEEPINBELL, 0 @}</text:p>
          </table:table-cell>
        </table:table-row>
        <table:table-row table:style-name="ro1">
          <table:table-cell office:value-type="string">
            <text:p>+#ANYA#, Normal, SWIMMER\sf~2, (girl01 true), 99, "ANYA", ????????, ????????, ????????, ????????, Single, - CheckBadMove /, 5, @{ 0, 47, POLITOES, 0</text:p>
          </table:table-cell>
        </table:table-row>
        <table:table-row table:style-name="ro1">
          <table:table-cell office:value-type="string">
            <text:p>+0, 47, SEAREX, 0</text:p>
          </table:table-cell>
        </table:table-row>
        <table:table-row table:style-name="ro1">
          <table:table-cell office:value-type="string">
            <text:p>+0, 48, LOCHLASS, 0</text:p>
          </table:table-cell>
        </table:table-row>
        <table:table-row table:style-name="ro1">
          <table:table-cell office:value-type="string">
            <text:p>+0, 48, SEAREX, 0</text:p>
          </table:table-cell>
        </table:table-row>
        <table:table-row table:style-name="ro1">
          <table:table-cell office:value-type="string">
            <text:p>+0, 49, POLITOES, 0 @}</text:p>
          </table:table-cell>
        </table:table-row>
        <table:table-row table:style-name="ro1">
          <table:table-cell office:value-type="string">
            <text:p>+#ALICE#, Normal, SWIMMER\sf~2, (girl01 true), 99, "ALICE", ????????, ????????, ????????, ????????, Single, - CheckBadMove /, 2, @{ 0, 50, SEAREX, 0</text:p>
          </table:table-cell>
        </table:table-row>
        <table:table-row table:style-name="ro1">
          <table:table-cell office:value-type="string">
            <text:p>+0, 51, KABUTOPS, 0 @}</text:p>
          </table:table-cell>
        </table:table-row>
        <table:table-row table:style-name="ro1">
          <table:table-cell office:value-type="string">
            <text:p>+#CONNIE#, Normal, SWIMMER\sf~2, (girl01 true), 99, "CONNIE", ????????, ????????, ????????, ????????, Single, - CheckBadMove /, 3, @{ 0, 49, STARUS, 0</text:p>
          </table:table-cell>
        </table:table-row>
        <table:table-row table:style-name="ro1">
          <table:table-cell office:value-type="string">
            <text:p>+0, 49, RIVEON, 0</text:p>
          </table:table-cell>
        </table:table-row>
        <table:table-row table:style-name="ro1">
          <table:table-cell office:value-type="string">
            <text:p>+0, 49, GILDUCK, 0 @}</text:p>
          </table:table-cell>
        </table:table-row>
        <table:table-row table:style-name="ro1">
          <table:table-cell office:value-type="string">
            <text:p>+#SHIRLEY#, Normal, SWIMMER\sf~2, (girl01 true), 99, "SHIRLEY", ????????, ????????, ????????, ????????, Single, - CheckBadMove /, 3, @{ 0, 50, OMAPAL, 0</text:p>
          </table:table-cell>
        </table:table-row>
        <table:table-row table:style-name="ro1">
          <table:table-cell office:value-type="string">
            <text:p>+0, 50, KABUTAK, 0</text:p>
          </table:table-cell>
        </table:table-row>
        <table:table-row table:style-name="ro1">
          <table:table-cell office:value-type="string">
            <text:p>+0, 51, LORDRA, 0 @}</text:p>
          </table:table-cell>
        </table:table-row>
        <table:table-row table:style-name="ro1">
          <table:table-cell office:value-type="string">
            <text:p>+#JOHAN#, Normal, PSYCHIC~2, (boy04 false), 100, "JOHAN", ????????, ????????, ????????, ????????, Single, - CheckBadMove /, 4, @{ 50, 50, SIMSALABIM, 0</text:p>
          </table:table-cell>
        </table:table-row>
        <table:table-row table:style-name="ro1">
          <table:table-cell office:value-type="string">
            <text:p>+50, 50, SLOWMATE, 0</text:p>
          </table:table-cell>
        </table:table-row>
        <table:table-row table:style-name="ro1">
          <table:table-cell office:value-type="string">
            <text:p>+50, 50, "MR. JEST", 0</text:p>
          </table:table-cell>
        </table:table-row>
        <table:table-row table:style-name="ro1">
          <table:table-cell office:value-type="string">
            <text:p>+50, 50, JYNKIES, 0 @}</text:p>
          </table:table-cell>
        </table:table-row>
        <table:table-row table:style-name="ro1">
          <table:table-cell office:value-type="string">
            <text:p>+#TYRON#, Normal, PSYCHIC~2, (boy04 false), 100, "TYRON", ????????, ????????, ????????, ????????, Single, - CheckBadMove /, 2, @{ 50, 52, "MR. JEST", 0</text:p>
          </table:table-cell>
        </table:table-row>
        <table:table-row table:style-name="ro1">
          <table:table-cell office:value-type="string">
            <text:p>+50, 52, VOHOO-DU, 0 @}</text:p>
          </table:table-cell>
        </table:table-row>
        <table:table-row table:style-name="ro1">
          <table:table-cell office:value-type="string">
            <text:p>+#CAMERON#, Normal, PSYCHIC~2, (boy04 false), 100, "CAMERON", ????????, ????????, ????????, ????????, Single, - CheckBadMove /, 3, @{ 50, 50, SLOWMATE, 0</text:p>
          </table:table-cell>
        </table:table-row>
        <table:table-row table:style-name="ro1">
          <table:table-cell office:value-type="string">
            <text:p>+50, 50, GILDUCK, 0</text:p>
          </table:table-cell>
        </table:table-row>
        <table:table-row table:style-name="ro1">
          <table:table-cell office:value-type="string">
            <text:p>+50, 50, STARUS, 0 @}</text:p>
          </table:table-cell>
        </table:table-row>
        <table:table-row table:style-name="ro1">
          <table:table-cell office:value-type="string">
            <text:p>+#PRESTON#, Normal, PSYCHIC~2, (boy04 false), 100, "PRESTON", ????????, ????????, ????????, ????????, Single, - CheckBadMove /, 1, @{ 50, 58, SLOWCHUM, 0 @}</text:p>
          </table:table-cell>
        </table:table-row>
        <table:table-row table:style-name="ro1">
          <table:table-cell office:value-type="string">
            <text:p>+#RANDALL#, Normal, ROCKER, (boy00 false), 101, "RANDALL", ????????, ????????, ????????, ????????, Single, - CheckBadMove /, 3, @{ 0, 20, VOLTORB, 0</text:p>
          </table:table-cell>
        </table:table-row>
        <table:table-row table:style-name="ro1">
          <table:table-cell office:value-type="string">
            <text:p>+0, 20, MAGNEMITE, 0</text:p>
          </table:table-cell>
        </table:table-row>
        <table:table-row table:style-name="ro1">
          <table:table-cell office:value-type="string">
            <text:p>+0, 20, VOLTORB, 0 @}</text:p>
          </table:table-cell>
        </table:table-row>
        <table:table-row table:style-name="ro1">
          <table:table-cell office:value-type="string">
            <text:p>+#LUCA#, Normal, ROCKER, (boy00 false), 101, "LUCA", ????????, ????????, ????????, ????????, Single, - CheckBadMove /, 2, @{ 0, 40, ELECTRODES, 0</text:p>
          </table:table-cell>
        </table:table-row>
        <table:table-row table:style-name="ro1">
          <table:table-cell office:value-type="string">
            <text:p>+0, 40, ELECTIVIRE, 0 @}</text:p>
          </table:table-cell>
        </table:table-row>
        <table:table-row table:style-name="ro1">
          <table:table-cell office:value-type="string">
            <text:p>+#DALTON#, Normal, JUGGLER, (boy0B false), 102, "DALTON", ????????, ????????, ????????, ????????, Single, - CheckBadMove /, 2, @{ 0, 43, SIMSALABIM, 0</text:p>
          </table:table-cell>
        </table:table-row>
        <table:table-row table:style-name="ro1">
          <table:table-cell office:value-type="string">
            <text:p>+0, 44, "MR. JEST", 0 @}</text:p>
          </table:table-cell>
        </table:table-row>
        <table:table-row table:style-name="ro1">
          <table:table-cell office:value-type="string">
            <text:p>+#NELSON#, Normal, JUGGLER, (boy0B false), 102, "NELSON", ????????, ????????, ????????, ????????, Single, - CheckBadMove /, 4, @{ 0, 65, SOMNISOOTH, 0</text:p>
          </table:table-cell>
        </table:table-row>
        <table:table-row table:style-name="ro1">
          <table:table-cell office:value-type="string">
            <text:p>+0, 66, SPIRITULEE, 0</text:p>
          </table:table-cell>
        </table:table-row>
        <table:table-row table:style-name="ro1">
          <table:table-cell office:value-type="string">
            <text:p>+0, 65, VOHOO-DU, 0</text:p>
          </table:table-cell>
        </table:table-row>
        <table:table-row table:style-name="ro1">
          <table:table-cell office:value-type="string">
            <text:p>+0, 66, RADIACHAN, 0 @}</text:p>
          </table:table-cell>
        </table:table-row>
        <table:table-row table:style-name="ro1">
          <table:table-cell office:value-type="string">
            <text:p>+#KIRK#, Normal, JUGGLER, (boy0B false), 102, "KIRK", ????????, ????????, ????????, ????????, Single, - CheckBadMove /, 4, @{ 0, 43, JYNKIES, 0</text:p>
          </table:table-cell>
        </table:table-row>
        <table:table-row table:style-name="ro1">
          <table:table-cell office:value-type="string">
            <text:p>+0, 43, "MR. JEST", 0</text:p>
          </table:table-cell>
        </table:table-row>
        <table:table-row table:style-name="ro1">
          <table:table-cell office:value-type="string">
            <text:p>+0, 43, SIMSALABIM, 0</text:p>
          </table:table-cell>
        </table:table-row>
        <table:table-row table:style-name="ro1">
          <table:table-cell office:value-type="string">
            <text:p>+0, 43, LULLOO, 0 @}</text:p>
          </table:table-cell>
        </table:table-row>
        <table:table-row table:style-name="ro1">
          <table:table-cell office:value-type="string">
            <text:p>+#SHAWN#, Normal, JUGGLER, (boy0B false), 102, "SHAWN", ????????, ????????, ????????, ????????, Single, - CheckBadMove /, 2, @{ 0, 47, LULLOO, 0</text:p>
          </table:table-cell>
        </table:table-row>
        <table:table-row table:style-name="ro1">
          <table:table-cell office:value-type="string">
            <text:p>+0, 47, VENOMENA, 0 @}</text:p>
          </table:table-cell>
        </table:table-row>
        <table:table-row table:style-name="ro1">
          <table:table-cell office:value-type="string">
            <text:p>+#GREGORY#, Normal, JUGGLER, (boy0B false), 102, "GREGORY", ????????, ????????, ????????, ????????, Single, - CheckBadMove /, 2, @{ 0, 72, "MR. FOOL", 0</text:p>
          </table:table-cell>
        </table:table-row>
        <table:table-row table:style-name="ro1">
          <table:table-cell office:value-type="string">
            <text:p>+0, 73, TANGRAPPLE, 0 @}</text:p>
          </table:table-cell>
        </table:table-row>
        <table:table-row table:style-name="ro1">
          <table:table-cell office:value-type="string">
            <text:p>+#EDWARD#, Moves, JUGGLER, (boy0B false), 102, "EDWARD", ????????, ????????, ????????, ????????, Single, - CheckBadMove /, 4, @{ 0, 46, VOLTORB, SWIFT, "LIGHT SCREEN", SPARK, SONICBOOM, 0</text:p>
          </table:table-cell>
        </table:table-row>
        <table:table-row table:style-name="ro1">
          <table:table-cell office:value-type="string">
            <text:p>+0, 46, VOLTORB, SWIFT, "LIGHT SCREEN", SPARK, SONICBOOM, 0</text:p>
          </table:table-cell>
        </table:table-row>
        <table:table-row table:style-name="ro1">
          <table:table-cell office:value-type="string">
            <text:p>+0, 47, ELECTRODE, SWIFT, SPARK, SELFDESTRUCT, SONICBOOM, 0</text:p>
          </table:table-cell>
        </table:table-row>
        <table:table-row table:style-name="ro1">
          <table:table-cell office:value-type="string">
            <text:p>+0, 48, "MR. MIME", PSYCHIC, "ROLE PLAY", REFLECT, ENCORE, 0 @}</text:p>
          </table:table-cell>
        </table:table-row>
        <table:table-row table:style-name="ro1">
          <table:table-cell office:value-type="string">
            <text:p>+#KAYDEN#, Normal, JUGGLER, (boy0B false), 102, "KAYDEN", ????????, ????????, ????????, ????????, Single, - CheckBadMove /, 1, @{ 0, 50, GENGONE, 0 @}</text:p>
          </table:table-cell>
        </table:table-row>
        <table:table-row table:style-name="ro1">
          <table:table-cell office:value-type="string">
            <text:p>+#NATE#, Normal, JUGGLER, (boy0B false), 102, "NATE", ????????, ????????, ????????, ????????, Single, - CheckBadMove /, 1, @{ 0, 49, LULLOO, 0 @}</text:p>
          </table:table-cell>
        </table:table-row>
        <table:table-row table:style-name="ro1">
          <table:table-cell office:value-type="string">
            <text:p>+#PHIL#, Normal, TAMER, (boy0B false), 103, "PHIL", ????????, ????????, ????????, ????????, Single, - CheckBadMove /, 2, @{ 40, 47, PINSIRIOR, 0</text:p>
          </table:table-cell>
        </table:table-row>
        <table:table-row table:style-name="ro1">
          <table:table-cell office:value-type="string">
            <text:p>+40, 47, ADNOKANA, 0 @}</text:p>
          </table:table-cell>
        </table:table-row>
        <table:table-row table:style-name="ro1">
          <table:table-cell office:value-type="string">
            <text:p>+#EDGAR#, Normal, TAMER, (boy0B false), 103, "EDGAR", ????????, ????????, ????????, ????????, Single, - CheckBadMove /, 3, @{ 40, 46, ADNOKANA, 0</text:p>
          </table:table-cell>
        </table:table-row>
        <table:table-row table:style-name="ro1">
          <table:table-cell office:value-type="string">
            <text:p>+40, 46, SANDSLAM, 0</text:p>
          </table:table-cell>
        </table:table-row>
        <table:table-row table:style-name="ro1">
          <table:table-cell office:value-type="string">
            <text:p>+40, 46, FELANKH, 0 @}</text:p>
          </table:table-cell>
        </table:table-row>
        <table:table-row table:style-name="ro1">
          <table:table-cell office:value-type="string">
            <text:p>+#JASON#, Normal, TAMER, (boy0B false), 103, "JASON", ????????, ????????, ????????, ????????, Single, - CheckBadMove /, 1, @{ 40, 68, RHYLIC, 0 @}</text:p>
          </table:table-cell>
        </table:table-row>
        <table:table-row table:style-name="ro1">
          <table:table-cell office:value-type="string">
            <text:p>+#COLE#, Normal, TAMER, (boy0B false), 103, "COLE", ????????, ????????, ????????, ????????, Single, - CheckBadMove /, 3, @{ 40, 62, TANGOLIATH, 0</text:p>
          </table:table-cell>
        </table:table-row>
        <table:table-row table:style-name="ro1">
          <table:table-cell office:value-type="string">
            <text:p>+40, 63, OXENFREE, 0</text:p>
          </table:table-cell>
        </table:table-row>
        <table:table-row table:style-name="ro1">
          <table:table-cell office:value-type="string">
            <text:p>+40, 55, SKUM, 0 @}</text:p>
          </table:table-cell>
        </table:table-row>
        <table:table-row table:style-name="ro1">
          <table:table-cell office:value-type="string">
            <text:p>+#VINCENT#, Normal, TAMER, (boy0B false), 103, "VINCENT", ????????, ????????, ????????, ????????, Single, - CheckBadMove /, 2, @{ 40, 72, PATRAPHINX, 0</text:p>
          </table:table-cell>
        </table:table-row>
        <table:table-row table:style-name="ro1">
          <table:table-cell office:value-type="string">
            <text:p>+40, 73, DRAGONACE, 0 @}</text:p>
          </table:table-cell>
        </table:table-row>
        <table:table-row table:style-name="ro1">
          <table:table-cell office:value-type="string">
            <text:p>+#JOHN#, Normal, TAMER, (boy0B false), 103, "JOHN", ????????, ????????, ????????, ????????, Single, - CheckBadMove /, 4, @{ 40, 42, RHYHORN, 0</text:p>
          </table:table-cell>
        </table:table-row>
        <table:table-row table:style-name="ro1">
          <table:table-cell office:value-type="string">
            <text:p>+40, 42, PRIMEAPE, 0</text:p>
          </table:table-cell>
        </table:table-row>
        <table:table-row table:style-name="ro1">
          <table:table-cell office:value-type="string">
            <text:p>+40, 42, ARBOK, 0</text:p>
          </table:table-cell>
        </table:table-row>
        <table:table-row table:style-name="ro1">
          <table:table-cell office:value-type="string">
            <text:p>+40, 42, TAUROS, 0 @}</text:p>
          </table:table-cell>
        </table:table-row>
        <table:table-row table:style-name="ro1">
          <table:table-cell office:value-type="string">
            <text:p>+#SEBASTIAN#, Normal, "BIRD KEEPER~2", (boy05 false), 104, "SEBASTIAN", ????????, ????????, ????????, ????????, Single, - CheckBadMove /, 2, @{ 0, 40, PIDGAERO, 0</text:p>
          </table:table-cell>
        </table:table-row>
        <table:table-row table:style-name="ro1">
          <table:table-cell office:value-type="string">
            <text:p>+0, 41, DODRIO, 0 @}</text:p>
          </table:table-cell>
        </table:table-row>
        <table:table-row table:style-name="ro1">
          <table:table-cell office:value-type="string">
            <text:p>+#PERRY#, Normal, "BIRD KEEPER~2", (boy05 false), 104, "PERRY", ????????, ????????, ????????, ????????, Single, - CheckBadMove /, 5, @{ 0, 39, DODRIO, 0</text:p>
          </table:table-cell>
        </table:table-row>
        <table:table-row table:style-name="ro1">
          <table:table-cell office:value-type="string">
            <text:p>+0, 39, PIDGEOT, 0</text:p>
          </table:table-cell>
        </table:table-row>
        <table:table-row table:style-name="ro1">
          <table:table-cell office:value-type="string">
            <text:p>+0, 40, SNEEROW, 0</text:p>
          </table:table-cell>
        </table:table-row>
        <table:table-row table:style-name="ro1">
          <table:table-cell office:value-type="string">
            <text:p>+0, 40, FORFOWL'D, 0</text:p>
          </table:table-cell>
        </table:table-row>
        <table:table-row table:style-name="ro1">
          <table:table-cell office:value-type="string">
            <text:p>+0, 40, GOLDUCK, 0 @}</text:p>
          </table:table-cell>
        </table:table-row>
        <table:table-row table:style-name="ro1">
          <table:table-cell office:value-type="string">
            <text:p>+#ROBERT#, Normal, "BIRD KEEPER~2", (boy05 false), 104, "ROBERT", ????????, ????????, ????????, ????????, Single, - CheckBadMove /, 4, @{ 0, 39, FEAROW, 0</text:p>
          </table:table-cell>
        </table:table-row>
        <table:table-row table:style-name="ro1">
          <table:table-cell office:value-type="string">
            <text:p>+0, 39, AERODACTYL, 0</text:p>
          </table:table-cell>
        </table:table-row>
        <table:table-row table:style-name="ro1">
          <table:table-cell office:value-type="string">
            <text:p>+0, 40, SNEEROW, 0</text:p>
          </table:table-cell>
        </table:table-row>
        <table:table-row table:style-name="ro1">
          <table:table-cell office:value-type="string">
            <text:p>+0, 41, DODRIO, 0 @}</text:p>
          </table:table-cell>
        </table:table-row>
        <table:table-row table:style-name="ro1">
          <table:table-cell office:value-type="string">
            <text:p>+#DONALD#, Normal, "BIRD KEEPER~2", (boy05 false), 104, "DONALD", ????????, ????????, ????????, ????????, Single, - CheckBadMove /, 1, @{ 0, 42, MOLTRES, 0 @}</text:p>
          </table:table-cell>
        </table:table-row>
        <table:table-row table:style-name="ro1">
          <table:table-cell office:value-type="string">
            <text:p>+#BENNY#, Normal, "BIRD KEEPER~2", (boy05 false), 104, "BENNY", ????????, ????????, ????????, ????????, Single, - CheckBadMove /, 2, @{ 0, 43, ORNITHOW, 0</text:p>
          </table:table-cell>
        </table:table-row>
        <table:table-row table:style-name="ro1">
          <table:table-cell office:value-type="string">
            <text:p>+0, 44, QUADODO, 0 @}</text:p>
          </table:table-cell>
        </table:table-row>
        <table:table-row table:style-name="ro1">
          <table:table-cell office:value-type="string">
            <text:p>+#EDWIN#, Normal, "BIRD KEEPER~2", (boy05 false), 104, "EDWIN", ????????, ????????, ????????, ????????, Single, - CheckBadMove /, 4, @{ 0, 40, QUADODO, 0</text:p>
          </table:table-cell>
        </table:table-row>
        <table:table-row table:style-name="ro1">
          <table:table-cell office:value-type="string">
            <text:p>+0, 40, FOWLN'TOM, 0</text:p>
          </table:table-cell>
        </table:table-row>
        <table:table-row table:style-name="ro1">
          <table:table-cell office:value-type="string">
            <text:p>+0, 40, GILDUCK, 0</text:p>
          </table:table-cell>
        </table:table-row>
        <table:table-row table:style-name="ro1">
          <table:table-cell office:value-type="string">
            <text:p>+0, 40, CROBAT, 0 @}</text:p>
          </table:table-cell>
        </table:table-row>
        <table:table-row table:style-name="ro1">
          <table:table-cell office:value-type="string">
            <text:p>+#CHESTER#, Normal, "BIRD KEEPER~2", (boy05 false), 104, "CHESTER", ????????, ????????, ????????, ????????, Single, - CheckBadMove /, 3, @{ 0, 41, QUADODO, 0</text:p>
          </table:table-cell>
        </table:table-row>
        <table:table-row table:style-name="ro1">
          <table:table-cell office:value-type="string">
            <text:p>+0, 41, AERODACTYL, 0</text:p>
          </table:table-cell>
        </table:table-row>
        <table:table-row table:style-name="ro1">
          <table:table-cell office:value-type="string">
            <text:p>+0, 42, GILDUCK, 0 @}</text:p>
          </table:table-cell>
        </table:table-row>
        <table:table-row table:style-name="ro1">
          <table:table-cell office:value-type="string">
            <text:p>+#WILTON#, Normal, "BIRD KEEPER~2", (boy05 false), 104, "WILTON", ????????, ????????, ????????, ????????, Single, - CheckBadMove /, 2, @{ 0, 43, SNEEROW, 0</text:p>
          </table:table-cell>
        </table:table-row>
        <table:table-row table:style-name="ro1">
          <table:table-cell office:value-type="string">
            <text:p>+0, 44, QUADODO, 0 @}</text:p>
          </table:table-cell>
        </table:table-row>
        <table:table-row table:style-name="ro1">
          <table:table-cell office:value-type="string">
            <text:p>+#RAMIRO#, Normal, "BIRD KEEPER~2", (boy05 false), 104, "RAMIRO", ????????, ????????, ????????, ????????, Single, - CheckBadMove /, 1, @{ 0, 47, CHARIGUANA, 0 @}</text:p>
          </table:table-cell>
        </table:table-row>
        <table:table-row table:style-name="ro1">
          <table:table-cell office:value-type="string">
            <text:p>+#JACOB#, Normal, "BIRD KEEPER~2", (boy05 false), 104, "JACOB", ????????, ????????, ????????, ????????, Single, - CheckBadMove /, 4, @{ 0, 40, SNEEROW, 0</text:p>
          </table:table-cell>
        </table:table-row>
        <table:table-row table:style-name="ro1">
          <table:table-cell office:value-type="string">
            <text:p>+0, 40, DRAGONITE, 0</text:p>
          </table:table-cell>
        </table:table-row>
        <table:table-row table:style-name="ro1">
          <table:table-cell office:value-type="string">
            <text:p>+0, 41, GILDUCK, 0</text:p>
          </table:table-cell>
        </table:table-row>
        <table:table-row table:style-name="ro1">
          <table:table-cell office:value-type="string">
            <text:p>+0, 40, QUADODO, 0 @}</text:p>
          </table:table-cell>
        </table:table-row>
        <table:table-row table:style-name="ro1">
          <table:table-cell office:value-type="string">
            <text:p>+#ROGER#, Normal, "BIRD KEEPER~2", (boy05 false), 104, "ROGER", ????????, ????????, ????????, ????????, Single, - CheckBadMove /, 3, @{ 0, 50, ORNITHOW, 0</text:p>
          </table:table-cell>
        </table:table-row>
        <table:table-row table:style-name="ro1">
          <table:table-cell office:value-type="string">
            <text:p>+0, 50, DRAGONITE, 0</text:p>
          </table:table-cell>
        </table:table-row>
        <table:table-row table:style-name="ro1">
          <table:table-cell office:value-type="string">
            <text:p>+0, 51, PIDGEOZONE, 0 @}</text:p>
          </table:table-cell>
        </table:table-row>
        <table:table-row table:style-name="ro1">
          <table:table-cell office:value-type="string">
            <text:p>+#REED#, Normal, "BIRD KEEPER~2", (boy05 false), 104, "REED", ????????, ????????, ????????, ????????, Single, - CheckBadMove /, 4, @{ 0, 39, PIDGEOTTO, 0</text:p>
          </table:table-cell>
        </table:table-row>
        <table:table-row table:style-name="ro1">
          <table:table-cell office:value-type="string">
            <text:p>+0, 39, PIDGEOTTO, 0</text:p>
          </table:table-cell>
        </table:table-row>
        <table:table-row table:style-name="ro1">
          <table:table-cell office:value-type="string">
            <text:p>+0, 39, PIDGEY, 0</text:p>
          </table:table-cell>
        </table:table-row>
        <table:table-row table:style-name="ro1">
          <table:table-cell office:value-type="string">
            <text:p>+0, 39, PIDGEOTTO, 0 @}</text:p>
          </table:table-cell>
        </table:table-row>
        <table:table-row table:style-name="ro1">
          <table:table-cell office:value-type="string">
            <text:p>+#KEITH#, Normal, "BIRD KEEPER~2", (boy05 false), 104, "KEITH", ????????, ????????, ????????, ????????, Single, - CheckBadMove /, 2, @{ 0, 39, FARFETCH'D, 0</text:p>
          </table:table-cell>
        </table:table-row>
        <table:table-row table:style-name="ro1">
          <table:table-cell office:value-type="string">
            <text:p>+0, 39, FEAROW, 0 @}</text:p>
          </table:table-cell>
        </table:table-row>
        <table:table-row table:style-name="ro1">
          <table:table-cell office:value-type="string">
            <text:p>+#CARTER#, Normal, "BIRD KEEPER~2", (boy05 false), 104, "CARTER", ????????, ????????, ????????, ????????, Single, - CheckBadMove /, 3, @{ 0, 38, PIDGAERO, 0</text:p>
          </table:table-cell>
        </table:table-row>
        <table:table-row table:style-name="ro1">
          <table:table-cell office:value-type="string">
            <text:p>+0, 38, DODRIO, 0</text:p>
          </table:table-cell>
        </table:table-row>
        <table:table-row table:style-name="ro1">
          <table:table-cell office:value-type="string">
            <text:p>+0, 38, FOWLN'TOM, 0 @}</text:p>
          </table:table-cell>
        </table:table-row>
        <table:table-row table:style-name="ro1">
          <table:table-cell office:value-type="string">
            <text:p>+#MITCH#, Normal, "BIRD KEEPER~2", (boy05 false), 104, "MITCH", ????????, ????????, ????????, ????????, Single, - CheckBadMove /, 4, @{ 0, 10, PIDGEY, 0</text:p>
          </table:table-cell>
        </table:table-row>
        <table:table-row table:style-name="ro1">
          <table:table-cell office:value-type="string">
            <text:p>+0, 20, PIDGEOTTO, 0</text:p>
          </table:table-cell>
        </table:table-row>
        <table:table-row table:style-name="ro1">
          <table:table-cell office:value-type="string">
            <text:p>+0, 30, PIDGEOT, 0</text:p>
          </table:table-cell>
        </table:table-row>
        <table:table-row table:style-name="ro1">
          <table:table-cell office:value-type="string">
            <text:p>+0, 40, PIDGAERO, 0 @}</text:p>
          </table:table-cell>
        </table:table-row>
        <table:table-row table:style-name="ro1">
          <table:table-cell office:value-type="string">
            <text:p>+#BECK#, Normal, "BIRD KEEPER~2", (boy05 false), 104, "BECK", ????????, ????????, ????????, ????????, Single, - CheckBadMove /, 1, @{ 0, 42, ARTICUNO, 0 @}</text:p>
          </table:table-cell>
        </table:table-row>
        <table:table-row table:style-name="ro1">
          <table:table-cell office:value-type="string">
            <text:p>+#MARLON#, Normal, "BIRD KEEPER~2", (boy05 false), 104, "MARLON", ????????, ????????, ????????, ????????, Single, - CheckBadMove /, 1, @{ 0, 42, ZAPDOS, 0 @}</text:p>
          </table:table-cell>
        </table:table-row>
        <table:table-row table:style-name="ro1">
          <table:table-cell office:value-type="string">
            <text:p>+#KOICHI#, Items, "BLACK BELT~2", (boy04 false), 105, "KOICHI", ????????, ????????, ????????, ????????, Single, - CheckBadMove /, 2, @{ 100, 46, CLEEVOYANT, 207</text:p>
          </table:table-cell>
        </table:table-row>
        <table:table-row table:style-name="ro1">
          <table:table-cell office:value-type="string">
            <text:p>+100, 46, ENCHANCED, 207 @}</text:p>
          </table:table-cell>
        </table:table-row>
        <table:table-row table:style-name="ro1">
          <table:table-cell office:value-type="string">
            <text:p>+#MIKE#, Items, "BLACK BELT~2", (boy04 false), 105, "MIKE", ????????, ????????, ????????, ????????, Single, - CheckBadMove /, 3, @{ 100, 42, PRIMEAPE, 207</text:p>
          </table:table-cell>
        </table:table-row>
        <table:table-row table:style-name="ro1">
          <table:table-cell office:value-type="string">
            <text:p>+100, 42, POLIWRATH, 207</text:p>
          </table:table-cell>
        </table:table-row>
        <table:table-row table:style-name="ro1">
          <table:table-cell office:value-type="string">
            <text:p>+100, 42, KANGALLOUS, 207 @}</text:p>
          </table:table-cell>
        </table:table-row>
        <table:table-row table:style-name="ro1">
          <table:table-cell office:value-type="string">
            <text:p>+#HIDEKI#, Items, "BLACK BELT~2", (boy04 false), 105, "HIDEKI", ????????, ????????, ????????, ????????, Single, - CheckBadMove /, 2, @{ 100, 45, MACHULK, 207</text:p>
          </table:table-cell>
        </table:table-row>
        <table:table-row table:style-name="ro1">
          <table:table-cell office:value-type="string">
            <text:p>+100, 43, POLITOES, 207 @}</text:p>
          </table:table-cell>
        </table:table-row>
        <table:table-row table:style-name="ro1">
          <table:table-cell office:value-type="string">
            <text:p>+#AARON#, Items, "BLACK BELT~2", (boy04 false), 105, "AARON", ????????, ????????, ????????, ????????, Single, - CheckBadMove /, 1, @{ 100, 50, GORILLASH, 207 @}</text:p>
          </table:table-cell>
        </table:table-row>
        <table:table-row table:style-name="ro1">
          <table:table-cell office:value-type="string">
            <text:p>+#HITOSHI#, Items, "BLACK BELT~2", (boy04 false), 105, "HITOSHI", ????????, ????????, ????????, ????????, Single, - CheckBadMove /, 3, @{ 100, 43, MACHAMP, 207</text:p>
          </table:table-cell>
        </table:table-row>
        <table:table-row table:style-name="ro1">
          <table:table-cell office:value-type="string">
            <text:p>+103, 40, HITMONLEE, 207</text:p>
          </table:table-cell>
        </table:table-row>
        <table:table-row table:style-name="ro1">
          <table:table-cell office:value-type="string">
            <text:p>+100, 43, HITMONCHAN, 207 @}</text:p>
          </table:table-cell>
        </table:table-row>
        <table:table-row table:style-name="ro1">
          <table:table-cell office:value-type="string">
            <text:p>+#ATSUSHI#, Items, "BLACK BELT~2", (boy04 false), 105, "ATSUSHI", ????????, ????????, ????????, ????????, Single, - CheckBadMove /, 2, @{ 100, 64, HORRIBAT, ????????</text:p>
          </table:table-cell>
        </table:table-row>
        <table:table-row table:style-name="ro1">
          <table:table-cell office:value-type="string">
            <text:p>+100, 64, SPIRITULEE, ???????? @}</text:p>
          </table:table-cell>
        </table:table-row>
        <table:table-row table:style-name="ro1">
          <table:table-cell office:value-type="string">
            <text:p>+#KIYO#, Items, "BLACK BELT~2", (boy04 false), 105, "KIYO", ????????, ????????, ????????, ????????, Single, - CheckBadMove /, 1, @{ 100, 68, TANGRAPPLE, 207 @}</text:p>
          </table:table-cell>
        </table:table-row>
        <table:table-row table:style-name="ro1">
          <table:table-cell office:value-type="string">
            <text:p>+#TAKASHI#, Items, "BLACK BELT~2", (boy04 false), 105, "TAKASHI", ????????, ????????, ????????, ????????, Single, - CheckBadMove /, 3, @{ 100, 64, DIGLENOID, ????????</text:p>
          </table:table-cell>
        </table:table-row>
        <table:table-row table:style-name="ro1">
          <table:table-cell office:value-type="string">
            <text:p>+100, 64, BONUMBELL, ????????</text:p>
          </table:table-cell>
        </table:table-row>
        <table:table-row table:style-name="ro1">
          <table:table-cell office:value-type="string">
            <text:p>+100, 64, MACHITAN, ???????? @}</text:p>
          </table:table-cell>
        </table:table-row>
        <table:table-row table:style-name="ro1">
          <table:table-cell office:value-type="string">
            <text:p>+#DAISUKE#, Items, "BLACK BELT~2", (boy04 false), 105, "DAISUKE", ????????, ????????, ????????, ????????, Single, - CheckBadMove /, 4, @{ 100, 65, PIDGEPHYR, ????????</text:p>
          </table:table-cell>
        </table:table-row>
        <table:table-row table:style-name="ro1">
          <table:table-cell office:value-type="string">
            <text:p>+100, 65, POLIATH, ????????</text:p>
          </table:table-cell>
        </table:table-row>
        <table:table-row table:style-name="ro1">
          <table:table-cell office:value-type="string">
            <text:p>+100, 66, STALAGMIX, ????????</text:p>
          </table:table-cell>
        </table:table-row>
        <table:table-row table:style-name="ro1">
          <table:table-cell office:value-type="string">
            <text:p>+100, 66, MACHITAN, ???????? @}</text:p>
          </table:table-cell>
        </table:table-row>
        <table:table-row table:style-name="ro1">
          <table:table-cell office:value-type="string">
            <text:p>+#TERRY#, Normal, RIVAL, (boy00 false), 106, "TERRY", ????????, ????????, ????????, ????????, Single, - CheckBadMove TryToKO CheckViability /, 1, @{ 0, 5, SQUIRTLE, 0 @}</text:p>
          </table:table-cell>
        </table:table-row>
        <table:table-row table:style-name="ro1">
          <table:table-cell office:value-type="string">
            <text:p>+#TERRY~2#, Normal, RIVAL, (boy00 false), 106, "TERRY", ????????, ????????, ????????, ????????, Single, - CheckBadMove TryToKO CheckViability /, 1, @{ 0, 5, BULBASAUR, 0 @}</text:p>
          </table:table-cell>
        </table:table-row>
        <table:table-row table:style-name="ro1">
          <table:table-cell office:value-type="string">
            <text:p>+#TERRY~3#, Normal, RIVAL, (boy00 false), 106, "TERRY", ????????, ????????, ????????, ????????, Single, - CheckBadMove TryToKO CheckViability /, 1, @{ 0, 5, CHARMANDER, 0 @}</text:p>
          </table:table-cell>
        </table:table-row>
        <table:table-row table:style-name="ro1">
          <table:table-cell office:value-type="string">
            <text:p>+#TERRY~4#, Moves, RIVAL, (boy00 false), 106, "TERRY", ????????, ????????, ????????, ????????, Single, - CheckBadMove TryToKO CheckViability /, 2, @{ 50, 10, PIDGEY, TACKLE, SAND-ATTACK, -, -, 0</text:p>
          </table:table-cell>
        </table:table-row>
        <table:table-row table:style-name="ro1">
          <table:table-cell office:value-type="string">
            <text:p>+50, 10, SQUIRTLE, TACKLE, "TAIL WHIP", -, -, 0 @}</text:p>
          </table:table-cell>
        </table:table-row>
        <table:table-row table:style-name="ro1">
          <table:table-cell office:value-type="string">
            <text:p>+#TERRY~5#, Moves, RIVAL, (boy00 false), 106, "TERRY", ????????, ????????, ????????, ????????, Single, - CheckBadMove TryToKO CheckViability /, 2, @{ 50, 10, PIDGEY, TACKLE, SAND-ATTACK, -, -, 0</text:p>
          </table:table-cell>
        </table:table-row>
        <table:table-row table:style-name="ro1">
          <table:table-cell office:value-type="string">
            <text:p>+50, 10, BULBASAUR, TACKLE, GROWL, -, -, 0 @}</text:p>
          </table:table-cell>
        </table:table-row>
        <table:table-row table:style-name="ro1">
          <table:table-cell office:value-type="string">
            <text:p>+#TERRY~6#, Moves, RIVAL, (boy00 false), 106, "TERRY", ????????, ????????, ????????, ????????, Single, - CheckBadMove TryToKO CheckViability /, 2, @{ 50, 10, PIDGEY, TACKLE, SAND-ATTACK, -, -, 0</text:p>
          </table:table-cell>
        </table:table-row>
        <table:table-row table:style-name="ro1">
          <table:table-cell office:value-type="string">
            <text:p>+50, 10, CHARMANDER, SCRATCH, GROWL, -, -, 0 @}</text:p>
          </table:table-cell>
        </table:table-row>
        <table:table-row table:style-name="ro1">
          <table:table-cell office:value-type="string">
            <text:p>+#TERRY~7#, Moves, RIVAL, (boy00 false), 106, "TERRY", ????????, ????????, ????????, ????????, Single, - CheckBadMove TryToKO CheckViability /, 4, @{ 50, 21, PIDGEOTTO, TACKLE, SAND-ATTACK, GUST, "QUICK ATTACK", 0</text:p>
          </table:table-cell>
        </table:table-row>
        <table:table-row table:style-name="ro1">
          <table:table-cell office:value-type="string">
            <text:p>+50, 20, KADABRA, CONFUSION, DISABLE, -, -, 0</text:p>
          </table:table-cell>
        </table:table-row>
        <table:table-row table:style-name="ro1">
          <table:table-cell office:value-type="string">
            <text:p>+50, 18, RATICATE, TACKLE, "TAIL WHIP", "QUICK ATTACK", "SCARY FACE", 0</text:p>
          </table:table-cell>
        </table:table-row>
        <table:table-row table:style-name="ro1">
          <table:table-cell office:value-type="string">
            <text:p>+100, 22, WARTORTLE, BUBBLE, "TAIL WHIP", WITHDRAW, "RAPID SPIN", 0 @}</text:p>
          </table:table-cell>
        </table:table-row>
        <table:table-row table:style-name="ro1">
          <table:table-cell office:value-type="string">
            <text:p>+#TERRY~8#, Moves, RIVAL, (boy00 false), 106, "TERRY", ????????, ????????, ????????, ????????, Single, - CheckBadMove TryToKO CheckViability /, 4, @{ 50, 21, PIDGEOTTO, TACKLE, SAND-ATTACK, GUST, "QUICK ATTACK", 0</text:p>
          </table:table-cell>
        </table:table-row>
        <table:table-row table:style-name="ro1">
          <table:table-cell office:value-type="string">
            <text:p>+50, 20, KADABRA, CONFUSION, DISABLE, -, -, 0</text:p>
          </table:table-cell>
        </table:table-row>
        <table:table-row table:style-name="ro1">
          <table:table-cell office:value-type="string">
            <text:p>+50, 18, RATICATE, TACKLE, "TAIL WHIP", "QUICK ATTACK", "SCARY FACE", 0</text:p>
          </table:table-cell>
        </table:table-row>
        <table:table-row table:style-name="ro1">
          <table:table-cell office:value-type="string">
            <text:p>+100, 22, IVYSAUR, "SLEEP POWDER", POISONPOWDER, "RAZOR LEAF", "LEECH SEED", 0 @}</text:p>
          </table:table-cell>
        </table:table-row>
        <table:table-row table:style-name="ro1">
          <table:table-cell office:value-type="string">
            <text:p>+#TERRY~9#, Moves, RIVAL, (boy00 false), 106, "TERRY", ????????, ????????, ????????, ????????, Single, - CheckBadMove TryToKO CheckViability /, 4, @{ 50, 21, PIDGEOTTO, TACKLE, SAND-ATTACK, GUST, "QUICK ATTACK", 0</text:p>
          </table:table-cell>
        </table:table-row>
        <table:table-row table:style-name="ro1">
          <table:table-cell office:value-type="string">
            <text:p>+50, 20, KADABRA, CONFUSION, DISABLE, -, -, 0</text:p>
          </table:table-cell>
        </table:table-row>
        <table:table-row table:style-name="ro1">
          <table:table-cell office:value-type="string">
            <text:p>+50, 18, RATICATE, TACKLE, "TAIL WHIP", "QUICK ATTACK", "SCARY FACE", 0</text:p>
          </table:table-cell>
        </table:table-row>
        <table:table-row table:style-name="ro1">
          <table:table-cell office:value-type="string">
            <text:p>+100, 18, CHARMELEON, "METAL CLAW", "FIRE SPIN", SMOKESCREEN, SCRATCH, 0 @}</text:p>
          </table:table-cell>
        </table:table-row>
        <table:table-row table:style-name="ro1">
          <table:table-cell office:value-type="string">
            <text:p>+#TED#, Normal, SCIENTIST, (rocket03 false), 107, "TED", ????????, ????????, ????????, ????????, Single, - CheckBadMove /, 2, @{ 0, 58, ELECTRODES, 0</text:p>
          </table:table-cell>
        </table:table-row>
        <table:table-row table:style-name="ro1">
          <table:table-cell office:value-type="string">
            <text:p>+0, 58, HEEVING, 0 @}</text:p>
          </table:table-cell>
        </table:table-row>
        <table:table-row table:style-name="ro1">
          <table:table-cell office:value-type="string">
            <text:p>+#CONNOR#, Normal, SCIENTIST, (rocket03 false), 107, "CONNOR", ????????, ????????, ????????, ????????, Single, - CheckBadMove /, 4, @{ 0, 40, PORYGON-Z, 0</text:p>
          </table:table-cell>
        </table:table-row>
        <table:table-row table:style-name="ro1">
          <table:table-cell office:value-type="string">
            <text:p>+0, 40, WEEZING, 0</text:p>
          </table:table-cell>
        </table:table-row>
        <table:table-row table:style-name="ro1">
          <table:table-cell office:value-type="string">
            <text:p>+0, 41, LICKILICKY, 0</text:p>
          </table:table-cell>
        </table:table-row>
        <table:table-row table:style-name="ro1">
          <table:table-cell office:value-type="string">
            <text:p>+0, 41, MUK, 0 @}</text:p>
          </table:table-cell>
        </table:table-row>
        <table:table-row table:style-name="ro1">
          <table:table-cell office:value-type="string">
            <text:p>+#JERRY#, Normal, SCIENTIST, (rocket03 false), 107, "JERRY", ????????, ????????, ????????, ????????, Single, - CheckBadMove /, 3, @{ 0, 42, MANDILUFT, 0</text:p>
          </table:table-cell>
        </table:table-row>
        <table:table-row table:style-name="ro1">
          <table:table-cell office:value-type="string">
            <text:p>+0, 42, ELECTRODES, 0</text:p>
          </table:table-cell>
        </table:table-row>
        <table:table-row table:style-name="ro1">
          <table:table-cell office:value-type="string">
            <text:p>+0, 42, MAGNEZONE, 0 @}</text:p>
          </table:table-cell>
        </table:table-row>
        <table:table-row table:style-name="ro1">
          <table:table-cell office:value-type="string">
            <text:p>+#JOSE#, Moves, SCIENTIST, (rocket03 false), 107, "JOSE", ????????, ????????, ????????, ????????, Single, - CheckBadMove /, 2, @{ 0, 43, ELECTRODES, THUNDERBOLT, "LIGHT SCREEN", SCREECH, ROLLOUT, 0</text:p>
          </table:table-cell>
        </table:table-row>
        <table:table-row table:style-name="ro1">
          <table:table-cell office:value-type="string">
            <text:p>+0, 43, SLAGOLEM, EARTHQUAKE, "ROCK SLIDE", "DEFENSE CURL", -, 0 @}</text:p>
          </table:table-cell>
        </table:table-row>
        <table:table-row table:style-name="ro1">
          <table:table-cell office:value-type="string">
            <text:p>+#RODNEY#, Normal, SCIENTIST, (rocket03 false), 107, "RODNEY", ????????, ????????, ????????, ????????, Single, - CheckBadMove /, 1, @{ 0, 49, ELECTRODEX, 0 @}</text:p>
          </table:table-cell>
        </table:table-row>
        <table:table-row table:style-name="ro1">
          <table:table-cell office:value-type="string">
            <text:p>+#BEAU#, Normal, SCIENTIST, (rocket03 false), 107, "BEAU", ????????, ????????, ????????, ????????, Single, - CheckBadMove /, 4, @{ 0, 41, MAGNEZONE, 0</text:p>
          </table:table-cell>
        </table:table-row>
        <table:table-row table:style-name="ro1">
          <table:table-cell office:value-type="string">
            <text:p>+0, 41, WEEZING, 0</text:p>
          </table:table-cell>
        </table:table-row>
        <table:table-row table:style-name="ro1">
          <table:table-cell office:value-type="string">
            <text:p>+0, 41, DUGROUPLE, 0</text:p>
          </table:table-cell>
        </table:table-row>
        <table:table-row table:style-name="ro1">
          <table:table-cell office:value-type="string">
            <text:p>+0, 41, PORYGON-Z, 0 @}</text:p>
          </table:table-cell>
        </table:table-row>
        <table:table-row table:style-name="ro1">
          <table:table-cell office:value-type="string">
            <text:p>+#TAYLOR#, Moves, SCIENTIST, (rocket03 false), 107, "TAYLOR", ????????, ????????, ????????, ????????, Single, - CheckBadMove /, 5, @{ 0, 40, ELECTRODES, "SHOCK WAVE", "LIGHT SCREEN", SCREECH, ROLLOUT, 0</text:p>
          </table:table-cell>
        </table:table-row>
        <table:table-row table:style-name="ro1">
          <table:table-cell office:value-type="string">
            <text:p>+0, 40, WEEZING, SMOKESCREEN, SLUDGE, SMOG, TOXIC, 0</text:p>
          </table:table-cell>
        </table:table-row>
        <table:table-row table:style-name="ro1">
          <table:table-cell office:value-type="string">
            <text:p>+0, 40, MAGNEZONE, "THUNDER WAVE", "TRI ATTACK", "SHOCK WAVE", "FLASH CANNON", 0</text:p>
          </table:table-cell>
        </table:table-row>
        <table:table-row table:style-name="ro1">
          <table:table-cell office:value-type="string">
            <text:p>+0, 40, PORYGON-Z, "TRI ATTACK", LOCK-ON, PSYBEAM, RECOVER, 0</text:p>
          </table:table-cell>
        </table:table-row>
        <table:table-row table:style-name="ro1">
          <table:table-cell office:value-type="string">
            <text:p>+0, 40, MORPHO, TRANSFORM, -, -, -, 0 @}</text:p>
          </table:table-cell>
        </table:table-row>
        <table:table-row table:style-name="ro1">
          <table:table-cell office:value-type="string">
            <text:p>+#JOSHUA#, Normal, SCIENTIST, (rocket03 false), 107, "JOSHUA", ????????, ????????, ????????, ????????, Single, - CheckBadMove /, 2, @{ 0, 43, ELECTRODES, 0</text:p>
          </table:table-cell>
        </table:table-row>
        <table:table-row table:style-name="ro1">
          <table:table-cell office:value-type="string">
            <text:p>+0, 43, MUK, 0 @}</text:p>
          </table:table-cell>
        </table:table-row>
        <table:table-row table:style-name="ro1">
          <table:table-cell office:value-type="string">
            <text:p>+#PARKER#, Normal, SCIENTIST, (rocket03 false), 107, "PARKER", ????????, ????????, ????????, ????????, Single, - CheckBadMove /, 2, @{ 0, 48, GUNK, 0</text:p>
          </table:table-cell>
        </table:table-row>
        <table:table-row table:style-name="ro1">
          <table:table-cell office:value-type="string">
            <text:p>+0, 48, ELECTRODES, 0 @}</text:p>
          </table:table-cell>
        </table:table-row>
        <table:table-row table:style-name="ro1">
          <table:table-cell office:value-type="string">
            <text:p>+#ED#, Normal, SCIENTIST, (rocket03 false), 107, "ED", ????????, ????????, ????????, ????????, Single, - CheckBadMove /, 3, @{ 0, 45, KABUTAK, 0</text:p>
          </table:table-cell>
        </table:table-row>
        <table:table-row table:style-name="ro1">
          <table:table-cell office:value-type="string">
            <text:p>+0, 46, OMAPAL, 0</text:p>
          </table:table-cell>
        </table:table-row>
        <table:table-row table:style-name="ro1">
          <table:table-cell office:value-type="string">
            <text:p>+0, 46, MAGNEMELD, 0 @}</text:p>
          </table:table-cell>
        </table:table-row>
        <table:table-row table:style-name="ro1">
          <table:table-cell office:value-type="string">
            <text:p>+#TRAVIS#, Normal, SCIENTIST, (rocket03 false), 107, "TRAVIS", ????????, ????????, ????????, ????????, Single, - CheckBadMove /, 1, @{ 0, 52, MAGNEMELD, 0 @}</text:p>
          </table:table-cell>
        </table:table-row>
        <table:table-row table:style-name="ro1">
          <table:table-cell office:value-type="string">
            <text:p>+#BRAYDON#, Normal, SCIENTIST, (rocket03 false), 107, "BRAYDON", ????????, ????????, ????????, ????????, Single, - CheckBadMove /, 3, @{ 0, 54, MAGNEMELD, 0</text:p>
          </table:table-cell>
        </table:table-row>
        <table:table-row table:style-name="ro1">
          <table:table-cell office:value-type="string">
            <text:p>+0, 54, PORYGON-X, 0</text:p>
          </table:table-cell>
        </table:table-row>
        <table:table-row table:style-name="ro1">
          <table:table-cell office:value-type="string">
            <text:p>+0, 55, FUNGALITH, 0 @}</text:p>
          </table:table-cell>
        </table:table-row>
        <table:table-row table:style-name="ro1">
          <table:table-cell office:value-type="string">
            <text:p>+#IVAN#, Normal, SCIENTIST, (rocket03 false), 107, "IVAN", ????????, ????????, ????????, ????????, Single, - CheckBadMove /, 2, @{ 0, 57, MAGNEMELD, 0</text:p>
          </table:table-cell>
        </table:table-row>
        <table:table-row table:style-name="ro1">
          <table:table-cell office:value-type="string">
            <text:p>+0, 57, ELECTRODEX, 0 @}</text:p>
          </table:table-cell>
        </table:table-row>
        <table:table-row table:style-name="ro1">
          <table:table-cell office:value-type="string">
            <text:p>+#GIOVANNI#, Normal, BOSS, (rocket06 false), 108, "GIOVANNI", ????????, ????????, ????????, ????????, Single, - CheckBadMove /, 4, @{ 250, 36, KANGASKHAN, 0</text:p>
          </table:table-cell>
        </table:table-row>
        <table:table-row table:style-name="ro1">
          <table:table-cell office:value-type="string">
            <text:p>+250, 36, STEELIX, 0</text:p>
          </table:table-cell>
        </table:table-row>
        <table:table-row table:style-name="ro1">
          <table:table-cell office:value-type="string">
            <text:p>+250, 38, RHYPERIOR, 0</text:p>
          </table:table-cell>
        </table:table-row>
        <table:table-row table:style-name="ro1">
          <table:table-cell office:value-type="string">
            <text:p>+250, 42, FELANKH, 0 @}</text:p>
          </table:table-cell>
        </table:table-row>
        <table:table-row table:style-name="ro1">
          <table:table-cell office:value-type="string">
            <text:p>+#GIOVANNI~2#, Normal, BOSS, (rocket06 false), 108, "GIOVANNI", ????????, ????????, ????????, ????????, Single, - CheckBadMove /, 5, @{ 250, 52, FELANKH, 0</text:p>
          </table:table-cell>
        </table:table-row>
        <table:table-row table:style-name="ro1">
          <table:table-cell office:value-type="string">
            <text:p>+250, 53, NIDORULY, 0</text:p>
          </table:table-cell>
        </table:table-row>
        <table:table-row table:style-name="ro1">
          <table:table-cell office:value-type="string">
            <text:p>+250, 53, KANGALLOUS, 0</text:p>
          </table:table-cell>
        </table:table-row>
        <table:table-row table:style-name="ro1">
          <table:table-cell office:value-type="string">
            <text:p>+250, 61, RHYMARKABL, 0</text:p>
          </table:table-cell>
        </table:table-row>
        <table:table-row table:style-name="ro1">
          <table:table-cell office:value-type="string">
            <text:p>+250, 58, NIDOARCHY, 0 @}</text:p>
          </table:table-cell>
        </table:table-row>
        <table:table-row table:style-name="ro1">
          <table:table-cell office:value-type="string">
            <text:p>+#GIOVANNI~3#, Moves, LEADER~2, (rocket06 false), 108, "GIOVANNI", 21, 21, 23, ????????, Single, - CheckBadMove TryToKO CheckViability /, 6, @{ 0, 66, PATRAPHINX, EARTHQUAKE, PSYCHIC, CRUNCH, SLASH, 0</text:p>
          </table:table-cell>
        </table:table-row>
        <table:table-row table:style-name="ro1">
          <table:table-cell office:value-type="string">
            <text:p>+0, 66, DIGLENOID, SLASH, "CLOSE COMBAT", "AERIAL ACE", EARTHQUAKE, 0</text:p>
          </table:table-cell>
        </table:table-row>
        <table:table-row table:style-name="ro1">
          <table:table-cell office:value-type="string">
            <text:p>+0, 67, STALAGMIX, CURSE, EARTHQUAKE, CRUNCH, SANDSTORM, 0</text:p>
          </table:table-cell>
        </table:table-row>
        <table:table-row table:style-name="ro1">
          <table:table-cell office:value-type="string">
            <text:p>+0, 67, NIDOARCHY, "POISON JAB", "IRON HEAD", SUPERPOWER, EARTHQUAKE, 0</text:p>
          </table:table-cell>
        </table:table-row>
        <table:table-row table:style-name="ro1">
          <table:table-cell office:value-type="string">
            <text:p>+0, 68, NIDOMINATE, "POISON JAB", "SWORDS DANCE", SUPERPOWER, EARTHQUAKE, 0</text:p>
          </table:table-cell>
        </table:table-row>
        <table:table-row table:style-name="ro1">
          <table:table-cell office:value-type="string">
            <text:p>+0, 70, RHYBORN, "DRAGON CLAW", "IRON HEAD", "ROCK SLIDE", EARTHQUAKE, 0 @}</text:p>
          </table:table-cell>
        </table:table-row>
        <table:table-row table:style-name="ro1">
          <table:table-cell office:value-type="string">
            <text:p>+#GRUNT#, Normal, "TEAM ROCKET", (rocket06 false), 109, "GRUNT", ????????, ????????, ????????, ????????, Single, - CheckBadMove /, 2, @{ 0, 16, RATTATA, 0</text:p>
          </table:table-cell>
        </table:table-row>
        <table:table-row table:style-name="ro1">
          <table:table-cell office:value-type="string">
            <text:p>+0, 16, ZUBAT, 0 @}</text:p>
          </table:table-cell>
        </table:table-row>
        <table:table-row table:style-name="ro1">
          <table:table-cell office:value-type="string">
            <text:p>+#GRUNT~2#, Normal, "TEAM ROCKET", (rocket06 false), 109, "GRUNT", ????????, ????????, ????????, ????????, Single, - CheckBadMove /, 3, @{ 0, 13, SANDSHREW, 0</text:p>
          </table:table-cell>
        </table:table-row>
        <table:table-row table:style-name="ro1">
          <table:table-cell office:value-type="string">
            <text:p>+0, 13, RATTATA, 0</text:p>
          </table:table-cell>
        </table:table-row>
        <table:table-row table:style-name="ro1">
          <table:table-cell office:value-type="string">
            <text:p>+0, 13, ZUBAT, 0 @}</text:p>
          </table:table-cell>
        </table:table-row>
        <table:table-row table:style-name="ro1">
          <table:table-cell office:value-type="string">
            <text:p>+#GRUNT~3#, Normal, "TEAM ROCKET", (rocket06 false), 109, "GRUNT", ????????, ????????, ????????, ????????, Single, - CheckBadMove /, 2, @{ 0, 13, ZUBAT, 0</text:p>
          </table:table-cell>
        </table:table-row>
        <table:table-row table:style-name="ro1">
          <table:table-cell office:value-type="string">
            <text:p>+0, 13, EKANS, 0 @}</text:p>
          </table:table-cell>
        </table:table-row>
        <table:table-row table:style-name="ro1">
          <table:table-cell office:value-type="string">
            <text:p>+#GRUNT~4#, Normal, "TEAM ROCKET", (rocket06 false), 109, "GRUNT", ????????, ????????, ????????, ????????, Single, - CheckBadMove /, 2, @{ 0, 16, RATTATA, 0</text:p>
          </table:table-cell>
        </table:table-row>
        <table:table-row table:style-name="ro1">
          <table:table-cell office:value-type="string">
            <text:p>+0, 16, MEOWTH, 0 @}</text:p>
          </table:table-cell>
        </table:table-row>
        <table:table-row table:style-name="ro1">
          <table:table-cell office:value-type="string">
            <text:p>+#GRUNT~5#, Normal, "TEAM ROCKET", (rocket06 false), 109, "GRUNT", ????????, ????????, ????????, ????????, Single, - CheckBadMove /, 2, @{ 0, 21, MACHOKE, 0</text:p>
          </table:table-cell>
        </table:table-row>
        <table:table-row table:style-name="ro1">
          <table:table-cell office:value-type="string">
            <text:p>+0, 21, DROWZEE, 0 @}</text:p>
          </table:table-cell>
        </table:table-row>
        <table:table-row table:style-name="ro1">
          <table:table-cell office:value-type="string">
            <text:p>+#GRUNT~6#, Normal, "TEAM ROCKET", (rocket06 false), 109, "GRUNT", ????????, ????????, ????????, ????????, Single, - CheckBadMove /, 2, @{ 0, 18, PIKACHU, 0</text:p>
          </table:table-cell>
        </table:table-row>
        <table:table-row table:style-name="ro1">
          <table:table-cell office:value-type="string">
            <text:p>+0, 18, ZUBAT, 0 @}</text:p>
          </table:table-cell>
        </table:table-row>
        <table:table-row table:style-name="ro1">
          <table:table-cell office:value-type="string">
            <text:p>+#GRUNT~7#, Normal, "TEAM ROCKET", (rocket06 false), 109, "GRUNT", ????????, ????????, ????????, ????????, Single, - CheckBadMove /, 2, @{ 0, 32, RATTCHET, 0</text:p>
          </table:table-cell>
        </table:table-row>
        <table:table-row table:style-name="ro1">
          <table:table-cell office:value-type="string">
            <text:p>+0, 32, CROBAT, 0 @}</text:p>
          </table:table-cell>
        </table:table-row>
        <table:table-row table:style-name="ro1">
          <table:table-cell office:value-type="string">
            <text:p>+#GRUNT~8#, Normal, "TEAM ROCKET", (rocket06 false), 109, "GRUNT", ????????, ????????, ????????, ????????, Single, - CheckBadMove /, 2, @{ 0, 32, HYPNO, 0</text:p>
          </table:table-cell>
        </table:table-row>
        <table:table-row table:style-name="ro1">
          <table:table-cell office:value-type="string">
            <text:p>+0, 32, MACHAMP, 0 @}</text:p>
          </table:table-cell>
        </table:table-row>
        <table:table-row table:style-name="ro1">
          <table:table-cell office:value-type="string">
            <text:p>+#GRUNT~9#, Normal, "TEAM ROCKET", (rocket06 false), 109, "GRUNT", ????????, ????????, ????????, ????????, Single, - CheckBadMove /, 2, @{ 0, 32, RATTCHET, 0</text:p>
          </table:table-cell>
        </table:table-row>
        <table:table-row table:style-name="ro1">
          <table:table-cell office:value-type="string">
            <text:p>+0, 32, GENGAR, 0 @}</text:p>
          </table:table-cell>
        </table:table-row>
        <table:table-row table:style-name="ro1">
          <table:table-cell office:value-type="string">
            <text:p>+#GRUNT~10#, Moves, "TEAM ROCKET", (rocket06 false), 109, "GRUNT", ????????, ????????, ????????, ????????, Single, - CheckBadMove /, 3, @{ 0, 32, MUK, MINIMIZE, SLUDGE, DISABLE, "ACID ARMOR", 0</text:p>
          </table:table-cell>
        </table:table-row>
        <table:table-row table:style-name="ro1">
          <table:table-cell office:value-type="string">
            <text:p>+0, 32, WEEZING, SLUDGE, SELFDESTRUCT, "POISON GAS", SMOKESCREEN, 0</text:p>
          </table:table-cell>
        </table:table-row>
        <table:table-row table:style-name="ro1">
          <table:table-cell office:value-type="string">
            <text:p>+0, 31, VENUSAUR, "RAZOR LEAF", POISONPOWDER, "LEECH SEED", "SWEET SCENT", 0 @}</text:p>
          </table:table-cell>
        </table:table-row>
        <table:table-row table:style-name="ro1">
          <table:table-cell office:value-type="string">
            <text:p>+#GRUNT~11#, Normal, "TEAM ROCKET", (rocket06 false), 109, "GRUNT", ????????, ????????, ????????, ????????, Single, - CheckBadMove /, 4, @{ 0, 30, RATICATE, 0</text:p>
          </table:table-cell>
        </table:table-row>
        <table:table-row table:style-name="ro1">
          <table:table-cell office:value-type="string">
            <text:p>+0, 30, HAUNTER, 0</text:p>
          </table:table-cell>
        </table:table-row>
        <table:table-row table:style-name="ro1">
          <table:table-cell office:value-type="string">
            <text:p>+0, 30, TENTACOOL, 0</text:p>
          </table:table-cell>
        </table:table-row>
        <table:table-row table:style-name="ro1">
          <table:table-cell office:value-type="string">
            <text:p>+0, 32, VAPOREON, 0 @}</text:p>
          </table:table-cell>
        </table:table-row>
        <table:table-row table:style-name="ro1">
          <table:table-cell office:value-type="string">
            <text:p>+#GRUNT~12#, Moves, "TEAM ROCKET", (rocket06 false), 109, "GRUNT", ????????, ????????, ????????, ????????, Single, - CheckBadMove /, 2, @{ 0, 34, MUK, STOCKPILE, SLUDGE, DISABLE, "ACID ARMOR", 0</text:p>
          </table:table-cell>
        </table:table-row>
        <table:table-row table:style-name="ro1">
          <table:table-cell office:value-type="string">
            <text:p>+0, 34, FLAREON, "FIRE SPIN", BITE, SAND-ATTACK, SMOKESCREEN, 0 @}</text:p>
          </table:table-cell>
        </table:table-row>
        <table:table-row table:style-name="ro1">
          <table:table-cell office:value-type="string">
            <text:p>+#GRUNT~13#, Moves, "TEAM ROCKET", (rocket06 false), 109, "GRUNT", ????????, ????????, ????????, ????????, Single, - CheckBadMove /, 4, @{ 0, 29, GOLBAT, BITE, "CONFUSE RAY", "WING ATTACK", "LEECH LIFE", 0</text:p>
          </table:table-cell>
        </table:table-row>
        <table:table-row table:style-name="ro1">
          <table:table-cell office:value-type="string">
            <text:p>+0, 29, KOFFING, SLUDGE, SMOKESCREEN, "POISON GAS", TACKLE, 0</text:p>
          </table:table-cell>
        </table:table-row>
        <table:table-row table:style-name="ro1">
          <table:table-cell office:value-type="string">
            <text:p>+0, 29, HAUNTER, CURSE, "NIGHT SHADE", SPITE, HYPNOSIS, 0</text:p>
          </table:table-cell>
        </table:table-row>
        <table:table-row table:style-name="ro1">
          <table:table-cell office:value-type="string">
            <text:p>+0, 29, RATICATE, "HYPER FANG", "QUICK ATTACK", "SCARY FACE", PURSUIT, 0 @}</text:p>
          </table:table-cell>
        </table:table-row>
        <table:table-row table:style-name="ro1">
          <table:table-cell office:value-type="string">
            <text:p>+#GRUNT~14#, Normal, "TEAM ROCKET", (rocket06 false), 109, "GRUNT", ????????, ????????, ????????, ????????, Single, - CheckBadMove /, 3, @{ 0, 31, RATTCHET, 0</text:p>
          </table:table-cell>
        </table:table-row>
        <table:table-row table:style-name="ro1">
          <table:table-cell office:value-type="string">
            <text:p>+0, 31, TENTACOOL, 0</text:p>
          </table:table-cell>
        </table:table-row>
        <table:table-row table:style-name="ro1">
          <table:table-cell office:value-type="string">
            <text:p>+0, 31, HYPNO, 0 @}</text:p>
          </table:table-cell>
        </table:table-row>
        <table:table-row table:style-name="ro1">
          <table:table-cell office:value-type="string">
            <text:p>+#GRUNT~15#, Normal, "TEAM ROCKET", (rocket06 false), 109, "GRUNT", ????????, ????????, ????????, ????????, Single, - CheckBadMove /, 2, @{ 0, 32, MACHAMP, 0</text:p>
          </table:table-cell>
        </table:table-row>
        <table:table-row table:style-name="ro1">
          <table:table-cell office:value-type="string">
            <text:p>+0, 32, PRIMEAPE, 0 @}</text:p>
          </table:table-cell>
        </table:table-row>
        <table:table-row table:style-name="ro1">
          <table:table-cell office:value-type="string">
            <text:p>+#GRUNT~16#, Normal, "TEAM ROCKET", (rocket06 false), 109, "GRUNT", ????????, ????????, ????????, ????????, Single, - CheckBadMove /, 3, @{ 0, 35, SANDSLAM, 0</text:p>
          </table:table-cell>
        </table:table-row>
        <table:table-row table:style-name="ro1">
          <table:table-cell office:value-type="string">
            <text:p>+0, 35, NOHTYP, 0</text:p>
          </table:table-cell>
        </table:table-row>
        <table:table-row table:style-name="ro1">
          <table:table-cell office:value-type="string">
            <text:p>+0, 35, CROBAT, 0 @}</text:p>
          </table:table-cell>
        </table:table-row>
        <table:table-row table:style-name="ro1">
          <table:table-cell office:value-type="string">
            <text:p>+#GRUNT~17#, Normal, "TEAM ROCKET", (rocket06 false), 109, "GRUNT", ????????, ????????, ????????, ????????, Single, - CheckBadMove /, 3, @{ 0, 35, NOHTYP, 0</text:p>
          </table:table-cell>
        </table:table-row>
        <table:table-row table:style-name="ro1">
          <table:table-cell office:value-type="string">
            <text:p>+0, 35, JOLTEON, 0</text:p>
          </table:table-cell>
        </table:table-row>
        <table:table-row table:style-name="ro1">
          <table:table-cell office:value-type="string">
            <text:p>+0, 35, TENTACRUEL, 0 @}</text:p>
          </table:table-cell>
        </table:table-row>
        <table:table-row table:style-name="ro1">
          <table:table-cell office:value-type="string">
            <text:p>+#GRUNT~18#, Normal, "TEAM ROCKET", (rocket06 false), 109, "GRUNT", ????????, ????????, ????????, ????????, Single, - CheckBadMove /, 2, @{ 0, 32, WEEZING, 0</text:p>
          </table:table-cell>
        </table:table-row>
        <table:table-row table:style-name="ro1">
          <table:table-cell office:value-type="string">
            <text:p>+0, 32, CROBAT, 0 @}</text:p>
          </table:table-cell>
        </table:table-row>
        <table:table-row table:style-name="ro1">
          <table:table-cell office:value-type="string">
            <text:p>+#GRUNT~19#, Normal, "TEAM ROCKET", (rocket06 false), 109, "GRUNT", ????????, ????????, ????????, ????????, Single, - CheckBadMove /, 3, @{ 0, 40, CROBAT, 0</text:p>
          </table:table-cell>
        </table:table-row>
        <table:table-row table:style-name="ro1">
          <table:table-cell office:value-type="string">
            <text:p>+0, 40, SNEEROW, 0</text:p>
          </table:table-cell>
        </table:table-row>
        <table:table-row table:style-name="ro1">
          <table:table-cell office:value-type="string">
            <text:p>+0, 40, DRONARCH, 0 @}</text:p>
          </table:table-cell>
        </table:table-row>
        <table:table-row table:style-name="ro1">
          <table:table-cell office:value-type="string">
            <text:p>+#GRUNT~20#, Normal, "TEAM ROCKET", (rocket06 false), 109, "GRUNT", ????????, ????????, ????????, ????????, Single, - CheckBadMove /, 2, @{ 0, 41, WEEZING, 0</text:p>
          </table:table-cell>
        </table:table-row>
        <table:table-row table:style-name="ro1">
          <table:table-cell office:value-type="string">
            <text:p>+0, 42, LULLOO, 0 @}</text:p>
          </table:table-cell>
        </table:table-row>
        <table:table-row table:style-name="ro1">
          <table:table-cell office:value-type="string">
            <text:p>+#GRUNT~21#, Normal, "TEAM ROCKET", (rocket06 false), 109, "GRUNT", ????????, ????????, ????????, ????????, Single, - CheckBadMove /, 4, @{ 0, 39, CROBAT, 0</text:p>
          </table:table-cell>
        </table:table-row>
        <table:table-row table:style-name="ro1">
          <table:table-cell office:value-type="string">
            <text:p>+0, 40, RATTCHET, 0</text:p>
          </table:table-cell>
        </table:table-row>
        <table:table-row table:style-name="ro1">
          <table:table-cell office:value-type="string">
            <text:p>+0, 41, NOHTYP, 0</text:p>
          </table:table-cell>
        </table:table-row>
        <table:table-row table:style-name="ro1">
          <table:table-cell office:value-type="string">
            <text:p>+0, 42, FELANKH, 0 @}</text:p>
          </table:table-cell>
        </table:table-row>
        <table:table-row table:style-name="ro1">
          <table:table-cell office:value-type="string">
            <text:p>+#GRUNT~22#, Normal, "TEAM ROCKET", (rocket06 false), 109, "GRUNT", ????????, ????????, ????????, ????????, Single, - CheckBadMove /, 2, @{ 0, 26, DROWZEE, 0</text:p>
          </table:table-cell>
        </table:table-row>
        <table:table-row table:style-name="ro1">
          <table:table-cell office:value-type="string">
            <text:p>+0, 26, KOFFING, 0 @}</text:p>
          </table:table-cell>
        </table:table-row>
        <table:table-row table:style-name="ro1">
          <table:table-cell office:value-type="string">
            <text:p>+#GRUNT~23#, Normal, "TEAM ROCKET", (rocket06 false), 109, "GRUNT", ????????, ????????, ????????, ????????, Single, - CheckBadMove /, 2, @{ 0, 45, OSSELOBBER, 0</text:p>
          </table:table-cell>
        </table:table-row>
        <table:table-row table:style-name="ro1">
          <table:table-cell office:value-type="string">
            <text:p>+0, 45, POLABAT, 0 @}</text:p>
          </table:table-cell>
        </table:table-row>
        <table:table-row table:style-name="ro1">
          <table:table-cell office:value-type="string">
            <text:p>+#GRUNT~24#, Normal, "TEAM ROCKET", (rocket06 false), 109, "GRUNT", ????????, ????????, ????????, ????????, Single, - CheckBadMove /, 3, @{ 0, 41, POLABAT, 0</text:p>
          </table:table-cell>
        </table:table-row>
        <table:table-row table:style-name="ro1">
          <table:table-cell office:value-type="string">
            <text:p>+0, 41, SEPISTRIKE, 0</text:p>
          </table:table-cell>
        </table:table-row>
        <table:table-row table:style-name="ro1">
          <table:table-cell office:value-type="string">
            <text:p>+0, 41, RATTCHET, 0 @}</text:p>
          </table:table-cell>
        </table:table-row>
        <table:table-row table:style-name="ro1">
          <table:table-cell office:value-type="string">
            <text:p>+#GRUNT~25#, Normal, "TEAM ROCKET", (rocket06 false), 109, "GRUNT", ????????, ????????, ????????, ????????, Single, - CheckBadMove /, 3, @{ 0, 42, RATTARULE, 0</text:p>
          </table:table-cell>
        </table:table-row>
        <table:table-row table:style-name="ro1">
          <table:table-cell office:value-type="string">
            <text:p>+0, 42, LULLOO, 0</text:p>
          </table:table-cell>
        </table:table-row>
        <table:table-row table:style-name="ro1">
          <table:table-cell office:value-type="string">
            <text:p>+0, 43, GENGAR, 0 @}</text:p>
          </table:table-cell>
        </table:table-row>
        <table:table-row table:style-name="ro1">
          <table:table-cell office:value-type="string">
            <text:p>+#GRUNT~26#, Normal, "TEAM ROCKET", (rocket06 false), 109, "GRUNT", ????????, ????????, ????????, ????????, Single, - CheckBadMove /, 2, @{ 0, 44, GIGGLYHUFF, 0</text:p>
          </table:table-cell>
        </table:table-row>
        <table:table-row table:style-name="ro1">
          <table:table-cell office:value-type="string">
            <text:p>+0, 43, LULLOO, 0 @}</text:p>
          </table:table-cell>
        </table:table-row>
        <table:table-row table:style-name="ro1">
          <table:table-cell office:value-type="string">
            <text:p>+#GRUNT~27#, Normal, "TEAM ROCKET", (rocket06 false), 109, "GRUNT", ????????, ????????, ????????, ????????, Single, - CheckBadMove /, 3, @{ 0, 42, NOHTYP, 0</text:p>
          </table:table-cell>
        </table:table-row>
        <table:table-row table:style-name="ro1">
          <table:table-cell office:value-type="string">
            <text:p>+0, 42, QUADODO, 0</text:p>
          </table:table-cell>
        </table:table-row>
        <table:table-row table:style-name="ro1">
          <table:table-cell office:value-type="string">
            <text:p>+0, 42, OSSELOBBER, 0 @}</text:p>
          </table:table-cell>
        </table:table-row>
        <table:table-row table:style-name="ro1">
          <table:table-cell office:value-type="string">
            <text:p>+#GRUNT~28#, Normal, "TEAM ROCKET", (rocket06 false), 109, "GRUNT", ????????, ????????, ????????, ????????, Single, - CheckBadMove /, 1, @{ 0, 49, ADNOKANA, 0 @}</text:p>
          </table:table-cell>
        </table:table-row>
        <table:table-row table:style-name="ro1">
          <table:table-cell office:value-type="string">
            <text:p>+#GRUNT~29#, Normal, "TEAM ROCKET", (rocket06 false), 109, "GRUNT", ????????, ????????, ????????, ????????, Single, - CheckBadMove /, 1, @{ 0, 49, LULLOO, 0 @}</text:p>
          </table:table-cell>
        </table:table-row>
        <table:table-row table:style-name="ro1">
          <table:table-cell office:value-type="string">
            <text:p>+#GRUNT~30#, Normal, "TEAM ROCKET", (rocket06 false), 109, "GRUNT", ????????, ????????, ????????, ????????, Single, - CheckBadMove /, 2, @{ 0, 43, MACHULK, 0</text:p>
          </table:table-cell>
        </table:table-row>
        <table:table-row table:style-name="ro1">
          <table:table-cell office:value-type="string">
            <text:p>+0, 44, ENCHANCED, 0 @}</text:p>
          </table:table-cell>
        </table:table-row>
        <table:table-row table:style-name="ro1">
          <table:table-cell office:value-type="string">
            <text:p>+#GRUNT~31#, Normal, "TEAM ROCKET", (rocket06 false), 109, "GRUNT", ????????, ????????, ????????, ????????, Single, - CheckBadMove /, 3, @{ 0, 42, CROBAT, 0</text:p>
          </table:table-cell>
        </table:table-row>
        <table:table-row table:style-name="ro1">
          <table:table-cell office:value-type="string">
            <text:p>+0, 42, POLABAT, 0</text:p>
          </table:table-cell>
        </table:table-row>
        <table:table-row table:style-name="ro1">
          <table:table-cell office:value-type="string">
            <text:p>+0, 42, ORNITHOW, 0 @}</text:p>
          </table:table-cell>
        </table:table-row>
        <table:table-row table:style-name="ro1">
          <table:table-cell office:value-type="string">
            <text:p>+#GRUNT~32#, Normal, "TEAM ROCKET", (rocket06 false), 109, "GRUNT", ????????, ????????, ????????, ????????, Single, - CheckBadMove /, 3, @{ 0, 45, RATTARULE, 0</text:p>
          </table:table-cell>
        </table:table-row>
        <table:table-row table:style-name="ro1">
          <table:table-cell office:value-type="string">
            <text:p>+0, 45, NOHTYP, 0</text:p>
          </table:table-cell>
        </table:table-row>
        <table:table-row table:style-name="ro1">
          <table:table-cell office:value-type="string">
            <text:p>+0, 46, HEEVING, 0 @}</text:p>
          </table:table-cell>
        </table:table-row>
        <table:table-row table:style-name="ro1">
          <table:table-cell office:value-type="string">
            <text:p>+#GRUNT~33#, Normal, "TEAM ROCKET", (rocket06 false), 109, "GRUNT", ????????, ????????, ????????, ????????, Single, - CheckBadMove /, 2, @{ 0, 45, OSSELOBBER, 0</text:p>
          </table:table-cell>
        </table:table-row>
        <table:table-row table:style-name="ro1">
          <table:table-cell office:value-type="string">
            <text:p>+0, 45, SANDSLAM, 0 @}</text:p>
          </table:table-cell>
        </table:table-row>
        <table:table-row table:style-name="ro1">
          <table:table-cell office:value-type="string">
            <text:p>+#GRUNT~34#, Normal, "TEAM ROCKET", (rocket06 false), 109, "GRUNT", ????????, ????????, ????????, ????????, Single, - CheckBadMove /, 2, @{ 0, 45, DRAGONITE, 0</text:p>
          </table:table-cell>
        </table:table-row>
        <table:table-row table:style-name="ro1">
          <table:table-cell office:value-type="string">
            <text:p>+0, 46, NIDOREGAL, 0 @}</text:p>
          </table:table-cell>
        </table:table-row>
        <table:table-row table:style-name="ro1">
          <table:table-cell office:value-type="string">
            <text:p>+#GRUNT~35#, Normal, "TEAM ROCKET", (rocket06 false), 109, "GRUNT", ????????, ????????, ????????, ????????, Single, - CheckBadMove /, 4, @{ 0, 42, RATTARULE, 0</text:p>
          </table:table-cell>
        </table:table-row>
        <table:table-row table:style-name="ro1">
          <table:table-cell office:value-type="string">
            <text:p>+0, 42, POLABAT, 0</text:p>
          </table:table-cell>
        </table:table-row>
        <table:table-row table:style-name="ro1">
          <table:table-cell office:value-type="string">
            <text:p>+0, 42, TENTACATE, 0</text:p>
          </table:table-cell>
        </table:table-row>
        <table:table-row table:style-name="ro1">
          <table:table-cell office:value-type="string">
            <text:p>+0, 42, SANDSLAM, 0 @}</text:p>
          </table:table-cell>
        </table:table-row>
        <table:table-row table:style-name="ro1">
          <table:table-cell office:value-type="string">
            <text:p>+#GRUNT~36#, Normal, "TEAM ROCKET", (rocket06 false), 109, "GRUNT", ????????, ????????, ????????, ????????, Single, - CheckBadMove /, 3, @{ 0, 45, HEEVING, 0</text:p>
          </table:table-cell>
        </table:table-row>
        <table:table-row table:style-name="ro1">
          <table:table-cell office:value-type="string">
            <text:p>+0, 46, POLABAT, 0</text:p>
          </table:table-cell>
        </table:table-row>
        <table:table-row table:style-name="ro1">
          <table:table-cell office:value-type="string">
            <text:p>+0, 46, SLAGOLEM, 0 @}</text:p>
          </table:table-cell>
        </table:table-row>
        <table:table-row table:style-name="ro1">
          <table:table-cell office:value-type="string">
            <text:p>+#GRUNT~37#, Normal, "TEAM ROCKET", (rocket06 false), 109, "GRUNT", ????????, ????????, ????????, ????????, Single, - CheckBadMove /, 3, @{ 0, 45, LULLOO, 0</text:p>
          </table:table-cell>
        </table:table-row>
        <table:table-row table:style-name="ro1">
          <table:table-cell office:value-type="string">
            <text:p>+0, 45, GUNK, 0</text:p>
          </table:table-cell>
        </table:table-row>
        <table:table-row table:style-name="ro1">
          <table:table-cell office:value-type="string">
            <text:p>+0, 46, MACHULK, 0 @}</text:p>
          </table:table-cell>
        </table:table-row>
        <table:table-row table:style-name="ro1">
          <table:table-cell office:value-type="string">
            <text:p>+#GRUNT~38#, Normal, "TEAM ROCKET", (rocket06 false), 109, "GRUNT", ????????, ????????, ????????, ????????, Single, - CheckBadMove /, 3, @{ 0, 44, POLABAT, 0</text:p>
          </table:table-cell>
        </table:table-row>
        <table:table-row table:style-name="ro1">
          <table:table-cell office:value-type="string">
            <text:p>+0, 44, GILDUCK, 0</text:p>
          </table:table-cell>
        </table:table-row>
        <table:table-row table:style-name="ro1">
          <table:table-cell office:value-type="string">
            <text:p>+0, 45, RAFFLURK, 0 @}</text:p>
          </table:table-cell>
        </table:table-row>
        <table:table-row table:style-name="ro1">
          <table:table-cell office:value-type="string">
            <text:p>+#GRUNT~39#, Normal, "TEAM ROCKET", (rocket06 false), 109, "GRUNT", ????????, ????????, ????????, ????????, Single, - CheckBadMove /, 1, @{ 0, 52, MACHULK, 0 @}</text:p>
          </table:table-cell>
        </table:table-row>
        <table:table-row table:style-name="ro1">
          <table:table-cell office:value-type="string">
            <text:p>+#GRUNT~40#, Normal, "TEAM ROCKET", (rocket06 false), 109, "GRUNT", ????????, ????????, ????????, ????????, Single, - CheckBadMove /, 5, @{ 0, 44, RATTCHET, 0</text:p>
          </table:table-cell>
        </table:table-row>
        <table:table-row table:style-name="ro1">
          <table:table-cell office:value-type="string">
            <text:p>+0, 46, LICKILOLLY, 0</text:p>
          </table:table-cell>
        </table:table-row>
        <table:table-row table:style-name="ro1">
          <table:table-cell office:value-type="string">
            <text:p>+0, 45, POLABAT, 0</text:p>
          </table:table-cell>
        </table:table-row>
        <table:table-row table:style-name="ro1">
          <table:table-cell office:value-type="string">
            <text:p>+0, 45, RATTARULE, 0</text:p>
          </table:table-cell>
        </table:table-row>
        <table:table-row table:style-name="ro1">
          <table:table-cell office:value-type="string">
            <text:p>+0, 44, NOHTYP, 0 @}</text:p>
          </table:table-cell>
        </table:table-row>
        <table:table-row table:style-name="ro1">
          <table:table-cell office:value-type="string">
            <text:p>+#GRUNT~41#, Normal, "TEAM ROCKET", (rocket06 false), 109, "GRUNT", ????????, ????????, ????????, ????????, Single, - CheckBadMove /, 3, @{ 0, 44, OSSELOBBER, 0</text:p>
          </table:table-cell>
        </table:table-row>
        <table:table-row table:style-name="ro1">
          <table:table-cell office:value-type="string">
            <text:p>+0, 46, SINGESHA, 0</text:p>
          </table:table-cell>
        </table:table-row>
        <table:table-row table:style-name="ro1">
          <table:table-cell office:value-type="string">
            <text:p>+0, 46, NIDORULY, 0 @}</text:p>
          </table:table-cell>
        </table:table-row>
        <table:table-row table:style-name="ro1">
          <table:table-cell office:value-type="string">
            <text:p>+#SAMUEL#, Moves, COOLTRAINER~2, (boy05 false), 110, "SAMUEL", 22, ????????, ????????, ????????, Single, - CheckBadMove TryToKO CheckViability /, 5, @{ 100, 62, ABOMACHULK, "KNOCK OFF", EXTREMESPEED, "BULK UP", "CROSS CHOP", 0</text:p>
          </table:table-cell>
        </table:table-row>
        <table:table-row table:style-name="ro1">
          <table:table-cell office:value-type="string">
            <text:p>+100, 62, UNEARTHLET, SLASH, EARTHQUAKE, SAND-ATTACK, "TRI ATTACK", 0</text:p>
          </table:table-cell>
        </table:table-row>
        <table:table-row table:style-name="ro1">
          <table:table-cell office:value-type="string">
            <text:p>+100, 62, RHYMARKABL, EARTHQUAKE, "ROCK SLIDE", "CRUSH CLAW", "HORN DRILL", 0</text:p>
          </table:table-cell>
        </table:table-row>
        <table:table-row table:style-name="ro1">
          <table:table-cell office:value-type="string">
            <text:p>+100, 63, RAZER, "IRON HEAD", X-SCISSOR, "IRON DEFENSE", SLASH, 0</text:p>
          </table:table-cell>
        </table:table-row>
        <table:table-row table:style-name="ro1">
          <table:table-cell office:value-type="string">
            <text:p>+100, 63, NIDOREGAL, THRASH, "POISON JAB", CRUNCH, FLATTER, 0 @}</text:p>
          </table:table-cell>
        </table:table-row>
        <table:table-row table:style-name="ro1">
          <table:table-cell office:value-type="string">
            <text:p>+#GEORGE#, Normal, COOLTRAINER~2, (boy05 false), 110, "GEORGE", 21, ????????, ????????, ????????, Single, - CheckBadMove TryToKO CheckViability /, 5, @{ 100, 65, KABUSTION, 0</text:p>
          </table:table-cell>
        </table:table-row>
        <table:table-row table:style-name="ro1">
          <table:table-cell office:value-type="string">
            <text:p>+100, 66, OMAGUS, 0</text:p>
          </table:table-cell>
        </table:table-row>
        <table:table-row table:style-name="ro1">
          <table:table-cell office:value-type="string">
            <text:p>+100, 65, GRIZZLAX, 0</text:p>
          </table:table-cell>
        </table:table-row>
        <table:table-row table:style-name="ro1">
          <table:table-cell office:value-type="string">
            <text:p>+100, 66, ELECTRODEM, 0</text:p>
          </table:table-cell>
        </table:table-row>
        <table:table-row table:style-name="ro1">
          <table:table-cell office:value-type="string">
            <text:p>+100, 65, GUARDIANCE, 0 @}</text:p>
          </table:table-cell>
        </table:table-row>
        <table:table-row table:style-name="ro1">
          <table:table-cell office:value-type="string">
            <text:p>+#COLBY#, Normal, COOLTRAINER~2, (boy05 false), 110, "COLBY", 21, ????????, ????????, ????????, Single, - CheckBadMove TryToKO CheckViability /, 5, @{ 100, 64, TEKLAWNO, 0</text:p>
          </table:table-cell>
        </table:table-row>
        <table:table-row table:style-name="ro1">
          <table:table-cell office:value-type="string">
            <text:p>+100, 65, POLIATH, 0</text:p>
          </table:table-cell>
        </table:table-row>
        <table:table-row table:style-name="ro1">
          <table:table-cell office:value-type="string">
            <text:p>+100, 66, TENTABOMA, 0</text:p>
          </table:table-cell>
        </table:table-row>
        <table:table-row table:style-name="ro1">
          <table:table-cell office:value-type="string">
            <text:p>+100, 67, LORDRA, 0</text:p>
          </table:table-cell>
        </table:table-row>
        <table:table-row table:style-name="ro1">
          <table:table-cell office:value-type="string">
            <text:p>+100, 68, VISIBAT, 0 @}</text:p>
          </table:table-cell>
        </table:table-row>
        <table:table-row table:style-name="ro1">
          <table:table-cell office:value-type="string">
            <text:p>+#PAUL#, Moves, COOLTRAINER~2, (boy05 false), 110, "PAUL", 19, ????????, ????????, ????????, Single, - CheckBadMove TryToKO CheckViability /, 5, @{ 100, 42, SLOWPOKE, HEADBUTT, CONFUSION, "WATER GUN", DISABLE, 0</text:p>
          </table:table-cell>
        </table:table-row>
        <table:table-row table:style-name="ro1">
          <table:table-cell office:value-type="string">
            <text:p>+100, 42, SHELLDER, "AURORA BEAM", CLAMP, SUPERSONIC, LEER, 0</text:p>
          </table:table-cell>
        </table:table-row>
        <table:table-row table:style-name="ro1">
          <table:table-cell office:value-type="string">
            <text:p>+100, 42, KINGLER, GUILLOTINE, STOMP, "MUD SHOT", BUBBLE, 0</text:p>
          </table:table-cell>
        </table:table-row>
        <table:table-row table:style-name="ro1">
          <table:table-cell office:value-type="string">
            <text:p>+100, 42, STARMIE, BUBBLEBEAM, SWIFT, RECOVER, "RAPID SPIN", 0</text:p>
          </table:table-cell>
        </table:table-row>
        <table:table-row table:style-name="ro1">
          <table:table-cell office:value-type="string">
            <text:p>+100, 42, GOLDUCK, CONFUSION, SCRATCH, SCREECH, DISABLE, 0 @}</text:p>
          </table:table-cell>
        </table:table-row>
        <table:table-row table:style-name="ro1">
          <table:table-cell office:value-type="string">
            <text:p>+#ROLANDO#, Normal, COOLTRAINER~2, (boy05 false), 110, "ROLANDO", 21, ????????, ????????, ????????, Single, - CheckBadMove TryToKO CheckViability /, 5, @{ 100, 65, RATTARULE, 0</text:p>
          </table:table-cell>
        </table:table-row>
        <table:table-row table:style-name="ro1">
          <table:table-cell office:value-type="string">
            <text:p>+100, 65, SYMBISAUR, 0</text:p>
          </table:table-cell>
        </table:table-row>
        <table:table-row table:style-name="ro1">
          <table:table-cell office:value-type="string">
            <text:p>+100, 66, TURTILLERY, 0</text:p>
          </table:table-cell>
        </table:table-row>
        <table:table-row table:style-name="ro1">
          <table:table-cell office:value-type="string">
            <text:p>+100, 66, CHARIATHAN, 0</text:p>
          </table:table-cell>
        </table:table-row>
        <table:table-row table:style-name="ro1">
          <table:table-cell office:value-type="string">
            <text:p>+100, 61, STROMACHU, 0 @}</text:p>
          </table:table-cell>
        </table:table-row>
        <table:table-row table:style-name="ro1">
          <table:table-cell office:value-type="string">
            <text:p>+#GILBERT#, Moves, COOLTRAINER~2, (boy05 false), 110, "GILBERT", 21, ????????, ????????, ????????, Single, - CheckBadMove TryToKO CheckViability /, 5, @{ 100, 42, PIDGEOTTO, "WING ATTACK", FEATHERDANCE, WHIRLWIND, "QUICK ATTACK", 0</text:p>
          </table:table-cell>
        </table:table-row>
        <table:table-row table:style-name="ro1">
          <table:table-cell office:value-type="string">
            <text:p>+100, 42, FEAROW, "DRILL PECK", "MIRROR MOVE", PURSUIT, LEER, 0</text:p>
          </table:table-cell>
        </table:table-row>
        <table:table-row table:style-name="ro1">
          <table:table-cell office:value-type="string">
            <text:p>+100, 42, PERSIAN, "PAY DAY", "FAINT ATTACK", SCREECH, BITE, 0</text:p>
          </table:table-cell>
        </table:table-row>
        <table:table-row table:style-name="ro1">
          <table:table-cell office:value-type="string">
            <text:p>+100, 42, LICKITUNG, SLAM, DISABLE, WRAP, SUPERSONIC, 0</text:p>
          </table:table-cell>
        </table:table-row>
        <table:table-row table:style-name="ro1">
          <table:table-cell office:value-type="string">
            <text:p>+100, 42, TAUROS, "HORN ATTACK", "SCARY FACE", SWAGGER, "TAIL WHIP", 0 @}</text:p>
          </table:table-cell>
        </table:table-row>
        <table:table-row table:style-name="ro1">
          <table:table-cell office:value-type="string">
            <text:p>+#OWEN#, Moves, COOLTRAINER~2, (boy05 false), 110, "OWEN", 21, ????????, ????????, ????????, Single, - CheckBadMove TryToKO CheckViability /, 5, @{ 100, 42, NIDORINO, SCRATCH, "POISON STING", "DOUBLE KICK", BITE, 0</text:p>
          </table:table-cell>
        </table:table-row>
        <table:table-row table:style-name="ro1">
          <table:table-cell office:value-type="string">
            <text:p>+100, 42, NIDORINA, "HORN ATTACK", "POISON STING", "DOUBLE KICK", LEER, 0</text:p>
          </table:table-cell>
        </table:table-row>
        <table:table-row table:style-name="ro1">
          <table:table-cell office:value-type="string">
            <text:p>+100, 42, RATICATE, "SUPER FANG", PURSUIT, "SCARY FACE", "QUICK ATTACK", 0</text:p>
          </table:table-cell>
        </table:table-row>
        <table:table-row table:style-name="ro1">
          <table:table-cell office:value-type="string">
            <text:p>+100, 42, SANDSLASH, "FURY SWIPES", SWIFT, SLASH, "POISON STING", 0</text:p>
          </table:table-cell>
        </table:table-row>
        <table:table-row table:style-name="ro1">
          <table:table-cell office:value-type="string">
            <text:p>+100, 42, RHYHORN, "ROCK BLAST", "SCARY FACE", STOMP, "TAIL WHIP", 0 @}</text:p>
          </table:table-cell>
        </table:table-row>
        <table:table-row table:style-name="ro1">
          <table:table-cell office:value-type="string">
            <text:p>+#BERKE#, Moves, COOLTRAINER~2, (boy05 false), 110, "BERKE", 19, ????????, ????????, ????????, Single, - CheckBadMove TryToKO CheckViability /, 5, @{ 100, 42, SEEL, "TAKE DOWN", "AURORA BEAM", "ICY WIND", GROWL, 0</text:p>
          </table:table-cell>
        </table:table-row>
        <table:table-row table:style-name="ro1">
          <table:table-cell office:value-type="string">
            <text:p>+100, 42, GRAVELER, "ROCK BLAST", MAGNITUDE, "ROCK THROW", "MUD SPORT", 0</text:p>
          </table:table-cell>
        </table:table-row>
        <table:table-row table:style-name="ro1">
          <table:table-cell office:value-type="string">
            <text:p>+100, 42, KINGLER, GUILLOTINE, STOMP, "MUD SHOT", BUBBLE, 0</text:p>
          </table:table-cell>
        </table:table-row>
        <table:table-row table:style-name="ro1">
          <table:table-cell office:value-type="string">
            <text:p>+100, 42, ONIX, SLAM, SANDSTORM, DRAGONBREATH, "ROCK THROW", 0</text:p>
          </table:table-cell>
        </table:table-row>
        <table:table-row table:style-name="ro1">
          <table:table-cell office:value-type="string">
            <text:p>+100, 42, CLOYSTER, "SPIKE CANNON", "AURORA BEAM", SUPERSONIC, PROTECT, 0 @}</text:p>
          </table:table-cell>
        </table:table-row>
        <table:table-row table:style-name="ro1">
          <table:table-cell office:value-type="string">
            <text:p>+#YUJI#, Moves, COOLTRAINER~2, (boy05 false), 110, "YUJI", 21, ????????, ????????, ????????, Single, - CheckBadMove TryToKO CheckViability /, 5, @{ 100, 62, FERODILLO, SPIKES, "GYRO BALL", ROLLOUT, EARTHQUAKE, 0</text:p>
          </table:table-cell>
        </table:table-row>
        <table:table-row table:style-name="ro1">
          <table:table-cell office:value-type="string">
            <text:p>+100, 62, MOLTREM, "ROCK SLIDE", MAGNITUDE, "FIRE PUNCH", "DEFENSE CURL", 0</text:p>
          </table:table-cell>
        </table:table-row>
        <table:table-row table:style-name="ro1">
          <table:table-cell office:value-type="string">
            <text:p>+100, 63, OBSIDIANIX, DOUBLE-EDGE, CRUNCH, "IRON TAIL", SLAM, 0</text:p>
          </table:table-cell>
        </table:table-row>
        <table:table-row table:style-name="ro1">
          <table:table-cell office:value-type="string">
            <text:p>+100, 63, ACTLAX, COVET, ROLLOUT, "BODY SLAM", YAWN, 0</text:p>
          </table:table-cell>
        </table:table-row>
        <table:table-row table:style-name="ro1">
          <table:table-cell office:value-type="string">
            <text:p>+100, 63, WRAIWRATH, "SHADOW BONE", "BONE RUSH", "VITAL THROW", HEADBUTT, 0 @}</text:p>
          </table:table-cell>
        </table:table-row>
        <table:table-row table:style-name="ro1">
          <table:table-cell office:value-type="string">
            <text:p>+#WARREN#, Moves, COOLTRAINER~2, (boy05 false), 110, "WARREN", 21, ????????, ????????, ????????, Single, - CheckBadMove TryToKO CheckViability /, 5, @{ 100, 62, ABYSSIR, "CRUSH CLAW", "SWORDS DANCE", "METAL CLAW", "KNOCK OFF", 0</text:p>
          </table:table-cell>
        </table:table-row>
        <table:table-row table:style-name="ro1">
          <table:table-cell office:value-type="string">
            <text:p>+100, 62, PATRAPHINX, PSYCHIC, COUNTER, "FAKE OUT", SLASH, 0</text:p>
          </table:table-cell>
        </table:table-row>
        <table:table-row table:style-name="ro1">
          <table:table-cell office:value-type="string">
            <text:p>+100, 63, RHYLIC, "HORN DRILL", "ROCK SLIDE", CURSE, EARTHQUAKE, 0</text:p>
          </table:table-cell>
        </table:table-row>
        <table:table-row table:style-name="ro1">
          <table:table-cell office:value-type="string">
            <text:p>+100, 62, RAZER, X-SCISSOR, "IRON HEAD", "IRON DEFENSE", PURSUIT, 0</text:p>
          </table:table-cell>
        </table:table-row>
        <table:table-row table:style-name="ro1">
          <table:table-cell office:value-type="string">
            <text:p>+100, 62, NIDORULY, "POISON JAB", MEGAHORN, EARTHQUAKE, SWAGGER, 0 @}</text:p>
          </table:table-cell>
        </table:table-row>
        <table:table-row table:style-name="ro1">
          <table:table-cell office:value-type="string">
            <text:p>+#MARY#, Moves, COOLTRAINER~2, (boy05 true), 111, "MARY", 22, ????????, ????????, ????????, Single, - CheckBadMove TryToKO CheckViability /, 2, @{ 100, 36, VICTREEBEL, "SLUDGE BOMB", "RAZOR LEAF", POISONPOWDER, GROWTH, 0</text:p>
          </table:table-cell>
        </table:table-row>
        <table:table-row table:style-name="ro1">
          <table:table-cell office:value-type="string">
            <text:p>+100, 37, RAFFLURK, "PETAL DANCE", TOXIC, MOONLIGHT, "SWEET SCENT", 0 @}</text:p>
          </table:table-cell>
        </table:table-row>
        <table:table-row table:style-name="ro1">
          <table:table-cell office:value-type="string">
            <text:p>+#CAROLINE#, Normal, COOLTRAINER~2, (boy05 true), 111, "CAROLINE", 21, ????????, ????????, ????????, Single, - CheckBadMove TryToKO CheckViability /, 5, @{ 100, 68, AMBALITHIC, 0</text:p>
          </table:table-cell>
        </table:table-row>
        <table:table-row table:style-name="ro1">
          <table:table-cell office:value-type="string">
            <text:p>+100, 65, CARNABELL, 0</text:p>
          </table:table-cell>
        </table:table-row>
        <table:table-row table:style-name="ro1">
          <table:table-cell office:value-type="string">
            <text:p>+100, 68, DEVLORA, 0</text:p>
          </table:table-cell>
        </table:table-row>
        <table:table-row table:style-name="ro1">
          <table:table-cell office:value-type="string">
            <text:p>+100, 65, SECTASITE, 0</text:p>
          </table:table-cell>
        </table:table-row>
        <table:table-row table:style-name="ro1">
          <table:table-cell office:value-type="string">
            <text:p>+100, 68, ELECTIWIZZ, 0 @}</text:p>
          </table:table-cell>
        </table:table-row>
        <table:table-row table:style-name="ro1">
          <table:table-cell office:value-type="string">
            <text:p>+#ALEXA#, Normal, COOLTRAINER~2, (boy05 true), 111, "ALEXA", 19, ????????, ????????, ????????, Single, - CheckBadMove TryToKO CheckViability /, 5, @{ 100, 65, CLEFANAUT, 0</text:p>
          </table:table-cell>
        </table:table-row>
        <table:table-row table:style-name="ro1">
          <table:table-cell office:value-type="string">
            <text:p>+100, 65, BOGGLYFUFF, 0</text:p>
          </table:table-cell>
        </table:table-row>
        <table:table-row table:style-name="ro1">
          <table:table-cell office:value-type="string">
            <text:p>+100, 66, PATRAPHINX, 0</text:p>
          </table:table-cell>
        </table:table-row>
        <table:table-row table:style-name="ro1">
          <table:table-cell office:value-type="string">
            <text:p>+100, 66, PORYGON2A4, 0</text:p>
          </table:table-cell>
        </table:table-row>
        <table:table-row table:style-name="ro1">
          <table:table-cell office:value-type="string">
            <text:p>+100, 67, LUKKEY, 0 @}</text:p>
          </table:table-cell>
        </table:table-row>
        <table:table-row table:style-name="ro1">
          <table:table-cell office:value-type="string">
            <text:p>+#SHANNON#, Moves, COOLTRAINER~2, (boy05 true), 111, "SHANNON", 19, ????????, ????????, ????????, Single, - CheckBadMove TryToKO CheckViability /, 5, @{ 100, 42, BEEDRILL, "PIN MISSILE", TWINEEDLE, AGILITY, PURSUIT, 0</text:p>
          </table:table-cell>
        </table:table-row>
        <table:table-row table:style-name="ro1">
          <table:table-cell office:value-type="string">
            <text:p>+100, 42, BUTTERFREE, SAFEGUARD, PSYBEAM, GUST, SUPERSONIC, 0</text:p>
          </table:table-cell>
        </table:table-row>
        <table:table-row table:style-name="ro1">
          <table:table-cell office:value-type="string">
            <text:p>+100, 42, PARASECT, SPORE, "LEECH LIFE", SLASH, GROWTH, 0</text:p>
          </table:table-cell>
        </table:table-row>
        <table:table-row table:style-name="ro1">
          <table:table-cell office:value-type="string">
            <text:p>+100, 42, VENONAT, PSYBEAM, "STUN SPORE", "LEECH LIFE", DISABLE, 0</text:p>
          </table:table-cell>
        </table:table-row>
        <table:table-row table:style-name="ro1">
          <table:table-cell office:value-type="string">
            <text:p>+100, 42, VENOMOTH, PSYBEAM, GUST, SUPERSONIC, "LEECH LIFE", 0 @}</text:p>
          </table:table-cell>
        </table:table-row>
        <table:table-row table:style-name="ro1">
          <table:table-cell office:value-type="string">
            <text:p>+#NAOMI#, Normal, COOLTRAINER~2, (boy05 true), 111, "NAOMI", 21, ????????, ????????, ????????, Single, - CheckBadMove TryToKO CheckViability /, 5, @{ 100, 66, PATRAPHINX, 0</text:p>
          </table:table-cell>
        </table:table-row>
        <table:table-row table:style-name="ro1">
          <table:table-cell office:value-type="string">
            <text:p>+100, 67, KNIGHTMARE, 0</text:p>
          </table:table-cell>
        </table:table-row>
        <table:table-row table:style-name="ro1">
          <table:table-cell office:value-type="string">
            <text:p>+100, 66, YOKAYUBI, 0</text:p>
          </table:table-cell>
        </table:table-row>
        <table:table-row table:style-name="ro1">
          <table:table-cell office:value-type="string">
            <text:p>+100, 67, DODOZEN, 0</text:p>
          </table:table-cell>
        </table:table-row>
        <table:table-row table:style-name="ro1">
          <table:table-cell office:value-type="string">
            <text:p>+100, 68, MAGNEMASTR, 0 @}</text:p>
          </table:table-cell>
        </table:table-row>
        <table:table-row table:style-name="ro1">
          <table:table-cell office:value-type="string">
            <text:p>+#BROOKE#, Moves, COOLTRAINER~2, (boy05 true), 111, "BROOKE", 19, ????????, ????????, ????????, Single, - CheckBadMove TryToKO CheckViability /, 5, @{ 100, 42, TANGELA, SLAM, BIND, "MEGA DRAIN", INGRAIN, 0</text:p>
          </table:table-cell>
        </table:table-row>
        <table:table-row table:style-name="ro1">
          <table:table-cell office:value-type="string">
            <text:p>+100, 42, GLOOM, ACID, MOONLIGHT, "SLEEP POWDER", "STUN SPORE", 0</text:p>
          </table:table-cell>
        </table:table-row>
        <table:table-row table:style-name="ro1">
          <table:table-cell office:value-type="string">
            <text:p>+100, 42, VILEPLUME, "MEGA DRAIN", ACID, "STUN SPORE", AROMATHERAPY, 0</text:p>
          </table:table-cell>
        </table:table-row>
        <table:table-row table:style-name="ro1">
          <table:table-cell office:value-type="string">
            <text:p>+100, 42, IVYSAUR, "RAZOR LEAF", "SWEET SCENT", GROWL, "LEECH SEED", 0</text:p>
          </table:table-cell>
        </table:table-row>
        <table:table-row table:style-name="ro1">
          <table:table-cell office:value-type="string">
            <text:p>+100, 42, VENUSAUR, "RAZOR LEAF", GROWTH, "SLEEP POWDER", POISONPOWDER, 0 @}</text:p>
          </table:table-cell>
        </table:table-row>
        <table:table-row table:style-name="ro1">
          <table:table-cell office:value-type="string">
            <text:p>+#AUSTINA#, Moves, COOLTRAINER~2, (boy05 true), 111, "AUSTINA", 19, ????????, ????????, ????????, Single, - CheckBadMove TryToKO CheckViability /, 5, @{ 100, 42, RHYHORN, "HORN DRILL", "ROCK BLAST", "SCARY FACE", STOMP, 0</text:p>
          </table:table-cell>
        </table:table-row>
        <table:table-row table:style-name="ro1">
          <table:table-cell office:value-type="string">
            <text:p>+100, 42, NIDORINA, "DOUBLE KICK", "FURY SWIPES", BITE, FLATTER, 0</text:p>
          </table:table-cell>
        </table:table-row>
        <table:table-row table:style-name="ro1">
          <table:table-cell office:value-type="string">
            <text:p>+100, 42, NIDOQUEEN, "BODY SLAM", "DOUBLE KICK", BITE, GROWL, 0</text:p>
          </table:table-cell>
        </table:table-row>
        <table:table-row table:style-name="ro1">
          <table:table-cell office:value-type="string">
            <text:p>+100, 42, NIDORINO, "HORN ATTACK", "POISON STING", "FOCUS ENERGY", LEER, 0</text:p>
          </table:table-cell>
        </table:table-row>
        <table:table-row table:style-name="ro1">
          <table:table-cell office:value-type="string">
            <text:p>+100, 42, NIDOKING, THRASH, "DOUBLE KICK", "POISON STING", PECK, 0 @}</text:p>
          </table:table-cell>
        </table:table-row>
        <table:table-row table:style-name="ro1">
          <table:table-cell office:value-type="string">
            <text:p>+#JULIE#, Moves, COOLTRAINER~2, (boy05 true), 111, "JULIE", 21, ????????, ????????, ????????, Single, - CheckBadMove TryToKO CheckViability /, 5, @{ 100, 42, PERSIAN, "FURY SWIPES", BITE, SCREECH, "FAINT ATTACK", 0</text:p>
          </table:table-cell>
        </table:table-row>
        <table:table-row table:style-name="ro1">
          <table:table-cell office:value-type="string">
            <text:p>+100, 42, NINETALES, FLAMETHROWER, WILL-O-WISP, "CONFUSE RAY", GRUDGE, 0</text:p>
          </table:table-cell>
        </table:table-row>
        <table:table-row table:style-name="ro1">
          <table:table-cell office:value-type="string">
            <text:p>+100, 42, RAPIDASH, "FURY ATTACK", "FIRE SPIN", "TAKE DOWN", AGILITY, 0</text:p>
          </table:table-cell>
        </table:table-row>
        <table:table-row table:style-name="ro1">
          <table:table-cell office:value-type="string">
            <text:p>+100, 42, PIKACHU, THUNDERBOLT, "THUNDER WAVE", "DOUBLE TEAM", "QUICK ATTACK", 0</text:p>
          </table:table-cell>
        </table:table-row>
        <table:table-row table:style-name="ro1">
          <table:table-cell office:value-type="string">
            <text:p>+100, 42, RAICHU, THUNDER, "THUNDER WAVE", SLAM, "DOUBLE TEAM", 0 @}</text:p>
          </table:table-cell>
        </table:table-row>
        <table:table-row table:style-name="ro1">
          <table:table-cell office:value-type="string">
            <text:p>+#LORELEI#, Both, "ELITE FOUR~2", (boy0A true), 112, "LORELEI", 19, 19, ????????, ????????, Single, - CheckBadMove TryToKO CheckViability /, 6, @{ 250, 75, LICKILATO, ????????, "ICE BEAM", SWALLOW, "AURORA VEIL", STOCKPILE</text:p>
          </table:table-cell>
        </table:table-row>
        <table:table-row table:style-name="ro1">
          <table:table-cell office:value-type="string">
            <text:p>+250, 75, GLAISHELL, ????????, "ICICLE SPEAR", PROTECT, HAIL, "IRON DEFENSE"</text:p>
          </table:table-cell>
        </table:table-row>
        <table:table-row table:style-name="ro1">
          <table:table-cell office:value-type="string">
            <text:p>+250, 76, MANATII, ????????, SURF, "ICE BEAM", HAIL, YAWN</text:p>
          </table:table-cell>
        </table:table-row>
        <table:table-row table:style-name="ro1">
          <table:table-cell office:value-type="string">
            <text:p>+250, 76, JEEPERS, ????????, BLIZZARD, PSYCHIC, "SHADOW BALL", ATTRACT</text:p>
          </table:table-cell>
        </table:table-row>
        <table:table-row table:style-name="ro1">
          <table:table-cell office:value-type="string">
            <text:p>+250, 77, MISSINGNO~5, ????????, "MIRROR COAT", "FLASH CANNON", METRONOME, REFLECT</text:p>
          </table:table-cell>
        </table:table-row>
        <table:table-row table:style-name="ro1">
          <table:table-cell office:value-type="string">
            <text:p>+250, 78, NESSEA, 142, "HYDRO PUMP", "ICE BEAM", UPROAR, PSYCHIC @}</text:p>
          </table:table-cell>
        </table:table-row>
        <table:table-row table:style-name="ro1">
          <table:table-cell office:value-type="string">
            <text:p>+#BRUNO#, Both, "ELITE FOUR~2", (boy0A false), 113, "BRUNO", 19, 19, ????????, ????????, Single, - CheckBadMove TryToKO CheckViability /, 6, @{ 250, 76, RADIACHAN, ????????, "CLOSE COMBAT", "COSMIC POWER", "SHADOW PUNCH", "FUTURE SIGHT"</text:p>
          </table:table-cell>
        </table:table-row>
        <table:table-row table:style-name="ro1">
          <table:table-cell office:value-type="string">
            <text:p>+250, 76, POLIATH, ????????, "ZEN HEADBUTT", SUPERPOWER, "BULK UP", "ICE PUNCH"</text:p>
          </table:table-cell>
        </table:table-row>
        <table:table-row table:style-name="ro1">
          <table:table-cell office:value-type="string">
            <text:p>+250, 77, SPIRITULEE, ????????, EXTREMESPEED, "BLAZE KICK", "ZEN HEADBUTT", REVERSAL</text:p>
          </table:table-cell>
        </table:table-row>
        <table:table-row table:style-name="ro1">
          <table:table-cell office:value-type="string">
            <text:p>+250, 77, BONUMBELL, ????????, SUPERPOWER, "IRON HEAD", "NEEDLE ARM", "BULK UP"</text:p>
          </table:table-cell>
        </table:table-row>
        <table:table-row table:style-name="ro1">
          <table:table-cell office:value-type="string">
            <text:p>+250, 78, MISSINGNO~4, ????????, ANCIENTPOWER, METRONOME, "AIR SLASH", PSYCHIC</text:p>
          </table:table-cell>
        </table:table-row>
        <table:table-row table:style-name="ro1">
          <table:table-cell office:value-type="string">
            <text:p>+250, 79, MACHITAN, 142, "IRON HEAD", EXTREMESPEED, "KNOCK OFF", "CLOSE COMBAT" @}</text:p>
          </table:table-cell>
        </table:table-row>
        <table:table-row table:style-name="ro1">
          <table:table-cell office:value-type="string">
            <text:p>+#AGATHA#, Both, "ELITE FOUR~2", (boy0A true), 114, "AGATHA", 19, 19, ????????, ????????, Single, - CheckBadMove TryToKO CheckViability /, 6, @{ 250, 77, FOWLN'TOM, ????????, "SHADOW PUNCH", "CONFUSE RAY", TOXIC, "DOUBLE TEAM"</text:p>
          </table:table-cell>
        </table:table-row>
        <table:table-row table:style-name="ro1">
          <table:table-cell office:value-type="string">
            <text:p>+250, 77, WRAIWRATH, ????????, "NIGHT SLASH", "PERISH SONG", "SHADOW BONE", SLASH</text:p>
          </table:table-cell>
        </table:table-row>
        <table:table-row table:style-name="ro1">
          <table:table-cell office:value-type="string">
            <text:p>+250, 78, OXENFREE, ????????, MEGAHORN, "SKULL BASH", PHANTOMFORCE, "ZEN HEADBUTT"</text:p>
          </table:table-cell>
        </table:table-row>
        <table:table-row table:style-name="ro1">
          <table:table-cell office:value-type="string">
            <text:p>+250, 78, YOKAYUBI, ????????, EXTRASENSORY, "SHADOW BALL", FLAMETHROWER, "MORNING SUN"</text:p>
          </table:table-cell>
        </table:table-row>
        <table:table-row table:style-name="ro1">
          <table:table-cell office:value-type="string">
            <text:p>+250, 79, MISSINGNO~2, ????????, "SHADOW BALL", METRONOME, "TRI ATTACK", "DOUBLE TEAM"</text:p>
          </table:table-cell>
        </table:table-row>
        <table:table-row table:style-name="ro1">
          <table:table-cell office:value-type="string">
            <text:p>+250, 80, GRIMM, 142, "CALM MIND", PSYCHIC, "SHADOW BALL", HYPNOSIS @}</text:p>
          </table:table-cell>
        </table:table-row>
        <table:table-row table:style-name="ro1">
          <table:table-cell office:value-type="string">
            <text:p>+#LANCE#, Both, "ELITE FOUR~2", (boy0A false), 115, "LANCE", 19, 19, ????????, ????????, Single, - CheckBadMove TryToKO CheckViability /, 6, @{ 250, 78, PINNADRA, ????????, DRAGONBREATH, "DRAGON DANCE", SURF, THUNDERBOLT</text:p>
          </table:table-cell>
        </table:table-row>
        <table:table-row table:style-name="ro1">
          <table:table-cell office:value-type="string">
            <text:p>+250, 78, FORTUNITEY, ????????, "DRAGON PULSE", "LIGHT SCREEN", RECOVER, REFRESH</text:p>
          </table:table-cell>
        </table:table-row>
        <table:table-row table:style-name="ro1">
          <table:table-cell office:value-type="string">
            <text:p>+250, 79, DODOZEN, ????????, "BRAVE BIRD", "DRAGON DANCE", "DRAGON CLAW", "BLAZE KICK"</text:p>
          </table:table-cell>
        </table:table-row>
        <table:table-row table:style-name="ro1">
          <table:table-cell office:value-type="string">
            <text:p>+250, 79, QUAZAR, ????????, EXTRASENSORY, "DRAGON PULSE", "AIR SLASH", SURF</text:p>
          </table:table-cell>
        </table:table-row>
        <table:table-row table:style-name="ro1">
          <table:table-cell office:value-type="string">
            <text:p>+250, 80, MISSINGNO~3, ????????, "AIR SLASH", ANCIENTPOWER, METRONOME, "TRI ATTACK"</text:p>
          </table:table-cell>
        </table:table-row>
        <table:table-row table:style-name="ro1">
          <table:table-cell office:value-type="string">
            <text:p>+250, 80, DRAGONTALE, 142, "FIRE BLAST", "AERIAL ACE", "DRAGON PULSE", SURF @}</text:p>
          </table:table-cell>
        </table:table-row>
        <table:table-row table:style-name="ro1">
          <table:table-cell office:value-type="string">
            <text:p>+#BROCK#, Moves, LEADER~2, (boy00 false), 116, "BROCK", ????????, ????????, ????????, ????????, Single, - CheckBadMove TryToKO CheckViability /, 3, @{ 0, 12, OMANYTE, CONSTRICT, WITHDRAW, BITE, -, 0</text:p>
          </table:table-cell>
        </table:table-row>
        <table:table-row table:style-name="ro1">
          <table:table-cell office:value-type="string">
            <text:p>+0, 12, KABUTO, SCRATCH, HARDEN, "ROCK THROW", -, 0</text:p>
          </table:table-cell>
        </table:table-row>
        <table:table-row table:style-name="ro1">
          <table:table-cell office:value-type="string">
            <text:p>+0, 14, ONIX, TACKLE, BIND, "ROCK TOMB", -, 0 @}</text:p>
          </table:table-cell>
        </table:table-row>
        <table:table-row table:style-name="ro1">
          <table:table-cell office:value-type="string">
            <text:p>+#MISTY#, Both, LEADER~2, (girl01 true), 117, "MISTY", 22, ????????, ????????, ????????, Single, - CheckBadMove TryToKO CheckViability /, 3, @{ 0, 25, GYARADOS, ????????, "WATER PULSE", BITE, "RAIN DANCE", TAUNT</text:p>
          </table:table-cell>
        </table:table-row>
        <table:table-row table:style-name="ro1">
          <table:table-cell office:value-type="string">
            <text:p>+0, 25, GOLDUCK, 134, BUBBLEBEAM, CONFUSION, SCRATCH, REST</text:p>
          </table:table-cell>
        </table:table-row>
        <table:table-row table:style-name="ro1">
          <table:table-cell office:value-type="string">
            <text:p>+0, 28, STARMIE, ????????, BUBBLEBEAM, SWIFT, RECOVER, CAMOUFLAGE @}</text:p>
          </table:table-cell>
        </table:table-row>
        <table:table-row table:style-name="ro1">
          <table:table-cell office:value-type="string">
            <text:p>+#"LT. SURGE"#, Moves, LEADER~2, (boy00 false), 118, "LT. SURGE", 22, 23, ????????, ????????, Single, - CheckBadMove TryToKO CheckViability /, 4, @{ 0, 31, ELECTRODE, "SHOCK WAVE", SONICBOOM, SCREECH, CHARGE, 0</text:p>
          </table:table-cell>
        </table:table-row>
        <table:table-row table:style-name="ro1">
          <table:table-cell office:value-type="string">
            <text:p>+0, 33, JOLTEON, "SHOCK WAVE", "THUNDER WAVE", "DOUBLE KICK", "IRON TAIL", 0</text:p>
          </table:table-cell>
        </table:table-row>
        <table:table-row table:style-name="ro1">
          <table:table-cell office:value-type="string">
            <text:p>+0, 33, GOROCHU, SPARK, "THUNDER WAVE", "DOUBLE TEAM", SLAM, 0</text:p>
          </table:table-cell>
        </table:table-row>
        <table:table-row table:style-name="ro1">
          <table:table-cell office:value-type="string">
            <text:p>+0, 35, ELECTIVIRE, THUNDERPUNCH, "QUICK ATTACK", SCREECH, FACADE, 0 @}</text:p>
          </table:table-cell>
        </table:table-row>
        <table:table-row table:style-name="ro1">
          <table:table-cell office:value-type="string">
            <text:p>+#ERIKA#, Moves, LEADER~2, (girl01 true), 119, "ERIKA", 21, 23, ????????, ????????, Single, - CheckBadMove TryToKO CheckViability /, 4, @{ 0, 41, MUCKTRIBEL, "RAZOR LEAF", "SLUDGE BOMB", TOXIC, PROTECT, 0</text:p>
          </table:table-cell>
        </table:table-row>
        <table:table-row table:style-name="ro1">
          <table:table-cell office:value-type="string">
            <text:p>+0, 40, RAFFLURK, "GIGA DRAIN", SWIFT, MOONLIGHT, TOXIC, 0</text:p>
          </table:table-cell>
        </table:table-row>
        <table:table-row table:style-name="ro1">
          <table:table-cell office:value-type="string">
            <text:p>+0, 43, ELECTIVINE, "BRICK BREAK", THUNDERPUNCH, "WOOD HAMMER", "BULK UP", 0</text:p>
          </table:table-cell>
        </table:table-row>
        <table:table-row table:style-name="ro1">
          <table:table-cell office:value-type="string">
            <text:p>+0, 41, TANGATHER, SLAM, GROWTH, "GIGA DRAIN", "ICE PUNCH", 0 @}</text:p>
          </table:table-cell>
        </table:table-row>
        <table:table-row table:style-name="ro1">
          <table:table-cell office:value-type="string">
            <text:p>+#KOGA#, Moves, LEADER~2, (boy00 false), 120, "KOGA", 21, 21, 23, ????????, Single, - CheckBadMove TryToKO CheckViability /, 5, @{ 0, 51, ADNOKANA, "POISON JAB", CRUNCH, SCREECH, GLARE, 0</text:p>
          </table:table-cell>
        </table:table-row>
        <table:table-row table:style-name="ro1">
          <table:table-cell office:value-type="string">
            <text:p>+0, 53, GUNK, "DARK PULSE", "SLUDGE BOMB", "PAIN SPLIT", TOXIC, 0</text:p>
          </table:table-cell>
        </table:table-row>
        <table:table-row table:style-name="ro1">
          <table:table-cell office:value-type="string">
            <text:p>+0, 52, RATTARULE, "FOUL PLAY", "POISON FANG", "QUICK ATTACK", ENDEAVOR, 0</text:p>
          </table:table-cell>
        </table:table-row>
        <table:table-row table:style-name="ro1">
          <table:table-cell office:value-type="string">
            <text:p>+0, 53, VISIBAT, "AERIAL ACE", CRUNCH, "POISON JAB", TOXIC, 0</text:p>
          </table:table-cell>
        </table:table-row>
        <table:table-row table:style-name="ro1">
          <table:table-cell office:value-type="string">
            <text:p>+0, 56, CHOHKING, EXPLOSION, -, -, -, 0 @}</text:p>
          </table:table-cell>
        </table:table-row>
        <table:table-row table:style-name="ro1">
          <table:table-cell office:value-type="string">
            <text:p>+#BLAINE#, Moves, LEADER~2, (boy00 false), 121, "BLAINE", 21, 21, 23, ????????, Single, - CheckBadMove TryToKO CheckViability /, 6, @{ 0, 63, IMPSECT, WILL-O-WISP, ERUPTION, "BUG BUZZ", "SUNNY DAY", 0</text:p>
          </table:table-cell>
        </table:table-row>
        <table:table-row table:style-name="ro1">
          <table:table-cell office:value-type="string">
            <text:p>+0, 64, INFERNEON, "SHADOW BALL", FLAMETHROWER, SMOG, "DOUBLE TEAM", 0</text:p>
          </table:table-cell>
        </table:table-row>
        <table:table-row table:style-name="ro1">
          <table:table-cell office:value-type="string">
            <text:p>+0, 64, KNIGHTMARE, BOUNCE, "BLAZE KICK", "SWORDS DANCE", "IRON HEAD", 0</text:p>
          </table:table-cell>
        </table:table-row>
        <table:table-row table:style-name="ro1">
          <table:table-cell office:value-type="string">
            <text:p>+0, 65, TEKLAWNO, "FIRE BLAST", CRABHAMMER, "CRUSH CLAW", STOMP, 0</text:p>
          </table:table-cell>
        </table:table-row>
        <table:table-row table:style-name="ro1">
          <table:table-cell office:value-type="string">
            <text:p>+0, 65, VOLCANICOL, "FIRE PUNCH", DOUBLE-EDGE, EARTHQUAKE, "ROCK SLIDE", 0</text:p>
          </table:table-cell>
        </table:table-row>
        <table:table-row table:style-name="ro1">
          <table:table-cell office:value-type="string">
            <text:p>+0, 68, MAGMOLTEN, "FIRE BLAST", "FLASH CANNON", "CONFUSE RAY", "SUNNY DAY", 0 @}</text:p>
          </table:table-cell>
        </table:table-row>
        <table:table-row table:style-name="ro1">
          <table:table-cell office:value-type="string">
            <text:p>+#SABRINA#, Moves, LEADER~2, (girl01 true), 122, "SABRINA", 21, 21, 23, ????????, Single, - CheckBadMove TryToKO CheckViability /, 5, @{ 0, 56, PLATINUPUS, PSYCHIC, EARTHQUAKE, "HYDRO PUMP", "BRICK BREAK", 0</text:p>
          </table:table-cell>
        </table:table-row>
        <table:table-row table:style-name="ro1">
          <table:table-cell office:value-type="string">
            <text:p>+0, 56, SOMNISOOTH, "MIRROR COAT", PSYCHIC, "SHADOW BALL", "LIGHT SCREEN", 0</text:p>
          </table:table-cell>
        </table:table-row>
        <table:table-row table:style-name="ro1">
          <table:table-cell office:value-type="string">
            <text:p>+0, 57, ELECTRODEX, "MIRROR COAT", "HYPER VOICE", THUNDERBOLT, "DOUBLE TEAM", 0</text:p>
          </table:table-cell>
        </table:table-row>
        <table:table-row table:style-name="ro1">
          <table:table-cell office:value-type="string">
            <text:p>+0, 57, "MR. FOOL", PSYCHIC, TAUNT, "BATON PASS", "CALM MIND", 0</text:p>
          </table:table-cell>
        </table:table-row>
        <table:table-row table:style-name="ro1">
          <table:table-cell office:value-type="string">
            <text:p>+0, 61, T'ZARKARTZ, PSYCHIC, "DARK PULSE", "ENERGY BALL", DISABLE, 0 @}</text:p>
          </table:table-cell>
        </table:table-row>
        <table:table-row table:style-name="ro1">
          <table:table-cell office:value-type="string">
            <text:p>+#THOMAS#, Normal, GENTLEMAN~2, (boy0D false), 123, "THOMAS", ????????, ????????, ????????, ????????, Single, - CheckBadMove /, 2, @{ 0, 23, GROWLITHE, 0</text:p>
          </table:table-cell>
        </table:table-row>
        <table:table-row table:style-name="ro1">
          <table:table-cell office:value-type="string">
            <text:p>+0, 23, CHANSEY, 0 @}</text:p>
          </table:table-cell>
        </table:table-row>
        <table:table-row table:style-name="ro1">
          <table:table-cell office:value-type="string">
            <text:p>+#ARTHUR#, Normal, GENTLEMAN~2, (boy0D false), 123, "ARTHUR", ????????, ????????, ????????, ????????, Single, - CheckBadMove /, 2, @{ 0, 26, NIDORINO, 0</text:p>
          </table:table-cell>
        </table:table-row>
        <table:table-row table:style-name="ro1">
          <table:table-cell office:value-type="string">
            <text:p>+0, 26, NIDORINA, 0 @}</text:p>
          </table:table-cell>
        </table:table-row>
        <table:table-row table:style-name="ro1">
          <table:table-cell office:value-type="string">
            <text:p>+#TUCKER#, Normal, GENTLEMAN~2, (boy0D false), 123, "TUCKER", ????????, ????????, ????????, ????????, Single, - CheckBadMove /, 1, @{ 0, 29, RAICHU, 0 @}</text:p>
          </table:table-cell>
        </table:table-row>
        <table:table-row table:style-name="ro1">
          <table:table-cell office:value-type="string">
            <text:p>+#NORTON#, Normal, GENTLEMAN~2, (boy0D false), 123, "NORTON", ????????, ????????, ????????, ????????, Single, - CheckBadMove /, 1, @{ 0, 48, PERSIAN, 0 @}</text:p>
          </table:table-cell>
        </table:table-row>
        <table:table-row table:style-name="ro1">
          <table:table-cell office:value-type="string">
            <text:p>+#WALTER#, Normal, GENTLEMAN~2, (boy0D false), 123, "WALTER", ????????, ????????, ????????, ????????, Single, - CheckBadMove /, 2, @{ 0, 17, GROWLITHE, 0</text:p>
          </table:table-cell>
        </table:table-row>
        <table:table-row table:style-name="ro1">
          <table:table-cell office:value-type="string">
            <text:p>+0, 17, PONYTA, 0 @}</text:p>
          </table:table-cell>
        </table:table-row>
        <table:table-row table:style-name="ro1">
          <table:table-cell office:value-type="string">
            <text:p>+#TERRY~10#, Normal, RIVAL~2, (boy00 false), 124, "TERRY", ????????, ????????, ????????, ????????, Single, - CheckBadMove TryToKO CheckViability /, 4, @{ 50, 26, PIDGEOTTO, 0</text:p>
          </table:table-cell>
        </table:table-row>
        <table:table-row table:style-name="ro1">
          <table:table-cell office:value-type="string">
            <text:p>+50, 22, RATICATE, 0</text:p>
          </table:table-cell>
        </table:table-row>
        <table:table-row table:style-name="ro1">
          <table:table-cell office:value-type="string">
            <text:p>+50, 24, KADABRA, 0</text:p>
          </table:table-cell>
        </table:table-row>
        <table:table-row table:style-name="ro1">
          <table:table-cell office:value-type="string">
            <text:p>+100, 27, WARTORTLE, 0 @}</text:p>
          </table:table-cell>
        </table:table-row>
        <table:table-row table:style-name="ro1">
          <table:table-cell office:value-type="string">
            <text:p>+#TERRY~11#, Normal, RIVAL~2, (boy00 false), 124, "TERRY", ????????, ????????, ????????, ????????, Single, - CheckBadMove TryToKO CheckViability /, 4, @{ 50, 26, PIDGEOTTO, 0</text:p>
          </table:table-cell>
        </table:table-row>
        <table:table-row table:style-name="ro1">
          <table:table-cell office:value-type="string">
            <text:p>+50, 22, RATICATE, 0</text:p>
          </table:table-cell>
        </table:table-row>
        <table:table-row table:style-name="ro1">
          <table:table-cell office:value-type="string">
            <text:p>+50, 24, KADABRA, 0</text:p>
          </table:table-cell>
        </table:table-row>
        <table:table-row table:style-name="ro1">
          <table:table-cell office:value-type="string">
            <text:p>+100, 27, IVYSAUR, 0 @}</text:p>
          </table:table-cell>
        </table:table-row>
        <table:table-row table:style-name="ro1">
          <table:table-cell office:value-type="string">
            <text:p>+#TERRY~12#, Normal, RIVAL~2, (boy00 false), 124, "TERRY", ????????, ????????, ????????, ????????, Single, - CheckBadMove TryToKO CheckViability /, 4, @{ 50, 26, PIDGEOTTO, 0</text:p>
          </table:table-cell>
        </table:table-row>
        <table:table-row table:style-name="ro1">
          <table:table-cell office:value-type="string">
            <text:p>+50, 22, RATICATE, 0</text:p>
          </table:table-cell>
        </table:table-row>
        <table:table-row table:style-name="ro1">
          <table:table-cell office:value-type="string">
            <text:p>+50, 24, KADABRA, 0</text:p>
          </table:table-cell>
        </table:table-row>
        <table:table-row table:style-name="ro1">
          <table:table-cell office:value-type="string">
            <text:p>+100, 27, CHARMELEON, 0 @}</text:p>
          </table:table-cell>
        </table:table-row>
        <table:table-row table:style-name="ro1">
          <table:table-cell office:value-type="string">
            <text:p>+#TERRY~13#, Normal, RIVAL~2, (boy00 false), 124, "TERRY", ????????, ????????, ????????, ????????, Single, - CheckBadMove TryToKO CheckViability /, 5, @{ 100, 39, PIDGAERO, 0</text:p>
          </table:table-cell>
        </table:table-row>
        <table:table-row table:style-name="ro1">
          <table:table-cell office:value-type="string">
            <text:p>+100, 40, ARCANINE, 0</text:p>
          </table:table-cell>
        </table:table-row>
        <table:table-row table:style-name="ro1">
          <table:table-cell office:value-type="string">
            <text:p>+100, 40, EXEGGUTOR, 0</text:p>
          </table:table-cell>
        </table:table-row>
        <table:table-row table:style-name="ro1">
          <table:table-cell office:value-type="string">
            <text:p>+100, 41, ALAKAZAM, 0</text:p>
          </table:table-cell>
        </table:table-row>
        <table:table-row table:style-name="ro1">
          <table:table-cell office:value-type="string">
            <text:p>+100, 43, FERRAPIN, 0 @}</text:p>
          </table:table-cell>
        </table:table-row>
        <table:table-row table:style-name="ro1">
          <table:table-cell office:value-type="string">
            <text:p>+#TERRY~14#, Normal, RIVAL~2, (boy00 false), 124, "TERRY", ????????, ????????, ????????, ????????, Single, - CheckBadMove TryToKO CheckViability /, 5, @{ 100, 39, PIDGAERO, 0</text:p>
          </table:table-cell>
        </table:table-row>
        <table:table-row table:style-name="ro1">
          <table:table-cell office:value-type="string">
            <text:p>+100, 40, HYDRADOS, 0</text:p>
          </table:table-cell>
        </table:table-row>
        <table:table-row table:style-name="ro1">
          <table:table-cell office:value-type="string">
            <text:p>+100, 40, ARCANINE, 0</text:p>
          </table:table-cell>
        </table:table-row>
        <table:table-row table:style-name="ro1">
          <table:table-cell office:value-type="string">
            <text:p>+100, 41, ALAKAZAM, 0</text:p>
          </table:table-cell>
        </table:table-row>
        <table:table-row table:style-name="ro1">
          <table:table-cell office:value-type="string">
            <text:p>+100, 43, ECOSAUR, 0 @}</text:p>
          </table:table-cell>
        </table:table-row>
        <table:table-row table:style-name="ro1">
          <table:table-cell office:value-type="string">
            <text:p>+#TERRY~15#, Normal, RIVAL~2, (boy00 false), 124, "TERRY", ????????, ????????, ????????, ????????, Single, - CheckBadMove TryToKO CheckViability /, 5, @{ 100, 39, PIDGAERO, 0</text:p>
          </table:table-cell>
        </table:table-row>
        <table:table-row table:style-name="ro1">
          <table:table-cell office:value-type="string">
            <text:p>+100, 40, EXEGGUTOR, 0</text:p>
          </table:table-cell>
        </table:table-row>
        <table:table-row table:style-name="ro1">
          <table:table-cell office:value-type="string">
            <text:p>+100, 40, HYDRADOS, 0</text:p>
          </table:table-cell>
        </table:table-row>
        <table:table-row table:style-name="ro1">
          <table:table-cell office:value-type="string">
            <text:p>+100, 41, ALAKAZAM, 0</text:p>
          </table:table-cell>
        </table:table-row>
        <table:table-row table:style-name="ro1">
          <table:table-cell office:value-type="string">
            <text:p>+100, 43, CHARIGUANA, 0 @}</text:p>
          </table:table-cell>
        </table:table-row>
        <table:table-row table:style-name="ro1">
          <table:table-cell office:value-type="string">
            <text:p>+#TERRY~16#, Normal, RIVAL~2, (boy00 false), 124, "TERRY", ????????, ????????, ????????, ????????, Single, - CheckBadMove TryToKO CheckViability /, 5, @{ 100, 51, ARTICUNO, 0</text:p>
          </table:table-cell>
        </table:table-row>
        <table:table-row table:style-name="ro1">
          <table:table-cell office:value-type="string">
            <text:p>+100, 53, SINGESHA, 0</text:p>
          </table:table-cell>
        </table:table-row>
        <table:table-row table:style-name="ro1">
          <table:table-cell office:value-type="string">
            <text:p>+100, 53, EXEGGITY, 0</text:p>
          </table:table-cell>
        </table:table-row>
        <table:table-row table:style-name="ro1">
          <table:table-cell office:value-type="string">
            <text:p>+100, 54, VOHOO-DU, 0</text:p>
          </table:table-cell>
        </table:table-row>
        <table:table-row table:style-name="ro1">
          <table:table-cell office:value-type="string">
            <text:p>+150, 56, FORTOISE, 0 @}</text:p>
          </table:table-cell>
        </table:table-row>
        <table:table-row table:style-name="ro1">
          <table:table-cell office:value-type="string">
            <text:p>+#TERRY~17#, Normal, RIVAL~2, (boy00 false), 124, "TERRY", ????????, ????????, ????????, ????????, Single, - CheckBadMove TryToKO CheckViability /, 5, @{ 100, 51, MOLTRES, 0</text:p>
          </table:table-cell>
        </table:table-row>
        <table:table-row table:style-name="ro1">
          <table:table-cell office:value-type="string">
            <text:p>+100, 53, DRACOSMIC, 0</text:p>
          </table:table-cell>
        </table:table-row>
        <table:table-row table:style-name="ro1">
          <table:table-cell office:value-type="string">
            <text:p>+100, 53, SINGESHA, 0</text:p>
          </table:table-cell>
        </table:table-row>
        <table:table-row table:style-name="ro1">
          <table:table-cell office:value-type="string">
            <text:p>+100, 54, VOHOO-DU, 0</text:p>
          </table:table-cell>
        </table:table-row>
        <table:table-row table:style-name="ro1">
          <table:table-cell office:value-type="string">
            <text:p>+150, 56, TERARISAUR, 0 @}</text:p>
          </table:table-cell>
        </table:table-row>
        <table:table-row table:style-name="ro1">
          <table:table-cell office:value-type="string">
            <text:p>+#TERRY~18#, Normal, RIVAL~2, (boy00 false), 124, "TERRY", ????????, ????????, ????????, ????????, Single, - CheckBadMove TryToKO CheckViability /, 5, @{ 100, 51, ZAPDOS, 0</text:p>
          </table:table-cell>
        </table:table-row>
        <table:table-row table:style-name="ro1">
          <table:table-cell office:value-type="string">
            <text:p>+100, 53, DRACOSMIC, 0</text:p>
          </table:table-cell>
        </table:table-row>
        <table:table-row table:style-name="ro1">
          <table:table-cell office:value-type="string">
            <text:p>+100, 53, EXEGGITY, 0</text:p>
          </table:table-cell>
        </table:table-row>
        <table:table-row table:style-name="ro1">
          <table:table-cell office:value-type="string">
            <text:p>+100, 54, VOHOO-DU, 0</text:p>
          </table:table-cell>
        </table:table-row>
        <table:table-row table:style-name="ro1">
          <table:table-cell office:value-type="string">
            <text:p>+150, 56, CHARIANA, 0 @}</text:p>
          </table:table-cell>
        </table:table-row>
        <table:table-row table:style-name="ro1">
          <table:table-cell office:value-type="string">
            <text:p>+#TERRY~19#, Moves, RIVAL~2, (boy00 false), 124, "TERRY", ????????, ????????, ????????, ????????, Single, - CheckBadMove TryToKO CheckViability /, 6, @{ 150, 66, SNOWONE, "ICE BEAM", REFLECT, AGILITY, -, 0</text:p>
          </table:table-cell>
        </table:table-row>
        <table:table-row table:style-name="ro1">
          <table:table-cell office:value-type="string">
            <text:p>+150, 67, RHYLIC, EARTHQUAKE, CURSE, "CRUSH CLAW", "ROCK SLIDE", 0</text:p>
          </table:table-cell>
        </table:table-row>
        <table:table-row table:style-name="ro1">
          <table:table-cell office:value-type="string">
            <text:p>+150, 67, GUARDIANCE, "DRAGON CLAW", "IRON TAIL", EXTREMESPEED, "BLAZE KICK", 0</text:p>
          </table:table-cell>
        </table:table-row>
        <table:table-row table:style-name="ro1">
          <table:table-cell office:value-type="string">
            <text:p>+150, 67, EXEGGTRIC, "GIGA DRAIN", PSYCHIC, "SLEEP POWDER", COUNTER, 0</text:p>
          </table:table-cell>
        </table:table-row>
        <table:table-row table:style-name="ro1">
          <table:table-cell office:value-type="string">
            <text:p>+150, 69, T'ZARKARTZ, PSYCHIC, "DARK PULSE", "MUDDY WATER", DISABLE, 0</text:p>
          </table:table-cell>
        </table:table-row>
        <table:table-row table:style-name="ro1">
          <table:table-cell office:value-type="string">
            <text:p>+250, 72, TURTILLERY, "HYDRO PUMP", "RAIN DANCE", "FLASH CANNON", PROTECT, 0 @}</text:p>
          </table:table-cell>
        </table:table-row>
        <table:table-row table:style-name="ro1">
          <table:table-cell office:value-type="string">
            <text:p>+#TERRY~20#, Moves, RIVAL~2, (boy00 false), 124, "TERRY", ????????, ????????, ????????, ????????, Single, - CheckBadMove TryToKO CheckViability /, 6, @{ 150, 66, IGNITHREE, "AIR CUTTER", FLAMETHROWER, AGILITY, -, 0</text:p>
          </table:table-cell>
        </table:table-row>
        <table:table-row table:style-name="ro1">
          <table:table-cell office:value-type="string">
            <text:p>+150, 67, RHYLIC, EARTHQUAKE, CURSE, "CRUSH CLAW", "ROCK SLIDE", 0</text:p>
          </table:table-cell>
        </table:table-row>
        <table:table-row table:style-name="ro1">
          <table:table-cell office:value-type="string">
            <text:p>+150, 67, QUAZAR, "HYDRO PUMP", "DRAGON PULSE", "AIR SLASH", "RAIN DANCE", 0</text:p>
          </table:table-cell>
        </table:table-row>
        <table:table-row table:style-name="ro1">
          <table:table-cell office:value-type="string">
            <text:p>+150, 67, GUARDIANCE, "DRAGON CLAW", "IRON TAIL", EXTREMESPEED, "BLAZE KICK", 0</text:p>
          </table:table-cell>
        </table:table-row>
        <table:table-row table:style-name="ro1">
          <table:table-cell office:value-type="string">
            <text:p>+150, 69, T'ZARKARTZ, PSYCHIC, "DARK PULSE", "MUDDY WATER", DISABLE, 0</text:p>
          </table:table-cell>
        </table:table-row>
        <table:table-row table:style-name="ro1">
          <table:table-cell office:value-type="string">
            <text:p>+250, 72, SYMBISAUR, "GIGA DRAIN", "SLUDGE BOMB", GROWTH, SYNTHESIS, 0 @}</text:p>
          </table:table-cell>
        </table:table-row>
        <table:table-row table:style-name="ro1">
          <table:table-cell office:value-type="string">
            <text:p>+#TERRY~21#, Moves, RIVAL~2, (boy00 false), 124, "TERRY", ????????, ????????, ????????, ????????, Single, - CheckBadMove TryToKO CheckViability /, 6, @{ 150, 66, SHOCKATOO, "DRILL PECK", THUNDERBOLT, AGILITY, -, 0</text:p>
          </table:table-cell>
        </table:table-row>
        <table:table-row table:style-name="ro1">
          <table:table-cell office:value-type="string">
            <text:p>+150, 67, RHYLIC, EARTHQUAKE, CURSE, "CRUSH CLAW", "ROCK SLIDE", 0</text:p>
          </table:table-cell>
        </table:table-row>
        <table:table-row table:style-name="ro1">
          <table:table-cell office:value-type="string">
            <text:p>+150, 67, EXEGGTRIC, "GIGA DRAIN", PSYCHIC, "SLEEP POWDER", COUNTER, 0</text:p>
          </table:table-cell>
        </table:table-row>
        <table:table-row table:style-name="ro1">
          <table:table-cell office:value-type="string">
            <text:p>+150, 67, QUAZAR, "HYDRO PUMP", "DRAGON PULSE", "AIR SLASH", "RAIN DANCE", 0</text:p>
          </table:table-cell>
        </table:table-row>
        <table:table-row table:style-name="ro1">
          <table:table-cell office:value-type="string">
            <text:p>+150, 69, T'ZARKARTZ, PSYCHIC, "DARK PULSE", "MUDDY WATER", DISABLE, 0</text:p>
          </table:table-cell>
        </table:table-row>
        <table:table-row table:style-name="ro1">
          <table:table-cell office:value-type="string">
            <text:p>+250, 72, CHARIATHAN, FLAMETHROWER, DRAGONBREATH, SLASH, WATERFALL, 0 @}</text:p>
          </table:table-cell>
        </table:table-row>
        <table:table-row table:style-name="ro1">
          <table:table-cell office:value-type="string">
            <text:p>+#TERRY~22#, Both, CHAMPION~2, (boy00 false), 125, "TERRY", 19, 19, 19, 19, Single, - CheckBadMove TryToKO CheckViability /, 6, @{ 255, 80, FROSTUNUS, ????????, "ICE BEAM", "AERIAL ACE", "STEEL WING", "WATER PULSE"</text:p>
          </table:table-cell>
        </table:table-row>
        <table:table-row table:style-name="ro1">
          <table:table-cell office:value-type="string">
            <text:p>+255, 81, T'ZARKARTZ, ????????, PSYCHIC, "MUDDY WATER", "CALM MIND", "DARK PULSE"</text:p>
          </table:table-cell>
        </table:table-row>
        <table:table-row table:style-name="ro1">
          <table:table-cell office:value-type="string">
            <text:p>+255, 81, MEWFOUR, ????????, EXTRASENSORY, "SHADOW BALL", "DARK PULSE", RECOVER</text:p>
          </table:table-cell>
        </table:table-row>
        <table:table-row table:style-name="ro1">
          <table:table-cell office:value-type="string">
            <text:p>+255, 82, DRAGONTALE, ????????, "DRAGON PULSE", "FIRE BLAST", "ICE BEAM", "SKY ATTACK"</text:p>
          </table:table-cell>
        </table:table-row>
        <table:table-row table:style-name="ro1">
          <table:table-cell office:value-type="string">
            <text:p>+255, 82, RHYBORN, ????????, "DRAGON CLAW", "IRON HEAD", EARTHQUAKE, "ROCK SLIDE"</text:p>
          </table:table-cell>
        </table:table-row>
        <table:table-row table:style-name="ro1">
          <table:table-cell office:value-type="string">
            <text:p>+255, 85, TURTILLERY, 142, "HYDRO PUMP", "RAIN DANCE", "FLASH CANNON", "ICE BEAM" @}</text:p>
          </table:table-cell>
        </table:table-row>
        <table:table-row table:style-name="ro1">
          <table:table-cell office:value-type="string">
            <text:p>+#TERRY~23#, Both, CHAMPION~2, (boy00 false), 125, "TERRY", 19, 19, 19, 19, Single, - CheckBadMove TryToKO CheckViability /, 6, @{ 255, 80, INFERNTRI, ????????, "HEAT WAVE", "AERIAL ACE", "STEEL WING", "DOUBLE TEAM"</text:p>
          </table:table-cell>
        </table:table-row>
        <table:table-row table:style-name="ro1">
          <table:table-cell office:value-type="string">
            <text:p>+255, 81, T'ZARKARTZ, ????????, PSYCHIC, "MUDDY WATER", "CALM MIND", "DARK PULSE"</text:p>
          </table:table-cell>
        </table:table-row>
        <table:table-row table:style-name="ro1">
          <table:table-cell office:value-type="string">
            <text:p>+255, 81, MEWFOUR, ????????, EXTRASENSORY, "SHADOW BALL", "DARK PULSE", RECOVER</text:p>
          </table:table-cell>
        </table:table-row>
        <table:table-row table:style-name="ro1">
          <table:table-cell office:value-type="string">
            <text:p>+255, 82, DRAGONTALE, ????????, "DRAGON PULSE", "FIRE BLAST", "ICE BEAM", "SKY ATTACK"</text:p>
          </table:table-cell>
        </table:table-row>
        <table:table-row table:style-name="ro1">
          <table:table-cell office:value-type="string">
            <text:p>+255, 82, RHYBORN, ????????, "DRAGON CLAW", "IRON HEAD", EARTHQUAKE, "ROCK SLIDE"</text:p>
          </table:table-cell>
        </table:table-row>
        <table:table-row table:style-name="ro1">
          <table:table-cell office:value-type="string">
            <text:p>+255, 85, SYMBISAUR, 142, "GIGA DRAIN", "SLUDGE BOMB", GROWTH, TOXIC @}</text:p>
          </table:table-cell>
        </table:table-row>
        <table:table-row table:style-name="ro1">
          <table:table-cell office:value-type="string">
            <text:p>+#TERRY~24#, Both, CHAMPION~2, (boy00 false), 125, "TERRY", 19, 19, 19, 19, Single, - CheckBadMove TryToKO CheckViability /, 6, @{ 255, 80, VOLTDUO, ????????, THUNDERBOLT, "AERIAL ACE", "STEEL WING", "LIGHT SCREEN"</text:p>
          </table:table-cell>
        </table:table-row>
        <table:table-row table:style-name="ro1">
          <table:table-cell office:value-type="string">
            <text:p>+255, 81, T'ZARKARTZ, ????????, PSYCHIC, "MUDDY WATER", "CALM MIND", "DARK PULSE"</text:p>
          </table:table-cell>
        </table:table-row>
        <table:table-row table:style-name="ro1">
          <table:table-cell office:value-type="string">
            <text:p>+255, 81, MEWFOUR, ????????, EXTRASENSORY, "SHADOW BALL", "DARK PULSE", RECOVER</text:p>
          </table:table-cell>
        </table:table-row>
        <table:table-row table:style-name="ro1">
          <table:table-cell office:value-type="string">
            <text:p>+255, 82, DRAGONTALE, ????????, "DRAGON PULSE", "FIRE BLAST", "ICE BEAM", "SKY ATTACK"</text:p>
          </table:table-cell>
        </table:table-row>
        <table:table-row table:style-name="ro1">
          <table:table-cell office:value-type="string">
            <text:p>+255, 82, RHYBORN, ????????, "DRAGON CLAW", "IRON HEAD", EARTHQUAKE, "ROCK SLIDE"</text:p>
          </table:table-cell>
        </table:table-row>
        <table:table-row table:style-name="ro1">
          <table:table-cell office:value-type="string">
            <text:p>+255, 85, CHARIATHAN, 142, "HYDRO PUMP", "HEAT WAVE", DRAGONBREATH, "AERIAL ACE" @}</text:p>
          </table:table-cell>
        </table:table-row>
        <table:table-row table:style-name="ro1">
          <table:table-cell office:value-type="string">
            <text:p>+#PATRICIA#, Normal, CHANNELER, (rocket03 true), 126, "PATRICIA", ????????, ????????, ????????, ????????, Single, - CheckBadMove /, 1, @{ 0, 38, GENGAR, 0 @}</text:p>
          </table:table-cell>
        </table:table-row>
        <table:table-row table:style-name="ro1">
          <table:table-cell office:value-type="string">
            <text:p>+#CARLY#, Normal, CHANNELER, (rocket03 true), 126, "CARLY", ????????, ????????, ????????, ????????, Single, - CheckBadMove /, 1, @{ 0, 38, GENGAR, 0 @}</text:p>
          </table:table-cell>
        </table:table-row>
        <table:table-row table:style-name="ro1">
          <table:table-cell office:value-type="string">
            <text:p>+#HOPE#, Normal, CHANNELER, (rocket03 true), 126, "HOPE", ????????, ????????, ????????, ????????, Single, - CheckBadMove /, 1, @{ 0, 38, GENGAR, 0 @}</text:p>
          </table:table-cell>
        </table:table-row>
        <table:table-row table:style-name="ro1">
          <table:table-cell office:value-type="string">
            <text:p>+#PAULA#, Normal, CHANNELER, (rocket03 true), 126, "PAULA", ????????, ????????, ????????, ????????, Single, - CheckBadMove /, 1, @{ 0, 38, ENCHANCED, 0 @}</text:p>
          </table:table-cell>
        </table:table-row>
        <table:table-row table:style-name="ro1">
          <table:table-cell office:value-type="string">
            <text:p>+#LAUREL#, Normal, CHANNELER, (rocket03 true), 126, "LAUREL", ????????, ????????, ????????, ????????, Single, - CheckBadMove /, 2, @{ 0, 37, GENGAR, 0</text:p>
          </table:table-cell>
        </table:table-row>
        <table:table-row table:style-name="ro1">
          <table:table-cell office:value-type="string">
            <text:p>+0, 37, FOWLN'TOM, 0 @}</text:p>
          </table:table-cell>
        </table:table-row>
        <table:table-row table:style-name="ro1">
          <table:table-cell office:value-type="string">
            <text:p>+#JODY#, Normal, CHANNELER, (rocket03 true), 126, "JODY", ????????, ????????, ????????, ????????, Single, - CheckBadMove /, 2, @{ 0, 37, HAUNTER, 0</text:p>
          </table:table-cell>
        </table:table-row>
        <table:table-row table:style-name="ro1">
          <table:table-cell office:value-type="string">
            <text:p>+0, 37, HAUNTER, 0 @}</text:p>
          </table:table-cell>
        </table:table-row>
        <table:table-row table:style-name="ro1">
          <table:table-cell office:value-type="string">
            <text:p>+#TAMMY#, Normal, CHANNELER, (rocket03 true), 126, "TAMMY", ????????, ????????, ????????, ????????, Single, - CheckBadMove /, 1, @{ 0, 39, FOWLN'TOM, 0 @}</text:p>
          </table:table-cell>
        </table:table-row>
        <table:table-row table:style-name="ro1">
          <table:table-cell office:value-type="string">
            <text:p>+#RUTH#, Normal, CHANNELER, (rocket03 true), 126, "RUTH", ????????, ????????, ????????, ????????, Single, - CheckBadMove /, 1, @{ 0, 39, GENGAR, 0 @}</text:p>
          </table:table-cell>
        </table:table-row>
        <table:table-row table:style-name="ro1">
          <table:table-cell office:value-type="string">
            <text:p>+#KARINA#, Normal, CHANNELER, (rocket03 true), 126, "KARINA", ????????, ????????, ????????, ????????, Single, - CheckBadMove /, 1, @{ 0, 40, NINETALES, 0 @}</text:p>
          </table:table-cell>
        </table:table-row>
        <table:table-row table:style-name="ro1">
          <table:table-cell office:value-type="string">
            <text:p>+#JANAE#, Normal, CHANNELER, (rocket03 true), 126, "JANAE", ????????, ????????, ????????, ????????, Single, - CheckBadMove /, 1, @{ 0, 40, SPIRITALES, 0 @}</text:p>
          </table:table-cell>
        </table:table-row>
        <table:table-row table:style-name="ro1">
          <table:table-cell office:value-type="string">
            <text:p>+#ANGELICA#, Normal, CHANNELER, (rocket03 true), 126, "ANGELICA", ????????, ????????, ????????, ????????, Single, - CheckBadMove /, 3, @{ 0, 37, GASTLY, 0</text:p>
          </table:table-cell>
        </table:table-row>
        <table:table-row table:style-name="ro1">
          <table:table-cell office:value-type="string">
            <text:p>+0, 38, HAUNTER, 0</text:p>
          </table:table-cell>
        </table:table-row>
        <table:table-row table:style-name="ro1">
          <table:table-cell office:value-type="string">
            <text:p>+0, 39, GENGAR, 0 @}</text:p>
          </table:table-cell>
        </table:table-row>
        <table:table-row table:style-name="ro1">
          <table:table-cell office:value-type="string">
            <text:p>+#EMILIA#, Normal, CHANNELER, (rocket03 true), 126, "EMILIA", ????????, ????????, ????????, ????????, Single, - CheckBadMove /, 1, @{ 0, 40, SPIRITALES, 0 @}</text:p>
          </table:table-cell>
        </table:table-row>
        <table:table-row table:style-name="ro1">
          <table:table-cell office:value-type="string">
            <text:p>+#JENNIFER#, Normal, CHANNELER, (rocket03 true), 126, "JENNIFER", ????????, ????????, ????????, ????????, Single, - CheckBadMove /, 1, @{ 0, 40, GENGAR, 0 @}</text:p>
          </table:table-cell>
        </table:table-row>
        <table:table-row table:style-name="ro1">
          <table:table-cell office:value-type="string">
            <text:p>+#~86#, Normal, CHANNELER, (rocket03 true), 126, "", ????????, ????????, ????????, ????????, Single, - CheckBadMove /, 1, @{ 0, 23, HAUNTER, 0 @}</text:p>
          </table:table-cell>
        </table:table-row>
        <table:table-row table:style-name="ro1">
          <table:table-cell office:value-type="string">
            <text:p>+#~87#, Normal, CHANNELER, (rocket03 true), 126, "", ????????, ????????, ????????, ????????, Single, - CheckBadMove /, 1, @{ 0, 24, GASTLY, 0 @}</text:p>
          </table:table-cell>
        </table:table-row>
        <table:table-row table:style-name="ro1">
          <table:table-cell office:value-type="string">
            <text:p>+#~88#, Normal, CHANNELER, (rocket03 true), 126, "", ????????, ????????, ????????, ????????, Single, - CheckBadMove /, 1, @{ 0, 22, GASTLY, 0 @}</text:p>
          </table:table-cell>
        </table:table-row>
        <table:table-row table:style-name="ro1">
          <table:table-cell office:value-type="string">
            <text:p>+#~89#, Normal, CHANNELER, (rocket03 true), 126, "", ????????, ????????, ????????, ????????, Single, - CheckBadMove /, 1, @{ 0, 24, GASTLY, 0 @}</text:p>
          </table:table-cell>
        </table:table-row>
        <table:table-row table:style-name="ro1">
          <table:table-cell office:value-type="string">
            <text:p>+#~90#, Normal, CHANNELER, (rocket03 true), 126, "", ????????, ????????, ????????, ????????, Single, - CheckBadMove /, 1, @{ 0, 22, HAUNTER, 0 @}</text:p>
          </table:table-cell>
        </table:table-row>
        <table:table-row table:style-name="ro1">
          <table:table-cell office:value-type="string">
            <text:p>+#~91#, Normal, CHANNELER, (rocket03 true), 126, "", ????????, ????????, ????????, ????????, Single, - CheckBadMove /, 3, @{ 0, 22, GASTLY, 0</text:p>
          </table:table-cell>
        </table:table-row>
        <table:table-row table:style-name="ro1">
          <table:table-cell office:value-type="string">
            <text:p>+0, 22, GASTLY, 0</text:p>
          </table:table-cell>
        </table:table-row>
        <table:table-row table:style-name="ro1">
          <table:table-cell office:value-type="string">
            <text:p>+0, 22, GASTLY, 0 @}</text:p>
          </table:table-cell>
        </table:table-row>
        <table:table-row table:style-name="ro1">
          <table:table-cell office:value-type="string">
            <text:p>+#~92#, Normal, CHANNELER, (rocket03 true), 126, "", ????????, ????????, ????????, ????????, Single, - CheckBadMove /, 1, @{ 0, 24, GASTLY, 0 @}</text:p>
          </table:table-cell>
        </table:table-row>
        <table:table-row table:style-name="ro1">
          <table:table-cell office:value-type="string">
            <text:p>+#~93#, Normal, CHANNELER, (rocket03 true), 126, "", ????????, ????????, ????????, ????????, Single, - CheckBadMove /, 1, @{ 0, 24, GASTLY, 0 @}</text:p>
          </table:table-cell>
        </table:table-row>
        <table:table-row table:style-name="ro1">
          <table:table-cell office:value-type="string">
            <text:p>+#AMANDA#, Normal, CHANNELER, (rocket03 true), 126, "AMANDA", ????????, ????????, ????????, ????????, Single, - CheckBadMove /, 2, @{ 0, 53, GENGONE, 0</text:p>
          </table:table-cell>
        </table:table-row>
        <table:table-row table:style-name="ro1">
          <table:table-cell office:value-type="string">
            <text:p>+0, 53, VENOMENON, 0 @}</text:p>
          </table:table-cell>
        </table:table-row>
        <table:table-row table:style-name="ro1">
          <table:table-cell office:value-type="string">
            <text:p>+#STACY#, Normal, CHANNELER, (rocket03 true), 126, "STACY", ????????, ????????, ????????, ????????, Single, - CheckBadMove /, 1, @{ 0, 57, POLTERGAST, 0 @}</text:p>
          </table:table-cell>
        </table:table-row>
        <table:table-row table:style-name="ro1">
          <table:table-cell office:value-type="string">
            <text:p>+#TASHA#, Normal, CHANNELER, (rocket03 true), 126, "TASHA", ????????, ????????, ????????, ????????, Single, - CheckBadMove /, 3, @{ 0, 50, GENGONE, 0</text:p>
          </table:table-cell>
        </table:table-row>
        <table:table-row table:style-name="ro1">
          <table:table-cell office:value-type="string">
            <text:p>+0, 50, RAZER, 0</text:p>
          </table:table-cell>
        </table:table-row>
        <table:table-row table:style-name="ro1">
          <table:table-cell office:value-type="string">
            <text:p>+0, 51, FOWLN'TOM, 0 @}</text:p>
          </table:table-cell>
        </table:table-row>
        <table:table-row table:style-name="ro1">
          <table:table-cell office:value-type="string">
            <text:p>+#JEREMY#, Normal, HIKER~2, (boy0B false), 90, "JEREMY", ????????, ????????, ????????, ????????, Single, - CheckBadMove /, 2, @{ 0, 27, MACHOKE, 0</text:p>
          </table:table-cell>
        </table:table-row>
        <table:table-row table:style-name="ro1">
          <table:table-cell office:value-type="string">
            <text:p>+0, 27, ONIX, 0 @}</text:p>
          </table:table-cell>
        </table:table-row>
        <table:table-row table:style-name="ro1">
          <table:table-cell office:value-type="string">
            <text:p>+#ALMA#, Normal, PICNICKER~2, (girl02 true), 87, "ALMA", ????????, ????????, ????????, ????????, Single, - CheckBadMove /, 2, @{ 0, 40, SEAREX, 0</text:p>
          </table:table-cell>
        </table:table-row>
        <table:table-row table:style-name="ro1">
          <table:table-cell office:value-type="string">
            <text:p>+0, 41, POLIWRATH, 0 @}</text:p>
          </table:table-cell>
        </table:table-row>
        <table:table-row table:style-name="ro1">
          <table:table-cell office:value-type="string">
            <text:p>+#SUSIE#, Normal, PICNICKER~2, (girl02 true), 87, "SUSIE", ????????, ????????, ????????, ????????, Single, - CheckBadMove /, 5, @{ 0, 38, PIDGEOT, 0</text:p>
          </table:table-cell>
        </table:table-row>
        <table:table-row table:style-name="ro1">
          <table:table-cell office:value-type="string">
            <text:p>+0, 38, PERSIAN, 0</text:p>
          </table:table-cell>
        </table:table-row>
        <table:table-row table:style-name="ro1">
          <table:table-cell office:value-type="string">
            <text:p>+0, 38, RATTCHET, 0</text:p>
          </table:table-cell>
        </table:table-row>
        <table:table-row table:style-name="ro1">
          <table:table-cell office:value-type="string">
            <text:p>+0, 39, RAICHU, 0</text:p>
          </table:table-cell>
        </table:table-row>
        <table:table-row table:style-name="ro1">
          <table:table-cell office:value-type="string">
            <text:p>+0, 39, VAPOREON, 0 @}</text:p>
          </table:table-cell>
        </table:table-row>
        <table:table-row table:style-name="ro1">
          <table:table-cell office:value-type="string">
            <text:p>+#VALERIE#, Normal, PICNICKER~2, (girl02 true), 87, "VALERIE", ????????, ????????, ????????, ????????, Single, - CheckBadMove /, 3, @{ 0, 40, POLITOES, 0</text:p>
          </table:table-cell>
        </table:table-row>
        <table:table-row table:style-name="ro1">
          <table:table-cell office:value-type="string">
            <text:p>+0, 40, SMOLDEON, 0</text:p>
          </table:table-cell>
        </table:table-row>
        <table:table-row table:style-name="ro1">
          <table:table-cell office:value-type="string">
            <text:p>+0, 41, GOGETTEY, 0 @}</text:p>
          </table:table-cell>
        </table:table-row>
        <table:table-row table:style-name="ro1">
          <table:table-cell office:value-type="string">
            <text:p>+#GWEN#, Normal, PICNICKER~2, (girl02 true), 87, "GWEN", ????????, ????????, ????????, ????????, Single, - CheckBadMove /, 4, @{ 0, 39, PIDGAERO, 0</text:p>
          </table:table-cell>
        </table:table-row>
        <table:table-row table:style-name="ro1">
          <table:table-cell office:value-type="string">
            <text:p>+0, 39, PERSIAN, 0</text:p>
          </table:table-cell>
        </table:table-row>
        <table:table-row table:style-name="ro1">
          <table:table-cell office:value-type="string">
            <text:p>+0, 40, DODRIO, 0</text:p>
          </table:table-cell>
        </table:table-row>
        <table:table-row table:style-name="ro1">
          <table:table-cell office:value-type="string">
            <text:p>+0, 41, SNEEROW, 0 @}</text:p>
          </table:table-cell>
        </table:table-row>
        <table:table-row table:style-name="ro1">
          <table:table-cell office:value-type="string">
            <text:p>+#VIRGIL#, Normal, BIKER, (boy00 false), 91, "VIRGIL", ????????, ????????, ????????, ????????, Single, - CheckBadMove /, 3, @{ 0, 42, KINGDRA, 0</text:p>
          </table:table-cell>
        </table:table-row>
        <table:table-row table:style-name="ro1">
          <table:table-cell office:value-type="string">
            <text:p>+0, 42, KANGALLOUS, 0</text:p>
          </table:table-cell>
        </table:table-row>
        <table:table-row table:style-name="ro1">
          <table:table-cell office:value-type="string">
            <text:p>+0, 42, SCIZOR, 0 @}</text:p>
          </table:table-cell>
        </table:table-row>
        <table:table-row table:style-name="ro1">
          <table:table-cell office:value-type="string">
            <text:p>+#FLINT#, Normal, CAMPER~2, (boy00 false), 86, "FLINT", ????????, ????????, ????????, ????????, Single, - CheckBadMove /, 2, @{ 0, 17, CHARMANDER, 0</text:p>
          </table:table-cell>
        </table:table-row>
        <table:table-row table:style-name="ro1">
          <table:table-cell office:value-type="string">
            <text:p>+0, 17, DODUO, 0 @}</text:p>
          </table:table-cell>
        </table:table-row>
        <table:table-row table:style-name="ro1">
          <table:table-cell office:value-type="string">
            <text:p>+#MISSY#, Normal, PICNICKER~2, (girl02 true), 87, "MISSY", ????????, ????????, ????????, ????????, Single, - CheckBadMove /, 2, @{ 0, 50, SEAREX, 0</text:p>
          </table:table-cell>
        </table:table-row>
        <table:table-row table:style-name="ro1">
          <table:table-cell office:value-type="string">
            <text:p>+0, 50, CAPRISEA, 0 @}</text:p>
          </table:table-cell>
        </table:table-row>
        <table:table-row table:style-name="ro1">
          <table:table-cell office:value-type="string">
            <text:p>+#IRENE#, Normal, PICNICKER~2, (girl02 true), 87, "IRENE", ????????, ????????, ????????, ????????, Single, - CheckBadMove /, 3, @{ 0, 50, TENTACATE, 0</text:p>
          </table:table-cell>
        </table:table-row>
        <table:table-row table:style-name="ro1">
          <table:table-cell office:value-type="string">
            <text:p>+0, 50, LORDRA, 0</text:p>
          </table:table-cell>
        </table:table-row>
        <table:table-row table:style-name="ro1">
          <table:table-cell office:value-type="string">
            <text:p>+0, 51, PRECIPED, 0 @}</text:p>
          </table:table-cell>
        </table:table-row>
        <table:table-row table:style-name="ro1">
          <table:table-cell office:value-type="string">
            <text:p>+#DANA#, Normal, PICNICKER~2, (girl02 true), 87, "DANA", ????????, ????????, ????????, ????????, Single, - CheckBadMove /, 3, @{ 0, 29, PERSIAN, 0</text:p>
          </table:table-cell>
        </table:table-row>
        <table:table-row table:style-name="ro1">
          <table:table-cell office:value-type="string">
            <text:p>+0, 29, VILEPLUME, 0</text:p>
          </table:table-cell>
        </table:table-row>
        <table:table-row table:style-name="ro1">
          <table:table-cell office:value-type="string">
            <text:p>+0, 29, PIDGEOT, 0 @}</text:p>
          </table:table-cell>
        </table:table-row>
        <table:table-row table:style-name="ro1">
          <table:table-cell office:value-type="string">
            <text:p>+#ARIANA#, Normal, PICNICKER~2, (girl02 true), 87, "ARIANA", ????????, ????????, ????????, ????????, Single, - CheckBadMove /, 4, @{ 0, 27, PIDGEOT, 0</text:p>
          </table:table-cell>
        </table:table-row>
        <table:table-row table:style-name="ro1">
          <table:table-cell office:value-type="string">
            <text:p>+0, 27, RATICATE, 0</text:p>
          </table:table-cell>
        </table:table-row>
        <table:table-row table:style-name="ro1">
          <table:table-cell office:value-type="string">
            <text:p>+0, 27, FORFOWL'D, 0</text:p>
          </table:table-cell>
        </table:table-row>
        <table:table-row table:style-name="ro1">
          <table:table-cell office:value-type="string">
            <text:p>+0, 27, VICTREEBEL, 0 @}</text:p>
          </table:table-cell>
        </table:table-row>
        <table:table-row table:style-name="ro1">
          <table:table-cell office:value-type="string">
            <text:p>+#LEAH#, Normal, PICNICKER~2, (girl02 true), 87, "LEAH", ????????, ????????, ????????, ????????, Single, - CheckBadMove /, 2, @{ 0, 31, VICTREEBEL, 0</text:p>
          </table:table-cell>
        </table:table-row>
        <table:table-row table:style-name="ro1">
          <table:table-cell office:value-type="string">
            <text:p>+0, 31, CLEFABLE, 0 @}</text:p>
          </table:table-cell>
        </table:table-row>
        <table:table-row table:style-name="ro1">
          <table:table-cell office:value-type="string">
            <text:p>+#JUSTIN#, Normal, CAMPER~2, (boy00 false), 86, "JUSTIN", ????????, ????????, ????????, ????????, Single, - CheckBadMove /, 2, @{ 0, 40, NIDOKING, 0</text:p>
          </table:table-cell>
        </table:table-row>
        <table:table-row table:style-name="ro1">
          <table:table-cell office:value-type="string">
            <text:p>+0, 40, KANGALLOUS, 0 @}</text:p>
          </table:table-cell>
        </table:table-row>
        <table:table-row table:style-name="ro1">
          <table:table-cell office:value-type="string">
            <text:p>+#YAZMIN#, Normal, PICNICKER~2, (girl02 true), 87, "YAZMIN", ????????, ????????, ????????, ????????, Single, - CheckBadMove /, 3, @{ 0, 43, MUCKTRIBEL, 0</text:p>
          </table:table-cell>
        </table:table-row>
        <table:table-row table:style-name="ro1">
          <table:table-cell office:value-type="string">
            <text:p>+0, 43, RAFFLURK, 0</text:p>
          </table:table-cell>
        </table:table-row>
        <table:table-row table:style-name="ro1">
          <table:table-cell office:value-type="string">
            <text:p>+0, 43, TANGATHER, 0 @}</text:p>
          </table:table-cell>
        </table:table-row>
        <table:table-row table:style-name="ro1">
          <table:table-cell office:value-type="string">
            <text:p>+#KINDRA#, Normal, PICNICKER~2, (girl02 true), 87, "KINDRA", ????????, ????????, ????????, ????????, Single, - CheckBadMove /, 3, @{ 0, 41, VILEPLUME, 0</text:p>
          </table:table-cell>
        </table:table-row>
        <table:table-row table:style-name="ro1">
          <table:table-cell office:value-type="string">
            <text:p>+0, 41, TANGROWTH, 0</text:p>
          </table:table-cell>
        </table:table-row>
        <table:table-row table:style-name="ro1">
          <table:table-cell office:value-type="string">
            <text:p>+0, 42, SECTASITE, 0 @}</text:p>
          </table:table-cell>
        </table:table-row>
        <table:table-row table:style-name="ro1">
          <table:table-cell office:value-type="string">
            <text:p>+#BECKY#, Normal, PICNICKER~2, (girl02 true), 87, "BECKY", ????????, ????????, ????????, ????????, Single, - CheckBadMove /, 2, @{ 0, 40, PLASMEON, 0</text:p>
          </table:table-cell>
        </table:table-row>
        <table:table-row table:style-name="ro1">
          <table:table-cell office:value-type="string">
            <text:p>+0, 40, GOROCHU, 0 @}</text:p>
          </table:table-cell>
        </table:table-row>
        <table:table-row table:style-name="ro1">
          <table:table-cell office:value-type="string">
            <text:p>+#CELIA#, Normal, PICNICKER~2, (girl02 true), 87, "CELIA", ????????, ????????, ????????, ????????, Single, - CheckBadMove /, 1, @{ 0, 45, CLEFAEFAE, 0 @}</text:p>
          </table:table-cell>
        </table:table-row>
        <table:table-row table:style-name="ro1">
          <table:table-cell office:value-type="string">
            <text:p>+#BROOKS#, Normal, GENTLEMAN~2, (boy0D false), 123, "BROOKS", ????????, ????????, ????????, ????????, Single, - CheckBadMove /, 1, @{ 0, 29, RAICHU, 0 @}</text:p>
          </table:table-cell>
        </table:table-row>
        <table:table-row table:style-name="ro1">
          <table:table-cell office:value-type="string">
            <text:p>+#LAMAR#, Normal, GENTLEMAN~2, (boy0D false), 123, "LAMAR", ????????, ????????, ????????, ????????, Single, - CheckBadMove /, 2, @{ 0, 23, FLAREON, 0</text:p>
          </table:table-cell>
        </table:table-row>
        <table:table-row table:style-name="ro1">
          <table:table-cell office:value-type="string">
            <text:p>+0, 23, PONYTA, 0 @}</text:p>
          </table:table-cell>
        </table:table-row>
        <table:table-row table:style-name="ro1">
          <table:table-cell office:value-type="string">
            <text:p>+#"ELI &amp; ANNE"#, Normal, TWINS~2, (girl09 false), 127, "ELI &amp; ANNE", ????????, ????????, ????????, ????????, Double, - CheckBadMove /, 2, @{ 0, 31, CLEFABLE, 0</text:p>
          </table:table-cell>
        </table:table-row>
        <table:table-row table:style-name="ro1">
          <table:table-cell office:value-type="string">
            <text:p>+0, 31, WIGGLYTUFF, 0 @}</text:p>
          </table:table-cell>
        </table:table-row>
        <table:table-row table:style-name="ro1">
          <table:table-cell office:value-type="string">
            <text:p>+#"RAY &amp; TYRA"#, Moves, "COOL COUPLE", (boy05 false), 128, "RAY &amp; TYRA", ????????, ????????, ????????, ????????, Double, - CheckBadMove TryToKO CheckViability /, 4, @{ 100, 69, NIDOARCHY, "SWORDS DANCE", "IRON HEAD", "POISON JAB", "SAND TOMB", 0</text:p>
          </table:table-cell>
        </table:table-row>
        <table:table-row table:style-name="ro1">
          <table:table-cell office:value-type="string">
            <text:p>+100, 70, CLAYMOR, "LEAF BLADE", X-SCISSOR, "IRON HEAD", SLASH, 0</text:p>
          </table:table-cell>
        </table:table-row>
        <table:table-row table:style-name="ro1">
          <table:table-cell office:value-type="string">
            <text:p>+100, 69, NIDOMINATE, "SWORDS DANCE", MEGAHORN, "POISON JAB", "SAND TOMB", 0</text:p>
          </table:table-cell>
        </table:table-row>
        <table:table-row table:style-name="ro1">
          <table:table-cell office:value-type="string">
            <text:p>+100, 70, KANGARUTAL, "BRICK BREAK", "BULK UP", "DIZZY PUNCH", "FAKE OUT", 0 @}</text:p>
          </table:table-cell>
        </table:table-row>
        <table:table-row table:style-name="ro1">
          <table:table-cell office:value-type="string">
            <text:p>+#"GIA &amp; JES"#, Normal, "YOUNG COUPLE~2", (girl02 false), 129, "GIA &amp; JES", ????????, ????????, ????????, ????????, Double, - CheckBadMove /, 2, @{ 0, 40, NIDOKING, 0</text:p>
          </table:table-cell>
        </table:table-row>
        <table:table-row table:style-name="ro1">
          <table:table-cell office:value-type="string">
            <text:p>+0, 40, NIDOQUEEN, 0 @}</text:p>
          </table:table-cell>
        </table:table-row>
        <table:table-row table:style-name="ro1">
          <table:table-cell office:value-type="string">
            <text:p>+#"KIRI &amp; JAN"#, Normal, TWINS~2, (girl09 false), 127, "KIRI &amp; JAN", ????????, ????????, ????????, ????????, Double, - CheckBadMove /, 2, @{ 0, 42, CHARIZARD, 0</text:p>
          </table:table-cell>
        </table:table-row>
        <table:table-row table:style-name="ro1">
          <table:table-cell office:value-type="string">
            <text:p>+0, 42, BLASTOISE, 0 @}</text:p>
          </table:table-cell>
        </table:table-row>
        <table:table-row table:style-name="ro1">
          <table:table-cell office:value-type="string">
            <text:p>+#"RON &amp; MYA"#, Items, "CRUSH KIN", (boy04 false), 130, "RON &amp; MYA", ????????, ????????, ????????, ????????, Double, - CheckBadMove /, 2, @{ 50, 40, ENCHANCED, 207</text:p>
          </table:table-cell>
        </table:table-row>
        <table:table-row table:style-name="ro1">
          <table:table-cell office:value-type="string">
            <text:p>+50, 40, CLEEVOYANT, 207 @}</text:p>
          </table:table-cell>
        </table:table-row>
        <table:table-row table:style-name="ro1">
          <table:table-cell office:value-type="string">
            <text:p>+#"LEA &amp; JED"#, Normal, "YOUNG COUPLE~2", (girl02 false), 129, "LEA &amp; JED", ????????, ????????, ????????, ????????, Double, - CheckBadMove /, 2, @{ 0, 40, RAPIDASH, 0</text:p>
          </table:table-cell>
        </table:table-row>
        <table:table-row table:style-name="ro1">
          <table:table-cell office:value-type="string">
            <text:p>+0, 40, SPIRITALES, 0 @}</text:p>
          </table:table-cell>
        </table:table-row>
        <table:table-row table:style-name="ro1">
          <table:table-cell office:value-type="string">
            <text:p>+#"LIA &amp; LUC"#, Normal, "SIS AND BRO~2", (boy08 false), 131, "LIA &amp; LUC", ????????, ????????, ????????, ????????, Double, - CheckBadMove /, 2, @{ 0, 50, SEAREX, 0</text:p>
          </table:table-cell>
        </table:table-row>
        <table:table-row table:style-name="ro1">
          <table:table-cell office:value-type="string">
            <text:p>+0, 51, OMAPAL, 0 @}</text:p>
          </table:table-cell>
        </table:table-row>
        <table:table-row table:style-name="ro1">
          <table:table-cell office:value-type="string">
            <text:p>+#"LIL &amp; IAN"#, Normal, "SIS AND BRO~2", (boy08 false), 131, "LIL &amp; IAN", ????????, ????????, ????????, ????????, Double, - CheckBadMove /, 2, @{ 0, 53, LORDRA, 0</text:p>
          </table:table-cell>
        </table:table-row>
        <table:table-row table:style-name="ro1">
          <table:table-cell office:value-type="string">
            <text:p>+0, 53, STARUS, 0 @}</text:p>
          </table:table-cell>
        </table:table-row>
        <table:table-row table:style-name="ro1">
          <table:table-cell office:value-type="string">
            <text:p>+#~94#, Normal, "BUG CATCHER~2", (boy00 false), 83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95#, Normal, "BUG CATCHER~2", (boy00 false), 83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96#, Normal, "BUG CATCHER~2", (boy00 false), 83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97#, Normal, "BUG CATCHER~2", (boy00 false), 83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98#, Normal, "BUG CATCHER~2", (boy00 false), 83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~99#, Normal, "BUG CATCHER~2", (boy00 false), 83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BEN~3#, Normal, YOUNGSTER~2, (boy00 false), 82, "BEN", ????????, ????????, ????????, ????????, Single, - CheckBadMove /, 2, @{ 60, 28, RATICATE, 0</text:p>
          </table:table-cell>
        </table:table-row>
        <table:table-row table:style-name="ro1">
          <table:table-cell office:value-type="string">
            <text:p>+60, 28, EKANS, 0 @}</text:p>
          </table:table-cell>
        </table:table-row>
        <table:table-row table:style-name="ro1">
          <table:table-cell office:value-type="string">
            <text:p>+#BEN~4#, Normal, YOUNGSTER~2, (boy00 false), 82, "BEN", ????????, ????????, ????????, ????????, Single, - CheckBadMove /, 2, @{ 120, 48, RATICATE, 0</text:p>
          </table:table-cell>
        </table:table-row>
        <table:table-row table:style-name="ro1">
          <table:table-cell office:value-type="string">
            <text:p>+120, 48, ARBOK, 0 @}</text:p>
          </table:table-cell>
        </table:table-row>
        <table:table-row table:style-name="ro1">
          <table:table-cell office:value-type="string">
            <text:p>+#CHAD~2#, Normal, YOUNGSTER~2, (boy00 false), 82, "CHAD", ????????, ????????, ????????, ????????, Single, - CheckBadMove /, 2, @{ 20, 20, EKANS, 0</text:p>
          </table:table-cell>
        </table:table-row>
        <table:table-row table:style-name="ro1">
          <table:table-cell office:value-type="string">
            <text:p>+20, 20, SANDSHREW, 0 @}</text:p>
          </table:table-cell>
        </table:table-row>
        <table:table-row table:style-name="ro1">
          <table:table-cell office:value-type="string">
            <text:p>+#RELI~2#, Normal, LASS~2, (girl01 true), 84, "RELI", ????????, ????????, ????????, ????????, Single, - CheckBadMove /, 2, @{ 20, 20, PIDGEY, 0</text:p>
          </table:table-cell>
        </table:table-row>
        <table:table-row table:style-name="ro1">
          <table:table-cell office:value-type="string">
            <text:p>+20, 20, NIDORAN\sf, 0 @}</text:p>
          </table:table-cell>
        </table:table-row>
        <table:table-row table:style-name="ro1">
          <table:table-cell office:value-type="string">
            <text:p>+#RELI~3#, Normal, LASS~2, (girl01 true), 84, "RELI", ????????, ????????, ????????, ????????, Single, - CheckBadMove /, 2, @{ 60, 28, PIDGEOTTO, 0</text:p>
          </table:table-cell>
        </table:table-row>
        <table:table-row table:style-name="ro1">
          <table:table-cell office:value-type="string">
            <text:p>+60, 28, NIDORINA, 0 @}</text:p>
          </table:table-cell>
        </table:table-row>
        <table:table-row table:style-name="ro1">
          <table:table-cell office:value-type="string">
            <text:p>+#TIMMY~2#, Normal, YOUNGSTER~2, (boy00 false), 82, "TIMMY", ????????, ????????, ????????, ????????, Single, - CheckBadMove /, 3, @{ 20, 19, RATICATE, 0</text:p>
          </table:table-cell>
        </table:table-row>
        <table:table-row table:style-name="ro1">
          <table:table-cell office:value-type="string">
            <text:p>+20, 19, EKANS, 0</text:p>
          </table:table-cell>
        </table:table-row>
        <table:table-row table:style-name="ro1">
          <table:table-cell office:value-type="string">
            <text:p>+20, 19, ZUBAT, 0 @}</text:p>
          </table:table-cell>
        </table:table-row>
        <table:table-row table:style-name="ro1">
          <table:table-cell office:value-type="string">
            <text:p>+#TIMMY~3#, Normal, YOUNGSTER~2, (boy00 false), 82, "TIMMY", ????????, ????????, ????????, ????????, Single, - CheckBadMove /, 3, @{ 60, 27, RATICATE, 0</text:p>
          </table:table-cell>
        </table:table-row>
        <table:table-row table:style-name="ro1">
          <table:table-cell office:value-type="string">
            <text:p>+60, 27, EKANS, 0</text:p>
          </table:table-cell>
        </table:table-row>
        <table:table-row table:style-name="ro1">
          <table:table-cell office:value-type="string">
            <text:p>+60, 27, GOLBAT, 0 @}</text:p>
          </table:table-cell>
        </table:table-row>
        <table:table-row table:style-name="ro1">
          <table:table-cell office:value-type="string">
            <text:p>+#TIMMY~4#, Normal, YOUNGSTER~2, (boy00 false), 82, "TIMMY", ????????, ????????, ????????, ????????, Single, - CheckBadMove /, 3, @{ 120, 52, RATICATE, 0</text:p>
          </table:table-cell>
        </table:table-row>
        <table:table-row table:style-name="ro1">
          <table:table-cell office:value-type="string">
            <text:p>+120, 52, ARBOK, 0</text:p>
          </table:table-cell>
        </table:table-row>
        <table:table-row table:style-name="ro1">
          <table:table-cell office:value-type="string">
            <text:p>+120, 52, GOLBAT, 0 @}</text:p>
          </table:table-cell>
        </table:table-row>
        <table:table-row table:style-name="ro1">
          <table:table-cell office:value-type="string">
            <text:p>+#CHAD~3#, Normal, YOUNGSTER~2, (boy00 false), 82, "CHAD", ????????, ????????, ????????, ????????, Single, - CheckBadMove /, 2, @{ 60, 28, ARBOK, 0</text:p>
          </table:table-cell>
        </table:table-row>
        <table:table-row table:style-name="ro1">
          <table:table-cell office:value-type="string">
            <text:p>+60, 28, SANDSHREW, 0 @}</text:p>
          </table:table-cell>
        </table:table-row>
        <table:table-row table:style-name="ro1">
          <table:table-cell office:value-type="string">
            <text:p>+#JANICE~2#, Normal, LASS~2, (girl01 true), 84, "JANICE", ????????, ????????, ????????, ????????, Single, - CheckBadMove /, 2, @{ 20, 20, PIDGEOTTO, 0</text:p>
          </table:table-cell>
        </table:table-row>
        <table:table-row table:style-name="ro1">
          <table:table-cell office:value-type="string">
            <text:p>+20, 20, PIDGEOTTO, 0 @}</text:p>
          </table:table-cell>
        </table:table-row>
        <table:table-row table:style-name="ro1">
          <table:table-cell office:value-type="string">
            <text:p>+#JANICE~3#, Normal, LASS~2, (girl01 true), 84, "JANICE", ????????, ????????, ????????, ????????, Single, - CheckBadMove /, 2, @{ 60, 28, PIDGEOTTO, 0</text:p>
          </table:table-cell>
        </table:table-row>
        <table:table-row table:style-name="ro1">
          <table:table-cell office:value-type="string">
            <text:p>+60, 28, PIDGEOTTO, 0 @}</text:p>
          </table:table-cell>
        </table:table-row>
        <table:table-row table:style-name="ro1">
          <table:table-cell office:value-type="string">
            <text:p>+#CHAD~4#, Normal, YOUNGSTER~2, (boy00 false), 82, "CHAD", ????????, ????????, ????????, ????????, Single, - CheckBadMove /, 2, @{ 80, 48, ARBOK, 0</text:p>
          </table:table-cell>
        </table:table-row>
        <table:table-row table:style-name="ro1">
          <table:table-cell office:value-type="string">
            <text:p>+80, 48, SANDSLASH, 0 @}</text:p>
          </table:table-cell>
        </table:table-row>
        <table:table-row table:style-name="ro1">
          <table:table-cell office:value-type="string">
            <text:p>+#FRANKLIN~2#, Normal, HIKER~2, (boy0B false), 90, "FRANKLIN", ????????, ????????, ????????, ????????, Single, - CheckBadMove /, 2, @{ 40, 25, MACHOKE, 0</text:p>
          </table:table-cell>
        </table:table-row>
        <table:table-row table:style-name="ro1">
          <table:table-cell office:value-type="string">
            <text:p>+40, 25, GRAVELER, 0 @}</text:p>
          </table:table-cell>
        </table:table-row>
        <table:table-row table:style-name="ro1">
          <table:table-cell office:value-type="string">
            <text:p>+#"PROF. OAK"#, Normal, "\pk\mn PROF.", (boy00 false), 132, "PROF. OAK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BRENDAN#, Normal, PLAYER, (boy00 false), 133, "BRENDAN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MAY#, Normal, PLAYER, (girl01 false), 134, "MAY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RED#, Normal, PLAYER, (boy00 false), 135, "RED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LEAF#, Normal, PLAYER, (girl01 false), 136, "LEAF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GRUNT~42#, Normal, "TEAM ROCKET", (rocket06 false), 137, "GRUNT", ????????, ????????, ????????, ????????, Single, - CheckBadMove /, 2, @{ 0, 49, HOUNDOUR, 0</text:p>
          </table:table-cell>
        </table:table-row>
        <table:table-row table:style-name="ro1">
          <table:table-cell office:value-type="string">
            <text:p>+0, 49, HOUNDOUR, 0 @}</text:p>
          </table:table-cell>
        </table:table-row>
        <table:table-row table:style-name="ro1">
          <table:table-cell office:value-type="string">
            <text:p>+#JACLYN#, Moves, PSYCHIC~2, (boy04 true), 138, "JACLYN", ????????, ????????, ????????, ????????, Single, - CheckBadMove /, 3, @{ 100, 48, NATU, "NIGHT SHADE", "CONFUSE RAY", "FUTURE SIGHT", WISH, 0</text:p>
          </table:table-cell>
        </table:table-row>
        <table:table-row table:style-name="ro1">
          <table:table-cell office:value-type="string">
            <text:p>+100, 48, SLOWBRO, PSYCHIC, HEADBUTT, AMNESIA, YAWN, 0</text:p>
          </table:table-cell>
        </table:table-row>
        <table:table-row table:style-name="ro1">
          <table:table-cell office:value-type="string">
            <text:p>+100, 49, KADABRA, PSYCHIC, "FUTURE SIGHT", RECOVER, REFLECT, 0 @}</text:p>
          </table:table-cell>
        </table:table-row>
        <table:table-row table:style-name="ro1">
          <table:table-cell office:value-type="string">
            <text:p>+#SHARON#, Items, "CRUSH GIRL", (boy04 false), 139, "SHARON", ????????, ????????, ????????, ????????, Single, - CheckBadMove /, 2, @{ 50, 37, MANKEY, 207</text:p>
          </table:table-cell>
        </table:table-row>
        <table:table-row table:style-name="ro1">
          <table:table-cell office:value-type="string">
            <text:p>+50, 37, PRIMEAPE, 207 @}</text:p>
          </table:table-cell>
        </table:table-row>
        <table:table-row table:style-name="ro1">
          <table:table-cell office:value-type="string">
            <text:p>+#AMIRA#, Normal, TUBER~3, (girl02 false), 140, "AMIRA", ????????, ????????, ????????, ????????, Single, - CheckBadMove /, 3, @{ 0, 34, POLIWAG, 0</text:p>
          </table:table-cell>
        </table:table-row>
        <table:table-row table:style-name="ro1">
          <table:table-cell office:value-type="string">
            <text:p>+0, 35, POLIWHIRL, 0</text:p>
          </table:table-cell>
        </table:table-row>
        <table:table-row table:style-name="ro1">
          <table:table-cell office:value-type="string">
            <text:p>+0, 34, POLIWAG, 0 @}</text:p>
          </table:table-cell>
        </table:table-row>
        <table:table-row table:style-name="ro1">
          <table:table-cell office:value-type="string">
            <text:p>+#ALIZE#, Normal, "\pk\mn BREEDER~2", (girl01 false), 141, "ALIZE", ????????, ????????, ????????, ????????, Single, - CheckBadMove /, 3, @{ 30, 48, PIKACHU, 0</text:p>
          </table:table-cell>
        </table:table-row>
        <table:table-row table:style-name="ro1">
          <table:table-cell office:value-type="string">
            <text:p>+30, 48, CLEFAIRY, 0</text:p>
          </table:table-cell>
        </table:table-row>
        <table:table-row table:style-name="ro1">
          <table:table-cell office:value-type="string">
            <text:p>+30, 48, MARILL, 0 @}</text:p>
          </table:table-cell>
        </table:table-row>
        <table:table-row table:style-name="ro1">
          <table:table-cell office:value-type="string">
            <text:p>+#NICOLAS#, Moves, "\pk\mn RANGER~2", (boy05 false), 142, "NICOLAS", 19, ????????, ????????, ????????, Single, - CheckBadMove TryToKO CheckViability /, 2, @{ 100, 51, WEEPINBELL, "RAZOR LEAF", ACID, "SWEET SCENT", WRAP, 0</text:p>
          </table:table-cell>
        </table:table-row>
        <table:table-row table:style-name="ro1">
          <table:table-cell office:value-type="string">
            <text:p>+100, 51, VICTREEBEL, "RAZOR LEAF", ACID, "SLEEP POWDER", "STUN SPORE", 0 @}</text:p>
          </table:table-cell>
        </table:table-row>
        <table:table-row table:style-name="ro1">
          <table:table-cell office:value-type="string">
            <text:p>+#MADELINE#, Moves, "\pk\mn RANGER~2", (boy05 true), 143, "MADELINE", 19, ????????, ????????, ????????, Single, - CheckBadMove TryToKO CheckViability /, 2, @{ 100, 51, GLOOM, "PETAL DANCE", ACID, "SWEET SCENT", POISONPOWDER, 0</text:p>
          </table:table-cell>
        </table:table-row>
        <table:table-row table:style-name="ro1">
          <table:table-cell office:value-type="string">
            <text:p>+100, 51, VILEPLUME, "PETAL DANCE", MOONLIGHT, ACID, "STUN SPORE", 0 @}</text:p>
          </table:table-cell>
        </table:table-row>
        <table:table-row table:style-name="ro1">
          <table:table-cell office:value-type="string">
            <text:p>+#NIKKI#, Normal, "AROMA LADY~2", (girl01 true), 144, "NIKKI", ????????, ????????, ????????, ????????, Single, - CheckBadMove /, 2, @{ 0, 37, BELLSPROUT, 0</text:p>
          </table:table-cell>
        </table:table-row>
        <table:table-row table:style-name="ro1">
          <table:table-cell office:value-type="string">
            <text:p>+0, 37, WEEPINBELL, 0 @}</text:p>
          </table:table-cell>
        </table:table-row>
        <table:table-row table:style-name="ro1">
          <table:table-cell office:value-type="string">
            <text:p>+#STANLY#, Normal, "RUIN MANIAC~2", (boy0B false), 145, "STANLY", ????????, ????????, ????????, ????????, Single, - CheckBadMove /, 3, @{ 0, 48, GRAVELER, 0</text:p>
          </table:table-cell>
        </table:table-row>
        <table:table-row table:style-name="ro1">
          <table:table-cell office:value-type="string">
            <text:p>+0, 48, ONIX, 0</text:p>
          </table:table-cell>
        </table:table-row>
        <table:table-row table:style-name="ro1">
          <table:table-cell office:value-type="string">
            <text:p>+0, 48, GRAVELER, 0 @}</text:p>
          </table:table-cell>
        </table:table-row>
        <table:table-row table:style-name="ro1">
          <table:table-cell office:value-type="string">
            <text:p>+#JACKI#, Items, LADY~2, (girl01 false), 146, "JACKI", 19, ????????, ????????, ????????, Single, - CheckBadMove /, 2, @{ 0, 48, HOPPIP, 108</text:p>
          </table:table-cell>
        </table:table-row>
        <table:table-row table:style-name="ro1">
          <table:table-cell office:value-type="string">
            <text:p>+0, 50, SKIPLOOM, 108 @}</text:p>
          </table:table-cell>
        </table:table-row>
        <table:table-row table:style-name="ro1">
          <table:table-cell office:value-type="string">
            <text:p>+#DAISY#, Moves, PAINTER, (girl01 false), 147, "DAISY", ????????, ????????, ????????, ????????, Single, - CheckBadMove /, 1, @{ 50, 50, SMEARGLE, DYNAMICPUNCH, "DIZZY PUNCH", "FOCUS PUNCH", "MEGA PUNCH", 0 @}</text:p>
          </table:table-cell>
        </table:table-row>
        <table:table-row table:style-name="ro1">
          <table:table-cell office:value-type="string">
            <text:p>+#GOON#, Moves, BIKER, (boy00 false), 91, "GOON", ????????, ????????, ????????, ????????, Single, - CheckBadMove /, 2, @{ 0, 37, KOFFING, HAZE, SMOKESCREEN, SLUDGE, TACKLE, 0</text:p>
          </table:table-cell>
        </table:table-row>
        <table:table-row table:style-name="ro1">
          <table:table-cell office:value-type="string">
            <text:p>+0, 37, GRIMER, "ACID ARMOR", SCREECH, MINIMIZE, SLUDGE, 0 @}</text:p>
          </table:table-cell>
        </table:table-row>
        <table:table-row table:style-name="ro1">
          <table:table-cell office:value-type="string">
            <text:p>+#GOON~2#, Moves, BIKER, (boy00 false), 91, "GOON", ????????, ????????, ????????, ????????, Single, - CheckBadMove /, 1, @{ 0, 38, KOFFING, HAZE, SMOKESCREEN, SLUDGE, TACKLE, 0 @}</text:p>
          </table:table-cell>
        </table:table-row>
        <table:table-row table:style-name="ro1">
          <table:table-cell office:value-type="string">
            <text:p>+#GOON~3#, Normal, BIKER, (boy00 false), 91, "GOON", ????????, ????????, ????????, ????????, Single, - CheckBadMove /, 1, @{ 0, 38, GRIMER, 0 @}</text:p>
          </table:table-cell>
        </table:table-row>
        <table:table-row table:style-name="ro1">
          <table:table-cell office:value-type="string">
            <text:p>+#~100#, Normal, BIKER, (boy00 false), 91, "", ????????, ????????, ????????, ????????, Single, - CheckBadMove /, 1, @{ 0, 5, EKANS, 0 @}</text:p>
          </table:table-cell>
        </table:table-row>
        <table:table-row table:style-name="ro1">
          <table:table-cell office:value-type="string">
            <text:p>+#ANTHONY#, Normal, "BUG CATCHER~2", (boy00 false), 83, "ANTHONY", ????????, ????????, ????????, ????????, Single, - CheckBadMove /, 2, @{ 0, 8, CATERPIE, 0</text:p>
          </table:table-cell>
        </table:table-row>
        <table:table-row table:style-name="ro1">
          <table:table-cell office:value-type="string">
            <text:p>+0, 9, CATERPIE, 0 @}</text:p>
          </table:table-cell>
        </table:table-row>
        <table:table-row table:style-name="ro1">
          <table:table-cell office:value-type="string">
            <text:p>+#CHARLIE#, Normal, "BUG CATCHER~2", (boy00 false), 83, "CHARLIE", ????????, ????????, ????????, ????????, Single, - CheckBadMove /, 3, @{ 0, 8, METAPOD, 0</text:p>
          </table:table-cell>
        </table:table-row>
        <table:table-row table:style-name="ro1">
          <table:table-cell office:value-type="string">
            <text:p>+0, 8, CATERPIE, 0</text:p>
          </table:table-cell>
        </table:table-row>
        <table:table-row table:style-name="ro1">
          <table:table-cell office:value-type="string">
            <text:p>+0, 8, METAPOD, 0 @}</text:p>
          </table:table-cell>
        </table:table-row>
        <table:table-row table:style-name="ro1">
          <table:table-cell office:value-type="string">
            <text:p>+#"ELI &amp; ANNE~2"#, Normal, TWINS~2, (girl09 false), 127, "ELI &amp; ANNE", ????????, ????????, ????????, ????????, Double, - CheckBadMove /, 2, @{ 60, 28, CLEFAIRY, 0</text:p>
          </table:table-cell>
        </table:table-row>
        <table:table-row table:style-name="ro1">
          <table:table-cell office:value-type="string">
            <text:p>+60, 28, JIGGLYPUFF, 0 @}</text:p>
          </table:table-cell>
        </table:table-row>
        <table:table-row table:style-name="ro1">
          <table:table-cell office:value-type="string">
            <text:p>+#JOHNSON#, Normal, YOUNGSTER~2, (boy00 false), 82, "JOHNSON", ????????, ????????, ????????, ????????, Single, - CheckBadMove /, 3, @{ 0, 53, ADNOKANA, 0</text:p>
          </table:table-cell>
        </table:table-row>
        <table:table-row table:style-name="ro1">
          <table:table-cell office:value-type="string">
            <text:p>+0, 53, PLATNIX, 0</text:p>
          </table:table-cell>
        </table:table-row>
        <table:table-row table:style-name="ro1">
          <table:table-cell office:value-type="string">
            <text:p>+0, 54, RATTARULE, 0 @}</text:p>
          </table:table-cell>
        </table:table-row>
        <table:table-row table:style-name="ro1">
          <table:table-cell office:value-type="string">
            <text:p>+#RICARDO#, Moves, BIKER, (boy00 false), 91, "RICARDO", ????????, ????????, ????????, ????????, Single, - CheckBadMove /, 3, @{ 0, 31, WEEZING, SLUDGE, SMOG, SELFDESTRUCT, TOXIC, 0</text:p>
          </table:table-cell>
        </table:table-row>
        <table:table-row table:style-name="ro1">
          <table:table-cell office:value-type="string">
            <text:p>+0, 31, MUK, "ACID ARMOR", MINIMIZE, SLUDGE, TOXIC, 0</text:p>
          </table:table-cell>
        </table:table-row>
        <table:table-row table:style-name="ro1">
          <table:table-cell office:value-type="string">
            <text:p>+0, 33, SNEEROW, TAUNT, "MIRROR MOVE", PURSUIT, "FURY ATTACK", 0 @}</text:p>
          </table:table-cell>
        </table:table-row>
        <table:table-row table:style-name="ro1">
          <table:table-cell office:value-type="string">
            <text:p>+#JAREN#, Normal, BIKER, (boy00 false), 91, "JAREN", ????????, ????????, ????????, ????????, Single, - CheckBadMove /, 2, @{ 0, 34, FORFOWL'D, 0</text:p>
          </table:table-cell>
        </table:table-row>
        <table:table-row table:style-name="ro1">
          <table:table-cell office:value-type="string">
            <text:p>+0, 34, SNEEROW, 0 @}</text:p>
          </table:table-cell>
        </table:table-row>
        <table:table-row table:style-name="ro1">
          <table:table-cell office:value-type="string">
            <text:p>+#GRUNT~43#, Normal, "TEAM ROCKET", (rocket06 false), 109, "GRUNT", ????????, ????????, ????????, ????????, Single, - CheckBadMove /, 2, @{ 0, 37, CUBONE, 0</text:p>
          </table:table-cell>
        </table:table-row>
        <table:table-row table:style-name="ro1">
          <table:table-cell office:value-type="string">
            <text:p>+0, 37, MAROWAK, 0 @}</text:p>
          </table:table-cell>
        </table:table-row>
        <table:table-row table:style-name="ro1">
          <table:table-cell office:value-type="string">
            <text:p>+#GRUNT~44#, Normal, "TEAM ROCKET", (rocket06 false), 109, "GRUNT", ????????, ????????, ????????, ????????, Single, - CheckBadMove /, 4, @{ 0, 35, RATTATA, 0</text:p>
          </table:table-cell>
        </table:table-row>
        <table:table-row table:style-name="ro1">
          <table:table-cell office:value-type="string">
            <text:p>+0, 35, RATICATE, 0</text:p>
          </table:table-cell>
        </table:table-row>
        <table:table-row table:style-name="ro1">
          <table:table-cell office:value-type="string">
            <text:p>+0, 35, SANDSHREW, 0</text:p>
          </table:table-cell>
        </table:table-row>
        <table:table-row table:style-name="ro1">
          <table:table-cell office:value-type="string">
            <text:p>+0, 35, SANDSLASH, 0 @}</text:p>
          </table:table-cell>
        </table:table-row>
        <table:table-row table:style-name="ro1">
          <table:table-cell office:value-type="string">
            <text:p>+#GRUNT~45#, Normal, "TEAM ROCKET", (rocket06 false), 109, "GRUNT", ????????, ????????, ????????, ????????, Single, - CheckBadMove /, 3, @{ 0, 38, ZUBAT, 0</text:p>
          </table:table-cell>
        </table:table-row>
        <table:table-row table:style-name="ro1">
          <table:table-cell office:value-type="string">
            <text:p>+0, 38, ZUBAT, 0</text:p>
          </table:table-cell>
        </table:table-row>
        <table:table-row table:style-name="ro1">
          <table:table-cell office:value-type="string">
            <text:p>+0, 38, GOLBAT, 0 @}</text:p>
          </table:table-cell>
        </table:table-row>
        <table:table-row table:style-name="ro1">
          <table:table-cell office:value-type="string">
            <text:p>+#GRUNT~46#, Normal, "TEAM ROCKET", (rocket06 false), 109, "GRUNT", ????????, ????????, ????????, ????????, Single, - CheckBadMove /, 3, @{ 0, 48, MUK, 0</text:p>
          </table:table-cell>
        </table:table-row>
        <table:table-row table:style-name="ro1">
          <table:table-cell office:value-type="string">
            <text:p>+0, 48, GOLBAT, 0</text:p>
          </table:table-cell>
        </table:table-row>
        <table:table-row table:style-name="ro1">
          <table:table-cell office:value-type="string">
            <text:p>+0, 48, RATICATE, 0 @}</text:p>
          </table:table-cell>
        </table:table-row>
        <table:table-row table:style-name="ro1">
          <table:table-cell office:value-type="string">
            <text:p>+#GRUNT~47#, Normal, "TEAM ROCKET", (rocket06 false), 109, "GRUNT", ????????, ????????, ????????, ????????, Single, - CheckBadMove /, 3, @{ 0, 48, MACHOP, 0</text:p>
          </table:table-cell>
        </table:table-row>
        <table:table-row table:style-name="ro1">
          <table:table-cell office:value-type="string">
            <text:p>+0, 48, MACHOP, 0</text:p>
          </table:table-cell>
        </table:table-row>
        <table:table-row table:style-name="ro1">
          <table:table-cell office:value-type="string">
            <text:p>+0, 48, MACHOKE, 0 @}</text:p>
          </table:table-cell>
        </table:table-row>
        <table:table-row table:style-name="ro1">
          <table:table-cell office:value-type="string">
            <text:p>+#GRUNT~48#, Normal, "TEAM ROCKET", (rocket06 false), 109, "GRUNT", ????????, ????????, ????????, ????????, Single, - CheckBadMove /, 2, @{ 0, 49, HYPNO, 0</text:p>
          </table:table-cell>
        </table:table-row>
        <table:table-row table:style-name="ro1">
          <table:table-cell office:value-type="string">
            <text:p>+0, 49, HYPNO, 0 @}</text:p>
          </table:table-cell>
        </table:table-row>
        <table:table-row table:style-name="ro1">
          <table:table-cell office:value-type="string">
            <text:p>+#ADMIN#, Moves, "TEAM ROCKET", (rocket06 false), 137, "ADMIN", 21, ????????, ????????, ????????, Single, - CheckBadMove TryToKO CheckViability /, 3, @{ 150, 52, MUK, "SLUDGE BOMB", SCREECH, MINIMIZE, "ROCK TOMB", 0</text:p>
          </table:table-cell>
        </table:table-row>
        <table:table-row table:style-name="ro1">
          <table:table-cell office:value-type="string">
            <text:p>+150, 53, ARBOK, "SLUDGE BOMB", BITE, EARTHQUAKE, "IRON TAIL", 0</text:p>
          </table:table-cell>
        </table:table-row>
        <table:table-row table:style-name="ro1">
          <table:table-cell office:value-type="string">
            <text:p>+150, 54, VILEPLUME, "SLUDGE BOMB", "GIGA DRAIN", "SLEEP POWDER", "STUN SPORE", 0 @}</text:p>
          </table:table-cell>
        </table:table-row>
        <table:table-row table:style-name="ro1">
          <table:table-cell office:value-type="string">
            <text:p>+#ADMIN~2#, Moves, "TEAM ROCKET", (rocket06 false), 109, "ADMIN", 21, ????????, ????????, ????????, Single, - CheckBadMove TryToKO CheckViability /, 3, @{ 200, 53, GOLBAT, "CONFUSE RAY", "SLUDGE BOMB", "AIR CUTTER", "SHADOW BALL", 0</text:p>
          </table:table-cell>
        </table:table-row>
        <table:table-row table:style-name="ro1">
          <table:table-cell office:value-type="string">
            <text:p>+200, 54, WEEZING, "SLUDGE BOMB", THUNDERBOLT, EXPLOSION, "SHADOW BALL", 0</text:p>
          </table:table-cell>
        </table:table-row>
        <table:table-row table:style-name="ro1">
          <table:table-cell office:value-type="string">
            <text:p>+200, 55, HOUNDOOM, FLAMETHROWER, CRUNCH, "IRON TAIL", "SHADOW BALL", 0 @}</text:p>
          </table:table-cell>
        </table:table-row>
        <table:table-row table:style-name="ro1">
          <table:table-cell office:value-type="string">
            <text:p>+#GIDEON#, Moves, SCIENTIST, (rocket03 false), 107, "GIDEON", ????????, ????????, ????????, ????????, Single, - CheckBadMove /, 5, @{ 0, 46, VOLTORB, SWIFT, SCREECH, SPARK, SONICBOOM, 0</text:p>
          </table:table-cell>
        </table:table-row>
        <table:table-row table:style-name="ro1">
          <table:table-cell office:value-type="string">
            <text:p>+0, 46, ELECTRODE, SPARK, SONICBOOM, SCREECH, CHARGE, 0</text:p>
          </table:table-cell>
        </table:table-row>
        <table:table-row table:style-name="ro1">
          <table:table-cell office:value-type="string">
            <text:p>+0, 46, MAGNEMITE, SCREECH, SWIFT, SPARK, "THUNDER WAVE", 0</text:p>
          </table:table-cell>
        </table:table-row>
        <table:table-row table:style-name="ro1">
          <table:table-cell office:value-type="string">
            <text:p>+0, 46, MAGNETON, "TRI ATTACK", SPARK, "THUNDER WAVE", SONICBOOM, 0</text:p>
          </table:table-cell>
        </table:table-row>
        <table:table-row table:style-name="ro1">
          <table:table-cell office:value-type="string">
            <text:p>+0, 46, PORYGON, "TRI ATTACK", CONVERSION, RECOVER, PSYBEAM, 0 @}</text:p>
          </table:table-cell>
        </table:table-row>
        <table:table-row table:style-name="ro1">
          <table:table-cell office:value-type="string">
            <text:p>+#AMARA#, Normal, SWIMMER\sf~2, (girl01 true), 99, "AMARA", ????????, ????????, ????????, ????????, Single, - CheckBadMove /, 3, @{ 0, 36, SEEL, 0</text:p>
          </table:table-cell>
        </table:table-row>
        <table:table-row table:style-name="ro1">
          <table:table-cell office:value-type="string">
            <text:p>+0, 36, SEEL, 0</text:p>
          </table:table-cell>
        </table:table-row>
        <table:table-row table:style-name="ro1">
          <table:table-cell office:value-type="string">
            <text:p>+0, 36, DEWGONG, 0 @}</text:p>
          </table:table-cell>
        </table:table-row>
        <table:table-row table:style-name="ro1">
          <table:table-cell office:value-type="string">
            <text:p>+#MARIA#, Normal, SWIMMER\sf~2, (girl01 true), 99, "MARIA", ????????, ????????, ????????, ????????, Single, - CheckBadMove /, 2, @{ 0, 37, SEADRA, 0</text:p>
          </table:table-cell>
        </table:table-row>
        <table:table-row table:style-name="ro1">
          <table:table-cell office:value-type="string">
            <text:p>+0, 37, SEADRA, 0 @}</text:p>
          </table:table-cell>
        </table:table-row>
        <table:table-row table:style-name="ro1">
          <table:table-cell office:value-type="string">
            <text:p>+#ABIGAIL#, Normal, SWIMMER\sf~2, (girl01 true), 99, "ABIGAIL", ????????, ????????, ????????, ????????, Single, - CheckBadMove /, 3, @{ 0, 35, PSYDUCK, 0</text:p>
          </table:table-cell>
        </table:table-row>
        <table:table-row table:style-name="ro1">
          <table:table-cell office:value-type="string">
            <text:p>+0, 36, PSYDUCK, 0</text:p>
          </table:table-cell>
        </table:table-row>
        <table:table-row table:style-name="ro1">
          <table:table-cell office:value-type="string">
            <text:p>+0, 37, GOLDUCK, 0 @}</text:p>
          </table:table-cell>
        </table:table-row>
        <table:table-row table:style-name="ro1">
          <table:table-cell office:value-type="string">
            <text:p>+#FINN#, Normal, SWIMMER\sm~2, (boy08 false), 95, "FINN", ????????, ????????, ????????, ????????, Single, - CheckBadMove /, 1, @{ 0, 38, STARMIE, 0 @}</text:p>
          </table:table-cell>
        </table:table-row>
        <table:table-row table:style-name="ro1">
          <table:table-cell office:value-type="string">
            <text:p>+#GARRETT#, Normal, SWIMMER\sm~2, (boy08 false), 95, "GARRETT", ????????, ????????, ????????, ????????, Single, - CheckBadMove /, 3, @{ 0, 35, SHELLDER, 0</text:p>
          </table:table-cell>
        </table:table-row>
        <table:table-row table:style-name="ro1">
          <table:table-cell office:value-type="string">
            <text:p>+0, 35, CLOYSTER, 0</text:p>
          </table:table-cell>
        </table:table-row>
        <table:table-row table:style-name="ro1">
          <table:table-cell office:value-type="string">
            <text:p>+0, 38, WARTORTLE, 0 @}</text:p>
          </table:table-cell>
        </table:table-row>
        <table:table-row table:style-name="ro1">
          <table:table-cell office:value-type="string">
            <text:p>+#TOMMY#, Normal, FISHERMAN~2, (boy0B false), 94, "TOMMY", ????????, ????????, ????????, ????????, Single, - CheckBadMove /, 5, @{ 0, 33, GOLDEEN, 0</text:p>
          </table:table-cell>
        </table:table-row>
        <table:table-row table:style-name="ro1">
          <table:table-cell office:value-type="string">
            <text:p>+0, 33, GOLDEEN, 0</text:p>
          </table:table-cell>
        </table:table-row>
        <table:table-row table:style-name="ro1">
          <table:table-cell office:value-type="string">
            <text:p>+0, 35, SEAKING, 0</text:p>
          </table:table-cell>
        </table:table-row>
        <table:table-row table:style-name="ro1">
          <table:table-cell office:value-type="string">
            <text:p>+0, 35, SEAKING, 0</text:p>
          </table:table-cell>
        </table:table-row>
        <table:table-row table:style-name="ro1">
          <table:table-cell office:value-type="string">
            <text:p>+0, 35, SEAKING, 0 @}</text:p>
          </table:table-cell>
        </table:table-row>
        <table:table-row table:style-name="ro1">
          <table:table-cell office:value-type="string">
            <text:p>+#TANYA#, Items, "CRUSH GIRL", (boy04 false), 139, "TANYA", ????????, ????????, ????????, ????????, Single, - CheckBadMove /, 2, @{ 50, 38, HITMONLEE, 207</text:p>
          </table:table-cell>
        </table:table-row>
        <table:table-row table:style-name="ro1">
          <table:table-cell office:value-type="string">
            <text:p>+50, 38, HITMONCHAN, 207 @}</text:p>
          </table:table-cell>
        </table:table-row>
        <table:table-row table:style-name="ro1">
          <table:table-cell office:value-type="string">
            <text:p>+#SHEA#, Items, "BLACK BELT~2", (boy04 false), 105, "SHEA", ????????, ????????, ????????, ????????, Single, - CheckBadMove /, 2, @{ 100, 38, MACHOP, 207</text:p>
          </table:table-cell>
        </table:table-row>
        <table:table-row table:style-name="ro1">
          <table:table-cell office:value-type="string">
            <text:p>+100, 38, MACHOKE, 207 @}</text:p>
          </table:table-cell>
        </table:table-row>
        <table:table-row table:style-name="ro1">
          <table:table-cell office:value-type="string">
            <text:p>+#HUGH#, Items, "BLACK BELT~2", (boy04 false), 105, "HUGH", ????????, ????????, ????????, ????????, Single, - CheckBadMove /, 2, @{ 100, 37, MACHOP, 207</text:p>
          </table:table-cell>
        </table:table-row>
        <table:table-row table:style-name="ro1">
          <table:table-cell office:value-type="string">
            <text:p>+100, 37, MACHOKE, 207 @}</text:p>
          </table:table-cell>
        </table:table-row>
        <table:table-row table:style-name="ro1">
          <table:table-cell office:value-type="string">
            <text:p>+#BRYCE#, Normal, CAMPER~2, (boy00 false), 86, "BRYCE", ????????, ????????, ????????, ????????, Single, - CheckBadMove /, 3, @{ 0, 36, NIDORINO, 0</text:p>
          </table:table-cell>
        </table:table-row>
        <table:table-row table:style-name="ro1">
          <table:table-cell office:value-type="string">
            <text:p>+0, 36, RATICATE, 0</text:p>
          </table:table-cell>
        </table:table-row>
        <table:table-row table:style-name="ro1">
          <table:table-cell office:value-type="string">
            <text:p>+0, 36, SANDSLASH, 0 @}</text:p>
          </table:table-cell>
        </table:table-row>
        <table:table-row table:style-name="ro1">
          <table:table-cell office:value-type="string">
            <text:p>+#CLAIRE#, Normal, PICNICKER~2, (girl02 true), 87, "CLAIRE", ????????, ????????, ????????, ????????, Single, - CheckBadMove /, 4, @{ 0, 35, MEOWTH, 0</text:p>
          </table:table-cell>
        </table:table-row>
        <table:table-row table:style-name="ro1">
          <table:table-cell office:value-type="string">
            <text:p>+0, 35, MEOWTH, 0</text:p>
          </table:table-cell>
        </table:table-row>
        <table:table-row table:style-name="ro1">
          <table:table-cell office:value-type="string">
            <text:p>+0, 35, PIKACHU, 0</text:p>
          </table:table-cell>
        </table:table-row>
        <table:table-row table:style-name="ro1">
          <table:table-cell office:value-type="string">
            <text:p>+0, 35, CLEFAIRY, 0 @}</text:p>
          </table:table-cell>
        </table:table-row>
        <table:table-row table:style-name="ro1">
          <table:table-cell office:value-type="string">
            <text:p>+#"MIK &amp; KIA"#, Items, "CRUSH KIN", (boy04 false), 130, "MIK &amp; KIA", ????????, ????????, ????????, ????????, Double, - CheckBadMove /, 2, @{ 50, 39, MACHOKE, 207</text:p>
          </table:table-cell>
        </table:table-row>
        <table:table-row table:style-name="ro1">
          <table:table-cell office:value-type="string">
            <text:p>+50, 39, PRIMEAPE, 207 @}</text:p>
          </table:table-cell>
        </table:table-row>
        <table:table-row table:style-name="ro1">
          <table:table-cell office:value-type="string">
            <text:p>+#VIOLET#, Normal, "AROMA LADY~2", (girl01 true), 144, "VIOLET", ????????, ????????, ????????, ????????, Single, - CheckBadMove /, 3, @{ 0, 36, BULBASAUR, 0</text:p>
          </table:table-cell>
        </table:table-row>
        <table:table-row table:style-name="ro1">
          <table:table-cell office:value-type="string">
            <text:p>+0, 36, IVYSAUR, 0</text:p>
          </table:table-cell>
        </table:table-row>
        <table:table-row table:style-name="ro1">
          <table:table-cell office:value-type="string">
            <text:p>+0, 36, IVYSAUR, 0 @}</text:p>
          </table:table-cell>
        </table:table-row>
        <table:table-row table:style-name="ro1">
          <table:table-cell office:value-type="string">
            <text:p>+#ALEXIS#, Normal, TUBER~3, (girl02 false), 140, "ALEXIS", ????????, ????????, ????????, ????????, Single, - CheckBadMove /, 4, @{ 0, 34, STARYU, 0</text:p>
          </table:table-cell>
        </table:table-row>
        <table:table-row table:style-name="ro1">
          <table:table-cell office:value-type="string">
            <text:p>+0, 34, STARYU, 0</text:p>
          </table:table-cell>
        </table:table-row>
        <table:table-row table:style-name="ro1">
          <table:table-cell office:value-type="string">
            <text:p>+0, 34, KRABBY, 0</text:p>
          </table:table-cell>
        </table:table-row>
        <table:table-row table:style-name="ro1">
          <table:table-cell office:value-type="string">
            <text:p>+0, 34, KRABBY, 0 @}</text:p>
          </table:table-cell>
        </table:table-row>
        <table:table-row table:style-name="ro1">
          <table:table-cell office:value-type="string">
            <text:p>+#"JOY &amp; MEG"#, Normal, TWINS~2, (girl09 false), 127, "JOY &amp; MEG", ????????, ????????, ????????, ????????, Double, - CheckBadMove /, 2, @{ 0, 37, CLEFAIRY, 0</text:p>
          </table:table-cell>
        </table:table-row>
        <table:table-row table:style-name="ro1">
          <table:table-cell office:value-type="string">
            <text:p>+0, 37, CLEFAIRY, 0 @}</text:p>
          </table:table-cell>
        </table:table-row>
        <table:table-row table:style-name="ro1">
          <table:table-cell office:value-type="string">
            <text:p>+#TISHA#, Normal, SWIMMER\sf~2, (girl01 true), 99, "TISHA", ????????, ????????, ????????, ????????, Single, - CheckBadMove /, 1, @{ 0, 38, KINGLER, 0 @}</text:p>
          </table:table-cell>
        </table:table-row>
        <table:table-row table:style-name="ro1">
          <table:table-cell office:value-type="string">
            <text:p>+#CELINA#, Moves, PAINTER, (girl01 false), 147, "CELINA", ????????, ????????, ????????, ????????, Single, - CheckBadMove /, 1, @{ 50, 50, SMEARGLE, FLY, DIG, DIVE, BOUNCE, 0 @}</text:p>
          </table:table-cell>
        </table:table-row>
        <table:table-row table:style-name="ro1">
          <table:table-cell office:value-type="string">
            <text:p>+#RAYNA#, Moves, PAINTER, (girl01 false), 147, "RAYNA", ????????, ????????, ????????, ????????, Single, - CheckBadMove /, 1, @{ 50, 50, SMEARGLE, "CROSS CHOP", MEGAHORN, DOUBLE-EDGE, SELFDESTRUCT, 0 @}</text:p>
          </table:table-cell>
        </table:table-row>
        <table:table-row table:style-name="ro1">
          <table:table-cell office:value-type="string">
            <text:p>+#GILLIAN#, Items, LADY~2, (girl01 false), 146, "GILLIAN", 19, ????????, ????????, ????????, Single, - CheckBadMove /, 3, @{ 0, 47, MAREEP, 108</text:p>
          </table:table-cell>
        </table:table-row>
        <table:table-row table:style-name="ro1">
          <table:table-cell office:value-type="string">
            <text:p>+0, 48, MAREEP, 108</text:p>
          </table:table-cell>
        </table:table-row>
        <table:table-row table:style-name="ro1">
          <table:table-cell office:value-type="string">
            <text:p>+0, 49, FLAAFFY, 110 @}</text:p>
          </table:table-cell>
        </table:table-row>
        <table:table-row table:style-name="ro1">
          <table:table-cell office:value-type="string">
            <text:p>+#DESTIN#, Normal, YOUNGSTER~2, (boy00 false), 82, "DESTIN", ????????, ????????, ????????, ????????, Single, - CheckBadMove /, 2, @{ 0, 48, RATICATE, 0</text:p>
          </table:table-cell>
        </table:table-row>
        <table:table-row table:style-name="ro1">
          <table:table-cell office:value-type="string">
            <text:p>+0, 48, PIDGEOTTO, 0 @}</text:p>
          </table:table-cell>
        </table:table-row>
        <table:table-row table:style-name="ro1">
          <table:table-cell office:value-type="string">
            <text:p>+#TOBY#, Normal, SWIMMER\sm~2, (boy08 false), 95, "TOBY", ????????, ????????, ????????, ????????, Single, - CheckBadMove /, 3, @{ 0, 48, POLIWHIRL, 0</text:p>
          </table:table-cell>
        </table:table-row>
        <table:table-row table:style-name="ro1">
          <table:table-cell office:value-type="string">
            <text:p>+0, 48, TENTACOOL, 0</text:p>
          </table:table-cell>
        </table:table-row>
        <table:table-row table:style-name="ro1">
          <table:table-cell office:value-type="string">
            <text:p>+0, 48, TENTACRUEL, 0 @}</text:p>
          </table:table-cell>
        </table:table-row>
        <table:table-row table:style-name="ro1">
          <table:table-cell office:value-type="string">
            <text:p>+#GRUNT~49#, Normal, "TEAM ROCKET", (rocket06 false), 109, "GRUNT", ????????, ????????, ????????, ????????, Single, - CheckBadMove /, 3, @{ 0, 48, RATTATA, 0</text:p>
          </table:table-cell>
        </table:table-row>
        <table:table-row table:style-name="ro1">
          <table:table-cell office:value-type="string">
            <text:p>+0, 48, GRIMER, 0</text:p>
          </table:table-cell>
        </table:table-row>
        <table:table-row table:style-name="ro1">
          <table:table-cell office:value-type="string">
            <text:p>+0, 48, MUK, 0 @}</text:p>
          </table:table-cell>
        </table:table-row>
        <table:table-row table:style-name="ro1">
          <table:table-cell office:value-type="string">
            <text:p>+#GRUNT~50#, Moves, "TEAM ROCKET", (rocket06 false), 109, "GRUNT", ????????, ????????, ????????, ????????, Single, - CheckBadMove /, 2, @{ 0, 49, KOFFING, MEMENTO, HAZE, SMOKESCREEN, SLUDGE, 0</text:p>
          </table:table-cell>
        </table:table-row>
        <table:table-row table:style-name="ro1">
          <table:table-cell office:value-type="string">
            <text:p>+0, 49, WEEZING, HAZE, SMOKESCREEN, SLUDGE, SELFDESTRUCT, 0 @}</text:p>
          </table:table-cell>
        </table:table-row>
        <table:table-row table:style-name="ro1">
          <table:table-cell office:value-type="string">
            <text:p>+#GRUNT~51#, Normal, "TEAM ROCKET", (rocket06 false), 137, "GRUNT", ????????, ????????, ????????, ????????, Single, - CheckBadMove /, 3, @{ 50, 48, EKANS, 0</text:p>
          </table:table-cell>
        </table:table-row>
        <table:table-row table:style-name="ro1">
          <table:table-cell office:value-type="string">
            <text:p>+50, 48, GLOOM, 0</text:p>
          </table:table-cell>
        </table:table-row>
        <table:table-row table:style-name="ro1">
          <table:table-cell office:value-type="string">
            <text:p>+50, 48, GLOOM, 0 @}</text:p>
          </table:table-cell>
        </table:table-row>
        <table:table-row table:style-name="ro1">
          <table:table-cell office:value-type="string">
            <text:p>+#MILO#, Normal, "BIRD KEEPER~2", (boy05 false), 104, "MILO", ????????, ????????, ????????, ????????, Single, - CheckBadMove /, 2, @{ 0, 47, PIDGEY, 0</text:p>
          </table:table-cell>
        </table:table-row>
        <table:table-row table:style-name="ro1">
          <table:table-cell office:value-type="string">
            <text:p>+0, 49, PIDGEOTTO, 0 @}</text:p>
          </table:table-cell>
        </table:table-row>
        <table:table-row table:style-name="ro1">
          <table:table-cell office:value-type="string">
            <text:p>+#CHAZ#, Normal, "BIRD KEEPER~2", (boy05 false), 104, "CHAZ", ????????, ????????, ????????, ????????, Single, - CheckBadMove /, 2, @{ 0, 47, SPEAROW, 0</text:p>
          </table:table-cell>
        </table:table-row>
        <table:table-row table:style-name="ro1">
          <table:table-cell office:value-type="string">
            <text:p>+0, 49, FEAROW, 0 @}</text:p>
          </table:table-cell>
        </table:table-row>
        <table:table-row table:style-name="ro1">
          <table:table-cell office:value-type="string">
            <text:p>+#HAROLD#, Normal, "BIRD KEEPER~2", (boy05 false), 104, "HAROLD", ????????, ????????, ????????, ????????, Single, - CheckBadMove /, 2, @{ 0, 47, HOOTHOOT, 0</text:p>
          </table:table-cell>
        </table:table-row>
        <table:table-row table:style-name="ro1">
          <table:table-cell office:value-type="string">
            <text:p>+0, 49, NOCTOWL, 0 @}</text:p>
          </table:table-cell>
        </table:table-row>
        <table:table-row table:style-name="ro1">
          <table:table-cell office:value-type="string">
            <text:p>+#TYLOR#, Normal, FISHERMAN~2, (boy0B false), 94, "TYLOR", ????????, ????????, ????????, ????????, Single, - CheckBadMove /, 2, @{ 0, 49, QWILFISH, 0</text:p>
          </table:table-cell>
        </table:table-row>
        <table:table-row table:style-name="ro1">
          <table:table-cell office:value-type="string">
            <text:p>+0, 49, QWILFISH, 0 @}</text:p>
          </table:table-cell>
        </table:table-row>
        <table:table-row table:style-name="ro1">
          <table:table-cell office:value-type="string">
            <text:p>+#MYMO#, Normal, SWIMMER\sm~2, (boy08 false), 95, "MYMO", ????????, ????????, ????????, ????????, Single, - CheckBadMove /, 2, @{ 0, 49, KINGLER, 0</text:p>
          </table:table-cell>
        </table:table-row>
        <table:table-row table:style-name="ro1">
          <table:table-cell office:value-type="string">
            <text:p>+0, 49, WARTORTLE, 0 @}</text:p>
          </table:table-cell>
        </table:table-row>
        <table:table-row table:style-name="ro1">
          <table:table-cell office:value-type="string">
            <text:p>+#NICOLE#, Normal, SWIMMER\sf~2, (girl01 true), 99, "NICOLE", ????????, ????????, ????????, ????????, Single, - CheckBadMove /, 1, @{ 0, 50, MARILL, 0 @}</text:p>
          </table:table-cell>
        </table:table-row>
        <table:table-row table:style-name="ro1">
          <table:table-cell office:value-type="string">
            <text:p>+#"AVA &amp; GEB"#, Normal, "SIS AND BRO~2", (boy08 false), 131, "AVA &amp; GEB", ????????, ????????, ????????, ????????, Double, - CheckBadMove /, 2, @{ 0, 50, POLIWHIRL, 0</text:p>
          </table:table-cell>
        </table:table-row>
        <table:table-row table:style-name="ro1">
          <table:table-cell office:value-type="string">
            <text:p>+0, 50, STARMIE, 0 @}</text:p>
          </table:table-cell>
        </table:table-row>
        <table:table-row table:style-name="ro1">
          <table:table-cell office:value-type="string">
            <text:p>+#ROSE#, Normal, "AROMA LADY~2", (girl01 true), 144, "ROSE", ????????, ????????, ????????, ????????, Single, - CheckBadMove /, 2, @{ 0, 49, SUNKERN, 0</text:p>
          </table:table-cell>
        </table:table-row>
        <table:table-row table:style-name="ro1">
          <table:table-cell office:value-type="string">
            <text:p>+0, 49, SUNFLORA, 0 @}</text:p>
          </table:table-cell>
        </table:table-row>
        <table:table-row table:style-name="ro1">
          <table:table-cell office:value-type="string">
            <text:p>+#SAMIR#, Normal, SWIMMER\sm~2, (boy08 false), 95, "SAMIR", ????????, ????????, ????????, ????????, Single, - CheckBadMove /, 1, @{ 0, 50, GYARADOS, 0 @}</text:p>
          </table:table-cell>
        </table:table-row>
        <table:table-row table:style-name="ro1">
          <table:table-cell office:value-type="string">
            <text:p>+#DENISE#, Normal, SWIMMER\sf~2, (girl01 true), 99, "DENISE", ????????, ????????, ????????, ????????, Single, - CheckBadMove /, 2, @{ 0, 49, CHINCHOU, 0</text:p>
          </table:table-cell>
        </table:table-row>
        <table:table-row table:style-name="ro1">
          <table:table-cell office:value-type="string">
            <text:p>+0, 49, LANTURN, 0 @}</text:p>
          </table:table-cell>
        </table:table-row>
        <table:table-row table:style-name="ro1">
          <table:table-cell office:value-type="string">
            <text:p>+#"MIU &amp; MIA"#, Normal, TWINS~2, (girl09 false), 127, "MIU &amp; MIA", ????????, ????????, ????????, ????????, Double, - CheckBadMove /, 2, @{ 0, 50, PIKACHU, 0</text:p>
          </table:table-cell>
        </table:table-row>
        <table:table-row table:style-name="ro1">
          <table:table-cell office:value-type="string">
            <text:p>+0, 50, PIKACHU, 0 @}</text:p>
          </table:table-cell>
        </table:table-row>
        <table:table-row table:style-name="ro1">
          <table:table-cell office:value-type="string">
            <text:p>+#EARL#, Normal, HIKER~2, (boy0B false), 90, "EARL", ????????, ????????, ????????, ????????, Single, - CheckBadMove /, 2, @{ 0, 49, ONIX, 0</text:p>
          </table:table-cell>
        </table:table-row>
        <table:table-row table:style-name="ro1">
          <table:table-cell office:value-type="string">
            <text:p>+0, 49, MACHOKE, 0 @}</text:p>
          </table:table-cell>
        </table:table-row>
        <table:table-row table:style-name="ro1">
          <table:table-cell office:value-type="string">
            <text:p>+#FOSTER#, Normal, "RUIN MANIAC~2", (boy0B false), 145, "FOSTER", ????????, ????????, ????????, ????????, Single, - CheckBadMove /, 1, @{ 0, 50, GOLEM, 0 @}</text:p>
          </table:table-cell>
        </table:table-row>
        <table:table-row table:style-name="ro1">
          <table:table-cell office:value-type="string">
            <text:p>+#LARRY#, Normal, "RUIN MANIAC~2", (boy0B false), 145, "LARRY", ????????, ????????, ????????, ????????, Single, - CheckBadMove /, 2, @{ 0, 49, MACHOKE, 0</text:p>
          </table:table-cell>
        </table:table-row>
        <table:table-row table:style-name="ro1">
          <table:table-cell office:value-type="string">
            <text:p>+0, 49, MACHOKE, 0 @}</text:p>
          </table:table-cell>
        </table:table-row>
        <table:table-row table:style-name="ro1">
          <table:table-cell office:value-type="string">
            <text:p>+#DARYL#, Normal, HIKER~2, (boy0B false), 90, "DARYL", ????????, ????????, ????????, ????????, Single, - CheckBadMove /, 1, @{ 0, 50, SUDOWOODO, 0 @}</text:p>
          </table:table-cell>
        </table:table-row>
        <table:table-row table:style-name="ro1">
          <table:table-cell office:value-type="string">
            <text:p>+#HECTOR#, Normal, POKéMANIAC~2, (rocket03 false), 88, "HECTOR", ????????, ????????, ????????, ????????, Single, - CheckBadMove /, 2, @{ 30, 49, RHYHORN, 0</text:p>
          </table:table-cell>
        </table:table-row>
        <table:table-row table:style-name="ro1">
          <table:table-cell office:value-type="string">
            <text:p>+30, 49, KANGASKHAN, 0 @}</text:p>
          </table:table-cell>
        </table:table-row>
        <table:table-row table:style-name="ro1">
          <table:table-cell office:value-type="string">
            <text:p>+#DARIO#, Moves, PSYCHIC~2, (boy04 false), 100, "DARIO", ????????, ????????, ????????, ????????, Single, - CheckBadMove /, 1, @{ 100, 52, GIRAFARIG, CRUNCH, PSYBEAM, "ODOR SLEUTH", AGILITY, 0 @}</text:p>
          </table:table-cell>
        </table:table-row>
        <table:table-row table:style-name="ro1">
          <table:table-cell office:value-type="string">
            <text:p>+#RODETTE#, Moves, PSYCHIC~2, (boy04 true), 138, "RODETTE", ????????, ????????, ????????, ????????, Single, - CheckBadMove /, 3, @{ 100, 48, NATU, "NIGHT SHADE", "CONFUSE RAY", WISH, "FUTURE SIGHT", 0</text:p>
          </table:table-cell>
        </table:table-row>
        <table:table-row table:style-name="ro1">
          <table:table-cell office:value-type="string">
            <text:p>+100, 48, DROWZEE, PSYCHIC, DISABLE, "PSYCH UP", "FUTURE SIGHT", 0</text:p>
          </table:table-cell>
        </table:table-row>
        <table:table-row table:style-name="ro1">
          <table:table-cell office:value-type="string">
            <text:p>+100, 50, HYPNO, PSYCHIC, HYPNOSIS, "PSYCH UP", "FUTURE SIGHT", 0 @}</text:p>
          </table:table-cell>
        </table:table-row>
        <table:table-row table:style-name="ro1">
          <table:table-cell office:value-type="string">
            <text:p>+#MIAH#, Normal, "AROMA LADY~2", (girl01 true), 144, "MIAH", ????????, ????????, ????????, ????????, Single, - CheckBadMove /, 2, @{ 0, 50, BELLOSSOM, 0</text:p>
          </table:table-cell>
        </table:table-row>
        <table:table-row table:style-name="ro1">
          <table:table-cell office:value-type="string">
            <text:p>+0, 50, BELLOSSOM, 0 @}</text:p>
          </table:table-cell>
        </table:table-row>
        <table:table-row table:style-name="ro1">
          <table:table-cell office:value-type="string">
            <text:p>+#"EVE &amp; JON"#, Normal, "YOUNG COUPLE~2", (girl02 false), 129, "EVE &amp; JON", ????????, ????????, ????????, ????????, Double, - CheckBadMove /, 2, @{ 0, 50, GOLDUCK, 0</text:p>
          </table:table-cell>
        </table:table-row>
        <table:table-row table:style-name="ro1">
          <table:table-cell office:value-type="string">
            <text:p>+0, 50, PSYDUCK, 0 @}</text:p>
          </table:table-cell>
        </table:table-row>
        <table:table-row table:style-name="ro1">
          <table:table-cell office:value-type="string">
            <text:p>+#MASON#, Moves, JUGGLER, (boy0B false), 102, "MASON", ????????, ????????, ????????, ????????, Single, - CheckBadMove /, 4, @{ 0, 47, VOLTORB, SWIFT, "LIGHT SCREEN", SPARK, SONICBOOM, 0</text:p>
          </table:table-cell>
        </table:table-row>
        <table:table-row table:style-name="ro1">
          <table:table-cell office:value-type="string">
            <text:p>+0, 47, PINECO, SPIKES, BIDE, "RAPID SPIN", "TAKE DOWN", 0</text:p>
          </table:table-cell>
        </table:table-row>
        <table:table-row table:style-name="ro1">
          <table:table-cell office:value-type="string">
            <text:p>+0, 47, VOLTORB, SWIFT, "LIGHT SCREEN", SPARK, SONICBOOM, 0</text:p>
          </table:table-cell>
        </table:table-row>
        <table:table-row table:style-name="ro1">
          <table:table-cell office:value-type="string">
            <text:p>+0, 47, PINECO, SPIKES, BIDE, "RAPID SPIN", EXPLOSION, 0 @}</text:p>
          </table:table-cell>
        </table:table-row>
        <table:table-row table:style-name="ro1">
          <table:table-cell office:value-type="string">
            <text:p>+#CYNDY#, Items, "CRUSH GIRL", (boy04 false), 139, "CYNDY", ????????, ????????, ????????, ????????, Single, - CheckBadMove /, 3, @{ 50, 48, PRIMEAPE, 207</text:p>
          </table:table-cell>
        </table:table-row>
        <table:table-row table:style-name="ro1">
          <table:table-cell office:value-type="string">
            <text:p>+50, 48, HITMONTOP, 207</text:p>
          </table:table-cell>
        </table:table-row>
        <table:table-row table:style-name="ro1">
          <table:table-cell office:value-type="string">
            <text:p>+50, 48, MACHOKE, 207 @}</text:p>
          </table:table-cell>
        </table:table-row>
        <table:table-row table:style-name="ro1">
          <table:table-cell office:value-type="string">
            <text:p>+#JOCELYN#, Items, "CRUSH GIRL", (boy04 false), 139, "JOCELYN", ????????, ????????, ????????, ????????, Single, - CheckBadMove /, 2, @{ 50, 38, HITMONCHAN, 207</text:p>
          </table:table-cell>
        </table:table-row>
        <table:table-row table:style-name="ro1">
          <table:table-cell office:value-type="string">
            <text:p>+50, 38, HITMONCHAN, 207 @}</text:p>
          </table:table-cell>
        </table:table-row>
        <table:table-row table:style-name="ro1">
          <table:table-cell office:value-type="string">
            <text:p>+#EVAN#, Normal, TAMER, (boy0B false), 103, "EVAN", ????????, ????????, ????????, ????????, Single, - CheckBadMove /, 3, @{ 40, 48, SANDSLASH, 0</text:p>
          </table:table-cell>
        </table:table-row>
        <table:table-row table:style-name="ro1">
          <table:table-cell office:value-type="string">
            <text:p>+40, 48, LICKITUNG, 0</text:p>
          </table:table-cell>
        </table:table-row>
        <table:table-row table:style-name="ro1">
          <table:table-cell office:value-type="string">
            <text:p>+40, 49, URSARING, 0 @}</text:p>
          </table:table-cell>
        </table:table-row>
        <table:table-row table:style-name="ro1">
          <table:table-cell office:value-type="string">
            <text:p>+#MARK~2#, Normal, POKéMANIAC~2, (rocket03 false), 88, "MARK", ????????, ????????, ????????, ????????, Single, - CheckBadMove /, 2, @{ 90, 33, RHYHORN, 0</text:p>
          </table:table-cell>
        </table:table-row>
        <table:table-row table:style-name="ro1">
          <table:table-cell office:value-type="string">
            <text:p>+90, 33, LICKITUNG, 0 @}</text:p>
          </table:table-cell>
        </table:table-row>
        <table:table-row table:style-name="ro1">
          <table:table-cell office:value-type="string">
            <text:p>+#LOGAN#, Moves, "\pk\mn RANGER~2", (boy05 false), 142, "LOGAN", 19, ????????, ????????, ????????, Single, - CheckBadMove TryToKO CheckViability /, 2, @{ 100, 37, EXEGGCUTE, "SLEEP POWDER", POISONPOWDER, "STUN SPORE", CONFUSION, 0</text:p>
          </table:table-cell>
        </table:table-row>
        <table:table-row table:style-name="ro1">
          <table:table-cell office:value-type="string">
            <text:p>+100, 40, EXEGGUTOR, "EGG BOMB", STOMP, CONFUSION, HYPNOSIS, 0 @}</text:p>
          </table:table-cell>
        </table:table-row>
        <table:table-row table:style-name="ro1">
          <table:table-cell office:value-type="string">
            <text:p>+#JACKSON#, Moves, "\pk\mn RANGER~2", (boy05 false), 142, "JACKSON", 19, ????????, ????????, ????????, Single, - CheckBadMove TryToKO CheckViability /, 3, @{ 100, 49, TANGELA, SLAM, "MEGA DRAIN", BIND, INGRAIN, 0</text:p>
          </table:table-cell>
        </table:table-row>
        <table:table-row table:style-name="ro1">
          <table:table-cell office:value-type="string">
            <text:p>+100, 49, EXEGGCUTE, CONFUSION, POISONPOWDER, BARRAGE, REFLECT, 0</text:p>
          </table:table-cell>
        </table:table-row>
        <table:table-row table:style-name="ro1">
          <table:table-cell office:value-type="string">
            <text:p>+100, 49, EXEGGUTOR, CONFUSION, "EGG BOMB", "SLEEP POWDER", STOMP, 0 @}</text:p>
          </table:table-cell>
        </table:table-row>
        <table:table-row table:style-name="ro1">
          <table:table-cell office:value-type="string">
            <text:p>+#BETH#, Normal, "\pk\mn RANGER~2", (boy05 true), 143, "BETH", 19, ????????, ????????, ????????, Single, - CheckBadMove TryToKO CheckViability /, 3, @{ 100, 38, BELLSPROUT, 0</text:p>
          </table:table-cell>
        </table:table-row>
        <table:table-row table:style-name="ro1">
          <table:table-cell office:value-type="string">
            <text:p>+100, 38, GLOOM, 0</text:p>
          </table:table-cell>
        </table:table-row>
        <table:table-row table:style-name="ro1">
          <table:table-cell office:value-type="string">
            <text:p>+100, 38, GLOOM, 0 @}</text:p>
          </table:table-cell>
        </table:table-row>
        <table:table-row table:style-name="ro1">
          <table:table-cell office:value-type="string">
            <text:p>+#KATELYN#, Moves, "\pk\mn RANGER~2", (boy05 true), 143, "KATELYN", 19, ????????, ????????, ????????, Single, - CheckBadMove TryToKO CheckViability /, 1, @{ 100, 52, CHANSEY, "EGG BOMB", "DEFENSE CURL", MINIMIZE, SOFTBOILED, 0 @}</text:p>
          </table:table-cell>
        </table:table-row>
        <table:table-row table:style-name="ro1">
          <table:table-cell office:value-type="string">
            <text:p>+#LEROY#, Moves, COOLTRAINER~2, (boy05 false), 110, "LEROY", 19, ????????, ????????, ????????, Single, - CheckBadMove TryToKO CheckViability /, 5, @{ 100, 47, RHYDON, "TAKE DOWN", "HORN DRILL", "ROCK BLAST", "SCARY FACE", 0</text:p>
          </table:table-cell>
        </table:table-row>
        <table:table-row table:style-name="ro1">
          <table:table-cell office:value-type="string">
            <text:p>+100, 48, SLOWBRO, PSYCHIC, HEADBUTT, AMNESIA, DISABLE, 0</text:p>
          </table:table-cell>
        </table:table-row>
        <table:table-row table:style-name="ro1">
          <table:table-cell office:value-type="string">
            <text:p>+100, 47, KANGASKHAN, "DIZZY PUNCH", BITE, ENDURE, REVERSAL, 0</text:p>
          </table:table-cell>
        </table:table-row>
        <table:table-row table:style-name="ro1">
          <table:table-cell office:value-type="string">
            <text:p>+100, 48, MACHOKE, "CROSS CHOP", "VITAL THROW", REVENGE, "SEISMIC TOSS", 0</text:p>
          </table:table-cell>
        </table:table-row>
        <table:table-row table:style-name="ro1">
          <table:table-cell office:value-type="string">
            <text:p>+100, 50, URSARING, SLASH, "FAINT ATTACK", SNORE, REST, 0 @}</text:p>
          </table:table-cell>
        </table:table-row>
        <table:table-row table:style-name="ro1">
          <table:table-cell office:value-type="string">
            <text:p>+#MICHELLE#, Moves, COOLTRAINER~2, (boy05 true), 111, "MICHELLE", 21, ????????, ????????, ????????, Single, - CheckBadMove TryToKO CheckViability /, 5, @{ 100, 47, PERSIAN, SLASH, SCREECH, "FAINT ATTACK", BITE, 0</text:p>
          </table:table-cell>
        </table:table-row>
        <table:table-row table:style-name="ro1">
          <table:table-cell office:value-type="string">
            <text:p>+100, 47, DEWGONG, "ICE BEAM", "TAKE DOWN", "ICY WIND", GROWL, 0</text:p>
          </table:table-cell>
        </table:table-row>
        <table:table-row table:style-name="ro1">
          <table:table-cell office:value-type="string">
            <text:p>+100, 48, NINETALES, FLAMETHROWER, "CONFUSE RAY", WILL-O-WISP, GRUDGE, 0</text:p>
          </table:table-cell>
        </table:table-row>
        <table:table-row table:style-name="ro1">
          <table:table-cell office:value-type="string">
            <text:p>+100, 48, RAPIDASH, BOUNCE, AGILITY, "FIRE SPIN", "TAKE DOWN", 0</text:p>
          </table:table-cell>
        </table:table-row>
        <table:table-row table:style-name="ro1">
          <table:table-cell office:value-type="string">
            <text:p>+100, 50, GIRAFARIG, CRUNCH, PSYBEAM, STOMP, "ODOR SLEUTH", 0 @}</text:p>
          </table:table-cell>
        </table:table-row>
        <table:table-row table:style-name="ro1">
          <table:table-cell office:value-type="string">
            <text:p>+#"LEX &amp; NYA"#, Moves, "COOL COUPLE", (boy05 false), 128, "LEX &amp; NYA", 19, 19, ????????, ????????, Double, - CheckBadMove TryToKO CheckViability /, 2, @{ 100, 52, MILTANK, "BODY SLAM", "MILK DRINK", GROWL, "DEFENSE CURL", 0</text:p>
          </table:table-cell>
        </table:table-row>
        <table:table-row table:style-name="ro1">
          <table:table-cell office:value-type="string">
            <text:p>+100, 52, TAUROS, THRASH, "HORN ATTACK", PURSUIT, SWAGGER, 0 @}</text:p>
          </table:table-cell>
        </table:table-row>
        <table:table-row table:style-name="ro1">
          <table:table-cell office:value-type="string">
            <text:p>+#BRANDON#, Normal, "RUIN MANIAC~2", (boy0B false), 145, "BRANDON", ????????, ????????, ????????, ????????, Single, - CheckBadMove /, 1, @{ 0, 50, ONIX, 0 @}</text:p>
          </table:table-cell>
        </table:table-row>
        <table:table-row table:style-name="ro1">
          <table:table-cell office:value-type="string">
            <text:p>+#BENJAMIN#, Moves, "RUIN MANIAC~2", (boy0B false), 145, "BENJAMIN", ????????, ????????, ????????, ????????, Single, - CheckBadMove /, 3, @{ 0, 48, GEODUDE, EARTHQUAKE, "ROCK BLAST", ROLLOUT, SELFDESTRUCT, 0</text:p>
          </table:table-cell>
        </table:table-row>
        <table:table-row table:style-name="ro1">
          <table:table-cell office:value-type="string">
            <text:p>+0, 48, GRAVELER, EARTHQUAKE, "ROCK BLAST", "ROCK THROW", SELFDESTRUCT, 0</text:p>
          </table:table-cell>
        </table:table-row>
        <table:table-row table:style-name="ro1">
          <table:table-cell office:value-type="string">
            <text:p>+0, 48, GRAVELER, EARTHQUAKE, "ROCK BLAST", "ROCK THROW", SELFDESTRUCT, 0 @}</text:p>
          </table:table-cell>
        </table:table-row>
        <table:table-row table:style-name="ro1">
          <table:table-cell office:value-type="string">
            <text:p>+#EDNA#, Moves, PAINTER, (girl01 false), 147, "EDNA", ????????, ????????, ????????, ????????, Single, - CheckBadMove /, 1, @{ 50, 50, SMEARGLE, "FAKE OUT", EXTREMESPEED, PROTECT, "QUICK ATTACK", 0 @}</text:p>
          </table:table-cell>
        </table:table-row>
        <table:table-row table:style-name="ro1">
          <table:table-cell office:value-type="string">
            <text:p>+#CLIFFORD#, Normal, GENTLEMAN~2, (boy0D false), 123, "CLIFFORD", ????????, ????????, ????????, ????????, Single, - CheckBadMove /, 2, @{ 0, 49, MAROWAK, 0</text:p>
          </table:table-cell>
        </table:table-row>
        <table:table-row table:style-name="ro1">
          <table:table-cell office:value-type="string">
            <text:p>+0, 49, GOLDUCK, 0 @}</text:p>
          </table:table-cell>
        </table:table-row>
        <table:table-row table:style-name="ro1">
          <table:table-cell office:value-type="string">
            <text:p>+#SELPHY#, Both, LADY~2, (girl01 false), 146, "SELPHY", 19, ????????, ????????, ????????, Single, - CheckBadMove /, 2, @{ 0, 49, PERSIAN, 110, "PAY DAY", BITE, TAUNT, TORMENT</text:p>
          </table:table-cell>
        </table:table-row>
        <table:table-row table:style-name="ro1">
          <table:table-cell office:value-type="string">
            <text:p>+0, 49, PERSIAN, 110, "PAY DAY", SCRATCH, TORMENT, TAUNT @}</text:p>
          </table:table-cell>
        </table:table-row>
        <table:table-row table:style-name="ro1">
          <table:table-cell office:value-type="string">
            <text:p>+#LAWSON#, Normal, "RUIN MANIAC~2", (boy0B false), 145, "LAWSON", ????????, ????????, ????????, ????????, Single, - CheckBadMove /, 3, @{ 0, 47, ONIX, 0</text:p>
          </table:table-cell>
        </table:table-row>
        <table:table-row table:style-name="ro1">
          <table:table-cell office:value-type="string">
            <text:p>+0, 48, GRAVELER, 0</text:p>
          </table:table-cell>
        </table:table-row>
        <table:table-row table:style-name="ro1">
          <table:table-cell office:value-type="string">
            <text:p>+0, 49, MAROWAK, 0 @}</text:p>
          </table:table-cell>
        </table:table-row>
        <table:table-row table:style-name="ro1">
          <table:table-cell office:value-type="string">
            <text:p>+#LAURA#, Normal, PSYCHIC~2, (boy04 true), 138, "LAURA", ????????, ????????, ????????, ????????, Single, - CheckBadMove /, 3, @{ 100, 48, NATU, 0</text:p>
          </table:table-cell>
        </table:table-row>
        <table:table-row table:style-name="ro1">
          <table:table-cell office:value-type="string">
            <text:p>+100, 48, NATU, 0</text:p>
          </table:table-cell>
        </table:table-row>
        <table:table-row table:style-name="ro1">
          <table:table-cell office:value-type="string">
            <text:p>+100, 49, XATU, 0 @}</text:p>
          </table:table-cell>
        </table:table-row>
        <table:table-row table:style-name="ro1">
          <table:table-cell office:value-type="string">
            <text:p>+#BETHANY#, Normal, "\pk\mn BREEDER~2", (girl01 false), 141, "BETHANY", ????????, ????????, ????????, ????????, Single, - CheckBadMove /, 1, @{ 30, 50, CHANSEY, 0 @}</text:p>
          </table:table-cell>
        </table:table-row>
        <table:table-row table:style-name="ro1">
          <table:table-cell office:value-type="string">
            <text:p>+#ALLISON#, Normal, "\pk\mn BREEDER~2", (girl01 false), 141, "ALLISON", ????????, ????????, ????????, ????????, Single, - CheckBadMove /, 3, @{ 30, 48, CLEFAIRY, 0</text:p>
          </table:table-cell>
        </table:table-row>
        <table:table-row table:style-name="ro1">
          <table:table-cell office:value-type="string">
            <text:p>+30, 48, CLEFAIRY, 0</text:p>
          </table:table-cell>
        </table:table-row>
        <table:table-row table:style-name="ro1">
          <table:table-cell office:value-type="string">
            <text:p>+30, 48, CLEFABLE, 0 @}</text:p>
          </table:table-cell>
        </table:table-row>
        <table:table-row table:style-name="ro1">
          <table:table-cell office:value-type="string">
            <text:p>+#GARRET#, Normal, "BUG CATCHER~2", (boy00 false), 83, "GARRET", ????????, ????????, ????????, ????????, Single, - CheckBadMove /, 1, @{ 0, 49, HERACROSS, 0 @}</text:p>
          </table:table-cell>
        </table:table-row>
        <table:table-row table:style-name="ro1">
          <table:table-cell office:value-type="string">
            <text:p>+#JONAH#, Normal, "BUG CATCHER~2", (boy00 false), 83, "JONAH", ????????, ????????, ????????, ????????, Single, - CheckBadMove /, 4, @{ 0, 45, YANMA, 0</text:p>
          </table:table-cell>
        </table:table-row>
        <table:table-row table:style-name="ro1">
          <table:table-cell office:value-type="string">
            <text:p>+0, 45, BEEDRILL, 0</text:p>
          </table:table-cell>
        </table:table-row>
        <table:table-row table:style-name="ro1">
          <table:table-cell office:value-type="string">
            <text:p>+0, 46, YANMA, 0</text:p>
          </table:table-cell>
        </table:table-row>
        <table:table-row table:style-name="ro1">
          <table:table-cell office:value-type="string">
            <text:p>+0, 47, BEEDRILL, 0 @}</text:p>
          </table:table-cell>
        </table:table-row>
        <table:table-row table:style-name="ro1">
          <table:table-cell office:value-type="string">
            <text:p>+#VANCE#, Normal, "BUG CATCHER~2", (boy00 false), 83, "VANCE", ????????, ????????, ????????, ????????, Single, - CheckBadMove /, 2, @{ 0, 48, VENONAT, 0</text:p>
          </table:table-cell>
        </table:table-row>
        <table:table-row table:style-name="ro1">
          <table:table-cell office:value-type="string">
            <text:p>+0, 48, VENOMOTH, 0 @}</text:p>
          </table:table-cell>
        </table:table-row>
        <table:table-row table:style-name="ro1">
          <table:table-cell office:value-type="string">
            <text:p>+#NASH#, Normal, YOUNGSTER~2, (boy00 false), 82, "NASH", ????????, ????????, ????????, ????????, Single, - CheckBadMove /, 3, @{ 0, 47, WEEPINBELL, 0</text:p>
          </table:table-cell>
        </table:table-row>
        <table:table-row table:style-name="ro1">
          <table:table-cell office:value-type="string">
            <text:p>+0, 47, WEEPINBELL, 0</text:p>
          </table:table-cell>
        </table:table-row>
        <table:table-row table:style-name="ro1">
          <table:table-cell office:value-type="string">
            <text:p>+0, 49, VICTREEBEL, 0 @}</text:p>
          </table:table-cell>
        </table:table-row>
        <table:table-row table:style-name="ro1">
          <table:table-cell office:value-type="string">
            <text:p>+#CORDELL#, Normal, YOUNGSTER~2, (boy00 false), 82, "CORDELL", ????????, ????????, ????????, ????????, Single, - CheckBadMove /, 2, @{ 0, 48, FARFETCH'D, 0</text:p>
          </table:table-cell>
        </table:table-row>
        <table:table-row table:style-name="ro1">
          <table:table-cell office:value-type="string">
            <text:p>+0, 48, FARFETCH'D, 0 @}</text:p>
          </table:table-cell>
        </table:table-row>
        <table:table-row table:style-name="ro1">
          <table:table-cell office:value-type="string">
            <text:p>+#DALIA#, Normal, LASS~2, (girl01 true), 84, "DALIA", ????????, ????????, ????????, ????????, Single, - CheckBadMove /, 4, @{ 0, 46, HOPPIP, 0</text:p>
          </table:table-cell>
        </table:table-row>
        <table:table-row table:style-name="ro1">
          <table:table-cell office:value-type="string">
            <text:p>+0, 47, HOPPIP, 0</text:p>
          </table:table-cell>
        </table:table-row>
        <table:table-row table:style-name="ro1">
          <table:table-cell office:value-type="string">
            <text:p>+0, 47, SKIPLOOM, 0</text:p>
          </table:table-cell>
        </table:table-row>
        <table:table-row table:style-name="ro1">
          <table:table-cell office:value-type="string">
            <text:p>+0, 48, SKIPLOOM, 0 @}</text:p>
          </table:table-cell>
        </table:table-row>
        <table:table-row table:style-name="ro1">
          <table:table-cell office:value-type="string">
            <text:p>+#JOANA#, Normal, LASS~2, (girl01 true), 84, "JOANA", ????????, ????????, ????????, ????????, Single, - CheckBadMove /, 1, @{ 0, 49, SNUBBULL, 0 @}</text:p>
          </table:table-cell>
        </table:table-row>
        <table:table-row table:style-name="ro1">
          <table:table-cell office:value-type="string">
            <text:p>+#RILEY#, Normal, CAMPER~2, (boy00 false), 86, "RILEY", ????????, ????????, ????????, ????????, Single, - CheckBadMove /, 2, @{ 0, 49, PINSIR, 0</text:p>
          </table:table-cell>
        </table:table-row>
        <table:table-row table:style-name="ro1">
          <table:table-cell office:value-type="string">
            <text:p>+0, 50, HERACROSS, 0 @}</text:p>
          </table:table-cell>
        </table:table-row>
        <table:table-row table:style-name="ro1">
          <table:table-cell office:value-type="string">
            <text:p>+#MARCY#, Normal, PICNICKER~2, (girl02 true), 87, "MARCY", ????????, ????????, ????????, ????????, Single, - CheckBadMove /, 3, @{ 0, 48, PARAS, 0</text:p>
          </table:table-cell>
        </table:table-row>
        <table:table-row table:style-name="ro1">
          <table:table-cell office:value-type="string">
            <text:p>+0, 48, PARAS, 0</text:p>
          </table:table-cell>
        </table:table-row>
        <table:table-row table:style-name="ro1">
          <table:table-cell office:value-type="string">
            <text:p>+0, 49, PARASECT, 0 @}</text:p>
          </table:table-cell>
        </table:table-row>
        <table:table-row table:style-name="ro1">
          <table:table-cell office:value-type="string">
            <text:p>+#LAYTON#, Normal, "RUIN MANIAC~2", (boy0B false), 145, "LAYTON", ????????, ????????, ????????, ????????, Single, - CheckBadMove /, 3, @{ 0, 48, SANDSLASH, 0</text:p>
          </table:table-cell>
        </table:table-row>
        <table:table-row table:style-name="ro1">
          <table:table-cell office:value-type="string">
            <text:p>+0, 48, ONIX, 0</text:p>
          </table:table-cell>
        </table:table-row>
        <table:table-row table:style-name="ro1">
          <table:table-cell office:value-type="string">
            <text:p>+0, 48, SANDSLASH, 0 @}</text:p>
          </table:table-cell>
        </table:table-row>
        <table:table-row table:style-name="ro1">
          <table:table-cell office:value-type="string">
            <text:p>+#KELSEY~2#, Normal, PICNICKER~2, (girl02 true), 87, "KELSEY", ????????, ????????, ????????, ????????, Single, - CheckBadMove /, 2, @{ 20, 21, NIDORAN\sm, 0</text:p>
          </table:table-cell>
        </table:table-row>
        <table:table-row table:style-name="ro1">
          <table:table-cell office:value-type="string">
            <text:p>+20, 21, NIDORAN\sf, 0 @}</text:p>
          </table:table-cell>
        </table:table-row>
        <table:table-row table:style-name="ro1">
          <table:table-cell office:value-type="string">
            <text:p>+#KELSEY~3#, Normal, PICNICKER~2, (girl02 true), 87, "KELSEY", ????????, ????????, ????????, ????????, Single, - CheckBadMove /, 2, @{ 60, 29, NIDORINO, 0</text:p>
          </table:table-cell>
        </table:table-row>
        <table:table-row table:style-name="ro1">
          <table:table-cell office:value-type="string">
            <text:p>+60, 29, NIDORINA, 0 @}</text:p>
          </table:table-cell>
        </table:table-row>
        <table:table-row table:style-name="ro1">
          <table:table-cell office:value-type="string">
            <text:p>+#KELSEY~4#, Normal, PICNICKER~2, (girl02 true), 87, "KELSEY", ????????, ????????, ????????, ????????, Single, - CheckBadMove /, 2, @{ 80, 49, NIDORINO, 0</text:p>
          </table:table-cell>
        </table:table-row>
        <table:table-row table:style-name="ro1">
          <table:table-cell office:value-type="string">
            <text:p>+80, 49, NIDORINA, 0 @}</text:p>
          </table:table-cell>
        </table:table-row>
        <table:table-row table:style-name="ro1">
          <table:table-cell office:value-type="string">
            <text:p>+#RICKY~2#, Normal, CAMPER~2, (boy00 false), 86, "RICKY", ????????, ????????, ????????, ????????, Single, - CheckBadMove /, 1, @{ 20, 22, SQUIRTLE, 0 @}</text:p>
          </table:table-cell>
        </table:table-row>
        <table:table-row table:style-name="ro1">
          <table:table-cell office:value-type="string">
            <text:p>+#RICKY~3#, Normal, CAMPER~2, (boy00 false), 86, "RICKY", ????????, ????????, ????????, ????????, Single, - CheckBadMove /, 1, @{ 60, 30, WARTORTLE, 0 @}</text:p>
          </table:table-cell>
        </table:table-row>
        <table:table-row table:style-name="ro1">
          <table:table-cell office:value-type="string">
            <text:p>+#RICKY~4#, Normal, CAMPER~2, (boy00 false), 86, "RICKY", ????????, ????????, ????????, ????????, Single, - CheckBadMove /, 1, @{ 120, 55, WARTORTLE, 0 @}</text:p>
          </table:table-cell>
        </table:table-row>
        <table:table-row table:style-name="ro1">
          <table:table-cell office:value-type="string">
            <text:p>+#JEFF~2#, Normal, CAMPER~2, (boy00 false), 86, "JEFF", ????????, ????????, ????????, ????????, Single, - CheckBadMove /, 2, @{ 20, 21, SPEAROW, 0</text:p>
          </table:table-cell>
        </table:table-row>
        <table:table-row table:style-name="ro1">
          <table:table-cell office:value-type="string">
            <text:p>+20, 21, RATICATE, 0 @}</text:p>
          </table:table-cell>
        </table:table-row>
        <table:table-row table:style-name="ro1">
          <table:table-cell office:value-type="string">
            <text:p>+#JEFF~3#, Normal, CAMPER~2, (boy00 false), 86, "JEFF", ????????, ????????, ????????, ????????, Single, - CheckBadMove /, 2, @{ 60, 29, FEAROW, 0</text:p>
          </table:table-cell>
        </table:table-row>
        <table:table-row table:style-name="ro1">
          <table:table-cell office:value-type="string">
            <text:p>+60, 29, RATICATE, 0 @}</text:p>
          </table:table-cell>
        </table:table-row>
        <table:table-row table:style-name="ro1">
          <table:table-cell office:value-type="string">
            <text:p>+#JEFF~4#, Normal, CAMPER~2, (boy00 false), 86, "JEFF", ????????, ????????, ????????, ????????, Single, - CheckBadMove /, 2, @{ 120, 54, FEAROW, 0</text:p>
          </table:table-cell>
        </table:table-row>
        <table:table-row table:style-name="ro1">
          <table:table-cell office:value-type="string">
            <text:p>+120, 54, RATICATE, 0 @}</text:p>
          </table:table-cell>
        </table:table-row>
        <table:table-row table:style-name="ro1">
          <table:table-cell office:value-type="string">
            <text:p>+#ISABELLE~2#, Normal, PICNICKER~2, (girl02 true), 87, "ISABELLE", ????????, ????????, ????????, ????????, Single, - CheckBadMove /, 3, @{ 20, 21, PIDGEOTTO, 0</text:p>
          </table:table-cell>
        </table:table-row>
        <table:table-row table:style-name="ro1">
          <table:table-cell office:value-type="string">
            <text:p>+20, 21, PIDGEOTTO, 0</text:p>
          </table:table-cell>
        </table:table-row>
        <table:table-row table:style-name="ro1">
          <table:table-cell office:value-type="string">
            <text:p>+20, 18, PIDGEY, 0 @}</text:p>
          </table:table-cell>
        </table:table-row>
        <table:table-row table:style-name="ro1">
          <table:table-cell office:value-type="string">
            <text:p>+#ISABELLE~3#, Normal, PICNICKER~2, (girl02 true), 87, "ISABELLE", ????????, ????????, ????????, ????????, Single, - CheckBadMove /, 3, @{ 60, 29, PIDGEOTTO, 0</text:p>
          </table:table-cell>
        </table:table-row>
        <table:table-row table:style-name="ro1">
          <table:table-cell office:value-type="string">
            <text:p>+60, 29, PIDGEOTTO, 0</text:p>
          </table:table-cell>
        </table:table-row>
        <table:table-row table:style-name="ro1">
          <table:table-cell office:value-type="string">
            <text:p>+60, 26, PIDGEOTTO, 0 @}</text:p>
          </table:table-cell>
        </table:table-row>
        <table:table-row table:style-name="ro1">
          <table:table-cell office:value-type="string">
            <text:p>+#ISABELLE~4#, Normal, PICNICKER~2, (girl02 true), 87, "ISABELLE", ????????, ????????, ????????, ????????, Single, - CheckBadMove /, 3, @{ 80, 47, PIDGEOTTO, 0</text:p>
          </table:table-cell>
        </table:table-row>
        <table:table-row table:style-name="ro1">
          <table:table-cell office:value-type="string">
            <text:p>+80, 47, PIDGEOTTO, 0</text:p>
          </table:table-cell>
        </table:table-row>
        <table:table-row table:style-name="ro1">
          <table:table-cell office:value-type="string">
            <text:p>+80, 50, PIDGEOT, 0 @}</text:p>
          </table:table-cell>
        </table:table-row>
        <table:table-row table:style-name="ro1">
          <table:table-cell office:value-type="string">
            <text:p>+#YASU~2#, Normal, YOUNGSTER~2, (boy00 false), 82, "YASU", ????????, ????????, ????????, ????????, Single, - CheckBadMove /, 3, @{ 40, 22, RATTATA, 0</text:p>
          </table:table-cell>
        </table:table-row>
        <table:table-row table:style-name="ro1">
          <table:table-cell office:value-type="string">
            <text:p>+40, 22, RATICATE, 0</text:p>
          </table:table-cell>
        </table:table-row>
        <table:table-row table:style-name="ro1">
          <table:table-cell office:value-type="string">
            <text:p>+40, 22, RATICATE, 0 @}</text:p>
          </table:table-cell>
        </table:table-row>
        <table:table-row table:style-name="ro1">
          <table:table-cell office:value-type="string">
            <text:p>+#YASU~3#, Normal, YOUNGSTER~2, (boy00 false), 82, "YASU", ????????, ????????, ????????, ????????, Single, - CheckBadMove /, 3, @{ 80, 47, RATICATE, 0</text:p>
          </table:table-cell>
        </table:table-row>
        <table:table-row table:style-name="ro1">
          <table:table-cell office:value-type="string">
            <text:p>+80, 47, RATICATE, 0</text:p>
          </table:table-cell>
        </table:table-row>
        <table:table-row table:style-name="ro1">
          <table:table-cell office:value-type="string">
            <text:p>+80, 47, RATICATE, 0 @}</text:p>
          </table:table-cell>
        </table:table-row>
        <table:table-row table:style-name="ro1">
          <table:table-cell office:value-type="string">
            <text:p>+#BERNIE~2#, Normal, ENGINEER, (boy00 false), 93, "BERNIE", ????????, ????????, ????????, ????????, Single, - CheckBadMove /, 3, @{ 60, 28, MAGNETON, 0</text:p>
          </table:table-cell>
        </table:table-row>
        <table:table-row table:style-name="ro1">
          <table:table-cell office:value-type="string">
            <text:p>+60, 28, MAGNETON, 0</text:p>
          </table:table-cell>
        </table:table-row>
        <table:table-row table:style-name="ro1">
          <table:table-cell office:value-type="string">
            <text:p>+60, 28, MAGNETON, 0 @}</text:p>
          </table:table-cell>
        </table:table-row>
        <table:table-row table:style-name="ro1">
          <table:table-cell office:value-type="string">
            <text:p>+#DARIAN~2#, Normal, GAMER, (boy00 false), 97, "DARIAN", ????????, ????????, ????????, ????????, Single, - CheckBadMove /, 2, @{ 60, 29, GROWLITHE, 0</text:p>
          </table:table-cell>
        </table:table-row>
        <table:table-row table:style-name="ro1">
          <table:table-cell office:value-type="string">
            <text:p>+60, 29, VULPIX, 0 @}</text:p>
          </table:table-cell>
        </table:table-row>
        <table:table-row table:style-name="ro1">
          <table:table-cell office:value-type="string">
            <text:p>+#CHRIS~2#, Normal, CAMPER~2, (boy00 false), 86, "CHRIS", ????????, ????????, ????????, ????????, Single, - CheckBadMove /, 2, @{ 40, 24, GROWLITHE, 0</text:p>
          </table:table-cell>
        </table:table-row>
        <table:table-row table:style-name="ro1">
          <table:table-cell office:value-type="string">
            <text:p>+40, 24, CHARMANDER, 0 @}</text:p>
          </table:table-cell>
        </table:table-row>
        <table:table-row table:style-name="ro1">
          <table:table-cell office:value-type="string">
            <text:p>+#CHRIS~3#, Normal, CAMPER~2, (boy00 false), 86, "CHRIS", ????????, ????????, ????????, ????????, Single, - CheckBadMove /, 2, @{ 60, 29, GROWLITHE, 0</text:p>
          </table:table-cell>
        </table:table-row>
        <table:table-row table:style-name="ro1">
          <table:table-cell office:value-type="string">
            <text:p>+60, 29, CHARMELEON, 0 @}</text:p>
          </table:table-cell>
        </table:table-row>
        <table:table-row table:style-name="ro1">
          <table:table-cell office:value-type="string">
            <text:p>+#CHRIS~4#, Normal, CAMPER~2, (boy00 false), 86, "CHRIS", ????????, ????????, ????????, ????????, Single, - CheckBadMove /, 2, @{ 120, 54, ARCANINE, 0</text:p>
          </table:table-cell>
        </table:table-row>
        <table:table-row table:style-name="ro1">
          <table:table-cell office:value-type="string">
            <text:p>+120, 54, CHARMELEON, 0 @}</text:p>
          </table:table-cell>
        </table:table-row>
        <table:table-row table:style-name="ro1">
          <table:table-cell office:value-type="string">
            <text:p>+#ALICIA~2#, Normal, PICNICKER~2, (girl02 true), 87, "ALICIA", ????????, ????????, ????????, ????????, Single, - CheckBadMove /, 1, @{ 40, 25, MEOWTH, 0 @}</text:p>
          </table:table-cell>
        </table:table-row>
        <table:table-row table:style-name="ro1">
          <table:table-cell office:value-type="string">
            <text:p>+#ALICIA~3#, Normal, PICNICKER~2, (girl02 true), 87, "ALICIA", ????????, ????????, ????????, ????????, Single, - CheckBadMove /, 1, @{ 60, 30, PERSIAN, 0 @}</text:p>
          </table:table-cell>
        </table:table-row>
        <table:table-row table:style-name="ro1">
          <table:table-cell office:value-type="string">
            <text:p>+#ALICIA~4#, Normal, PICNICKER~2, (girl02 true), 87, "ALICIA", ????????, ????????, ????????, ????????, Single, - CheckBadMove /, 1, @{ 120, 55, PERSIAN, 0 @}</text:p>
          </table:table-cell>
        </table:table-row>
        <table:table-row table:style-name="ro1">
          <table:table-cell office:value-type="string">
            <text:p>+#JEREMY~2#, Normal, HIKER~2, (boy0B false), 90, "JEREMY", ????????, ????????, ????????, ????????, Single, - CheckBadMove /, 2, @{ 60, 30, MACHOKE, 0</text:p>
          </table:table-cell>
        </table:table-row>
        <table:table-row table:style-name="ro1">
          <table:table-cell office:value-type="string">
            <text:p>+60, 28, ONIX, 0 @}</text:p>
          </table:table-cell>
        </table:table-row>
        <table:table-row table:style-name="ro1">
          <table:table-cell office:value-type="string">
            <text:p>+#MARK~3#, Normal, POKéMANIAC~2, (rocket03 false), 88, "MARK", ????????, ????????, ????????, ????????, Single, - CheckBadMove /, 2, @{ 150, 54, RHYDON, 0</text:p>
          </table:table-cell>
        </table:table-row>
        <table:table-row table:style-name="ro1">
          <table:table-cell office:value-type="string">
            <text:p>+150, 54, LICKITUNG, 0 @}</text:p>
          </table:table-cell>
        </table:table-row>
        <table:table-row table:style-name="ro1">
          <table:table-cell office:value-type="string">
            <text:p>+#HERMAN~2#, Normal, POKéMANIAC~2, (rocket03 false), 88, "HERMAN", ????????, ????????, ????????, ????????, Single, - CheckBadMove /, 2, @{ 90, 29, MAROWAK, 0</text:p>
          </table:table-cell>
        </table:table-row>
        <table:table-row table:style-name="ro1">
          <table:table-cell office:value-type="string">
            <text:p>+90, 29, SLOWBRO, 0 @}</text:p>
          </table:table-cell>
        </table:table-row>
        <table:table-row table:style-name="ro1">
          <table:table-cell office:value-type="string">
            <text:p>+#HERMAN~3#, Normal, POKéMANIAC~2, (rocket03 false), 88, "HERMAN", ????????, ????????, ????????, ????????, Single, - CheckBadMove /, 2, @{ 150, 54, MAROWAK, 0</text:p>
          </table:table-cell>
        </table:table-row>
        <table:table-row table:style-name="ro1">
          <table:table-cell office:value-type="string">
            <text:p>+150, 54, SLOWBRO, 0 @}</text:p>
          </table:table-cell>
        </table:table-row>
        <table:table-row table:style-name="ro1">
          <table:table-cell office:value-type="string">
            <text:p>+#TRENT~2#, Normal, HIKER~2, (boy0B false), 90, "TRENT", ????????, ????????, ????????, ????????, Single, - CheckBadMove /, 2, @{ 60, 31, ONIX, 0</text:p>
          </table:table-cell>
        </table:table-row>
        <table:table-row table:style-name="ro1">
          <table:table-cell office:value-type="string">
            <text:p>+60, 31, GRAVELER, 0 @}</text:p>
          </table:table-cell>
        </table:table-row>
        <table:table-row table:style-name="ro1">
          <table:table-cell office:value-type="string">
            <text:p>+#MEGAN~2#, Normal, LASS~2, (girl01 true), 84, "MEGAN", ????????, ????????, ????????, ????????, Single, - CheckBadMove /, 5, @{ 40, 22, PIDGEOTTO, 0</text:p>
          </table:table-cell>
        </table:table-row>
        <table:table-row table:style-name="ro1">
          <table:table-cell office:value-type="string">
            <text:p>+40, 22, RATICATE, 0</text:p>
          </table:table-cell>
        </table:table-row>
        <table:table-row table:style-name="ro1">
          <table:table-cell office:value-type="string">
            <text:p>+40, 23, NIDORAN\sm, 0</text:p>
          </table:table-cell>
        </table:table-row>
        <table:table-row table:style-name="ro1">
          <table:table-cell office:value-type="string">
            <text:p>+40, 21, MEOWTH, 0</text:p>
          </table:table-cell>
        </table:table-row>
        <table:table-row table:style-name="ro1">
          <table:table-cell office:value-type="string">
            <text:p>+40, 22, PIKACHU, 0 @}</text:p>
          </table:table-cell>
        </table:table-row>
        <table:table-row table:style-name="ro1">
          <table:table-cell office:value-type="string">
            <text:p>+#MEGAN~3#, Normal, LASS~2, (girl01 true), 84, "MEGAN", ????????, ????????, ????????, ????????, Single, - CheckBadMove /, 5, @{ 80, 46, PIDGEOT, 0</text:p>
          </table:table-cell>
        </table:table-row>
        <table:table-row table:style-name="ro1">
          <table:table-cell office:value-type="string">
            <text:p>+80, 47, RATICATE, 0</text:p>
          </table:table-cell>
        </table:table-row>
        <table:table-row table:style-name="ro1">
          <table:table-cell office:value-type="string">
            <text:p>+80, 47, NIDORINO, 0</text:p>
          </table:table-cell>
        </table:table-row>
        <table:table-row table:style-name="ro1">
          <table:table-cell office:value-type="string">
            <text:p>+80, 47, PERSIAN, 0</text:p>
          </table:table-cell>
        </table:table-row>
        <table:table-row table:style-name="ro1">
          <table:table-cell office:value-type="string">
            <text:p>+80, 48, RAICHU, 0 @}</text:p>
          </table:table-cell>
        </table:table-row>
        <table:table-row table:style-name="ro1">
          <table:table-cell office:value-type="string">
            <text:p>+#GLENN~2#, Normal, "SUPER NERD", (rocket03 false), 89, "GLENN", ????????, ????????, ????????, ????????, Single, - CheckBadMove /, 3, @{ 60, 28, MUK, 0</text:p>
          </table:table-cell>
        </table:table-row>
        <table:table-row table:style-name="ro1">
          <table:table-cell office:value-type="string">
            <text:p>+60, 28, MUK, 0</text:p>
          </table:table-cell>
        </table:table-row>
        <table:table-row table:style-name="ro1">
          <table:table-cell office:value-type="string">
            <text:p>+60, 28, MUK, 0 @}</text:p>
          </table:table-cell>
        </table:table-row>
        <table:table-row table:style-name="ro1">
          <table:table-cell office:value-type="string">
            <text:p>+#RICH~2#, Normal, GAMER, (boy00 false), 97, "RICH", ????????, ????????, ????????, ????????, Single, - CheckBadMove /, 2, @{ 60, 30, GROWLITHE, 0</text:p>
          </table:table-cell>
        </table:table-row>
        <table:table-row table:style-name="ro1">
          <table:table-cell office:value-type="string">
            <text:p>+60, 30, VULPIX, 0 @}</text:p>
          </table:table-cell>
        </table:table-row>
        <table:table-row table:style-name="ro1">
          <table:table-cell office:value-type="string">
            <text:p>+#JAREN~2#, Normal, BIKER, (boy00 false), 91, "JAREN", ????????, ????????, ????????, ????????, Single, - CheckBadMove /, 2, @{ 60, 28, MUK, 0</text:p>
          </table:table-cell>
        </table:table-row>
        <table:table-row table:style-name="ro1">
          <table:table-cell office:value-type="string">
            <text:p>+60, 30, MUK, 0 @}</text:p>
          </table:table-cell>
        </table:table-row>
        <table:table-row table:style-name="ro1">
          <table:table-cell office:value-type="string">
            <text:p>+#ELLIOT~2#, Normal, FISHERMAN~2, (boy0B false), 94, "ELLIOT", ????????, ????????, ????????, ????????, Single, - CheckBadMove /, 4, @{ 60, 28, POLIWHIRL, 0</text:p>
          </table:table-cell>
        </table:table-row>
        <table:table-row table:style-name="ro1">
          <table:table-cell office:value-type="string">
            <text:p>+60, 28, CLOYSTER, 0</text:p>
          </table:table-cell>
        </table:table-row>
        <table:table-row table:style-name="ro1">
          <table:table-cell office:value-type="string">
            <text:p>+60, 28, SEAKING, 0</text:p>
          </table:table-cell>
        </table:table-row>
        <table:table-row table:style-name="ro1">
          <table:table-cell office:value-type="string">
            <text:p>+60, 28, SEADRA, 0 @}</text:p>
          </table:table-cell>
        </table:table-row>
        <table:table-row table:style-name="ro1">
          <table:table-cell office:value-type="string">
            <text:p>+#LUCA~2#, Normal, ROCKER, (boy00 false), 101, "LUCA", ????????, ????????, ????????, ????????, Single, - CheckBadMove /, 2, @{ 60, 33, ELECTRODE, 0</text:p>
          </table:table-cell>
        </table:table-row>
        <table:table-row table:style-name="ro1">
          <table:table-cell office:value-type="string">
            <text:p>+60, 33, ELECTRODE, 0 @}</text:p>
          </table:table-cell>
        </table:table-row>
        <table:table-row table:style-name="ro1">
          <table:table-cell office:value-type="string">
            <text:p>+#SHEILA~2#, Normal, BEAUTY~2, (girl01 true), 98, "SHEILA", ????????, ????????, ????????, ????????, Single, - CheckBadMove /, 2, @{ 80, 49, CLEFAIRY, 0</text:p>
          </table:table-cell>
        </table:table-row>
        <table:table-row table:style-name="ro1">
          <table:table-cell office:value-type="string">
            <text:p>+80, 49, PERSIAN, 0 @}</text:p>
          </table:table-cell>
        </table:table-row>
        <table:table-row table:style-name="ro1">
          <table:table-cell office:value-type="string">
            <text:p>+#ROBERT~2#, Normal, "BIRD KEEPER~2", (boy05 false), 104, "ROBERT", ????????, ????????, ????????, ????????, Single, - CheckBadMove /, 4, @{ 60, 28, PIDGEOTTO, 0</text:p>
          </table:table-cell>
        </table:table-row>
        <table:table-row table:style-name="ro1">
          <table:table-cell office:value-type="string">
            <text:p>+60, 28, PIDGEOTTO, 0</text:p>
          </table:table-cell>
        </table:table-row>
        <table:table-row table:style-name="ro1">
          <table:table-cell office:value-type="string">
            <text:p>+60, 28, FEAROW, 0</text:p>
          </table:table-cell>
        </table:table-row>
        <table:table-row table:style-name="ro1">
          <table:table-cell office:value-type="string">
            <text:p>+60, 28, FEAROW, 0 @}</text:p>
          </table:table-cell>
        </table:table-row>
        <table:table-row table:style-name="ro1">
          <table:table-cell office:value-type="string">
            <text:p>+#ROBERT~3#, Normal, "BIRD KEEPER~2", (boy05 false), 104, "ROBERT", ????????, ????????, ????????, ????????, Single, - CheckBadMove /, 4, @{ 80, 47, PIDGEOT, 0</text:p>
          </table:table-cell>
        </table:table-row>
        <table:table-row table:style-name="ro1">
          <table:table-cell office:value-type="string">
            <text:p>+80, 47, PIDGEOT, 0</text:p>
          </table:table-cell>
        </table:table-row>
        <table:table-row table:style-name="ro1">
          <table:table-cell office:value-type="string">
            <text:p>+80, 47, FEAROW, 0</text:p>
          </table:table-cell>
        </table:table-row>
        <table:table-row table:style-name="ro1">
          <table:table-cell office:value-type="string">
            <text:p>+80, 47, FEAROW, 0 @}</text:p>
          </table:table-cell>
        </table:table-row>
        <table:table-row table:style-name="ro1">
          <table:table-cell office:value-type="string">
            <text:p>+#SUSIE~2#, Normal, PICNICKER~2, (girl02 true), 87, "SUSIE", ????????, ????????, ????????, ????????, Single, - CheckBadMove /, 5, @{ 60, 27, PIDGEOTTO, 0</text:p>
          </table:table-cell>
        </table:table-row>
        <table:table-row table:style-name="ro1">
          <table:table-cell office:value-type="string">
            <text:p>+60, 27, MEOWTH, 0</text:p>
          </table:table-cell>
        </table:table-row>
        <table:table-row table:style-name="ro1">
          <table:table-cell office:value-type="string">
            <text:p>+60, 27, RATICATE, 0</text:p>
          </table:table-cell>
        </table:table-row>
        <table:table-row table:style-name="ro1">
          <table:table-cell office:value-type="string">
            <text:p>+60, 27, PIKACHU, 0</text:p>
          </table:table-cell>
        </table:table-row>
        <table:table-row table:style-name="ro1">
          <table:table-cell office:value-type="string">
            <text:p>+60, 27, MEOWTH, 0 @}</text:p>
          </table:table-cell>
        </table:table-row>
        <table:table-row table:style-name="ro1">
          <table:table-cell office:value-type="string">
            <text:p>+#SUSIE~3#, Normal, PICNICKER~2, (girl02 true), 87, "SUSIE", ????????, ????????, ????????, ????????, Single, - CheckBadMove /, 5, @{ 80, 47, PIDGEOTTO, 0</text:p>
          </table:table-cell>
        </table:table-row>
        <table:table-row table:style-name="ro1">
          <table:table-cell office:value-type="string">
            <text:p>+80, 47, PERSIAN, 0</text:p>
          </table:table-cell>
        </table:table-row>
        <table:table-row table:style-name="ro1">
          <table:table-cell office:value-type="string">
            <text:p>+80, 47, RATICATE, 0</text:p>
          </table:table-cell>
        </table:table-row>
        <table:table-row table:style-name="ro1">
          <table:table-cell office:value-type="string">
            <text:p>+80, 47, PIKACHU, 0</text:p>
          </table:table-cell>
        </table:table-row>
        <table:table-row table:style-name="ro1">
          <table:table-cell office:value-type="string">
            <text:p>+80, 47, PERSIAN, 0 @}</text:p>
          </table:table-cell>
        </table:table-row>
        <table:table-row table:style-name="ro1">
          <table:table-cell office:value-type="string">
            <text:p>+#SUSIE~4#, Normal, PICNICKER~2, (girl02 true), 87, "SUSIE", ????????, ????????, ????????, ????????, Single, - CheckBadMove /, 5, @{ 120, 52, PIDGEOT, 0</text:p>
          </table:table-cell>
        </table:table-row>
        <table:table-row table:style-name="ro1">
          <table:table-cell office:value-type="string">
            <text:p>+120, 52, PERSIAN, 0</text:p>
          </table:table-cell>
        </table:table-row>
        <table:table-row table:style-name="ro1">
          <table:table-cell office:value-type="string">
            <text:p>+120, 52, RATICATE, 0</text:p>
          </table:table-cell>
        </table:table-row>
        <table:table-row table:style-name="ro1">
          <table:table-cell office:value-type="string">
            <text:p>+120, 52, RAICHU, 0</text:p>
          </table:table-cell>
        </table:table-row>
        <table:table-row table:style-name="ro1">
          <table:table-cell office:value-type="string">
            <text:p>+120, 52, PERSIAN, 0 @}</text:p>
          </table:table-cell>
        </table:table-row>
        <table:table-row table:style-name="ro1">
          <table:table-cell office:value-type="string">
            <text:p>+#LUKAS~2#, Normal, BIKER, (boy00 false), 91, "LUKAS", ????????, ????????, ????????, ????????, Single, - CheckBadMove /, 4, @{ 80, 47, KOFFING, 0</text:p>
          </table:table-cell>
        </table:table-row>
        <table:table-row table:style-name="ro1">
          <table:table-cell office:value-type="string">
            <text:p>+80, 47, KOFFING, 0</text:p>
          </table:table-cell>
        </table:table-row>
        <table:table-row table:style-name="ro1">
          <table:table-cell office:value-type="string">
            <text:p>+80, 47, MUK, 0</text:p>
          </table:table-cell>
        </table:table-row>
        <table:table-row table:style-name="ro1">
          <table:table-cell office:value-type="string">
            <text:p>+80, 47, WEEZING, 0 @}</text:p>
          </table:table-cell>
        </table:table-row>
        <table:table-row table:style-name="ro1">
          <table:table-cell office:value-type="string">
            <text:p>+#BENNY~2#, Normal, "BIRD KEEPER~2", (boy05 false), 104, "BENNY", ????????, ????????, ????????, ????????, Single, - CheckBadMove /, 2, @{ 60, 32, FEAROW, 0</text:p>
          </table:table-cell>
        </table:table-row>
        <table:table-row table:style-name="ro1">
          <table:table-cell office:value-type="string">
            <text:p>+60, 32, FEAROW, 0 @}</text:p>
          </table:table-cell>
        </table:table-row>
        <table:table-row table:style-name="ro1">
          <table:table-cell office:value-type="string">
            <text:p>+#BENNY~3#, Normal, "BIRD KEEPER~2", (boy05 false), 104, "BENNY", ????????, ????????, ????????, ????????, Single, - CheckBadMove /, 2, @{ 80, 49, FEAROW, 0</text:p>
          </table:table-cell>
        </table:table-row>
        <table:table-row table:style-name="ro1">
          <table:table-cell office:value-type="string">
            <text:p>+80, 49, FEAROW, 0 @}</text:p>
          </table:table-cell>
        </table:table-row>
        <table:table-row table:style-name="ro1">
          <table:table-cell office:value-type="string">
            <text:p>+#MARLON~2#, Normal, "BIRD KEEPER~2", (boy05 false), 104, "MARLON", ????????, ????????, ????????, ????????, Single, - CheckBadMove /, 3, @{ 60, 30, FEAROW, 0</text:p>
          </table:table-cell>
        </table:table-row>
        <table:table-row table:style-name="ro1">
          <table:table-cell office:value-type="string">
            <text:p>+60, 30, DODUO, 0</text:p>
          </table:table-cell>
        </table:table-row>
        <table:table-row table:style-name="ro1">
          <table:table-cell office:value-type="string">
            <text:p>+60, 30, FEAROW, 0 @}</text:p>
          </table:table-cell>
        </table:table-row>
        <table:table-row table:style-name="ro1">
          <table:table-cell office:value-type="string">
            <text:p>+#MARLON~3#, Normal, "BIRD KEEPER~2", (boy05 false), 104, "MARLON", ????????, ????????, ????????, ????????, Single, - CheckBadMove /, 3, @{ 80, 48, FEAROW, 0</text:p>
          </table:table-cell>
        </table:table-row>
        <table:table-row table:style-name="ro1">
          <table:table-cell office:value-type="string">
            <text:p>+80, 48, DODRIO, 0</text:p>
          </table:table-cell>
        </table:table-row>
        <table:table-row table:style-name="ro1">
          <table:table-cell office:value-type="string">
            <text:p>+80, 48, FEAROW, 0 @}</text:p>
          </table:table-cell>
        </table:table-row>
        <table:table-row table:style-name="ro1">
          <table:table-cell office:value-type="string">
            <text:p>+#GRACE~2#, Normal, BEAUTY~2, (girl01 true), 98, "GRACE", ????????, ????????, ????????, ????????, Single, - CheckBadMove /, 2, @{ 80, 49, PIDGEOT, 0</text:p>
          </table:table-cell>
        </table:table-row>
        <table:table-row table:style-name="ro1">
          <table:table-cell office:value-type="string">
            <text:p>+80, 49, WIGGLYTUFF, 0 @}</text:p>
          </table:table-cell>
        </table:table-row>
        <table:table-row table:style-name="ro1">
          <table:table-cell office:value-type="string">
            <text:p>+#CHESTER~2#, Normal, "BIRD KEEPER~2", (boy05 false), 104, "CHESTER", ????????, ????????, ????????, ????????, Single, - CheckBadMove /, 3, @{ 60, 30, DODRIO, 0</text:p>
          </table:table-cell>
        </table:table-row>
        <table:table-row table:style-name="ro1">
          <table:table-cell office:value-type="string">
            <text:p>+60, 30, DODRIO, 0</text:p>
          </table:table-cell>
        </table:table-row>
        <table:table-row table:style-name="ro1">
          <table:table-cell office:value-type="string">
            <text:p>+60, 30, DODUO, 0 @}</text:p>
          </table:table-cell>
        </table:table-row>
        <table:table-row table:style-name="ro1">
          <table:table-cell office:value-type="string">
            <text:p>+#CHESTER~3#, Normal, "BIRD KEEPER~2", (boy05 false), 104, "CHESTER", ????????, ????????, ????????, ????????, Single, - CheckBadMove /, 3, @{ 80, 48, DODRIO, 0</text:p>
          </table:table-cell>
        </table:table-row>
        <table:table-row table:style-name="ro1">
          <table:table-cell office:value-type="string">
            <text:p>+80, 48, DODRIO, 0</text:p>
          </table:table-cell>
        </table:table-row>
        <table:table-row table:style-name="ro1">
          <table:table-cell office:value-type="string">
            <text:p>+80, 48, DODRIO, 0 @}</text:p>
          </table:table-cell>
        </table:table-row>
        <table:table-row table:style-name="ro1">
          <table:table-cell office:value-type="string">
            <text:p>+#BECKY~2#, Normal, PICNICKER~2, (girl02 true), 87, "BECKY", ????????, ????????, ????????, ????????, Single, - CheckBadMove /, 2, @{ 60, 32, PIKACHU, 0</text:p>
          </table:table-cell>
        </table:table-row>
        <table:table-row table:style-name="ro1">
          <table:table-cell office:value-type="string">
            <text:p>+60, 32, RAICHU, 0 @}</text:p>
          </table:table-cell>
        </table:table-row>
        <table:table-row table:style-name="ro1">
          <table:table-cell office:value-type="string">
            <text:p>+#BECKY~3#, Normal, PICNICKER~2, (girl02 true), 87, "BECKY", ????????, ????????, ????????, ????????, Single, - CheckBadMove /, 2, @{ 80, 49, PIKACHU, 0</text:p>
          </table:table-cell>
        </table:table-row>
        <table:table-row table:style-name="ro1">
          <table:table-cell office:value-type="string">
            <text:p>+80, 49, RAICHU, 0 @}</text:p>
          </table:table-cell>
        </table:table-row>
        <table:table-row table:style-name="ro1">
          <table:table-cell office:value-type="string">
            <text:p>+#BECKY~4#, Normal, PICNICKER~2, (girl02 true), 87, "BECKY", ????????, ????????, ????????, ????????, Single, - CheckBadMove /, 2, @{ 120, 54, RAICHU, 0</text:p>
          </table:table-cell>
        </table:table-row>
        <table:table-row table:style-name="ro1">
          <table:table-cell office:value-type="string">
            <text:p>+120, 54, RAICHU, 0 @}</text:p>
          </table:table-cell>
        </table:table-row>
        <table:table-row table:style-name="ro1">
          <table:table-cell office:value-type="string">
            <text:p>+#"RON &amp; MYA~2"#, Items, "CRUSH KIN", (boy04 false), 130, "RON &amp; MYA", ????????, ????????, ????????, ????????, Double, - CheckBadMove /, 2, @{ 110, 33, HITMONCHAN, 207</text:p>
          </table:table-cell>
        </table:table-row>
        <table:table-row table:style-name="ro1">
          <table:table-cell office:value-type="string">
            <text:p>+110, 33, HITMONLEE, 207 @}</text:p>
          </table:table-cell>
        </table:table-row>
        <table:table-row table:style-name="ro1">
          <table:table-cell office:value-type="string">
            <text:p>+#"RON &amp; MYA~3"#, Items, "CRUSH KIN", (boy04 false), 130, "RON &amp; MYA", ????????, ????????, ????????, ????????, Double, - CheckBadMove /, 2, @{ 130, 51, HITMONCHAN, 207</text:p>
          </table:table-cell>
        </table:table-row>
        <table:table-row table:style-name="ro1">
          <table:table-cell office:value-type="string">
            <text:p>+130, 51, HITMONLEE, 207 @}</text:p>
          </table:table-cell>
        </table:table-row>
        <table:table-row table:style-name="ro1">
          <table:table-cell office:value-type="string">
            <text:p>+#"RON &amp; MYA~4"#, Items, "CRUSH KIN", (boy04 false), 130, "RON &amp; MYA", ????????, ????????, ????????, ????????, Double, - CheckBadMove /, 2, @{ 170, 56, HITMONCHAN, 207</text:p>
          </table:table-cell>
        </table:table-row>
        <table:table-row table:style-name="ro1">
          <table:table-cell office:value-type="string">
            <text:p>+170, 56, HITMONLEE, 207 @}</text:p>
          </table:table-cell>
        </table:table-row>
        <table:table-row table:style-name="ro1">
          <table:table-cell office:value-type="string">
            <text:p>+#RUBEN~2#, Normal, BIKER, (boy00 false), 91, "RUBEN", ????????, ????????, ????????, ????????, Single, - CheckBadMove /, 3, @{ 80, 48, WEEZING, 0</text:p>
          </table:table-cell>
        </table:table-row>
        <table:table-row table:style-name="ro1">
          <table:table-cell office:value-type="string">
            <text:p>+80, 48, WEEZING, 0</text:p>
          </table:table-cell>
        </table:table-row>
        <table:table-row table:style-name="ro1">
          <table:table-cell office:value-type="string">
            <text:p>+80, 48, WEEZING, 0 @}</text:p>
          </table:table-cell>
        </table:table-row>
        <table:table-row table:style-name="ro1">
          <table:table-cell office:value-type="string">
            <text:p>+#CAMRON~2#, Normal, "CUE BALL", (boy00 false), 96, "CAMRON", ????????, ????????, ????????, ????????, Single, - CheckBadMove /, 2, @{ 80, 49, PRIMEAPE, 0</text:p>
          </table:table-cell>
        </table:table-row>
        <table:table-row table:style-name="ro1">
          <table:table-cell office:value-type="string">
            <text:p>+80, 49, MACHOKE, 0 @}</text:p>
          </table:table-cell>
        </table:table-row>
        <table:table-row table:style-name="ro1">
          <table:table-cell office:value-type="string">
            <text:p>+#JAXON~2#, Normal, BIKER, (boy00 false), 91, "JAXON", ????????, ????????, ????????, ????????, Single, - CheckBadMove /, 2, @{ 80, 49, WEEZING, 0</text:p>
          </table:table-cell>
        </table:table-row>
        <table:table-row table:style-name="ro1">
          <table:table-cell office:value-type="string">
            <text:p>+80, 49, MUK, 0 @}</text:p>
          </table:table-cell>
        </table:table-row>
        <table:table-row table:style-name="ro1">
          <table:table-cell office:value-type="string">
            <text:p>+#ISAIAH~2#, Normal, "CUE BALL", (boy00 false), 96, "ISAIAH", ????????, ????????, ????????, ????????, Single, - CheckBadMove /, 2, @{ 80, 49, MACHOKE, 0</text:p>
          </table:table-cell>
        </table:table-row>
        <table:table-row table:style-name="ro1">
          <table:table-cell office:value-type="string">
            <text:p>+80, 49, MACHAMP, 0 @}</text:p>
          </table:table-cell>
        </table:table-row>
        <table:table-row table:style-name="ro1">
          <table:table-cell office:value-type="string">
            <text:p>+#COREY~2#, Normal, "CUE BALL", (boy00 false), 96, "COREY", ????????, ????????, ????????, ????????, Single, - CheckBadMove /, 2, @{ 80, 49, PRIMEAPE, 0</text:p>
          </table:table-cell>
        </table:table-row>
        <table:table-row table:style-name="ro1">
          <table:table-cell office:value-type="string">
            <text:p>+80, 49, MACHAMP, 0 @}</text:p>
          </table:table-cell>
        </table:table-row>
        <table:table-row table:style-name="ro1">
          <table:table-cell office:value-type="string">
            <text:p>+#JACOB~2#, Normal, "BIRD KEEPER~2", (boy05 false), 104, "JACOB", ????????, ????????, ????????, ????????, Single, - CheckBadMove /, 4, @{ 60, 28, FEAROW, 0</text:p>
          </table:table-cell>
        </table:table-row>
        <table:table-row table:style-name="ro1">
          <table:table-cell office:value-type="string">
            <text:p>+60, 28, SPEAROW, 0</text:p>
          </table:table-cell>
        </table:table-row>
        <table:table-row table:style-name="ro1">
          <table:table-cell office:value-type="string">
            <text:p>+60, 28, FEAROW, 0</text:p>
          </table:table-cell>
        </table:table-row>
        <table:table-row table:style-name="ro1">
          <table:table-cell office:value-type="string">
            <text:p>+60, 28, SPEAROW, 0 @}</text:p>
          </table:table-cell>
        </table:table-row>
        <table:table-row table:style-name="ro1">
          <table:table-cell office:value-type="string">
            <text:p>+#JACOB~3#, Normal, "BIRD KEEPER~2", (boy05 false), 104, "JACOB", ????????, ????????, ????????, ????????, Single, - CheckBadMove /, 4, @{ 80, 47, FEAROW, 0</text:p>
          </table:table-cell>
        </table:table-row>
        <table:table-row table:style-name="ro1">
          <table:table-cell office:value-type="string">
            <text:p>+80, 47, FEAROW, 0</text:p>
          </table:table-cell>
        </table:table-row>
        <table:table-row table:style-name="ro1">
          <table:table-cell office:value-type="string">
            <text:p>+80, 47, FEAROW, 0</text:p>
          </table:table-cell>
        </table:table-row>
        <table:table-row table:style-name="ro1">
          <table:table-cell office:value-type="string">
            <text:p>+80, 47, FEAROW, 0 @}</text:p>
          </table:table-cell>
        </table:table-row>
        <table:table-row table:style-name="ro1">
          <table:table-cell office:value-type="string">
            <text:p>+#ALICE~2#, Normal, SWIMMER\sf~2, (girl01 true), 99, "ALICE", ????????, ????????, ????????, ????????, Single, - CheckBadMove /, 2, @{ 80, 49, SEAKING, 0</text:p>
          </table:table-cell>
        </table:table-row>
        <table:table-row table:style-name="ro1">
          <table:table-cell office:value-type="string">
            <text:p>+80, 49, SEAKING, 0 @}</text:p>
          </table:table-cell>
        </table:table-row>
        <table:table-row table:style-name="ro1">
          <table:table-cell office:value-type="string">
            <text:p>+#DARRIN~2#, Normal, SWIMMER\sm~2, (boy08 false), 95, "DARRIN", ????????, ????????, ????????, ????????, Single, - CheckBadMove /, 4, @{ 120, 52, SEADRA, 0</text:p>
          </table:table-cell>
        </table:table-row>
        <table:table-row table:style-name="ro1">
          <table:table-cell office:value-type="string">
            <text:p>+120, 52, SEADRA, 0</text:p>
          </table:table-cell>
        </table:table-row>
        <table:table-row table:style-name="ro1">
          <table:table-cell office:value-type="string">
            <text:p>+120, 52, SEADRA, 0</text:p>
          </table:table-cell>
        </table:table-row>
        <table:table-row table:style-name="ro1">
          <table:table-cell office:value-type="string">
            <text:p>+120, 52, SEADRA, 0 @}</text:p>
          </table:table-cell>
        </table:table-row>
        <table:table-row table:style-name="ro1">
          <table:table-cell office:value-type="string">
            <text:p>+#MISSY~2#, Normal, PICNICKER~2, (girl02 true), 87, "MISSY", ????????, ????????, ????????, ????????, Single, - CheckBadMove /, 2, @{ 80, 49, SEAKING, 0</text:p>
          </table:table-cell>
        </table:table-row>
        <table:table-row table:style-name="ro1">
          <table:table-cell office:value-type="string">
            <text:p>+80, 49, SEAKING, 0 @}</text:p>
          </table:table-cell>
        </table:table-row>
        <table:table-row table:style-name="ro1">
          <table:table-cell office:value-type="string">
            <text:p>+#MISSY~3#, Normal, PICNICKER~2, (girl02 true), 87, "MISSY", ????????, ????????, ????????, ????????, Single, - CheckBadMove /, 2, @{ 120, 54, SEAKING, 0</text:p>
          </table:table-cell>
        </table:table-row>
        <table:table-row table:style-name="ro1">
          <table:table-cell office:value-type="string">
            <text:p>+120, 54, SEAKING, 0 @}</text:p>
          </table:table-cell>
        </table:table-row>
        <table:table-row table:style-name="ro1">
          <table:table-cell office:value-type="string">
            <text:p>+#WADE~2#, Normal, FISHERMAN~2, (boy0B false), 94, "WADE", ????????, ????????, ????????, ????????, Single, - CheckBadMove /, 6, @{ 80, 47, MAGIKARP, 0</text:p>
          </table:table-cell>
        </table:table-row>
        <table:table-row table:style-name="ro1">
          <table:table-cell office:value-type="string">
            <text:p>+80, 47, MAGIKARP, 0</text:p>
          </table:table-cell>
        </table:table-row>
        <table:table-row table:style-name="ro1">
          <table:table-cell office:value-type="string">
            <text:p>+80, 47, MAGIKARP, 0</text:p>
          </table:table-cell>
        </table:table-row>
        <table:table-row table:style-name="ro1">
          <table:table-cell office:value-type="string">
            <text:p>+80, 47, MAGIKARP, 0</text:p>
          </table:table-cell>
        </table:table-row>
        <table:table-row table:style-name="ro1">
          <table:table-cell office:value-type="string">
            <text:p>+80, 47, MAGIKARP, 0</text:p>
          </table:table-cell>
        </table:table-row>
        <table:table-row table:style-name="ro1">
          <table:table-cell office:value-type="string">
            <text:p>+80, 47, MAGIKARP, 0 @}</text:p>
          </table:table-cell>
        </table:table-row>
        <table:table-row table:style-name="ro1">
          <table:table-cell office:value-type="string">
            <text:p>+#JACK~2#, Normal, SWIMMER\sm~2, (boy08 false), 95, "JACK", ????????, ????????, ????????, ????????, Single, - CheckBadMove /, 1, @{ 80, 50, STARMIE, 0 @}</text:p>
          </table:table-cell>
        </table:table-row>
        <table:table-row table:style-name="ro1">
          <table:table-cell office:value-type="string">
            <text:p>+#"LIL &amp; IAN~2"#, Normal, "SIS AND BRO~2", (boy08 false), 131, "LIL &amp; IAN", ????????, ????????, ????????, ????????, Double, - CheckBadMove /, 2, @{ 80, 50, SEADRA, 0</text:p>
          </table:table-cell>
        </table:table-row>
        <table:table-row table:style-name="ro1">
          <table:table-cell office:value-type="string">
            <text:p>+80, 50, STARMIE, 0 @}</text:p>
          </table:table-cell>
        </table:table-row>
        <table:table-row table:style-name="ro1">
          <table:table-cell office:value-type="string">
            <text:p>+#"LIL &amp; IAN~3"#, Normal, "SIS AND BRO~2", (boy08 false), 131, "LIL &amp; IAN", ????????, ????????, ????????, ????????, Double, - CheckBadMove /, 2, @{ 120, 55, SEADRA, 0</text:p>
          </table:table-cell>
        </table:table-row>
        <table:table-row table:style-name="ro1">
          <table:table-cell office:value-type="string">
            <text:p>+120, 55, STARMIE, 0 @}</text:p>
          </table:table-cell>
        </table:table-row>
        <table:table-row table:style-name="ro1">
          <table:table-cell office:value-type="string">
            <text:p>+#FINN~2#, Normal, SWIMMER\sm~2, (boy08 false), 95, "FINN", ????????, ????????, ????????, ????????, Single, - CheckBadMove /, 1, @{ 80, 50, STARMIE, 0 @}</text:p>
          </table:table-cell>
        </table:table-row>
        <table:table-row table:style-name="ro1">
          <table:table-cell office:value-type="string">
            <text:p>+#SHARON~2#, Items, "CRUSH GIRL", (boy04 false), 139, "SHARON", ????????, ????????, ????????, ????????, Single, - CheckBadMove /, 2, @{ 130, 50, MANKEY, 207</text:p>
          </table:table-cell>
        </table:table-row>
        <table:table-row table:style-name="ro1">
          <table:table-cell office:value-type="string">
            <text:p>+130, 50, PRIMEAPE, 207 @}</text:p>
          </table:table-cell>
        </table:table-row>
        <table:table-row table:style-name="ro1">
          <table:table-cell office:value-type="string">
            <text:p>+#SHARON~3#, Items, "CRUSH GIRL", (boy04 false), 139, "SHARON", ????????, ????????, ????????, ????????, Single, - CheckBadMove /, 2, @{ 170, 55, PRIMEAPE, 207</text:p>
          </table:table-cell>
        </table:table-row>
        <table:table-row table:style-name="ro1">
          <table:table-cell office:value-type="string">
            <text:p>+170, 55, PRIMEAPE, 207 @}</text:p>
          </table:table-cell>
        </table:table-row>
        <table:table-row table:style-name="ro1">
          <table:table-cell office:value-type="string">
            <text:p>+#TANYA~2#, Items, "CRUSH GIRL", (boy04 false), 139, "TANYA", ????????, ????????, ????????, ????????, Single, - CheckBadMove /, 2, @{ 130, 50, HITMONLEE, 207</text:p>
          </table:table-cell>
        </table:table-row>
        <table:table-row table:style-name="ro1">
          <table:table-cell office:value-type="string">
            <text:p>+130, 50, HITMONCHAN, 207 @}</text:p>
          </table:table-cell>
        </table:table-row>
        <table:table-row table:style-name="ro1">
          <table:table-cell office:value-type="string">
            <text:p>+#TANYA~3#, Items, "CRUSH GIRL", (boy04 false), 139, "TANYA", ????????, ????????, ????????, ????????, Single, - CheckBadMove /, 2, @{ 170, 55, HITMONLEE, 207</text:p>
          </table:table-cell>
        </table:table-row>
        <table:table-row table:style-name="ro1">
          <table:table-cell office:value-type="string">
            <text:p>+170, 55, HITMONCHAN, 207 @}</text:p>
          </table:table-cell>
        </table:table-row>
        <table:table-row table:style-name="ro1">
          <table:table-cell office:value-type="string">
            <text:p>+#SHEA~2#, Items, "BLACK BELT~2", (boy04 false), 105, "SHEA", ????????, ????????, ????????, ????????, Single, - CheckBadMove /, 2, @{ 180, 50, MACHOKE, 207</text:p>
          </table:table-cell>
        </table:table-row>
        <table:table-row table:style-name="ro1">
          <table:table-cell office:value-type="string">
            <text:p>+180, 50, MACHOKE, 207 @}</text:p>
          </table:table-cell>
        </table:table-row>
        <table:table-row table:style-name="ro1">
          <table:table-cell office:value-type="string">
            <text:p>+#SHEA~3#, Items, "BLACK BELT~2", (boy04 false), 105, "SHEA", ????????, ????????, ????????, ????????, Single, - CheckBadMove /, 2, @{ 220, 55, MACHOKE, 207</text:p>
          </table:table-cell>
        </table:table-row>
        <table:table-row table:style-name="ro1">
          <table:table-cell office:value-type="string">
            <text:p>+220, 55, MACHAMP, 207 @}</text:p>
          </table:table-cell>
        </table:table-row>
        <table:table-row table:style-name="ro1">
          <table:table-cell office:value-type="string">
            <text:p>+#HUGH~2#, Items, "BLACK BELT~2", (boy04 false), 105, "HUGH", ????????, ????????, ????????, ????????, Single, - CheckBadMove /, 2, @{ 180, 50, MACHOKE, 207</text:p>
          </table:table-cell>
        </table:table-row>
        <table:table-row table:style-name="ro1">
          <table:table-cell office:value-type="string">
            <text:p>+180, 50, MACHOKE, 207 @}</text:p>
          </table:table-cell>
        </table:table-row>
        <table:table-row table:style-name="ro1">
          <table:table-cell office:value-type="string">
            <text:p>+#HUGH~3#, Items, "BLACK BELT~2", (boy04 false), 105, "HUGH", ????????, ????????, ????????, ????????, Single, - CheckBadMove /, 2, @{ 220, 55, MACHOKE, 207</text:p>
          </table:table-cell>
        </table:table-row>
        <table:table-row table:style-name="ro1">
          <table:table-cell office:value-type="string">
            <text:p>+220, 55, MACHAMP, 207 @}</text:p>
          </table:table-cell>
        </table:table-row>
        <table:table-row table:style-name="ro1">
          <table:table-cell office:value-type="string">
            <text:p>+#"MIK &amp; KIA~2"#, Items, "CRUSH KIN", (boy04 false), 130, "MIK &amp; KIA", ????????, ????????, ????????, ????????, Double, - CheckBadMove /, 2, @{ 130, 51, MACHOKE, 207</text:p>
          </table:table-cell>
        </table:table-row>
        <table:table-row table:style-name="ro1">
          <table:table-cell office:value-type="string">
            <text:p>+130, 51, PRIMEAPE, 207 @}</text:p>
          </table:table-cell>
        </table:table-row>
        <table:table-row table:style-name="ro1">
          <table:table-cell office:value-type="string">
            <text:p>+#"MIK &amp; KIA~3"#, Items, "CRUSH KIN", (boy04 false), 130, "MIK &amp; KIA", ????????, ????????, ????????, ????????, Double, - CheckBadMove /, 2, @{ 170, 56, MACHAMP, 207</text:p>
          </table:table-cell>
        </table:table-row>
        <table:table-row table:style-name="ro1">
          <table:table-cell office:value-type="string">
            <text:p>+170, 56, PRIMEAPE, 207 @}</text:p>
          </table:table-cell>
        </table:table-row>
        <table:table-row table:style-name="ro1">
          <table:table-cell office:value-type="string">
            <text:p>+#AMIRA~2#, Normal, TUBER~3, (girl02 false), 140, "AMIRA", ????????, ????????, ????????, ????????, Single, - CheckBadMove /, 3, @{ 80, 47, POLIWHIRL, 0</text:p>
          </table:table-cell>
        </table:table-row>
        <table:table-row table:style-name="ro1">
          <table:table-cell office:value-type="string">
            <text:p>+80, 47, POLIWHIRL, 0</text:p>
          </table:table-cell>
        </table:table-row>
        <table:table-row table:style-name="ro1">
          <table:table-cell office:value-type="string">
            <text:p>+80, 47, POLIWHIRL, 0 @}</text:p>
          </table:table-cell>
        </table:table-row>
        <table:table-row table:style-name="ro1">
          <table:table-cell office:value-type="string">
            <text:p>+#"JOY &amp; MEG~2"#, Normal, TWINS~2, (girl09 false), 127, "JOY &amp; MEG", ????????, ????????, ????????, ????????, Double, - CheckBadMove /, 2, @{ 80, 49, CLEFAIRY, 0</text:p>
          </table:table-cell>
        </table:table-row>
        <table:table-row table:style-name="ro1">
          <table:table-cell office:value-type="string">
            <text:p>+80, 49, CLEFAIRY, 0 @}</text:p>
          </table:table-cell>
        </table:table-row>
        <table:table-row table:style-name="ro1">
          <table:table-cell office:value-type="string">
            <text:p>+#RAYNA~2#, Moves, PAINTER, (girl01 false), 147, "RAYNA", ????????, ????????, ????????, ????????, Single, - CheckBadMove /, 1, @{ 120, 54, SMEARGLE, "CROSS CHOP", MEGAHORN, DOUBLE-EDGE, SELFDESTRUCT, 0 @}</text:p>
          </table:table-cell>
        </table:table-row>
        <table:table-row table:style-name="ro1">
          <table:table-cell office:value-type="string">
            <text:p>+#DESTIN~2#, Normal, YOUNGSTER~2, (boy00 false), 82, "DESTIN", ????????, ????????, ????????, ????????, Single, - CheckBadMove /, 2, @{ 120, 53, RATICATE, 0</text:p>
          </table:table-cell>
        </table:table-row>
        <table:table-row table:style-name="ro1">
          <table:table-cell office:value-type="string">
            <text:p>+120, 53, PIDGEOT, 0 @}</text:p>
          </table:table-cell>
        </table:table-row>
        <table:table-row table:style-name="ro1">
          <table:table-cell office:value-type="string">
            <text:p>+#ALIZE~2#, Normal, "\pk\mn BREEDER~2", (girl01 false), 141, "ALIZE", ????????, ????????, ????????, ????????, Single, - CheckBadMove /, 3, @{ 150, 53, PIKACHU, 0</text:p>
          </table:table-cell>
        </table:table-row>
        <table:table-row table:style-name="ro1">
          <table:table-cell office:value-type="string">
            <text:p>+150, 53, CLEFAIRY, 0</text:p>
          </table:table-cell>
        </table:table-row>
        <table:table-row table:style-name="ro1">
          <table:table-cell office:value-type="string">
            <text:p>+150, 53, MARILL, 0 @}</text:p>
          </table:table-cell>
        </table:table-row>
        <table:table-row table:style-name="ro1">
          <table:table-cell office:value-type="string">
            <text:p>+#"GIA &amp; JES~2"#, Normal, "YOUNG COUPLE~2", (girl02 false), 129, "GIA &amp; JES", ????????, ????????, ????????, ????????, Double, - CheckBadMove /, 2, @{ 60, 30, NIDORINA, 0</text:p>
          </table:table-cell>
        </table:table-row>
        <table:table-row table:style-name="ro1">
          <table:table-cell office:value-type="string">
            <text:p>+60, 30, NIDORINO, 0 @}</text:p>
          </table:table-cell>
        </table:table-row>
        <table:table-row table:style-name="ro1">
          <table:table-cell office:value-type="string">
            <text:p>+#"GIA &amp; JES~3"#, Normal, "YOUNG COUPLE~2", (girl02 false), 129, "GIA &amp; JES", ????????, ????????, ????????, ????????, Double, - CheckBadMove /, 2, @{ 120, 55, NIDOKING, 0</text:p>
          </table:table-cell>
        </table:table-row>
        <table:table-row table:style-name="ro1">
          <table:table-cell office:value-type="string">
            <text:p>+120, 55, NIDOQUEEN, 0 @}</text:p>
          </table:table-cell>
        </table:table-row>
        <table:table-row table:style-name="ro1">
          <table:table-cell office:value-type="string">
            <text:p>+#MILO~2#, Normal, "BIRD KEEPER~2", (boy05 false), 104, "MILO", ????????, ????????, ????????, ????????, Single, - CheckBadMove /, 2, @{ 120, 53, PIDGEOTTO, 0</text:p>
          </table:table-cell>
        </table:table-row>
        <table:table-row table:style-name="ro1">
          <table:table-cell office:value-type="string">
            <text:p>+120, 55, PIDGEOT, 0 @}</text:p>
          </table:table-cell>
        </table:table-row>
        <table:table-row table:style-name="ro1">
          <table:table-cell office:value-type="string">
            <text:p>+#CHAZ~2#, Normal, "BIRD KEEPER~2", (boy05 false), 104, "CHAZ", ????????, ????????, ????????, ????????, Single, - CheckBadMove /, 2, @{ 120, 53, FEAROW, 0</text:p>
          </table:table-cell>
        </table:table-row>
        <table:table-row table:style-name="ro1">
          <table:table-cell office:value-type="string">
            <text:p>+120, 55, FEAROW, 0 @}</text:p>
          </table:table-cell>
        </table:table-row>
        <table:table-row table:style-name="ro1">
          <table:table-cell office:value-type="string">
            <text:p>+#HAROLD~2#, Normal, "BIRD KEEPER~2", (boy05 false), 104, "HAROLD", ????????, ????????, ????????, ????????, Single, - CheckBadMove /, 2, @{ 120, 53, NOCTOWL, 0</text:p>
          </table:table-cell>
        </table:table-row>
        <table:table-row table:style-name="ro1">
          <table:table-cell office:value-type="string">
            <text:p>+120, 55, NOCTOWL, 0 @}</text:p>
          </table:table-cell>
        </table:table-row>
        <table:table-row table:style-name="ro1">
          <table:table-cell office:value-type="string">
            <text:p>+#NICOLE~2#, Normal, SWIMMER\sf~2, (girl01 true), 99, "NICOLE", ????????, ????????, ????????, ????????, Single, - CheckBadMove /, 1, @{ 120, 54, MARILL, 0 @}</text:p>
          </table:table-cell>
        </table:table-row>
        <table:table-row table:style-name="ro1">
          <table:table-cell office:value-type="string">
            <text:p>+#JACLYN~2#, Moves, PSYCHIC~2, (boy04 true), 138, "JACLYN", ????????, ????????, ????????, ????????, Single, - CheckBadMove /, 3, @{ 220, 52, NATU, PSYCHIC, "CONFUSE RAY", "FUTURE SIGHT", WISH, 0</text:p>
          </table:table-cell>
        </table:table-row>
        <table:table-row table:style-name="ro1">
          <table:table-cell office:value-type="string">
            <text:p>+220, 52, SLOWBRO, PSYCHIC, HEADBUTT, AMNESIA, YAWN, 0</text:p>
          </table:table-cell>
        </table:table-row>
        <table:table-row table:style-name="ro1">
          <table:table-cell office:value-type="string">
            <text:p>+220, 54, KADABRA, PSYCHIC, "FUTURE SIGHT", RECOVER, REFLECT, 0 @}</text:p>
          </table:table-cell>
        </table:table-row>
        <table:table-row table:style-name="ro1">
          <table:table-cell office:value-type="string">
            <text:p>+#SAMIR~2#, Normal, SWIMMER\sm~2, (boy08 false), 95, "SAMIR", ????????, ????????, ????????, ????????, Single, - CheckBadMove /, 1, @{ 120, 55, GYARADOS, 0 @}</text:p>
          </table:table-cell>
        </table:table-row>
        <table:table-row table:style-name="ro1">
          <table:table-cell office:value-type="string">
            <text:p>+#EARL~2#, Normal, HIKER~2, (boy0B false), 90, "EARL", ????????, ????????, ????????, ????????, Single, - CheckBadMove /, 2, @{ 120, 54, ONIX, 0</text:p>
          </table:table-cell>
        </table:table-row>
        <table:table-row table:style-name="ro1">
          <table:table-cell office:value-type="string">
            <text:p>+120, 54, MACHAMP, 0 @}</text:p>
          </table:table-cell>
        </table:table-row>
        <table:table-row table:style-name="ro1">
          <table:table-cell office:value-type="string">
            <text:p>+#LARRY~2#, Normal, "RUIN MANIAC~2", (boy0B false), 145, "LARRY", ????????, ????????, ????????, ????????, Single, - CheckBadMove /, 2, @{ 120, 54, MACHOKE, 0</text:p>
          </table:table-cell>
        </table:table-row>
        <table:table-row table:style-name="ro1">
          <table:table-cell office:value-type="string">
            <text:p>+120, 54, MACHOKE, 0 @}</text:p>
          </table:table-cell>
        </table:table-row>
        <table:table-row table:style-name="ro1">
          <table:table-cell office:value-type="string">
            <text:p>+#HECTOR~2#, Normal, POKéMANIAC~2, (rocket03 false), 88, "HECTOR", ????????, ????????, ????????, ????????, Single, - CheckBadMove /, 2, @{ 150, 55, RHYDON, 0</text:p>
          </table:table-cell>
        </table:table-row>
        <table:table-row table:style-name="ro1">
          <table:table-cell office:value-type="string">
            <text:p>+150, 55, KANGASKHAN, 0 @}</text:p>
          </table:table-cell>
        </table:table-row>
        <table:table-row table:style-name="ro1">
          <table:table-cell office:value-type="string">
            <text:p>+#DARIO~2#, Moves, PSYCHIC~2, (boy04 false), 100, "DARIO", ????????, ????????, ????????, ????????, Single, - CheckBadMove /, 1, @{ 220, 56, GIRAFARIG, CRUNCH, PSYBEAM, "ODOR SLEUTH", AGILITY, 0 @}</text:p>
          </table:table-cell>
        </table:table-row>
        <table:table-row table:style-name="ro1">
          <table:table-cell office:value-type="string">
            <text:p>+#RODETTE~2#, Moves, PSYCHIC~2, (boy04 true), 138, "RODETTE", ????????, ????????, ????????, ????????, Single, - CheckBadMove /, 3, @{ 220, 53, NATU, PSYCHIC, "CONFUSE RAY", WISH, "FUTURE SIGHT", 0</text:p>
          </table:table-cell>
        </table:table-row>
        <table:table-row table:style-name="ro1">
          <table:table-cell office:value-type="string">
            <text:p>+220, 53, HYPNO, PSYCHIC, DISABLE, "PSYCH UP", "FUTURE SIGHT", 0</text:p>
          </table:table-cell>
        </table:table-row>
        <table:table-row table:style-name="ro1">
          <table:table-cell office:value-type="string">
            <text:p>+220, 53, HYPNO, PSYCHIC, HYPNOSIS, "PSYCH UP", "FUTURE SIGHT", 0 @}</text:p>
          </table:table-cell>
        </table:table-row>
        <table:table-row table:style-name="ro1">
          <table:table-cell office:value-type="string">
            <text:p>+#MASON~2#, Normal, JUGGLER, (boy0B false), 102, "MASON", ????????, ????????, ????????, ????????, Single, - CheckBadMove /, 4, @{ 120, 52, ELECTRODE, 0</text:p>
          </table:table-cell>
        </table:table-row>
        <table:table-row table:style-name="ro1">
          <table:table-cell office:value-type="string">
            <text:p>+120, 52, PINECO, 0</text:p>
          </table:table-cell>
        </table:table-row>
        <table:table-row table:style-name="ro1">
          <table:table-cell office:value-type="string">
            <text:p>+120, 52, ELECTRODE, 0</text:p>
          </table:table-cell>
        </table:table-row>
        <table:table-row table:style-name="ro1">
          <table:table-cell office:value-type="string">
            <text:p>+120, 52, PINECO, 0 @}</text:p>
          </table:table-cell>
        </table:table-row>
        <table:table-row table:style-name="ro1">
          <table:table-cell office:value-type="string">
            <text:p>+#NICOLAS~2#, Moves, "\pk\mn RANGER~2", (boy05 false), 142, "NICOLAS", 19, ????????, ????????, ????????, Single, - CheckBadMove TryToKO CheckViability /, 2, @{ 220, 55, VICTREEBEL, "RAZOR LEAF", ACID, "STUN SPORE", WRAP, 0</text:p>
          </table:table-cell>
        </table:table-row>
        <table:table-row table:style-name="ro1">
          <table:table-cell office:value-type="string">
            <text:p>+220, 55, VICTREEBEL, "RAZOR LEAF", ACID, "SLEEP POWDER", SLAM, 0 @}</text:p>
          </table:table-cell>
        </table:table-row>
        <table:table-row table:style-name="ro1">
          <table:table-cell office:value-type="string">
            <text:p>+#MADELINE~2#, Moves, "\pk\mn RANGER~2", (boy05 true), 143, "MADELINE", 19, ????????, ????????, ????????, Single, - CheckBadMove TryToKO CheckViability /, 2, @{ 220, 55, VILEPLUME, "PETAL DANCE", MOONLIGHT, ACID, "SLEEP POWDER", 0</text:p>
          </table:table-cell>
        </table:table-row>
        <table:table-row table:style-name="ro1">
          <table:table-cell office:value-type="string">
            <text:p>+220, 55, VILEPLUME, "PETAL DANCE", MOONLIGHT, ACID, "STUN SPORE", 0 @}</text:p>
          </table:table-cell>
        </table:table-row>
        <table:table-row table:style-name="ro1">
          <table:table-cell office:value-type="string">
            <text:p>+#CYNDY~2#, Items, "CRUSH GIRL", (boy04 false), 139, "CYNDY", ????????, ????????, ????????, ????????, Single, - CheckBadMove /, 3, @{ 170, 54, PRIMEAPE, 207</text:p>
          </table:table-cell>
        </table:table-row>
        <table:table-row table:style-name="ro1">
          <table:table-cell office:value-type="string">
            <text:p>+170, 54, HITMONTOP, 207</text:p>
          </table:table-cell>
        </table:table-row>
        <table:table-row table:style-name="ro1">
          <table:table-cell office:value-type="string">
            <text:p>+170, 54, MACHAMP, 207 @}</text:p>
          </table:table-cell>
        </table:table-row>
        <table:table-row table:style-name="ro1">
          <table:table-cell office:value-type="string">
            <text:p>+#EVAN~2#, Normal, TAMER, (boy0B false), 103, "EVAN", ????????, ????????, ????????, ????????, Single, - CheckBadMove /, 3, @{ 160, 52, SANDSLASH, 0</text:p>
          </table:table-cell>
        </table:table-row>
        <table:table-row table:style-name="ro1">
          <table:table-cell office:value-type="string">
            <text:p>+160, 52, LICKITUNG, 0</text:p>
          </table:table-cell>
        </table:table-row>
        <table:table-row table:style-name="ro1">
          <table:table-cell office:value-type="string">
            <text:p>+160, 55, URSARING, 0 @}</text:p>
          </table:table-cell>
        </table:table-row>
        <table:table-row table:style-name="ro1">
          <table:table-cell office:value-type="string">
            <text:p>+#JACKSON~2#, Moves, "\pk\mn RANGER~2", (boy05 false), 142, "JACKSON", 19, ????????, ????????, ????????, Single, - CheckBadMove TryToKO CheckViability /, 3, @{ 220, 53, TANGELA, SLAM, "MEGA DRAIN", BIND, INGRAIN, 0</text:p>
          </table:table-cell>
        </table:table-row>
        <table:table-row table:style-name="ro1">
          <table:table-cell office:value-type="string">
            <text:p>+220, 54, EXEGGUTOR, CONFUSION, "EGG BOMB", "STUN SPORE", REFLECT, 0</text:p>
          </table:table-cell>
        </table:table-row>
        <table:table-row table:style-name="ro1">
          <table:table-cell office:value-type="string">
            <text:p>+220, 55, EXEGGUTOR, CONFUSION, "EGG BOMB", "SLEEP POWDER", STOMP, 0 @}</text:p>
          </table:table-cell>
        </table:table-row>
        <table:table-row table:style-name="ro1">
          <table:table-cell office:value-type="string">
            <text:p>+#KATELYN~2#, Moves, "\pk\mn RANGER~2", (boy05 true), 143, "KATELYN", 19, ????????, ????????, ????????, Single, - CheckBadMove TryToKO CheckViability /, 1, @{ 220, 56, CHANSEY, "EGG BOMB", "DEFENSE CURL", MINIMIZE, SOFTBOILED, 0 @}</text:p>
          </table:table-cell>
        </table:table-row>
        <table:table-row table:style-name="ro1">
          <table:table-cell office:value-type="string">
            <text:p>+#LEROY~2#, Moves, COOLTRAINER~2, (boy05 false), 110, "LEROY", 19, ????????, ????????, ????????, Single, - CheckBadMove TryToKO CheckViability /, 5, @{ 220, 52, RHYDON, EARTHQUAKE, "HORN DRILL", "ROCK BLAST", "SCARY FACE", 0</text:p>
          </table:table-cell>
        </table:table-row>
        <table:table-row table:style-name="ro1">
          <table:table-cell office:value-type="string">
            <text:p>+220, 54, SLOWBRO, PSYCHIC, HEADBUTT, AMNESIA, DISABLE, 0</text:p>
          </table:table-cell>
        </table:table-row>
        <table:table-row table:style-name="ro1">
          <table:table-cell office:value-type="string">
            <text:p>+220, 52, KANGASKHAN, "DIZZY PUNCH", BITE, ENDURE, REVERSAL, 0</text:p>
          </table:table-cell>
        </table:table-row>
        <table:table-row table:style-name="ro1">
          <table:table-cell office:value-type="string">
            <text:p>+220, 52, MACHAMP, "CROSS CHOP", "VITAL THROW", REVENGE, "SEISMIC TOSS", 0</text:p>
          </table:table-cell>
        </table:table-row>
        <table:table-row table:style-name="ro1">
          <table:table-cell office:value-type="string">
            <text:p>+220, 55, URSARING, SLASH, "FAINT ATTACK", SNORE, REST, 0 @}</text:p>
          </table:table-cell>
        </table:table-row>
        <table:table-row table:style-name="ro1">
          <table:table-cell office:value-type="string">
            <text:p>+#MICHELLE~2#, Moves, COOLTRAINER~2, (boy05 true), 111, "MICHELLE", 21, ????????, ????????, ????????, Single, - CheckBadMove TryToKO CheckViability /, 5, @{ 220, 53, PERSIAN, SLASH, SCREECH, "FAINT ATTACK", BITE, 0</text:p>
          </table:table-cell>
        </table:table-row>
        <table:table-row table:style-name="ro1">
          <table:table-cell office:value-type="string">
            <text:p>+220, 53, DEWGONG, "ICE BEAM", "TAKE DOWN", "ICY WIND", "SHEER COLD", 0</text:p>
          </table:table-cell>
        </table:table-row>
        <table:table-row table:style-name="ro1">
          <table:table-cell office:value-type="string">
            <text:p>+220, 54, NINETALES, FLAMETHROWER, "CONFUSE RAY", WILL-O-WISP, GRUDGE, 0</text:p>
          </table:table-cell>
        </table:table-row>
        <table:table-row table:style-name="ro1">
          <table:table-cell office:value-type="string">
            <text:p>+220, 54, RAPIDASH, BOUNCE, AGILITY, "FIRE SPIN", "TAKE DOWN", 0</text:p>
          </table:table-cell>
        </table:table-row>
        <table:table-row table:style-name="ro1">
          <table:table-cell office:value-type="string">
            <text:p>+220, 56, GIRAFARIG, CRUNCH, PSYBEAM, STOMP, "ODOR SLEUTH", 0 @}</text:p>
          </table:table-cell>
        </table:table-row>
        <table:table-row table:style-name="ro1">
          <table:table-cell office:value-type="string">
            <text:p>+#"LEX &amp; NYA~2"#, Moves, "COOL COUPLE", (boy05 false), 128, "LEX &amp; NYA", 19, 19, ????????, ????????, Double, - CheckBadMove TryToKO CheckViability /, 2, @{ 220, 57, MILTANK, "BODY SLAM", "MILK DRINK", GROWL, "DEFENSE CURL", 0</text:p>
          </table:table-cell>
        </table:table-row>
        <table:table-row table:style-name="ro1">
          <table:table-cell office:value-type="string">
            <text:p>+220, 57, TAUROS, "TAKE DOWN", "SCARY FACE", PURSUIT, SWAGGER, 0 @}</text:p>
          </table:table-cell>
        </table:table-row>
        <table:table-row table:style-name="ro1">
          <table:table-cell office:value-type="string">
            <text:p>+#COLTON~2#, Normal, "BUG CATCHER~2", (boy00 false), 83, "COLTON", ????????, ????????, ????????, ????????, Single, - CheckBadMove /, 3, @{ 20, 19, METAPOD, 0</text:p>
          </table:table-cell>
        </table:table-row>
        <table:table-row table:style-name="ro1">
          <table:table-cell office:value-type="string">
            <text:p>+20, 19, WEEDLE, 0</text:p>
          </table:table-cell>
        </table:table-row>
        <table:table-row table:style-name="ro1">
          <table:table-cell office:value-type="string">
            <text:p>+20, 19, METAPOD, 0 @}</text:p>
          </table:table-cell>
        </table:table-row>
        <table:table-row table:style-name="ro1">
          <table:table-cell office:value-type="string">
            <text:p>+#COLTON~3#, Normal, "BUG CATCHER~2", (boy00 false), 83, "COLTON", ????????, ????????, ????????, ????????, Single, - CheckBadMove /, 3, @{ 60, 27, BUTTERFREE, 0</text:p>
          </table:table-cell>
        </table:table-row>
        <table:table-row table:style-name="ro1">
          <table:table-cell office:value-type="string">
            <text:p>+60, 27, KAKUNA, 0</text:p>
          </table:table-cell>
        </table:table-row>
        <table:table-row table:style-name="ro1">
          <table:table-cell office:value-type="string">
            <text:p>+60, 27, BUTTERFREE, 0 @}</text:p>
          </table:table-cell>
        </table:table-row>
        <table:table-row table:style-name="ro1">
          <table:table-cell office:value-type="string">
            <text:p>+#COLTON~4#, Normal, "BUG CATCHER~2", (boy00 false), 83, "COLTON", ????????, ????????, ????????, ????????, Single, - CheckBadMove /, 3, @{ 120, 51, BUTTERFREE, 0</text:p>
          </table:table-cell>
        </table:table-row>
        <table:table-row table:style-name="ro1">
          <table:table-cell office:value-type="string">
            <text:p>+120, 54, BEEDRILL, 0</text:p>
          </table:table-cell>
        </table:table-row>
        <table:table-row table:style-name="ro1">
          <table:table-cell office:value-type="string">
            <text:p>+120, 51, BUTTERFREE, 0 @}</text:p>
          </table:table-cell>
        </table:table-row>
        <table:table-row table:style-name="ro1">
          <table:table-cell office:value-type="string">
            <text:p>+#MATTHEW~2#, Normal, SWIMMER\sm~2, (boy08 false), 95, "MATTHEW", ????????, ????????, ????????, ????????, Single, - CheckBadMove /, 2, @{ 80, 49, POLIWHIRL, 0</text:p>
          </table:table-cell>
        </table:table-row>
        <table:table-row table:style-name="ro1">
          <table:table-cell office:value-type="string">
            <text:p>+80, 49, POLIWRATH, 0 @}</text:p>
          </table:table-cell>
        </table:table-row>
        <table:table-row table:style-name="ro1">
          <table:table-cell office:value-type="string">
            <text:p>+#TONY~2#, Normal, SWIMMER\sm~2, (boy08 false), 95, "TONY", ????????, ????????, ????????, ????????, Single, - CheckBadMove /, 2, @{ 80, 49, SEADRA, 0</text:p>
          </table:table-cell>
        </table:table-row>
        <table:table-row table:style-name="ro1">
          <table:table-cell office:value-type="string">
            <text:p>+80, 49, SEADRA, 0 @}</text:p>
          </table:table-cell>
        </table:table-row>
        <table:table-row table:style-name="ro1">
          <table:table-cell office:value-type="string">
            <text:p>+#MELISSA~2#, Normal, SWIMMER\sf~2, (girl01 true), 99, "MELISSA", ????????, ????????, ????????, ????????, Single, - CheckBadMove /, 2, @{ 80, 49, POLIWHIRL, 0</text:p>
          </table:table-cell>
        </table:table-row>
        <table:table-row table:style-name="ro1">
          <table:table-cell office:value-type="string">
            <text:p>+80, 49, SEAKING, 0 @}</text:p>
          </table:table-cell>
        </table:table-row>
        <table:table-row table:style-name="ro1">
          <table:table-cell office:value-type="string">
            <text:p>+#LORELEI~2#, Both, "ELITE FOUR~2", (boy0A false), 112, "LORELEI", 19, 19, ????????, ????????, Single, - CheckBadMove TryToKO CheckViability /, 5, @{ 255, 64, DEWGONG, ????????, "ICE BEAM", SURF, "SIGNAL BEAM", "DOUBLE TEAM"</text:p>
          </table:table-cell>
        </table:table-row>
        <table:table-row table:style-name="ro1">
          <table:table-cell office:value-type="string">
            <text:p>+255, 63, CLOYSTER, ????????, "ICE BEAM", SURF, SUPERSONIC, "RAIN DANCE"</text:p>
          </table:table-cell>
        </table:table-row>
        <table:table-row table:style-name="ro1">
          <table:table-cell office:value-type="string">
            <text:p>+255, 63, PILOSWINE, ????????, BLIZZARD, EARTHQUAKE, DOUBLE-EDGE, "ROCK SLIDE"</text:p>
          </table:table-cell>
        </table:table-row>
        <table:table-row table:style-name="ro1">
          <table:table-cell office:value-type="string">
            <text:p>+255, 66, JYNX, ????????, "ICE BEAM", PSYCHIC, "LOVELY KISS", ATTRACT</text:p>
          </table:table-cell>
        </table:table-row>
        <table:table-row table:style-name="ro1">
          <table:table-cell office:value-type="string">
            <text:p>+255, 66, LAPRAS, 133, "ICE BEAM", SURF, PSYCHIC, THUNDER @}</text:p>
          </table:table-cell>
        </table:table-row>
        <table:table-row table:style-name="ro1">
          <table:table-cell office:value-type="string">
            <text:p>+#BRUNO~2#, Both, "ELITE FOUR~2", (boy0A false), 113, "BRUNO", 19, 19, ????????, ????????, Single, - CheckBadMove TryToKO CheckViability /, 5, @{ 255, 65, STEELIX, ????????, EARTHQUAKE, "IRON TAIL", CRUNCH, "ROCK TOMB"</text:p>
          </table:table-cell>
        </table:table-row>
        <table:table-row table:style-name="ro1">
          <table:table-cell office:value-type="string">
            <text:p>+255, 65, HITMONCHAN, ????????, "SKY UPPERCUT", "MACH PUNCH", "ROCK SLIDE", COUNTER</text:p>
          </table:table-cell>
        </table:table-row>
        <table:table-row table:style-name="ro1">
          <table:table-cell office:value-type="string">
            <text:p>+255, 65, HITMONLEE, ????????, "MEGA KICK", FORESIGHT, EARTHQUAKE, "ROCK SLIDE"</text:p>
          </table:table-cell>
        </table:table-row>
        <table:table-row table:style-name="ro1">
          <table:table-cell office:value-type="string">
            <text:p>+255, 66, STEELIX, ????????, EARTHQUAKE, "IRON TAIL", CRUNCH, DRAGONBREATH</text:p>
          </table:table-cell>
        </table:table-row>
        <table:table-row table:style-name="ro1">
          <table:table-cell office:value-type="string">
            <text:p>+255, 68, MACHAMP, 140, "CROSS CHOP", EARTHQUAKE, "BRICK BREAK", "ROCK SLIDE" @}</text:p>
          </table:table-cell>
        </table:table-row>
        <table:table-row table:style-name="ro1">
          <table:table-cell office:value-type="string">
            <text:p>+#AGATHA~2#, Both, "ELITE FOUR~2", (boy0A false), 114, "AGATHA", 19, 19, ????????, ????????, Single, - CheckBadMove TryToKO CheckViability /, 5, @{ 255, 66, GENGAR, ????????, "SHADOW BALL", PSYCHIC, "CONFUSE RAY", HYPNOSIS</text:p>
          </table:table-cell>
        </table:table-row>
        <table:table-row table:style-name="ro1">
          <table:table-cell office:value-type="string">
            <text:p>+255, 66, CROBAT, ????????, "SLUDGE BOMB", "AIR CUTTER", "SHADOW BALL", "CONFUSE RAY"</text:p>
          </table:table-cell>
        </table:table-row>
        <table:table-row table:style-name="ro1">
          <table:table-cell office:value-type="string">
            <text:p>+255, 65, MISDREAVUS, ????????, "SHADOW BALL", PSYCHIC, THUNDERBOLT, ATTRACT</text:p>
          </table:table-cell>
        </table:table-row>
        <table:table-row table:style-name="ro1">
          <table:table-cell office:value-type="string">
            <text:p>+255, 68, ARBOK, ????????, "SLUDGE BOMB", EARTHQUAKE, "GIGA DRAIN", "DOUBLE TEAM"</text:p>
          </table:table-cell>
        </table:table-row>
        <table:table-row table:style-name="ro1">
          <table:table-cell office:value-type="string">
            <text:p>+255, 70, GENGAR, 134, "SHADOW BALL", PSYCHIC, THUNDERBOLT, "SLUDGE BOMB" @}</text:p>
          </table:table-cell>
        </table:table-row>
        <table:table-row table:style-name="ro1">
          <table:table-cell office:value-type="string">
            <text:p>+#LANCE~2#, Both, "ELITE FOUR~2", (boy0A false), 115, "LANCE", 19, 19, ????????, ????????, Single, - CheckBadMove TryToKO CheckViability /, 5, @{ 255, 68, GYARADOS, ????????, "HYPER BEAM", "DRAGON DANCE", EARTHQUAKE, "THUNDER WAVE"</text:p>
          </table:table-cell>
        </table:table-row>
        <table:table-row table:style-name="ro1">
          <table:table-cell office:value-type="string">
            <text:p>+255, 66, DRAGONITE, ????????, "HYPER BEAM", EARTHQUAKE, "DRAGON CLAW", FLAMETHROWER</text:p>
          </table:table-cell>
        </table:table-row>
        <table:table-row table:style-name="ro1">
          <table:table-cell office:value-type="string">
            <text:p>+255, 66, KINGDRA, ????????, "HYPER BEAM", "DRAGON DANCE", SURF, "ICE BEAM"</text:p>
          </table:table-cell>
        </table:table-row>
        <table:table-row table:style-name="ro1">
          <table:table-cell office:value-type="string">
            <text:p>+255, 70, AERODACTYL, ????????, "HYPER BEAM", ANCIENTPOWER, "AERIAL ACE", EARTHQUAKE</text:p>
          </table:table-cell>
        </table:table-row>
        <table:table-row table:style-name="ro1">
          <table:table-cell office:value-type="string">
            <text:p>+255, 72, DRAGONITE, 140, "HYPER BEAM", OUTRAGE, THUNDERBOLT, "ICE BEAM" @}</text:p>
          </table:table-cell>
        </table:table-row>
        <table:table-row table:style-name="ro1">
          <table:table-cell office:value-type="string">
            <text:p>+#TERRY~25#, Both, CHAMPION~2, (boy00 false), 125, "TERRY", 19, 19, 19, 19, Single, - CheckBadMove TryToKO CheckViability /, 6, @{ 255, 72, HERACROSS, ????????, MEGAHORN, EARTHQUAKE, COUNTER, "ROCK TOMB"</text:p>
          </table:table-cell>
        </table:table-row>
        <table:table-row table:style-name="ro1">
          <table:table-cell office:value-type="string">
            <text:p>+255, 73, ALAKAZAM, ????????, PSYCHIC, "SHADOW BALL", "CALM MIND", REFLECT</text:p>
          </table:table-cell>
        </table:table-row>
        <table:table-row table:style-name="ro1">
          <table:table-cell office:value-type="string">
            <text:p>+255, 72, TYRANITAR, ????????, CRUNCH, EARTHQUAKE, THUNDERBOLT, "AERIAL ACE"</text:p>
          </table:table-cell>
        </table:table-row>
        <table:table-row table:style-name="ro1">
          <table:table-cell office:value-type="string">
            <text:p>+255, 73, ARCANINE, ????????, EXTREMESPEED, OVERHEAT, "AERIAL ACE", "IRON TAIL"</text:p>
          </table:table-cell>
        </table:table-row>
        <table:table-row table:style-name="ro1">
          <table:table-cell office:value-type="string">
            <text:p>+255, 73, EXEGGUTOR, ????????, "GIGA DRAIN", PSYCHIC, "SLEEP POWDER", "LIGHT SCREEN"</text:p>
          </table:table-cell>
        </table:table-row>
        <table:table-row table:style-name="ro1">
          <table:table-cell office:value-type="string">
            <text:p>+255, 75, BLASTOISE, 142, "HYDRO PUMP", "ICE BEAM", EARTHQUAKE, "RAIN DANCE" @}</text:p>
          </table:table-cell>
        </table:table-row>
        <table:table-row table:style-name="ro1">
          <table:table-cell office:value-type="string">
            <text:p>+#TERRY~26#, Both, CHAMPION~2, (boy00 false), 125, "TERRY", 19, 19, 19, 19, Single, - CheckBadMove TryToKO CheckViability /, 6, @{ 255, 72, HERACROSS, ????????, MEGAHORN, EARTHQUAKE, COUNTER, "ROCK TOMB"</text:p>
          </table:table-cell>
        </table:table-row>
        <table:table-row table:style-name="ro1">
          <table:table-cell office:value-type="string">
            <text:p>+255, 73, ALAKAZAM, ????????, PSYCHIC, "SHADOW BALL", "CALM MIND", REFLECT</text:p>
          </table:table-cell>
        </table:table-row>
        <table:table-row table:style-name="ro1">
          <table:table-cell office:value-type="string">
            <text:p>+255, 72, TYRANITAR, ????????, CRUNCH, EARTHQUAKE, THUNDERBOLT, "AERIAL ACE"</text:p>
          </table:table-cell>
        </table:table-row>
        <table:table-row table:style-name="ro1">
          <table:table-cell office:value-type="string">
            <text:p>+255, 73, GYARADOS, ????????, "HYDRO PUMP", "DRAGON DANCE", EARTHQUAKE, "HYPER BEAM"</text:p>
          </table:table-cell>
        </table:table-row>
        <table:table-row table:style-name="ro1">
          <table:table-cell office:value-type="string">
            <text:p>+255, 73, ARCANINE, ????????, EXTREMESPEED, OVERHEAT, "AERIAL ACE", "IRON TAIL"</text:p>
          </table:table-cell>
        </table:table-row>
        <table:table-row table:style-name="ro1">
          <table:table-cell office:value-type="string">
            <text:p>+255, 75, VENUSAUR, 142, SOLARBEAM, "SLUDGE BOMB", EARTHQUAKE, "SUNNY DAY" @}</text:p>
          </table:table-cell>
        </table:table-row>
        <table:table-row table:style-name="ro1">
          <table:table-cell office:value-type="string">
            <text:p>+#TERRY~27#, Both, CHAMPION~2, (boy00 false), 125, "TERRY", 19, 19, 19, 19, Single, - CheckBadMove TryToKO CheckViability /, 6, @{ 255, 72, HERACROSS, ????????, MEGAHORN, EARTHQUAKE, COUNTER, "ROCK TOMB"</text:p>
          </table:table-cell>
        </table:table-row>
        <table:table-row table:style-name="ro1">
          <table:table-cell office:value-type="string">
            <text:p>+255, 73, ALAKAZAM, ????????, PSYCHIC, "SHADOW BALL", "CALM MIND", REFLECT</text:p>
          </table:table-cell>
        </table:table-row>
        <table:table-row table:style-name="ro1">
          <table:table-cell office:value-type="string">
            <text:p>+255, 72, TYRANITAR, ????????, CRUNCH, EARTHQUAKE, THUNDERBOLT, "AERIAL ACE"</text:p>
          </table:table-cell>
        </table:table-row>
        <table:table-row table:style-name="ro1">
          <table:table-cell office:value-type="string">
            <text:p>+255, 73, EXEGGUTOR, ????????, "GIGA DRAIN", PSYCHIC, "SLEEP POWDER", "LIGHT SCREEN"</text:p>
          </table:table-cell>
        </table:table-row>
        <table:table-row table:style-name="ro1">
          <table:table-cell office:value-type="string">
            <text:p>+255, 73, GYARADOS, ????????, "HYDRO PUMP", "DRAGON DANCE", EARTHQUAKE, "HYPER BEAM"</text:p>
          </table:table-cell>
        </table:table-row>
        <table:table-row table:style-name="ro1">
          <table:table-cell office:value-type="string">
            <text:p>+255, 75, CHARIZARD, 142, "FIRE BLAST", "DRAGON CLAW", "AERIAL ACE", EARTHQUAKE @}</text:p>
          </table:table-cell>
        </table:table-row>
        <table:table-row table:style-name="ro1">
          <table:table-cell office:value-type="string">
            <text:p>+#PAXTON#, Normal, "CUE BALL", (boy00 false), 96, "PAXTON", ????????, ????????, ????????, ????????, Single, - CheckBadMove /, 2, @{ 50, 39, WEEZING, 0</text:p>
          </table:table-cell>
        </table:table-row>
        <table:table-row table:style-name="ro1">
          <table:table-cell office:value-type="string">
            <text:p>+50, 39, MUK, 0 @}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 office:value-type="string">
            <text:p>@!00(29720) ^data.trainers.stats[structType.trainerStructType class.data.trainers.classes.names introMusicAndGender.|t|music:::.encountersongs|female. sprite.graphics.trainers.sprites.front name""12 prizeMoney|=4*(data.trainers.money/class=class)/moneyrate*pokemon/last/level item1:data.items.stats item2:data.items.stats item3:data.items.stats item4:data.items.stats doubleBattle::doublebattleflag ai|b[]traineraibits | pokemonCount:: pokemon&lt;`tpt`&gt;]743 Normal, "\pk\mn TRAINER", (boy00 false), 0, "", ????????, ????????, ????????, ????????, Single, - /, 0, &lt;null&gt;</text:p>
          </table:table-cell>
        </table:table-row>
        <table:table-row table:style-name="ro1">
          <table:table-cell office:value-type="string">
            <text:p>+#~2#, Normal, "AQUA LEADER", (rocket06 false), 0, "", ????????, ????????, ????????, ????????, Single, - CheckBadMove /, 1, &lt;23B058&gt;</text:p>
          </table:table-cell>
        </table:table-row>
        <table:table-row table:style-name="ro1">
          <table:table-cell office:value-type="string">
            <text:p>+#~3#, Normal, "TEAM AQUA", (rocket06 false), 1, "", ????????, ????????, ????????, ????????, Single, - CheckBadMove /, 1, &lt;23B060&gt;</text:p>
          </table:table-cell>
        </table:table-row>
        <table:table-row table:style-name="ro1">
          <table:table-cell office:value-type="string">
            <text:p>+#~4#, Normal, "TEAM AQUA", (rocket06 false), 2, "", ????????, ????????, ????????, ????????, Single, - CheckBadMove /, 1, &lt;23B068&gt;</text:p>
          </table:table-cell>
        </table:table-row>
        <table:table-row table:style-name="ro1">
          <table:table-cell office:value-type="string">
            <text:p>+#~5#, Normal, "AROMA LADY", (girl01 false), 3, "", ????????, ????????, ????????, ????????, Single, - CheckBadMove /, 1, &lt;23B070&gt;</text:p>
          </table:table-cell>
        </table:table-row>
        <table:table-row table:style-name="ro1">
          <table:table-cell office:value-type="string">
            <text:p>+#~6#, Normal, "RUIN MANIAC", (boy0B false), 4, "", ????????, ????????, ????????, ????????, Single, - CheckBadMove /, 1, &lt;23B078&gt;</text:p>
          </table:table-cell>
        </table:table-row>
        <table:table-row table:style-name="ro1">
          <table:table-cell office:value-type="string">
            <text:p>+#~7#, Normal, INTERVIEWER, (boy0C false), 5, "", ????????, ????????, ????????, ????????, Double, - CheckBadMove /, 1, &lt;23B080&gt;</text:p>
          </table:table-cell>
        </table:table-row>
        <table:table-row table:style-name="ro1">
          <table:table-cell office:value-type="string">
            <text:p>+#~8#, Normal, TUBER, (girl02 false), 6, "", ????????, ????????, ????????, ????????, Single, - CheckBadMove /, 1, &lt;23B088&gt;</text:p>
          </table:table-cell>
        </table:table-row>
        <table:table-row table:style-name="ro1">
          <table:table-cell office:value-type="string">
            <text:p>+#~9#, Normal, TUBER~2, (boy00 false), 7, "", ????????, ????????, ????????, ????????, Single, - CheckBadMove /, 1, &lt;23B090&gt;</text:p>
          </table:table-cell>
        </table:table-row>
        <table:table-row table:style-name="ro1">
          <table:table-cell office:value-type="string">
            <text:p>+#~10#, Normal, COOLTRAINER, (boy05 false), 8, "", ????????, ????????, ????????, ????????, Single, - CheckBadMove TryToKO CheckViability /, 1, &lt;23B098&gt;</text:p>
          </table:table-cell>
        </table:table-row>
        <table:table-row table:style-name="ro1">
          <table:table-cell office:value-type="string">
            <text:p>+#~11#, Normal, COOLTRAINER, (boy05 false), 9, "", ????????, ????????, ????????, ????????, Single, - CheckBadMove TryToKO CheckViability /, 1, &lt;23B0A0&gt;</text:p>
          </table:table-cell>
        </table:table-row>
        <table:table-row table:style-name="ro1">
          <table:table-cell office:value-type="string">
            <text:p>+#~12#, Normal, "HEX MANIAC", (rocket03 false), 10, "", ????????, ????????, ????????, ????????, Single, - CheckBadMove /, 1, &lt;23B0A8&gt;</text:p>
          </table:table-cell>
        </table:table-row>
        <table:table-row table:style-name="ro1">
          <table:table-cell office:value-type="string">
            <text:p>+#~13#, Normal, LADY, (girl01 false), 11, "", ????????, ????????, ????????, ????????, Single, - CheckBadMove /, 1, &lt;23B0B0&gt;</text:p>
          </table:table-cell>
        </table:table-row>
        <table:table-row table:style-name="ro1">
          <table:table-cell office:value-type="string">
            <text:p>+#~14#, Normal, BEAUTY, (girl01 false), 12, "", ????????, ????????, ????????, ????????, Single, - CheckBadMove /, 1, &lt;23B0B8&gt;</text:p>
          </table:table-cell>
        </table:table-row>
        <table:table-row table:style-name="ro1">
          <table:table-cell office:value-type="string">
            <text:p>+#~15#, Normal, "RICH BOY", (boy0D false), 13, "", ????????, ????????, ????????, ????????, Single, - CheckBadMove /, 1, &lt;23B0C0&gt;</text:p>
          </table:table-cell>
        </table:table-row>
        <table:table-row table:style-name="ro1">
          <table:table-cell office:value-type="string">
            <text:p>+#~16#, Normal, POKéMANIAC, (rocket03 false), 14, "", ????????, ????????, ????????, ????????, Single, - CheckBadMove /, 1, &lt;23B0C8&gt;</text:p>
          </table:table-cell>
        </table:table-row>
        <table:table-row table:style-name="ro1">
          <table:table-cell office:value-type="string">
            <text:p>+#~17#, Normal, SWIMMER\sm, (girl01 false), 15, "", ????????, ????????, ????????, ????????, Single, - CheckBadMove /, 1, &lt;23B0D0&gt;</text:p>
          </table:table-cell>
        </table:table-row>
        <table:table-row table:style-name="ro1">
          <table:table-cell office:value-type="string">
            <text:p>+#~18#, Normal, "BLACK BELT", (boy04 false), 16, "", ????????, ????????, ????????, ????????, Single, - CheckBadMove /, 1, &lt;23B0D8&gt;</text:p>
          </table:table-cell>
        </table:table-row>
        <table:table-row table:style-name="ro1">
          <table:table-cell office:value-type="string">
            <text:p>+#~19#, Normal, GUITARIST, (boy04 false), 17, "", ????????, ????????, ????????, ????????, Single, - CheckBadMove /, 1, &lt;23B0E0&gt;</text:p>
          </table:table-cell>
        </table:table-row>
        <table:table-row table:style-name="ro1">
          <table:table-cell office:value-type="string">
            <text:p>+#~20#, Normal, KINDLER, (boy0B false), 18, "", ????????, ????????, ????????, ????????, Single, - CheckBadMove /, 1, &lt;23B0E8&gt;</text:p>
          </table:table-cell>
        </table:table-row>
        <table:table-row table:style-name="ro1">
          <table:table-cell office:value-type="string">
            <text:p>+#~21#, Normal, CAMPER, (boy00 false), 19, "", ????????, ????????, ????????, ????????, Single, - CheckBadMove /, 1, &lt;23B0F0&gt;</text:p>
          </table:table-cell>
        </table:table-row>
        <table:table-row table:style-name="ro1">
          <table:table-cell office:value-type="string">
            <text:p>+#~22#, Normal, "BUG MANIAC", (rocket03 false), 20, "", ????????, ????????, ????????, ????????, Single, - CheckBadMove /, 1, &lt;23B0F8&gt;</text:p>
          </table:table-cell>
        </table:table-row>
        <table:table-row table:style-name="ro1">
          <table:table-cell office:value-type="string">
            <text:p>+#~23#, Normal, PSYCHIC, (boy04 false), 21, "", ????????, ????????, ????????, ????????, Single, - CheckBadMove /, 1, &lt;23B100&gt;</text:p>
          </table:table-cell>
        </table:table-row>
        <table:table-row table:style-name="ro1">
          <table:table-cell office:value-type="string">
            <text:p>+#~24#, Normal, PSYCHIC, (boy04 false), 22, "", ????????, ????????, ????????, ????????, Single, - CheckBadMove /, 1, &lt;23B108&gt;</text:p>
          </table:table-cell>
        </table:table-row>
        <table:table-row table:style-name="ro1">
          <table:table-cell office:value-type="string">
            <text:p>+#~25#, Normal, GENTLEMAN, (boy0D false), 23, "", ????????, ????????, ????????, ????????, Single, - CheckBadMove /, 1, &lt;23B110&gt;</text:p>
          </table:table-cell>
        </table:table-row>
        <table:table-row table:style-name="ro1">
          <table:table-cell office:value-type="string">
            <text:p>+#SIDNEY#, Normal, "ELITE FOUR", (boy0A false), 24, "SIDNEY", ????????, ????????, ????????, ????????, Single, - CheckBadMove /, 1, &lt;23B118&gt;</text:p>
          </table:table-cell>
        </table:table-row>
        <table:table-row table:style-name="ro1">
          <table:table-cell office:value-type="string">
            <text:p>+#PHOEBE#, Normal, "ELITE FOUR", (boy0A false), 25, "PHOEBE", ????????, ????????, ????????, ????????, Single, - CheckBadMove /, 1, &lt;23B120&gt;</text:p>
          </table:table-cell>
        </table:table-row>
        <table:table-row table:style-name="ro1">
          <table:table-cell office:value-type="string">
            <text:p>+#ROXANNE#, Normal, LEADER, (girl01 false), 26, "ROXANNE", ????????, ????????, ????????, ????????, Single, - CheckBadMove /, 1, &lt;23B128&gt;</text:p>
          </table:table-cell>
        </table:table-row>
        <table:table-row table:style-name="ro1">
          <table:table-cell office:value-type="string">
            <text:p>+#BRAWLY#, Normal, LEADER, (boy00 false), 27, "BRAWLY", ????????, ????????, ????????, ????????, Single, - CheckBadMove /, 1, &lt;23B130&gt;</text:p>
          </table:table-cell>
        </table:table-row>
        <table:table-row table:style-name="ro1">
          <table:table-cell office:value-type="string">
            <text:p>+#TATE&amp;LIZA#, Normal, LEADER, (girl01 false), 28, "TATE&amp;LIZA", ????????, ????????, ????????, ????????, Double, - CheckBadMove /, 1, &lt;23B138&gt;</text:p>
          </table:table-cell>
        </table:table-row>
        <table:table-row table:style-name="ro1">
          <table:table-cell office:value-type="string">
            <text:p>+#~26#, Normal, "SCHOOL KID", (boy00 false), 29, "", ????????, ????????, ????????, ????????, Single, - CheckBadMove /, 1, &lt;23B140&gt;</text:p>
          </table:table-cell>
        </table:table-row>
        <table:table-row table:style-name="ro1">
          <table:table-cell office:value-type="string">
            <text:p>+#~27#, Normal, "SCHOOL KID", (boy00 false), 30, "", ????????, ????????, ????????, ????????, Single, - CheckBadMove /, 1, &lt;23B148&gt;</text:p>
          </table:table-cell>
        </table:table-row>
        <table:table-row table:style-name="ro1">
          <table:table-cell office:value-type="string">
            <text:p>+#~28#, Normal, "SR. AND JR.", (girl09 false), 31, "", ????????, ????????, ????????, ????????, Double, - CheckBadMove /, 1, &lt;23B150&gt;</text:p>
          </table:table-cell>
        </table:table-row>
        <table:table-row table:style-name="ro1">
          <table:table-cell office:value-type="string">
            <text:p>+#~29#, Normal, POKéFAN, (girl09 false), 32, "", ????????, ????????, ????????, ????????, Single, - CheckBadMove /, 1, &lt;23B158&gt;</text:p>
          </table:table-cell>
        </table:table-row>
        <table:table-row table:style-name="ro1">
          <table:table-cell office:value-type="string">
            <text:p>+#~30#, Normal, POKéFAN, (girl09 false), 33, "", ????????, ????????, ????????, ????????, Single, - CheckBadMove /, 1, &lt;23B160&gt;</text:p>
          </table:table-cell>
        </table:table-row>
        <table:table-row table:style-name="ro1">
          <table:table-cell office:value-type="string">
            <text:p>+#~31#, Normal, EXPERT, (boy04 false), 34, "", ????????, ????????, ????????, ????????, Single, - CheckBadMove /, 1, &lt;23B168&gt;</text:p>
          </table:table-cell>
        </table:table-row>
        <table:table-row table:style-name="ro1">
          <table:table-cell office:value-type="string">
            <text:p>+#~32#, Normal, EXPERT, (boy04 false), 35, "", ????????, ????????, ????????, ????????, Single, - CheckBadMove /, 1, &lt;23B170&gt;</text:p>
          </table:table-cell>
        </table:table-row>
        <table:table-row table:style-name="ro1">
          <table:table-cell office:value-type="string">
            <text:p>+#~33#, Normal, YOUNGSTER, (boy00 false), 36, "", ????????, ????????, ????????, ????????, Single, - CheckBadMove /, 1, &lt;23B178&gt;</text:p>
          </table:table-cell>
        </table:table-row>
        <table:table-row table:style-name="ro1">
          <table:table-cell office:value-type="string">
            <text:p>+#~34#, Normal, CHAMPION, (boy00 false), 37, "", ????????, ????????, ????????, ????????, Single, - CheckBadMove TryToKO CheckViability /, 1, &lt;23B180&gt;</text:p>
          </table:table-cell>
        </table:table-row>
        <table:table-row table:style-name="ro1">
          <table:table-cell office:value-type="string">
            <text:p>+#~35#, Normal, FISHERMAN, (boy0B false), 38, "", ????????, ????????, ????????, ????????, Single, - CheckBadMove /, 1, &lt;23B188&gt;</text:p>
          </table:table-cell>
        </table:table-row>
        <table:table-row table:style-name="ro1">
          <table:table-cell office:value-type="string">
            <text:p>+#~36#, Normal, TRIATHLETE, (boy00 false), 39, "", ????????, ????????, ????????, ????????, Single, - CheckBadMove /, 1, &lt;23B190&gt;</text:p>
          </table:table-cell>
        </table:table-row>
        <table:table-row table:style-name="ro1">
          <table:table-cell office:value-type="string">
            <text:p>+#~37#, Normal, TRIATHLETE, (girl01 false), 40, "", ????????, ????????, ????????, ????????, Single, - CheckBadMove /, 1, &lt;23B198&gt;</text:p>
          </table:table-cell>
        </table:table-row>
        <table:table-row table:style-name="ro1">
          <table:table-cell office:value-type="string">
            <text:p>+#~38#, Normal, TRIATHLETE, (boy00 false), 41, "", ????????, ????????, ????????, ????????, Single, - CheckBadMove /, 1, &lt;23B1A0&gt;</text:p>
          </table:table-cell>
        </table:table-row>
        <table:table-row table:style-name="ro1">
          <table:table-cell office:value-type="string">
            <text:p>+#~39#, Normal, TRIATHLETE, (girl01 false), 42, "", ????????, ????????, ????????, ????????, Single, - CheckBadMove /, 1, &lt;23B1A8&gt;</text:p>
          </table:table-cell>
        </table:table-row>
        <table:table-row table:style-name="ro1">
          <table:table-cell office:value-type="string">
            <text:p>+#~40#, Normal, TRIATHLETE, (boy00 false), 43, "", ????????, ????????, ????????, ????????, Single, - CheckBadMove /, 1, &lt;23B1B0&gt;</text:p>
          </table:table-cell>
        </table:table-row>
        <table:table-row table:style-name="ro1">
          <table:table-cell office:value-type="string">
            <text:p>+#~41#, Normal, TRIATHLETE, (girl01 false), 44, "", ????????, ????????, ????????, ????????, Single, - CheckBadMove /, 1, &lt;23B1B8&gt;</text:p>
          </table:table-cell>
        </table:table-row>
        <table:table-row table:style-name="ro1">
          <table:table-cell office:value-type="string">
            <text:p>+#~42#, Normal, "DRAGON TAMER", (boy04 false), 45, "", ????????, ????????, ????????, ????????, Single, - CheckBadMove /, 1, &lt;23B1C0&gt;</text:p>
          </table:table-cell>
        </table:table-row>
        <table:table-row table:style-name="ro1">
          <table:table-cell office:value-type="string">
            <text:p>+#~43#, Normal, "BIRD KEEPER", (boy05 false), 46, "", ????????, ????????, ????????, ????????, Single, - CheckBadMove /, 1, &lt;23B1C8&gt;</text:p>
          </table:table-cell>
        </table:table-row>
        <table:table-row table:style-name="ro1">
          <table:table-cell office:value-type="string">
            <text:p>+#~44#, Normal, "NINJA BOY", (rocket03 false), 47, "", ????????, ????????, ????????, ????????, Single, - CheckBadMove /, 1, &lt;23B1D0&gt;</text:p>
          </table:table-cell>
        </table:table-row>
        <table:table-row table:style-name="ro1">
          <table:table-cell office:value-type="string">
            <text:p>+#~45#, Normal, "BATTLE GIRL", (boy04 false), 48, "", ????????, ????????, ????????, ????????, Single, - CheckBadMove /, 1, &lt;23B1D8&gt;</text:p>
          </table:table-cell>
        </table:table-row>
        <table:table-row table:style-name="ro1">
          <table:table-cell office:value-type="string">
            <text:p>+#~46#, Normal, "PARASOL LADY", (girl01 false), 49, "", ????????, ????????, ????????, ????????, Single, - CheckBadMove /, 1, &lt;23B1E0&gt;</text:p>
          </table:table-cell>
        </table:table-row>
        <table:table-row table:style-name="ro1">
          <table:table-cell office:value-type="string">
            <text:p>+#~47#, Normal, SWIMMER\sf, (girl01 false), 50, "", ????????, ????????, ????????, ????????, Single, - CheckBadMove /, 1, &lt;23B1E8&gt;</text:p>
          </table:table-cell>
        </table:table-row>
        <table:table-row table:style-name="ro1">
          <table:table-cell office:value-type="string">
            <text:p>+#~48#, Normal, PICNICKER, (girl02 false), 51, "", ????????, ????????, ????????, ????????, Single, - CheckBadMove /, 1, &lt;23B1F0&gt;</text:p>
          </table:table-cell>
        </table:table-row>
        <table:table-row table:style-name="ro1">
          <table:table-cell office:value-type="string">
            <text:p>+#~49#, Normal, TWINS, (girl09 false), 52, "", ????????, ????????, ????????, ????????, Double, - CheckBadMove /, 1, &lt;23B1F8&gt;</text:p>
          </table:table-cell>
        </table:table-row>
        <table:table-row table:style-name="ro1">
          <table:table-cell office:value-type="string">
            <text:p>+#~50#, Normal, SAILOR, (boy00 false), 53, "", ????????, ????????, ????????, ????????, Single, - CheckBadMove /, 1, &lt;23B200&gt;</text:p>
          </table:table-cell>
        </table:table-row>
        <table:table-row table:style-name="ro1">
          <table:table-cell office:value-type="string">
            <text:p>+#~51#, Normal, BOARDER, (boy00 false), 36, "", ????????, ????????, ????????, ????????, Single, - CheckBadMove /, 1, &lt;23B208&gt;</text:p>
          </table:table-cell>
        </table:table-row>
        <table:table-row table:style-name="ro1">
          <table:table-cell office:value-type="string">
            <text:p>+#~52#, Normal, BOARDER, (boy00 false), 36, "", ????????, ????????, ????????, ????????, Single, - CheckBadMove /, 1, &lt;23B210&gt;</text:p>
          </table:table-cell>
        </table:table-row>
        <table:table-row table:style-name="ro1">
          <table:table-cell office:value-type="string">
            <text:p>+#~53#, Normal, COLLECTOR, (rocket03 false), 54, "", ????????, ????????, ????????, ????????, Single, - CheckBadMove /, 1, &lt;23B218&gt;</text:p>
          </table:table-cell>
        </table:table-row>
        <table:table-row table:style-name="ro1">
          <table:table-cell office:value-type="string">
            <text:p>+#~54#, Normal, "\pk\mn TRAINER~3", (boy00 false), 55, "", ????????, ????????, ????????, ????????, Single, - CheckBadMove /, 1, &lt;23B220&gt;</text:p>
          </table:table-cell>
        </table:table-row>
        <table:table-row table:style-name="ro1">
          <table:table-cell office:value-type="string">
            <text:p>+#~55#, Normal, "\pk\mn TRAINER~3", (boy00 false), 56, "", ????????, ????????, ????????, ????????, Single, - CheckBadMove /, 1, &lt;23B228&gt;</text:p>
          </table:table-cell>
        </table:table-row>
        <table:table-row table:style-name="ro1">
          <table:table-cell office:value-type="string">
            <text:p>+#~56#, Normal, "\pk\mn TRAINER~3", (boy00 false), 56, "", ????????, ????????, ????????, ????????, Single, - CheckBadMove /, 1, &lt;23B230&gt;</text:p>
          </table:table-cell>
        </table:table-row>
        <table:table-row table:style-name="ro1">
          <table:table-cell office:value-type="string">
            <text:p>+#~57#, Normal, "\pk\mn TRAINER~3", (boy00 false), 56, "", ????????, ????????, ????????, ????????, Single, - CheckBadMove /, 1, &lt;23B238&gt;</text:p>
          </table:table-cell>
        </table:table-row>
        <table:table-row table:style-name="ro1">
          <table:table-cell office:value-type="string">
            <text:p>+#~58#, Normal, "\pk\mn TRAINER~3", (girl01 false), 57, "", ????????, ????????, ????????, ????????, Single, - CheckBadMove /, 1, &lt;23B240&gt;</text:p>
          </table:table-cell>
        </table:table-row>
        <table:table-row table:style-name="ro1">
          <table:table-cell office:value-type="string">
            <text:p>+#~59#, Normal, "\pk\mn TRAINER~3", (girl01 false), 57, "", ????????, ????????, ????????, ????????, Single, - CheckBadMove /, 1, &lt;23B248&gt;</text:p>
          </table:table-cell>
        </table:table-row>
        <table:table-row table:style-name="ro1">
          <table:table-cell office:value-type="string">
            <text:p>+#~60#, Normal, "\pk\mn TRAINER~3", (girl01 false), 57, "", ????????, ????????, ????????, ????????, Single, - CheckBadMove /, 1, &lt;23B250&gt;</text:p>
          </table:table-cell>
        </table:table-row>
        <table:table-row table:style-name="ro1">
          <table:table-cell office:value-type="string">
            <text:p>+#~61#, Normal, "\pk\mn BREEDER", (boy00 false), 58, "", ????????, ????????, ????????, ????????, Single, - CheckBadMove /, 1, &lt;23B258&gt;</text:p>
          </table:table-cell>
        </table:table-row>
        <table:table-row table:style-name="ro1">
          <table:table-cell office:value-type="string">
            <text:p>+#~62#, Normal, "\pk\mn BREEDER", (girl01 false), 59, "", ????????, ????????, ????????, ????????, Single, - CheckBadMove /, 1, &lt;23B260&gt;</text:p>
          </table:table-cell>
        </table:table-row>
        <table:table-row table:style-name="ro1">
          <table:table-cell office:value-type="string">
            <text:p>+#~63#, Normal, "\pk\mn RANGER", (boy05 false), 60, "", ????????, ????????, ????????, ????????, Single, - CheckBadMove TryToKO CheckViability /, 1, &lt;23B268&gt;</text:p>
          </table:table-cell>
        </table:table-row>
        <table:table-row table:style-name="ro1">
          <table:table-cell office:value-type="string">
            <text:p>+#~64#, Normal, "\pk\mn RANGER", (boy05 false), 61, "", ????????, ????????, ????????, ????????, Single, - CheckBadMove TryToKO CheckViability /, 1, &lt;23B270&gt;</text:p>
          </table:table-cell>
        </table:table-row>
        <table:table-row table:style-name="ro1">
          <table:table-cell office:value-type="string">
            <text:p>+#~65#, Normal, "MAGMA LEADER", (rocket07 false), 62, "", ????????, ????????, ????????, ????????, Single, - CheckBadMove /, 1, &lt;23B278&gt;</text:p>
          </table:table-cell>
        </table:table-row>
        <table:table-row table:style-name="ro1">
          <table:table-cell office:value-type="string">
            <text:p>+#~66#, Normal, "TEAM MAGMA", (rocket07 false), 63, "", ????????, ????????, ????????, ????????, Single, - CheckBadMove /, 1, &lt;23B280&gt;</text:p>
          </table:table-cell>
        </table:table-row>
        <table:table-row table:style-name="ro1">
          <table:table-cell office:value-type="string">
            <text:p>+#~67#, Normal, "TEAM MAGMA", (rocket07 false), 64, "", ????????, ????????, ????????, ????????, Single, - CheckBadMove /, 1, &lt;23B288&gt;</text:p>
          </table:table-cell>
        </table:table-row>
        <table:table-row table:style-name="ro1">
          <table:table-cell office:value-type="string">
            <text:p>+#~68#, Normal, LASS, (girl01 false), 65, "", ????????, ????????, ????????, ????????, Single, - CheckBadMove /, 1, &lt;23B290&gt;</text:p>
          </table:table-cell>
        </table:table-row>
        <table:table-row table:style-name="ro1">
          <table:table-cell office:value-type="string">
            <text:p>+#~69#, Normal, "BUG CATCHER", (boy00 false), 66, "", ????????, ????????, ????????, ????????, Single, - CheckBadMove /, 1, &lt;23B298&gt;</text:p>
          </table:table-cell>
        </table:table-row>
        <table:table-row table:style-name="ro1">
          <table:table-cell office:value-type="string">
            <text:p>+#~70#, Normal, HIKER, (boy0B false), 67, "", ????????, ????????, ????????, ????????, Single, - CheckBadMove /, 1, &lt;23B2A0&gt;</text:p>
          </table:table-cell>
        </table:table-row>
        <table:table-row table:style-name="ro1">
          <table:table-cell office:value-type="string">
            <text:p>+#~71#, Normal, "YOUNG COUPLE", (girl02 false), 68, "", ????????, ????????, ????????, ????????, Double, - CheckBadMove /, 2, &lt;23B2A8&gt;</text:p>
          </table:table-cell>
        </table:table-row>
        <table:table-row table:style-name="ro1">
          <table:table-cell office:value-type="string">
            <text:p>+#~72#, Normal, "OLD COUPLE", (boy04 false), 69, "", ????????, ????????, ????????, ????????, Double, - CheckBadMove /, 1, &lt;23B2B8&gt;</text:p>
          </table:table-cell>
        </table:table-row>
        <table:table-row table:style-name="ro1">
          <table:table-cell office:value-type="string">
            <text:p>+#~73#, Normal, "SIS AND BRO", (boy08 false), 70, "", ????????, ????????, ????????, ????????, Double, - CheckBadMove /, 1, &lt;23B2C0&gt;</text:p>
          </table:table-cell>
        </table:table-row>
        <table:table-row table:style-name="ro1">
          <table:table-cell office:value-type="string">
            <text:p>+#MATT#, Normal, "AQUA ADMIN", (rocket06 false), 71, "MATT", ????????, ????????, ????????, ????????, Single, - CheckBadMove /, 1, &lt;23B2C8&gt;</text:p>
          </table:table-cell>
        </table:table-row>
        <table:table-row table:style-name="ro1">
          <table:table-cell office:value-type="string">
            <text:p>+#SHELLY#, Normal, "AQUA ADMIN", (rocket06 false), 72, "SHELLY", ????????, ????????, ????????, ????????, Single, - CheckBadMove /, 1, &lt;23B2D0&gt;</text:p>
          </table:table-cell>
        </table:table-row>
        <table:table-row table:style-name="ro1">
          <table:table-cell office:value-type="string">
            <text:p>+#TABITHA#, Normal, "MAGMA ADMIN", (rocket07 false), 73, "TABITHA", ????????, ????????, ????????, ????????, Single, - CheckBadMove /, 1, &lt;23B2D8&gt;</text:p>
          </table:table-cell>
        </table:table-row>
        <table:table-row table:style-name="ro1">
          <table:table-cell office:value-type="string">
            <text:p>+#COURTNEY#, Normal, "MAGMA ADMIN", (rocket07 false), 74, "COURTNEY", ????????, ????????, ????????, ????????, Single, - CheckBadMove /, 1, &lt;23B2E0&gt;</text:p>
          </table:table-cell>
        </table:table-row>
        <table:table-row table:style-name="ro1">
          <table:table-cell office:value-type="string">
            <text:p>+#WATTSON#, Normal, LEADER, (boy00 false), 75, "WATTSON", ????????, ????????, ????????, ????????, Single, - CheckBadMove /, 1, &lt;23B2E8&gt;</text:p>
          </table:table-cell>
        </table:table-row>
        <table:table-row table:style-name="ro1">
          <table:table-cell office:value-type="string">
            <text:p>+#FLANNERY#, Normal, LEADER, (girl01 false), 76, "FLANNERY", ????????, ????????, ????????, ????????, Single, - CheckBadMove /, 1, &lt;23B2F0&gt;</text:p>
          </table:table-cell>
        </table:table-row>
        <table:table-row table:style-name="ro1">
          <table:table-cell office:value-type="string">
            <text:p>+#NORMAN#, Normal, LEADER, (boy00 false), 77, "NORMAN", ????????, ????????, ????????, ????????, Single, - CheckBadMove /, 1, &lt;23B2F8&gt;</text:p>
          </table:table-cell>
        </table:table-row>
        <table:table-row table:style-name="ro1">
          <table:table-cell office:value-type="string">
            <text:p>+#WINONA#, Normal, LEADER, (girl01 false), 78, "WINONA", ????????, ????????, ????????, ????????, Single, - CheckBadMove /, 1, &lt;23B300&gt;</text:p>
          </table:table-cell>
        </table:table-row>
        <table:table-row table:style-name="ro1">
          <table:table-cell office:value-type="string">
            <text:p>+#WALLACE#, Normal, LEADER, (boy00 false), 79, "WALLACE", ????????, ????????, ????????, ????????, Single, - CheckBadMove /, 1, &lt;23B308&gt;</text:p>
          </table:table-cell>
        </table:table-row>
        <table:table-row table:style-name="ro1">
          <table:table-cell office:value-type="string">
            <text:p>+#GLACIA#, Normal, "ELITE FOUR", (boy0A false), 80, "GLACIA", ????????, ????????, ????????, ????????, Single, - CheckBadMove /, 1, &lt;23B310&gt;</text:p>
          </table:table-cell>
        </table:table-row>
        <table:table-row table:style-name="ro1">
          <table:table-cell office:value-type="string">
            <text:p>+#DRAKE#, Normal, "ELITE FOUR", (boy0A false), 81, "DRAKE", ????????, ????????, ????????, ????????, Single, - CheckBadMove /, 1, &lt;23B318&gt;</text:p>
          </table:table-cell>
        </table:table-row>
        <table:table-row table:style-name="ro1">
          <table:table-cell office:value-type="string">
            <text:p>+#BEN#, Normal, YOUNGSTER~2, (boy00 false), 82, "BEN", ????????, ????????, ????????, ????????, Single, - CheckBadMove /, 2, &lt;23B320&gt;</text:p>
          </table:table-cell>
        </table:table-row>
        <table:table-row table:style-name="ro1">
          <table:table-cell office:value-type="string">
            <text:p>+#CALVIN#, Normal, YOUNGSTER~2, (boy00 false), 82, "CALVIN", ????????, ????????, ????????, ????????, Single, - CheckBadMove /, 1, &lt;23B330&gt;</text:p>
          </table:table-cell>
        </table:table-row>
        <table:table-row table:style-name="ro1">
          <table:table-cell office:value-type="string">
            <text:p>+#JOSH#, Normal, YOUNGSTER~2, (boy00 false), 82, "JOSH", ????????, ????????, ????????, ????????, Single, - CheckBadMove /, 3, &lt;23B338&gt;</text:p>
          </table:table-cell>
        </table:table-row>
        <table:table-row table:style-name="ro1">
          <table:table-cell office:value-type="string">
            <text:p>+#TIMMY#, Normal, YOUNGSTER~2, (boy00 false), 82, "TIMMY", ????????, ????????, ????????, ????????, Single, - CheckBadMove /, 2, &lt;23B350&gt;</text:p>
          </table:table-cell>
        </table:table-row>
        <table:table-row table:style-name="ro1">
          <table:table-cell office:value-type="string">
            <text:p>+#JOEY#, Normal, YOUNGSTER~2, (boy00 false), 82, "JOEY", ????????, ????????, ????????, ????????, Single, - CheckBadMove /, 2, &lt;23B360&gt;</text:p>
          </table:table-cell>
        </table:table-row>
        <table:table-row table:style-name="ro1">
          <table:table-cell office:value-type="string">
            <text:p>+#DAN#, Normal, YOUNGSTER~2, (boy00 false), 82, "DAN", ????????, ????????, ????????, ????????, Single, - CheckBadMove /, 2, &lt;23B370&gt;</text:p>
          </table:table-cell>
        </table:table-row>
        <table:table-row table:style-name="ro1">
          <table:table-cell office:value-type="string">
            <text:p>+#CHAD#, Normal, YOUNGSTER~2, (boy00 false), 82, "CHAD", ????????, ????????, ????????, ????????, Single, - CheckBadMove /, 2, &lt;23B380&gt;</text:p>
          </table:table-cell>
        </table:table-row>
        <table:table-row table:style-name="ro1">
          <table:table-cell office:value-type="string">
            <text:p>+#TYLER#, Normal, YOUNGSTER~2, (boy00 false), 82, "TYLER", ????????, ????????, ????????, ????????, Single, - CheckBadMove /, 1, &lt;23B390&gt;</text:p>
          </table:table-cell>
        </table:table-row>
        <table:table-row table:style-name="ro1">
          <table:table-cell office:value-type="string">
            <text:p>+#EDDIE#, Normal, YOUNGSTER~2, (boy00 false), 82, "EDDIE", ????????, ????????, ????????, ????????, Single, - CheckBadMove /, 2, &lt;23B398&gt;</text:p>
          </table:table-cell>
        </table:table-row>
        <table:table-row table:style-name="ro1">
          <table:table-cell office:value-type="string">
            <text:p>+#DILLON#, Normal, YOUNGSTER~2, (boy00 false), 82, "DILLON", ????????, ????????, ????????, ????????, Single, - CheckBadMove /, 2, &lt;23B3A8&gt;</text:p>
          </table:table-cell>
        </table:table-row>
        <table:table-row table:style-name="ro1">
          <table:table-cell office:value-type="string">
            <text:p>+#YASU#, Normal, YOUNGSTER~2, (boy00 false), 82, "YASU", ????????, ????????, ????????, ????????, Single, - CheckBadMove /, 3, &lt;23B3B8&gt;</text:p>
          </table:table-cell>
        </table:table-row>
        <table:table-row table:style-name="ro1">
          <table:table-cell office:value-type="string">
            <text:p>+#DAVE#, Normal, YOUNGSTER~2, (boy00 false), 82, "DAVE", ????????, ????????, ????????, ????????, Single, - CheckBadMove /, 2, &lt;23B3D0&gt;</text:p>
          </table:table-cell>
        </table:table-row>
        <table:table-row table:style-name="ro1">
          <table:table-cell office:value-type="string">
            <text:p>+#BEN~2#, Normal, YOUNGSTER~2, (boy00 false), 82, "BEN", ????????, ????????, ????????, ????????, Single, - CheckBadMove /, 2, &lt;23B3E0&gt;</text:p>
          </table:table-cell>
        </table:table-row>
        <table:table-row table:style-name="ro1">
          <table:table-cell office:value-type="string">
            <text:p>+#RICK#, Normal, "BUG CATCHER~2", (boy00 false), 83, "RICK", ????????, ????????, ????????, ????????, Single, - CheckBadMove /, 2, &lt;23B3F0&gt;</text:p>
          </table:table-cell>
        </table:table-row>
        <table:table-row table:style-name="ro1">
          <table:table-cell office:value-type="string">
            <text:p>+#DOUG#, Normal, "BUG CATCHER~2", (boy00 false), 83, "DOUG", ????????, ????????, ????????, ????????, Single, - CheckBadMove /, 3, &lt;23B400&gt;</text:p>
          </table:table-cell>
        </table:table-row>
        <table:table-row table:style-name="ro1">
          <table:table-cell office:value-type="string">
            <text:p>+#SAMMY#, Normal, "BUG CATCHER~2", (boy00 false), 83, "SAMMY", ????????, ????????, ????????, ????????, Single, - CheckBadMove /, 1, &lt;23B418&gt;</text:p>
          </table:table-cell>
        </table:table-row>
        <table:table-row table:style-name="ro1">
          <table:table-cell office:value-type="string">
            <text:p>+#COLTON#, Normal, "BUG CATCHER~2", (boy00 false), 83, "COLTON", ????????, ????????, ????????, ????????, Single, - CheckBadMove /, 3, &lt;23B420&gt;</text:p>
          </table:table-cell>
        </table:table-row>
        <table:table-row table:style-name="ro1">
          <table:table-cell office:value-type="string">
            <text:p>+#GREG#, Normal, "BUG CATCHER~2", (boy00 false), 83, "GREG", ????????, ????????, ????????, ????????, Single, - CheckBadMove /, 4, &lt;23B438&gt;</text:p>
          </table:table-cell>
        </table:table-row>
        <table:table-row table:style-name="ro1">
          <table:table-cell office:value-type="string">
            <text:p>+#JAMES#, Normal, "BUG CATCHER~2", (boy00 false), 83, "JAMES", ????????, ????????, ????????, ????????, Single, - CheckBadMove /, 2, &lt;23B458&gt;</text:p>
          </table:table-cell>
        </table:table-row>
        <table:table-row table:style-name="ro1">
          <table:table-cell office:value-type="string">
            <text:p>+#KENT#, Normal, "BUG CATCHER~2", (boy00 false), 83, "KENT", ????????, ????????, ????????, ????????, Single, - CheckBadMove /, 2, &lt;23B468&gt;</text:p>
          </table:table-cell>
        </table:table-row>
        <table:table-row table:style-name="ro1">
          <table:table-cell office:value-type="string">
            <text:p>+#ROBBY#, Normal, "BUG CATCHER~2", (boy00 false), 83, "ROBBY", ????????, ????????, ????????, ????????, Single, - CheckBadMove /, 3, &lt;23B478&gt;</text:p>
          </table:table-cell>
        </table:table-row>
        <table:table-row table:style-name="ro1">
          <table:table-cell office:value-type="string">
            <text:p>+#CALE#, Normal, "BUG CATCHER~2", (boy00 false), 83, "CALE", ????????, ????????, ????????, ????????, Single, - CheckBadMove /, 4, &lt;23B490&gt;</text:p>
          </table:table-cell>
        </table:table-row>
        <table:table-row table:style-name="ro1">
          <table:table-cell office:value-type="string">
            <text:p>+#KEIGO#, Normal, "BUG CATCHER~2", (boy00 false), 83, "KEIGO", ????????, ????????, ????????, ????????, Single, - CheckBadMove /, 3, &lt;23B4B0&gt;</text:p>
          </table:table-cell>
        </table:table-row>
        <table:table-row table:style-name="ro1">
          <table:table-cell office:value-type="string">
            <text:p>+#ELIJAH#, Normal, "BUG CATCHER~2", (boy00 false), 83, "ELIJAH", ????????, ????????, ????????, ????????, Single, - CheckBadMove /, 1, &lt;23B4C8&gt;</text:p>
          </table:table-cell>
        </table:table-row>
        <table:table-row table:style-name="ro1">
          <table:table-cell office:value-type="string">
            <text:p>+#~74#, Normal, "BUG CATCHER~2", (boy00 false), 83, "", ????????, ????????, ????????, ????????, Single, - CheckBadMove /, 3, &lt;23B4D0&gt;</text:p>
          </table:table-cell>
        </table:table-row>
        <table:table-row table:style-name="ro1">
          <table:table-cell office:value-type="string">
            <text:p>+#BRENT#, Normal, "BUG CATCHER~2", (boy00 false), 83, "BRENT", ????????, ????????, ????????, ????????, Single, - CheckBadMove /, 2, &lt;23B4E8&gt;</text:p>
          </table:table-cell>
        </table:table-row>
        <table:table-row table:style-name="ro1">
          <table:table-cell office:value-type="string">
            <text:p>+#CONNER#, Normal, "BUG CATCHER~2", (boy00 false), 83, "CONNER", ????????, ????????, ????????, ????????, Single, - CheckBadMove /, 3, &lt;23B4F8&gt;</text:p>
          </table:table-cell>
        </table:table-row>
        <table:table-row table:style-name="ro1">
          <table:table-cell office:value-type="string">
            <text:p>+#JANICE#, Normal, LASS~2, (girl01 true), 84, "JANICE", ????????, ????????, ????????, ????????, Single, - CheckBadMove /, 2, &lt;23B510&gt;</text:p>
          </table:table-cell>
        </table:table-row>
        <table:table-row table:style-name="ro1">
          <table:table-cell office:value-type="string">
            <text:p>+#SALLY#, Normal, LASS~2, (girl01 true), 84, "SALLY", ????????, ????????, ????????, ????????, Single, - CheckBadMove /, 2, &lt;23B520&gt;</text:p>
          </table:table-cell>
        </table:table-row>
        <table:table-row table:style-name="ro1">
          <table:table-cell office:value-type="string">
            <text:p>+#ROBIN#, Normal, LASS~2, (girl01 true), 84, "ROBIN", ????????, ????????, ????????, ????????, Single, - CheckBadMove /, 1, &lt;23B530&gt;</text:p>
          </table:table-cell>
        </table:table-row>
        <table:table-row table:style-name="ro1">
          <table:table-cell office:value-type="string">
            <text:p>+#CRISSY#, Normal, LASS~2, (girl01 true), 84, "CRISSY", ????????, ????????, ????????, ????????, Single, - CheckBadMove /, 3, &lt;23B538&gt;</text:p>
          </table:table-cell>
        </table:table-row>
        <table:table-row table:style-name="ro1">
          <table:table-cell office:value-type="string">
            <text:p>+#MIRIAM#, Normal, LASS~2, (girl01 true), 84, "MIRIAM", ????????, ????????, ????????, ????????, Single, - CheckBadMove /, 2, &lt;23B550&gt;</text:p>
          </table:table-cell>
        </table:table-row>
        <table:table-row table:style-name="ro1">
          <table:table-cell office:value-type="string">
            <text:p>+#IRIS#, Normal, LASS~2, (girl01 true), 84, "IRIS", ????????, ????????, ????????, ????????, Single, - CheckBadMove /, 2, &lt;23B560&gt;</text:p>
          </table:table-cell>
        </table:table-row>
        <table:table-row table:style-name="ro1">
          <table:table-cell office:value-type="string">
            <text:p>+#RELI#, Normal, LASS~2, (girl01 true), 84, "RELI", ????????, ????????, ????????, ????????, Single, - CheckBadMove /, 2, &lt;23B570&gt;</text:p>
          </table:table-cell>
        </table:table-row>
        <table:table-row table:style-name="ro1">
          <table:table-cell office:value-type="string">
            <text:p>+#ALI#, Normal, LASS~2, (girl01 true), 84, "ALI", ????????, ????????, ????????, ????????, Single, - CheckBadMove /, 3, &lt;23B580&gt;</text:p>
          </table:table-cell>
        </table:table-row>
        <table:table-row table:style-name="ro1">
          <table:table-cell office:value-type="string">
            <text:p>+#~75#, Normal, LASS~2, (girl01 true), 84, "", ????????, ????????, ????????, ????????, Single, - CheckBadMove /, 2, &lt;23B598&gt;</text:p>
          </table:table-cell>
        </table:table-row>
        <table:table-row table:style-name="ro1">
          <table:table-cell office:value-type="string">
            <text:p>+#HALEY#, Normal, LASS~2, (girl01 true), 84, "HALEY", ????????, ????????, ????????, ????????, Single, - CheckBadMove /, 3, &lt;23B5A8&gt;</text:p>
          </table:table-cell>
        </table:table-row>
        <table:table-row table:style-name="ro1">
          <table:table-cell office:value-type="string">
            <text:p>+#ANN#, Normal, LASS~2, (girl01 true), 84, "ANN", ????????, ????????, ????????, ????????, Single, - CheckBadMove /, 3, &lt;23B5C0&gt;</text:p>
          </table:table-cell>
        </table:table-row>
        <table:table-row table:style-name="ro1">
          <table:table-cell office:value-type="string">
            <text:p>+#DAWN#, Normal, LASS~2, (girl01 true), 84, "DAWN", ????????, ????????, ????????, ????????, Single, - CheckBadMove /, 2, &lt;23B5D8&gt;</text:p>
          </table:table-cell>
        </table:table-row>
        <table:table-row table:style-name="ro1">
          <table:table-cell office:value-type="string">
            <text:p>+#PAIGE#, Normal, LASS~2, (girl01 true), 84, "PAIGE", ????????, ????????, ????????, ????????, Single, - CheckBadMove /, 2, &lt;23B5E8&gt;</text:p>
          </table:table-cell>
        </table:table-row>
        <table:table-row table:style-name="ro1">
          <table:table-cell office:value-type="string">
            <text:p>+#ANDREA#, Normal, LASS~2, (girl01 true), 84, "ANDREA", ????????, ????????, ????????, ????????, Single, - CheckBadMove /, 3, &lt;23B5F8&gt;</text:p>
          </table:table-cell>
        </table:table-row>
        <table:table-row table:style-name="ro1">
          <table:table-cell office:value-type="string">
            <text:p>+#MEGAN#, Normal, LASS~2, (girl01 true), 84, "MEGAN", ????????, ????????, ????????, ????????, Single, - CheckBadMove /, 5, &lt;23B610&gt;</text:p>
          </table:table-cell>
        </table:table-row>
        <table:table-row table:style-name="ro1">
          <table:table-cell office:value-type="string">
            <text:p>+#JULIA#, Normal, LASS~2, (girl01 true), 84, "JULIA", ????????, ????????, ????????, ????????, Single, - CheckBadMove /, 2, &lt;23B638&gt;</text:p>
          </table:table-cell>
        </table:table-row>
        <table:table-row table:style-name="ro1">
          <table:table-cell office:value-type="string">
            <text:p>+#KAY#, Normal, LASS~2, (girl01 true), 84, "KAY", ????????, ????????, ????????, ????????, Single, - CheckBadMove /, 2, &lt;23B648&gt;</text:p>
          </table:table-cell>
        </table:table-row>
        <table:table-row table:style-name="ro1">
          <table:table-cell office:value-type="string">
            <text:p>+#LISA#, Normal, LASS~2, (girl01 true), 84, "LISA", ????????, ????????, ????????, ????????, Single, - CheckBadMove /, 2, &lt;23B658&gt;</text:p>
          </table:table-cell>
        </table:table-row>
        <table:table-row table:style-name="ro1">
          <table:table-cell office:value-type="string">
            <text:p>+#EDMOND#, Normal, SAILOR~2, (boy00 false), 85, "EDMOND", ????????, ????????, ????????, ????????, Single, - CheckBadMove /, 2, &lt;23B668&gt;</text:p>
          </table:table-cell>
        </table:table-row>
        <table:table-row table:style-name="ro1">
          <table:table-cell office:value-type="string">
            <text:p>+#TREVOR#, Normal, SAILOR~2, (boy00 false), 85, "TREVOR", ????????, ????????, ????????, ????????, Single, - CheckBadMove /, 2, &lt;23B678&gt;</text:p>
          </table:table-cell>
        </table:table-row>
        <table:table-row table:style-name="ro1">
          <table:table-cell office:value-type="string">
            <text:p>+#LEONARD#, Normal, SAILOR~2, (boy00 false), 85, "LEONARD", ????????, ????????, ????????, ????????, Single, - CheckBadMove /, 1, &lt;23B688&gt;</text:p>
          </table:table-cell>
        </table:table-row>
        <table:table-row table:style-name="ro1">
          <table:table-cell office:value-type="string">
            <text:p>+#DUNCAN#, Normal, SAILOR~2, (boy00 false), 85, "DUNCAN", ????????, ????????, ????????, ????????, Single, - CheckBadMove /, 3, &lt;23B690&gt;</text:p>
          </table:table-cell>
        </table:table-row>
        <table:table-row table:style-name="ro1">
          <table:table-cell office:value-type="string">
            <text:p>+#HUEY#, Normal, SAILOR~2, (boy00 false), 85, "HUEY", ????????, ????????, ????????, ????????, Single, - CheckBadMove /, 2, &lt;23B6A8&gt;</text:p>
          </table:table-cell>
        </table:table-row>
        <table:table-row table:style-name="ro1">
          <table:table-cell office:value-type="string">
            <text:p>+#DYLAN#, Normal, SAILOR~2, (boy00 false), 85, "DYLAN", ????????, ????????, ????????, ????????, Single, - CheckBadMove /, 3, &lt;23B6B8&gt;</text:p>
          </table:table-cell>
        </table:table-row>
        <table:table-row table:style-name="ro1">
          <table:table-cell office:value-type="string">
            <text:p>+#PHILLIP#, Normal, SAILOR~2, (boy00 false), 85, "PHILLIP", ????????, ????????, ????????, ????????, Single, - CheckBadMove /, 2, &lt;23B6D0&gt;</text:p>
          </table:table-cell>
        </table:table-row>
        <table:table-row table:style-name="ro1">
          <table:table-cell office:value-type="string">
            <text:p>+#DWAYNE#, Normal, SAILOR~2, (boy00 false), 85, "DWAYNE", ????????, ????????, ????????, ????????, Single, - CheckBadMove /, 2, &lt;23B6E0&gt;</text:p>
          </table:table-cell>
        </table:table-row>
        <table:table-row table:style-name="ro1">
          <table:table-cell office:value-type="string">
            <text:p>+#LIAM#, Moves, CAMPER~2, (boy00 false), 86, "LIAM", ????????, ????????, ????????, ????????, Single, - CheckBadMove /, 2, &lt;23B6F0&gt;</text:p>
          </table:table-cell>
        </table:table-row>
        <table:table-row table:style-name="ro1">
          <table:table-cell office:value-type="string">
            <text:p>+#SHANE#, Normal, CAMPER~2, (boy00 false), 86, "SHANE", ????????, ????????, ????????, ????????, Single, - CheckBadMove /, 2, &lt;23B710&gt;</text:p>
          </table:table-cell>
        </table:table-row>
        <table:table-row table:style-name="ro1">
          <table:table-cell office:value-type="string">
            <text:p>+#ETHAN#, Normal, CAMPER~2, (boy00 false), 86, "ETHAN", ????????, ????????, ????????, ????????, Single, - CheckBadMove /, 1, &lt;23B720&gt;</text:p>
          </table:table-cell>
        </table:table-row>
        <table:table-row table:style-name="ro1">
          <table:table-cell office:value-type="string">
            <text:p>+#RICKY#, Normal, CAMPER~2, (boy00 false), 86, "RICKY", ????????, ????????, ????????, ????????, Single, - CheckBadMove /, 1, &lt;23B728&gt;</text:p>
          </table:table-cell>
        </table:table-row>
        <table:table-row table:style-name="ro1">
          <table:table-cell office:value-type="string">
            <text:p>+#JEFF#, Normal, CAMPER~2, (boy00 false), 86, "JEFF", ????????, ????????, ????????, ????????, Single, - CheckBadMove /, 2, &lt;23B730&gt;</text:p>
          </table:table-cell>
        </table:table-row>
        <table:table-row table:style-name="ro1">
          <table:table-cell office:value-type="string">
            <text:p>+#~76#, Normal, CAMPER~2, (boy00 false), 86, "", ????????, ????????, ????????, ????????, Single, - CheckBadMove /, 1, &lt;23B740&gt;</text:p>
          </table:table-cell>
        </table:table-row>
        <table:table-row table:style-name="ro1">
          <table:table-cell office:value-type="string">
            <text:p>+#CHRIS#, Normal, CAMPER~2, (boy00 false), 86, "CHRIS", ????????, ????????, ????????, ????????, Single, - CheckBadMove /, 2, &lt;23B748&gt;</text:p>
          </table:table-cell>
        </table:table-row>
        <table:table-row table:style-name="ro1">
          <table:table-cell office:value-type="string">
            <text:p>+#DREW#, Normal, CAMPER~2, (boy00 false), 86, "DREW", ????????, ????????, ????????, ????????, Single, - CheckBadMove /, 4, &lt;23B758&gt;</text:p>
          </table:table-cell>
        </table:table-row>
        <table:table-row table:style-name="ro1">
          <table:table-cell office:value-type="string">
            <text:p>+#DIANA#, Normal, PICNICKER~2, (girl02 true), 87, "DIANA", ????????, ????????, ????????, ????????, Single, - CheckBadMove /, 1, &lt;23B778&gt;</text:p>
          </table:table-cell>
        </table:table-row>
        <table:table-row table:style-name="ro1">
          <table:table-cell office:value-type="string">
            <text:p>+#NANCY#, Normal, PICNICKER~2, (girl02 true), 87, "NANCY", ????????, ????????, ????????, ????????, Single, - CheckBadMove /, 2, &lt;23B780&gt;</text:p>
          </table:table-cell>
        </table:table-row>
        <table:table-row table:style-name="ro1">
          <table:table-cell office:value-type="string">
            <text:p>+#ISABELLE#, Normal, PICNICKER~2, (girl02 true), 87, "ISABELLE", ????????, ????????, ????????, ????????, Single, - CheckBadMove /, 3, &lt;23B790&gt;</text:p>
          </table:table-cell>
        </table:table-row>
        <table:table-row table:style-name="ro1">
          <table:table-cell office:value-type="string">
            <text:p>+#KELSEY#, Normal, PICNICKER~2, (girl02 true), 87, "KELSEY", ????????, ????????, ????????, ????????, Single, - CheckBadMove /, 2, &lt;23B7A8&gt;</text:p>
          </table:table-cell>
        </table:table-row>
        <table:table-row table:style-name="ro1">
          <table:table-cell office:value-type="string">
            <text:p>+#ALICIA#, Normal, PICNICKER~2, (girl02 true), 87, "ALICIA", ????????, ????????, ????????, ????????, Single, - CheckBadMove /, 4, &lt;23B7B8&gt;</text:p>
          </table:table-cell>
        </table:table-row>
        <table:table-row table:style-name="ro1">
          <table:table-cell office:value-type="string">
            <text:p>+#CAITLIN#, Normal, PICNICKER~2, (girl02 true), 87, "CAITLIN", ????????, ????????, ????????, ????????, Single, - CheckBadMove /, 1, &lt;23B7D8&gt;</text:p>
          </table:table-cell>
        </table:table-row>
        <table:table-row table:style-name="ro1">
          <table:table-cell office:value-type="string">
            <text:p>+#HEIDI#, Normal, PICNICKER~2, (girl02 true), 87, "HEIDI", ????????, ????????, ????????, ????????, Single, - CheckBadMove /, 2, &lt;23B7E0&gt;</text:p>
          </table:table-cell>
        </table:table-row>
        <table:table-row table:style-name="ro1">
          <table:table-cell office:value-type="string">
            <text:p>+#CAROL#, Normal, PICNICKER~2, (girl02 true), 87, "CAROL", ????????, ????????, ????????, ????????, Single, - CheckBadMove /, 2, &lt;23B7F0&gt;</text:p>
          </table:table-cell>
        </table:table-row>
        <table:table-row table:style-name="ro1">
          <table:table-cell office:value-type="string">
            <text:p>+#SOFIA#, Normal, PICNICKER~2, (girl02 true), 87, "SOFIA", ????????, ????????, ????????, ????????, Single, - CheckBadMove /, 3, &lt;23B800&gt;</text:p>
          </table:table-cell>
        </table:table-row>
        <table:table-row table:style-name="ro1">
          <table:table-cell office:value-type="string">
            <text:p>+#MARTHA#, Normal, PICNICKER~2, (girl02 true), 87, "MARTHA", ????????, ????????, ????????, ????????, Single, - CheckBadMove /, 2, &lt;23B818&gt;</text:p>
          </table:table-cell>
        </table:table-row>
        <table:table-row table:style-name="ro1">
          <table:table-cell office:value-type="string">
            <text:p>+#TINA#, Normal, PICNICKER~2, (girl02 true), 87, "TINA", ????????, ????????, ????????, ????????, Single, - CheckBadMove /, 2, &lt;23B828&gt;</text:p>
          </table:table-cell>
        </table:table-row>
        <table:table-row table:style-name="ro1">
          <table:table-cell office:value-type="string">
            <text:p>+#HANNAH#, Normal, PICNICKER~2, (girl02 true), 87, "HANNAH", ????????, ????????, ????????, ????????, Single, - CheckBadMove /, 5, &lt;23B838&gt;</text:p>
          </table:table-cell>
        </table:table-row>
        <table:table-row table:style-name="ro1">
          <table:table-cell office:value-type="string">
            <text:p>+#MARK#, Normal, POKéMANIAC~2, (rocket03 false), 88, "MARK", ????????, ????????, ????????, ????????, Single, - CheckBadMove /, 2, &lt;23B860&gt;</text:p>
          </table:table-cell>
        </table:table-row>
        <table:table-row table:style-name="ro1">
          <table:table-cell office:value-type="string">
            <text:p>+#HERMAN#, Normal, POKéMANIAC~2, (rocket03 false), 88, "HERMAN", ????????, ????????, ????????, ????????, Single, - CheckBadMove /, 2, &lt;23B870&gt;</text:p>
          </table:table-cell>
        </table:table-row>
        <table:table-row table:style-name="ro1">
          <table:table-cell office:value-type="string">
            <text:p>+#COOPER#, Normal, POKéMANIAC~2, (rocket03 false), 88, "COOPER", ????????, ????????, ????????, ????????, Single, - CheckBadMove /, 3, &lt;23B880&gt;</text:p>
          </table:table-cell>
        </table:table-row>
        <table:table-row table:style-name="ro1">
          <table:table-cell office:value-type="string">
            <text:p>+#STEVE#, Normal, POKéMANIAC~2, (rocket03 false), 88, "STEVE", ????????, ????????, ????????, ????????, Single, - CheckBadMove /, 2, &lt;23B898&gt;</text:p>
          </table:table-cell>
        </table:table-row>
        <table:table-row table:style-name="ro1">
          <table:table-cell office:value-type="string">
            <text:p>+#WINSTON#, Normal, POKéMANIAC~2, (rocket03 false), 88, "WINSTON", ????????, ????????, ????????, ????????, Single, - CheckBadMove /, 1, &lt;23B8A8&gt;</text:p>
          </table:table-cell>
        </table:table-row>
        <table:table-row table:style-name="ro1">
          <table:table-cell office:value-type="string">
            <text:p>+#DAWSON#, Normal, POKéMANIAC~2, (rocket03 false), 88, "DAWSON", ????????, ????????, ????????, ????????, Single, - CheckBadMove /, 3, &lt;23B8B0&gt;</text:p>
          </table:table-cell>
        </table:table-row>
        <table:table-row table:style-name="ro1">
          <table:table-cell office:value-type="string">
            <text:p>+#ASHTON#, Normal, POKéMANIAC~2, (rocket03 false), 88, "ASHTON", ????????, ????????, ????????, ????????, Single, - CheckBadMove /, 2, &lt;23B8C8&gt;</text:p>
          </table:table-cell>
        </table:table-row>
        <table:table-row table:style-name="ro1">
          <table:table-cell office:value-type="string">
            <text:p>+#JOVAN#, Normal, "SUPER NERD", (rocket03 false), 89, "JOVAN", ????????, ????????, ????????, ????????, Single, - CheckBadMove /, 2, &lt;23B8D8&gt;</text:p>
          </table:table-cell>
        </table:table-row>
        <table:table-row table:style-name="ro1">
          <table:table-cell office:value-type="string">
            <text:p>+#MIGUEL#, Normal, "SUPER NERD", (rocket03 false), 89, "MIGUEL", ????????, ????????, ????????, ????????, Single, - CheckBadMove /, 3, &lt;23B8E8&gt;</text:p>
          </table:table-cell>
        </table:table-row>
        <table:table-row table:style-name="ro1">
          <table:table-cell office:value-type="string">
            <text:p>+#AIDAN#, Moves, "SUPER NERD", (rocket03 false), 89, "AIDAN", ????????, ????????, ????????, ????????, Single, - CheckBadMove /, 4, &lt;23B900&gt;</text:p>
          </table:table-cell>
        </table:table-row>
        <table:table-row table:style-name="ro1">
          <table:table-cell office:value-type="string">
            <text:p>+#GLENN#, Normal, "SUPER NERD", (rocket03 false), 89, "GLENN", ????????, ????????, ????????, ????????, Single, - CheckBadMove /, 3, &lt;23B940&gt;</text:p>
          </table:table-cell>
        </table:table-row>
        <table:table-row table:style-name="ro1">
          <table:table-cell office:value-type="string">
            <text:p>+#LESLIE#, Moves, "SUPER NERD", (rocket03 false), 89, "LESLIE", ????????, ????????, ????????, ????????, Single, - CheckBadMove /, 2, &lt;23B958&gt;</text:p>
          </table:table-cell>
        </table:table-row>
        <table:table-row table:style-name="ro1">
          <table:table-cell office:value-type="string">
            <text:p>+#~77#, Normal, "SUPER NERD", (rocket03 false), 89, "", ????????, ????????, ????????, ????????, Single, - CheckBadMove /, 3, &lt;23B978&gt;</text:p>
          </table:table-cell>
        </table:table-row>
        <table:table-row table:style-name="ro1">
          <table:table-cell office:value-type="string">
            <text:p>+#~78#, Normal, "SUPER NERD", (rocket03 false), 89, "", ????????, ????????, ????????, ????????, Single, - CheckBadMove /, 4, &lt;23B990&gt;</text:p>
          </table:table-cell>
        </table:table-row>
        <table:table-row table:style-name="ro1">
          <table:table-cell office:value-type="string">
            <text:p>+#~79#, Normal, "SUPER NERD", (rocket03 false), 89, "", ????????, ????????, ????????, ????????, Single, - CheckBadMove /, 2, &lt;23B9B0&gt;</text:p>
          </table:table-cell>
        </table:table-row>
        <table:table-row table:style-name="ro1">
          <table:table-cell office:value-type="string">
            <text:p>+#ERIK#, Normal, "SUPER NERD", (rocket03 false), 89, "ERIK", ????????, ????????, ????????, ????????, Single, - CheckBadMove /, 3, &lt;23B9C0&gt;</text:p>
          </table:table-cell>
        </table:table-row>
        <table:table-row table:style-name="ro1">
          <table:table-cell office:value-type="string">
            <text:p>+#AVERY#, Normal, "SUPER NERD", (rocket03 false), 89, "AVERY", ????????, ????????, ????????, ????????, Single, - CheckBadMove /, 4, &lt;23B9D8&gt;</text:p>
          </table:table-cell>
        </table:table-row>
        <table:table-row table:style-name="ro1">
          <table:table-cell office:value-type="string">
            <text:p>+#DEREK#, Normal, "SUPER NERD", (rocket03 false), 89, "DEREK", ????????, ????????, ????????, ????????, Single, - CheckBadMove /, 3, &lt;23B9F8&gt;</text:p>
          </table:table-cell>
        </table:table-row>
        <table:table-row table:style-name="ro1">
          <table:table-cell office:value-type="string">
            <text:p>+#ZAC#, Normal, "SUPER NERD", (rocket03 false), 89, "ZAC", ????????, ????????, ????????, ????????, Single, - CheckBadMove /, 1, &lt;23BA10&gt;</text:p>
          </table:table-cell>
        </table:table-row>
        <table:table-row table:style-name="ro1">
          <table:table-cell office:value-type="string">
            <text:p>+#MARCOS#, Normal, HIKER~2, (boy0B false), 90, "MARCOS", ????????, ????????, ????????, ????????, Single, - CheckBadMove /, 3, &lt;23BA18&gt;</text:p>
          </table:table-cell>
        </table:table-row>
        <table:table-row table:style-name="ro1">
          <table:table-cell office:value-type="string">
            <text:p>+#FRANKLIN#, Normal, HIKER~2, (boy0B false), 90, "FRANKLIN", ????????, ????????, ????????, ????????, Single, - CheckBadMove /, 2, &lt;23BA30&gt;</text:p>
          </table:table-cell>
        </table:table-row>
        <table:table-row table:style-name="ro1">
          <table:table-cell office:value-type="string">
            <text:p>+#NOB#, Normal, HIKER~2, (boy0B false), 90, "NOB", ????????, ????????, ????????, ????????, Single, - CheckBadMove /, 4, &lt;23BA40&gt;</text:p>
          </table:table-cell>
        </table:table-row>
        <table:table-row table:style-name="ro1">
          <table:table-cell office:value-type="string">
            <text:p>+#WAYNE#, Normal, HIKER~2, (boy0B false), 90, "WAYNE", ????????, ????????, ????????, ????????, Single, - CheckBadMove /, 1, &lt;23BA60&gt;</text:p>
          </table:table-cell>
        </table:table-row>
        <table:table-row table:style-name="ro1">
          <table:table-cell office:value-type="string">
            <text:p>+#ALAN#, Moves, HIKER~2, (boy0B false), 90, "ALAN", ????????, ????????, ????????, ????????, Single, - CheckBadMove /, 2, &lt;23BA68&gt;</text:p>
          </table:table-cell>
        </table:table-row>
        <table:table-row table:style-name="ro1">
          <table:table-cell office:value-type="string">
            <text:p>+#BRICE#, Normal, HIKER~2, (boy0B false), 90, "BRICE", ????????, ????????, ????????, ????????, Single, - CheckBadMove /, 3, &lt;23BA88&gt;</text:p>
          </table:table-cell>
        </table:table-row>
        <table:table-row table:style-name="ro1">
          <table:table-cell office:value-type="string">
            <text:p>+#CLARK#, Moves, HIKER~2, (boy0B false), 90, "CLARK", ????????, ????????, ????????, ????????, Single, - CheckBadMove /, 2, &lt;23BAA0&gt;</text:p>
          </table:table-cell>
        </table:table-row>
        <table:table-row table:style-name="ro1">
          <table:table-cell office:value-type="string">
            <text:p>+#TRENT#, Normal, HIKER~2, (boy0B false), 90, "TRENT", ????????, ????????, ????????, ????????, Single, - CheckBadMove /, 2, &lt;23BAC0&gt;</text:p>
          </table:table-cell>
        </table:table-row>
        <table:table-row table:style-name="ro1">
          <table:table-cell office:value-type="string">
            <text:p>+#DUDLEY#, Moves, HIKER~2, (boy0B false), 90, "DUDLEY", ????????, ????????, ????????, ????????, Single, - CheckBadMove /, 3, &lt;23BAD0&gt;</text:p>
          </table:table-cell>
        </table:table-row>
        <table:table-row table:style-name="ro1">
          <table:table-cell office:value-type="string">
            <text:p>+#ALLEN#, Moves, HIKER~2, (boy0B false), 90, "ALLEN", ????????, ????????, ????????, ????????, Single, - CheckBadMove /, 1, &lt;23BB00&gt;</text:p>
          </table:table-cell>
        </table:table-row>
        <table:table-row table:style-name="ro1">
          <table:table-cell office:value-type="string">
            <text:p>+#ERIC#, Normal, HIKER~2, (boy0B false), 90, "ERIC", ????????, ????????, ????????, ????????, Single, - CheckBadMove /, 2, &lt;23BB10&gt;</text:p>
          </table:table-cell>
        </table:table-row>
        <table:table-row table:style-name="ro1">
          <table:table-cell office:value-type="string">
            <text:p>+#LENNY#, Normal, HIKER~2, (boy0B false), 90, "LENNY", ????????, ????????, ????????, ????????, Single, - CheckBadMove /, 4, &lt;23BB20&gt;</text:p>
          </table:table-cell>
        </table:table-row>
        <table:table-row table:style-name="ro1">
          <table:table-cell office:value-type="string">
            <text:p>+#OLIVER#, Normal, HIKER~2, (boy0B false), 90, "OLIVER", ????????, ????????, ????????, ????????, Single, - CheckBadMove /, 3, &lt;23BB40&gt;</text:p>
          </table:table-cell>
        </table:table-row>
        <table:table-row table:style-name="ro1">
          <table:table-cell office:value-type="string">
            <text:p>+#LUCAS#, Moves, HIKER~2, (boy0B false), 90, "LUCAS", ????????, ????????, ????????, ????????, Single, - CheckBadMove /, 3, &lt;23BB58&gt;</text:p>
          </table:table-cell>
        </table:table-row>
        <table:table-row table:style-name="ro1">
          <table:table-cell office:value-type="string">
            <text:p>+#JARED#, Moves, BIKER, (boy00 false), 91, "JARED", ????????, ????????, ????????, ????????, Single, - CheckBadMove /, 3, &lt;23BB88&gt;</text:p>
          </table:table-cell>
        </table:table-row>
        <table:table-row table:style-name="ro1">
          <table:table-cell office:value-type="string">
            <text:p>+#MALIK#, Normal, BIKER, (boy00 false), 91, "MALIK", ????????, ????????, ????????, ????????, Single, - CheckBadMove /, 2, &lt;23BBB8&gt;</text:p>
          </table:table-cell>
        </table:table-row>
        <table:table-row table:style-name="ro1">
          <table:table-cell office:value-type="string">
            <text:p>+#ERNEST#, Normal, BIKER, (boy00 false), 91, "ERNEST", ????????, ????????, ????????, ????????, Single, - CheckBadMove /, 5, &lt;23BBC8&gt;</text:p>
          </table:table-cell>
        </table:table-row>
        <table:table-row table:style-name="ro1">
          <table:table-cell office:value-type="string">
            <text:p>+#ALEX#, Normal, BIKER, (boy00 false), 91, "ALEX", ????????, ????????, ????????, ????????, Single, - CheckBadMove /, 3, &lt;23BBF0&gt;</text:p>
          </table:table-cell>
        </table:table-row>
        <table:table-row table:style-name="ro1">
          <table:table-cell office:value-type="string">
            <text:p>+#LAO#, Moves, BIKER, (boy00 false), 91, "LAO", ????????, ????????, ????????, ????????, Single, - CheckBadMove /, 2, &lt;23BC08&gt;</text:p>
          </table:table-cell>
        </table:table-row>
        <table:table-row table:style-name="ro1">
          <table:table-cell office:value-type="string">
            <text:p>+#~80#, Normal, BIKER, (boy00 false), 91, "", ????????, ????????, ????????, ????????, Single, - CheckBadMove /, 1, &lt;23BC28&gt;</text:p>
          </table:table-cell>
        </table:table-row>
        <table:table-row table:style-name="ro1">
          <table:table-cell office:value-type="string">
            <text:p>+#HIDEO#, Normal, BIKER, (boy00 false), 91, "HIDEO", ????????, ????????, ????????, ????????, Single, - CheckBadMove /, 1, &lt;23BC30&gt;</text:p>
          </table:table-cell>
        </table:table-row>
        <table:table-row table:style-name="ro1">
          <table:table-cell office:value-type="string">
            <text:p>+#RUBEN#, Moves, BIKER, (boy00 false), 91, "RUBEN", ????????, ????????, ????????, ????????, Single, - CheckBadMove /, 3, &lt;23BC38&gt;</text:p>
          </table:table-cell>
        </table:table-row>
        <table:table-row table:style-name="ro1">
          <table:table-cell office:value-type="string">
            <text:p>+#BILLY#, Normal, BIKER, (boy00 false), 91, "BILLY", ????????, ????????, ????????, ????????, Single, - CheckBadMove /, 1, &lt;23BC68&gt;</text:p>
          </table:table-cell>
        </table:table-row>
        <table:table-row table:style-name="ro1">
          <table:table-cell office:value-type="string">
            <text:p>+#NIKOLAS#, Moves, BIKER, (boy00 false), 91, "NIKOLAS", ????????, ????????, ????????, ????????, Single, - CheckBadMove /, 2, &lt;23BC70&gt;</text:p>
          </table:table-cell>
        </table:table-row>
        <table:table-row table:style-name="ro1">
          <table:table-cell office:value-type="string">
            <text:p>+#JAXON#, Normal, BIKER, (boy00 false), 91, "JAXON", ????????, ????????, ????????, ????????, Single, - CheckBadMove /, 2, &lt;23BC90&gt;</text:p>
          </table:table-cell>
        </table:table-row>
        <table:table-row table:style-name="ro1">
          <table:table-cell office:value-type="string">
            <text:p>+#WILLIAM#, Moves, BIKER, (boy00 false), 91, "WILLIAM", ????????, ????????, ????????, ????????, Single, - CheckBadMove /, 5, &lt;23BCA0&gt;</text:p>
          </table:table-cell>
        </table:table-row>
        <table:table-row table:style-name="ro1">
          <table:table-cell office:value-type="string">
            <text:p>+#LUKAS#, Moves, BIKER, (boy00 false), 91, "LUKAS", ????????, ????????, ????????, ????????, Single, - CheckBadMove /, 4, &lt;23BCF0&gt;</text:p>
          </table:table-cell>
        </table:table-row>
        <table:table-row table:style-name="ro1">
          <table:table-cell office:value-type="string">
            <text:p>+#ISAAC#, Normal, BIKER, (boy00 false), 91, "ISAAC", ????????, ????????, ????????, ????????, Single, - CheckBadMove /, 3, &lt;23BD30&gt;</text:p>
          </table:table-cell>
        </table:table-row>
        <table:table-row table:style-name="ro1">
          <table:table-cell office:value-type="string">
            <text:p>+#GERALD#, Moves, BIKER, (boy00 false), 91, "GERALD", ????????, ????????, ????????, ????????, Single, - CheckBadMove /, 2, &lt;23BD48&gt;</text:p>
          </table:table-cell>
        </table:table-row>
        <table:table-row table:style-name="ro1">
          <table:table-cell office:value-type="string">
            <text:p>+#~81#, Normal, BURGLAR, (rocket03 false), 92, "", ????????, ????????, ????????, ????????, Single, - CheckBadMove /, 2, &lt;23BD68&gt;</text:p>
          </table:table-cell>
        </table:table-row>
        <table:table-row table:style-name="ro1">
          <table:table-cell office:value-type="string">
            <text:p>+#~82#, Normal, BURGLAR, (rocket03 false), 92, "", ????????, ????????, ????????, ????????, Single, - CheckBadMove /, 1, &lt;23BD78&gt;</text:p>
          </table:table-cell>
        </table:table-row>
        <table:table-row table:style-name="ro1">
          <table:table-cell office:value-type="string">
            <text:p>+#~83#, Normal, BURGLAR, (rocket03 false), 92, "", ????????, ????????, ????????, ????????, Single, - CheckBadMove /, 3, &lt;23BD80&gt;</text:p>
          </table:table-cell>
        </table:table-row>
        <table:table-row table:style-name="ro1">
          <table:table-cell office:value-type="string">
            <text:p>+#QUINN#, Normal, BURGLAR, (rocket03 false), 92, "QUINN", ????????, ????????, ????????, ????????, Single, - CheckBadMove /, 3, &lt;23BD98&gt;</text:p>
          </table:table-cell>
        </table:table-row>
        <table:table-row table:style-name="ro1">
          <table:table-cell office:value-type="string">
            <text:p>+#RAMON#, Normal, BURGLAR, (rocket03 false), 92, "RAMON", ????????, ????????, ????????, ????????, Single, - CheckBadMove /, 1, &lt;23BDB0&gt;</text:p>
          </table:table-cell>
        </table:table-row>
        <table:table-row table:style-name="ro1">
          <table:table-cell office:value-type="string">
            <text:p>+#DUSTY#, Normal, BURGLAR, (rocket03 false), 92, "DUSTY", ????????, ????????, ????????, ????????, Single, - CheckBadMove /, 2, &lt;23BDB8&gt;</text:p>
          </table:table-cell>
        </table:table-row>
        <table:table-row table:style-name="ro1">
          <table:table-cell office:value-type="string">
            <text:p>+#ARNIE#, Normal, BURGLAR, (rocket03 false), 92, "ARNIE", ????????, ????????, ????????, ????????, Single, - CheckBadMove /, 2, &lt;23BDC8&gt;</text:p>
          </table:table-cell>
        </table:table-row>
        <table:table-row table:style-name="ro1">
          <table:table-cell office:value-type="string">
            <text:p>+#~84#, Normal, BURGLAR, (rocket03 false), 92, "", ????????, ????????, ????????, ????????, Single, - CheckBadMove /, 2, &lt;23BDD8&gt;</text:p>
          </table:table-cell>
        </table:table-row>
        <table:table-row table:style-name="ro1">
          <table:table-cell office:value-type="string">
            <text:p>+#SIMON#, Normal, BURGLAR, (rocket03 false), 92, "SIMON", ????????, ????????, ????????, ????????, Single, - CheckBadMove /, 1, &lt;23BDE8&gt;</text:p>
          </table:table-cell>
        </table:table-row>
        <table:table-row table:style-name="ro1">
          <table:table-cell office:value-type="string">
            <text:p>+#LEWIS#, Normal, BURGLAR, (rocket03 false), 92, "LEWIS", ????????, ????????, ????????, ????????, Single, - CheckBadMove /, 2, &lt;23BDF0&gt;</text:p>
          </table:table-cell>
        </table:table-row>
        <table:table-row table:style-name="ro1">
          <table:table-cell office:value-type="string">
            <text:p>+#BAILY#, Normal, ENGINEER, (boy00 false), 93, "BAILY", ????????, ????????, ????????, ????????, Single, - CheckBadMove /, 2, &lt;23BE00&gt;</text:p>
          </table:table-cell>
        </table:table-row>
        <table:table-row table:style-name="ro1">
          <table:table-cell office:value-type="string">
            <text:p>+#BRAXTON#, Normal, ENGINEER, (boy00 false), 93, "BRAXTON", ????????, ????????, ????????, ????????, Single, - CheckBadMove /, 1, &lt;23BE10&gt;</text:p>
          </table:table-cell>
        </table:table-row>
        <table:table-row table:style-name="ro1">
          <table:table-cell office:value-type="string">
            <text:p>+#BERNIE#, Normal, ENGINEER, (boy00 false), 93, "BERNIE", ????????, ????????, ????????, ????????, Single, - CheckBadMove /, 3, &lt;23BE18&gt;</text:p>
          </table:table-cell>
        </table:table-row>
        <table:table-row table:style-name="ro1">
          <table:table-cell office:value-type="string">
            <text:p>+#DALE#, Normal, FISHERMAN~2, (boy0B false), 94, "DALE", ????????, ????????, ????????, ????????, Single, - CheckBadMove /, 3, &lt;23BE30&gt;</text:p>
          </table:table-cell>
        </table:table-row>
        <table:table-row table:style-name="ro1">
          <table:table-cell office:value-type="string">
            <text:p>+#BARNY#, Normal, FISHERMAN~2, (boy0B false), 94, "BARNY", ????????, ????????, ????????, ????????, Single, - CheckBadMove /, 3, &lt;23BE48&gt;</text:p>
          </table:table-cell>
        </table:table-row>
        <table:table-row table:style-name="ro1">
          <table:table-cell office:value-type="string">
            <text:p>+#NED#, Normal, FISHERMAN~2, (boy0B false), 94, "NED", ????????, ????????, ????????, ????????, Single, - CheckBadMove /, 3, &lt;23BE60&gt;</text:p>
          </table:table-cell>
        </table:table-row>
        <table:table-row table:style-name="ro1">
          <table:table-cell office:value-type="string">
            <text:p>+#CHIP#, Normal, FISHERMAN~2, (boy0B false), 94, "CHIP", ????????, ????????, ????????, ????????, Single, - CheckBadMove /, 2, &lt;23BE78&gt;</text:p>
          </table:table-cell>
        </table:table-row>
        <table:table-row table:style-name="ro1">
          <table:table-cell office:value-type="string">
            <text:p>+#HANK#, Normal, FISHERMAN~2, (boy0B false), 94, "HANK", ????????, ????????, ????????, ????????, Single, - CheckBadMove /, 1, &lt;23BE88&gt;</text:p>
          </table:table-cell>
        </table:table-row>
        <table:table-row table:style-name="ro1">
          <table:table-cell office:value-type="string">
            <text:p>+#ELLIOT#, Normal, FISHERMAN~2, (boy0B false), 94, "ELLIOT", ????????, ????????, ????????, ????????, Single, - CheckBadMove /, 4, &lt;23BE90&gt;</text:p>
          </table:table-cell>
        </table:table-row>
        <table:table-row table:style-name="ro1">
          <table:table-cell office:value-type="string">
            <text:p>+#RONALD#, Normal, FISHERMAN~2, (boy0B false), 94, "RONALD", ????????, ????????, ????????, ????????, Single, - CheckBadMove /, 4, &lt;23BEB0&gt;</text:p>
          </table:table-cell>
        </table:table-row>
        <table:table-row table:style-name="ro1">
          <table:table-cell office:value-type="string">
            <text:p>+#CLAUDE#, Normal, FISHERMAN~2, (boy0B false), 94, "CLAUDE", ????????, ????????, ????????, ????????, Single, - CheckBadMove /, 2, &lt;23BED0&gt;</text:p>
          </table:table-cell>
        </table:table-row>
        <table:table-row table:style-name="ro1">
          <table:table-cell office:value-type="string">
            <text:p>+#WADE#, Normal, FISHERMAN~2, (boy0B false), 94, "WADE", ????????, ????????, ????????, ????????, Single, - CheckBadMove /, 6, &lt;23BEE0&gt;</text:p>
          </table:table-cell>
        </table:table-row>
        <table:table-row table:style-name="ro1">
          <table:table-cell office:value-type="string">
            <text:p>+#NOLAN#, Normal, FISHERMAN~2, (boy0B false), 94, "NOLAN", ????????, ????????, ????????, ????????, Single, - CheckBadMove /, 2, &lt;23BF10&gt;</text:p>
          </table:table-cell>
        </table:table-row>
        <table:table-row table:style-name="ro1">
          <table:table-cell office:value-type="string">
            <text:p>+#ANDREW#, Normal, FISHERMAN~2, (boy0B false), 94, "ANDREW", ????????, ????????, ????????, ????????, Single, - CheckBadMove /, 2, &lt;23BF20&gt;</text:p>
          </table:table-cell>
        </table:table-row>
        <table:table-row table:style-name="ro1">
          <table:table-cell office:value-type="string">
            <text:p>+#LUIS#, Normal, SWIMMER\sm~2, (boy08 false), 95, "LUIS", ????????, ????????, ????????, ????????, Single, - CheckBadMove /, 2, &lt;23BF30&gt;</text:p>
          </table:table-cell>
        </table:table-row>
        <table:table-row table:style-name="ro1">
          <table:table-cell office:value-type="string">
            <text:p>+#RICHARD#, Normal, SWIMMER\sm~2, (boy08 false), 95, "RICHARD", ????????, ????????, ????????, ????????, Single, - CheckBadMove /, 2, &lt;23BF40&gt;</text:p>
          </table:table-cell>
        </table:table-row>
        <table:table-row table:style-name="ro1">
          <table:table-cell office:value-type="string">
            <text:p>+#REECE#, Normal, SWIMMER\sm~2, (boy08 false), 95, "REECE", ????????, ????????, ????????, ????????, Single, - CheckBadMove /, 3, &lt;23BF50&gt;</text:p>
          </table:table-cell>
        </table:table-row>
        <table:table-row table:style-name="ro1">
          <table:table-cell office:value-type="string">
            <text:p>+#MATTHEW#, Normal, SWIMMER\sm~2, (boy08 false), 95, "MATTHEW", ????????, ????????, ????????, ????????, Single, - CheckBadMove /, 2, &lt;23BF68&gt;</text:p>
          </table:table-cell>
        </table:table-row>
        <table:table-row table:style-name="ro1">
          <table:table-cell office:value-type="string">
            <text:p>+#DOUGLAS#, Normal, SWIMMER\sm~2, (boy08 false), 95, "DOUGLAS", ????????, ????????, ????????, ????????, Single, - CheckBadMove /, 3, &lt;23BF78&gt;</text:p>
          </table:table-cell>
        </table:table-row>
        <table:table-row table:style-name="ro1">
          <table:table-cell office:value-type="string">
            <text:p>+#DAVID#, Normal, SWIMMER\sm~2, (boy08 false), 95, "DAVID", ????????, ????????, ????????, ????????, Single, - CheckBadMove /, 3, &lt;23BF90&gt;</text:p>
          </table:table-cell>
        </table:table-row>
        <table:table-row table:style-name="ro1">
          <table:table-cell office:value-type="string">
            <text:p>+#TONY#, Normal, SWIMMER\sm~2, (boy08 false), 95, "TONY", ????????, ????????, ????????, ????????, Single, - CheckBadMove /, 2, &lt;23BFA8&gt;</text:p>
          </table:table-cell>
        </table:table-row>
        <table:table-row table:style-name="ro1">
          <table:table-cell office:value-type="string">
            <text:p>+#AXLE#, Normal, SWIMMER\sm~2, (boy08 false), 95, "AXLE", ????????, ????????, ????????, ????????, Single, - CheckBadMove /, 5, &lt;23BFB8&gt;</text:p>
          </table:table-cell>
        </table:table-row>
        <table:table-row table:style-name="ro1">
          <table:table-cell office:value-type="string">
            <text:p>+#BARRY#, Normal, SWIMMER\sm~2, (boy08 false), 95, "BARRY", ????????, ????????, ????????, ????????, Single, - CheckBadMove /, 2, &lt;23BFE0&gt;</text:p>
          </table:table-cell>
        </table:table-row>
        <table:table-row table:style-name="ro1">
          <table:table-cell office:value-type="string">
            <text:p>+#DEAN#, Normal, SWIMMER\sm~2, (boy08 false), 95, "DEAN", ????????, ????????, ????????, ????????, Single, - CheckBadMove /, 1, &lt;23BFF0&gt;</text:p>
          </table:table-cell>
        </table:table-row>
        <table:table-row table:style-name="ro1">
          <table:table-cell office:value-type="string">
            <text:p>+#DARRIN#, Normal, SWIMMER\sm~2, (boy08 false), 95, "DARRIN", ????????, ????????, ????????, ????????, Single, - CheckBadMove /, 4, &lt;23BFF8&gt;</text:p>
          </table:table-cell>
        </table:table-row>
        <table:table-row table:style-name="ro1">
          <table:table-cell office:value-type="string">
            <text:p>+#SPENCER#, Normal, SWIMMER\sm~2, (boy08 false), 95, "SPENCER", ????????, ????????, ????????, ????????, Single, - CheckBadMove /, 2, &lt;23C018&gt;</text:p>
          </table:table-cell>
        </table:table-row>
        <table:table-row table:style-name="ro1">
          <table:table-cell office:value-type="string">
            <text:p>+#JACK#, Normal, SWIMMER\sm~2, (boy08 false), 95, "JACK", ????????, ????????, ????????, ????????, Single, - CheckBadMove /, 1, &lt;23C028&gt;</text:p>
          </table:table-cell>
        </table:table-row>
        <table:table-row table:style-name="ro1">
          <table:table-cell office:value-type="string">
            <text:p>+#JEROME#, Normal, SWIMMER\sm~2, (boy08 false), 95, "JEROME", ????????, ????????, ????????, ????????, Single, - CheckBadMove /, 2, &lt;23C030&gt;</text:p>
          </table:table-cell>
        </table:table-row>
        <table:table-row table:style-name="ro1">
          <table:table-cell office:value-type="string">
            <text:p>+#ROLAND#, Normal, SWIMMER\sm~2, (boy08 false), 95, "ROLAND", ????????, ????????, ????????, ????????, Single, - CheckBadMove /, 3, &lt;23C040&gt;</text:p>
          </table:table-cell>
        </table:table-row>
        <table:table-row table:style-name="ro1">
          <table:table-cell office:value-type="string">
            <text:p>+#KOJI#, Normal, "CUE BALL", (boy00 false), 96, "KOJI", ????????, ????????, ????????, ????????, Single, - CheckBadMove /, 3, &lt;23C058&gt;</text:p>
          </table:table-cell>
        </table:table-row>
        <table:table-row table:style-name="ro1">
          <table:table-cell office:value-type="string">
            <text:p>+#LUKE#, Normal, "CUE BALL", (boy00 false), 96, "LUKE", ????????, ????????, ????????, ????????, Single, - CheckBadMove /, 2, &lt;23C070&gt;</text:p>
          </table:table-cell>
        </table:table-row>
        <table:table-row table:style-name="ro1">
          <table:table-cell office:value-type="string">
            <text:p>+#CAMRON#, Normal, "CUE BALL", (boy00 false), 96, "CAMRON", ????????, ????????, ????????, ????????, Single, - CheckBadMove /, 2, &lt;23C080&gt;</text:p>
          </table:table-cell>
        </table:table-row>
        <table:table-row table:style-name="ro1">
          <table:table-cell office:value-type="string">
            <text:p>+#RAUL#, Normal, "CUE BALL", (boy00 false), 96, "RAUL", ????????, ????????, ????????, ????????, Single, - CheckBadMove /, 2, &lt;23C090&gt;</text:p>
          </table:table-cell>
        </table:table-row>
        <table:table-row table:style-name="ro1">
          <table:table-cell office:value-type="string">
            <text:p>+#ISAIAH#, Normal, "CUE BALL", (boy00 false), 96, "ISAIAH", ????????, ????????, ????????, ????????, Single, - CheckBadMove /, 2, &lt;23C0A0&gt;</text:p>
          </table:table-cell>
        </table:table-row>
        <table:table-row table:style-name="ro1">
          <table:table-cell office:value-type="string">
            <text:p>+#ZEEK#, Normal, "CUE BALL", (boy00 false), 96, "ZEEK", ????????, ????????, ????????, ????????, Single, - CheckBadMove /, 1, &lt;23C0B0&gt;</text:p>
          </table:table-cell>
        </table:table-row>
        <table:table-row table:style-name="ro1">
          <table:table-cell office:value-type="string">
            <text:p>+#JAMAL#, Normal, "CUE BALL", (boy00 false), 96, "JAMAL", ????????, ????????, ????????, ????????, Single, - CheckBadMove /, 4, &lt;23C0B8&gt;</text:p>
          </table:table-cell>
        </table:table-row>
        <table:table-row table:style-name="ro1">
          <table:table-cell office:value-type="string">
            <text:p>+#COREY#, Normal, "CUE BALL", (boy00 false), 96, "COREY", ????????, ????????, ????????, ????????, Single, - CheckBadMove /, 2, &lt;23C0D8&gt;</text:p>
          </table:table-cell>
        </table:table-row>
        <table:table-row table:style-name="ro1">
          <table:table-cell office:value-type="string">
            <text:p>+#CHASE#, Normal, "CUE BALL", (boy00 false), 96, "CHASE", ????????, ????????, ????????, ????????, Single, - CheckBadMove /, 3, &lt;23C0E8&gt;</text:p>
          </table:table-cell>
        </table:table-row>
        <table:table-row table:style-name="ro1">
          <table:table-cell office:value-type="string">
            <text:p>+#HUGO#, Normal, GAMER, (boy00 false), 97, "HUGO", ????????, ????????, ????????, ????????, Single, - CheckBadMove /, 2, &lt;23C100&gt;</text:p>
          </table:table-cell>
        </table:table-row>
        <table:table-row table:style-name="ro1">
          <table:table-cell office:value-type="string">
            <text:p>+#JASPER#, Normal, GAMER, (boy00 false), 97, "JASPER", ????????, ????????, ????????, ????????, Single, - CheckBadMove /, 2, &lt;23C110&gt;</text:p>
          </table:table-cell>
        </table:table-row>
        <table:table-row table:style-name="ro1">
          <table:table-cell office:value-type="string">
            <text:p>+#DIRK#, Normal, GAMER, (boy00 false), 97, "DIRK", ????????, ????????, ????????, ????????, Single, - CheckBadMove /, 2, &lt;23C120&gt;</text:p>
          </table:table-cell>
        </table:table-row>
        <table:table-row table:style-name="ro1">
          <table:table-cell office:value-type="string">
            <text:p>+#DARIAN#, Normal, GAMER, (boy00 false), 97, "DARIAN", ????????, ????????, ????????, ????????, Single, - CheckBadMove /, 2, &lt;23C130&gt;</text:p>
          </table:table-cell>
        </table:table-row>
        <table:table-row table:style-name="ro1">
          <table:table-cell office:value-type="string">
            <text:p>+#STAN#, Normal, GAMER, (boy00 false), 97, "STAN", ????????, ????????, ????????, ????????, Single, - CheckBadMove /, 3, &lt;23C140&gt;</text:p>
          </table:table-cell>
        </table:table-row>
        <table:table-row table:style-name="ro1">
          <table:table-cell office:value-type="string">
            <text:p>+#~85#, Normal, GAMER, (boy00 false), 97, "", ????????, ????????, ????????, ????????, Single, - CheckBadMove /, 1, &lt;23C158&gt;</text:p>
          </table:table-cell>
        </table:table-row>
        <table:table-row table:style-name="ro1">
          <table:table-cell office:value-type="string">
            <text:p>+#RICH#, Normal, GAMER, (boy00 false), 97, "RICH", ????????, ????????, ????????, ????????, Single, - CheckBadMove /, 2, &lt;23C160&gt;</text:p>
          </table:table-cell>
        </table:table-row>
        <table:table-row table:style-name="ro1">
          <table:table-cell office:value-type="string">
            <text:p>+#BRIDGET#, Normal, BEAUTY~2, (girl01 true), 98, "BRIDGET", ????????, ????????, ????????, ????????, Single, - CheckBadMove /, 4, &lt;23C170&gt;</text:p>
          </table:table-cell>
        </table:table-row>
        <table:table-row table:style-name="ro1">
          <table:table-cell office:value-type="string">
            <text:p>+#TAMIA#, Normal, BEAUTY~2, (girl01 true), 98, "TAMIA", ????????, ????????, ????????, ????????, Single, - CheckBadMove /, 2, &lt;23C190&gt;</text:p>
          </table:table-cell>
        </table:table-row>
        <table:table-row table:style-name="ro1">
          <table:table-cell office:value-type="string">
            <text:p>+#LORI#, Normal, BEAUTY~2, (girl01 true), 98, "LORI", ????????, ????????, ????????, ????????, Single, - CheckBadMove /, 1, &lt;23C1A0&gt;</text:p>
          </table:table-cell>
        </table:table-row>
        <table:table-row table:style-name="ro1">
          <table:table-cell office:value-type="string">
            <text:p>+#LOLA#, Normal, BEAUTY~2, (girl01 true), 98, "LOLA", ????????, ????????, ????????, ????????, Single, - CheckBadMove /, 3, &lt;23C1A8&gt;</text:p>
          </table:table-cell>
        </table:table-row>
        <table:table-row table:style-name="ro1">
          <table:table-cell office:value-type="string">
            <text:p>+#SHEILA#, Normal, BEAUTY~2, (girl01 true), 98, "SHEILA", ????????, ????????, ????????, ????????, Single, - CheckBadMove /, 2, &lt;23C1C0&gt;</text:p>
          </table:table-cell>
        </table:table-row>
        <table:table-row table:style-name="ro1">
          <table:table-cell office:value-type="string">
            <text:p>+#TIFFANY#, Normal, SWIMMER\sf~2, (girl01 true), 99, "TIFFANY", ????????, ????????, ????????, ????????, Single, - CheckBadMove /, 1, &lt;23C1D0&gt;</text:p>
          </table:table-cell>
        </table:table-row>
        <table:table-row table:style-name="ro1">
          <table:table-cell office:value-type="string">
            <text:p>+#NORA#, Normal, SWIMMER\sf~2, (girl01 true), 99, "NORA", ????????, ????????, ????????, ????????, Single, - CheckBadMove /, 2, &lt;23C1D8&gt;</text:p>
          </table:table-cell>
        </table:table-row>
        <table:table-row table:style-name="ro1">
          <table:table-cell office:value-type="string">
            <text:p>+#MELISSA#, Normal, SWIMMER\sf~2, (girl01 true), 99, "MELISSA", ????????, ????????, ????????, ????????, Single, - CheckBadMove /, 2, &lt;23C1E8&gt;</text:p>
          </table:table-cell>
        </table:table-row>
        <table:table-row table:style-name="ro1">
          <table:table-cell office:value-type="string">
            <text:p>+#GRACE#, Normal, BEAUTY~2, (girl01 true), 98, "GRACE", ????????, ????????, ????????, ????????, Single, - CheckBadMove /, 2, &lt;23C1F8&gt;</text:p>
          </table:table-cell>
        </table:table-row>
        <table:table-row table:style-name="ro1">
          <table:table-cell office:value-type="string">
            <text:p>+#OLIVIA#, Normal, BEAUTY~2, (girl01 true), 98, "OLIVIA", ????????, ????????, ????????, ????????, Single, - CheckBadMove /, 2, &lt;23C208&gt;</text:p>
          </table:table-cell>
        </table:table-row>
        <table:table-row table:style-name="ro1">
          <table:table-cell office:value-type="string">
            <text:p>+#LAUREN#, Normal, BEAUTY~2, (girl01 true), 99, "LAUREN", ????????, ????????, ????????, ????????, Single, - CheckBadMove /, 3, &lt;23C218&gt;</text:p>
          </table:table-cell>
        </table:table-row>
        <table:table-row table:style-name="ro1">
          <table:table-cell office:value-type="string">
            <text:p>+#ANYA#, Normal, SWIMMER\sf~2, (girl01 true), 99, "ANYA", ????????, ????????, ????????, ????????, Single, - CheckBadMove /, 5, &lt;23C230&gt;</text:p>
          </table:table-cell>
        </table:table-row>
        <table:table-row table:style-name="ro1">
          <table:table-cell office:value-type="string">
            <text:p>+#ALICE#, Normal, SWIMMER\sf~2, (girl01 true), 99, "ALICE", ????????, ????????, ????????, ????????, Single, - CheckBadMove /, 2, &lt;23C258&gt;</text:p>
          </table:table-cell>
        </table:table-row>
        <table:table-row table:style-name="ro1">
          <table:table-cell office:value-type="string">
            <text:p>+#CONNIE#, Normal, SWIMMER\sf~2, (girl01 true), 99, "CONNIE", ????????, ????????, ????????, ????????, Single, - CheckBadMove /, 3, &lt;23C268&gt;</text:p>
          </table:table-cell>
        </table:table-row>
        <table:table-row table:style-name="ro1">
          <table:table-cell office:value-type="string">
            <text:p>+#SHIRLEY#, Normal, SWIMMER\sf~2, (girl01 true), 99, "SHIRLEY", ????????, ????????, ????????, ????????, Single, - CheckBadMove /, 3, &lt;23C280&gt;</text:p>
          </table:table-cell>
        </table:table-row>
        <table:table-row table:style-name="ro1">
          <table:table-cell office:value-type="string">
            <text:p>+#JOHAN#, Normal, PSYCHIC~2, (boy04 false), 100, "JOHAN", ????????, ????????, ????????, ????????, Single, - CheckBadMove /, 4, &lt;23C298&gt;</text:p>
          </table:table-cell>
        </table:table-row>
        <table:table-row table:style-name="ro1">
          <table:table-cell office:value-type="string">
            <text:p>+#TYRON#, Normal, PSYCHIC~2, (boy04 false), 100, "TYRON", ????????, ????????, ????????, ????????, Single, - CheckBadMove /, 2, &lt;23C2B8&gt;</text:p>
          </table:table-cell>
        </table:table-row>
        <table:table-row table:style-name="ro1">
          <table:table-cell office:value-type="string">
            <text:p>+#CAMERON#, Normal, PSYCHIC~2, (boy04 false), 100, "CAMERON", ????????, ????????, ????????, ????????, Single, - CheckBadMove /, 3, &lt;23C2C8&gt;</text:p>
          </table:table-cell>
        </table:table-row>
        <table:table-row table:style-name="ro1">
          <table:table-cell office:value-type="string">
            <text:p>+#PRESTON#, Normal, PSYCHIC~2, (boy04 false), 100, "PRESTON", ????????, ????????, ????????, ????????, Single, - CheckBadMove /, 1, &lt;23C2E0&gt;</text:p>
          </table:table-cell>
        </table:table-row>
        <table:table-row table:style-name="ro1">
          <table:table-cell office:value-type="string">
            <text:p>+#RANDALL#, Normal, ROCKER, (boy00 false), 101, "RANDALL", ????????, ????????, ????????, ????????, Single, - CheckBadMove /, 3, &lt;23C2E8&gt;</text:p>
          </table:table-cell>
        </table:table-row>
        <table:table-row table:style-name="ro1">
          <table:table-cell office:value-type="string">
            <text:p>+#LUCA#, Normal, ROCKER, (boy00 false), 101, "LUCA", ????????, ????????, ????????, ????????, Single, - CheckBadMove /, 2, &lt;23C300&gt;</text:p>
          </table:table-cell>
        </table:table-row>
        <table:table-row table:style-name="ro1">
          <table:table-cell office:value-type="string">
            <text:p>+#DALTON#, Normal, JUGGLER, (boy0B false), 102, "DALTON", ????????, ????????, ????????, ????????, Single, - CheckBadMove /, 2, &lt;23C310&gt;</text:p>
          </table:table-cell>
        </table:table-row>
        <table:table-row table:style-name="ro1">
          <table:table-cell office:value-type="string">
            <text:p>+#NELSON#, Normal, JUGGLER, (boy0B false), 102, "NELSON", ????????, ????????, ????????, ????????, Single, - CheckBadMove /, 4, &lt;23C320&gt;</text:p>
          </table:table-cell>
        </table:table-row>
        <table:table-row table:style-name="ro1">
          <table:table-cell office:value-type="string">
            <text:p>+#KIRK#, Normal, JUGGLER, (boy0B false), 102, "KIRK", ????????, ????????, ????????, ????????, Single, - CheckBadMove /, 4, &lt;23C340&gt;</text:p>
          </table:table-cell>
        </table:table-row>
        <table:table-row table:style-name="ro1">
          <table:table-cell office:value-type="string">
            <text:p>+#SHAWN#, Normal, JUGGLER, (boy0B false), 102, "SHAWN", ????????, ????????, ????????, ????????, Single, - CheckBadMove /, 2, &lt;23C360&gt;</text:p>
          </table:table-cell>
        </table:table-row>
        <table:table-row table:style-name="ro1">
          <table:table-cell office:value-type="string">
            <text:p>+#GREGORY#, Normal, JUGGLER, (boy0B false), 102, "GREGORY", ????????, ????????, ????????, ????????, Single, - CheckBadMove /, 2, &lt;23C370&gt;</text:p>
          </table:table-cell>
        </table:table-row>
        <table:table-row table:style-name="ro1">
          <table:table-cell office:value-type="string">
            <text:p>+#EDWARD#, Moves, JUGGLER, (boy0B false), 102, "EDWARD", ????????, ????????, ????????, ????????, Single, - CheckBadMove /, 4, &lt;23C380&gt;</text:p>
          </table:table-cell>
        </table:table-row>
        <table:table-row table:style-name="ro1">
          <table:table-cell office:value-type="string">
            <text:p>+#KAYDEN#, Normal, JUGGLER, (boy0B false), 102, "KAYDEN", ????????, ????????, ????????, ????????, Single, - CheckBadMove /, 1, &lt;23C3C0&gt;</text:p>
          </table:table-cell>
        </table:table-row>
        <table:table-row table:style-name="ro1">
          <table:table-cell office:value-type="string">
            <text:p>+#NATE#, Normal, JUGGLER, (boy0B false), 102, "NATE", ????????, ????????, ????????, ????????, Single, - CheckBadMove /, 1, &lt;23C3C8&gt;</text:p>
          </table:table-cell>
        </table:table-row>
        <table:table-row table:style-name="ro1">
          <table:table-cell office:value-type="string">
            <text:p>+#PHIL#, Normal, TAMER, (boy0B false), 103, "PHIL", ????????, ????????, ????????, ????????, Single, - CheckBadMove /, 2, &lt;23C3D0&gt;</text:p>
          </table:table-cell>
        </table:table-row>
        <table:table-row table:style-name="ro1">
          <table:table-cell office:value-type="string">
            <text:p>+#EDGAR#, Normal, TAMER, (boy0B false), 103, "EDGAR", ????????, ????????, ????????, ????????, Single, - CheckBadMove /, 3, &lt;23C3E0&gt;</text:p>
          </table:table-cell>
        </table:table-row>
        <table:table-row table:style-name="ro1">
          <table:table-cell office:value-type="string">
            <text:p>+#JASON#, Normal, TAMER, (boy0B false), 103, "JASON", ????????, ????????, ????????, ????????, Single, - CheckBadMove /, 1, &lt;23C3F8&gt;</text:p>
          </table:table-cell>
        </table:table-row>
        <table:table-row table:style-name="ro1">
          <table:table-cell office:value-type="string">
            <text:p>+#COLE#, Normal, TAMER, (boy0B false), 103, "COLE", ????????, ????????, ????????, ????????, Single, - CheckBadMove /, 3, &lt;23C400&gt;</text:p>
          </table:table-cell>
        </table:table-row>
        <table:table-row table:style-name="ro1">
          <table:table-cell office:value-type="string">
            <text:p>+#VINCENT#, Normal, TAMER, (boy0B false), 103, "VINCENT", ????????, ????????, ????????, ????????, Single, - CheckBadMove /, 2, &lt;23C418&gt;</text:p>
          </table:table-cell>
        </table:table-row>
        <table:table-row table:style-name="ro1">
          <table:table-cell office:value-type="string">
            <text:p>+#JOHN#, Normal, TAMER, (boy0B false), 103, "JOHN", ????????, ????????, ????????, ????????, Single, - CheckBadMove /, 4, &lt;23C428&gt;</text:p>
          </table:table-cell>
        </table:table-row>
        <table:table-row table:style-name="ro1">
          <table:table-cell office:value-type="string">
            <text:p>+#SEBASTIAN#, Normal, "BIRD KEEPER~2", (boy05 false), 104, "SEBASTIAN", ????????, ????????, ????????, ????????, Single, - CheckBadMove /, 2, &lt;23C448&gt;</text:p>
          </table:table-cell>
        </table:table-row>
        <table:table-row table:style-name="ro1">
          <table:table-cell office:value-type="string">
            <text:p>+#PERRY#, Normal, "BIRD KEEPER~2", (boy05 false), 104, "PERRY", ????????, ????????, ????????, ????????, Single, - CheckBadMove /, 5, &lt;23C458&gt;</text:p>
          </table:table-cell>
        </table:table-row>
        <table:table-row table:style-name="ro1">
          <table:table-cell office:value-type="string">
            <text:p>+#ROBERT#, Normal, "BIRD KEEPER~2", (boy05 false), 104, "ROBERT", ????????, ????????, ????????, ????????, Single, - CheckBadMove /, 4, &lt;23C480&gt;</text:p>
          </table:table-cell>
        </table:table-row>
        <table:table-row table:style-name="ro1">
          <table:table-cell office:value-type="string">
            <text:p>+#DONALD#, Normal, "BIRD KEEPER~2", (boy05 false), 104, "DONALD", ????????, ????????, ????????, ????????, Single, - CheckBadMove /, 1, &lt;23C4A0&gt;</text:p>
          </table:table-cell>
        </table:table-row>
        <table:table-row table:style-name="ro1">
          <table:table-cell office:value-type="string">
            <text:p>+#BENNY#, Normal, "BIRD KEEPER~2", (boy05 false), 104, "BENNY", ????????, ????????, ????????, ????????, Single, - CheckBadMove /, 2, &lt;23C4A8&gt;</text:p>
          </table:table-cell>
        </table:table-row>
        <table:table-row table:style-name="ro1">
          <table:table-cell office:value-type="string">
            <text:p>+#EDWIN#, Normal, "BIRD KEEPER~2", (boy05 false), 104, "EDWIN", ????????, ????????, ????????, ????????, Single, - CheckBadMove /, 4, &lt;23C4B8&gt;</text:p>
          </table:table-cell>
        </table:table-row>
        <table:table-row table:style-name="ro1">
          <table:table-cell office:value-type="string">
            <text:p>+#CHESTER#, Normal, "BIRD KEEPER~2", (boy05 false), 104, "CHESTER", ????????, ????????, ????????, ????????, Single, - CheckBadMove /, 3, &lt;23C4D8&gt;</text:p>
          </table:table-cell>
        </table:table-row>
        <table:table-row table:style-name="ro1">
          <table:table-cell office:value-type="string">
            <text:p>+#WILTON#, Normal, "BIRD KEEPER~2", (boy05 false), 104, "WILTON", ????????, ????????, ????????, ????????, Single, - CheckBadMove /, 2, &lt;23C4F0&gt;</text:p>
          </table:table-cell>
        </table:table-row>
        <table:table-row table:style-name="ro1">
          <table:table-cell office:value-type="string">
            <text:p>+#RAMIRO#, Normal, "BIRD KEEPER~2", (boy05 false), 104, "RAMIRO", ????????, ????????, ????????, ????????, Single, - CheckBadMove /, 1, &lt;23C500&gt;</text:p>
          </table:table-cell>
        </table:table-row>
        <table:table-row table:style-name="ro1">
          <table:table-cell office:value-type="string">
            <text:p>+#JACOB#, Normal, "BIRD KEEPER~2", (boy05 false), 104, "JACOB", ????????, ????????, ????????, ????????, Single, - CheckBadMove /, 4, &lt;23C508&gt;</text:p>
          </table:table-cell>
        </table:table-row>
        <table:table-row table:style-name="ro1">
          <table:table-cell office:value-type="string">
            <text:p>+#ROGER#, Normal, "BIRD KEEPER~2", (boy05 false), 104, "ROGER", ????????, ????????, ????????, ????????, Single, - CheckBadMove /, 3, &lt;23C528&gt;</text:p>
          </table:table-cell>
        </table:table-row>
        <table:table-row table:style-name="ro1">
          <table:table-cell office:value-type="string">
            <text:p>+#REED#, Normal, "BIRD KEEPER~2", (boy05 false), 104, "REED", ????????, ????????, ????????, ????????, Single, - CheckBadMove /, 4, &lt;23C540&gt;</text:p>
          </table:table-cell>
        </table:table-row>
        <table:table-row table:style-name="ro1">
          <table:table-cell office:value-type="string">
            <text:p>+#KEITH#, Normal, "BIRD KEEPER~2", (boy05 false), 104, "KEITH", ????????, ????????, ????????, ????????, Single, - CheckBadMove /, 2, &lt;23C560&gt;</text:p>
          </table:table-cell>
        </table:table-row>
        <table:table-row table:style-name="ro1">
          <table:table-cell office:value-type="string">
            <text:p>+#CARTER#, Normal, "BIRD KEEPER~2", (boy05 false), 104, "CARTER", ????????, ????????, ????????, ????????, Single, - CheckBadMove /, 3, &lt;23C570&gt;</text:p>
          </table:table-cell>
        </table:table-row>
        <table:table-row table:style-name="ro1">
          <table:table-cell office:value-type="string">
            <text:p>+#MITCH#, Normal, "BIRD KEEPER~2", (boy05 false), 104, "MITCH", ????????, ????????, ????????, ????????, Single, - CheckBadMove /, 4, &lt;23C588&gt;</text:p>
          </table:table-cell>
        </table:table-row>
        <table:table-row table:style-name="ro1">
          <table:table-cell office:value-type="string">
            <text:p>+#BECK#, Normal, "BIRD KEEPER~2", (boy05 false), 104, "BECK", ????????, ????????, ????????, ????????, Single, - CheckBadMove /, 1, &lt;23C5A8&gt;</text:p>
          </table:table-cell>
        </table:table-row>
        <table:table-row table:style-name="ro1">
          <table:table-cell office:value-type="string">
            <text:p>+#MARLON#, Normal, "BIRD KEEPER~2", (boy05 false), 104, "MARLON", ????????, ????????, ????????, ????????, Single, - CheckBadMove /, 1, &lt;23C5B0&gt;</text:p>
          </table:table-cell>
        </table:table-row>
        <table:table-row table:style-name="ro1">
          <table:table-cell office:value-type="string">
            <text:p>+#KOICHI#, Items, "BLACK BELT~2", (boy04 false), 105, "KOICHI", ????????, ????????, ????????, ????????, Single, - CheckBadMove /, 2, &lt;23C5B8&gt;</text:p>
          </table:table-cell>
        </table:table-row>
        <table:table-row table:style-name="ro1">
          <table:table-cell office:value-type="string">
            <text:p>+#MIKE#, Items, "BLACK BELT~2", (boy04 false), 105, "MIKE", ????????, ????????, ????????, ????????, Single, - CheckBadMove /, 3, &lt;23C5C8&gt;</text:p>
          </table:table-cell>
        </table:table-row>
        <table:table-row table:style-name="ro1">
          <table:table-cell office:value-type="string">
            <text:p>+#HIDEKI#, Items, "BLACK BELT~2", (boy04 false), 105, "HIDEKI", ????????, ????????, ????????, ????????, Single, - CheckBadMove /, 2, &lt;23C5E0&gt;</text:p>
          </table:table-cell>
        </table:table-row>
        <table:table-row table:style-name="ro1">
          <table:table-cell office:value-type="string">
            <text:p>+#AARON#, Items, "BLACK BELT~2", (boy04 false), 105, "AARON", ????????, ????????, ????????, ????????, Single, - CheckBadMove /, 1, &lt;23C5F0&gt;</text:p>
          </table:table-cell>
        </table:table-row>
        <table:table-row table:style-name="ro1">
          <table:table-cell office:value-type="string">
            <text:p>+#HITOSHI#, Items, "BLACK BELT~2", (boy04 false), 105, "HITOSHI", ????????, ????????, ????????, ????????, Single, - CheckBadMove /, 3, &lt;23C5F8&gt;</text:p>
          </table:table-cell>
        </table:table-row>
        <table:table-row table:style-name="ro1">
          <table:table-cell office:value-type="string">
            <text:p>+#ATSUSHI#, Items, "BLACK BELT~2", (boy04 false), 105, "ATSUSHI", ????????, ????????, ????????, ????????, Single, - CheckBadMove /, 2, &lt;23C610&gt;</text:p>
          </table:table-cell>
        </table:table-row>
        <table:table-row table:style-name="ro1">
          <table:table-cell office:value-type="string">
            <text:p>+#KIYO#, Items, "BLACK BELT~2", (boy04 false), 105, "KIYO", ????????, ????????, ????????, ????????, Single, - CheckBadMove /, 1, &lt;23C620&gt;</text:p>
          </table:table-cell>
        </table:table-row>
        <table:table-row table:style-name="ro1">
          <table:table-cell office:value-type="string">
            <text:p>+#TAKASHI#, Items, "BLACK BELT~2", (boy04 false), 105, "TAKASHI", ????????, ????????, ????????, ????????, Single, - CheckBadMove /, 3, &lt;23C628&gt;</text:p>
          </table:table-cell>
        </table:table-row>
        <table:table-row table:style-name="ro1">
          <table:table-cell office:value-type="string">
            <text:p>+#DAISUKE#, Items, "BLACK BELT~2", (boy04 false), 105, "DAISUKE", ????????, ????????, ????????, ????????, Single, - CheckBadMove /, 4, &lt;23C640&gt;</text:p>
          </table:table-cell>
        </table:table-row>
        <table:table-row table:style-name="ro1">
          <table:table-cell office:value-type="string">
            <text:p>+#TERRY#, Normal, RIVAL, (boy00 false), 106, "TERRY", ????????, ????????, ????????, ????????, Single, - CheckBadMove TryToKO CheckViability /, 1, &lt;23C660&gt;</text:p>
          </table:table-cell>
        </table:table-row>
        <table:table-row table:style-name="ro1">
          <table:table-cell office:value-type="string">
            <text:p>+#TERRY~2#, Normal, RIVAL, (boy00 false), 106, "TERRY", ????????, ????????, ????????, ????????, Single, - CheckBadMove TryToKO CheckViability /, 1, &lt;23C668&gt;</text:p>
          </table:table-cell>
        </table:table-row>
        <table:table-row table:style-name="ro1">
          <table:table-cell office:value-type="string">
            <text:p>+#TERRY~3#, Normal, RIVAL, (boy00 false), 106, "TERRY", ????????, ????????, ????????, ????????, Single, - CheckBadMove TryToKO CheckViability /, 1, &lt;23C670&gt;</text:p>
          </table:table-cell>
        </table:table-row>
        <table:table-row table:style-name="ro1">
          <table:table-cell office:value-type="string">
            <text:p>+#TERRY~4#, Moves, RIVAL, (boy00 false), 106, "TERRY", ????????, ????????, ????????, ????????, Single, - CheckBadMove TryToKO CheckViability /, 2, &lt;23C678&gt;</text:p>
          </table:table-cell>
        </table:table-row>
        <table:table-row table:style-name="ro1">
          <table:table-cell office:value-type="string">
            <text:p>+#TERRY~5#, Moves, RIVAL, (boy00 false), 106, "TERRY", ????????, ????????, ????????, ????????, Single, - CheckBadMove TryToKO CheckViability /, 2, &lt;23C698&gt;</text:p>
          </table:table-cell>
        </table:table-row>
        <table:table-row table:style-name="ro1">
          <table:table-cell office:value-type="string">
            <text:p>+#TERRY~6#, Moves, RIVAL, (boy00 false), 106, "TERRY", ????????, ????????, ????????, ????????, Single, - CheckBadMove TryToKO CheckViability /, 2, &lt;23C6B8&gt;</text:p>
          </table:table-cell>
        </table:table-row>
        <table:table-row table:style-name="ro1">
          <table:table-cell office:value-type="string">
            <text:p>+#TERRY~7#, Moves, RIVAL, (boy00 false), 106, "TERRY", ????????, ????????, ????????, ????????, Single, - CheckBadMove TryToKO CheckViability /, 4, &lt;23C6D8&gt;</text:p>
          </table:table-cell>
        </table:table-row>
        <table:table-row table:style-name="ro1">
          <table:table-cell office:value-type="string">
            <text:p>+#TERRY~8#, Moves, RIVAL, (boy00 false), 106, "TERRY", ????????, ????????, ????????, ????????, Single, - CheckBadMove TryToKO CheckViability /, 4, &lt;23C718&gt;</text:p>
          </table:table-cell>
        </table:table-row>
        <table:table-row table:style-name="ro1">
          <table:table-cell office:value-type="string">
            <text:p>+#TERRY~9#, Moves, RIVAL, (boy00 false), 106, "TERRY", ????????, ????????, ????????, ????????, Single, - CheckBadMove TryToKO CheckViability /, 4, &lt;23C758&gt;</text:p>
          </table:table-cell>
        </table:table-row>
        <table:table-row table:style-name="ro1">
          <table:table-cell office:value-type="string">
            <text:p>+#TED#, Normal, SCIENTIST, (rocket03 false), 107, "TED", ????????, ????????, ????????, ????????, Single, - CheckBadMove /, 2, &lt;23C798&gt;</text:p>
          </table:table-cell>
        </table:table-row>
        <table:table-row table:style-name="ro1">
          <table:table-cell office:value-type="string">
            <text:p>+#CONNOR#, Normal, SCIENTIST, (rocket03 false), 107, "CONNOR", ????????, ????????, ????????, ????????, Single, - CheckBadMove /, 4, &lt;23C7A8&gt;</text:p>
          </table:table-cell>
        </table:table-row>
        <table:table-row table:style-name="ro1">
          <table:table-cell office:value-type="string">
            <text:p>+#JERRY#, Normal, SCIENTIST, (rocket03 false), 107, "JERRY", ????????, ????????, ????????, ????????, Single, - CheckBadMove /, 3, &lt;23C7C8&gt;</text:p>
          </table:table-cell>
        </table:table-row>
        <table:table-row table:style-name="ro1">
          <table:table-cell office:value-type="string">
            <text:p>+#JOSE#, Moves, SCIENTIST, (rocket03 false), 107, "JOSE", ????????, ????????, ????????, ????????, Single, - CheckBadMove /, 2, &lt;23C7E0&gt;</text:p>
          </table:table-cell>
        </table:table-row>
        <table:table-row table:style-name="ro1">
          <table:table-cell office:value-type="string">
            <text:p>+#RODNEY#, Normal, SCIENTIST, (rocket03 false), 107, "RODNEY", ????????, ????????, ????????, ????????, Single, - CheckBadMove /, 1, &lt;23C800&gt;</text:p>
          </table:table-cell>
        </table:table-row>
        <table:table-row table:style-name="ro1">
          <table:table-cell office:value-type="string">
            <text:p>+#BEAU#, Normal, SCIENTIST, (rocket03 false), 107, "BEAU", ????????, ????????, ????????, ????????, Single, - CheckBadMove /, 4, &lt;23C808&gt;</text:p>
          </table:table-cell>
        </table:table-row>
        <table:table-row table:style-name="ro1">
          <table:table-cell office:value-type="string">
            <text:p>+#TAYLOR#, Moves, SCIENTIST, (rocket03 false), 107, "TAYLOR", ????????, ????????, ????????, ????????, Single, - CheckBadMove /, 5, &lt;23C828&gt;</text:p>
          </table:table-cell>
        </table:table-row>
        <table:table-row table:style-name="ro1">
          <table:table-cell office:value-type="string">
            <text:p>+#JOSHUA#, Normal, SCIENTIST, (rocket03 false), 107, "JOSHUA", ????????, ????????, ????????, ????????, Single, - CheckBadMove /, 2, &lt;23C878&gt;</text:p>
          </table:table-cell>
        </table:table-row>
        <table:table-row table:style-name="ro1">
          <table:table-cell office:value-type="string">
            <text:p>+#PARKER#, Normal, SCIENTIST, (rocket03 false), 107, "PARKER", ????????, ????????, ????????, ????????, Single, - CheckBadMove /, 2, &lt;23C888&gt;</text:p>
          </table:table-cell>
        </table:table-row>
        <table:table-row table:style-name="ro1">
          <table:table-cell office:value-type="string">
            <text:p>+#ED#, Normal, SCIENTIST, (rocket03 false), 107, "ED", ????????, ????????, ????????, ????????, Single, - CheckBadMove /, 3, &lt;23C898&gt;</text:p>
          </table:table-cell>
        </table:table-row>
        <table:table-row table:style-name="ro1">
          <table:table-cell office:value-type="string">
            <text:p>+#TRAVIS#, Normal, SCIENTIST, (rocket03 false), 107, "TRAVIS", ????????, ????????, ????????, ????????, Single, - CheckBadMove /, 1, &lt;23C8B0&gt;</text:p>
          </table:table-cell>
        </table:table-row>
        <table:table-row table:style-name="ro1">
          <table:table-cell office:value-type="string">
            <text:p>+#BRAYDON#, Normal, SCIENTIST, (rocket03 false), 107, "BRAYDON", ????????, ????????, ????????, ????????, Single, - CheckBadMove /, 3, &lt;23C8B8&gt;</text:p>
          </table:table-cell>
        </table:table-row>
        <table:table-row table:style-name="ro1">
          <table:table-cell office:value-type="string">
            <text:p>+#IVAN#, Normal, SCIENTIST, (rocket03 false), 107, "IVAN", ????????, ????????, ????????, ????????, Single, - CheckBadMove /, 2, &lt;23C8D0&gt;</text:p>
          </table:table-cell>
        </table:table-row>
        <table:table-row table:style-name="ro1">
          <table:table-cell office:value-type="string">
            <text:p>+#GIOVANNI#, Normal, BOSS, (rocket06 false), 108, "GIOVANNI", ????????, ????????, ????????, ????????, Single, - CheckBadMove /, 4, &lt;23C8E0&gt;</text:p>
          </table:table-cell>
        </table:table-row>
        <table:table-row table:style-name="ro1">
          <table:table-cell office:value-type="string">
            <text:p>+#GIOVANNI~2#, Normal, BOSS, (rocket06 false), 108, "GIOVANNI", ????????, ????????, ????????, ????????, Single, - CheckBadMove /, 5, &lt;23C900&gt;</text:p>
          </table:table-cell>
        </table:table-row>
        <table:table-row table:style-name="ro1">
          <table:table-cell office:value-type="string">
            <text:p>+#GIOVANNI~3#, Moves, LEADER~2, (rocket06 false), 108, "GIOVANNI", 21, 21, 23, ????????, Single, - CheckBadMove TryToKO CheckViability /, 6, &lt;23C928&gt;</text:p>
          </table:table-cell>
        </table:table-row>
        <table:table-row table:style-name="ro1">
          <table:table-cell office:value-type="string">
            <text:p>+#GRUNT#, Normal, "TEAM ROCKET", (rocket06 false), 109, "GRUNT", ????????, ????????, ????????, ????????, Single, - CheckBadMove /, 2, &lt;23C988&gt;</text:p>
          </table:table-cell>
        </table:table-row>
        <table:table-row table:style-name="ro1">
          <table:table-cell office:value-type="string">
            <text:p>+#GRUNT~2#, Normal, "TEAM ROCKET", (rocket06 false), 109, "GRUNT", ????????, ????????, ????????, ????????, Single, - CheckBadMove /, 3, &lt;23C998&gt;</text:p>
          </table:table-cell>
        </table:table-row>
        <table:table-row table:style-name="ro1">
          <table:table-cell office:value-type="string">
            <text:p>+#GRUNT~3#, Normal, "TEAM ROCKET", (rocket06 false), 109, "GRUNT", ????????, ????????, ????????, ????????, Single, - CheckBadMove /, 2, &lt;23C9B0&gt;</text:p>
          </table:table-cell>
        </table:table-row>
        <table:table-row table:style-name="ro1">
          <table:table-cell office:value-type="string">
            <text:p>+#GRUNT~4#, Normal, "TEAM ROCKET", (rocket06 false), 109, "GRUNT", ????????, ????????, ????????, ????????, Single, - CheckBadMove /, 2, &lt;23C9C0&gt;</text:p>
          </table:table-cell>
        </table:table-row>
        <table:table-row table:style-name="ro1">
          <table:table-cell office:value-type="string">
            <text:p>+#GRUNT~5#, Normal, "TEAM ROCKET", (rocket06 false), 109, "GRUNT", ????????, ????????, ????????, ????????, Single, - CheckBadMove /, 2, &lt;23C9D0&gt;</text:p>
          </table:table-cell>
        </table:table-row>
        <table:table-row table:style-name="ro1">
          <table:table-cell office:value-type="string">
            <text:p>+#GRUNT~6#, Normal, "TEAM ROCKET", (rocket06 false), 109, "GRUNT", ????????, ????????, ????????, ????????, Single, - CheckBadMove /, 2, &lt;23C9E0&gt;</text:p>
          </table:table-cell>
        </table:table-row>
        <table:table-row table:style-name="ro1">
          <table:table-cell office:value-type="string">
            <text:p>+#GRUNT~7#, Normal, "TEAM ROCKET", (rocket06 false), 109, "GRUNT", ????????, ????????, ????????, ????????, Single, - CheckBadMove /, 2, &lt;23C9F0&gt;</text:p>
          </table:table-cell>
        </table:table-row>
        <table:table-row table:style-name="ro1">
          <table:table-cell office:value-type="string">
            <text:p>+#GRUNT~8#, Normal, "TEAM ROCKET", (rocket06 false), 109, "GRUNT", ????????, ????????, ????????, ????????, Single, - CheckBadMove /, 2, &lt;23CA00&gt;</text:p>
          </table:table-cell>
        </table:table-row>
        <table:table-row table:style-name="ro1">
          <table:table-cell office:value-type="string">
            <text:p>+#GRUNT~9#, Normal, "TEAM ROCKET", (rocket06 false), 109, "GRUNT", ????????, ????????, ????????, ????????, Single, - CheckBadMove /, 2, &lt;23CA10&gt;</text:p>
          </table:table-cell>
        </table:table-row>
        <table:table-row table:style-name="ro1">
          <table:table-cell office:value-type="string">
            <text:p>+#GRUNT~10#, Moves, "TEAM ROCKET", (rocket06 false), 109, "GRUNT", ????????, ????????, ????????, ????????, Single, - CheckBadMove /, 3, &lt;23CA20&gt;</text:p>
          </table:table-cell>
        </table:table-row>
        <table:table-row table:style-name="ro1">
          <table:table-cell office:value-type="string">
            <text:p>+#GRUNT~11#, Normal, "TEAM ROCKET", (rocket06 false), 109, "GRUNT", ????????, ????????, ????????, ????????, Single, - CheckBadMove /, 4, &lt;23CA50&gt;</text:p>
          </table:table-cell>
        </table:table-row>
        <table:table-row table:style-name="ro1">
          <table:table-cell office:value-type="string">
            <text:p>+#GRUNT~12#, Moves, "TEAM ROCKET", (rocket06 false), 109, "GRUNT", ????????, ????????, ????????, ????????, Single, - CheckBadMove /, 2, &lt;23CA70&gt;</text:p>
          </table:table-cell>
        </table:table-row>
        <table:table-row table:style-name="ro1">
          <table:table-cell office:value-type="string">
            <text:p>+#GRUNT~13#, Moves, "TEAM ROCKET", (rocket06 false), 109, "GRUNT", ????????, ????????, ????????, ????????, Single, - CheckBadMove /, 4, &lt;23CA90&gt;</text:p>
          </table:table-cell>
        </table:table-row>
        <table:table-row table:style-name="ro1">
          <table:table-cell office:value-type="string">
            <text:p>+#GRUNT~14#, Normal, "TEAM ROCKET", (rocket06 false), 109, "GRUNT", ????????, ????????, ????????, ????????, Single, - CheckBadMove /, 3, &lt;23CAD0&gt;</text:p>
          </table:table-cell>
        </table:table-row>
        <table:table-row table:style-name="ro1">
          <table:table-cell office:value-type="string">
            <text:p>+#GRUNT~15#, Normal, "TEAM ROCKET", (rocket06 false), 109, "GRUNT", ????????, ????????, ????????, ????????, Single, - CheckBadMove /, 2, &lt;23CAE8&gt;</text:p>
          </table:table-cell>
        </table:table-row>
        <table:table-row table:style-name="ro1">
          <table:table-cell office:value-type="string">
            <text:p>+#GRUNT~16#, Normal, "TEAM ROCKET", (rocket06 false), 109, "GRUNT", ????????, ????????, ????????, ????????, Single, - CheckBadMove /, 3, &lt;23CAF8&gt;</text:p>
          </table:table-cell>
        </table:table-row>
        <table:table-row table:style-name="ro1">
          <table:table-cell office:value-type="string">
            <text:p>+#GRUNT~17#, Normal, "TEAM ROCKET", (rocket06 false), 109, "GRUNT", ????????, ????????, ????????, ????????, Single, - CheckBadMove /, 3, &lt;23CB10&gt;</text:p>
          </table:table-cell>
        </table:table-row>
        <table:table-row table:style-name="ro1">
          <table:table-cell office:value-type="string">
            <text:p>+#GRUNT~18#, Normal, "TEAM ROCKET", (rocket06 false), 109, "GRUNT", ????????, ????????, ????????, ????????, Single, - CheckBadMove /, 2, &lt;23CB28&gt;</text:p>
          </table:table-cell>
        </table:table-row>
        <table:table-row table:style-name="ro1">
          <table:table-cell office:value-type="string">
            <text:p>+#GRUNT~19#, Normal, "TEAM ROCKET", (rocket06 false), 109, "GRUNT", ????????, ????????, ????????, ????????, Single, - CheckBadMove /, 3, &lt;23CB38&gt;</text:p>
          </table:table-cell>
        </table:table-row>
        <table:table-row table:style-name="ro1">
          <table:table-cell office:value-type="string">
            <text:p>+#GRUNT~20#, Normal, "TEAM ROCKET", (rocket06 false), 109, "GRUNT", ????????, ????????, ????????, ????????, Single, - CheckBadMove /, 2, &lt;23CB50&gt;</text:p>
          </table:table-cell>
        </table:table-row>
        <table:table-row table:style-name="ro1">
          <table:table-cell office:value-type="string">
            <text:p>+#GRUNT~21#, Normal, "TEAM ROCKET", (rocket06 false), 109, "GRUNT", ????????, ????????, ????????, ????????, Single, - CheckBadMove /, 4, &lt;23CB60&gt;</text:p>
          </table:table-cell>
        </table:table-row>
        <table:table-row table:style-name="ro1">
          <table:table-cell office:value-type="string">
            <text:p>+#GRUNT~22#, Normal, "TEAM ROCKET", (rocket06 false), 109, "GRUNT", ????????, ????????, ????????, ????????, Single, - CheckBadMove /, 2, &lt;23CB80&gt;</text:p>
          </table:table-cell>
        </table:table-row>
        <table:table-row table:style-name="ro1">
          <table:table-cell office:value-type="string">
            <text:p>+#GRUNT~23#, Normal, "TEAM ROCKET", (rocket06 false), 109, "GRUNT", ????????, ????????, ????????, ????????, Single, - CheckBadMove /, 2, &lt;23CB90&gt;</text:p>
          </table:table-cell>
        </table:table-row>
        <table:table-row table:style-name="ro1">
          <table:table-cell office:value-type="string">
            <text:p>+#GRUNT~24#, Normal, "TEAM ROCKET", (rocket06 false), 109, "GRUNT", ????????, ????????, ????????, ????????, Single, - CheckBadMove /, 3, &lt;23CBA0&gt;</text:p>
          </table:table-cell>
        </table:table-row>
        <table:table-row table:style-name="ro1">
          <table:table-cell office:value-type="string">
            <text:p>+#GRUNT~25#, Normal, "TEAM ROCKET", (rocket06 false), 109, "GRUNT", ????????, ????????, ????????, ????????, Single, - CheckBadMove /, 3, &lt;23CBB8&gt;</text:p>
          </table:table-cell>
        </table:table-row>
        <table:table-row table:style-name="ro1">
          <table:table-cell office:value-type="string">
            <text:p>+#GRUNT~26#, Normal, "TEAM ROCKET", (rocket06 false), 109, "GRUNT", ????????, ????????, ????????, ????????, Single, - CheckBadMove /, 2, &lt;23CBD0&gt;</text:p>
          </table:table-cell>
        </table:table-row>
        <table:table-row table:style-name="ro1">
          <table:table-cell office:value-type="string">
            <text:p>+#GRUNT~27#, Normal, "TEAM ROCKET", (rocket06 false), 109, "GRUNT", ????????, ????????, ????????, ????????, Single, - CheckBadMove /, 3, &lt;23CBE0&gt;</text:p>
          </table:table-cell>
        </table:table-row>
        <table:table-row table:style-name="ro1">
          <table:table-cell office:value-type="string">
            <text:p>+#GRUNT~28#, Normal, "TEAM ROCKET", (rocket06 false), 109, "GRUNT", ????????, ????????, ????????, ????????, Single, - CheckBadMove /, 1, &lt;23CBF8&gt;</text:p>
          </table:table-cell>
        </table:table-row>
        <table:table-row table:style-name="ro1">
          <table:table-cell office:value-type="string">
            <text:p>+#GRUNT~29#, Normal, "TEAM ROCKET", (rocket06 false), 109, "GRUNT", ????????, ????????, ????????, ????????, Single, - CheckBadMove /, 1, &lt;23CC00&gt;</text:p>
          </table:table-cell>
        </table:table-row>
        <table:table-row table:style-name="ro1">
          <table:table-cell office:value-type="string">
            <text:p>+#GRUNT~30#, Normal, "TEAM ROCKET", (rocket06 false), 109, "GRUNT", ????????, ????????, ????????, ????????, Single, - CheckBadMove /, 2, &lt;23CC08&gt;</text:p>
          </table:table-cell>
        </table:table-row>
        <table:table-row table:style-name="ro1">
          <table:table-cell office:value-type="string">
            <text:p>+#GRUNT~31#, Normal, "TEAM ROCKET", (rocket06 false), 109, "GRUNT", ????????, ????????, ????????, ????????, Single, - CheckBadMove /, 3, &lt;23CC18&gt;</text:p>
          </table:table-cell>
        </table:table-row>
        <table:table-row table:style-name="ro1">
          <table:table-cell office:value-type="string">
            <text:p>+#GRUNT~32#, Normal, "TEAM ROCKET", (rocket06 false), 109, "GRUNT", ????????, ????????, ????????, ????????, Single, - CheckBadMove /, 3, &lt;23CC30&gt;</text:p>
          </table:table-cell>
        </table:table-row>
        <table:table-row table:style-name="ro1">
          <table:table-cell office:value-type="string">
            <text:p>+#GRUNT~33#, Normal, "TEAM ROCKET", (rocket06 false), 109, "GRUNT", ????????, ????????, ????????, ????????, Single, - CheckBadMove /, 2, &lt;23CC48&gt;</text:p>
          </table:table-cell>
        </table:table-row>
        <table:table-row table:style-name="ro1">
          <table:table-cell office:value-type="string">
            <text:p>+#GRUNT~34#, Normal, "TEAM ROCKET", (rocket06 false), 109, "GRUNT", ????????, ????????, ????????, ????????, Single, - CheckBadMove /, 2, &lt;23CC58&gt;</text:p>
          </table:table-cell>
        </table:table-row>
        <table:table-row table:style-name="ro1">
          <table:table-cell office:value-type="string">
            <text:p>+#GRUNT~35#, Normal, "TEAM ROCKET", (rocket06 false), 109, "GRUNT", ????????, ????????, ????????, ????????, Single, - CheckBadMove /, 4, &lt;23CC68&gt;</text:p>
          </table:table-cell>
        </table:table-row>
        <table:table-row table:style-name="ro1">
          <table:table-cell office:value-type="string">
            <text:p>+#GRUNT~36#, Normal, "TEAM ROCKET", (rocket06 false), 109, "GRUNT", ????????, ????????, ????????, ????????, Single, - CheckBadMove /, 3, &lt;23CC88&gt;</text:p>
          </table:table-cell>
        </table:table-row>
        <table:table-row table:style-name="ro1">
          <table:table-cell office:value-type="string">
            <text:p>+#GRUNT~37#, Normal, "TEAM ROCKET", (rocket06 false), 109, "GRUNT", ????????, ????????, ????????, ????????, Single, - CheckBadMove /, 3, &lt;23CCA0&gt;</text:p>
          </table:table-cell>
        </table:table-row>
        <table:table-row table:style-name="ro1">
          <table:table-cell office:value-type="string">
            <text:p>+#GRUNT~38#, Normal, "TEAM ROCKET", (rocket06 false), 109, "GRUNT", ????????, ????????, ????????, ????????, Single, - CheckBadMove /, 3, &lt;23CCB8&gt;</text:p>
          </table:table-cell>
        </table:table-row>
        <table:table-row table:style-name="ro1">
          <table:table-cell office:value-type="string">
            <text:p>+#GRUNT~39#, Normal, "TEAM ROCKET", (rocket06 false), 109, "GRUNT", ????????, ????????, ????????, ????????, Single, - CheckBadMove /, 1, &lt;23CCD0&gt;</text:p>
          </table:table-cell>
        </table:table-row>
        <table:table-row table:style-name="ro1">
          <table:table-cell office:value-type="string">
            <text:p>+#GRUNT~40#, Normal, "TEAM ROCKET", (rocket06 false), 109, "GRUNT", ????????, ????????, ????????, ????????, Single, - CheckBadMove /, 5, &lt;23CCD8&gt;</text:p>
          </table:table-cell>
        </table:table-row>
        <table:table-row table:style-name="ro1">
          <table:table-cell office:value-type="string">
            <text:p>+#GRUNT~41#, Normal, "TEAM ROCKET", (rocket06 false), 109, "GRUNT", ????????, ????????, ????????, ????????, Single, - CheckBadMove /, 3, &lt;23CD00&gt;</text:p>
          </table:table-cell>
        </table:table-row>
        <table:table-row table:style-name="ro1">
          <table:table-cell office:value-type="string">
            <text:p>+#SAMUEL#, Moves, COOLTRAINER~2, (boy05 false), 110, "SAMUEL", 22, ????????, ????????, ????????, Single, - CheckBadMove TryToKO CheckViability /, 5, &lt;23CD18&gt;</text:p>
          </table:table-cell>
        </table:table-row>
        <table:table-row table:style-name="ro1">
          <table:table-cell office:value-type="string">
            <text:p>+#GEORGE#, Normal, COOLTRAINER~2, (boy05 false), 110, "GEORGE", 21, ????????, ????????, ????????, Single, - CheckBadMove TryToKO CheckViability /, 5, &lt;23CD68&gt;</text:p>
          </table:table-cell>
        </table:table-row>
        <table:table-row table:style-name="ro1">
          <table:table-cell office:value-type="string">
            <text:p>+#COLBY#, Normal, COOLTRAINER~2, (boy05 false), 110, "COLBY", 21, ????????, ????????, ????????, Single, - CheckBadMove TryToKO CheckViability /, 5, &lt;23CD90&gt;</text:p>
          </table:table-cell>
        </table:table-row>
        <table:table-row table:style-name="ro1">
          <table:table-cell office:value-type="string">
            <text:p>+#PAUL#, Moves, COOLTRAINER~2, (boy05 false), 110, "PAUL", 19, ????????, ????????, ????????, Single, - CheckBadMove TryToKO CheckViability /, 5, &lt;23CDB8&gt;</text:p>
          </table:table-cell>
        </table:table-row>
        <table:table-row table:style-name="ro1">
          <table:table-cell office:value-type="string">
            <text:p>+#ROLANDO#, Normal, COOLTRAINER~2, (boy05 false), 110, "ROLANDO", 21, ????????, ????????, ????????, Single, - CheckBadMove TryToKO CheckViability /, 5, &lt;23CE08&gt;</text:p>
          </table:table-cell>
        </table:table-row>
        <table:table-row table:style-name="ro1">
          <table:table-cell office:value-type="string">
            <text:p>+#GILBERT#, Moves, COOLTRAINER~2, (boy05 false), 110, "GILBERT", 21, ????????, ????????, ????????, Single, - CheckBadMove TryToKO CheckViability /, 5, &lt;23CE30&gt;</text:p>
          </table:table-cell>
        </table:table-row>
        <table:table-row table:style-name="ro1">
          <table:table-cell office:value-type="string">
            <text:p>+#OWEN#, Moves, COOLTRAINER~2, (boy05 false), 110, "OWEN", 21, ????????, ????????, ????????, Single, - CheckBadMove TryToKO CheckViability /, 5, &lt;23CE80&gt;</text:p>
          </table:table-cell>
        </table:table-row>
        <table:table-row table:style-name="ro1">
          <table:table-cell office:value-type="string">
            <text:p>+#BERKE#, Moves, COOLTRAINER~2, (boy05 false), 110, "BERKE", 19, ????????, ????????, ????????, Single, - CheckBadMove TryToKO CheckViability /, 5, &lt;23CED0&gt;</text:p>
          </table:table-cell>
        </table:table-row>
        <table:table-row table:style-name="ro1">
          <table:table-cell office:value-type="string">
            <text:p>+#YUJI#, Moves, COOLTRAINER~2, (boy05 false), 110, "YUJI", 21, ????????, ????????, ????????, Single, - CheckBadMove TryToKO CheckViability /, 5, &lt;23CF20&gt;</text:p>
          </table:table-cell>
        </table:table-row>
        <table:table-row table:style-name="ro1">
          <table:table-cell office:value-type="string">
            <text:p>+#WARREN#, Moves, COOLTRAINER~2, (boy05 false), 110, "WARREN", 21, ????????, ????????, ????????, Single, - CheckBadMove TryToKO CheckViability /, 5, &lt;23CF70&gt;</text:p>
          </table:table-cell>
        </table:table-row>
        <table:table-row table:style-name="ro1">
          <table:table-cell office:value-type="string">
            <text:p>+#MARY#, Moves, COOLTRAINER~2, (boy05 true), 111, "MARY", 22, ????????, ????????, ????????, Single, - CheckBadMove TryToKO CheckViability /, 2, &lt;23CFC0&gt;</text:p>
          </table:table-cell>
        </table:table-row>
        <table:table-row table:style-name="ro1">
          <table:table-cell office:value-type="string">
            <text:p>+#CAROLINE#, Normal, COOLTRAINER~2, (boy05 true), 111, "CAROLINE", 21, ????????, ????????, ????????, Single, - CheckBadMove TryToKO CheckViability /, 5, &lt;23CFE0&gt;</text:p>
          </table:table-cell>
        </table:table-row>
        <table:table-row table:style-name="ro1">
          <table:table-cell office:value-type="string">
            <text:p>+#ALEXA#, Normal, COOLTRAINER~2, (boy05 true), 111, "ALEXA", 19, ????????, ????????, ????????, Single, - CheckBadMove TryToKO CheckViability /, 5, &lt;23D008&gt;</text:p>
          </table:table-cell>
        </table:table-row>
        <table:table-row table:style-name="ro1">
          <table:table-cell office:value-type="string">
            <text:p>+#SHANNON#, Moves, COOLTRAINER~2, (boy05 true), 111, "SHANNON", 19, ????????, ????????, ????????, Single, - CheckBadMove TryToKO CheckViability /, 5, &lt;23D030&gt;</text:p>
          </table:table-cell>
        </table:table-row>
        <table:table-row table:style-name="ro1">
          <table:table-cell office:value-type="string">
            <text:p>+#NAOMI#, Normal, COOLTRAINER~2, (boy05 true), 111, "NAOMI", 21, ????????, ????????, ????????, Single, - CheckBadMove TryToKO CheckViability /, 5, &lt;23D080&gt;</text:p>
          </table:table-cell>
        </table:table-row>
        <table:table-row table:style-name="ro1">
          <table:table-cell office:value-type="string">
            <text:p>+#BROOKE#, Moves, COOLTRAINER~2, (boy05 true), 111, "BROOKE", 19, ????????, ????????, ????????, Single, - CheckBadMove TryToKO CheckViability /, 5, &lt;23D0A8&gt;</text:p>
          </table:table-cell>
        </table:table-row>
        <table:table-row table:style-name="ro1">
          <table:table-cell office:value-type="string">
            <text:p>+#AUSTINA#, Moves, COOLTRAINER~2, (boy05 true), 111, "AUSTINA", 19, ????????, ????????, ????????, Single, - CheckBadMove TryToKO CheckViability /, 5, &lt;23D0F8&gt;</text:p>
          </table:table-cell>
        </table:table-row>
        <table:table-row table:style-name="ro1">
          <table:table-cell office:value-type="string">
            <text:p>+#JULIE#, Moves, COOLTRAINER~2, (boy05 true), 111, "JULIE", 21, ????????, ????????, ????????, Single, - CheckBadMove TryToKO CheckViability /, 5, &lt;23D148&gt;</text:p>
          </table:table-cell>
        </table:table-row>
        <table:table-row table:style-name="ro1">
          <table:table-cell office:value-type="string">
            <text:p>+#LORELEI#, Both, "ELITE FOUR~2", (boy0A true), 112, "LORELEI", 19, 19, ????????, ????????, Single, - CheckBadMove TryToKO CheckViability /, 6, &lt;23D198&gt;</text:p>
          </table:table-cell>
        </table:table-row>
        <table:table-row table:style-name="ro1">
          <table:table-cell office:value-type="string">
            <text:p>+#BRUNO#, Both, "ELITE FOUR~2", (boy0A false), 113, "BRUNO", 19, 19, ????????, ????????, Single, - CheckBadMove TryToKO CheckViability /, 6, &lt;23D1F8&gt;</text:p>
          </table:table-cell>
        </table:table-row>
        <table:table-row table:style-name="ro1">
          <table:table-cell office:value-type="string">
            <text:p>+#AGATHA#, Both, "ELITE FOUR~2", (boy0A true), 114, "AGATHA", 19, 19, ????????, ????????, Single, - CheckBadMove TryToKO CheckViability /, 6, &lt;23D258&gt;</text:p>
          </table:table-cell>
        </table:table-row>
        <table:table-row table:style-name="ro1">
          <table:table-cell office:value-type="string">
            <text:p>+#LANCE#, Both, "ELITE FOUR~2", (boy0A false), 115, "LANCE", 19, 19, ????????, ????????, Single, - CheckBadMove TryToKO CheckViability /, 6, &lt;23D2B8&gt;</text:p>
          </table:table-cell>
        </table:table-row>
        <table:table-row table:style-name="ro1">
          <table:table-cell office:value-type="string">
            <text:p>+#BROCK#, Moves, LEADER~2, (boy00 false), 116, "BROCK", ????????, ????????, ????????, ????????, Single, - CheckBadMove TryToKO CheckViability /, 3, &lt;23D318&gt;</text:p>
          </table:table-cell>
        </table:table-row>
        <table:table-row table:style-name="ro1">
          <table:table-cell office:value-type="string">
            <text:p>+#MISTY#, Both, LEADER~2, (girl01 true), 117, "MISTY", 22, ????????, ????????, ????????, Single, - CheckBadMove TryToKO CheckViability /, 3, &lt;23D348&gt;</text:p>
          </table:table-cell>
        </table:table-row>
        <table:table-row table:style-name="ro1">
          <table:table-cell office:value-type="string">
            <text:p>+#"LT. SURGE"#, Moves, LEADER~2, (boy00 false), 118, "LT. SURGE", 22, 23, ????????, ????????, Single, - CheckBadMove TryToKO CheckViability /, 4, &lt;23D378&gt;</text:p>
          </table:table-cell>
        </table:table-row>
        <table:table-row table:style-name="ro1">
          <table:table-cell office:value-type="string">
            <text:p>+#ERIKA#, Moves, LEADER~2, (girl01 true), 119, "ERIKA", 21, 23, ????????, ????????, Single, - CheckBadMove TryToKO CheckViability /, 4, &lt;23D3B8&gt;</text:p>
          </table:table-cell>
        </table:table-row>
        <table:table-row table:style-name="ro1">
          <table:table-cell office:value-type="string">
            <text:p>+#KOGA#, Moves, LEADER~2, (boy00 false), 120, "KOGA", 21, 21, 23, ????????, Single, - CheckBadMove TryToKO CheckViability /, 5, &lt;23D3F8&gt;</text:p>
          </table:table-cell>
        </table:table-row>
        <table:table-row table:style-name="ro1">
          <table:table-cell office:value-type="string">
            <text:p>+#BLAINE#, Moves, LEADER~2, (boy00 false), 121, "BLAINE", 21, 21, 23, ????????, Single, - CheckBadMove TryToKO CheckViability /, 6, &lt;23D448&gt;</text:p>
          </table:table-cell>
        </table:table-row>
        <table:table-row table:style-name="ro1">
          <table:table-cell office:value-type="string">
            <text:p>+#SABRINA#, Moves, LEADER~2, (girl01 true), 122, "SABRINA", 21, 21, 23, ????????, Single, - CheckBadMove TryToKO CheckViability /, 5, &lt;23D4A8&gt;</text:p>
          </table:table-cell>
        </table:table-row>
        <table:table-row table:style-name="ro1">
          <table:table-cell office:value-type="string">
            <text:p>+#THOMAS#, Normal, GENTLEMAN~2, (boy0D false), 123, "THOMAS", ????????, ????????, ????????, ????????, Single, - CheckBadMove /, 2, &lt;23D4F8&gt;</text:p>
          </table:table-cell>
        </table:table-row>
        <table:table-row table:style-name="ro1">
          <table:table-cell office:value-type="string">
            <text:p>+#ARTHUR#, Normal, GENTLEMAN~2, (boy0D false), 123, "ARTHUR", ????????, ????????, ????????, ????????, Single, - CheckBadMove /, 2, &lt;23D508&gt;</text:p>
          </table:table-cell>
        </table:table-row>
        <table:table-row table:style-name="ro1">
          <table:table-cell office:value-type="string">
            <text:p>+#TUCKER#, Normal, GENTLEMAN~2, (boy0D false), 123, "TUCKER", ????????, ????????, ????????, ????????, Single, - CheckBadMove /, 1, &lt;23D518&gt;</text:p>
          </table:table-cell>
        </table:table-row>
        <table:table-row table:style-name="ro1">
          <table:table-cell office:value-type="string">
            <text:p>+#NORTON#, Normal, GENTLEMAN~2, (boy0D false), 123, "NORTON", ????????, ????????, ????????, ????????, Single, - CheckBadMove /, 1, &lt;23D520&gt;</text:p>
          </table:table-cell>
        </table:table-row>
        <table:table-row table:style-name="ro1">
          <table:table-cell office:value-type="string">
            <text:p>+#WALTER#, Normal, GENTLEMAN~2, (boy0D false), 123, "WALTER", ????????, ????????, ????????, ????????, Single, - CheckBadMove /, 2, &lt;23D528&gt;</text:p>
          </table:table-cell>
        </table:table-row>
        <table:table-row table:style-name="ro1">
          <table:table-cell office:value-type="string">
            <text:p>+#TERRY~10#, Normal, RIVAL~2, (boy00 false), 124, "TERRY", ????????, ????????, ????????, ????????, Single, - CheckBadMove TryToKO CheckViability /, 4, &lt;23D538&gt;</text:p>
          </table:table-cell>
        </table:table-row>
        <table:table-row table:style-name="ro1">
          <table:table-cell office:value-type="string">
            <text:p>+#TERRY~11#, Normal, RIVAL~2, (boy00 false), 124, "TERRY", ????????, ????????, ????????, ????????, Single, - CheckBadMove TryToKO CheckViability /, 4, &lt;23D558&gt;</text:p>
          </table:table-cell>
        </table:table-row>
        <table:table-row table:style-name="ro1">
          <table:table-cell office:value-type="string">
            <text:p>+#TERRY~12#, Normal, RIVAL~2, (boy00 false), 124, "TERRY", ????????, ????????, ????????, ????????, Single, - CheckBadMove TryToKO CheckViability /, 4, &lt;23D578&gt;</text:p>
          </table:table-cell>
        </table:table-row>
        <table:table-row table:style-name="ro1">
          <table:table-cell office:value-type="string">
            <text:p>+#TERRY~13#, Normal, RIVAL~2, (boy00 false), 124, "TERRY", ????????, ????????, ????????, ????????, Single, - CheckBadMove TryToKO CheckViability /, 5, &lt;23D598&gt;</text:p>
          </table:table-cell>
        </table:table-row>
        <table:table-row table:style-name="ro1">
          <table:table-cell office:value-type="string">
            <text:p>+#TERRY~14#, Normal, RIVAL~2, (boy00 false), 124, "TERRY", ????????, ????????, ????????, ????????, Single, - CheckBadMove TryToKO CheckViability /, 5, &lt;23D5C0&gt;</text:p>
          </table:table-cell>
        </table:table-row>
        <table:table-row table:style-name="ro1">
          <table:table-cell office:value-type="string">
            <text:p>+#TERRY~15#, Normal, RIVAL~2, (boy00 false), 124, "TERRY", ????????, ????????, ????????, ????????, Single, - CheckBadMove TryToKO CheckViability /, 5, &lt;23D5E8&gt;</text:p>
          </table:table-cell>
        </table:table-row>
        <table:table-row table:style-name="ro1">
          <table:table-cell office:value-type="string">
            <text:p>+#TERRY~16#, Normal, RIVAL~2, (boy00 false), 124, "TERRY", ????????, ????????, ????????, ????????, Single, - CheckBadMove TryToKO CheckViability /, 5, &lt;23D610&gt;</text:p>
          </table:table-cell>
        </table:table-row>
        <table:table-row table:style-name="ro1">
          <table:table-cell office:value-type="string">
            <text:p>+#TERRY~17#, Normal, RIVAL~2, (boy00 false), 124, "TERRY", ????????, ????????, ????????, ????????, Single, - CheckBadMove TryToKO CheckViability /, 5, &lt;23D638&gt;</text:p>
          </table:table-cell>
        </table:table-row>
        <table:table-row table:style-name="ro1">
          <table:table-cell office:value-type="string">
            <text:p>+#TERRY~18#, Normal, RIVAL~2, (boy00 false), 124, "TERRY", ????????, ????????, ????????, ????????, Single, - CheckBadMove TryToKO CheckViability /, 5, &lt;23D660&gt;</text:p>
          </table:table-cell>
        </table:table-row>
        <table:table-row table:style-name="ro1">
          <table:table-cell office:value-type="string">
            <text:p>+#TERRY~19#, Moves, RIVAL~2, (boy00 false), 124, "TERRY", ????????, ????????, ????????, ????????, Single, - CheckBadMove TryToKO CheckViability /, 6, &lt;23D688&gt;</text:p>
          </table:table-cell>
        </table:table-row>
        <table:table-row table:style-name="ro1">
          <table:table-cell office:value-type="string">
            <text:p>+#TERRY~20#, Moves, RIVAL~2, (boy00 false), 124, "TERRY", ????????, ????????, ????????, ????????, Single, - CheckBadMove TryToKO CheckViability /, 6, &lt;23D6E8&gt;</text:p>
          </table:table-cell>
        </table:table-row>
        <table:table-row table:style-name="ro1">
          <table:table-cell office:value-type="string">
            <text:p>+#TERRY~21#, Moves, RIVAL~2, (boy00 false), 124, "TERRY", ????????, ????????, ????????, ????????, Single, - CheckBadMove TryToKO CheckViability /, 6, &lt;23D748&gt;</text:p>
          </table:table-cell>
        </table:table-row>
        <table:table-row table:style-name="ro1">
          <table:table-cell office:value-type="string">
            <text:p>+#TERRY~22#, Both, CHAMPION~2, (boy00 false), 125, "TERRY", 19, 19, 19, 19, Single, - CheckBadMove TryToKO CheckViability /, 6, &lt;23D7A8&gt;</text:p>
          </table:table-cell>
        </table:table-row>
        <table:table-row table:style-name="ro1">
          <table:table-cell office:value-type="string">
            <text:p>+#TERRY~23#, Both, CHAMPION~2, (boy00 false), 125, "TERRY", 19, 19, 19, 19, Single, - CheckBadMove TryToKO CheckViability /, 6, &lt;23D808&gt;</text:p>
          </table:table-cell>
        </table:table-row>
        <table:table-row table:style-name="ro1">
          <table:table-cell office:value-type="string">
            <text:p>+#TERRY~24#, Both, CHAMPION~2, (boy00 false), 125, "TERRY", 19, 19, 19, 19, Single, - CheckBadMove TryToKO CheckViability /, 6, &lt;23D868&gt;</text:p>
          </table:table-cell>
        </table:table-row>
        <table:table-row table:style-name="ro1">
          <table:table-cell office:value-type="string">
            <text:p>+#PATRICIA#, Normal, CHANNELER, (rocket03 true), 126, "PATRICIA", ????????, ????????, ????????, ????????, Single, - CheckBadMove /, 1, &lt;23D8C8&gt;</text:p>
          </table:table-cell>
        </table:table-row>
        <table:table-row table:style-name="ro1">
          <table:table-cell office:value-type="string">
            <text:p>+#CARLY#, Normal, CHANNELER, (rocket03 true), 126, "CARLY", ????????, ????????, ????????, ????????, Single, - CheckBadMove /, 1, &lt;23D8D0&gt;</text:p>
          </table:table-cell>
        </table:table-row>
        <table:table-row table:style-name="ro1">
          <table:table-cell office:value-type="string">
            <text:p>+#HOPE#, Normal, CHANNELER, (rocket03 true), 126, "HOPE", ????????, ????????, ????????, ????????, Single, - CheckBadMove /, 1, &lt;23D8D8&gt;</text:p>
          </table:table-cell>
        </table:table-row>
        <table:table-row table:style-name="ro1">
          <table:table-cell office:value-type="string">
            <text:p>+#PAULA#, Normal, CHANNELER, (rocket03 true), 126, "PAULA", ????????, ????????, ????????, ????????, Single, - CheckBadMove /, 1, &lt;23D8E0&gt;</text:p>
          </table:table-cell>
        </table:table-row>
        <table:table-row table:style-name="ro1">
          <table:table-cell office:value-type="string">
            <text:p>+#LAUREL#, Normal, CHANNELER, (rocket03 true), 126, "LAUREL", ????????, ????????, ????????, ????????, Single, - CheckBadMove /, 2, &lt;23D8E8&gt;</text:p>
          </table:table-cell>
        </table:table-row>
        <table:table-row table:style-name="ro1">
          <table:table-cell office:value-type="string">
            <text:p>+#JODY#, Normal, CHANNELER, (rocket03 true), 126, "JODY", ????????, ????????, ????????, ????????, Single, - CheckBadMove /, 2, &lt;23D8F8&gt;</text:p>
          </table:table-cell>
        </table:table-row>
        <table:table-row table:style-name="ro1">
          <table:table-cell office:value-type="string">
            <text:p>+#TAMMY#, Normal, CHANNELER, (rocket03 true), 126, "TAMMY", ????????, ????????, ????????, ????????, Single, - CheckBadMove /, 1, &lt;23D908&gt;</text:p>
          </table:table-cell>
        </table:table-row>
        <table:table-row table:style-name="ro1">
          <table:table-cell office:value-type="string">
            <text:p>+#RUTH#, Normal, CHANNELER, (rocket03 true), 126, "RUTH", ????????, ????????, ????????, ????????, Single, - CheckBadMove /, 1, &lt;23D910&gt;</text:p>
          </table:table-cell>
        </table:table-row>
        <table:table-row table:style-name="ro1">
          <table:table-cell office:value-type="string">
            <text:p>+#KARINA#, Normal, CHANNELER, (rocket03 true), 126, "KARINA", ????????, ????????, ????????, ????????, Single, - CheckBadMove /, 1, &lt;23D918&gt;</text:p>
          </table:table-cell>
        </table:table-row>
        <table:table-row table:style-name="ro1">
          <table:table-cell office:value-type="string">
            <text:p>+#JANAE#, Normal, CHANNELER, (rocket03 true), 126, "JANAE", ????????, ????????, ????????, ????????, Single, - CheckBadMove /, 1, &lt;23D920&gt;</text:p>
          </table:table-cell>
        </table:table-row>
        <table:table-row table:style-name="ro1">
          <table:table-cell office:value-type="string">
            <text:p>+#ANGELICA#, Normal, CHANNELER, (rocket03 true), 126, "ANGELICA", ????????, ????????, ????????, ????????, Single, - CheckBadMove /, 3, &lt;23D928&gt;</text:p>
          </table:table-cell>
        </table:table-row>
        <table:table-row table:style-name="ro1">
          <table:table-cell office:value-type="string">
            <text:p>+#EMILIA#, Normal, CHANNELER, (rocket03 true), 126, "EMILIA", ????????, ????????, ????????, ????????, Single, - CheckBadMove /, 1, &lt;23D940&gt;</text:p>
          </table:table-cell>
        </table:table-row>
        <table:table-row table:style-name="ro1">
          <table:table-cell office:value-type="string">
            <text:p>+#JENNIFER#, Normal, CHANNELER, (rocket03 true), 126, "JENNIFER", ????????, ????????, ????????, ????????, Single, - CheckBadMove /, 1, &lt;23D948&gt;</text:p>
          </table:table-cell>
        </table:table-row>
        <table:table-row table:style-name="ro1">
          <table:table-cell office:value-type="string">
            <text:p>+#~86#, Normal, CHANNELER, (rocket03 true), 126, "", ????????, ????????, ????????, ????????, Single, - CheckBadMove /, 1, &lt;23D950&gt;</text:p>
          </table:table-cell>
        </table:table-row>
        <table:table-row table:style-name="ro1">
          <table:table-cell office:value-type="string">
            <text:p>+#~87#, Normal, CHANNELER, (rocket03 true), 126, "", ????????, ????????, ????????, ????????, Single, - CheckBadMove /, 1, &lt;23D958&gt;</text:p>
          </table:table-cell>
        </table:table-row>
        <table:table-row table:style-name="ro1">
          <table:table-cell office:value-type="string">
            <text:p>+#~88#, Normal, CHANNELER, (rocket03 true), 126, "", ????????, ????????, ????????, ????????, Single, - CheckBadMove /, 1, &lt;23D960&gt;</text:p>
          </table:table-cell>
        </table:table-row>
        <table:table-row table:style-name="ro1">
          <table:table-cell office:value-type="string">
            <text:p>+#~89#, Normal, CHANNELER, (rocket03 true), 126, "", ????????, ????????, ????????, ????????, Single, - CheckBadMove /, 1, &lt;23D968&gt;</text:p>
          </table:table-cell>
        </table:table-row>
        <table:table-row table:style-name="ro1">
          <table:table-cell office:value-type="string">
            <text:p>+#~90#, Normal, CHANNELER, (rocket03 true), 126, "", ????????, ????????, ????????, ????????, Single, - CheckBadMove /, 1, &lt;23D970&gt;</text:p>
          </table:table-cell>
        </table:table-row>
        <table:table-row table:style-name="ro1">
          <table:table-cell office:value-type="string">
            <text:p>+#~91#, Normal, CHANNELER, (rocket03 true), 126, "", ????????, ????????, ????????, ????????, Single, - CheckBadMove /, 3, &lt;23D978&gt;</text:p>
          </table:table-cell>
        </table:table-row>
        <table:table-row table:style-name="ro1">
          <table:table-cell office:value-type="string">
            <text:p>+#~92#, Normal, CHANNELER, (rocket03 true), 126, "", ????????, ????????, ????????, ????????, Single, - CheckBadMove /, 1, &lt;23D990&gt;</text:p>
          </table:table-cell>
        </table:table-row>
        <table:table-row table:style-name="ro1">
          <table:table-cell office:value-type="string">
            <text:p>+#~93#, Normal, CHANNELER, (rocket03 true), 126, "", ????????, ????????, ????????, ????????, Single, - CheckBadMove /, 1, &lt;23D998&gt;</text:p>
          </table:table-cell>
        </table:table-row>
        <table:table-row table:style-name="ro1">
          <table:table-cell office:value-type="string">
            <text:p>+#AMANDA#, Normal, CHANNELER, (rocket03 true), 126, "AMANDA", ????????, ????????, ????????, ????????, Single, - CheckBadMove /, 2, &lt;23D9A0&gt;</text:p>
          </table:table-cell>
        </table:table-row>
        <table:table-row table:style-name="ro1">
          <table:table-cell office:value-type="string">
            <text:p>+#STACY#, Normal, CHANNELER, (rocket03 true), 126, "STACY", ????????, ????????, ????????, ????????, Single, - CheckBadMove /, 1, &lt;23D9B0&gt;</text:p>
          </table:table-cell>
        </table:table-row>
        <table:table-row table:style-name="ro1">
          <table:table-cell office:value-type="string">
            <text:p>+#TASHA#, Normal, CHANNELER, (rocket03 true), 126, "TASHA", ????????, ????????, ????????, ????????, Single, - CheckBadMove /, 3, &lt;23D9B8&gt;</text:p>
          </table:table-cell>
        </table:table-row>
        <table:table-row table:style-name="ro1">
          <table:table-cell office:value-type="string">
            <text:p>+#JEREMY#, Normal, HIKER~2, (boy0B false), 90, "JEREMY", ????????, ????????, ????????, ????????, Single, - CheckBadMove /, 2, &lt;23D9D0&gt;</text:p>
          </table:table-cell>
        </table:table-row>
        <table:table-row table:style-name="ro1">
          <table:table-cell office:value-type="string">
            <text:p>+#ALMA#, Normal, PICNICKER~2, (girl02 true), 87, "ALMA", ????????, ????????, ????????, ????????, Single, - CheckBadMove /, 2, &lt;23D9E0&gt;</text:p>
          </table:table-cell>
        </table:table-row>
        <table:table-row table:style-name="ro1">
          <table:table-cell office:value-type="string">
            <text:p>+#SUSIE#, Normal, PICNICKER~2, (girl02 true), 87, "SUSIE", ????????, ????????, ????????, ????????, Single, - CheckBadMove /, 5, &lt;23D9F0&gt;</text:p>
          </table:table-cell>
        </table:table-row>
        <table:table-row table:style-name="ro1">
          <table:table-cell office:value-type="string">
            <text:p>+#VALERIE#, Normal, PICNICKER~2, (girl02 true), 87, "VALERIE", ????????, ????????, ????????, ????????, Single, - CheckBadMove /, 3, &lt;23DA18&gt;</text:p>
          </table:table-cell>
        </table:table-row>
        <table:table-row table:style-name="ro1">
          <table:table-cell office:value-type="string">
            <text:p>+#GWEN#, Normal, PICNICKER~2, (girl02 true), 87, "GWEN", ????????, ????????, ????????, ????????, Single, - CheckBadMove /, 4, &lt;23DA30&gt;</text:p>
          </table:table-cell>
        </table:table-row>
        <table:table-row table:style-name="ro1">
          <table:table-cell office:value-type="string">
            <text:p>+#VIRGIL#, Normal, BIKER, (boy00 false), 91, "VIRGIL", ????????, ????????, ????????, ????????, Single, - CheckBadMove /, 3, &lt;23DA50&gt;</text:p>
          </table:table-cell>
        </table:table-row>
        <table:table-row table:style-name="ro1">
          <table:table-cell office:value-type="string">
            <text:p>+#FLINT#, Normal, CAMPER~2, (boy00 false), 86, "FLINT", ????????, ????????, ????????, ????????, Single, - CheckBadMove /, 2, &lt;23DA68&gt;</text:p>
          </table:table-cell>
        </table:table-row>
        <table:table-row table:style-name="ro1">
          <table:table-cell office:value-type="string">
            <text:p>+#MISSY#, Normal, PICNICKER~2, (girl02 true), 87, "MISSY", ????????, ????????, ????????, ????????, Single, - CheckBadMove /, 2, &lt;23DA78&gt;</text:p>
          </table:table-cell>
        </table:table-row>
        <table:table-row table:style-name="ro1">
          <table:table-cell office:value-type="string">
            <text:p>+#IRENE#, Normal, PICNICKER~2, (girl02 true), 87, "IRENE", ????????, ????????, ????????, ????????, Single, - CheckBadMove /, 3, &lt;23DA88&gt;</text:p>
          </table:table-cell>
        </table:table-row>
        <table:table-row table:style-name="ro1">
          <table:table-cell office:value-type="string">
            <text:p>+#DANA#, Normal, PICNICKER~2, (girl02 true), 87, "DANA", ????????, ????????, ????????, ????????, Single, - CheckBadMove /, 3, &lt;23DAA0&gt;</text:p>
          </table:table-cell>
        </table:table-row>
        <table:table-row table:style-name="ro1">
          <table:table-cell office:value-type="string">
            <text:p>+#ARIANA#, Normal, PICNICKER~2, (girl02 true), 87, "ARIANA", ????????, ????????, ????????, ????????, Single, - CheckBadMove /, 4, &lt;23DAB8&gt;</text:p>
          </table:table-cell>
        </table:table-row>
        <table:table-row table:style-name="ro1">
          <table:table-cell office:value-type="string">
            <text:p>+#LEAH#, Normal, PICNICKER~2, (girl02 true), 87, "LEAH", ????????, ????????, ????????, ????????, Single, - CheckBadMove /, 2, &lt;23DAD8&gt;</text:p>
          </table:table-cell>
        </table:table-row>
        <table:table-row table:style-name="ro1">
          <table:table-cell office:value-type="string">
            <text:p>+#JUSTIN#, Normal, CAMPER~2, (boy00 false), 86, "JUSTIN", ????????, ????????, ????????, ????????, Single, - CheckBadMove /, 2, &lt;23DAE8&gt;</text:p>
          </table:table-cell>
        </table:table-row>
        <table:table-row table:style-name="ro1">
          <table:table-cell office:value-type="string">
            <text:p>+#YAZMIN#, Normal, PICNICKER~2, (girl02 true), 87, "YAZMIN", ????????, ????????, ????????, ????????, Single, - CheckBadMove /, 3, &lt;23DAF8&gt;</text:p>
          </table:table-cell>
        </table:table-row>
        <table:table-row table:style-name="ro1">
          <table:table-cell office:value-type="string">
            <text:p>+#KINDRA#, Normal, PICNICKER~2, (girl02 true), 87, "KINDRA", ????????, ????????, ????????, ????????, Single, - CheckBadMove /, 3, &lt;23DB10&gt;</text:p>
          </table:table-cell>
        </table:table-row>
        <table:table-row table:style-name="ro1">
          <table:table-cell office:value-type="string">
            <text:p>+#BECKY#, Normal, PICNICKER~2, (girl02 true), 87, "BECKY", ????????, ????????, ????????, ????????, Single, - CheckBadMove /, 2, &lt;23DB28&gt;</text:p>
          </table:table-cell>
        </table:table-row>
        <table:table-row table:style-name="ro1">
          <table:table-cell office:value-type="string">
            <text:p>+#CELIA#, Normal, PICNICKER~2, (girl02 true), 87, "CELIA", ????????, ????????, ????????, ????????, Single, - CheckBadMove /, 1, &lt;23DB38&gt;</text:p>
          </table:table-cell>
        </table:table-row>
        <table:table-row table:style-name="ro1">
          <table:table-cell office:value-type="string">
            <text:p>+#BROOKS#, Normal, GENTLEMAN~2, (boy0D false), 123, "BROOKS", ????????, ????????, ????????, ????????, Single, - CheckBadMove /, 1, &lt;23DB40&gt;</text:p>
          </table:table-cell>
        </table:table-row>
        <table:table-row table:style-name="ro1">
          <table:table-cell office:value-type="string">
            <text:p>+#LAMAR#, Normal, GENTLEMAN~2, (boy0D false), 123, "LAMAR", ????????, ????????, ????????, ????????, Single, - CheckBadMove /, 2, &lt;23DB48&gt;</text:p>
          </table:table-cell>
        </table:table-row>
        <table:table-row table:style-name="ro1">
          <table:table-cell office:value-type="string">
            <text:p>+#"ELI &amp; ANNE"#, Normal, TWINS~2, (girl09 false), 127, "ELI &amp; ANNE", ????????, ????????, ????????, ????????, Double, - CheckBadMove /, 2, &lt;23DB58&gt;</text:p>
          </table:table-cell>
        </table:table-row>
        <table:table-row table:style-name="ro1">
          <table:table-cell office:value-type="string">
            <text:p>+#"RAY &amp; TYRA"#, Moves, "COOL COUPLE", (boy05 false), 128, "RAY &amp; TYRA", ????????, ????????, ????????, ????????, Double, - CheckBadMove TryToKO CheckViability /, 4, &lt;23DB68&gt;</text:p>
          </table:table-cell>
        </table:table-row>
        <table:table-row table:style-name="ro1">
          <table:table-cell office:value-type="string">
            <text:p>+#"GIA &amp; JES"#, Normal, "YOUNG COUPLE~2", (girl02 false), 129, "GIA &amp; JES", ????????, ????????, ????????, ????????, Double, - CheckBadMove /, 2, &lt;23DBA8&gt;</text:p>
          </table:table-cell>
        </table:table-row>
        <table:table-row table:style-name="ro1">
          <table:table-cell office:value-type="string">
            <text:p>+#"KIRI &amp; JAN"#, Normal, TWINS~2, (girl09 false), 127, "KIRI &amp; JAN", ????????, ????????, ????????, ????????, Double, - CheckBadMove /, 2, &lt;23DBB8&gt;</text:p>
          </table:table-cell>
        </table:table-row>
        <table:table-row table:style-name="ro1">
          <table:table-cell office:value-type="string">
            <text:p>+#"RON &amp; MYA"#, Items, "CRUSH KIN", (boy04 false), 130, "RON &amp; MYA", ????????, ????????, ????????, ????????, Double, - CheckBadMove /, 2, &lt;23DBC8&gt;</text:p>
          </table:table-cell>
        </table:table-row>
        <table:table-row table:style-name="ro1">
          <table:table-cell office:value-type="string">
            <text:p>+#"LEA &amp; JED"#, Normal, "YOUNG COUPLE~2", (girl02 false), 129, "LEA &amp; JED", ????????, ????????, ????????, ????????, Double, - CheckBadMove /, 2, &lt;23DBD8&gt;</text:p>
          </table:table-cell>
        </table:table-row>
        <table:table-row table:style-name="ro1">
          <table:table-cell office:value-type="string">
            <text:p>+#"LIA &amp; LUC"#, Normal, "SIS AND BRO~2", (boy08 false), 131, "LIA &amp; LUC", ????????, ????????, ????????, ????????, Double, - CheckBadMove /, 2, &lt;23DBE8&gt;</text:p>
          </table:table-cell>
        </table:table-row>
        <table:table-row table:style-name="ro1">
          <table:table-cell office:value-type="string">
            <text:p>+#"LIL &amp; IAN"#, Normal, "SIS AND BRO~2", (boy08 false), 131, "LIL &amp; IAN", ????????, ????????, ????????, ????????, Double, - CheckBadMove /, 2, &lt;23DBF8&gt;</text:p>
          </table:table-cell>
        </table:table-row>
        <table:table-row table:style-name="ro1">
          <table:table-cell office:value-type="string">
            <text:p>+#~94#, Normal, "BUG CATCHER~2", (boy00 false), 83, "", ????????, ????????, ????????, ????????, Single, - CheckBadMove /, 1, &lt;23DC08&gt;</text:p>
          </table:table-cell>
        </table:table-row>
        <table:table-row table:style-name="ro1">
          <table:table-cell office:value-type="string">
            <text:p>+#~95#, Normal, "BUG CATCHER~2", (boy00 false), 83, "", ????????, ????????, ????????, ????????, Single, - CheckBadMove /, 1, &lt;23DC10&gt;</text:p>
          </table:table-cell>
        </table:table-row>
        <table:table-row table:style-name="ro1">
          <table:table-cell office:value-type="string">
            <text:p>+#~96#, Normal, "BUG CATCHER~2", (boy00 false), 83, "", ????????, ????????, ????????, ????????, Single, - CheckBadMove /, 1, &lt;23DC18&gt;</text:p>
          </table:table-cell>
        </table:table-row>
        <table:table-row table:style-name="ro1">
          <table:table-cell office:value-type="string">
            <text:p>+#~97#, Normal, "BUG CATCHER~2", (boy00 false), 83, "", ????????, ????????, ????????, ????????, Single, - CheckBadMove /, 1, &lt;23DC20&gt;</text:p>
          </table:table-cell>
        </table:table-row>
        <table:table-row table:style-name="ro1">
          <table:table-cell office:value-type="string">
            <text:p>+#~98#, Normal, "BUG CATCHER~2", (boy00 false), 83, "", ????????, ????????, ????????, ????????, Single, - CheckBadMove /, 1, &lt;23DC28&gt;</text:p>
          </table:table-cell>
        </table:table-row>
        <table:table-row table:style-name="ro1">
          <table:table-cell office:value-type="string">
            <text:p>+#~99#, Normal, "BUG CATCHER~2", (boy00 false), 83, "", ????????, ????????, ????????, ????????, Single, - CheckBadMove /, 1, &lt;23DC30&gt;</text:p>
          </table:table-cell>
        </table:table-row>
        <table:table-row table:style-name="ro1">
          <table:table-cell office:value-type="string">
            <text:p>+#BEN~3#, Normal, YOUNGSTER~2, (boy00 false), 82, "BEN", ????????, ????????, ????????, ????????, Single, - CheckBadMove /, 2, &lt;23DC38&gt;</text:p>
          </table:table-cell>
        </table:table-row>
        <table:table-row table:style-name="ro1">
          <table:table-cell office:value-type="string">
            <text:p>+#BEN~4#, Normal, YOUNGSTER~2, (boy00 false), 82, "BEN", ????????, ????????, ????????, ????????, Single, - CheckBadMove /, 2, &lt;23DC48&gt;</text:p>
          </table:table-cell>
        </table:table-row>
        <table:table-row table:style-name="ro1">
          <table:table-cell office:value-type="string">
            <text:p>+#CHAD~2#, Normal, YOUNGSTER~2, (boy00 false), 82, "CHAD", ????????, ????????, ????????, ????????, Single, - CheckBadMove /, 2, &lt;23DC58&gt;</text:p>
          </table:table-cell>
        </table:table-row>
        <table:table-row table:style-name="ro1">
          <table:table-cell office:value-type="string">
            <text:p>+#RELI~2#, Normal, LASS~2, (girl01 true), 84, "RELI", ????????, ????????, ????????, ????????, Single, - CheckBadMove /, 2, &lt;23DC68&gt;</text:p>
          </table:table-cell>
        </table:table-row>
        <table:table-row table:style-name="ro1">
          <table:table-cell office:value-type="string">
            <text:p>+#RELI~3#, Normal, LASS~2, (girl01 true), 84, "RELI", ????????, ????????, ????????, ????????, Single, - CheckBadMove /, 2, &lt;23DC78&gt;</text:p>
          </table:table-cell>
        </table:table-row>
        <table:table-row table:style-name="ro1">
          <table:table-cell office:value-type="string">
            <text:p>+#TIMMY~2#, Normal, YOUNGSTER~2, (boy00 false), 82, "TIMMY", ????????, ????????, ????????, ????????, Single, - CheckBadMove /, 3, &lt;23DC88&gt;</text:p>
          </table:table-cell>
        </table:table-row>
        <table:table-row table:style-name="ro1">
          <table:table-cell office:value-type="string">
            <text:p>+#TIMMY~3#, Normal, YOUNGSTER~2, (boy00 false), 82, "TIMMY", ????????, ????????, ????????, ????????, Single, - CheckBadMove /, 3, &lt;23DCA0&gt;</text:p>
          </table:table-cell>
        </table:table-row>
        <table:table-row table:style-name="ro1">
          <table:table-cell office:value-type="string">
            <text:p>+#TIMMY~4#, Normal, YOUNGSTER~2, (boy00 false), 82, "TIMMY", ????????, ????????, ????????, ????????, Single, - CheckBadMove /, 3, &lt;23DCB8&gt;</text:p>
          </table:table-cell>
        </table:table-row>
        <table:table-row table:style-name="ro1">
          <table:table-cell office:value-type="string">
            <text:p>+#CHAD~3#, Normal, YOUNGSTER~2, (boy00 false), 82, "CHAD", ????????, ????????, ????????, ????????, Single, - CheckBadMove /, 2, &lt;23DCD0&gt;</text:p>
          </table:table-cell>
        </table:table-row>
        <table:table-row table:style-name="ro1">
          <table:table-cell office:value-type="string">
            <text:p>+#JANICE~2#, Normal, LASS~2, (girl01 true), 84, "JANICE", ????????, ????????, ????????, ????????, Single, - CheckBadMove /, 2, &lt;23DCE0&gt;</text:p>
          </table:table-cell>
        </table:table-row>
        <table:table-row table:style-name="ro1">
          <table:table-cell office:value-type="string">
            <text:p>+#JANICE~3#, Normal, LASS~2, (girl01 true), 84, "JANICE", ????????, ????????, ????????, ????????, Single, - CheckBadMove /, 2, &lt;23DCF0&gt;</text:p>
          </table:table-cell>
        </table:table-row>
        <table:table-row table:style-name="ro1">
          <table:table-cell office:value-type="string">
            <text:p>+#CHAD~4#, Normal, YOUNGSTER~2, (boy00 false), 82, "CHAD", ????????, ????????, ????????, ????????, Single, - CheckBadMove /, 2, &lt;23DD00&gt;</text:p>
          </table:table-cell>
        </table:table-row>
        <table:table-row table:style-name="ro1">
          <table:table-cell office:value-type="string">
            <text:p>+#FRANKLIN~2#, Normal, HIKER~2, (boy0B false), 90, "FRANKLIN", ????????, ????????, ????????, ????????, Single, - CheckBadMove /, 2, &lt;23DD10&gt;</text:p>
          </table:table-cell>
        </table:table-row>
        <table:table-row table:style-name="ro1">
          <table:table-cell office:value-type="string">
            <text:p>+#"PROF. OAK"#, Normal, "\pk\mn PROF.", (boy00 false), 132, "PROF. OAK", ????????, ????????, ????????, ????????, Single, - CheckBadMove /, 1, &lt;23DD20&gt;</text:p>
          </table:table-cell>
        </table:table-row>
        <table:table-row table:style-name="ro1">
          <table:table-cell office:value-type="string">
            <text:p>+#BRENDAN#, Normal, PLAYER, (boy00 false), 133, "BRENDAN", ????????, ????????, ????????, ????????, Single, - CheckBadMove /, 1, &lt;23DD28&gt;</text:p>
          </table:table-cell>
        </table:table-row>
        <table:table-row table:style-name="ro1">
          <table:table-cell office:value-type="string">
            <text:p>+#MAY#, Normal, PLAYER, (girl01 false), 134, "MAY", ????????, ????????, ????????, ????????, Single, - CheckBadMove /, 1, &lt;23DD30&gt;</text:p>
          </table:table-cell>
        </table:table-row>
        <table:table-row table:style-name="ro1">
          <table:table-cell office:value-type="string">
            <text:p>+#RED#, Normal, PLAYER, (boy00 false), 135, "RED", ????????, ????????, ????????, ????????, Single, - CheckBadMove /, 1, &lt;23DD38&gt;</text:p>
          </table:table-cell>
        </table:table-row>
        <table:table-row table:style-name="ro1">
          <table:table-cell office:value-type="string">
            <text:p>+#LEAF#, Normal, PLAYER, (girl01 false), 136, "LEAF", ????????, ????????, ????????, ????????, Single, - CheckBadMove /, 1, &lt;23DD40&gt;</text:p>
          </table:table-cell>
        </table:table-row>
        <table:table-row table:style-name="ro1">
          <table:table-cell office:value-type="string">
            <text:p>+#GRUNT~42#, Normal, "TEAM ROCKET", (rocket06 false), 137, "GRUNT", ????????, ????????, ????????, ????????, Single, - CheckBadMove /, 2, &lt;23DD48&gt;</text:p>
          </table:table-cell>
        </table:table-row>
        <table:table-row table:style-name="ro1">
          <table:table-cell office:value-type="string">
            <text:p>+#JACLYN#, Moves, PSYCHIC~2, (boy04 true), 138, "JACLYN", ????????, ????????, ????????, ????????, Single, - CheckBadMove /, 3, &lt;23DD58&gt;</text:p>
          </table:table-cell>
        </table:table-row>
        <table:table-row table:style-name="ro1">
          <table:table-cell office:value-type="string">
            <text:p>+#SHARON#, Items, "CRUSH GIRL", (boy04 false), 139, "SHARON", ????????, ????????, ????????, ????????, Single, - CheckBadMove /, 2, &lt;23DD88&gt;</text:p>
          </table:table-cell>
        </table:table-row>
        <table:table-row table:style-name="ro1">
          <table:table-cell office:value-type="string">
            <text:p>+#AMIRA#, Normal, TUBER~3, (girl02 false), 140, "AMIRA", ????????, ????????, ????????, ????????, Single, - CheckBadMove /, 3, &lt;23DD98&gt;</text:p>
          </table:table-cell>
        </table:table-row>
        <table:table-row table:style-name="ro1">
          <table:table-cell office:value-type="string">
            <text:p>+#ALIZE#, Normal, "\pk\mn BREEDER~2", (girl01 false), 141, "ALIZE", ????????, ????????, ????????, ????????, Single, - CheckBadMove /, 3, &lt;23DDB0&gt;</text:p>
          </table:table-cell>
        </table:table-row>
        <table:table-row table:style-name="ro1">
          <table:table-cell office:value-type="string">
            <text:p>+#NICOLAS#, Moves, "\pk\mn RANGER~2", (boy05 false), 142, "NICOLAS", 19, ????????, ????????, ????????, Single, - CheckBadMove TryToKO CheckViability /, 2, &lt;23DDC8&gt;</text:p>
          </table:table-cell>
        </table:table-row>
        <table:table-row table:style-name="ro1">
          <table:table-cell office:value-type="string">
            <text:p>+#MADELINE#, Moves, "\pk\mn RANGER~2", (boy05 true), 143, "MADELINE", 19, ????????, ????????, ????????, Single, - CheckBadMove TryToKO CheckViability /, 2, &lt;23DDE8&gt;</text:p>
          </table:table-cell>
        </table:table-row>
        <table:table-row table:style-name="ro1">
          <table:table-cell office:value-type="string">
            <text:p>+#NIKKI#, Normal, "AROMA LADY~2", (girl01 true), 144, "NIKKI", ????????, ????????, ????????, ????????, Single, - CheckBadMove /, 2, &lt;23DE08&gt;</text:p>
          </table:table-cell>
        </table:table-row>
        <table:table-row table:style-name="ro1">
          <table:table-cell office:value-type="string">
            <text:p>+#STANLY#, Normal, "RUIN MANIAC~2", (boy0B false), 145, "STANLY", ????????, ????????, ????????, ????????, Single, - CheckBadMove /, 3, &lt;23DE18&gt;</text:p>
          </table:table-cell>
        </table:table-row>
        <table:table-row table:style-name="ro1">
          <table:table-cell office:value-type="string">
            <text:p>+#JACKI#, Items, LADY~2, (girl01 false), 146, "JACKI", 19, ????????, ????????, ????????, Single, - CheckBadMove /, 2, &lt;23DE30&gt;</text:p>
          </table:table-cell>
        </table:table-row>
        <table:table-row table:style-name="ro1">
          <table:table-cell office:value-type="string">
            <text:p>+#DAISY#, Moves, PAINTER, (girl01 false), 147, "DAISY", ????????, ????????, ????????, ????????, Single, - CheckBadMove /, 1, &lt;23DE40&gt;</text:p>
          </table:table-cell>
        </table:table-row>
        <table:table-row table:style-name="ro1">
          <table:table-cell office:value-type="string">
            <text:p>+#GOON#, Moves, BIKER, (boy00 false), 91, "GOON", ????????, ????????, ????????, ????????, Single, - CheckBadMove /, 2, &lt;23DE50&gt;</text:p>
          </table:table-cell>
        </table:table-row>
        <table:table-row table:style-name="ro1">
          <table:table-cell office:value-type="string">
            <text:p>+#GOON~2#, Moves, BIKER, (boy00 false), 91, "GOON", ????????, ????????, ????????, ????????, Single, - CheckBadMove /, 1, &lt;23DE70&gt;</text:p>
          </table:table-cell>
        </table:table-row>
        <table:table-row table:style-name="ro1">
          <table:table-cell office:value-type="string">
            <text:p>+#GOON~3#, Normal, BIKER, (boy00 false), 91, "GOON", ????????, ????????, ????????, ????????, Single, - CheckBadMove /, 1, &lt;23DE80&gt;</text:p>
          </table:table-cell>
        </table:table-row>
        <table:table-row table:style-name="ro1">
          <table:table-cell office:value-type="string">
            <text:p>+#~100#, Normal, BIKER, (boy00 false), 91, "", ????????, ????????, ????????, ????????, Single, - CheckBadMove /, 1, &lt;23DE88&gt;</text:p>
          </table:table-cell>
        </table:table-row>
        <table:table-row table:style-name="ro1">
          <table:table-cell office:value-type="string">
            <text:p>+#ANTHONY#, Normal, "BUG CATCHER~2", (boy00 false), 83, "ANTHONY", ????????, ????????, ????????, ????????, Single, - CheckBadMove /, 2, &lt;23DE90&gt;</text:p>
          </table:table-cell>
        </table:table-row>
        <table:table-row table:style-name="ro1">
          <table:table-cell office:value-type="string">
            <text:p>+#CHARLIE#, Normal, "BUG CATCHER~2", (boy00 false), 83, "CHARLIE", ????????, ????????, ????????, ????????, Single, - CheckBadMove /, 3, &lt;23DEA0&gt;</text:p>
          </table:table-cell>
        </table:table-row>
        <table:table-row table:style-name="ro1">
          <table:table-cell office:value-type="string">
            <text:p>+#"ELI &amp; ANNE~2"#, Normal, TWINS~2, (girl09 false), 127, "ELI &amp; ANNE", ????????, ????????, ????????, ????????, Double, - CheckBadMove /, 2, &lt;23DEB8&gt;</text:p>
          </table:table-cell>
        </table:table-row>
        <table:table-row table:style-name="ro1">
          <table:table-cell office:value-type="string">
            <text:p>+#JOHNSON#, Normal, YOUNGSTER~2, (boy00 false), 82, "JOHNSON", ????????, ????????, ????????, ????????, Single, - CheckBadMove /, 3, &lt;23DEC8&gt;</text:p>
          </table:table-cell>
        </table:table-row>
        <table:table-row table:style-name="ro1">
          <table:table-cell office:value-type="string">
            <text:p>+#RICARDO#, Moves, BIKER, (boy00 false), 91, "RICARDO", ????????, ????????, ????????, ????????, Single, - CheckBadMove /, 3, &lt;23DEE0&gt;</text:p>
          </table:table-cell>
        </table:table-row>
        <table:table-row table:style-name="ro1">
          <table:table-cell office:value-type="string">
            <text:p>+#JAREN#, Normal, BIKER, (boy00 false), 91, "JAREN", ????????, ????????, ????????, ????????, Single, - CheckBadMove /, 2, &lt;23DF10&gt;</text:p>
          </table:table-cell>
        </table:table-row>
        <table:table-row table:style-name="ro1">
          <table:table-cell office:value-type="string">
            <text:p>+#GRUNT~43#, Normal, "TEAM ROCKET", (rocket06 false), 109, "GRUNT", ????????, ????????, ????????, ????????, Single, - CheckBadMove /, 2, &lt;23DF20&gt;</text:p>
          </table:table-cell>
        </table:table-row>
        <table:table-row table:style-name="ro1">
          <table:table-cell office:value-type="string">
            <text:p>+#GRUNT~44#, Normal, "TEAM ROCKET", (rocket06 false), 109, "GRUNT", ????????, ????????, ????????, ????????, Single, - CheckBadMove /, 4, &lt;23DF30&gt;</text:p>
          </table:table-cell>
        </table:table-row>
        <table:table-row table:style-name="ro1">
          <table:table-cell office:value-type="string">
            <text:p>+#GRUNT~45#, Normal, "TEAM ROCKET", (rocket06 false), 109, "GRUNT", ????????, ????????, ????????, ????????, Single, - CheckBadMove /, 3, &lt;23DF50&gt;</text:p>
          </table:table-cell>
        </table:table-row>
        <table:table-row table:style-name="ro1">
          <table:table-cell office:value-type="string">
            <text:p>+#GRUNT~46#, Normal, "TEAM ROCKET", (rocket06 false), 109, "GRUNT", ????????, ????????, ????????, ????????, Single, - CheckBadMove /, 3, &lt;23DF68&gt;</text:p>
          </table:table-cell>
        </table:table-row>
        <table:table-row table:style-name="ro1">
          <table:table-cell office:value-type="string">
            <text:p>+#GRUNT~47#, Normal, "TEAM ROCKET", (rocket06 false), 109, "GRUNT", ????????, ????????, ????????, ????????, Single, - CheckBadMove /, 3, &lt;23DF80&gt;</text:p>
          </table:table-cell>
        </table:table-row>
        <table:table-row table:style-name="ro1">
          <table:table-cell office:value-type="string">
            <text:p>+#GRUNT~48#, Normal, "TEAM ROCKET", (rocket06 false), 109, "GRUNT", ????????, ????????, ????????, ????????, Single, - CheckBadMove /, 2, &lt;23DF98&gt;</text:p>
          </table:table-cell>
        </table:table-row>
        <table:table-row table:style-name="ro1">
          <table:table-cell office:value-type="string">
            <text:p>+#ADMIN#, Moves, "TEAM ROCKET", (rocket06 false), 137, "ADMIN", 21, ????????, ????????, ????????, Single, - CheckBadMove TryToKO CheckViability /, 3, &lt;23DFA8&gt;</text:p>
          </table:table-cell>
        </table:table-row>
        <table:table-row table:style-name="ro1">
          <table:table-cell office:value-type="string">
            <text:p>+#ADMIN~2#, Moves, "TEAM ROCKET", (rocket06 false), 109, "ADMIN", 21, ????????, ????????, ????????, Single, - CheckBadMove TryToKO CheckViability /, 3, &lt;23DFD8&gt;</text:p>
          </table:table-cell>
        </table:table-row>
        <table:table-row table:style-name="ro1">
          <table:table-cell office:value-type="string">
            <text:p>+#GIDEON#, Moves, SCIENTIST, (rocket03 false), 107, "GIDEON", ????????, ????????, ????????, ????????, Single, - CheckBadMove /, 5, &lt;23E008&gt;</text:p>
          </table:table-cell>
        </table:table-row>
        <table:table-row table:style-name="ro1">
          <table:table-cell office:value-type="string">
            <text:p>+#AMARA#, Normal, SWIMMER\sf~2, (girl01 true), 99, "AMARA", ????????, ????????, ????????, ????????, Single, - CheckBadMove /, 3, &lt;23E058&gt;</text:p>
          </table:table-cell>
        </table:table-row>
        <table:table-row table:style-name="ro1">
          <table:table-cell office:value-type="string">
            <text:p>+#MARIA#, Normal, SWIMMER\sf~2, (girl01 true), 99, "MARIA", ????????, ????????, ????????, ????????, Single, - CheckBadMove /, 2, &lt;23E070&gt;</text:p>
          </table:table-cell>
        </table:table-row>
        <table:table-row table:style-name="ro1">
          <table:table-cell office:value-type="string">
            <text:p>+#ABIGAIL#, Normal, SWIMMER\sf~2, (girl01 true), 99, "ABIGAIL", ????????, ????????, ????????, ????????, Single, - CheckBadMove /, 3, &lt;23E080&gt;</text:p>
          </table:table-cell>
        </table:table-row>
        <table:table-row table:style-name="ro1">
          <table:table-cell office:value-type="string">
            <text:p>+#FINN#, Normal, SWIMMER\sm~2, (boy08 false), 95, "FINN", ????????, ????????, ????????, ????????, Single, - CheckBadMove /, 1, &lt;23E098&gt;</text:p>
          </table:table-cell>
        </table:table-row>
        <table:table-row table:style-name="ro1">
          <table:table-cell office:value-type="string">
            <text:p>+#GARRETT#, Normal, SWIMMER\sm~2, (boy08 false), 95, "GARRETT", ????????, ????????, ????????, ????????, Single, - CheckBadMove /, 3, &lt;23E0A0&gt;</text:p>
          </table:table-cell>
        </table:table-row>
        <table:table-row table:style-name="ro1">
          <table:table-cell office:value-type="string">
            <text:p>+#TOMMY#, Normal, FISHERMAN~2, (boy0B false), 94, "TOMMY", ????????, ????????, ????????, ????????, Single, - CheckBadMove /, 5, &lt;23E0B8&gt;</text:p>
          </table:table-cell>
        </table:table-row>
        <table:table-row table:style-name="ro1">
          <table:table-cell office:value-type="string">
            <text:p>+#TANYA#, Items, "CRUSH GIRL", (boy04 false), 139, "TANYA", ????????, ????????, ????????, ????????, Single, - CheckBadMove /, 2, &lt;23E0E0&gt;</text:p>
          </table:table-cell>
        </table:table-row>
        <table:table-row table:style-name="ro1">
          <table:table-cell office:value-type="string">
            <text:p>+#SHEA#, Items, "BLACK BELT~2", (boy04 false), 105, "SHEA", ????????, ????????, ????????, ????????, Single, - CheckBadMove /, 2, &lt;23E0F0&gt;</text:p>
          </table:table-cell>
        </table:table-row>
        <table:table-row table:style-name="ro1">
          <table:table-cell office:value-type="string">
            <text:p>+#HUGH#, Items, "BLACK BELT~2", (boy04 false), 105, "HUGH", ????????, ????????, ????????, ????????, Single, - CheckBadMove /, 2, &lt;23E100&gt;</text:p>
          </table:table-cell>
        </table:table-row>
        <table:table-row table:style-name="ro1">
          <table:table-cell office:value-type="string">
            <text:p>+#BRYCE#, Normal, CAMPER~2, (boy00 false), 86, "BRYCE", ????????, ????????, ????????, ????????, Single, - CheckBadMove /, 3, &lt;23E110&gt;</text:p>
          </table:table-cell>
        </table:table-row>
        <table:table-row table:style-name="ro1">
          <table:table-cell office:value-type="string">
            <text:p>+#CLAIRE#, Normal, PICNICKER~2, (girl02 true), 87, "CLAIRE", ????????, ????????, ????????, ????????, Single, - CheckBadMove /, 4, &lt;23E128&gt;</text:p>
          </table:table-cell>
        </table:table-row>
        <table:table-row table:style-name="ro1">
          <table:table-cell office:value-type="string">
            <text:p>+#"MIK &amp; KIA"#, Items, "CRUSH KIN", (boy04 false), 130, "MIK &amp; KIA", ????????, ????????, ????????, ????????, Double, - CheckBadMove /, 2, &lt;23E148&gt;</text:p>
          </table:table-cell>
        </table:table-row>
        <table:table-row table:style-name="ro1">
          <table:table-cell office:value-type="string">
            <text:p>+#VIOLET#, Normal, "AROMA LADY~2", (girl01 true), 144, "VIOLET", ????????, ????????, ????????, ????????, Single, - CheckBadMove /, 3, &lt;23E158&gt;</text:p>
          </table:table-cell>
        </table:table-row>
        <table:table-row table:style-name="ro1">
          <table:table-cell office:value-type="string">
            <text:p>+#ALEXIS#, Normal, TUBER~3, (girl02 false), 140, "ALEXIS", ????????, ????????, ????????, ????????, Single, - CheckBadMove /, 4, &lt;23E170&gt;</text:p>
          </table:table-cell>
        </table:table-row>
        <table:table-row table:style-name="ro1">
          <table:table-cell office:value-type="string">
            <text:p>+#"JOY &amp; MEG"#, Normal, TWINS~2, (girl09 false), 127, "JOY &amp; MEG", ????????, ????????, ????????, ????????, Double, - CheckBadMove /, 2, &lt;23E190&gt;</text:p>
          </table:table-cell>
        </table:table-row>
        <table:table-row table:style-name="ro1">
          <table:table-cell office:value-type="string">
            <text:p>+#TISHA#, Normal, SWIMMER\sf~2, (girl01 true), 99, "TISHA", ????????, ????????, ????????, ????????, Single, - CheckBadMove /, 1, &lt;23E1A0&gt;</text:p>
          </table:table-cell>
        </table:table-row>
        <table:table-row table:style-name="ro1">
          <table:table-cell office:value-type="string">
            <text:p>+#CELINA#, Moves, PAINTER, (girl01 false), 147, "CELINA", ????????, ????????, ????????, ????????, Single, - CheckBadMove /, 1, &lt;23E1A8&gt;</text:p>
          </table:table-cell>
        </table:table-row>
        <table:table-row table:style-name="ro1">
          <table:table-cell office:value-type="string">
            <text:p>+#RAYNA#, Moves, PAINTER, (girl01 false), 147, "RAYNA", ????????, ????????, ????????, ????????, Single, - CheckBadMove /, 1, &lt;23E1B8&gt;</text:p>
          </table:table-cell>
        </table:table-row>
        <table:table-row table:style-name="ro1">
          <table:table-cell office:value-type="string">
            <text:p>+#GILLIAN#, Items, LADY~2, (girl01 false), 146, "GILLIAN", 19, ????????, ????????, ????????, Single, - CheckBadMove /, 3, &lt;23E1C8&gt;</text:p>
          </table:table-cell>
        </table:table-row>
        <table:table-row table:style-name="ro1">
          <table:table-cell office:value-type="string">
            <text:p>+#DESTIN#, Normal, YOUNGSTER~2, (boy00 false), 82, "DESTIN", ????????, ????????, ????????, ????????, Single, - CheckBadMove /, 2, &lt;23E1E0&gt;</text:p>
          </table:table-cell>
        </table:table-row>
        <table:table-row table:style-name="ro1">
          <table:table-cell office:value-type="string">
            <text:p>+#TOBY#, Normal, SWIMMER\sm~2, (boy08 false), 95, "TOBY", ????????, ????????, ????????, ????????, Single, - CheckBadMove /, 3, &lt;23E1F0&gt;</text:p>
          </table:table-cell>
        </table:table-row>
        <table:table-row table:style-name="ro1">
          <table:table-cell office:value-type="string">
            <text:p>+#GRUNT~49#, Normal, "TEAM ROCKET", (rocket06 false), 109, "GRUNT", ????????, ????????, ????????, ????????, Single, - CheckBadMove /, 3, &lt;23E208&gt;</text:p>
          </table:table-cell>
        </table:table-row>
        <table:table-row table:style-name="ro1">
          <table:table-cell office:value-type="string">
            <text:p>+#GRUNT~50#, Moves, "TEAM ROCKET", (rocket06 false), 109, "GRUNT", ????????, ????????, ????????, ????????, Single, - CheckBadMove /, 2, &lt;23E220&gt;</text:p>
          </table:table-cell>
        </table:table-row>
        <table:table-row table:style-name="ro1">
          <table:table-cell office:value-type="string">
            <text:p>+#GRUNT~51#, Normal, "TEAM ROCKET", (rocket06 false), 137, "GRUNT", ????????, ????????, ????????, ????????, Single, - CheckBadMove /, 3, &lt;23E240&gt;</text:p>
          </table:table-cell>
        </table:table-row>
        <table:table-row table:style-name="ro1">
          <table:table-cell office:value-type="string">
            <text:p>+#MILO#, Normal, "BIRD KEEPER~2", (boy05 false), 104, "MILO", ????????, ????????, ????????, ????????, Single, - CheckBadMove /, 2, &lt;23E258&gt;</text:p>
          </table:table-cell>
        </table:table-row>
        <table:table-row table:style-name="ro1">
          <table:table-cell office:value-type="string">
            <text:p>+#CHAZ#, Normal, "BIRD KEEPER~2", (boy05 false), 104, "CHAZ", ????????, ????????, ????????, ????????, Single, - CheckBadMove /, 2, &lt;23E268&gt;</text:p>
          </table:table-cell>
        </table:table-row>
        <table:table-row table:style-name="ro1">
          <table:table-cell office:value-type="string">
            <text:p>+#HAROLD#, Normal, "BIRD KEEPER~2", (boy05 false), 104, "HAROLD", ????????, ????????, ????????, ????????, Single, - CheckBadMove /, 2, &lt;23E278&gt;</text:p>
          </table:table-cell>
        </table:table-row>
        <table:table-row table:style-name="ro1">
          <table:table-cell office:value-type="string">
            <text:p>+#TYLOR#, Normal, FISHERMAN~2, (boy0B false), 94, "TYLOR", ????????, ????????, ????????, ????????, Single, - CheckBadMove /, 2, &lt;23E288&gt;</text:p>
          </table:table-cell>
        </table:table-row>
        <table:table-row table:style-name="ro1">
          <table:table-cell office:value-type="string">
            <text:p>+#MYMO#, Normal, SWIMMER\sm~2, (boy08 false), 95, "MYMO", ????????, ????????, ????????, ????????, Single, - CheckBadMove /, 2, &lt;23E298&gt;</text:p>
          </table:table-cell>
        </table:table-row>
        <table:table-row table:style-name="ro1">
          <table:table-cell office:value-type="string">
            <text:p>+#NICOLE#, Normal, SWIMMER\sf~2, (girl01 true), 99, "NICOLE", ????????, ????????, ????????, ????????, Single, - CheckBadMove /, 1, &lt;23E2A8&gt;</text:p>
          </table:table-cell>
        </table:table-row>
        <table:table-row table:style-name="ro1">
          <table:table-cell office:value-type="string">
            <text:p>+#"AVA &amp; GEB"#, Normal, "SIS AND BRO~2", (boy08 false), 131, "AVA &amp; GEB", ????????, ????????, ????????, ????????, Double, - CheckBadMove /, 2, &lt;23E2B0&gt;</text:p>
          </table:table-cell>
        </table:table-row>
        <table:table-row table:style-name="ro1">
          <table:table-cell office:value-type="string">
            <text:p>+#ROSE#, Normal, "AROMA LADY~2", (girl01 true), 144, "ROSE", ????????, ????????, ????????, ????????, Single, - CheckBadMove /, 2, &lt;23E2C0&gt;</text:p>
          </table:table-cell>
        </table:table-row>
        <table:table-row table:style-name="ro1">
          <table:table-cell office:value-type="string">
            <text:p>+#SAMIR#, Normal, SWIMMER\sm~2, (boy08 false), 95, "SAMIR", ????????, ????????, ????????, ????????, Single, - CheckBadMove /, 1, &lt;23E2D0&gt;</text:p>
          </table:table-cell>
        </table:table-row>
        <table:table-row table:style-name="ro1">
          <table:table-cell office:value-type="string">
            <text:p>+#DENISE#, Normal, SWIMMER\sf~2, (girl01 true), 99, "DENISE", ????????, ????????, ????????, ????????, Single, - CheckBadMove /, 2, &lt;23E2D8&gt;</text:p>
          </table:table-cell>
        </table:table-row>
        <table:table-row table:style-name="ro1">
          <table:table-cell office:value-type="string">
            <text:p>+#"MIU &amp; MIA"#, Normal, TWINS~2, (girl09 false), 127, "MIU &amp; MIA", ????????, ????????, ????????, ????????, Double, - CheckBadMove /, 2, &lt;23E2E8&gt;</text:p>
          </table:table-cell>
        </table:table-row>
        <table:table-row table:style-name="ro1">
          <table:table-cell office:value-type="string">
            <text:p>+#EARL#, Normal, HIKER~2, (boy0B false), 90, "EARL", ????????, ????????, ????????, ????????, Single, - CheckBadMove /, 2, &lt;23E2F8&gt;</text:p>
          </table:table-cell>
        </table:table-row>
        <table:table-row table:style-name="ro1">
          <table:table-cell office:value-type="string">
            <text:p>+#FOSTER#, Normal, "RUIN MANIAC~2", (boy0B false), 145, "FOSTER", ????????, ????????, ????????, ????????, Single, - CheckBadMove /, 1, &lt;23E308&gt;</text:p>
          </table:table-cell>
        </table:table-row>
        <table:table-row table:style-name="ro1">
          <table:table-cell office:value-type="string">
            <text:p>+#LARRY#, Normal, "RUIN MANIAC~2", (boy0B false), 145, "LARRY", ????????, ????????, ????????, ????????, Single, - CheckBadMove /, 2, &lt;23E310&gt;</text:p>
          </table:table-cell>
        </table:table-row>
        <table:table-row table:style-name="ro1">
          <table:table-cell office:value-type="string">
            <text:p>+#DARYL#, Normal, HIKER~2, (boy0B false), 90, "DARYL", ????????, ????????, ????????, ????????, Single, - CheckBadMove /, 1, &lt;23E320&gt;</text:p>
          </table:table-cell>
        </table:table-row>
        <table:table-row table:style-name="ro1">
          <table:table-cell office:value-type="string">
            <text:p>+#HECTOR#, Normal, POKéMANIAC~2, (rocket03 false), 88, "HECTOR", ????????, ????????, ????????, ????????, Single, - CheckBadMove /, 2, &lt;23E328&gt;</text:p>
          </table:table-cell>
        </table:table-row>
        <table:table-row table:style-name="ro1">
          <table:table-cell office:value-type="string">
            <text:p>+#DARIO#, Moves, PSYCHIC~2, (boy04 false), 100, "DARIO", ????????, ????????, ????????, ????????, Single, - CheckBadMove /, 1, &lt;23E338&gt;</text:p>
          </table:table-cell>
        </table:table-row>
        <table:table-row table:style-name="ro1">
          <table:table-cell office:value-type="string">
            <text:p>+#RODETTE#, Moves, PSYCHIC~2, (boy04 true), 138, "RODETTE", ????????, ????????, ????????, ????????, Single, - CheckBadMove /, 3, &lt;23E348&gt;</text:p>
          </table:table-cell>
        </table:table-row>
        <table:table-row table:style-name="ro1">
          <table:table-cell office:value-type="string">
            <text:p>+#MIAH#, Normal, "AROMA LADY~2", (girl01 true), 144, "MIAH", ????????, ????????, ????????, ????????, Single, - CheckBadMove /, 2, &lt;23E378&gt;</text:p>
          </table:table-cell>
        </table:table-row>
        <table:table-row table:style-name="ro1">
          <table:table-cell office:value-type="string">
            <text:p>+#"EVE &amp; JON"#, Normal, "YOUNG COUPLE~2", (girl02 false), 129, "EVE &amp; JON", ????????, ????????, ????????, ????????, Double, - CheckBadMove /, 2, &lt;23E388&gt;</text:p>
          </table:table-cell>
        </table:table-row>
        <table:table-row table:style-name="ro1">
          <table:table-cell office:value-type="string">
            <text:p>+#MASON#, Moves, JUGGLER, (boy0B false), 102, "MASON", ????????, ????????, ????????, ????????, Single, - CheckBadMove /, 4, &lt;23E398&gt;</text:p>
          </table:table-cell>
        </table:table-row>
        <table:table-row table:style-name="ro1">
          <table:table-cell office:value-type="string">
            <text:p>+#CYNDY#, Items, "CRUSH GIRL", (boy04 false), 139, "CYNDY", ????????, ????????, ????????, ????????, Single, - CheckBadMove /, 3, &lt;23E3D8&gt;</text:p>
          </table:table-cell>
        </table:table-row>
        <table:table-row table:style-name="ro1">
          <table:table-cell office:value-type="string">
            <text:p>+#JOCELYN#, Items, "CRUSH GIRL", (boy04 false), 139, "JOCELYN", ????????, ????????, ????????, ????????, Single, - CheckBadMove /, 2, &lt;23E3F0&gt;</text:p>
          </table:table-cell>
        </table:table-row>
        <table:table-row table:style-name="ro1">
          <table:table-cell office:value-type="string">
            <text:p>+#EVAN#, Normal, TAMER, (boy0B false), 103, "EVAN", ????????, ????????, ????????, ????????, Single, - CheckBadMove /, 3, &lt;23E400&gt;</text:p>
          </table:table-cell>
        </table:table-row>
        <table:table-row table:style-name="ro1">
          <table:table-cell office:value-type="string">
            <text:p>+#MARK~2#, Normal, POKéMANIAC~2, (rocket03 false), 88, "MARK", ????????, ????????, ????????, ????????, Single, - CheckBadMove /, 2, &lt;23E418&gt;</text:p>
          </table:table-cell>
        </table:table-row>
        <table:table-row table:style-name="ro1">
          <table:table-cell office:value-type="string">
            <text:p>+#LOGAN#, Moves, "\pk\mn RANGER~2", (boy05 false), 142, "LOGAN", 19, ????????, ????????, ????????, Single, - CheckBadMove TryToKO CheckViability /, 2, &lt;23E428&gt;</text:p>
          </table:table-cell>
        </table:table-row>
        <table:table-row table:style-name="ro1">
          <table:table-cell office:value-type="string">
            <text:p>+#JACKSON#, Moves, "\pk\mn RANGER~2", (boy05 false), 142, "JACKSON", 19, ????????, ????????, ????????, Single, - CheckBadMove TryToKO CheckViability /, 3, &lt;23E448&gt;</text:p>
          </table:table-cell>
        </table:table-row>
        <table:table-row table:style-name="ro1">
          <table:table-cell office:value-type="string">
            <text:p>+#BETH#, Normal, "\pk\mn RANGER~2", (boy05 true), 143, "BETH", 19, ????????, ????????, ????????, Single, - CheckBadMove TryToKO CheckViability /, 3, &lt;23E478&gt;</text:p>
          </table:table-cell>
        </table:table-row>
        <table:table-row table:style-name="ro1">
          <table:table-cell office:value-type="string">
            <text:p>+#KATELYN#, Moves, "\pk\mn RANGER~2", (boy05 true), 143, "KATELYN", 19, ????????, ????????, ????????, Single, - CheckBadMove TryToKO CheckViability /, 1, &lt;23E490&gt;</text:p>
          </table:table-cell>
        </table:table-row>
        <table:table-row table:style-name="ro1">
          <table:table-cell office:value-type="string">
            <text:p>+#LEROY#, Moves, COOLTRAINER~2, (boy05 false), 110, "LEROY", 19, ????????, ????????, ????????, Single, - CheckBadMove TryToKO CheckViability /, 5, &lt;23E4A0&gt;</text:p>
          </table:table-cell>
        </table:table-row>
        <table:table-row table:style-name="ro1">
          <table:table-cell office:value-type="string">
            <text:p>+#MICHELLE#, Moves, COOLTRAINER~2, (boy05 true), 111, "MICHELLE", 21, ????????, ????????, ????????, Single, - CheckBadMove TryToKO CheckViability /, 5, &lt;23E4F0&gt;</text:p>
          </table:table-cell>
        </table:table-row>
        <table:table-row table:style-name="ro1">
          <table:table-cell office:value-type="string">
            <text:p>+#"LEX &amp; NYA"#, Moves, "COOL COUPLE", (boy05 false), 128, "LEX &amp; NYA", 19, 19, ????????, ????????, Double, - CheckBadMove TryToKO CheckViability /, 2, &lt;23E540&gt;</text:p>
          </table:table-cell>
        </table:table-row>
        <table:table-row table:style-name="ro1">
          <table:table-cell office:value-type="string">
            <text:p>+#BRANDON#, Normal, "RUIN MANIAC~2", (boy0B false), 145, "BRANDON", ????????, ????????, ????????, ????????, Single, - CheckBadMove /, 1, &lt;23E560&gt;</text:p>
          </table:table-cell>
        </table:table-row>
        <table:table-row table:style-name="ro1">
          <table:table-cell office:value-type="string">
            <text:p>+#BENJAMIN#, Moves, "RUIN MANIAC~2", (boy0B false), 145, "BENJAMIN", ????????, ????????, ????????, ????????, Single, - CheckBadMove /, 3, &lt;23E568&gt;</text:p>
          </table:table-cell>
        </table:table-row>
        <table:table-row table:style-name="ro1">
          <table:table-cell office:value-type="string">
            <text:p>+#EDNA#, Moves, PAINTER, (girl01 false), 147, "EDNA", ????????, ????????, ????????, ????????, Single, - CheckBadMove /, 1, &lt;23E598&gt;</text:p>
          </table:table-cell>
        </table:table-row>
        <table:table-row table:style-name="ro1">
          <table:table-cell office:value-type="string">
            <text:p>+#CLIFFORD#, Normal, GENTLEMAN~2, (boy0D false), 123, "CLIFFORD", ????????, ????????, ????????, ????????, Single, - CheckBadMove /, 2, &lt;23E5A8&gt;</text:p>
          </table:table-cell>
        </table:table-row>
        <table:table-row table:style-name="ro1">
          <table:table-cell office:value-type="string">
            <text:p>+#SELPHY#, Both, LADY~2, (girl01 false), 146, "SELPHY", 19, ????????, ????????, ????????, Single, - CheckBadMove /, 2, &lt;23E5B8&gt;</text:p>
          </table:table-cell>
        </table:table-row>
        <table:table-row table:style-name="ro1">
          <table:table-cell office:value-type="string">
            <text:p>+#LAWSON#, Normal, "RUIN MANIAC~2", (boy0B false), 145, "LAWSON", ????????, ????????, ????????, ????????, Single, - CheckBadMove /, 3, &lt;23E5D8&gt;</text:p>
          </table:table-cell>
        </table:table-row>
        <table:table-row table:style-name="ro1">
          <table:table-cell office:value-type="string">
            <text:p>+#LAURA#, Normal, PSYCHIC~2, (boy04 true), 138, "LAURA", ????????, ????????, ????????, ????????, Single, - CheckBadMove /, 3, &lt;23E5F0&gt;</text:p>
          </table:table-cell>
        </table:table-row>
        <table:table-row table:style-name="ro1">
          <table:table-cell office:value-type="string">
            <text:p>+#BETHANY#, Normal, "\pk\mn BREEDER~2", (girl01 false), 141, "BETHANY", ????????, ????????, ????????, ????????, Single, - CheckBadMove /, 1, &lt;23E608&gt;</text:p>
          </table:table-cell>
        </table:table-row>
        <table:table-row table:style-name="ro1">
          <table:table-cell office:value-type="string">
            <text:p>+#ALLISON#, Normal, "\pk\mn BREEDER~2", (girl01 false), 141, "ALLISON", ????????, ????????, ????????, ????????, Single, - CheckBadMove /, 3, &lt;23E610&gt;</text:p>
          </table:table-cell>
        </table:table-row>
        <table:table-row table:style-name="ro1">
          <table:table-cell office:value-type="string">
            <text:p>+#GARRET#, Normal, "BUG CATCHER~2", (boy00 false), 83, "GARRET", ????????, ????????, ????????, ????????, Single, - CheckBadMove /, 1, &lt;23E628&gt;</text:p>
          </table:table-cell>
        </table:table-row>
        <table:table-row table:style-name="ro1">
          <table:table-cell office:value-type="string">
            <text:p>+#JONAH#, Normal, "BUG CATCHER~2", (boy00 false), 83, "JONAH", ????????, ????????, ????????, ????????, Single, - CheckBadMove /, 4, &lt;23E630&gt;</text:p>
          </table:table-cell>
        </table:table-row>
        <table:table-row table:style-name="ro1">
          <table:table-cell office:value-type="string">
            <text:p>+#VANCE#, Normal, "BUG CATCHER~2", (boy00 false), 83, "VANCE", ????????, ????????, ????????, ????????, Single, - CheckBadMove /, 2, &lt;23E650&gt;</text:p>
          </table:table-cell>
        </table:table-row>
        <table:table-row table:style-name="ro1">
          <table:table-cell office:value-type="string">
            <text:p>+#NASH#, Normal, YOUNGSTER~2, (boy00 false), 82, "NASH", ????????, ????????, ????????, ????????, Single, - CheckBadMove /, 3, &lt;23E660&gt;</text:p>
          </table:table-cell>
        </table:table-row>
        <table:table-row table:style-name="ro1">
          <table:table-cell office:value-type="string">
            <text:p>+#CORDELL#, Normal, YOUNGSTER~2, (boy00 false), 82, "CORDELL", ????????, ????????, ????????, ????????, Single, - CheckBadMove /, 2, &lt;23E678&gt;</text:p>
          </table:table-cell>
        </table:table-row>
        <table:table-row table:style-name="ro1">
          <table:table-cell office:value-type="string">
            <text:p>+#DALIA#, Normal, LASS~2, (girl01 true), 84, "DALIA", ????????, ????????, ????????, ????????, Single, - CheckBadMove /, 4, &lt;23E688&gt;</text:p>
          </table:table-cell>
        </table:table-row>
        <table:table-row table:style-name="ro1">
          <table:table-cell office:value-type="string">
            <text:p>+#JOANA#, Normal, LASS~2, (girl01 true), 84, "JOANA", ????????, ????????, ????????, ????????, Single, - CheckBadMove /, 1, &lt;23E6A8&gt;</text:p>
          </table:table-cell>
        </table:table-row>
        <table:table-row table:style-name="ro1">
          <table:table-cell office:value-type="string">
            <text:p>+#RILEY#, Normal, CAMPER~2, (boy00 false), 86, "RILEY", ????????, ????????, ????????, ????????, Single, - CheckBadMove /, 2, &lt;23E6B0&gt;</text:p>
          </table:table-cell>
        </table:table-row>
        <table:table-row table:style-name="ro1">
          <table:table-cell office:value-type="string">
            <text:p>+#MARCY#, Normal, PICNICKER~2, (girl02 true), 87, "MARCY", ????????, ????????, ????????, ????????, Single, - CheckBadMove /, 3, &lt;23E6C0&gt;</text:p>
          </table:table-cell>
        </table:table-row>
        <table:table-row table:style-name="ro1">
          <table:table-cell office:value-type="string">
            <text:p>+#LAYTON#, Normal, "RUIN MANIAC~2", (boy0B false), 145, "LAYTON", ????????, ????????, ????????, ????????, Single, - CheckBadMove /, 3, &lt;23E6D8&gt;</text:p>
          </table:table-cell>
        </table:table-row>
        <table:table-row table:style-name="ro1">
          <table:table-cell office:value-type="string">
            <text:p>+#KELSEY~2#, Normal, PICNICKER~2, (girl02 true), 87, "KELSEY", ????????, ????????, ????????, ????????, Single, - CheckBadMove /, 2, &lt;23E6F0&gt;</text:p>
          </table:table-cell>
        </table:table-row>
        <table:table-row table:style-name="ro1">
          <table:table-cell office:value-type="string">
            <text:p>+#KELSEY~3#, Normal, PICNICKER~2, (girl02 true), 87, "KELSEY", ????????, ????????, ????????, ????????, Single, - CheckBadMove /, 2, &lt;23E700&gt;</text:p>
          </table:table-cell>
        </table:table-row>
        <table:table-row table:style-name="ro1">
          <table:table-cell office:value-type="string">
            <text:p>+#KELSEY~4#, Normal, PICNICKER~2, (girl02 true), 87, "KELSEY", ????????, ????????, ????????, ????????, Single, - CheckBadMove /, 2, &lt;23E710&gt;</text:p>
          </table:table-cell>
        </table:table-row>
        <table:table-row table:style-name="ro1">
          <table:table-cell office:value-type="string">
            <text:p>+#RICKY~2#, Normal, CAMPER~2, (boy00 false), 86, "RICKY", ????????, ????????, ????????, ????????, Single, - CheckBadMove /, 1, &lt;23E720&gt;</text:p>
          </table:table-cell>
        </table:table-row>
        <table:table-row table:style-name="ro1">
          <table:table-cell office:value-type="string">
            <text:p>+#RICKY~3#, Normal, CAMPER~2, (boy00 false), 86, "RICKY", ????????, ????????, ????????, ????????, Single, - CheckBadMove /, 1, &lt;23E728&gt;</text:p>
          </table:table-cell>
        </table:table-row>
        <table:table-row table:style-name="ro1">
          <table:table-cell office:value-type="string">
            <text:p>+#RICKY~4#, Normal, CAMPER~2, (boy00 false), 86, "RICKY", ????????, ????????, ????????, ????????, Single, - CheckBadMove /, 1, &lt;23E730&gt;</text:p>
          </table:table-cell>
        </table:table-row>
        <table:table-row table:style-name="ro1">
          <table:table-cell office:value-type="string">
            <text:p>+#JEFF~2#, Normal, CAMPER~2, (boy00 false), 86, "JEFF", ????????, ????????, ????????, ????????, Single, - CheckBadMove /, 2, &lt;23E738&gt;</text:p>
          </table:table-cell>
        </table:table-row>
        <table:table-row table:style-name="ro1">
          <table:table-cell office:value-type="string">
            <text:p>+#JEFF~3#, Normal, CAMPER~2, (boy00 false), 86, "JEFF", ????????, ????????, ????????, ????????, Single, - CheckBadMove /, 2, &lt;23E748&gt;</text:p>
          </table:table-cell>
        </table:table-row>
        <table:table-row table:style-name="ro1">
          <table:table-cell office:value-type="string">
            <text:p>+#JEFF~4#, Normal, CAMPER~2, (boy00 false), 86, "JEFF", ????????, ????????, ????????, ????????, Single, - CheckBadMove /, 2, &lt;23E758&gt;</text:p>
          </table:table-cell>
        </table:table-row>
        <table:table-row table:style-name="ro1">
          <table:table-cell office:value-type="string">
            <text:p>+#ISABELLE~2#, Normal, PICNICKER~2, (girl02 true), 87, "ISABELLE", ????????, ????????, ????????, ????????, Single, - CheckBadMove /, 3, &lt;23E768&gt;</text:p>
          </table:table-cell>
        </table:table-row>
        <table:table-row table:style-name="ro1">
          <table:table-cell office:value-type="string">
            <text:p>+#ISABELLE~3#, Normal, PICNICKER~2, (girl02 true), 87, "ISABELLE", ????????, ????????, ????????, ????????, Single, - CheckBadMove /, 3, &lt;23E780&gt;</text:p>
          </table:table-cell>
        </table:table-row>
        <table:table-row table:style-name="ro1">
          <table:table-cell office:value-type="string">
            <text:p>+#ISABELLE~4#, Normal, PICNICKER~2, (girl02 true), 87, "ISABELLE", ????????, ????????, ????????, ????????, Single, - CheckBadMove /, 3, &lt;23E798&gt;</text:p>
          </table:table-cell>
        </table:table-row>
        <table:table-row table:style-name="ro1">
          <table:table-cell office:value-type="string">
            <text:p>+#YASU~2#, Normal, YOUNGSTER~2, (boy00 false), 82, "YASU", ????????, ????????, ????????, ????????, Single, - CheckBadMove /, 3, &lt;23E7B0&gt;</text:p>
          </table:table-cell>
        </table:table-row>
        <table:table-row table:style-name="ro1">
          <table:table-cell office:value-type="string">
            <text:p>+#YASU~3#, Normal, YOUNGSTER~2, (boy00 false), 82, "YASU", ????????, ????????, ????????, ????????, Single, - CheckBadMove /, 3, &lt;23E7C8&gt;</text:p>
          </table:table-cell>
        </table:table-row>
        <table:table-row table:style-name="ro1">
          <table:table-cell office:value-type="string">
            <text:p>+#BERNIE~2#, Normal, ENGINEER, (boy00 false), 93, "BERNIE", ????????, ????????, ????????, ????????, Single, - CheckBadMove /, 3, &lt;23E7E0&gt;</text:p>
          </table:table-cell>
        </table:table-row>
        <table:table-row table:style-name="ro1">
          <table:table-cell office:value-type="string">
            <text:p>+#DARIAN~2#, Normal, GAMER, (boy00 false), 97, "DARIAN", ????????, ????????, ????????, ????????, Single, - CheckBadMove /, 2, &lt;23E7F8&gt;</text:p>
          </table:table-cell>
        </table:table-row>
        <table:table-row table:style-name="ro1">
          <table:table-cell office:value-type="string">
            <text:p>+#CHRIS~2#, Normal, CAMPER~2, (boy00 false), 86, "CHRIS", ????????, ????????, ????????, ????????, Single, - CheckBadMove /, 2, &lt;23E808&gt;</text:p>
          </table:table-cell>
        </table:table-row>
        <table:table-row table:style-name="ro1">
          <table:table-cell office:value-type="string">
            <text:p>+#CHRIS~3#, Normal, CAMPER~2, (boy00 false), 86, "CHRIS", ????????, ????????, ????????, ????????, Single, - CheckBadMove /, 2, &lt;23E818&gt;</text:p>
          </table:table-cell>
        </table:table-row>
        <table:table-row table:style-name="ro1">
          <table:table-cell office:value-type="string">
            <text:p>+#CHRIS~4#, Normal, CAMPER~2, (boy00 false), 86, "CHRIS", ????????, ????????, ????????, ????????, Single, - CheckBadMove /, 2, &lt;23E828&gt;</text:p>
          </table:table-cell>
        </table:table-row>
        <table:table-row table:style-name="ro1">
          <table:table-cell office:value-type="string">
            <text:p>+#ALICIA~2#, Normal, PICNICKER~2, (girl02 true), 87, "ALICIA", ????????, ????????, ????????, ????????, Single, - CheckBadMove /, 1, &lt;23E838&gt;</text:p>
          </table:table-cell>
        </table:table-row>
        <table:table-row table:style-name="ro1">
          <table:table-cell office:value-type="string">
            <text:p>+#ALICIA~3#, Normal, PICNICKER~2, (girl02 true), 87, "ALICIA", ????????, ????????, ????????, ????????, Single, - CheckBadMove /, 1, &lt;23E840&gt;</text:p>
          </table:table-cell>
        </table:table-row>
        <table:table-row table:style-name="ro1">
          <table:table-cell office:value-type="string">
            <text:p>+#ALICIA~4#, Normal, PICNICKER~2, (girl02 true), 87, "ALICIA", ????????, ????????, ????????, ????????, Single, - CheckBadMove /, 1, &lt;23E848&gt;</text:p>
          </table:table-cell>
        </table:table-row>
        <table:table-row table:style-name="ro1">
          <table:table-cell office:value-type="string">
            <text:p>+#JEREMY~2#, Normal, HIKER~2, (boy0B false), 90, "JEREMY", ????????, ????????, ????????, ????????, Single, - CheckBadMove /, 2, &lt;23E850&gt;</text:p>
          </table:table-cell>
        </table:table-row>
        <table:table-row table:style-name="ro1">
          <table:table-cell office:value-type="string">
            <text:p>+#MARK~3#, Normal, POKéMANIAC~2, (rocket03 false), 88, "MARK", ????????, ????????, ????????, ????????, Single, - CheckBadMove /, 2, &lt;23E860&gt;</text:p>
          </table:table-cell>
        </table:table-row>
        <table:table-row table:style-name="ro1">
          <table:table-cell office:value-type="string">
            <text:p>+#HERMAN~2#, Normal, POKéMANIAC~2, (rocket03 false), 88, "HERMAN", ????????, ????????, ????????, ????????, Single, - CheckBadMove /, 2, &lt;23E870&gt;</text:p>
          </table:table-cell>
        </table:table-row>
        <table:table-row table:style-name="ro1">
          <table:table-cell office:value-type="string">
            <text:p>+#HERMAN~3#, Normal, POKéMANIAC~2, (rocket03 false), 88, "HERMAN", ????????, ????????, ????????, ????????, Single, - CheckBadMove /, 2, &lt;23E880&gt;</text:p>
          </table:table-cell>
        </table:table-row>
        <table:table-row table:style-name="ro1">
          <table:table-cell office:value-type="string">
            <text:p>+#TRENT~2#, Normal, HIKER~2, (boy0B false), 90, "TRENT", ????????, ????????, ????????, ????????, Single, - CheckBadMove /, 2, &lt;23E890&gt;</text:p>
          </table:table-cell>
        </table:table-row>
        <table:table-row table:style-name="ro1">
          <table:table-cell office:value-type="string">
            <text:p>+#MEGAN~2#, Normal, LASS~2, (girl01 true), 84, "MEGAN", ????????, ????????, ????????, ????????, Single, - CheckBadMove /, 5, &lt;23E8A0&gt;</text:p>
          </table:table-cell>
        </table:table-row>
        <table:table-row table:style-name="ro1">
          <table:table-cell office:value-type="string">
            <text:p>+#MEGAN~3#, Normal, LASS~2, (girl01 true), 84, "MEGAN", ????????, ????????, ????????, ????????, Single, - CheckBadMove /, 5, &lt;23E8C8&gt;</text:p>
          </table:table-cell>
        </table:table-row>
        <table:table-row table:style-name="ro1">
          <table:table-cell office:value-type="string">
            <text:p>+#GLENN~2#, Normal, "SUPER NERD", (rocket03 false), 89, "GLENN", ????????, ????????, ????????, ????????, Single, - CheckBadMove /, 3, &lt;23E8F0&gt;</text:p>
          </table:table-cell>
        </table:table-row>
        <table:table-row table:style-name="ro1">
          <table:table-cell office:value-type="string">
            <text:p>+#RICH~2#, Normal, GAMER, (boy00 false), 97, "RICH", ????????, ????????, ????????, ????????, Single, - CheckBadMove /, 2, &lt;23E908&gt;</text:p>
          </table:table-cell>
        </table:table-row>
        <table:table-row table:style-name="ro1">
          <table:table-cell office:value-type="string">
            <text:p>+#JAREN~2#, Normal, BIKER, (boy00 false), 91, "JAREN", ????????, ????????, ????????, ????????, Single, - CheckBadMove /, 2, &lt;23E918&gt;</text:p>
          </table:table-cell>
        </table:table-row>
        <table:table-row table:style-name="ro1">
          <table:table-cell office:value-type="string">
            <text:p>+#ELLIOT~2#, Normal, FISHERMAN~2, (boy0B false), 94, "ELLIOT", ????????, ????????, ????????, ????????, Single, - CheckBadMove /, 4, &lt;23E928&gt;</text:p>
          </table:table-cell>
        </table:table-row>
        <table:table-row table:style-name="ro1">
          <table:table-cell office:value-type="string">
            <text:p>+#LUCA~2#, Normal, ROCKER, (boy00 false), 101, "LUCA", ????????, ????????, ????????, ????????, Single, - CheckBadMove /, 2, &lt;23E948&gt;</text:p>
          </table:table-cell>
        </table:table-row>
        <table:table-row table:style-name="ro1">
          <table:table-cell office:value-type="string">
            <text:p>+#SHEILA~2#, Normal, BEAUTY~2, (girl01 true), 98, "SHEILA", ????????, ????????, ????????, ????????, Single, - CheckBadMove /, 2, &lt;23E958&gt;</text:p>
          </table:table-cell>
        </table:table-row>
        <table:table-row table:style-name="ro1">
          <table:table-cell office:value-type="string">
            <text:p>+#ROBERT~2#, Normal, "BIRD KEEPER~2", (boy05 false), 104, "ROBERT", ????????, ????????, ????????, ????????, Single, - CheckBadMove /, 4, &lt;23E968&gt;</text:p>
          </table:table-cell>
        </table:table-row>
        <table:table-row table:style-name="ro1">
          <table:table-cell office:value-type="string">
            <text:p>+#ROBERT~3#, Normal, "BIRD KEEPER~2", (boy05 false), 104, "ROBERT", ????????, ????????, ????????, ????????, Single, - CheckBadMove /, 4, &lt;23E988&gt;</text:p>
          </table:table-cell>
        </table:table-row>
        <table:table-row table:style-name="ro1">
          <table:table-cell office:value-type="string">
            <text:p>+#SUSIE~2#, Normal, PICNICKER~2, (girl02 true), 87, "SUSIE", ????????, ????????, ????????, ????????, Single, - CheckBadMove /, 5, &lt;23E9A8&gt;</text:p>
          </table:table-cell>
        </table:table-row>
        <table:table-row table:style-name="ro1">
          <table:table-cell office:value-type="string">
            <text:p>+#SUSIE~3#, Normal, PICNICKER~2, (girl02 true), 87, "SUSIE", ????????, ????????, ????????, ????????, Single, - CheckBadMove /, 5, &lt;23E9D0&gt;</text:p>
          </table:table-cell>
        </table:table-row>
        <table:table-row table:style-name="ro1">
          <table:table-cell office:value-type="string">
            <text:p>+#SUSIE~4#, Normal, PICNICKER~2, (girl02 true), 87, "SUSIE", ????????, ????????, ????????, ????????, Single, - CheckBadMove /, 5, &lt;23E9F8&gt;</text:p>
          </table:table-cell>
        </table:table-row>
        <table:table-row table:style-name="ro1">
          <table:table-cell office:value-type="string">
            <text:p>+#LUKAS~2#, Normal, BIKER, (boy00 false), 91, "LUKAS", ????????, ????????, ????????, ????????, Single, - CheckBadMove /, 4, &lt;23EA20&gt;</text:p>
          </table:table-cell>
        </table:table-row>
        <table:table-row table:style-name="ro1">
          <table:table-cell office:value-type="string">
            <text:p>+#BENNY~2#, Normal, "BIRD KEEPER~2", (boy05 false), 104, "BENNY", ????????, ????????, ????????, ????????, Single, - CheckBadMove /, 2, &lt;23EA40&gt;</text:p>
          </table:table-cell>
        </table:table-row>
        <table:table-row table:style-name="ro1">
          <table:table-cell office:value-type="string">
            <text:p>+#BENNY~3#, Normal, "BIRD KEEPER~2", (boy05 false), 104, "BENNY", ????????, ????????, ????????, ????????, Single, - CheckBadMove /, 2, &lt;23EA50&gt;</text:p>
          </table:table-cell>
        </table:table-row>
        <table:table-row table:style-name="ro1">
          <table:table-cell office:value-type="string">
            <text:p>+#MARLON~2#, Normal, "BIRD KEEPER~2", (boy05 false), 104, "MARLON", ????????, ????????, ????????, ????????, Single, - CheckBadMove /, 3, &lt;23EA60&gt;</text:p>
          </table:table-cell>
        </table:table-row>
        <table:table-row table:style-name="ro1">
          <table:table-cell office:value-type="string">
            <text:p>+#MARLON~3#, Normal, "BIRD KEEPER~2", (boy05 false), 104, "MARLON", ????????, ????????, ????????, ????????, Single, - CheckBadMove /, 3, &lt;23EA78&gt;</text:p>
          </table:table-cell>
        </table:table-row>
        <table:table-row table:style-name="ro1">
          <table:table-cell office:value-type="string">
            <text:p>+#GRACE~2#, Normal, BEAUTY~2, (girl01 true), 98, "GRACE", ????????, ????????, ????????, ????????, Single, - CheckBadMove /, 2, &lt;23EA90&gt;</text:p>
          </table:table-cell>
        </table:table-row>
        <table:table-row table:style-name="ro1">
          <table:table-cell office:value-type="string">
            <text:p>+#CHESTER~2#, Normal, "BIRD KEEPER~2", (boy05 false), 104, "CHESTER", ????????, ????????, ????????, ????????, Single, - CheckBadMove /, 3, &lt;23EAA0&gt;</text:p>
          </table:table-cell>
        </table:table-row>
        <table:table-row table:style-name="ro1">
          <table:table-cell office:value-type="string">
            <text:p>+#CHESTER~3#, Normal, "BIRD KEEPER~2", (boy05 false), 104, "CHESTER", ????????, ????????, ????????, ????????, Single, - CheckBadMove /, 3, &lt;23EAB8&gt;</text:p>
          </table:table-cell>
        </table:table-row>
        <table:table-row table:style-name="ro1">
          <table:table-cell office:value-type="string">
            <text:p>+#BECKY~2#, Normal, PICNICKER~2, (girl02 true), 87, "BECKY", ????????, ????????, ????????, ????????, Single, - CheckBadMove /, 2, &lt;23EAD0&gt;</text:p>
          </table:table-cell>
        </table:table-row>
        <table:table-row table:style-name="ro1">
          <table:table-cell office:value-type="string">
            <text:p>+#BECKY~3#, Normal, PICNICKER~2, (girl02 true), 87, "BECKY", ????????, ????????, ????????, ????????, Single, - CheckBadMove /, 2, &lt;23EAE0&gt;</text:p>
          </table:table-cell>
        </table:table-row>
        <table:table-row table:style-name="ro1">
          <table:table-cell office:value-type="string">
            <text:p>+#BECKY~4#, Normal, PICNICKER~2, (girl02 true), 87, "BECKY", ????????, ????????, ????????, ????????, Single, - CheckBadMove /, 2, &lt;23EAF0&gt;</text:p>
          </table:table-cell>
        </table:table-row>
        <table:table-row table:style-name="ro1">
          <table:table-cell office:value-type="string">
            <text:p>+#"RON &amp; MYA~2"#, Items, "CRUSH KIN", (boy04 false), 130, "RON &amp; MYA", ????????, ????????, ????????, ????????, Double, - CheckBadMove /, 2, &lt;23EB00&gt;</text:p>
          </table:table-cell>
        </table:table-row>
        <table:table-row table:style-name="ro1">
          <table:table-cell office:value-type="string">
            <text:p>+#"RON &amp; MYA~3"#, Items, "CRUSH KIN", (boy04 false), 130, "RON &amp; MYA", ????????, ????????, ????????, ????????, Double, - CheckBadMove /, 2, &lt;23EB10&gt;</text:p>
          </table:table-cell>
        </table:table-row>
        <table:table-row table:style-name="ro1">
          <table:table-cell office:value-type="string">
            <text:p>+#"RON &amp; MYA~4"#, Items, "CRUSH KIN", (boy04 false), 130, "RON &amp; MYA", ????????, ????????, ????????, ????????, Double, - CheckBadMove /, 2, &lt;23EB20&gt;</text:p>
          </table:table-cell>
        </table:table-row>
        <table:table-row table:style-name="ro1">
          <table:table-cell office:value-type="string">
            <text:p>+#RUBEN~2#, Normal, BIKER, (boy00 false), 91, "RUBEN", ????????, ????????, ????????, ????????, Single, - CheckBadMove /, 3, &lt;23EB30&gt;</text:p>
          </table:table-cell>
        </table:table-row>
        <table:table-row table:style-name="ro1">
          <table:table-cell office:value-type="string">
            <text:p>+#CAMRON~2#, Normal, "CUE BALL", (boy00 false), 96, "CAMRON", ????????, ????????, ????????, ????????, Single, - CheckBadMove /, 2, &lt;23EB48&gt;</text:p>
          </table:table-cell>
        </table:table-row>
        <table:table-row table:style-name="ro1">
          <table:table-cell office:value-type="string">
            <text:p>+#JAXON~2#, Normal, BIKER, (boy00 false), 91, "JAXON", ????????, ????????, ????????, ????????, Single, - CheckBadMove /, 2, &lt;23EB58&gt;</text:p>
          </table:table-cell>
        </table:table-row>
        <table:table-row table:style-name="ro1">
          <table:table-cell office:value-type="string">
            <text:p>+#ISAIAH~2#, Normal, "CUE BALL", (boy00 false), 96, "ISAIAH", ????????, ????????, ????????, ????????, Single, - CheckBadMove /, 2, &lt;23EB68&gt;</text:p>
          </table:table-cell>
        </table:table-row>
        <table:table-row table:style-name="ro1">
          <table:table-cell office:value-type="string">
            <text:p>+#COREY~2#, Normal, "CUE BALL", (boy00 false), 96, "COREY", ????????, ????????, ????????, ????????, Single, - CheckBadMove /, 2, &lt;23EB78&gt;</text:p>
          </table:table-cell>
        </table:table-row>
        <table:table-row table:style-name="ro1">
          <table:table-cell office:value-type="string">
            <text:p>+#JACOB~2#, Normal, "BIRD KEEPER~2", (boy05 false), 104, "JACOB", ????????, ????????, ????????, ????????, Single, - CheckBadMove /, 4, &lt;23EB88&gt;</text:p>
          </table:table-cell>
        </table:table-row>
        <table:table-row table:style-name="ro1">
          <table:table-cell office:value-type="string">
            <text:p>+#JACOB~3#, Normal, "BIRD KEEPER~2", (boy05 false), 104, "JACOB", ????????, ????????, ????????, ????????, Single, - CheckBadMove /, 4, &lt;23EBA8&gt;</text:p>
          </table:table-cell>
        </table:table-row>
        <table:table-row table:style-name="ro1">
          <table:table-cell office:value-type="string">
            <text:p>+#ALICE~2#, Normal, SWIMMER\sf~2, (girl01 true), 99, "ALICE", ????????, ????????, ????????, ????????, Single, - CheckBadMove /, 2, &lt;23EBC8&gt;</text:p>
          </table:table-cell>
        </table:table-row>
        <table:table-row table:style-name="ro1">
          <table:table-cell office:value-type="string">
            <text:p>+#DARRIN~2#, Normal, SWIMMER\sm~2, (boy08 false), 95, "DARRIN", ????????, ????????, ????????, ????????, Single, - CheckBadMove /, 4, &lt;23EBD8&gt;</text:p>
          </table:table-cell>
        </table:table-row>
        <table:table-row table:style-name="ro1">
          <table:table-cell office:value-type="string">
            <text:p>+#MISSY~2#, Normal, PICNICKER~2, (girl02 true), 87, "MISSY", ????????, ????????, ????????, ????????, Single, - CheckBadMove /, 2, &lt;23EBF8&gt;</text:p>
          </table:table-cell>
        </table:table-row>
        <table:table-row table:style-name="ro1">
          <table:table-cell office:value-type="string">
            <text:p>+#MISSY~3#, Normal, PICNICKER~2, (girl02 true), 87, "MISSY", ????????, ????????, ????????, ????????, Single, - CheckBadMove /, 2, &lt;23EC08&gt;</text:p>
          </table:table-cell>
        </table:table-row>
        <table:table-row table:style-name="ro1">
          <table:table-cell office:value-type="string">
            <text:p>+#WADE~2#, Normal, FISHERMAN~2, (boy0B false), 94, "WADE", ????????, ????????, ????????, ????????, Single, - CheckBadMove /, 6, &lt;23EC18&gt;</text:p>
          </table:table-cell>
        </table:table-row>
        <table:table-row table:style-name="ro1">
          <table:table-cell office:value-type="string">
            <text:p>+#JACK~2#, Normal, SWIMMER\sm~2, (boy08 false), 95, "JACK", ????????, ????????, ????????, ????????, Single, - CheckBadMove /, 1, &lt;23EC48&gt;</text:p>
          </table:table-cell>
        </table:table-row>
        <table:table-row table:style-name="ro1">
          <table:table-cell office:value-type="string">
            <text:p>+#"LIL &amp; IAN~2"#, Normal, "SIS AND BRO~2", (boy08 false), 131, "LIL &amp; IAN", ????????, ????????, ????????, ????????, Double, - CheckBadMove /, 2, &lt;23EC50&gt;</text:p>
          </table:table-cell>
        </table:table-row>
        <table:table-row table:style-name="ro1">
          <table:table-cell office:value-type="string">
            <text:p>+#"LIL &amp; IAN~3"#, Normal, "SIS AND BRO~2", (boy08 false), 131, "LIL &amp; IAN", ????????, ????????, ????????, ????????, Double, - CheckBadMove /, 2, &lt;23EC60&gt;</text:p>
          </table:table-cell>
        </table:table-row>
        <table:table-row table:style-name="ro1">
          <table:table-cell office:value-type="string">
            <text:p>+#FINN~2#, Normal, SWIMMER\sm~2, (boy08 false), 95, "FINN", ????????, ????????, ????????, ????????, Single, - CheckBadMove /, 1, &lt;23EC70&gt;</text:p>
          </table:table-cell>
        </table:table-row>
        <table:table-row table:style-name="ro1">
          <table:table-cell office:value-type="string">
            <text:p>+#SHARON~2#, Items, "CRUSH GIRL", (boy04 false), 139, "SHARON", ????????, ????????, ????????, ????????, Single, - CheckBadMove /, 2, &lt;23EC78&gt;</text:p>
          </table:table-cell>
        </table:table-row>
        <table:table-row table:style-name="ro1">
          <table:table-cell office:value-type="string">
            <text:p>+#SHARON~3#, Items, "CRUSH GIRL", (boy04 false), 139, "SHARON", ????????, ????????, ????????, ????????, Single, - CheckBadMove /, 2, &lt;23EC88&gt;</text:p>
          </table:table-cell>
        </table:table-row>
        <table:table-row table:style-name="ro1">
          <table:table-cell office:value-type="string">
            <text:p>+#TANYA~2#, Items, "CRUSH GIRL", (boy04 false), 139, "TANYA", ????????, ????????, ????????, ????????, Single, - CheckBadMove /, 2, &lt;23EC98&gt;</text:p>
          </table:table-cell>
        </table:table-row>
        <table:table-row table:style-name="ro1">
          <table:table-cell office:value-type="string">
            <text:p>+#TANYA~3#, Items, "CRUSH GIRL", (boy04 false), 139, "TANYA", ????????, ????????, ????????, ????????, Single, - CheckBadMove /, 2, &lt;23ECA8&gt;</text:p>
          </table:table-cell>
        </table:table-row>
        <table:table-row table:style-name="ro1">
          <table:table-cell office:value-type="string">
            <text:p>+#SHEA~2#, Items, "BLACK BELT~2", (boy04 false), 105, "SHEA", ????????, ????????, ????????, ????????, Single, - CheckBadMove /, 2, &lt;23ECB8&gt;</text:p>
          </table:table-cell>
        </table:table-row>
        <table:table-row table:style-name="ro1">
          <table:table-cell office:value-type="string">
            <text:p>+#SHEA~3#, Items, "BLACK BELT~2", (boy04 false), 105, "SHEA", ????????, ????????, ????????, ????????, Single, - CheckBadMove /, 2, &lt;23ECC8&gt;</text:p>
          </table:table-cell>
        </table:table-row>
        <table:table-row table:style-name="ro1">
          <table:table-cell office:value-type="string">
            <text:p>+#HUGH~2#, Items, "BLACK BELT~2", (boy04 false), 105, "HUGH", ????????, ????????, ????????, ????????, Single, - CheckBadMove /, 2, &lt;23ECD8&gt;</text:p>
          </table:table-cell>
        </table:table-row>
        <table:table-row table:style-name="ro1">
          <table:table-cell office:value-type="string">
            <text:p>+#HUGH~3#, Items, "BLACK BELT~2", (boy04 false), 105, "HUGH", ????????, ????????, ????????, ????????, Single, - CheckBadMove /, 2, &lt;23ECE8&gt;</text:p>
          </table:table-cell>
        </table:table-row>
        <table:table-row table:style-name="ro1">
          <table:table-cell office:value-type="string">
            <text:p>+#"MIK &amp; KIA~2"#, Items, "CRUSH KIN", (boy04 false), 130, "MIK &amp; KIA", ????????, ????????, ????????, ????????, Double, - CheckBadMove /, 2, &lt;23ECF8&gt;</text:p>
          </table:table-cell>
        </table:table-row>
        <table:table-row table:style-name="ro1">
          <table:table-cell office:value-type="string">
            <text:p>+#"MIK &amp; KIA~3"#, Items, "CRUSH KIN", (boy04 false), 130, "MIK &amp; KIA", ????????, ????????, ????????, ????????, Double, - CheckBadMove /, 2, &lt;23ED08&gt;</text:p>
          </table:table-cell>
        </table:table-row>
        <table:table-row table:style-name="ro1">
          <table:table-cell office:value-type="string">
            <text:p>+#AMIRA~2#, Normal, TUBER~3, (girl02 false), 140, "AMIRA", ????????, ????????, ????????, ????????, Single, - CheckBadMove /, 3, &lt;23ED18&gt;</text:p>
          </table:table-cell>
        </table:table-row>
        <table:table-row table:style-name="ro1">
          <table:table-cell office:value-type="string">
            <text:p>+#"JOY &amp; MEG~2"#, Normal, TWINS~2, (girl09 false), 127, "JOY &amp; MEG", ????????, ????????, ????????, ????????, Double, - CheckBadMove /, 2, &lt;23ED30&gt;</text:p>
          </table:table-cell>
        </table:table-row>
        <table:table-row table:style-name="ro1">
          <table:table-cell office:value-type="string">
            <text:p>+#RAYNA~2#, Moves, PAINTER, (girl01 false), 147, "RAYNA", ????????, ????????, ????????, ????????, Single, - CheckBadMove /, 1, &lt;23ED40&gt;</text:p>
          </table:table-cell>
        </table:table-row>
        <table:table-row table:style-name="ro1">
          <table:table-cell office:value-type="string">
            <text:p>+#DESTIN~2#, Normal, YOUNGSTER~2, (boy00 false), 82, "DESTIN", ????????, ????????, ????????, ????????, Single, - CheckBadMove /, 2, &lt;23ED50&gt;</text:p>
          </table:table-cell>
        </table:table-row>
        <table:table-row table:style-name="ro1">
          <table:table-cell office:value-type="string">
            <text:p>+#ALIZE~2#, Normal, "\pk\mn BREEDER~2", (girl01 false), 141, "ALIZE", ????????, ????????, ????????, ????????, Single, - CheckBadMove /, 3, &lt;23ED60&gt;</text:p>
          </table:table-cell>
        </table:table-row>
        <table:table-row table:style-name="ro1">
          <table:table-cell office:value-type="string">
            <text:p>+#"GIA &amp; JES~2"#, Normal, "YOUNG COUPLE~2", (girl02 false), 129, "GIA &amp; JES", ????????, ????????, ????????, ????????, Double, - CheckBadMove /, 2, &lt;23ED78&gt;</text:p>
          </table:table-cell>
        </table:table-row>
        <table:table-row table:style-name="ro1">
          <table:table-cell office:value-type="string">
            <text:p>+#"GIA &amp; JES~3"#, Normal, "YOUNG COUPLE~2", (girl02 false), 129, "GIA &amp; JES", ????????, ????????, ????????, ????????, Double, - CheckBadMove /, 2, &lt;23ED88&gt;</text:p>
          </table:table-cell>
        </table:table-row>
        <table:table-row table:style-name="ro1">
          <table:table-cell office:value-type="string">
            <text:p>+#MILO~2#, Normal, "BIRD KEEPER~2", (boy05 false), 104, "MILO", ????????, ????????, ????????, ????????, Single, - CheckBadMove /, 2, &lt;23ED98&gt;</text:p>
          </table:table-cell>
        </table:table-row>
        <table:table-row table:style-name="ro1">
          <table:table-cell office:value-type="string">
            <text:p>+#CHAZ~2#, Normal, "BIRD KEEPER~2", (boy05 false), 104, "CHAZ", ????????, ????????, ????????, ????????, Single, - CheckBadMove /, 2, &lt;23EDA8&gt;</text:p>
          </table:table-cell>
        </table:table-row>
        <table:table-row table:style-name="ro1">
          <table:table-cell office:value-type="string">
            <text:p>+#HAROLD~2#, Normal, "BIRD KEEPER~2", (boy05 false), 104, "HAROLD", ????????, ????????, ????????, ????????, Single, - CheckBadMove /, 2, &lt;23EDB8&gt;</text:p>
          </table:table-cell>
        </table:table-row>
        <table:table-row table:style-name="ro1">
          <table:table-cell office:value-type="string">
            <text:p>+#NICOLE~2#, Normal, SWIMMER\sf~2, (girl01 true), 99, "NICOLE", ????????, ????????, ????????, ????????, Single, - CheckBadMove /, 1, &lt;23EDC8&gt;</text:p>
          </table:table-cell>
        </table:table-row>
        <table:table-row table:style-name="ro1">
          <table:table-cell office:value-type="string">
            <text:p>+#JACLYN~2#, Moves, PSYCHIC~2, (boy04 true), 138, "JACLYN", ????????, ????????, ????????, ????????, Single, - CheckBadMove /, 3, &lt;23EDD0&gt;</text:p>
          </table:table-cell>
        </table:table-row>
        <table:table-row table:style-name="ro1">
          <table:table-cell office:value-type="string">
            <text:p>+#SAMIR~2#, Normal, SWIMMER\sm~2, (boy08 false), 95, "SAMIR", ????????, ????????, ????????, ????????, Single, - CheckBadMove /, 1, &lt;23EE00&gt;</text:p>
          </table:table-cell>
        </table:table-row>
        <table:table-row table:style-name="ro1">
          <table:table-cell office:value-type="string">
            <text:p>+#EARL~2#, Normal, HIKER~2, (boy0B false), 90, "EARL", ????????, ????????, ????????, ????????, Single, - CheckBadMove /, 2, &lt;23EE08&gt;</text:p>
          </table:table-cell>
        </table:table-row>
        <table:table-row table:style-name="ro1">
          <table:table-cell office:value-type="string">
            <text:p>+#LARRY~2#, Normal, "RUIN MANIAC~2", (boy0B false), 145, "LARRY", ????????, ????????, ????????, ????????, Single, - CheckBadMove /, 2, &lt;23EE18&gt;</text:p>
          </table:table-cell>
        </table:table-row>
        <table:table-row table:style-name="ro1">
          <table:table-cell office:value-type="string">
            <text:p>+#HECTOR~2#, Normal, POKéMANIAC~2, (rocket03 false), 88, "HECTOR", ????????, ????????, ????????, ????????, Single, - CheckBadMove /, 2, &lt;23EE28&gt;</text:p>
          </table:table-cell>
        </table:table-row>
        <table:table-row table:style-name="ro1">
          <table:table-cell office:value-type="string">
            <text:p>+#DARIO~2#, Moves, PSYCHIC~2, (boy04 false), 100, "DARIO", ????????, ????????, ????????, ????????, Single, - CheckBadMove /, 1, &lt;23EE38&gt;</text:p>
          </table:table-cell>
        </table:table-row>
        <table:table-row table:style-name="ro1">
          <table:table-cell office:value-type="string">
            <text:p>+#RODETTE~2#, Moves, PSYCHIC~2, (boy04 true), 138, "RODETTE", ????????, ????????, ????????, ????????, Single, - CheckBadMove /, 3, &lt;23EE48&gt;</text:p>
          </table:table-cell>
        </table:table-row>
        <table:table-row table:style-name="ro1">
          <table:table-cell office:value-type="string">
            <text:p>+#MASON~2#, Normal, JUGGLER, (boy0B false), 102, "MASON", ????????, ????????, ????????, ????????, Single, - CheckBadMove /, 4, &lt;23EE78&gt;</text:p>
          </table:table-cell>
        </table:table-row>
        <table:table-row table:style-name="ro1">
          <table:table-cell office:value-type="string">
            <text:p>+#NICOLAS~2#, Moves, "\pk\mn RANGER~2", (boy05 false), 142, "NICOLAS", 19, ????????, ????????, ????????, Single, - CheckBadMove TryToKO CheckViability /, 2, &lt;23EE98&gt;</text:p>
          </table:table-cell>
        </table:table-row>
        <table:table-row table:style-name="ro1">
          <table:table-cell office:value-type="string">
            <text:p>+#MADELINE~2#, Moves, "\pk\mn RANGER~2", (boy05 true), 143, "MADELINE", 19, ????????, ????????, ????????, Single, - CheckBadMove TryToKO CheckViability /, 2, &lt;23EEB8&gt;</text:p>
          </table:table-cell>
        </table:table-row>
        <table:table-row table:style-name="ro1">
          <table:table-cell office:value-type="string">
            <text:p>+#CYNDY~2#, Items, "CRUSH GIRL", (boy04 false), 139, "CYNDY", ????????, ????????, ????????, ????????, Single, - CheckBadMove /, 3, &lt;23EED8&gt;</text:p>
          </table:table-cell>
        </table:table-row>
        <table:table-row table:style-name="ro1">
          <table:table-cell office:value-type="string">
            <text:p>+#EVAN~2#, Normal, TAMER, (boy0B false), 103, "EVAN", ????????, ????????, ????????, ????????, Single, - CheckBadMove /, 3, &lt;23EEF0&gt;</text:p>
          </table:table-cell>
        </table:table-row>
        <table:table-row table:style-name="ro1">
          <table:table-cell office:value-type="string">
            <text:p>+#JACKSON~2#, Moves, "\pk\mn RANGER~2", (boy05 false), 142, "JACKSON", 19, ????????, ????????, ????????, Single, - CheckBadMove TryToKO CheckViability /, 3, &lt;23EF08&gt;</text:p>
          </table:table-cell>
        </table:table-row>
        <table:table-row table:style-name="ro1">
          <table:table-cell office:value-type="string">
            <text:p>+#KATELYN~2#, Moves, "\pk\mn RANGER~2", (boy05 true), 143, "KATELYN", 19, ????????, ????????, ????????, Single, - CheckBadMove TryToKO CheckViability /, 1, &lt;23EF38&gt;</text:p>
          </table:table-cell>
        </table:table-row>
        <table:table-row table:style-name="ro1">
          <table:table-cell office:value-type="string">
            <text:p>+#LEROY~2#, Moves, COOLTRAINER~2, (boy05 false), 110, "LEROY", 19, ????????, ????????, ????????, Single, - CheckBadMove TryToKO CheckViability /, 5, &lt;23EF48&gt;</text:p>
          </table:table-cell>
        </table:table-row>
        <table:table-row table:style-name="ro1">
          <table:table-cell office:value-type="string">
            <text:p>+#MICHELLE~2#, Moves, COOLTRAINER~2, (boy05 true), 111, "MICHELLE", 21, ????????, ????????, ????????, Single, - CheckBadMove TryToKO CheckViability /, 5, &lt;23EF98&gt;</text:p>
          </table:table-cell>
        </table:table-row>
        <table:table-row table:style-name="ro1">
          <table:table-cell office:value-type="string">
            <text:p>+#"LEX &amp; NYA~2"#, Moves, "COOL COUPLE", (boy05 false), 128, "LEX &amp; NYA", 19, 19, ????????, ????????, Double, - CheckBadMove TryToKO CheckViability /, 2, &lt;23EFE8&gt;</text:p>
          </table:table-cell>
        </table:table-row>
        <table:table-row table:style-name="ro1">
          <table:table-cell office:value-type="string">
            <text:p>+#COLTON~2#, Normal, "BUG CATCHER~2", (boy00 false), 83, "COLTON", ????????, ????????, ????????, ????????, Single, - CheckBadMove /, 3, &lt;23F008&gt;</text:p>
          </table:table-cell>
        </table:table-row>
        <table:table-row table:style-name="ro1">
          <table:table-cell office:value-type="string">
            <text:p>+#COLTON~3#, Normal, "BUG CATCHER~2", (boy00 false), 83, "COLTON", ????????, ????????, ????????, ????????, Single, - CheckBadMove /, 3, &lt;23F020&gt;</text:p>
          </table:table-cell>
        </table:table-row>
        <table:table-row table:style-name="ro1">
          <table:table-cell office:value-type="string">
            <text:p>+#COLTON~4#, Normal, "BUG CATCHER~2", (boy00 false), 83, "COLTON", ????????, ????????, ????????, ????????, Single, - CheckBadMove /, 3, &lt;23F038&gt;</text:p>
          </table:table-cell>
        </table:table-row>
        <table:table-row table:style-name="ro1">
          <table:table-cell office:value-type="string">
            <text:p>+#MATTHEW~2#, Normal, SWIMMER\sm~2, (boy08 false), 95, "MATTHEW", ????????, ????????, ????????, ????????, Single, - CheckBadMove /, 2, &lt;23F050&gt;</text:p>
          </table:table-cell>
        </table:table-row>
        <table:table-row table:style-name="ro1">
          <table:table-cell office:value-type="string">
            <text:p>+#TONY~2#, Normal, SWIMMER\sm~2, (boy08 false), 95, "TONY", ????????, ????????, ????????, ????????, Single, - CheckBadMove /, 2, &lt;23F060&gt;</text:p>
          </table:table-cell>
        </table:table-row>
        <table:table-row table:style-name="ro1">
          <table:table-cell office:value-type="string">
            <text:p>+#MELISSA~2#, Normal, SWIMMER\sf~2, (girl01 true), 99, "MELISSA", ????????, ????????, ????????, ????????, Single, - CheckBadMove /, 2, &lt;23F070&gt;</text:p>
          </table:table-cell>
        </table:table-row>
        <table:table-row table:style-name="ro1">
          <table:table-cell office:value-type="string">
            <text:p>+#LORELEI~2#, Both, "ELITE FOUR~2", (boy0A false), 112, "LORELEI", 19, 19, ????????, ????????, Single, - CheckBadMove TryToKO CheckViability /, 5, &lt;23F080&gt;</text:p>
          </table:table-cell>
        </table:table-row>
        <table:table-row table:style-name="ro1">
          <table:table-cell office:value-type="string">
            <text:p>+#BRUNO~2#, Both, "ELITE FOUR~2", (boy0A false), 113, "BRUNO", 19, 19, ????????, ????????, Single, - CheckBadMove TryToKO CheckViability /, 5, &lt;23F0D0&gt;</text:p>
          </table:table-cell>
        </table:table-row>
        <table:table-row table:style-name="ro1">
          <table:table-cell office:value-type="string">
            <text:p>+#AGATHA~2#, Both, "ELITE FOUR~2", (boy0A false), 114, "AGATHA", 19, 19, ????????, ????????, Single, - CheckBadMove TryToKO CheckViability /, 5, &lt;23F120&gt;</text:p>
          </table:table-cell>
        </table:table-row>
        <table:table-row table:style-name="ro1">
          <table:table-cell office:value-type="string">
            <text:p>+#LANCE~2#, Both, "ELITE FOUR~2", (boy0A false), 115, "LANCE", 19, 19, ????????, ????????, Single, - CheckBadMove TryToKO CheckViability /, 5, &lt;23F170&gt;</text:p>
          </table:table-cell>
        </table:table-row>
        <table:table-row table:style-name="ro1">
          <table:table-cell office:value-type="string">
            <text:p>+#TERRY~25#, Both, CHAMPION~2, (boy00 false), 125, "TERRY", 19, 19, 19, 19, Single, - CheckBadMove TryToKO CheckViability /, 6, &lt;23F1C0&gt;</text:p>
          </table:table-cell>
        </table:table-row>
        <table:table-row table:style-name="ro1">
          <table:table-cell office:value-type="string">
            <text:p>+#TERRY~26#, Both, CHAMPION~2, (boy00 false), 125, "TERRY", 19, 19, 19, 19, Single, - CheckBadMove TryToKO CheckViability /, 6, &lt;23F220&gt;</text:p>
          </table:table-cell>
        </table:table-row>
        <table:table-row table:style-name="ro1">
          <table:table-cell office:value-type="string">
            <text:p>+#TERRY~27#, Both, CHAMPION~2, (boy00 false), 125, "TERRY", 19, 19, 19, 19, Single, - CheckBadMove TryToKO CheckViability /, 6, &lt;23F280&gt;</text:p>
          </table:table-cell>
        </table:table-row>
        <table:table-row table:style-name="ro1">
          <table:table-cell office:value-type="string">
            <text:p>+#PAXTON#, Normal, "CUE BALL", (boy00 false), 96, "PAXTON", ????????, ????????, ????????, ????????, Single, - CheckBadMove /, 2, &lt;23F2E0&gt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20">03/20/2026</text:date>, <text:time>20:1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3-21T11:47:45.12</meta:creation-date>
    <dc:date>2026-03-20T20:13:23.25</dc:date>
    <meta:editing-duration>PT10M27S</meta:editing-duration>
    <meta:editing-cycles>1</meta:editing-cycles>
    <meta:document-statistic meta:table-count="3" meta:cell-count="4283" meta:object-count="0"/>
    <meta:generator>OpenOffice/4.1.16$Win32 OpenOffice.org_project/4116m3$Build-9816</meta:generator>
  </office:meta>
</office:document-meta>
</file>